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Export.xml"/>
  <manifest:file-entry manifest:media-type="text/xml" manifest:full-path="Basic/Standard/Units.xml"/>
  <manifest:file-entry manifest:media-type="text/xml" manifest:full-path="Basic/Standard/SuperFormula.xml"/>
  <manifest:file-entry manifest:media-type="text/xml" manifest:full-path="Basic/Standard/Technologies.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event-listeners>
      <script:event-listener script:language="ooo:script" script:event-name="office:load-finished" xlink:href="vnd.sun.star.script:Standard.SuperFormula.onDocumentLoaded?language=Basic&amp;location=document" xlink:type="simple"/>
      <script:event-listener script:language="ooo:script" script:event-name="office:save" xlink:href="vnd.sun.star.script:Standard.SuperFormula.onDocumentLoaded?language=Basic&amp;location=document" xlink:type="simple"/>
    </office:event-listeners>
  </office:scripts>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5" style:family="table-column">
      <style:table-column-properties fo:break-before="auto" style:column-width="1.8854in"/>
    </style:style>
    <style:style style:name="co14" style:family="table-column">
      <style:table-column-properties fo:break-before="auto" style:column-width="0.8925in"/>
    </style:style>
    <style:style style:name="co16" style:family="table-column">
      <style:table-column-properties fo:break-before="auto" style:column-width="0.9945in"/>
    </style:style>
    <style:style style:name="co17" style:family="table-column">
      <style:table-column-properties fo:break-before="auto" style:column-width="1.0898in"/>
    </style:style>
    <style:style style:name="co5" style:family="table-column">
      <style:table-column-properties fo:break-before="auto" style:column-width="1.2717in"/>
    </style:style>
    <style:style style:name="co6" style:family="table-column">
      <style:table-column-properties fo:break-before="auto" style:column-width="1.1327in"/>
    </style:style>
    <style:style style:name="co7" style:family="table-column">
      <style:table-column-properties fo:break-before="auto" style:column-width="0.8043in"/>
    </style:style>
    <style:style style:name="co8" style:family="table-column">
      <style:table-column-properties fo:break-before="auto" style:column-width="0.622in"/>
    </style:style>
    <style:style style:name="co9" style:family="table-column">
      <style:table-column-properties fo:break-before="auto" style:column-width="0.5445in"/>
    </style:style>
    <style:style style:name="co10" style:family="table-column">
      <style:table-column-properties fo:break-before="auto" style:column-width="0.752in"/>
    </style:style>
    <style:style style:name="co11" style:family="table-column">
      <style:table-column-properties fo:break-before="auto" style:column-width="0.4063in"/>
    </style:style>
    <style:style style:name="co12" style:family="table-column">
      <style:table-column-properties fo:break-before="auto" style:column-width="0.8646in"/>
    </style:style>
    <style:style style:name="co13" style:family="table-column">
      <style:table-column-properties fo:break-before="auto" style:column-width="0.3717in"/>
    </style:style>
    <style:style style:name="co18" style:family="table-column">
      <style:table-column-properties fo:break-before="auto" style:column-width="0.9756in"/>
    </style:style>
    <style:style style:name="co19" style:family="table-column">
      <style:table-column-properties fo:break-before="auto" style:column-width="0.8909in"/>
    </style:style>
    <style:style style:name="co20" style:family="table-column">
      <style:table-column-properties fo:break-before="auto" style:column-width="0.7957in"/>
    </style:style>
    <style:style style:name="co21" style:family="table-column">
      <style:table-column-properties fo:break-before="auto" style:column-width="0.9598in"/>
    </style:style>
    <style:style style:name="co22" style:family="table-column">
      <style:table-column-properties fo:break-before="auto" style:column-width="0.9689in"/>
    </style:style>
    <style:style style:name="co23" style:family="table-column">
      <style:table-column-properties fo:break-before="auto" style:column-width="0.5618in"/>
    </style:style>
    <style:style style:name="co24" style:family="table-column">
      <style:table-column-properties fo:break-before="auto" style:column-width="0.4917in"/>
    </style:style>
    <style:style style:name="co25" style:family="table-column">
      <style:table-column-properties fo:break-before="auto" style:column-width="0.3543in"/>
    </style:style>
    <style:style style:name="co26" style:family="table-column">
      <style:table-column-properties fo:break-before="auto" style:column-width="0.4528in"/>
    </style:style>
    <style:style style:name="co27" style:family="table-column">
      <style:table-column-properties fo:break-before="auto" style:column-width="0.5535in"/>
    </style:style>
    <style:style style:name="co28" style:family="table-column">
      <style:table-column-properties fo:break-before="auto" style:column-width="0.6744in"/>
    </style:style>
    <style:style style:name="co29" style:family="table-column">
      <style:table-column-properties fo:break-before="auto" style:column-width="0.4138in"/>
    </style:style>
    <style:style style:name="co30" style:family="table-column">
      <style:table-column-properties fo:break-before="auto" style:column-width="0.5154in"/>
    </style:style>
    <style:style style:name="co31" style:family="table-column">
      <style:table-column-properties fo:break-before="auto" style:column-width="0.5382in"/>
    </style:style>
    <style:style style:name="co32" style:family="table-column">
      <style:table-column-properties fo:break-before="auto" style:column-width="0.6047in"/>
    </style:style>
    <style:style style:name="co33" style:family="table-column">
      <style:table-column-properties fo:break-before="auto" style:column-width="0.6398in"/>
    </style:style>
    <style:style style:name="co34" style:family="table-column">
      <style:table-column-properties fo:break-before="auto" style:column-width="0.4583in"/>
    </style:style>
    <style:style style:name="co35" style:family="table-column">
      <style:table-column-properties fo:break-before="auto" style:column-width="0.5362in"/>
    </style:style>
    <style:style style:name="co36" style:family="table-column">
      <style:table-column-properties fo:break-before="auto" style:column-width="0.5272in"/>
    </style:style>
    <style:style style:name="co37" style:family="table-column">
      <style:table-column-properties fo:break-before="auto" style:column-width="0.4929in"/>
    </style:style>
    <style:style style:name="co38" style:family="table-column">
      <style:table-column-properties fo:break-before="auto" style:column-width="0.398in"/>
    </style:style>
    <style:style style:name="co39" style:family="table-column">
      <style:table-column-properties fo:break-before="auto" style:column-width="0.3902in"/>
    </style:style>
    <style:style style:name="co40" style:family="table-column">
      <style:table-column-properties fo:break-before="auto" style:column-width="0.4146in"/>
    </style:style>
    <style:style style:name="co41" style:family="table-column">
      <style:table-column-properties fo:break-before="auto" style:column-width="0.5189in"/>
    </style:style>
    <style:style style:name="ro1" style:family="table-row">
      <style:table-row-properties style:row-height="0.172in" fo:break-before="auto" style:use-optimal-row-height="true"/>
    </style:style>
    <style:style style:name="ro2" style:family="table-row">
      <style:table-row-properties style:row-height="0.0835in" fo:break-before="auto" style:use-optimal-row-height="false"/>
    </style:style>
    <style:style style:name="ro3" style:family="table-row">
      <style:table-row-properties style:row-height="0.1839in" fo:break-before="auto" style:use-optimal-row-height="false"/>
    </style:style>
    <style:style style:name="ro4" style:family="table-row">
      <style:table-row-properties style:row-height="0.0917in" fo:break-before="auto" style:use-optimal-row-height="false"/>
    </style:style>
    <style:style style:name="ro5" style:family="table-row">
      <style:table-row-properties style:row-height="0.2091in" fo:break-before="auto" style:use-optimal-row-height="false"/>
    </style:style>
    <style:style style:name="ro6" style:family="table-row">
      <style:table-row-properties style:row-height="0.1083in" fo:break-before="auto" style:use-optimal-row-height="false"/>
    </style:style>
    <style:style style:name="ro7" style:family="table-row">
      <style:table-row-properties style:row-height="0.0752in" fo:break-before="auto" style:use-optimal-row-height="false"/>
    </style:style>
    <style:style style:name="ro8" style:family="table-row">
      <style:table-row-properties style:row-height="0.1583in" fo:break-before="auto" style:use-optimal-row-height="false"/>
    </style:style>
    <style:style style:name="ro9" style:family="table-row">
      <style:table-row-properties style:row-height="0.1in" fo:break-before="auto" style:use-optimal-row-height="false"/>
    </style:style>
    <style:style style:name="ro10" style:family="table-row">
      <style:table-row-properties style:row-height="0.0827in" fo:break-before="auto" style:use-optimal-row-height="false"/>
    </style:style>
    <style:style style:name="ro11" style:family="table-row">
      <style:table-row-properties style:row-height="0.1925in" fo:break-before="auto" style:use-optimal-row-height="false"/>
    </style:style>
    <style:style style:name="ro12" style:family="table-row">
      <style:table-row-properties style:row-height="0.1165in" fo:break-before="auto" style:use-optimal-row-height="false"/>
    </style:style>
    <style:style style:name="ro13" style:family="table-row">
      <style:table-row-properties style:row-height="0.2008in" fo:break-before="auto" style:use-optimal-row-height="false"/>
    </style:style>
    <style:style style:name="ro14" style:family="table-row">
      <style:table-row-properties style:row-height="0.2256in" fo:break-before="auto" style:use-optimal-row-height="false"/>
    </style:style>
    <style:style style:name="ro15" style:family="table-row">
      <style:table-row-properties style:row-height="0.1807in" fo:break-before="auto" style:use-optimal-row-height="true"/>
    </style:style>
    <style:style style:name="ro16" style:family="table-row">
      <style:table-row-properties style:row-height="0.8445in" fo:break-before="auto" style:use-optimal-row-height="false"/>
    </style:style>
    <style:style style:name="ro17" style:family="table-row">
      <style:table-row-properties style:row-height="0.1799in" fo:break-before="auto" style:use-optimal-row-height="false"/>
    </style:style>
    <style:style style:name="ro18" style:family="table-row">
      <style:table-row-properties style:row-height="0.6102in" fo:break-before="auto" style:use-optimal-row-height="false"/>
    </style:style>
    <style:style style:name="ro19" style:family="table-row">
      <style:table-row-properties style:row-height="1.0457in" fo:break-before="auto" style:use-optimal-row-height="false"/>
    </style:style>
    <style:style style:name="ro20" style:family="table-row">
      <style:table-row-properties style:row-height="0.3256in" fo:break-before="auto" style:use-optimal-row-height="false"/>
    </style:style>
    <style:style style:name="ro21" style:family="table-row">
      <style:table-row-properties style:row-height="0.5354in" fo:break-before="auto" style:use-optimal-row-height="false"/>
    </style:style>
    <style:style style:name="ro22" style:family="table-row">
      <style:table-row-properties style:row-height="0.1799in" fo:break-before="auto" style:use-optimal-row-height="true"/>
    </style:style>
    <style:style style:name="ro23" style:family="table-row">
      <style:table-row-properties style:row-height="0.1925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30" style:family="table-cell" style:parent-style-name="Default" style:data-style-name="N0"/>
    <style:style style:name="ce49" style:family="table-cell" style:parent-style-name="Default" style:data-style-name="N178"/>
    <style:style style:name="ce3" style:family="table-cell" style:parent-style-name="Default">
      <style:table-cell-properties fo:border-bottom="0.0008in solid #000000" fo:background-color="#e6e6ff" fo:border-left="0.0008in solid #000000" fo:border-right="none" fo:border-top="0.0008in solid #000000"/>
      <style:text-properties fo:font-weight="bold" style:font-weight-asian="bold" style:font-weight-complex="bold"/>
    </style:style>
    <style:style style:name="ce4" style:family="table-cell" style:parent-style-name="Default">
      <style:text-properties fo:color="#1a1a1a" style:font-name="Arial" fo:font-size="10pt" fo:language="zxx" fo:country="none" style:font-name-asian="Verdana" style:font-size-asian="10pt" style:language-asian="zxx" style:country-asian="none" style:font-name-complex="Verdana" style:font-size-complex="10pt" style:language-complex="zxx" style:country-complex="none"/>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0.0008in solid #000000" fo:border-left="none" fo:border-right="none" fo:border-top="none"/>
      <style:text-properties style:font-name="Arial" fo:font-size="10pt" style:font-size-asian="10pt" style:font-size-complex="10pt"/>
    </style:style>
    <style:style style:name="ce7" style:family="table-cell" style:parent-style-name="Default">
      <style:table-cell-properties fo:background-color="#000000"/>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8" style:family="table-cell" style:parent-style-name="Default">
      <style:table-cell-properties fo:border-bottom="none" fo:border-left="0.0008in solid #000000" fo:border-right="none" fo:border-top="0.0008in solid #000000"/>
      <style:text-properties fo:color="#ffffff" style:font-name="Arial" fo:font-size="10pt" style:font-size-asian="10pt" style:font-size-complex="10pt"/>
    </style:style>
    <style:style style:name="ce9" style:family="table-cell" style:parent-style-name="Default">
      <style:table-cell-properties fo:border-bottom="none" style:text-align-source="fix" style:repeat-content="false" fo:border-left="0.0008in solid #000000" fo:border-right="none" fo:border-top="none"/>
      <style:paragraph-properties fo:text-align="center" fo:margin-left="0in"/>
      <style:text-properties fo:font-weight="bold" style:font-weight-asian="bold" style:font-weight-complex="bold"/>
    </style:style>
    <style:style style:name="ce10" style:family="table-cell" style:parent-style-name="Default">
      <style:table-cell-properties fo:border-bottom="0.0008in solid #000000" style:text-align-source="fix" style:repeat-content="false" fo:border-left="0.0008in solid #000000" fo:border-right="none" fo:border-top="none"/>
      <style:paragraph-properties fo:text-align="center" fo:margin-left="0in"/>
      <style:text-properties fo:font-weight="bold" style:font-weight-asian="bold" style:font-weight-complex="bold"/>
    </style:style>
    <style:style style:name="ce11" style:family="table-cell" style:parent-style-name="Default">
      <style:table-cell-properties fo:background-color="#e6e6ff" style:text-align-source="fix" style:repeat-content="false" fo:border="0.0008in solid #000000" style:vertical-align="middle"/>
      <style:paragraph-properties fo:text-align="center" fo:margin-left="0in"/>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3" style:family="table-cell" style:parent-style-name="Default">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fo:border-bottom="0.0008in solid #000000" fo:background-color="#e6e6ff" fo:border-left="none" fo:border-right="none" fo:border-top="none"/>
      <style:text-properties fo:font-weight="bold" style:font-weight-asian="bold" style:font-weight-complex="bold"/>
    </style:style>
    <style:style style:name="ce15" style:family="table-cell" style:parent-style-name="Default">
      <style:table-cell-properties fo:border="none"/>
    </style:style>
    <style:style style:name="ce16" style:family="table-cell" style:parent-style-name="Default">
      <style:table-cell-properties fo:border="none"/>
      <style:text-properties style:font-name="Arial" style:font-name-asian="Lucida Sans Unicode" style:font-name-complex="Tahoma"/>
    </style:style>
    <style:style style:name="ce17" style:family="table-cell" style:parent-style-name="Default">
      <style:table-cell-properties fo:border-bottom="0.0008in solid #000000" fo:border-left="none" fo:border-right="none" fo:border-top="none"/>
    </style:style>
    <style:style style:name="ce18" style:family="table-cell" style:parent-style-name="Default">
      <style:table-cell-properties fo:border-bottom="none" fo:background-color="#000000" fo:border-left="none" fo:border-right="none" fo:border-top="0.0008in solid #000000"/>
      <style:text-properties fo:color="#000000"/>
    </style:style>
    <style:style style:name="ce19" style:family="table-cell" style:parent-style-name="Default">
      <style:table-cell-properties fo:border-bottom="none" style:text-align-source="fix" style:repeat-content="false" fo:border-left="none" fo:border-right="none" fo:border-top="0.0008in solid #000000" style:vertical-align="middle"/>
      <style:paragraph-properties fo:text-align="center"/>
      <style:text-properties fo:font-weight="bold" style:font-weight-asian="bold" style:font-weight-complex="bold"/>
    </style:style>
    <style:style style:name="ce20" style:family="table-cell" style:parent-style-name="Default">
      <style:table-cell-properties style:text-align-source="fix" style:repeat-content="false" style:vertical-align="middle"/>
      <style:paragraph-properties fo:text-align="center"/>
      <style:text-properties fo:font-style="normal" style:font-style-asian="normal" style:font-style-complex="normal"/>
    </style:style>
    <style:style style:name="ce21" style:family="table-cell" style:parent-style-name="Default">
      <style:table-cell-properties fo:border-bottom="0.0008in solid #000000" style:text-align-source="fix" style:repeat-content="false" fo:border-left="none" fo:border-right="none" fo:border-top="none" style:vertical-align="middle"/>
      <style:paragraph-properties fo:text-align="center"/>
    </style:style>
    <style:style style:name="ce22" style:family="table-cell" style:parent-style-name="Default">
      <style:table-cell-properties fo:background-color="#e6e6ff" style:text-align-source="fix" style:repeat-content="false" fo:border="0.0008in solid #000000" style:vertical-align="middle"/>
      <style:paragraph-properties fo:text-align="center"/>
      <style:text-properties fo:font-weight="bold" style:font-weight-asian="bold" style:font-weight-complex="bold"/>
    </style:style>
    <style:style style:name="ce23" style:family="table-cell" style:parent-style-name="Default">
      <style:table-cell-properties fo:border-bottom="0.0008in solid #000000" fo:background-color="#e6e6ff" style:text-align-source="fix" style:repeat-content="false" fo:border-left="none" fo:border-right="none" fo:border-top="0.0008in solid #000000"/>
      <style:paragraph-properties fo:text-align="center" fo:margin-left="0in"/>
      <style:text-properties fo:font-weight="bold" style:font-weight-asian="bold" style:font-weight-complex="bold"/>
    </style:style>
    <style:style style:name="ce24" style:family="table-cell" style:parent-style-name="Default" style:data-style-name="N179"/>
    <style:style style:name="ce25" style:family="table-cell" style:parent-style-name="Default">
      <style:text-properties style:font-name="Arial" style:font-name-asian="Lucida Sans Unicode" style:font-name-complex="Tahoma"/>
    </style:style>
    <style:style style:name="ce26" style:family="table-cell" style:parent-style-name="Default">
      <style:text-properties fo:color="#1a1a1a" style:font-name="Arial" style:font-name-asian="Lucida Sans Unicode" style:font-name-complex="Tahoma"/>
    </style:style>
    <style:style style:name="ce27" style:family="table-cell" style:parent-style-name="Default">
      <style:table-cell-properties fo:border-bottom="none" fo:border-left="none" fo:border-right="none" fo:border-top="0.0008in solid #000000"/>
      <style:text-properties fo:font-weight="bold" style:font-weight-asian="bold" style:font-weight-complex="bold"/>
    </style:style>
    <style:style style:name="ce28" style:family="table-cell" style:parent-style-name="Default">
      <style:text-properties fo:font-style="normal" style:font-style-asian="normal" style:font-style-complex="normal"/>
    </style:style>
    <style:style style:name="ce29" style:family="table-cell" style:parent-style-name="Default" style:data-style-name="N180"/>
    <style:style style:name="ce31" style:family="table-cell" style:parent-style-name="Default" style:data-style-name="N179">
      <style:text-properties style:font-name="Arial" style:font-name-asian="Lucida Sans Unicode" style:font-name-complex="Tahoma"/>
    </style:style>
    <style:style style:name="ce32" style:family="table-cell" style:parent-style-name="Defaul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ext-properties fo:color="#1a1a1a" style:font-name="Arial" fo:font-size="10pt" fo:language="lt" fo:country="LT" style:font-name-asian="Lucida Sans Unicode" style:font-size-asian="10pt" style:language-asian="zh" style:country-asian="CN" style:font-name-complex="Tahoma" style:font-size-complex="10pt" style:language-complex="hi" style:country-complex="IN"/>
    </style:style>
    <style:style style:name="ce34" style:family="table-cell" style:parent-style-name="Default">
      <style:table-cell-properties fo:border-bottom="none" style:text-align-source="fix" style:repeat-content="false" fo:border-left="none" fo:border-right="0.0008in solid #000000" fo:border-top="0.0008in solid #000000" style:vertical-align="middle"/>
      <style:paragraph-properties fo:text-align="center"/>
      <style:text-properties fo:font-weight="bold" style:font-weight-asian="bold" style:font-weight-complex="bold"/>
    </style:style>
    <style:style style:name="ce35" style:family="table-cell" style:parent-style-name="Default">
      <style:table-cell-properties fo:border-bottom="none" style:text-align-source="fix" style:repeat-content="false" fo:border-left="none" fo:border-right="0.0008in solid #000000" fo:border-top="none" style:vertical-align="middle"/>
      <style:paragraph-properties fo:text-align="center"/>
      <style:text-properties fo:font-style="normal" style:font-style-asian="normal" style:font-style-complex="normal"/>
    </style:style>
    <style:style style:name="ce36" style:family="table-cell" style:parent-style-name="Default">
      <style:table-cell-properties fo:border-bottom="0.0008in solid #000000" style:text-align-source="fix" style:repeat-content="false" fo:border-left="none" fo:border-right="0.0008in solid #000000" fo:border-top="none" style:vertical-align="middle"/>
      <style:paragraph-properties fo:text-align="center"/>
    </style:style>
    <style:style style:name="ce37" style:family="table-cell" style:parent-style-name="Default">
      <style:table-cell-properties fo:border-bottom="0.0008in solid #000000" fo:background-color="#e6e6ff" style:text-align-source="fix" style:repeat-content="false" fo:border-left="0.0008in solid #000000" fo:border-right="none" fo:border-top="0.0008in solid #000000" style:vertical-align="middle"/>
      <style:paragraph-properties fo:text-align="center"/>
      <style:text-properties fo:font-weight="bold" style:font-weight-asian="bold" style:font-weight-complex="bold"/>
    </style:style>
    <style:style style:name="ce38" style:family="table-cell" style:parent-style-name="Default">
      <style:table-cell-properties fo:border-bottom="0.0008in solid #000000" fo:background-color="#e6e6ff" style:text-align-source="fix" style:repeat-content="false" fo:border-left="none" fo:border-right="0.0008in solid #000000" fo:border-top="0.0008in solid #000000" style:vertical-align="middle"/>
      <style:paragraph-properties fo:text-align="center"/>
      <style:text-properties fo:font-weight="bold" style:font-weight-asian="bold" style:font-weight-complex="bold"/>
    </style:style>
    <style:style style:name="ce39" style:family="table-cell" style:parent-style-name="Default">
      <style:table-cell-properties fo:background-color="transparent"/>
      <style:text-properties fo:font-style="normal" style:font-style-asian="normal" style:font-style-complex="normal"/>
    </style:style>
    <style:style style:name="ce40" style:family="table-cell" style:parent-style-name="Default">
      <style:table-cell-properties fo:border-bottom="0.0008in solid #000000" fo:background-color="transparent" fo:border-left="none" fo:border-right="none" fo:border-top="none"/>
    </style:style>
    <style:style style:name="ce41" style:family="table-cell" style:parent-style-name="Default">
      <style:table-cell-properties fo:background-color="transparent"/>
    </style:style>
    <style:style style:name="ce42" style:family="table-cell" style:parent-style-name="Default">
      <style:text-properties fo:color="#1a1a1a" style:font-name="Verdana" fo:font-size="10pt" fo:language="zxx" fo:country="none" style:font-name-asian="Verdana" style:font-size-asian="10pt" style:language-asian="zxx" style:country-asian="none" style:font-name-complex="Verdana" style:font-size-complex="10pt" style:language-complex="zxx" style:country-complex="none"/>
    </style:style>
    <style:style style:name="ce43" style:family="table-cell" style:parent-style-name="Default">
      <style:table-cell-properties fo:border-bottom="none" fo:background-color="transparent" fo:border-left="none" fo:border-right="0.0008in solid #000000" fo:border-top="0.0008in solid #000000"/>
      <style:text-properties fo:font-weight="bold" style:font-weight-asian="bold" style:font-weight-complex="bold"/>
    </style:style>
    <style:style style:name="ce44" style:family="table-cell" style:parent-style-name="Default">
      <style:table-cell-properties fo:border-bottom="none" fo:background-color="transparent" fo:border-left="none" fo:border-right="0.0008in solid #000000" fo:border-top="none"/>
      <style:text-properties fo:font-style="normal" style:font-style-asian="normal" style:font-style-complex="normal"/>
    </style:style>
    <style:style style:name="ce45" style:family="table-cell" style:parent-style-name="Default">
      <style:table-cell-properties fo:border-bottom="0.0008in solid #000000" fo:background-color="transparent" fo:border-left="none" fo:border-right="0.0008in solid #000000" fo:border-top="none"/>
    </style:style>
    <style:style style:name="ce46" style:family="table-cell" style:parent-style-name="Default">
      <style:table-cell-properties fo:border-bottom="0.0008in solid #000000" fo:background-color="#e6e6ff" style:text-align-source="fix" style:repeat-content="false" fo:border-left="none" fo:border-right="none" fo:border-top="0.0008in solid #000000" style:vertical-align="middle"/>
      <style:paragraph-properties fo:text-align="center"/>
      <style:text-properties fo:font-weight="bold" style:font-weight-asian="bold" style:font-weight-complex="bold"/>
    </style:style>
    <style:style style:name="ce47" style:family="table-cell" style:parent-style-name="Default" style:data-style-name="N100">
      <style:table-cell-properties fo:background-color="#e6e6ff" style:text-align-source="fix" style:repeat-content="false" fo:wrap-option="wrap" fo:border="0.0008in solid #000000" style:vertical-align="middle"/>
      <style:paragraph-properties fo:text-align="center"/>
      <style:text-properties fo:font-weight="bold" style:font-weight-asian="bold" style:font-weight-complex="bold"/>
    </style:style>
    <style:style style:name="ce48" style:family="table-cell" style:parent-style-name="Default" style:data-style-name="N179">
      <style:table-cell-properties fo:background-color="#e6e6ff"/>
      <style:text-properties fo:font-weight="bold" style:font-weight-asian="bold" style:font-weight-complex="bold"/>
    </style:style>
    <style:style style:name="ce50" style:family="table-cell" style:parent-style-name="Default">
      <style:table-cell-properties fo:border-bottom="0.0008in solid #000000" fo:background-color="#e6e6ff" fo:border-left="none" fo:border-right="none" fo:border-top="0.0008in solid #000000"/>
      <style:text-properties fo:font-weight="bold" style:font-weight-asian="bold" style:font-weight-complex="bold"/>
    </style:style>
    <style:style style:name="ce51" style:family="table-cell" style:parent-style-name="Default">
      <style:table-cell-properties fo:background-color="#000000"/>
      <style:text-properties fo:color="#000000"/>
    </style:style>
    <style:style style:name="ce52" style:family="table-cell" style:parent-style-name="Default" style:data-style-name="N179">
      <style:table-cell-properties fo:border-bottom="0.0008in solid #000000" fo:border-left="none" fo:border-right="none" fo:border-top="none"/>
    </style:style>
    <style:style style:name="ce53" style:family="table-cell" style:parent-style-name="Default" style:data-style-name="N179">
      <style:text-properties style:font-name="Arial" fo:font-weight="bold" style:font-name-asian="Lucida Sans Unicode" style:font-weight-asian="bold" style:font-name-complex="Tahoma" style:font-weight-complex="bold"/>
    </style:style>
    <style:style style:name="ce54" style:family="table-cell" style:parent-style-name="Default">
      <style:text-properties fo:font-weight="bold" style:font-weight-asian="bold" style:font-weight-complex="bold"/>
    </style:style>
    <style:style style:name="ce55" style:family="table-cell" style:parent-style-name="Default">
      <style:table-cell-properties fo:border-bottom="0.0008in solid #000000" style:text-align-source="fix" style:repeat-content="false" fo:wrap-option="wrap" fo:border-left="0.0008in solid #000000" fo:border-right="none" fo:border-top="0.0008in solid #000000" style:vertical-align="middle"/>
      <style:paragraph-properties fo:text-align="center" fo:margin-left="0in"/>
      <style:text-properties fo:font-weight="bold" style:font-weight-asian="bold" style:font-weight-complex="bold"/>
    </style:style>
    <style:style style:name="ce56" style:family="table-cell" style:parent-style-name="Default">
      <style:table-cell-properties fo:border-bottom="none" fo:border-left="0.0008in solid #000000" fo:border-right="none" fo:border-top="none"/>
    </style:style>
    <style:style style:name="ce57" style:family="table-cell" style:parent-style-name="Default">
      <style:table-cell-properties fo:border-bottom="0.0008in solid #000000" fo:border-left="0.0008in solid #000000" fo:border-right="none" fo:border-top="none"/>
    </style:style>
    <style:style style:name="ce58" style:family="table-cell" style:parent-style-name="Default">
      <style:table-cell-properties style:text-align-source="fix" style:repeat-content="false" fo:wrap-option="wrap" style:vertical-align="middle"/>
      <style:paragraph-properties fo:text-align="center" fo:margin-left="0in"/>
      <style:text-properties fo:font-size="8pt" fo:font-weight="bold" style:font-size-asian="8pt" style:font-weight-asian="bold" style:font-size-complex="8pt" style:font-weight-complex="bold"/>
    </style:style>
    <style:style style:name="ce59" style:family="table-cell" style:parent-style-name="Default">
      <style:table-cell-properties style:diagonal-bl-tr="none" style:diagonal-tl-br="none" fo:border="none" style:rotation-align="none"/>
    </style:style>
    <style:style style:name="ce60" style:family="table-cell" style:parent-style-name="Excel_5f_BuiltIn_5f_Hyperlink">
      <style:text-properties style:use-window-font-color="true" style:text-underline-style="none"/>
    </style:style>
    <style:style style:name="ce61" style:family="table-cell" style:parent-style-name="Default">
      <style:text-properties style:use-window-font-color="true"/>
    </style:style>
    <style:style style:name="ce62"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63" style:family="table-cell" style:parent-style-name="Default">
      <style:text-properties fo:font-style="italic" style:font-style-asian="italic" style:font-style-complex="italic"/>
    </style:style>
    <style:style style:name="ce64"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65" style:family="table-cell" style:parent-style-name="Default">
      <style:table-cell-properties style:text-align-source="fix" style:repeat-content="false"/>
      <style:paragraph-properties fo:text-align="center" fo:margin-left="0in"/>
    </style:style>
    <style:style style:name="ce66" style:family="table-cell" style:parent-style-name="Default">
      <style:table-cell-properties style:text-align-source="fix" style:repeat-content="false"/>
      <style:paragraph-properties fo:text-align="end" fo:margin-left="0in"/>
    </style:style>
    <style:style style:name="ce67" style:family="table-cell" style:parent-style-name="Default">
      <style:table-cell-properties fo:border-bottom="0.0008in solid #000000" style:text-align-source="fix" style:repeat-content="false" fo:wrap-option="wrap" fo:border-left="none" fo:border-right="none" fo:border-top="0.0008in solid #000000" style:vertical-align="middle"/>
      <style:paragraph-properties fo:text-align="center" fo:margin-left="0in"/>
      <style:text-properties fo:font-weight="bold" style:font-weight-asian="bold" style:font-weight-complex="bold"/>
    </style:style>
    <style:style style:name="ce68" style:family="table-cell" style:parent-style-name="Default">
      <style:table-cell-properties style:text-align-source="fix" style:repeat-content="false" style:vertical-align="middle"/>
      <style:paragraph-properties fo:text-align="center"/>
    </style:style>
    <style:style style:name="ce69" style:family="table-cell" style:parent-style-name="Default" style:data-style-name="N0">
      <style:table-cell-properties style:text-align-source="fix" style:repeat-content="false" style:vertical-align="middle"/>
      <style:paragraph-properties fo:text-align="center"/>
    </style:style>
    <style:style style:name="ce70" style:family="table-cell" style:parent-style-name="Default">
      <style:table-cell-properties style:diagonal-bl-tr="none" style:diagonal-tl-br="none" style:text-align-source="fix" style:repeat-content="false" fo:border="none" style:rotation-align="none"/>
      <style:paragraph-properties fo:text-align="center" fo:margin-left="0in"/>
    </style:style>
    <style:style style:name="ce71"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72" style:family="table-cell" style:parent-style-name="Default">
      <style:text-properties fo:font-size="8pt" style:font-size-asian="8pt" style:font-size-complex="8pt"/>
    </style:style>
    <style:style style:name="ce73" style:family="table-cell" style:parent-style-name="Default">
      <style:table-cell-properties style:diagonal-bl-tr="none" style:diagonal-tl-br="none" fo:border="none" style:rotation-align="none"/>
      <style:text-properties fo:font-size="8pt" style:font-size-asian="8pt" style:font-size-complex="8pt"/>
    </style:style>
    <style:style style:name="ce74" style:family="table-cell" style:parent-style-name="Default">
      <style:table-cell-properties style:diagonal-bl-tr="none" style:diagonal-tl-br="none" fo:background-color="transparent" fo:border="none" style:rotation-align="none"/>
      <style:text-properties fo:font-size="8pt" style:font-size-asian="8pt" style:font-size-complex="8pt"/>
    </style:style>
    <style:style style:name="ce75" style:family="table-cell" style:parent-style-name="Default">
      <style:table-cell-properties style:text-align-source="fix" style:repeat-content="false" style:vertical-align="middle"/>
      <style:paragraph-properties fo:text-align="center"/>
      <style:text-properties style:font-name="Arial" style:font-name-asian="Lucida Sans Unicode" style:font-name-complex="Tahoma"/>
    </style:style>
    <style:style style:name="ce76" style:family="table-cell" style:parent-style-name="Default">
      <style:table-cell-properties style:text-align-source="fix" style:repeat-content="false" style:vertical-align="middle"/>
      <style:paragraph-properties fo:text-align="center" fo:margin-left="0in"/>
    </style:style>
    <style:style style:name="ce77" style:family="table-cell" style:parent-style-name="Default">
      <style:table-cell-properties style:diagonal-bl-tr="none" style:diagonal-tl-br="none" fo:background-color="transparent" fo:border="none" style:rotation-align="none"/>
    </style:style>
    <style:style style:name="ce78" style:family="table-cell" style:parent-style-name="Default">
      <style:text-properties style:font-name="Arial" fo:font-style="italic" style:font-name-asian="Lucida Sans Unicode" style:font-style-asian="italic" style:font-name-complex="Tahoma" style:font-style-complex="italic"/>
    </style:style>
    <style:style style:name="ce79" style:family="table-cell" style:parent-style-name="Default">
      <style:table-cell-properties style:text-align-source="value-type" style:repeat-content="false"/>
      <style:paragraph-properties fo:margin-left="0in"/>
    </style:style>
    <style:style style:name="ce80" style:family="table-cell" style:parent-style-name="Default">
      <style:table-cell-properties style:diagonal-bl-tr="none" style:diagonal-tl-br="none" fo:background-color="transparent" fo:border="none" style:rotation-align="none"/>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81" style:family="table-cell" style:parent-style-name="Default">
      <style:table-cell-properties fo:border-bottom="0.0008in solid #000000" style:text-align-source="fix" style:repeat-content="false" fo:wrap-option="wrap" fo:border-left="none" fo:border-right="none" fo:border-top="none" style:vertical-align="middle"/>
      <style:paragraph-properties fo:text-align="center" fo:margin-left="0in"/>
      <style:text-properties fo:font-weight="bold" style:font-weight-asian="bold" style:font-weight-complex="bold"/>
    </style:style>
    <style:style style:name="ce82" style:family="table-cell" style:parent-style-name="Default">
      <style:table-cell-properties style:text-align-source="fix" style:repeat-content="false" fo:border="none" style:vertical-align="middle"/>
      <style:paragraph-properties fo:text-align="center"/>
    </style:style>
    <style:style style:name="ce83" style:family="table-cell" style:parent-style-name="Default">
      <style:table-cell-properties style:text-align-source="fix" style:repeat-content="false" fo:wrap-option="wrap" fo:border="none" style:vertical-align="middle"/>
      <style:paragraph-properties fo:text-align="center" fo:margin-left="0in"/>
      <style:text-properties fo:font-weight="bold" style:font-weight-asian="bold" style:font-weight-complex="bold"/>
    </style:style>
    <style:style style:name="ce84" style:family="table-cell" style:parent-style-name="Default">
      <style:table-cell-properties style:text-align-source="fix" style:repeat-content="false" fo:wrap-option="wrap" style:vertical-align="middle"/>
      <style:paragraph-properties fo:text-align="center"/>
    </style:style>
    <style:style style:name="ce85" style:family="table-cell" style:parent-style-name="Default">
      <style:table-cell-properties fo:border-bottom="0.0008in solid #000000" style:text-align-source="fix" style:repeat-content="false" fo:wrap-option="wrap" fo:border-left="none" fo:border-right="none" fo:border-top="none" style:vertical-align="middle"/>
      <style:paragraph-properties fo:text-align="center"/>
      <style:text-properties fo:font-weight="bold" style:font-weight-asian="bold" style:font-weight-complex="bold"/>
    </style:style>
    <style:style style:name="ce86" style:family="table-cell" style:parent-style-name="Default">
      <style:table-cell-properties fo:border-bottom="none" fo:border-left="none" fo:border-right="none" fo:border-top="0.0008in solid #000000"/>
    </style:style>
    <style:style style:name="ce87" style:family="table-cell" style:parent-style-name="Default">
      <style:table-cell-properties fo:border-bottom="0.0008in solid #000000" style:text-align-source="fix" style:repeat-content="false" fo:wrap-option="wrap" fo:border-left="none" fo:border-right="0.0008in solid #000000" fo:border-top="none" style:vertical-align="middle"/>
      <style:paragraph-properties fo:text-align="center"/>
      <style:text-properties fo:font-weight="bold" style:font-weight-asian="bold" style:font-weight-complex="bold"/>
    </style:style>
    <style:style style:name="ce88" style:family="table-cell" style:parent-style-name="Default">
      <style:table-cell-properties fo:border-bottom="none" fo:border-left="none" fo:border-right="0.0008in solid #000000" fo:border-top="none"/>
    </style:style>
    <style:style style:name="ce89" style:family="table-cell" style:parent-style-name="Default">
      <style:table-cell-properties fo:border-bottom="0.0008in solid #000000" fo:border-left="none" fo:border-right="0.0008in solid #000000" fo:border-top="none"/>
    </style:style>
    <style:style style:name="ce90" style:family="table-cell" style:parent-style-name="Default">
      <style:table-cell-properties style:text-align-source="fix" style:repeat-content="false" fo:wrap-option="wrap" style:vertical-align="middle"/>
      <style:paragraph-properties fo:text-align="center" fo:margin-left="0in"/>
      <style:text-properties fo:font-weight="bold" style:font-weight-asian="bold" style:font-weight-complex="bold"/>
    </style:style>
    <style:style style:name="ce91" style:family="table-cell" style:parent-style-name="Default">
      <style:table-cell-properties fo:background-color="#000000" style:text-align-source="fix" style:repeat-content="false" fo:wrap-option="wrap" style:vertical-align="middle"/>
      <style:paragraph-properties fo:text-align="center" fo:margin-left="0in"/>
      <style:text-properties fo:color="#000000" fo:font-weight="bold" style:font-weight-asian="bold" style:font-weight-complex="bold"/>
    </style:style>
    <style:style style:name="ce92" style:family="table-cell" style:parent-style-name="Default">
      <style:table-cell-properties fo:background-color="#e6e6ff" style:text-align-source="fix" style:repeat-content="false" fo:border="0.0008in solid #000000" style:vertical-align="middle"/>
      <style:paragraph-properties fo:text-align="center"/>
      <style:text-properties style:use-window-font-color="true" fo:font-weight="bold" style:font-weight-asian="bold" style:font-weight-complex="bold"/>
    </style:style>
    <style:style style:name="ce93" style:family="table-cell" style:parent-style-name="Default">
      <style:table-cell-properties fo:border-bottom="0.0008in solid #000000" fo:background-color="#e6e6ff" fo:border-left="none" fo:border-right="none" fo:border-top="0.0008in solid #000000"/>
    </style:style>
    <style:style style:name="ce94" style:family="table-cell" style:parent-style-name="Default">
      <style:table-cell-properties fo:border-bottom="0.0008in solid #000000" fo:background-color="#e6e6ff" style:text-align-source="fix" style:repeat-content="false" fo:border-left="none" fo:border-right="0.0008in solid #000000" fo:border-top="0.0008in solid #000000" style:vertical-align="middle"/>
      <style:paragraph-properties fo:text-align="center"/>
    </style:style>
    <style:style style:name="ce95" style:family="table-cell" style:parent-style-name="Default">
      <style:table-cell-properties fo:border-bottom="0.0008in solid #000000" fo:background-color="#e6e6ff" fo:border-left="none" fo:border-right="0.0008in solid #000000" fo:border-top="0.0008in solid #000000"/>
    </style:style>
    <style:style style:name="ce96" style:family="table-cell" style:parent-style-name="Default">
      <style:table-cell-properties fo:background-color="#ffffff"/>
    </style:style>
    <style:style style:name="gr4"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3563in" fo:padding-top="0.0394in" fo:padding-bottom="0.0394in" fo:padding-left="0.0394in" fo:padding-right="0.0394in" draw:shadow="hidden" draw:shadow-offset-x="0.0394in" draw:shadow-offset-y="0.0394in" draw:caption-escape-direction="auto"/>
    </style:style>
    <style:style style:name="gr3" style:family="graphic">
      <style:graphic-properties draw:ole-draw-aspect="1" style:protect="size"/>
    </style:style>
    <style:style style:name="gr5" style:family="graphic">
      <style:graphic-properties draw:marker-start="Arrowheads_20_1" draw:marker-start-width="0.0787in" draw:marker-start-center="false" draw:fill="solid" draw:fill-color="#ffffc0" draw:auto-grow-height="true" draw:auto-grow-width="false" fo:min-height="0.1559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0.6224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0.4669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0.8354in" fo:padding-top="0.0394in" fo:padding-bottom="0.0394in" fo:padding-left="0.0394in" fo:padding-right="0.0394in" draw:shadow="hidden" draw:shadow-offset-x="0.0394in" draw:shadow-offset-y="0.0394in" draw:caption-escape-direction="auto"/>
    </style:style>
    <style:style style:name="P2" style:family="paragraph">
      <style:paragraph-properties style:text-autospace="none" style:line-break="normal" style:writing-mode="page"/>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text-align="center"/>
    </style:style>
    <style:style style:name="T1" style:family="tex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ontent-validations>
        <table:content-validation table:name="val1" table:condition="of:cell-content-is-in-list(FILTER_TITLES(0))" table:allow-empty-cell="true" table:display-list="unsorted" table:base-cell-address="Main.B269"/>
        <table:content-validation table:name="val2" table:condition="of:cell-content-is-in-list(FILTER_PROPS([.B269]))" table:allow-empty-cell="true" table:display-list="unsorted" table:base-cell-address="Main.F269"/>
        <table:content-validation table:name="val3" table:condition="of:cell-content-is-in-list([.A52:.A82])" table:allow-empty-cell="true" table:display-list="unsorted" table:base-cell-address="Units.A85"/>
        <table:content-validation table:name="val4" table:condition="of:cell-content-is-in-list([.$A$37:.$A$64])" table:allow-empty-cell="true" table:display-list="unsorted" table:base-cell-address="Units.A72"/>
        <table:content-validation table:name="val5" table:condition="of:cell-content-is-in-list([.$A$2:.$A$8])" table:allow-empty-cell="true" table:display-list="unsorted" table:base-cell-address="Units.B13"/>
        <table:content-validation table:name="val6" table:condition="of:cell-content-is-in-list([.$A$2:.$A$11])" table:allow-empty-cell="true" table:display-list="unsorted" table:base-cell-address="Units.B45"/>
        <table:content-validation table:name="val7" table:condition="of:cell-content-is-in-list([.$A$2:.$A$11])" table:allow-empty-cell="true" table:display-list="unsorted" table:base-cell-address="Units.B63"/>
        <table:content-validation table:name="val8" table:condition="of:cell-content-is-in-list([.A52:.A82])" table:allow-empty-cell="true" table:display-list="unsorted" table:base-cell-address="Units.B85"/>
        <table:content-validation table:name="val9" table:condition="of:cell-content-is-in-list([Variables.$B$9:Variables.$E$9])" table:allow-empty-cell="true" table:display-list="unsorted" table:base-cell-address="Units.G26"/>
        <table:content-validation table:name="val10" table:condition="of:cell-content-is-in-list([Variables.$B$8:Variables.$E$8])" table:allow-empty-cell="true" table:display-list="unsorted" table:base-cell-address="Units.K31"/>
        <table:content-validation table:name="val11" table:condition="of:cell-content-is-in-list([Main.$A2:Main.$A19])" table:allow-empty-cell="true" table:display-list="sorted-ascending" table:base-cell-address="Kreives.C1"/>
      </table:content-validations>
      <table:table table:name="Main" table:style-name="ta1" table:print="fals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Activate Filtering"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ActivateFilteringButtonPressed?language=Basic&amp;location=document" xlink:type="simple"/>
              </office:event-listeners>
            </form:button>
            <form:button form:name="Push Button 2" form:control-implementation="ooo:com.sun.star.form.component.CommandButton" xml:id="control2" form:id="control2" form:label="Clear Filter"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ClearMainTableFilter?language=Basic&amp;location=document" xlink:type="simple"/>
              </office:event-listeners>
            </form:button>
          </form:form>
        </office:forms>
        <table:table-column table:style-name="co5" table:default-cell-style-name="ce5"/>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2" table:default-cell-style-name="Default"/>
        <table:table-column table:style-name="co12" table:default-cell-style-name="Default"/>
        <table:table-column table:style-name="co13" table:default-cell-style-name="Default"/>
        <table:table-column table:style-name="co18" table:default-cell-style-name="Default"/>
        <table:table-column table:style-name="co19" table:default-cell-style-name="Default"/>
        <table:table-column table:style-name="co20" table:default-cell-style-name="Default"/>
        <table:table-column table:style-name="co7" table:default-cell-style-name="Default"/>
        <table:table-column table:style-name="co21" table:default-cell-style-name="Default"/>
        <table:table-column table:style-name="co14" table:number-columns-repeated="1009" table:default-cell-style-name="Default"/>
        <table:table-row table:style-name="ro1">
          <table:table-cell table:style-name="ce3" office:value-type="string">
            <text:p>Pavadinimas</text:p>
          </table:table-cell>
          <table:table-cell table:style-name="ce14" office:value-type="string">
            <text:p>Atributas</text:p>
          </table:table-cell>
          <table:table-cell table:style-name="ce23" office:value-type="string">
            <text:p>const (a)</text:p>
          </table:table-cell>
          <table:table-cell table:style-name="ce23" office:value-type="string">
            <text:p>lin (b)</text:p>
          </table:table-cell>
          <table:table-cell table:style-name="ce23" office:value-type="string">
            <text:p>b1</text:p>
          </table:table-cell>
          <table:table-cell table:style-name="ce23" office:value-type="string">
            <text:p>pow (c)</text:p>
          </table:table-cell>
          <table:table-cell table:style-name="ce23" office:value-type="string">
            <text:p>c1</text:p>
          </table:table-cell>
          <table:table-cell table:style-name="ce23" office:value-type="string">
            <text:p>c2</text:p>
          </table:table-cell>
          <table:table-cell table:style-name="ce23" office:value-type="string">
            <text:p>exp (d)</text:p>
          </table:table-cell>
          <table:table-cell table:style-name="ce23" office:value-type="string">
            <text:p>d1</text:p>
          </table:table-cell>
          <table:table-cell table:style-name="ce23" office:value-type="string">
            <text:p>max lvl</text:p>
            <draw:frame table:end-cell-address="Main.K346" table:end-x="0.502in" table:end-y="0.0106in" draw:z-index="0" draw:style-name="gr3" svg:width="0.0787in" svg:height="0.1819in" svg:x="0.4232in" svg:y="0in">
              <draw:object xlink:href="./Object 3" xlink:type="simple" xlink:show="embed" xlink:actuate="onLoad"/>
              <draw:image xlink:href="./ObjectReplacements/Object 3" xlink:type="simple" xlink:show="embed" xlink:actuate="onLoad"/>
            </draw:frame>
          </table:table-cell>
          <table:table-cell table:style-name="ce50" office:value-type="string">
            <text:p>Multiply?</text:p>
          </table:table-cell>
          <table:table-cell table:style-name="ce50" office:value-type="string">
            <text:p>Multiplier</text:p>
          </table:table-cell>
          <table:table-cell table:style-name="ce54" table:number-columns-repeated="1011"/>
        </table:table-row>
        <table:table-row table:style-name="ro1" table:visibility="filter">
          <table:table-cell table:style-name="ce4" office:value-type="string">
            <text:p>B Mex t1</text:p>
          </table:table-cell>
          <table:table-cell table:style-name="ce15" office:value-type="string">
            <office:annotation draw:style-name="gr5" draw:text-style-name="P2" svg:width="1.35in" svg:height="0.2346in" svg:x="2.6311in" svg:y="0in" draw:caption-point-x="-0.2402in" draw:caption-point-y="0.1752in">
              <dc:creator>AŠ</dc:creator>
              <dc:date>2010-12-17T00:00:00</dc:date>
              <text:p text:style-name="P2"><text:span text:style-name="T1">Iš lempos ir viskas.</text:span></text:p>
            </office:annotation>
            <text:p>time</text:p>
          </table:table-cell>
          <table:table-cell office:value-type="float" office:value="-340">
            <text:p>-340</text:p>
          </table:table-cell>
          <table:table-cell office:value-type="float" office:value="175">
            <text:p>175</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B Mex t1</text:p>
          </table:table-cell>
          <table:table-cell table:style-name="ce15" office:value-type="string">
            <text:p>metal rate</text:p>
          </table:table-cell>
          <table:table-cell office:value-type="float" office:value="0">
            <text:p>0</text:p>
          </table:table-cell>
          <table:table-cell table:style-name="ce24" office:value-type="float" office:value="1">
            <text:p>1.0000</text:p>
          </table:table-cell>
          <table:table-cell/>
          <table:table-cell table:style-name="ce30"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table:formula="of:=[.K2]" office:value-type="float" office:value="10">
            <text:p>10</text:p>
          </table:table-cell>
          <table:table-cell office:value-type="float" office:value="1">
            <text:p>1</text:p>
          </table:table-cell>
          <table:table-cell table:style-name="ce24" table:formula="of:=[Variables.$B$1]" office:value-type="float" office:value="0.0025">
            <text:p>0.0025</text:p>
          </table:table-cell>
          <table:table-cell table:number-columns-repeated="1011"/>
        </table:table-row>
        <table:table-row table:style-name="ro1" table:visibility="filter">
          <table:table-cell office:value-type="string">
            <text:p>B Mex t1</text:p>
          </table:table-cell>
          <table:table-cell table:style-name="ce15" office:value-type="string">
            <office:annotation draw:style-name="gr5" draw:text-style-name="P2" svg:width="3.1134in" svg:height="0.2346in" svg:x="2.6311in" svg:y="0in" draw:caption-point-x="-0.2402in" draw:caption-point-y="0.1752in">
              <dc:creator>AŠ</dc:creator>
              <dc:date>2010-12-17T00:00:00</dc:date>
              <text:p text:style-name="P2"><text:span text:style-name="T1">~33% to paties lygio Collector t1 energy rate</text:span></text:p>
            </office:annotation>
            <text:p>energy usage</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30"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table:formula="of:=[.K3]" office:value-type="float" office:value="10">
            <text:p>10</text:p>
          </table:table-cell>
          <table:table-cell office:value-type="float" office:value="1">
            <text:p>1</text:p>
          </table:table-cell>
          <table:table-cell table:style-name="ce24" table:formula="of:=[Variables.$B$2]*0.33" office:value-type="float" office:value="0.0033">
            <text:p>0.0033</text:p>
          </table:table-cell>
          <table:table-cell table:number-columns-repeated="1011"/>
        </table:table-row>
        <table:table-row table:style-name="ro1" table:visibility="filter">
          <table:table-cell office:value-type="string">
            <text:p>B Mex t1</text:p>
          </table:table-cell>
          <table:table-cell table:style-name="ce15" office:value-type="string">
            <office:annotation draw:style-name="gr6" draw:text-style-name="P2" svg:width="3.0437in" svg:height="0.3902in" svg:x="2.6311in" svg:y="0in" draw:caption-point-x="-0.2402in" draw:caption-point-y="0.1752in">
              <dc:creator>AŠ</dc:creator>
              <dc:date>2010-12-17T00:00:00</dc:date>
              <text:p text:style-name="P2"><text:span text:style-name="T1">1 lvl: ~tiek pat kiek išextractina per 1val.</text:span></text:p>
              <text:p text:style-name="P2"><text:span text:style-name="T1">10 lvl: ~tiek pat kiek išextractina per 24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style-name="ce15" table:formula="of:=[.K4]" office:value-type="float" office:value="10">
            <text:p>10</text:p>
          </table:table-cell>
          <table:table-cell office:value-type="float" office:value="0">
            <text:p>0</text:p>
          </table:table-cell>
          <table:table-cell table:style-name="ce24" office:value-type="float" office:value="10">
            <text:p>10.0000</text:p>
          </table:table-cell>
          <table:table-cell table:number-columns-repeated="1011"/>
        </table:table-row>
        <table:table-row table:style-name="ro1" table:visibility="filter">
          <table:table-cell office:value-type="string">
            <text:p>B Mex t1</text:p>
          </table:table-cell>
          <table:table-cell table:style-name="ce15" office:value-type="string">
            <office:annotation draw:style-name="gr6" draw:text-style-name="P2" svg:width="2.6441in" svg:height="0.3902in" svg:x="2.6311in" svg:y="0in" draw:caption-point-x="-0.2402in" draw:caption-point-y="0.1752in">
              <dc:creator>AŠ</dc:creator>
              <dc:date>2010-12-17T00:00:00</dc:date>
              <text:p text:style-name="P2"><text:span text:style-name="T1">1lvl: 2x Collector T1 lvl1 per 1val</text:span></text:p>
              <text:p text:style-name="P2"><text:span text:style-name="T1">10lvl: 2,5x Collector T1 lvl10 per 24val.</text:span></text:p>
            </office:annotation>
            <text:p>energy cost</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30"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5" table:formula="of:=[.K5]" office:value-type="float" office:value="10">
            <text:p>10</text:p>
          </table:table-cell>
          <table:table-cell office:value-type="float" office:value="0">
            <text:p>0</text:p>
          </table:table-cell>
          <table:table-cell table:style-name="ce24" office:value-type="float" office:value="50">
            <text:p>50.0000</text:p>
          </table:table-cell>
          <table:table-cell table:number-columns-repeated="1011"/>
        </table:table-row>
        <table:table-row table:style-name="ro2" table:visibility="filter">
          <table:table-cell table:number-columns-repeated="12"/>
          <table:table-cell table:style-name="ce24"/>
          <table:table-cell table:number-columns-repeated="1011"/>
        </table:table-row>
        <table:table-row table:style-name="ro1" table:visibility="filter">
          <table:table-cell office:value-type="string">
            <text:p>B Mex t2</text:p>
          </table:table-cell>
          <table:table-cell table:style-name="ce15" office:value-type="string">
            <office:annotation draw:style-name="gr6" draw:text-style-name="P2" svg:width="1.8449in" svg:height="0.3902in" svg:x="2.6311in" svg:y="0in" draw:caption-point-x="-0.2402in" draw:caption-point-y="0.1752in">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4000">
            <text:p>-4000</text:p>
          </table:table-cell>
          <table:table-cell office:value-type="float" office:value="1500">
            <text:p>1500</text:p>
          </table:table-cell>
          <table:table-cell office:value-type="float" office:value="3">
            <text:p>3</text:p>
          </table:table-cell>
          <table:table-cell table:number-columns-repeated="2"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8]" office:value-type="string" office:string-value="B Mex t2">
            <text:p>B Mex t2</text:p>
          </table:table-cell>
          <table:table-cell table:style-name="ce15" office:value-type="string">
            <office:annotation draw:style-name="gr4" draw:text-style-name="P2" svg:width="1.1413in" svg:height="0.8567in" svg:x="2.6311in" svg:y="0in" draw:caption-point-x="-0.2402in" draw:caption-point-y="0.1752in">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metal rate</text:p>
          </table:table-cell>
          <table:table-cell office:value-type="float" office:value="6">
            <text:p>6</text:p>
          </table:table-cell>
          <table:table-cell table:style-name="ce24" office:value-type="float" office:value="1.6">
            <text:p>1.6000</text:p>
          </table:table-cell>
          <table:table-cell/>
          <table:table-cell table:style-name="ce30" office:value-type="float" office:value="1.5">
            <text:p>1.5</text:p>
          </table:table-cell>
          <table:table-cell office:value-type="float" office:value="0">
            <text:p>0</text:p>
          </table:table-cell>
          <table:table-cell office:value-type="float" office:value="0.5">
            <text:p>0.5</text:p>
          </table:table-cell>
          <table:table-cell table:number-columns-repeated="2" office:value-type="float" office:value="0">
            <text:p>0</text:p>
          </table:table-cell>
          <table:table-cell table:style-name="ce15" table:formula="of:=[.$K$8]" office:value-type="float" office:value="4">
            <text:p>4</text:p>
          </table:table-cell>
          <table:table-cell office:value-type="float" office:value="1">
            <text:p>1</text:p>
          </table:table-cell>
          <table:table-cell table:style-name="ce24" table:formula="of:=[Variables.$B$1]" office:value-type="float" office:value="0.0025">
            <text:p>0.0025</text:p>
          </table:table-cell>
          <table:table-cell table:number-columns-repeated="1011"/>
        </table:table-row>
        <table:table-row table:style-name="ro1" table:visibility="filter">
          <table:table-cell table:formula="of:=[.A9]" office:value-type="string" office:string-value="B Mex t2">
            <text:p>B Mex t2</text:p>
          </table:table-cell>
          <table:table-cell table:style-name="ce15" office:value-type="string">
            <office:annotation draw:style-name="gr4" draw:text-style-name="P2" svg:width="1.1413in" svg:height="0.5457in" svg:x="2.6311in" svg:y="0in" draw:caption-point-x="-0.2402in" draw:caption-point-y="0.1752in">
              <dc:creator>AŠ</dc:creator>
              <dc:date>2010-12-17T00:00:00</dc:date>
              <text:p text:style-name="P2"><text:span text:style-name="T1">~33% to paties lygio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style-name="ce15" table:formula="of:=[.$K$8]" office:value-type="float" office:value="4">
            <text:p>4</text:p>
          </table:table-cell>
          <table:table-cell table:formula="of:=[.L21]" office:value-type="float" office:value="1">
            <text:p>1</text:p>
          </table:table-cell>
          <table:table-cell table:style-name="ce24" table:formula="of:=[.M21]*0.33" office:value-type="float" office:value="0.00495">
            <text:p>0.0050</text:p>
          </table:table-cell>
          <table:table-cell table:number-columns-repeated="1011"/>
        </table:table-row>
        <table:table-row table:style-name="ro1" table:visibility="filter">
          <table:table-cell table:formula="of:=[.A10]" office:value-type="string" office:string-value="B Mex t2">
            <text:p>B Mex t2</text:p>
          </table:table-cell>
          <table:table-cell table:style-name="ce15" office:value-type="string">
            <office:annotation draw:style-name="gr6" draw:text-style-name="P2" svg:width="4.5378in" svg:height="0.3902in" svg:x="2.6311in" svg:y="0in" draw:caption-point-x="-0.2402in" draw:caption-point-y="0.1752in">
              <dc:creator>AŠ</dc:creator>
              <dc:date>2010-12-17T00:00:00</dc:date>
              <text:p text:style-name="P2"><text:span text:style-name="T1">1lvl.: kiek pats išextractina per 1,5val.</text:span><text:span text:style-name="T1"><text:line-break/></text:span><text:span text:style-name="T1">4lvl.: kiek pats išextractina per 36val.</text:span></text:p>
            </office:annotation>
            <text:p>metal cost</text:p>
          </table:table-cell>
          <table:table-cell office:value-type="float" office:value="-100">
            <text:p>-100</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office:value-type="float" office:value="1">
            <text:p>1</text:p>
          </table:table-cell>
          <table:table-cell office:value-type="float" office:value="3">
            <text:p>3</text:p>
          </table:table-cell>
          <table:table-cell office:value-type="float" office:value="4">
            <text:p>4</text:p>
          </table:table-cell>
          <table:table-cell table:style-name="ce15" table:formula="of:=[.$K$8]" office:value-type="float" office:value="4">
            <text:p>4</text:p>
          </table:table-cell>
          <table:table-cell office:value-type="float" office:value="0">
            <text:p>0</text:p>
          </table:table-cell>
          <table:table-cell office:value-type="float" office:value="1.6">
            <text:p>1.6</text:p>
          </table:table-cell>
          <table:table-cell table:number-columns-repeated="1011"/>
        </table:table-row>
        <table:table-row table:style-name="ro1" table:visibility="filter">
          <table:table-cell table:formula="of:=[.A11]" office:value-type="string" office:string-value="B Mex t2">
            <text:p>B Mex t2</text:p>
          </table:table-cell>
          <table:table-cell office:value-type="string">
            <office:annotation draw:style-name="gr6" draw:text-style-name="P2" svg:width="3.9213in" svg:height="0.3902in" svg:x="2.6311in" svg:y="0in" draw:caption-point-x="-0.2402in" draw:caption-point-y="0.1752in">
              <dc:creator>AŠ</dc:creator>
              <dc:date>2010-12-17T00:00:00</dc:date>
              <text:p text:style-name="P2"><text:span text:style-name="T1">1lvl: tiek kiek Collector t2 1-am lvl * 3val.</text:span></text:p>
              <text:p text:style-name="P2"><text:span text:style-name="T1">4lvl: tiek kiek Collector t2 4-am lvl * 72val.</text:span></text:p>
            </office:annotation>
            <text:p>energy cost</text:p>
          </table:table-cell>
          <table:table-cell office:value-type="float" office:value="3">
            <text:p>3</text:p>
          </table:table-cell>
          <table:table-cell office:value-type="float" office:value="10">
            <text:p>10</text:p>
          </table:table-cell>
          <table:table-cell office:value-type="float" office:value="-3">
            <text:p>-3</text:p>
          </table:table-cell>
          <table:table-cell office:value-type="float" office:value="2">
            <text:p>2</text:p>
          </table:table-cell>
          <table:table-cell table:formula="of:=[.G21]" office:value-type="float" office:value="-0.2">
            <text:p>-0.2</text:p>
          </table:table-cell>
          <table:table-cell office:value-type="float" office:value="1">
            <text:p>1</text:p>
          </table:table-cell>
          <table:table-cell office:value-type="float" office:value="2">
            <text:p>2</text:p>
          </table:table-cell>
          <table:table-cell office:value-type="float" office:value="3.4">
            <text:p>3.4</text:p>
          </table:table-cell>
          <table:table-cell table:style-name="ce15" table:formula="of:=[.$K$8]" office:value-type="float" office:value="4">
            <text:p>4</text:p>
          </table:table-cell>
          <table:table-cell office:value-type="float" office:value="0">
            <text:p>0</text:p>
          </table:table-cell>
          <table:table-cell table:formula="of:=[.M21]*3600*3" office:value-type="float" office:value="162">
            <text:p>162</text:p>
          </table:table-cell>
          <table:table-cell table:number-columns-repeated="1011"/>
        </table:table-row>
        <table:table-row table:style-name="ro1" table:visibility="filter">
          <table:table-cell table:formula="of:=[.A12]" office:value-type="string" office:string-value="B Mex t2">
            <text:p>B Mex t2</text:p>
          </table:table-cell>
          <table:table-cell office:value-type="string">
            <office:annotation draw:style-name="gr7" draw:text-style-name="P2" svg:width="2.4791in" svg:height="0.7012in" svg:x="2.6311in" svg:y="0in" draw:caption-point-x="-0.2402in" draw:caption-point-y="0.1752in">
              <dc:creator>AŠ</dc:creator>
              <dc:date>2011-04-13T00:00:00</dc:date>
              <text:p text:style-name="P2"><text:span text:style-name="T1">Linijinė priklausomybė</text:span></text:p>
              <text:p text:style-name="P2"><text:span text:style-name="T1"/></text:p>
              <text:p text:style-name="P2"><text:span text:style-name="T1">1lvl: kaip zex t2 1lvl per 12val..</text:span></text:p>
              <text:p text:style-name="P2"><text:span text:style-name="T1">4lvl: kaip zex t2 4lvl per 24val..</text:span></text:p>
            </office:annotation>
            <text:p>zetium cost</text:p>
          </table:table-cell>
          <table:table-cell table:number-matrix-columns-spanned="9" table:number-matrix-rows-spanned="1" table:formula="of:=LINEAR_DEP(1; [.C39:.M39]; SHOURS(12); 4; [.C39:.M39]; SHOURS(24); 4)" office:value-type="float" office:value="224.64">
            <text:p>224.64</text:p>
          </table:table-cell>
          <table:table-cell table:style-name="ce24" office:value-type="float" office:value="364.73080125008">
            <text:p>364.7308</text:p>
          </table:table-cell>
          <table:table-cell office:value-type="float" office:value="-1">
            <text:p>-1</text:p>
          </table:table-cell>
          <table:table-cell table:style-name="ce30"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number-columns-repeated="12"/>
          <table:table-cell table:style-name="ce24"/>
          <table:table-cell table:number-columns-repeated="1011"/>
        </table:table-row>
        <table:table-row table:style-name="ro1" table:visibility="filter">
          <table:table-cell office:value-type="string">
            <text:p>B Collector t1</text:p>
          </table:table-cell>
          <table:table-cell table:style-name="ce15" office:value-type="string">
            <office:annotation draw:style-name="gr4" draw:text-style-name="P2" svg:width="1.1413in" svg:height="0.3902in" svg:x="2.6311in" svg:y="0in" draw:caption-point-x="-0.2402in" draw:caption-point-y="0.1752in">
              <dc:creator>AŠ</dc:creator>
              <dc:date>2010-12-17T00:00:00</dc:date>
              <text:p text:style-name="P2"><text:span text:style-name="T1">Irgi iš lempos. Jono lempos.</text:span></text:p>
            </office:annotation>
            <text:p>time</text:p>
          </table:table-cell>
          <table:table-cell office:value-type="float" office:value="-320">
            <text:p>-320</text:p>
          </table:table-cell>
          <table:table-cell office:value-type="float" office:value="150">
            <text:p>150</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5]" office:value-type="string" office:string-value="B Collector t1">
            <text:p>B Collector t1</text:p>
          </table:table-cell>
          <table:table-cell table:style-name="ce15" office:value-type="string">
            <text:p>energy rate</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30"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office:value-type="float" office:value="10">
            <text:p>10</text:p>
          </table:table-cell>
          <table:table-cell office:value-type="float" office:value="1">
            <text:p>1</text:p>
          </table:table-cell>
          <table:table-cell table:style-name="ce24" table:formula="of:=[Variables.$B$2]" office:value-type="float" office:value="0.01">
            <text:p>0.0100</text:p>
          </table:table-cell>
          <table:table-cell table:number-columns-repeated="1011"/>
        </table:table-row>
        <table:table-row table:style-name="ro1" table:visibility="filter">
          <table:table-cell table:formula="of:=[.A16]" office:value-type="string" office:string-value="B Collector t1">
            <text:p>B Collector t1</text:p>
          </table:table-cell>
          <table:table-cell table:style-name="ce15" office:value-type="string">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formula="of:=[.K$3]" office:value-type="float" office:value="10">
            <text:p>10</text:p>
          </table:table-cell>
          <table:table-cell office:value-type="float" office:value="0">
            <text:p>0</text:p>
          </table:table-cell>
          <table:table-cell table:style-name="ce24" office:value-type="float" office:value="20">
            <text:p>20.0000</text:p>
          </table:table-cell>
          <table:table-cell table:number-columns-repeated="1011"/>
        </table:table-row>
        <table:table-row table:style-name="ro1" table:visibility="filter">
          <table:table-cell table:formula="of:=[.A17]" office:value-type="string" office:string-value="B Collector t1">
            <text:p>B Collector t1</text:p>
          </table:table-cell>
          <table:table-cell table:style-name="ce15" office:value-type="string">
            <text:p>energy cost</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30"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5" office:value-type="float" office:value="10">
            <text:p>10</text:p>
          </table:table-cell>
          <table:table-cell office:value-type="float" office:value="0">
            <text:p>0</text:p>
          </table:table-cell>
          <table:table-cell table:style-name="ce24" office:value-type="float" office:value="30">
            <text:p>30.0000</text:p>
          </table:table-cell>
          <table:table-cell table:number-columns-repeated="1011"/>
        </table:table-row>
        <table:table-row table:style-name="ro2" table:visibility="filter">
          <table:table-cell/>
          <table:table-cell table:style-name="ce15"/>
          <table:table-cell/>
          <table:table-cell table:style-name="ce24"/>
          <table:table-cell/>
          <table:table-cell table:style-name="ce30"/>
          <table:table-cell table:number-columns-repeated="4"/>
          <table:table-cell table:style-name="ce15"/>
          <table:table-cell/>
          <table:table-cell table:style-name="ce24"/>
          <table:table-cell table:number-columns-repeated="1011"/>
        </table:table-row>
        <table:table-row table:style-name="ro3" table:visibility="filter">
          <table:table-cell office:value-type="string">
            <text:p>B Collector t2</text:p>
          </table:table-cell>
          <table:table-cell table:style-name="ce15" office:value-type="string">
            <office:annotation draw:style-name="gr6" draw:text-style-name="P2" svg:width="2.7138in" svg:height="0.3902in" svg:x="2.6311in" svg:y="0in" draw:caption-point-x="-0.2402in" draw:caption-point-y="0.1752in">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0">
            <text:p>0</text:p>
          </table:table-cell>
          <table:table-cell table:style-name="ce29" office:value-type="float" office:value="2000">
            <text:p>2000.000</text:p>
          </table:table-cell>
          <table:table-cell office:value-type="float" office:value="3">
            <text:p>3</text:p>
          </table:table-cell>
          <table:table-cell table:style-name="ce30" office:value-type="float" office:value="3">
            <text:p>3</text:p>
          </table:table-cell>
          <table:table-cell table:number-columns-repeated="2" office:value-type="float" office:value="1">
            <text:p>1</text:p>
          </table:table-cell>
          <table:table-cell office:value-type="float" office:value="4">
            <text:p>4</text:p>
          </table:table-cell>
          <table:table-cell office:value-type="float" office:value="4.1">
            <text:p>4.1</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0]" office:value-type="string" office:string-value="B Collector t2">
            <text:p>B Collector t2</text:p>
          </table:table-cell>
          <table:table-cell table:style-name="ce15" office:value-type="string">
            <office:annotation draw:style-name="gr8" draw:text-style-name="P2" svg:width="2.7657in" svg:height="1.3232in" svg:x="2.6311in" svg:y="0in" draw:caption-point-x="-0.2402in" draw:caption-point-y="0.1752in">
              <dc:creator>AŠ</dc:creator>
              <dc:date>2011-02-2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text:p text:style-name="P2"><text:span text:style-name="T1"/></text:p>
              <text:p text:style-name="P2"><text:span text:style-name="T1">Viskas x 1,5kad atsverti tai, jog jis yra didesnis už wind panel.</text:span></text:p>
            </office:annotation>
            <text:p>energy rate</text:p>
          </table:table-cell>
          <table:table-cell office:value-type="float" office:value="4">
            <text:p>4</text:p>
          </table:table-cell>
          <table:table-cell table:style-name="ce24" office:value-type="float" office:value="0.8">
            <text:p>0.8000</text:p>
          </table:table-cell>
          <table:table-cell/>
          <table:table-cell table:style-name="ce30"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table:formula="of:=[Variables.$B$2] * 1.5" office:value-type="float" office:value="0.015">
            <text:p>0.0150</text:p>
          </table:table-cell>
          <table:table-cell table:number-columns-repeated="1011"/>
        </table:table-row>
        <table:table-row table:style-name="ro1" table:visibility="filter">
          <table:table-cell table:formula="of:=[.A21]" office:value-type="string" office:string-value="B Collector t2">
            <text:p>B Collector t2</text:p>
          </table:table-cell>
          <table:table-cell table:style-name="ce15" office:value-type="string">
            <text:p>metal cost</text:p>
          </table:table-cell>
          <table:table-cell office:value-type="float" office:value="0">
            <text:p>0</text:p>
          </table:table-cell>
          <table:table-cell office:value-type="float" office:value="8">
            <text:p>8</text:p>
          </table:table-cell>
          <table:table-cell office:value-type="float" office:value="0">
            <text:p>0</text:p>
          </table:table-cell>
          <table:table-cell office:value-type="float" office:value="2.2">
            <text:p>2.2</text:p>
          </table:table-cell>
          <table:table-cell table:formula="of:=[.G3]" office:value-type="float" office:value="0">
            <text:p>0</text:p>
          </table:table-cell>
          <table:table-cell office:value-type="float" office:value="0.5">
            <text:p>0.5</text:p>
          </table:table-cell>
          <table:table-cell table:formula="of:=[.I3]" office:value-type="float" office:value="0">
            <text:p>0</text:p>
          </table:table-cell>
          <table:table-cell table:formula="of:=[.J3]"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80">
            <text:p>180.0000</text:p>
          </table:table-cell>
          <table:table-cell table:number-columns-repeated="1011"/>
        </table:table-row>
        <table:table-row table:style-name="ro1" table:visibility="filter">
          <table:table-cell table:formula="of:=[.A22]" office:value-type="string" office:string-value="B Collector t2">
            <text:p>B Collector t2</text:p>
          </table:table-cell>
          <table:table-cell table:style-name="ce15" office:value-type="string">
            <text:p>energy cost</text:p>
          </table:table-cell>
          <table:table-cell office:value-type="float" office:value="4">
            <text:p>4</text:p>
          </table:table-cell>
          <table:table-cell table:style-name="ce24" office:value-type="float" office:value="0.8">
            <text:p>0.8000</text:p>
          </table:table-cell>
          <table:table-cell/>
          <table:table-cell table:style-name="ce30"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office:value-type="float" office:value="220">
            <text:p>220.0000</text:p>
          </table:table-cell>
          <table:table-cell table:number-columns-repeated="1011"/>
        </table:table-row>
        <table:table-row table:style-name="ro1" table:visibility="filter">
          <table:table-cell table:formula="of:=[.A23]" office:value-type="string" office:string-value="B Collector t2">
            <text:p>B Collector t2</text:p>
          </table:table-cell>
          <table:table-cell table:style-name="ce15" office:value-type="string">
            <office:annotation draw:style-name="gr7" draw:text-style-name="P2" svg:width="3.313in" svg:height="0.7012in" svg:x="2.6311in" svg:y="0in" draw:caption-point-x="-0.2402in" draw:caption-point-y="0.1752in">
              <dc:creator>AŠ</dc:creator>
              <dc:date>2011-04-13T00:00:00</dc:date>
              <text:p text:style-name="P2"><text:span text:style-name="T1">Same as MEX T2</text:span></text:p>
            </office:annotation>
            <text:p>zetium cost</text:p>
          </table:table-cell>
          <table:table-cell table:number-matrix-columns-spanned="11" table:number-matrix-rows-spanned="1" table:formula="of:=[.C13:.M13]" office:value-type="float" office:value="224.64">
            <text:p>224.64</text:p>
          </table:table-cell>
          <table:table-cell table:style-name="ce24" office:value-type="float" office:value="364.73080125008">
            <text:p>364.7308</text:p>
          </table:table-cell>
          <table:table-cell office:value-type="float" office:value="-1">
            <text:p>-1</text:p>
          </table:table-cell>
          <table:table-cell table:style-name="ce30"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table-cell table:style-name="ce24"/>
          <table:table-cell/>
          <table:table-cell table:style-name="ce30"/>
          <table:table-cell table:number-columns-repeated="4"/>
          <table:table-cell table:style-name="ce15"/>
          <table:table-cell/>
          <table:table-cell table:style-name="ce24"/>
          <table:table-cell table:number-columns-repeated="1011"/>
        </table:table-row>
        <table:table-row table:style-name="ro1" table:visibility="filter">
          <table:table-cell office:value-type="string">
            <text:p>B Collector t3</text:p>
          </table:table-cell>
          <table:table-cell table:style-name="ce15" office:value-type="string">
            <office:annotation draw:style-name="gr4" draw:text-style-name="P2" svg:width="1.1413in" svg:height="0.2346in" svg:x="2.6311in" svg:y="0in" draw:caption-point-x="-0.2402in" draw:caption-point-y="0.1752in">
              <dc:creator>AŠ</dc:creator>
              <dc:date>2010-12-17T00:00:00</dc:date>
              <text:p text:style-name="P2"><text:span text:style-name="T1">1,1 x t2 time</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table:style-name="ce15" office:value-type="float" office:value="2">
            <text:p>2</text:p>
          </table:table-cell>
          <table:table-cell office:value-type="float" office:value="0">
            <text:p>0</text:p>
          </table:table-cell>
          <table:table-cell table:style-name="ce24" office:value-type="float" office:value="1.1">
            <text:p>1.1000</text:p>
          </table:table-cell>
          <table:table-cell table:number-columns-repeated="1011"/>
        </table:table-row>
        <table:table-row table:style-name="ro1" table:visibility="filter">
          <table:table-cell table:formula="of:=[.A26]" office:value-type="string" office:string-value="B Collector t3">
            <text:p>B Collector t3</text:p>
          </table:table-cell>
          <table:table-cell table:style-name="ce15" office:value-type="string">
            <office:annotation draw:style-name="gr4" draw:text-style-name="P2" svg:width="1.1413in" svg:height="0.3902in" svg:x="2.6311in" svg:y="0in" draw:caption-point-x="-0.2402in" draw:caption-point-y="0.1752in">
              <dc:creator>AŠ</dc:creator>
              <dc:date>2010-12-17T00:00:00</dc:date>
              <text:p text:style-name="P2"><text:span text:style-name="T1">1lvl: 2,5 x t2 lvl1</text:span></text:p>
              <text:p text:style-name="P2"><text:span text:style-name="T1">2lvl: 2 x 1lvl</text:span></text:p>
            </office:annotation>
            <text:p>energy rate</text:p>
          </table:table-cell>
          <table:table-cell office:value-type="float" office:value="0">
            <text:p>0</text:p>
          </table:table-cell>
          <table:table-cell table:style-name="ce24" office:value-type="float" office:value="7">
            <text:p>7.0000</text:p>
          </table:table-cell>
          <table:table-cell/>
          <table:table-cell table:style-name="ce30" office:value-type="float" office:value="2.3">
            <text:p>2.3</text:p>
          </table:table-cell>
          <table:table-cell office:value-type="float" office:value="3">
            <text:p>3</text:p>
          </table:table-cell>
          <table:table-cell office:value-type="float" office:value="0.2">
            <text:p>0.2</text:p>
          </table:table-cell>
          <table:table-cell table:number-columns-repeated="2" office:value-type="float" office:value="0">
            <text:p>0</text:p>
          </table:table-cell>
          <table:table-cell table:style-name="ce15" office:value-type="float" office:value="2">
            <text:p>2</text:p>
          </table:table-cell>
          <table:table-cell office:value-type="float" office:value="1">
            <text:p>1</text:p>
          </table:table-cell>
          <table:table-cell table:style-name="ce24" table:formula="of:=[Variables.$B$2]" office:value-type="float" office:value="0.01">
            <text:p>0.0100</text:p>
          </table:table-cell>
          <table:table-cell table:number-columns-repeated="1011"/>
        </table:table-row>
        <table:table-row table:style-name="ro1" table:visibility="filter">
          <table:table-cell table:formula="of:=[.A27]" office:value-type="string" office:string-value="B Collector t3">
            <text:p>B Collector t3</text:p>
          </table:table-cell>
          <table:table-cell table:style-name="ce15" office:value-type="string">
            <text:p>metal cost</text:p>
          </table:table-cell>
          <table:table-cell table:formula="of:=[.C9]" office:value-type="float" office:value="6">
            <text:p>6</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table:formula="of:=[.H9]" office:value-type="float" office:value="0.5">
            <text:p>0.5</text:p>
          </table:table-cell>
          <table:table-cell table:formula="of:=[.I9]" office:value-type="float" office:value="0">
            <text:p>0</text:p>
          </table:table-cell>
          <table:table-cell table:formula="of:=[.J9]" office:value-type="float" office:value="0">
            <text:p>0</text:p>
          </table:table-cell>
          <table:table-cell office:value-type="float" office:value="2">
            <text:p>2</text:p>
          </table:table-cell>
          <table:table-cell office:value-type="float" office:value="0">
            <text:p>0</text:p>
          </table:table-cell>
          <table:table-cell table:style-name="ce24" table:formula="of:=[.M9]*12*3600" office:value-type="float" office:value="108">
            <text:p>108.0000</text:p>
          </table:table-cell>
          <table:table-cell table:number-columns-repeated="1011"/>
        </table:table-row>
        <table:table-row table:style-name="ro1" table:visibility="filter">
          <table:table-cell table:formula="of:=[.A28]" office:value-type="string" office:string-value="B Collector t3">
            <text:p>B Collector t3</text:p>
          </table:table-cell>
          <table:table-cell table:style-name="ce15" office:value-type="string">
            <text:p>energy cost</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office:value-type="float" office:value="2">
            <text:p>2</text:p>
          </table:table-cell>
          <table:table-cell office:value-type="float" office:value="0">
            <text:p>0</text:p>
          </table:table-cell>
          <table:table-cell table:style-name="ce24" table:formula="of:=[.M21]*3600*4" office:value-type="float" office:value="216">
            <text:p>216.0000</text:p>
          </table:table-cell>
          <table:table-cell table:number-columns-repeated="1011"/>
        </table:table-row>
        <table:table-row table:style-name="ro1" table:visibility="filter">
          <table:table-cell table:formula="of:=[.A29]" office:value-type="string" office:string-value="B Collector t3">
            <text:p>B Collector t3</text:p>
          </table:table-cell>
          <table:table-cell table:style-name="ce15" office:value-type="string">
            <office:annotation draw:style-name="gr4" draw:text-style-name="P2" svg:width="1.1413in" svg:height="0.2346in" svg:x="2.6311in" svg:y="0in" draw:caption-point-x="-0.2402in" draw:caption-point-y="0.1752in">
              <dc:creator>AŠ</dc:creator>
              <dc:date>2011-04-27T00:00:00</dc:date>
              <text:p text:style-name="P2"><text:span text:style-name="T1">Collector T2 x 3</text:span></text:p>
            </office:annotation>
            <text:p>zetium cost</text:p>
          </table:table-cell>
          <table:table-cell table:number-matrix-columns-spanned="8" table:number-matrix-rows-spanned="1" table:formula="of:=[.C24:.J24]" office:value-type="float" office:value="224.64">
            <text:p>224.64</text:p>
          </table:table-cell>
          <table:table-cell office:value-type="float" office:value="364.73080125008">
            <text:p>364.7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9]" office:value-type="float" office:value="2">
            <text:p>2</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Zex t1</text:p>
          </table:table-cell>
          <table:table-cell table:style-name="ce15" office:value-type="string">
            <text:p>time</text:p>
          </table:table-cell>
          <table:table-cell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2]" office:value-type="string" office:string-value="B Zex t1">
            <text:p>B Zex t1</text:p>
          </table:table-cell>
          <table:table-cell table:style-name="ce15" office:value-type="string">
            <text:p>zetium rate</text:p>
          </table:table-cell>
          <table:table-cell office:value-type="float" office:value="0">
            <text:p>0</text:p>
          </table:table-cell>
          <table:table-cell table:style-name="ce24" office:value-type="float" office:value="0.14">
            <text:p>0.1400</text:p>
          </table:table-cell>
          <table:table-cell office:value-type="float" office:value="0">
            <text:p>0</text:p>
          </table:table-cell>
          <table:table-cell table:style-name="ce30"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5" office:value-type="float" office:value="10">
            <text:p>10</text:p>
          </table:table-cell>
          <table:table-cell office:value-type="float" office:value="1">
            <text:p>1</text:p>
          </table:table-cell>
          <table:table-cell table:style-name="ce24" table:formula="of:=[Variables.$B$3]" office:value-type="float" office:value="0.005">
            <text:p>0.0050</text:p>
          </table:table-cell>
          <table:table-cell table:number-columns-repeated="1011"/>
        </table:table-row>
        <table:table-row table:style-name="ro1" table:visibility="filter">
          <table:table-cell table:formula="of:=[.A33]" office:value-type="string" office:string-value="B Zex t1">
            <text:p>B Zex t1</text:p>
          </table:table-cell>
          <table:table-cell table:style-name="ce15" office:value-type="string">
            <office:annotation draw:style-name="gr5" draw:text-style-name="P2" svg:width="2.2185in" svg:height="0.2346in" svg:x="2.6311in" svg:y="0in" draw:caption-point-x="-0.2402in" draw:caption-point-y="0.1752in">
              <dc:creator>AŠ</dc:creator>
              <dc:date>2010-12-17T00:00:00</dc:date>
              <text:p text:style-name="P2"><text:span text:style-name="T1">90% Collector t1 energy rate</text:span></text:p>
            </office:annotation>
            <text:p>energy usage</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table:formula="of:=[.L16]" office:value-type="float" office:value="1">
            <text:p>1</text:p>
          </table:table-cell>
          <table:table-cell table:style-name="ce24" table:formula="of:=[.M16]*0.9" office:value-type="float" office:value="0.009">
            <text:p>0.0090</text:p>
          </table:table-cell>
          <table:table-cell table:number-columns-repeated="1011"/>
        </table:table-row>
        <table:table-row table:style-name="ro1" table:visibility="filter">
          <table:table-cell table:formula="of:=[.A34]" office:value-type="string" office:string-value="B Zex t1">
            <text:p>B Zex t1</text:p>
          </table:table-cell>
          <table:table-cell table:style-name="ce15" office:value-type="string">
            <office:annotation draw:style-name="gr5" draw:text-style-name="P2" svg:width="1.7146in" svg:height="0.2346in" svg:x="2.6311in" svg:y="0in" draw:caption-point-x="-0.2402in" draw:caption-point-y="0.1752in">
              <dc:creator>AŠ</dc:creator>
              <dc:date>2011-02-27T00:00:00</dc:date>
              <text:p text:style-name="P2"><text:span text:style-name="T1">== MEX T1 rate x 25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table:formula="of:=[.I3]" office:value-type="float" office:value="0">
            <text:p>0</text:p>
          </table:table-cell>
          <table:table-cell table:formula="of:=[.J3]" office:value-type="float" office:value="0">
            <text:p>0</text:p>
          </table:table-cell>
          <table:table-cell table:formula="of:=[.K3]" office:value-type="float" office:value="10">
            <text:p>10</text:p>
          </table:table-cell>
          <table:table-cell office:value-type="float" office:value="0">
            <text:p>0</text:p>
          </table:table-cell>
          <table:table-cell table:style-name="ce24" table:formula="of:=[.M3]*SHOURS(25)" office:value-type="float" office:value="225">
            <text:p>225.0000</text:p>
          </table:table-cell>
          <table:table-cell table:number-columns-repeated="1011"/>
        </table:table-row>
        <table:table-row table:style-name="ro1" table:visibility="filter">
          <table:table-cell table:formula="of:=[.A35]" office:value-type="string" office:string-value="B Zex t1">
            <text:p>B Zex t1</text:p>
          </table:table-cell>
          <table:table-cell table:style-name="ce15" office:value-type="string">
            <office:annotation draw:style-name="gr7" draw:text-style-name="P2" svg:width="3.287in" svg:height="0.7012in" svg:x="2.6311in" svg:y="0in" draw:caption-point-x="-0.2402in" draw:caption-point-y="0.1752in">
              <dc:creator>AŠ</dc:creator>
              <dc:date>2011-02-27T00:00:00</dc:date>
              <text:p text:style-name="P2"><text:span text:style-name="T1">== Collector T1 rate x 35val</text:span></text:p>
            </office:annotation>
            <text:p>energy cost</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office:value-type="float" office:value="0">
            <text:p>0</text:p>
          </table:table-cell>
          <table:table-cell table:style-name="ce24" table:formula="of:=[.M16]*SHOURS(35)" office:value-type="float" office:value="1260">
            <text:p>1260.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3" table:visibility="filter">
          <table:table-cell office:value-type="string">
            <text:p>B Zex t2</text:p>
          </table:table-cell>
          <table:table-cell table:style-name="ce15" office:value-type="string">
            <office:annotation draw:style-name="gr9" draw:text-style-name="P2" svg:width="2.9831in" svg:height="0.8567in" svg:x="2.6311in" svg:y="0in" draw:caption-point-x="-0.2402in" draw:caption-point-y="0.1752in">
              <dc:creator>AŠ</dc:creator>
              <dc:date>2010-12-17T00:00:00</dc:date>
              <text:p text:style-name="P2"><text:span text:style-name="T1">1lvl: 4val, tarp 7 ir 8 lygio</text:span></text:p>
              <text:p text:style-name="P2"><text:span text:style-name="T1">4lvl: 10 x 1lvl</text:span></text:p>
              <text:p text:style-name="P2"><text:span text:style-name="T1"/></text:p>
              <text:p text:style-name="P2"><text:span text:style-name="T1">Jho ir Sigis yra fakin papugos: „Keturios valandos!“</text:span></text:p>
            </office:annotation>
            <text:p>time</text:p>
          </table:table-cell>
          <table:table-cell office:value-type="float" office:value="0">
            <text:p>0</text:p>
          </table:table-cell>
          <table:table-cell office:value-type="float" office:value="14000">
            <text:p>14000</text:p>
          </table:table-cell>
          <table:table-cell office:value-type="float" office:value="0">
            <text:p>0</text:p>
          </table:table-cell>
          <table:table-cell table:formula="of:=[.F32]" office:value-type="float" office:value="4">
            <text:p>4</text:p>
          </table:table-cell>
          <table:table-cell office:value-type="float" office:value="0">
            <text:p>0</text:p>
          </table:table-cell>
          <table:table-cell table:formula="of:=[.H32]" office:value-type="float" office:value="1">
            <text:p>1</text:p>
          </table:table-cell>
          <table:table-cell office:value-type="float" office:value="7">
            <text:p>7</text:p>
          </table:table-cell>
          <table:table-cell office:value-type="float" office:value="2">
            <text:p>2</text:p>
          </table:table-cell>
          <table:table-cell office:value-type="float" office:value="4">
            <text:p>4</text:p>
          </table:table-cell>
          <table:table-cell table:formula="of:=[.L32]" office:value-type="float" office:value="0">
            <text:p>0</text:p>
          </table:table-cell>
          <table:table-cell table:formula="of:=[.M32]" office:value-type="float" office:value="1">
            <text:p>1</text:p>
          </table:table-cell>
          <table:table-cell table:number-columns-repeated="1011"/>
        </table:table-row>
        <table:table-row table:style-name="ro1" table:visibility="filter">
          <table:table-cell table:formula="of:=[.A38]" office:value-type="string" office:string-value="B Zex t2">
            <text:p>B Zex t2</text:p>
          </table:table-cell>
          <table:table-cell table:style-name="ce15" office:value-type="string">
            <office:annotation draw:style-name="gr4" draw:text-style-name="P2" svg:width="1.1413in" svg:height="0.8567in" svg:x="2.6311in" svg:y="0in" draw:caption-point-x="-0.2402in" draw:caption-point-y="0.1752in">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zetium rate</text:p>
          </table:table-cell>
          <table:table-cell office:value-type="float" office:value="0.6">
            <text:p>0.6</text:p>
          </table:table-cell>
          <table:table-cell table:style-name="ce24" office:value-type="float" office:value="0.24">
            <text:p>0.2400</text:p>
          </table:table-cell>
          <table:table-cell/>
          <table:table-cell table:style-name="ce30" office:value-type="float" office:value="1.45">
            <text:p>1.45</text:p>
          </table:table-cell>
          <table:table-cell office:value-type="float" office:value="0">
            <text:p>0</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table:formula="of:=[Variables.$B$3]" office:value-type="float" office:value="0.005">
            <text:p>0.0050</text:p>
          </table:table-cell>
          <table:table-cell table:number-columns-repeated="1011"/>
        </table:table-row>
        <table:table-row table:style-name="ro1" table:visibility="filter">
          <table:table-cell table:formula="of:=[.A39]" office:value-type="string" office:string-value="B Zex t2">
            <text:p>B Zex t2</text:p>
          </table:table-cell>
          <table:table-cell office:value-type="string">
            <office:annotation draw:style-name="gr5" draw:text-style-name="P2" svg:width="1.9665in" svg:height="0.2346in" svg:x="2.6311in" svg:y="0in" draw:caption-point-x="-0.2402in" draw:caption-point-y="0.1752in">
              <dc:creator>AŠ</dc:creator>
              <dc:date>2010-12-17T00:00:00</dc:date>
              <text:p text:style-name="P2"><text:span text:style-name="T1">90%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style-name="ce32" office:value-type="float" office:value="2">
            <text:p>2</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formula="of:=[.K21]" office:value-type="float" office:value="4">
            <text:p>4</text:p>
          </table:table-cell>
          <table:table-cell table:formula="of:=[.L21]" office:value-type="float" office:value="1">
            <text:p>1</text:p>
          </table:table-cell>
          <table:table-cell table:formula="of:=[.M21]*0.9" office:value-type="float" office:value="0.0135">
            <text:p>0.01</text:p>
          </table:table-cell>
          <table:table-cell table:number-columns-repeated="1011"/>
        </table:table-row>
        <table:table-row table:style-name="ro1" table:visibility="filter">
          <table:table-cell table:formula="of:=[.A40]" office:value-type="string" office:string-value="B Zex t2">
            <text:p>B Zex t2</text:p>
          </table:table-cell>
          <table:table-cell office:value-type="string">
            <office:annotation draw:style-name="gr6" draw:text-style-name="P2" svg:width="2.8701in" svg:height="0.3902in" svg:x="2.6311in" svg:y="0in" draw:caption-point-x="-0.2402in" draw:caption-point-y="0.1752in">
              <dc:creator>AŠ</dc:creator>
              <dc:date>2011-02-27T00:00:00</dc:date>
              <text:p text:style-name="P2"><text:span text:style-name="T1">1lvl: MEX T2 lvl1 per 4val</text:span></text:p>
              <text:p text:style-name="P2"><text:span text:style-name="T1">4lvl: 1lvl x 10</text:span></text:p>
            </office:annotation>
            <text:p>metal cost</text:p>
          </table:table-cell>
          <table:table-cell office:value-type="float" office:value="0">
            <text:p>0</text:p>
          </table:table-cell>
          <table:table-cell office:value-type="float" office:value="3">
            <text:p>3</text:p>
          </table:table-cell>
          <table:table-cell table:formula="of:=[.E9]" office:value-type="float" office:value="0">
            <text:p>0</text:p>
          </table:table-cell>
          <table:table-cell office:value-type="float" office:value="4.4">
            <text:p>4.4</text:p>
          </table:table-cell>
          <table:table-cell table:formula="of:=[.G9]" office:value-type="float" office:value="0">
            <text:p>0</text:p>
          </table:table-cell>
          <table:table-cell table:formula="of:=[.H9]" office:value-type="float" office:value="0.5">
            <text:p>0.5</text:p>
          </table:table-cell>
          <table:table-cell office:value-type="float" office:value="5">
            <text:p>5</text:p>
          </table:table-cell>
          <table:table-cell office:value-type="float" office:value="0">
            <text:p>0</text:p>
          </table:table-cell>
          <table:table-cell table:formula="of:=[.K9]" office:value-type="float" office:value="4">
            <text:p>4</text:p>
          </table:table-cell>
          <table:table-cell office:value-type="float" office:value="0">
            <text:p>0</text:p>
          </table:table-cell>
          <table:table-cell table:formula="of:=[.M9]*SHOURS(4)" office:value-type="float" office:value="36">
            <text:p>36</text:p>
          </table:table-cell>
          <table:table-cell table:number-columns-repeated="1011"/>
        </table:table-row>
        <table:table-row table:style-name="ro1" table:visibility="filter">
          <table:table-cell table:formula="of:=[.A41]" office:value-type="string" office:string-value="B Zex t2">
            <text:p>B Zex t2</text:p>
          </table:table-cell>
          <table:table-cell office:value-type="string">
            <office:annotation draw:style-name="gr6" draw:text-style-name="P2" svg:width="2.4531in" svg:height="0.3902in" svg:x="2.6311in" svg:y="0in" draw:caption-point-x="-0.2402in" draw:caption-point-y="0.1752in">
              <dc:creator>AŠ</dc:creator>
              <dc:date>2011-02-27T00:00:00</dc:date>
              <text:p text:style-name="P2"><text:span text:style-name="T1">Nesuprasi kaip čia, bet turėtų būti gerai. Gal.</text:span></text:p>
            </office:annotation>
            <text:p>energy cost</text:p>
          </table:table-cell>
          <table:table-cell office:value-type="float" office:value="-100">
            <text:p>-100</text:p>
          </table:table-cell>
          <table:table-cell office:value-type="float" office:value="1400">
            <text:p>1400</text:p>
          </table:table-cell>
          <table:table-cell office:value-type="float" office:value="0">
            <text:p>0</text:p>
          </table:table-cell>
          <table:table-cell office:value-type="float" office:value="4">
            <text:p>4</text:p>
          </table:table-cell>
          <table:table-cell table:number-columns-repeated="2" office:value-type="float" office:value="1">
            <text:p>1</text:p>
          </table:table-cell>
          <table:table-cell office:value-type="float" office:value="4.5">
            <text:p>4.5</text:p>
          </table:table-cell>
          <table:table-cell office:value-type="float" office:value="2">
            <text:p>2</text:p>
          </table:table-cell>
          <table:table-cell office:value-type="float" office:value="4">
            <text:p>4</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visibility="filter">
          <table:table-cell table:formula="of:=[.A42]" office:value-type="string" office:string-value="B Zex t2">
            <text:p>B Zex t2</text:p>
          </table:table-cell>
          <table:table-cell office:value-type="string">
            <office:annotation draw:style-name="gr6" draw:text-style-name="P2" svg:width="3.4433in" svg:height="0.3902in" svg:x="2.6311in" svg:y="0in" draw:caption-point-x="-0.2402in" draw:caption-point-y="0.1752in">
              <dc:creator>AŠ</dc:creator>
              <dc:date>2011-04-13T00:00:00</dc:date>
              <text:p text:style-name="P2"><text:span text:style-name="T1">1lvl: Zex T1 5lvl x 1val x 4</text:span></text:p>
              <text:p text:style-name="P2"><text:span text:style-name="T1">4lvl: 1lvl x 10</text:span></text:p>
            </office:annotation>
            <text:p>zetium cost</text:p>
          </table:table-cell>
          <table:table-cell office:value-type="float" office:value="0">
            <text:p>0</text:p>
          </table:table-cell>
          <table:table-cell office:value-type="float" office:value="25">
            <text:p>25</text:p>
          </table:table-cell>
          <table:table-cell office:value-type="float" office:value="0">
            <text:p>0</text:p>
          </table:table-cell>
          <table:table-cell office:value-type="float" office:value="3.3">
            <text:p>3.3</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4">
            <text:p>4.0000</text:p>
          </table:table-cell>
          <table:table-cell table:number-columns-repeated="1011"/>
        </table:table-row>
        <table:table-row table:style-name="ro2" table:visibility="filter">
          <table:table-cell table:number-columns-repeated="12"/>
          <table:table-cell table:style-name="ce24"/>
          <table:table-cell table:number-columns-repeated="1011"/>
        </table:table-row>
        <table:table-row table:style-name="ro1" table:visibility="filter">
          <table:table-cell office:value-type="string">
            <text:p>B Metal Storage</text:p>
          </table:table-cell>
          <table:table-cell table:style-name="ce15" office:value-type="string">
            <text:p>time</text:p>
          </table:table-cell>
          <table:table-cell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5]" office:value-type="string" office:string-value="B Metal Storage">
            <text:p>B Metal Storage</text:p>
          </table:table-cell>
          <table:table-cell table:style-name="ce15" office:value-type="string">
            <office:annotation draw:style-name="gr6" draw:text-style-name="P2" svg:width="2.9929in" svg:height="0.3902in" svg:x="2.6311in" svg:y="0in" draw:caption-point-x="-0.2402in" draw:caption-point-y="0.1752in">
              <dc:creator>AŠ</dc:creator>
              <dc:date>2011-02-27T00:00:00</dc:date>
              <text:p text:style-name="P2"><text:span text:style-name="T1">1lvl: tiek kiek T1 MEX 6lvl per 3d.</text:span></text:p>
              <text:p text:style-name="P2"><text:span text:style-name="T1">8lvl: tiek kiek T2 MEX 4lvl per 6d. </text:span></text:p>
            </office:annotation>
            <text:p>metal storage</text:p>
          </table:table-cell>
          <table:table-cell table:number-matrix-columns-spanned="9" table:number-matrix-rows-spanned="1" table:formula="of:=LINEAR_DEP(6;[.C3:.M3]; SDAYS(3); [.K9];[.C9:.M9]; SDAYS(6); [.K45])" office:value-type="float" office:value="4353.09469011339">
            <text:p>4353.09</text:p>
          </table:table-cell>
          <table:table-cell office:value-type="float" office:value="2414.47218712666">
            <text:p>2414.4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table:formula="of:=1/[Variables.D1]" office:value-type="float" office:value="2">
            <text:p>2.0000</text:p>
          </table:table-cell>
          <table:table-cell table:number-columns-repeated="1011"/>
        </table:table-row>
        <table:table-row table:style-name="ro1" table:visibility="filter">
          <table:table-cell table:formula="of:=[.A46]" office:value-type="string" office:string-value="B Metal Storage">
            <text:p>B Metal Storage</text:p>
          </table:table-cell>
          <table:table-cell table:style-name="ce15" office:value-type="string">
            <office:annotation draw:style-name="gr4" draw:text-style-name="P2" svg:width="2.8799in" svg:height="0.2346in" svg:x="2.6311in" svg:y="0in" draw:caption-point-x="-0.2402in" draw:caption-point-y="0.1752in">
              <dc:creator>AŠ</dc:creator>
              <dc:date>2010-12-18T00:00:00</dc:date>
              <text:p text:style-name="P2"><text:span text:style-name="T1">Storage / 10</text:span></text:p>
            </office:annotation>
            <text:p>metal cost</text:p>
          </table:table-cell>
          <table:table-cell table:formula="of:=[.C46]" office:value-type="float" office:value="4353.09469011339">
            <text:p>4353.09</text:p>
          </table:table-cell>
          <table:table-cell table:formula="of:=[.D46]" office:value-type="float" office:value="2414.47218712666">
            <text:p>2414.47</text:p>
          </table:table-cell>
          <table:table-cell table:formula="of:=[.E46]" office:value-type="float" office:value="-1">
            <text:p>-1</text:p>
          </table:table-cell>
          <table:table-cell table:formula="of:=[.F46]" office:value-type="float" office:value="0">
            <text:p>0</text:p>
          </table:table-cell>
          <table:table-cell table:formula="of:=[.G46]" office:value-type="float" office:value="0">
            <text:p>0</text:p>
          </table:table-cell>
          <table:table-cell table:formula="of:=[.H46]" office:value-type="float" office:value="0">
            <text:p>0</text:p>
          </table:table-cell>
          <table:table-cell table:formula="of:=[.I46]" office:value-type="float" office:value="0">
            <text:p>0</text:p>
          </table:table-cell>
          <table:table-cell table:formula="of:=[.J46]" office:value-type="float" office:value="0">
            <text:p>0</text:p>
          </table:table-cell>
          <table:table-cell table:formula="of:=[.K46]" office:value-type="float" office:value="8">
            <text:p>8</text:p>
          </table:table-cell>
          <table:table-cell table:formula="of:=[.L46]" office:value-type="float" office:value="0">
            <text:p>0</text:p>
          </table:table-cell>
          <table:table-cell table:formula="of:=[.M46]/10" office:value-type="float" office:value="0.2">
            <text:p>0.2</text:p>
          </table:table-cell>
          <table:table-cell table:number-columns-repeated="1011"/>
        </table:table-row>
        <table:table-row table:style-name="ro1" table:visibility="filter">
          <table:table-cell table:formula="of:=[.A47]" office:value-type="string" office:string-value="B Metal Storage">
            <text:p>B Metal Storage</text:p>
          </table:table-cell>
          <table:table-cell table:style-name="ce15" office:value-type="string">
            <office:annotation draw:style-name="gr4" draw:text-style-name="P2" svg:width="3.2795in" svg:height="0.2346in" svg:x="2.6311in" svg:y="0in" draw:caption-point-x="-0.2402in" draw:caption-point-y="0.1752in">
              <dc:creator>AŠ</dc:creator>
              <dc:date>2011-01-03T00:00:00</dc:date>
              <text:p text:style-name="P2"><text:span text:style-name="T1">Storage / 30</text:span></text:p>
            </office:annotation>
            <text:p>energy cost</text:p>
          </table:table-cell>
          <table:table-cell table:formula="of:=[.C47]" office:value-type="float" office:value="4353.09469011339">
            <text:p>4353.09</text:p>
          </table:table-cell>
          <table:table-cell table:formula="of:=[.D47]" office:value-type="float" office:value="2414.47218712666">
            <text:p>2414.47</text:p>
          </table:table-cell>
          <table:table-cell table:formula="of:=[.E47]" office:value-type="float" office:value="-1">
            <text:p>-1</text:p>
          </table:table-cell>
          <table:table-cell table:formula="of:=[.F47]" office:value-type="float" office:value="0">
            <text:p>0</text:p>
          </table:table-cell>
          <table:table-cell table:formula="of:=[.G47]" office:value-type="float" office:value="0">
            <text:p>0</text:p>
          </table:table-cell>
          <table:table-cell table:formula="of:=[.H47]" office:value-type="float" office:value="0">
            <text:p>0</text:p>
          </table:table-cell>
          <table:table-cell table:formula="of:=[.I47]" office:value-type="float" office:value="0">
            <text:p>0</text:p>
          </table:table-cell>
          <table:table-cell table:formula="of:=[.J47]" office:value-type="float" office:value="0">
            <text:p>0</text:p>
          </table:table-cell>
          <table:table-cell table:formula="of:=[.K47]" office:value-type="float" office:value="8">
            <text:p>8</text:p>
          </table:table-cell>
          <table:table-cell table:formula="of:=[.L47]" office:value-type="float" office:value="0">
            <text:p>0</text:p>
          </table:table-cell>
          <table:table-cell table:formula="of:=[.M47]/3" office:value-type="float" office:value="0.0666666666666667">
            <text:p>0.07</text:p>
          </table:table-cell>
          <table:table-cell table:number-columns-repeated="1011"/>
        </table:table-row>
        <table:table-row table:style-name="ro2" table:visibility="filter">
          <table:table-cell/>
          <table:table-cell table:style-name="ce15"/>
          <table:table-cell table:number-columns-repeated="8"/>
          <table:table-cell table:style-name="ce15"/>
          <table:table-cell/>
          <table:table-cell table:style-name="ce24"/>
          <table:table-cell table:number-columns-repeated="1011"/>
        </table:table-row>
        <table:table-row table:style-name="ro1" table:visibility="filter">
          <table:table-cell office:value-type="string">
            <text:p>B Energy Storage</text:p>
          </table:table-cell>
          <table:table-cell table:style-name="ce15" office:value-type="string">
            <text:p>time</text:p>
          </table:table-cell>
          <table:table-cell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5" office:value-type="float" office:value="8">
            <text:p>8</text:p>
          </table:table-cell>
          <table:table-cell/>
          <table:table-cell table:style-name="ce24" office:value-type="float" office:value="1">
            <text:p>1.0000</text:p>
          </table:table-cell>
          <table:table-cell table:number-columns-repeated="1011"/>
        </table:table-row>
        <table:table-row table:style-name="ro1" table:visibility="filter">
          <table:table-cell table:formula="of:=[.A50]" office:value-type="string" office:string-value="B Energy Storage">
            <text:p>B Energy Storage</text:p>
          </table:table-cell>
          <table:table-cell table:style-name="ce15" office:value-type="string">
            <office:annotation draw:style-name="gr6" draw:text-style-name="P2" svg:width="3.6008in" svg:height="0.3902in" svg:x="2.6311in" svg:y="0in" draw:caption-point-x="-0.2402in" draw:caption-point-y="0.1752in">
              <dc:creator>AŠ</dc:creator>
              <dc:date>2011-02-27T00:00:00</dc:date>
              <text:p text:style-name="P2"><text:span text:style-name="T1">1lvl: tiek kiek T1 Collector 6lvl per 3d.</text:span></text:p>
              <text:p text:style-name="P2"><text:span text:style-name="T1">8lvl: tiek kiek T2 Collector 4lvl per 6d. </text:span></text:p>
            </office:annotation>
            <text:p>energy storage</text:p>
          </table:table-cell>
          <table:table-cell table:number-matrix-columns-spanned="9" table:number-matrix-rows-spanned="1" table:formula="of:=LINEAR_DEP(6; [.C16:.M16]; SDAYS(3); [.K20]; [.C21:.M21]; SDAYS(6); [.K50])" office:value-type="float" office:value="9636.37876045357">
            <text:p>9636.38</text:p>
          </table:table-cell>
          <table:table-cell office:value-type="float" office:value="8161.02720817935">
            <text:p>8161.0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table:formula="of:=1/[Variables.D1]" office:value-type="float" office:value="2">
            <text:p>2.0000</text:p>
          </table:table-cell>
          <table:table-cell table:number-columns-repeated="1011"/>
        </table:table-row>
        <table:table-row table:style-name="ro1" table:visibility="filter">
          <table:table-cell table:formula="of:=[.A51]" office:value-type="string" office:string-value="B Energy Storage">
            <text:p>B Energy Storage</text:p>
          </table:table-cell>
          <table:table-cell table:style-name="ce15" office:value-type="string">
            <office:annotation draw:style-name="gr4" draw:text-style-name="P2" svg:width="1.1413in" svg:height="0.2346in" svg:x="2.6311in" svg:y="0in" draw:caption-point-x="-0.2402in" draw:caption-point-y="0.1752in">
              <dc:creator>AŠ</dc:creator>
              <dc:date>2011-01-03T00:00:00</dc:date>
              <text:p text:style-name="P2"><text:span text:style-name="T1">Storage / 30</text:span></text:p>
            </office:annotation>
            <text:p>metal cost</text:p>
          </table:table-cell>
          <table:table-cell table:formula="of:=[.C51]" office:value-type="float" office:value="9636.37876045357">
            <text:p>9636.38</text:p>
          </table:table-cell>
          <table:table-cell table:formula="of:=[.D51]" office:value-type="float" office:value="8161.02720817935">
            <text:p>8161.03</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30" office:value-type="float" office:value="0.0666666666666667">
            <text:p>0.07</text:p>
          </table:table-cell>
          <table:table-cell table:number-columns-repeated="1011"/>
        </table:table-row>
        <table:table-row table:style-name="ro1" table:visibility="filter">
          <table:table-cell table:formula="of:=[.A52]" office:value-type="string" office:string-value="B Energy Storage">
            <text:p>B Energy Storage</text:p>
          </table:table-cell>
          <table:table-cell table:style-name="ce15" office:value-type="string">
            <office:annotation draw:style-name="gr4" draw:text-style-name="P2" svg:width="1.1413in" svg:height="0.2346in" svg:x="2.6311in" svg:y="0in" draw:caption-point-x="-0.2402in" draw:caption-point-y="0.1752in">
              <dc:creator>AŠ</dc:creator>
              <dc:date>2010-12-18T00:00:00</dc:date>
              <text:p text:style-name="P2"><text:span text:style-name="T1">Storage / 10</text:span></text:p>
            </office:annotation>
            <text:p>energy cost</text:p>
          </table:table-cell>
          <table:table-cell table:formula="of:=[.C51]" office:value-type="float" office:value="9636.37876045357">
            <text:p>9636.38</text:p>
          </table:table-cell>
          <table:table-cell table:formula="of:=[.D51]" office:value-type="float" office:value="8161.02720817935">
            <text:p>8161.03</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10" office:value-type="float" office:value="0.2">
            <text:p>0.2</text:p>
          </table:table-cell>
          <table:table-cell table:number-columns-repeated="1011"/>
        </table:table-row>
        <table:table-row table:style-name="ro2" table:visibility="filter">
          <table:table-cell/>
          <table:table-cell table:style-name="ce15"/>
          <table:table-cell table:number-columns-repeated="8"/>
          <table:table-cell table:style-name="ce15"/>
          <table:table-cell/>
          <table:table-cell table:style-name="ce24"/>
          <table:table-cell table:number-columns-repeated="1011"/>
        </table:table-row>
        <table:table-row table:style-name="ro1" table:visibility="filter">
          <table:table-cell office:value-type="string">
            <text:p>B Zetium Storage</text:p>
          </table:table-cell>
          <table:table-cell table:style-name="ce15" office:value-type="string">
            <text:p>time</text:p>
          </table:table-cell>
          <table:table-cell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5" office:value-type="float" office:value="8">
            <text:p>8</text:p>
          </table:table-cell>
          <table:table-cell/>
          <table:table-cell table:style-name="ce24" office:value-type="float" office:value="1">
            <text:p>1.0000</text:p>
          </table:table-cell>
          <table:table-cell table:number-columns-repeated="1011"/>
        </table:table-row>
        <table:table-row table:style-name="ro1" table:visibility="filter">
          <table:table-cell table:formula="of:=[.A55]" office:value-type="string" office:string-value="B Zetium Storage">
            <text:p>B Zetium Storage</text:p>
          </table:table-cell>
          <table:table-cell table:style-name="ce15" office:value-type="string">
            <office:annotation draw:style-name="gr7" draw:text-style-name="P2" svg:width="3.6531in" svg:height="0.7012in" svg:x="2.6311in" svg:y="0in" draw:caption-point-x="-0.2402in" draw:caption-point-y="0.1752in">
              <dc:creator>AŠ</dc:creator>
              <dc:date>2011-02-27T00:00:00</dc:date>
              <text:p text:style-name="P2"><text:span text:style-name="T1">Linijinė priklausomybė tarp:</text:span></text:p>
              <text:p text:style-name="P2"><text:span text:style-name="T1"/></text:p>
              <text:p text:style-name="P2"><text:span text:style-name="T1">1lvl: tiek kiek T1 ZEX 6lvl per 3d.</text:span></text:p>
              <text:p text:style-name="P2"><text:span text:style-name="T1">8lvl: tiek kiek T2 ZEX 4lvl per 6d. </text:span></text:p>
            </office:annotation>
            <text:p>zetium storage</text:p>
          </table:table-cell>
          <table:table-cell table:number-matrix-columns-spanned="9" table:number-matrix-rows-spanned="1" table:formula="of:=LINEAR_DEP(6; [.C33:.M33]; SDAYS(3); [.K38];[.C39:.M39]; SDAYS(6); [.K55])" office:value-type="float" office:value="1181.65893802268">
            <text:p>1181.66</text:p>
          </table:table-cell>
          <table:table-cell office:value-type="float" office:value="961.619354925539">
            <text:p>961.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table:formula="of:=1/[Variables.D1]" office:value-type="float" office:value="2">
            <text:p>2.0000</text:p>
          </table:table-cell>
          <table:table-cell table:number-columns-repeated="1011"/>
        </table:table-row>
        <table:table-row table:style-name="ro1" table:visibility="filter">
          <table:table-cell table:formula="of:=[.A56]" office:value-type="string" office:string-value="B Zetium Storage">
            <text:p>B Zetium Storage</text:p>
          </table:table-cell>
          <table:table-cell table:style-name="ce15" office:value-type="string">
            <office:annotation draw:style-name="gr4" draw:text-style-name="P2" svg:width="1.1413in" svg:height="0.2346in" svg:x="2.6311in" svg:y="0in" draw:caption-point-x="-0.2402in" draw:caption-point-y="0.1752in">
              <dc:creator>AŠ</dc:creator>
              <dc:date>2010-12-18T00:00:00</dc:date>
              <text:p text:style-name="P2"><text:span text:style-name="T1">Storage / 10</text:span></text:p>
            </office:annotation>
            <text:p>metal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2">
            <text:p>0.2</text:p>
          </table:table-cell>
          <table:table-cell table:number-columns-repeated="1011"/>
        </table:table-row>
        <table:table-row table:style-name="ro1" table:visibility="filter">
          <table:table-cell table:formula="of:=[.A57]" office:value-type="string" office:string-value="B Zetium Storage">
            <text:p>B Zetium Storage</text:p>
          </table:table-cell>
          <table:table-cell table:style-name="ce15" office:value-type="string">
            <office:annotation draw:style-name="gr4" draw:text-style-name="P2" svg:width="1.1413in" svg:height="0.2346in" svg:x="2.6311in" svg:y="0in" draw:caption-point-x="-0.2402in" draw:caption-point-y="0.1752in">
              <dc:creator>AŠ</dc:creator>
              <dc:date>2011-01-03T00:00:00</dc:date>
              <text:p text:style-name="P2"><text:span text:style-name="T1">Storage / 30</text:span></text:p>
            </office:annotation>
            <text:p>energy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30" office:value-type="float" office:value="0.0666666666666667">
            <text:p>0.07</text:p>
          </table:table-cell>
          <table:table-cell table:number-columns-repeated="1011"/>
        </table:table-row>
        <table:table-row table:style-name="ro1" table:visibility="filter">
          <table:table-cell table:formula="of:=[.A58]" office:value-type="string" office:string-value="B Zetium Storage">
            <text:p>B Zetium Storage</text:p>
          </table:table-cell>
          <table:table-cell table:style-name="ce15" office:value-type="string">
            <office:annotation draw:style-name="gr4" draw:text-style-name="P2" svg:width="1.1413in" svg:height="0.2346in" svg:x="2.6311in" svg:y="0in" draw:caption-point-x="-0.2402in" draw:caption-point-y="0.1752in">
              <dc:creator>AŠ</dc:creator>
              <dc:date>2010-12-18T00:00:00</dc:date>
              <text:p text:style-name="P2"><text:span text:style-name="T1">Storage / 10</text:span></text:p>
            </office:annotation>
            <text:p>zetium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2">
            <text:p>0.2</text:p>
          </table:table-cell>
          <table:table-cell table:number-columns-repeated="1011"/>
        </table:table-row>
        <table:table-row table:style-name="ro4" table:visibility="filter">
          <table:table-cell/>
          <table:table-cell table:style-name="ce15"/>
          <table:table-cell table:number-columns-repeated="1022"/>
        </table:table-row>
        <table:table-row table:style-name="ro1" table:visibility="filter">
          <table:table-cell office:value-type="string">
            <text:p>B Mothership</text:p>
          </table:table-cell>
          <table:table-cell table:style-name="ce15" office:value-type="string">
            <office:annotation draw:style-name="gr4" draw:text-style-name="P2" svg:width="1.1413in" svg:height="0.2346in" svg:x="2.6311in" svg:y="0in" draw:caption-point-x="-0.2402in" draw:caption-point-y="0.1752in">
              <dc:creator>AŠ</dc:creator>
              <dc:date>2010-12-18T00:00:00</dc:date>
              <text:p text:style-name="P2"><text:span text:style-name="T1">Kaip MEX t1 lvl5</text:span></text:p>
            </office:annotation>
            <text:p>metal rate</text:p>
          </table:table-cell>
          <table:table-cell table:style-name="ce24" table:formula="of:=SUPERFORMULA(5; [.C3:.M3])" office:value-type="float" office:value="0.01396827367886">
            <text:p>0.0140</text:p>
          </table:table-cell>
          <table:table-cell table:number-columns-repeated="7" office:value-type="float" office:value="0">
            <text:p>0</text:p>
          </table:table-cell>
          <table:table-cell table:number-matrix-columns-spanned="1" table:number-matrix-rows-spanned="10" table:formula="of:=1" office:value-type="float" office:value="1">
            <text:p>1</text:p>
          </table:table-cell>
          <table:table-cell table:number-columns-repeated="2" office:value-type="float" office:value="1">
            <text:p>1</text:p>
          </table:table-cell>
          <table:table-cell table:number-columns-repeated="1011"/>
        </table:table-row>
        <table:table-row table:style-name="ro1" table:visibility="filter">
          <table:table-cell table:formula="of:=[.A61]" office:value-type="string" office:string-value="B Mothership">
            <text:p>B Mothership</text:p>
          </table:table-cell>
          <table:table-cell table:style-name="ce15" office:value-type="string">
            <office:annotation draw:style-name="gr5" draw:text-style-name="P2" svg:width="1.5941in" svg:height="0.2346in" svg:x="2.6311in" svg:y="0in" draw:caption-point-x="-0.2402in" draw:caption-point-y="0.1752in">
              <dc:creator>AŠ</dc:creator>
              <dc:date>2010-12-18T00:00:00</dc:date>
              <text:p text:style-name="P2"><text:span text:style-name="T1">Kaip Collector t1 lvl5</text:span></text:p>
            </office:annotation>
            <text:p>energy rate</text:p>
          </table:table-cell>
          <table:table-cell table:style-name="ce24" table:formula="of:=SUPERFORMULA(5; [.C16:.M16])" office:value-type="float" office:value="0.0308730947154401">
            <text:p>0.0309</text:p>
          </table:table-cell>
          <table:table-cell table:number-columns-repeated="7" office:value-type="float" office:value="0">
            <text:p>0</text:p>
          </table:table-cell>
          <table:table-cell office:value-type="float" office:value="1">
            <text:p>1</text:p>
          </table:table-cell>
          <table:table-cell table:number-columns-repeated="2" office:value-type="float" office:value="1">
            <text:p>1</text:p>
          </table:table-cell>
          <table:table-cell table:number-columns-repeated="1011"/>
        </table:table-row>
        <table:table-row table:style-name="ro1" table:visibility="filter">
          <table:table-cell table:formula="of:=[.A62]" office:value-type="string" office:string-value="B Mothership">
            <text:p>B Mothership</text:p>
          </table:table-cell>
          <table:table-cell table:style-name="ce15" office:value-type="string">
            <office:annotation draw:style-name="gr5" draw:text-style-name="P2" svg:width="1.3421in" svg:height="0.2346in" svg:x="2.6311in" svg:y="0in" draw:caption-point-x="-0.2402in" draw:caption-point-y="0.1752in">
              <dc:creator>AŠ</dc:creator>
              <dc:date>2010-12-27T00:00:00</dc:date>
              <text:p text:style-name="P2"><text:span text:style-name="T1">Metal rate x 4d.</text:span></text:p>
            </office:annotation>
            <text:p>metal storage</text:p>
          </table:table-cell>
          <table:table-cell table:formula="of:=[.C61]*SDAYS(4)" office:value-type="float" office:value="4827.43538341402">
            <text:p>4827.44</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visibility="filter">
          <table:table-cell table:formula="of:=[.A63]" office:value-type="string" office:string-value="B Mothership">
            <text:p>B Mothership</text:p>
          </table:table-cell>
          <table:table-cell table:style-name="ce15" office:value-type="string">
            <office:annotation draw:style-name="gr5" draw:text-style-name="P2" svg:width="1.3772in" svg:height="0.2346in" svg:x="2.6311in" svg:y="0in" draw:caption-point-x="-0.2402in" draw:caption-point-y="0.1752in">
              <dc:creator>AŠ</dc:creator>
              <dc:date>2010-12-18T00:00:00</dc:date>
              <text:p text:style-name="P2"><text:span text:style-name="T1">Collector t1 lvl5 x 4d.</text:span></text:p>
            </office:annotation>
            <text:p>energy storage</text:p>
          </table:table-cell>
          <table:table-cell table:formula="of:=[.C62]*3600*24*4" office:value-type="float" office:value="10669.7415336561">
            <text:p>10669.74</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visibility="filter">
          <table:table-cell table:formula="of:=[.A64]" office:value-type="string" office:string-value="B Mothership">
            <text:p>B Mothership</text:p>
          </table:table-cell>
          <table:table-cell table:style-name="ce15" office:value-type="string">
            <office:annotation draw:style-name="gr4" draw:text-style-name="P2" svg:width="1.1413in" svg:height="0.2346in" svg:x="2.6311in" svg:y="0in" draw:caption-point-x="-0.2402in" draw:caption-point-y="0.1752in">
              <dc:creator>AŠ</dc:creator>
              <dc:date>2010-12-18T00:00:00</dc:date>
              <text:p text:style-name="P2"><text:span text:style-name="T1">ZEX T1 lvl5 x 4d.</text:span></text:p>
            </office:annotation>
            <text:p>zetium storage</text:p>
          </table:table-cell>
          <table:table-cell table:style-name="ce25" table:formula="of:=SUPERFORMULA(5; [.C33:.M33])*SDAYS(4)" office:value-type="float" office:value="1311.0870766828">
            <text:p>1311.09</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visibility="filter">
          <table:table-cell table:formula="of:=[.A65]" office:value-type="string" office:string-value="B Mothership">
            <text:p>B Mothership</text:p>
          </table:table-cell>
          <table:table-cell table:style-name="ce15" office:value-type="string">
            <office:annotation draw:style-name="gr4" draw:text-style-name="P2" svg:width="1.1413in" svg:height="0.2346in" svg:x="2.6311in" svg:y="0in" draw:caption-point-x="-0.2402in" draw:caption-point-y="0.1752in">
              <dc:creator>AŠ</dc:creator>
              <dc:date>2010-12-27T00:00:00</dc:date>
              <text:p text:style-name="P2"><text:span text:style-name="T1">33% storage</text:span></text:p>
            </office:annotation>
            <text:p>metal starting</text:p>
          </table:table-cell>
          <table:table-cell table:formula="of:=[.C63]*0.33" office:value-type="float" office:value="1593.05367652663">
            <text:p>1593.05</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6]" office:value-type="string" office:string-value="B Mothership">
            <text:p>B Mothership</text:p>
          </table:table-cell>
          <table:table-cell table:style-name="ce15" office:value-type="string">
            <office:annotation draw:style-name="gr4" draw:text-style-name="P2" svg:width="1.1413in" svg:height="0.2346in" svg:x="2.6311in" svg:y="0in" draw:caption-point-x="-0.2402in" draw:caption-point-y="0.1752in">
              <dc:creator>AŠ</dc:creator>
              <dc:date>2010-12-27T00:00:00</dc:date>
              <text:p text:style-name="P2"><text:span text:style-name="T1">33% storage</text:span></text:p>
            </office:annotation>
            <text:p>energy starting</text:p>
          </table:table-cell>
          <table:table-cell table:formula="of:=[.C64]*0.33" office:value-type="float" office:value="3521.01470610651">
            <text:p>3521.01</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7]" office:value-type="string" office:string-value="B Mothership">
            <text:p>B Mothership</text:p>
          </table:table-cell>
          <table:table-cell table:style-name="ce15" office:value-type="string">
            <text:p>zetium starting</text:p>
          </table:table-cell>
          <table:table-cell table:number-columns-repeated="8"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8]" office:value-type="string" office:string-value="B Mothership">
            <text:p>B Mothership</text:p>
          </table:table-cell>
          <table:table-cell table:style-name="ce15" office:value-type="string">
            <office:annotation draw:style-name="gr6" draw:text-style-name="P2" svg:width="2.2898in" svg:height="0.3902in" svg:x="2.6311in" svg:y="0in" draw:caption-point-x="-0.2402in" draw:caption-point-y="0.1752in">
              <dc:creator>AŠ</dc:creator>
              <dc:date>2010-12-29T00:00:00</dc:date>
              <text:p text:style-name="P2"><text:span text:style-name="T1">Duot minimaliai scientistų mažiausiam kalnui explorint.</text:span></text:p>
            </office:annotation>
            <text:p>scientists</text:p>
          </table:table-cell>
          <table:table-cell office:value-type="float" office:value="18">
            <text:p>18</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9]" office:value-type="string" office:string-value="B Mothership">
            <text:p>B Mothership</text:p>
          </table:table-cell>
          <table:table-cell table:style-name="ce15" office:value-type="string">
            <text:p>population</text:p>
          </table:table-cell>
          <table:table-cell office:value-type="float" office:value="50">
            <text:p>50</text:p>
          </table:table-cell>
          <table:table-cell table:number-columns-repeated="7"/>
          <table:table-cell office:value-type="float" office:value="1">
            <text:p>1</text:p>
          </table:table-cell>
          <table:table-cell/>
          <table:table-cell office:value-type="float" office:value="1">
            <text:p>1</text:p>
          </table:table-cell>
          <table:table-cell table:number-columns-repeated="1011"/>
        </table:table-row>
        <table:table-row table:style-name="ro2" table:visibility="filter">
          <table:table-cell/>
          <table:table-cell table:style-name="ce15"/>
          <table:table-cell table:number-columns-repeated="1022"/>
        </table:table-row>
        <table:table-row table:style-name="ro3" table:visibility="filter">
          <table:table-cell office:value-type="string">
            <text:p>B Headquarters</text:p>
          </table:table-cell>
          <table:table-cell table:style-name="ce15" office:value-type="string">
            <office:annotation draw:style-name="gr5" draw:text-style-name="P2" svg:width="2.863in" svg:height="0.2346in" svg:x="2.6311in" svg:y="0in" draw:caption-point-x="-0.2402in" draw:caption-point-y="0.1752in">
              <dc:creator>AŠ</dc:creator>
              <dc:date>2010-12-24T00:00:00</dc:date>
              <text:p text:style-name="P2"><text:span text:style-name="T1">1h, nes norisi buildint stuff quick.</text:span></text:p>
            </office:annotation>
            <text:p>time</text:p>
          </table:table-cell>
          <table:table-cell table:formula="of:=SHOURS(1)" office:value-type="float" office:value="3600">
            <text:p>3600</text:p>
          </table:table-cell>
          <table:table-cell table:number-columns-repeated="7" office:value-type="float" office:value="0">
            <text:p>0</text:p>
          </table:table-cell>
          <table:table-cell table:number-matrix-columns-spanned="1" table:number-matrix-rows-spanned="10" table:formula="of:=1"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visibility="filter">
          <table:table-cell office:value-type="string">
            <text:p>B Headquarters</text:p>
          </table:table-cell>
          <table:table-cell table:style-name="ce15" office:value-type="string">
            <office:annotation draw:style-name="gr4" draw:text-style-name="P2" svg:width="1.1413in" svg:height="0.5457in" svg:x="2.6311in" svg:y="0in" draw:caption-point-x="-0.2402in" draw:caption-point-y="0.1752in">
              <dc:creator>AŠ</dc:creator>
              <dc:date>2011-03-04T00:00:00</dc:date>
              <text:p text:style-name="P2"><text:span text:style-name="T1">For self-destruction, same as unit.</text:span></text:p>
            </office:annotation>
            <text:p>metal cost</text:p>
          </table:table-cell>
          <table:table-cell table:formula="of:=[Units.R61]" office:value-type="float" office:value="4900">
            <text:p>49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visibility="filter">
          <table:table-cell office:value-type="string">
            <text:p>B Headquarters</text:p>
          </table:table-cell>
          <table:table-cell table:style-name="ce15" office:value-type="string">
            <text:p>energy cost</text:p>
          </table:table-cell>
          <table:table-cell table:formula="of:=[Units.S61]" office:value-type="float" office:value="7000">
            <text:p>70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visibility="filter">
          <table:table-cell office:value-type="string">
            <text:p>B Headquarters</text:p>
          </table:table-cell>
          <table:table-cell table:style-name="ce15" office:value-type="string">
            <text:p>zetium cost</text:p>
          </table:table-cell>
          <table:table-cell table:formula="of:=[Units.T61]" office:value-type="float" office:value="420">
            <text:p>42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72]" office:value-type="string" office:string-value="B Headquarters">
            <text:p>B Headquarters</text:p>
          </table:table-cell>
          <table:table-cell table:style-name="ce15" office:value-type="string">
            <office:annotation draw:style-name="gr4" draw:text-style-name="P2" svg:width="1.1413in" svg:height="0.2346in" svg:x="2.6311in" svg:y="0in" draw:caption-point-x="-0.2402in" draw:caption-point-y="0.1752in">
              <dc:creator>AŠ</dc:creator>
              <dc:date>2010-12-18T00:00:00</dc:date>
              <text:p text:style-name="P2"><text:span text:style-name="T1">Mothership x 0,3</text:span></text:p>
            </office:annotation>
            <text:p>metal rate</text:p>
          </table:table-cell>
          <table:table-cell table:style-name="ce24" table:formula="of:=[.C61]" office:value-type="float" office:value="0.01396827367886">
            <text:p>0.0140</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office:value-type="float" office:value="1">
            <text:p>1</text:p>
          </table:table-cell>
          <table:table-cell table:formula="of:=[.L61]" office:value-type="float" office:value="1">
            <text:p>1</text:p>
          </table:table-cell>
          <table:table-cell table:formula="of:=[.M61]*0.3" office:value-type="float" office:value="0.3">
            <text:p>0.3</text:p>
          </table:table-cell>
          <table:table-cell table:number-columns-repeated="1011"/>
        </table:table-row>
        <table:table-row table:style-name="ro1" table:visibility="filter">
          <table:table-cell table:formula="of:=[.A76]" office:value-type="string" office:string-value="B Headquarters">
            <text:p>B Headquarters</text:p>
          </table:table-cell>
          <table:table-cell table:style-name="ce15" office:value-type="string">
            <office:annotation draw:style-name="gr4" draw:text-style-name="P2" svg:width="1.1413in" svg:height="0.2346in" svg:x="2.6311in" svg:y="0in" draw:caption-point-x="-0.2402in" draw:caption-point-y="0.1752in">
              <dc:creator>AŠ</dc:creator>
              <dc:date>2010-12-18T00:00:00</dc:date>
              <text:p text:style-name="P2"><text:span text:style-name="T1">Mothership x 0,3</text:span></text:p>
            </office:annotation>
            <text:p>energy rate</text:p>
          </table:table-cell>
          <table:table-cell table:style-name="ce24" table:formula="of:=[.C62]" office:value-type="float" office:value="0.0308730947154401">
            <text:p>0.0309</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office:value-type="float" office:value="1">
            <text:p>1</text:p>
          </table:table-cell>
          <table:table-cell table:formula="of:=[.L62]" office:value-type="float" office:value="1">
            <text:p>1</text:p>
          </table:table-cell>
          <table:table-cell table:formula="of:=[.M62]*0.3" office:value-type="float" office:value="0.3">
            <text:p>0.3</text:p>
          </table:table-cell>
          <table:table-cell table:number-columns-repeated="1011"/>
        </table:table-row>
        <table:table-row table:style-name="ro1" table:visibility="filter">
          <table:table-cell table:formula="of:=[.A77]" office:value-type="string" office:string-value="B Headquarters">
            <text:p>B Headquarters</text:p>
          </table:table-cell>
          <table:table-cell table:style-name="ce15" office:value-type="string">
            <office:annotation draw:style-name="gr4" draw:text-style-name="P2" svg:width="1.1413in" svg:height="0.2346in" svg:x="2.6311in" svg:y="0in" draw:caption-point-x="-0.2402in" draw:caption-point-y="0.1752in">
              <dc:creator>AŠ</dc:creator>
              <dc:date>2010-12-18T00:00:00</dc:date>
              <text:p text:style-name="P2"><text:span text:style-name="T1">Mothership x 0,3</text:span></text:p>
            </office:annotation>
            <text:p>metal storage</text:p>
          </table:table-cell>
          <table:table-cell table:formula="of:=[.C63]" office:value-type="float" office:value="4827.43538341402">
            <text:p>4827.44</text:p>
          </table:table-cell>
          <table:table-cell table:formula="of:=[.D63]" office:value-type="float" office:value="0">
            <text:p>0</text:p>
          </table:table-cell>
          <table:table-cell table:formula="of:=[.E63]" office:value-type="float" office:value="0">
            <text:p>0</text:p>
          </table:table-cell>
          <table:table-cell table:formula="of:=[.F63]" office:value-type="float" office:value="0">
            <text:p>0</text:p>
          </table:table-cell>
          <table:table-cell table:formula="of:=[.G63]" office:value-type="float" office:value="0">
            <text:p>0</text:p>
          </table:table-cell>
          <table:table-cell table:formula="of:=[.H63]" office:value-type="float" office:value="0">
            <text:p>0</text:p>
          </table:table-cell>
          <table:table-cell table:formula="of:=[.I63]" office:value-type="float" office:value="0">
            <text:p>0</text:p>
          </table:table-cell>
          <table:table-cell table:formula="of:=[.J63]" office:value-type="float" office:value="0">
            <text:p>0</text:p>
          </table:table-cell>
          <table:table-cell office:value-type="float" office:value="1">
            <text:p>1</text:p>
          </table:table-cell>
          <table:table-cell table:formula="of:=[.L63]" office:value-type="float" office:value="0">
            <text:p>0</text:p>
          </table:table-cell>
          <table:table-cell table:formula="of:=[.M63]*0.3/[Variables.$D$1]" office:value-type="float" office:value="1.2">
            <text:p>1.2</text:p>
          </table:table-cell>
          <table:table-cell table:number-columns-repeated="1011"/>
        </table:table-row>
        <table:table-row table:style-name="ro1" table:visibility="filter">
          <table:table-cell table:formula="of:=[.A78]" office:value-type="string" office:string-value="B Headquarters">
            <text:p>B Headquarters</text:p>
          </table:table-cell>
          <table:table-cell table:style-name="ce15" office:value-type="string">
            <office:annotation draw:style-name="gr4" draw:text-style-name="P2" svg:width="1.1413in" svg:height="0.2346in" svg:x="2.6311in" svg:y="0in" draw:caption-point-x="-0.2402in" draw:caption-point-y="0.1752in">
              <dc:creator>AŠ</dc:creator>
              <dc:date>2010-12-18T00:00:00</dc:date>
              <text:p text:style-name="P2"><text:span text:style-name="T1">Mothership x 0,3</text:span></text:p>
            </office:annotation>
            <text:p>energy storage</text:p>
          </table:table-cell>
          <table:table-cell table:formula="of:=[.C64]" office:value-type="float" office:value="10669.7415336561">
            <text:p>10669.74</text:p>
          </table:table-cell>
          <table:table-cell table:formula="of:=[.D64]" office:value-type="float" office:value="0">
            <text:p>0</text:p>
          </table:table-cell>
          <table:table-cell table:formula="of:=[.E64]" office:value-type="float" office:value="0">
            <text:p>0</text:p>
          </table:table-cell>
          <table:table-cell table:formula="of:=[.F64]" office:value-type="float" office:value="0">
            <text:p>0</text:p>
          </table:table-cell>
          <table:table-cell table:formula="of:=[.G64]" office:value-type="float" office:value="0">
            <text:p>0</text:p>
          </table:table-cell>
          <table:table-cell table:formula="of:=[.H64]" office:value-type="float" office:value="0">
            <text:p>0</text:p>
          </table:table-cell>
          <table:table-cell table:formula="of:=[.I64]" office:value-type="float" office:value="0">
            <text:p>0</text:p>
          </table:table-cell>
          <table:table-cell table:formula="of:=[.J64]" office:value-type="float" office:value="0">
            <text:p>0</text:p>
          </table:table-cell>
          <table:table-cell office:value-type="float" office:value="1">
            <text:p>1</text:p>
          </table:table-cell>
          <table:table-cell table:formula="of:=[.L64]" office:value-type="float" office:value="0">
            <text:p>0</text:p>
          </table:table-cell>
          <table:table-cell table:formula="of:=[.M64]*0.3/[Variables.$D$1]" office:value-type="float" office:value="1.2">
            <text:p>1.2</text:p>
          </table:table-cell>
          <table:table-cell table:number-columns-repeated="1011"/>
        </table:table-row>
        <table:table-row table:style-name="ro1" table:visibility="filter">
          <table:table-cell table:formula="of:=[.A79]" office:value-type="string" office:string-value="B Headquarters">
            <text:p>B Headquarters</text:p>
          </table:table-cell>
          <table:table-cell table:style-name="ce15" office:value-type="string">
            <office:annotation draw:style-name="gr4" draw:text-style-name="P2" svg:width="1.1413in" svg:height="0.2346in" svg:x="2.6311in" svg:y="0in" draw:caption-point-x="-0.2402in" draw:caption-point-y="0.1752in">
              <dc:creator>AŠ</dc:creator>
              <dc:date>2010-12-18T00:00:00</dc:date>
              <text:p text:style-name="P2"><text:span text:style-name="T1">Mothership x 0,3</text:span></text:p>
            </office:annotation>
            <text:p>zetium storage</text:p>
          </table:table-cell>
          <table:table-cell table:formula="of:=[.C65]" office:value-type="float" office:value="1311.0870766828">
            <text:p>1311.09</text:p>
          </table:table-cell>
          <table:table-cell table:formula="of:=[.D65]" office:value-type="float" office:value="0">
            <text:p>0</text:p>
          </table:table-cell>
          <table:table-cell table:formula="of:=[.E65]" office:value-type="float" office:value="0">
            <text:p>0</text:p>
          </table:table-cell>
          <table:table-cell table:formula="of:=[.F65]" office:value-type="float" office:value="0">
            <text:p>0</text:p>
          </table:table-cell>
          <table:table-cell table:formula="of:=[.G65]" office:value-type="float" office:value="0">
            <text:p>0</text:p>
          </table:table-cell>
          <table:table-cell table:formula="of:=[.H65]" office:value-type="float" office:value="0">
            <text:p>0</text:p>
          </table:table-cell>
          <table:table-cell table:formula="of:=[.I65]" office:value-type="float" office:value="0">
            <text:p>0</text:p>
          </table:table-cell>
          <table:table-cell table:formula="of:=[.J65]" office:value-type="float" office:value="0">
            <text:p>0</text:p>
          </table:table-cell>
          <table:table-cell office:value-type="float" office:value="1">
            <text:p>1</text:p>
          </table:table-cell>
          <table:table-cell table:formula="of:=[.L65]" office:value-type="float" office:value="0">
            <text:p>0</text:p>
          </table:table-cell>
          <table:table-cell table:formula="of:=[.M65]*0.3/[Variables.$D$1]" office:value-type="float" office:value="1.2">
            <text:p>1.2</text:p>
          </table:table-cell>
          <table:table-cell table:number-columns-repeated="1011"/>
        </table:table-row>
        <table:table-row table:style-name="ro1" table:visibility="filter">
          <table:table-cell table:formula="of:=[.A80]" office:value-type="string" office:string-value="B Headquarters">
            <text:p>B Headquarters</text:p>
          </table:table-cell>
          <table:table-cell table:style-name="ce15" office:value-type="string">
            <office:annotation draw:style-name="gr4" draw:text-style-name="P2" svg:width="1.1413in" svg:height="0.3902in" svg:x="2.6311in" svg:y="0in" draw:caption-point-x="-0.2402in" draw:caption-point-y="0.1752in">
              <dc:creator>AŠ</dc:creator>
              <dc:date>2011-05-12T00:00:00</dc:date>
              <text:p text:style-name="P2"><text:span text:style-name="T1">Same as mothership.</text:span></text:p>
            </office:annotation>
            <text:p>population</text:p>
          </table:table-cell>
          <table:table-cell table:formula="of:=[.C70]" office:value-type="float" office:value="50">
            <text:p>50</text:p>
          </table:table-cell>
          <table:table-cell table:number-columns-repeated="7"/>
          <table:table-cell office:value-type="float" office:value="1">
            <text:p>1</text:p>
          </table:table-cell>
          <table:table-cell/>
          <table:table-cell table:formula="of:=[.M70]" office:value-type="float" office:value="1">
            <text:p>1</text:p>
          </table:table-cell>
          <table:table-cell table:number-columns-repeated="1011"/>
        </table:table-row>
        <table:table-row table:style-name="ro2" table:visibility="filter">
          <table:table-cell/>
          <table:table-cell table:style-name="ce15"/>
          <table:table-cell table:number-columns-repeated="1022"/>
        </table:table-row>
        <table:table-row table:style-name="ro1" table:visibility="filter">
          <table:table-cell office:value-type="string">
            <text:p>B Market</text:p>
          </table:table-cell>
          <table:table-cell table:style-name="ce15" office:value-type="string">
            <office:annotation draw:style-name="gr10" draw:text-style-name="P2" svg:width="2.1744in" svg:height="0.5457in" svg:x="2.6311in" svg:y="0in" draw:caption-point-x="-0.2402in" draw:caption-point-y="0.1752in">
              <dc:creator>AŠ</dc:creator>
              <dc:date>2011-07-27T00:00:00</dc:date>
              <text:p text:style-name="P2"><text:span text:style-name="T1">Each level 30% of base time/cost.</text:span></text:p>
              <text:p text:style-name="P2"><text:span text:style-name="T1"/></text:p>
              <text:p text:style-name="P2"><text:span text:style-name="T1">Base values out of head.</text:span></text:p>
            </office:annotation>
            <text:p>time</text:p>
          </table:table-cell>
          <table:table-cell table:formula="of:=SHOURS(1)" office:value-type="float" office:value="3600">
            <text:p>3600</text:p>
          </table:table-cell>
          <table:table-cell table:formula="of:=[.C83]*[.$O$83]" office:value-type="float" office:value="4680">
            <text:p>4680</text:p>
          </table:table-cell>
          <table:table-cell office:value-type="float" office:value="-1">
            <text:p>-1</text:p>
          </table:table-cell>
          <table:table-cell table:number-columns-repeated="5"/>
          <table:table-cell table:formula="of:=4" office:value-type="float" office:value="4">
            <text:p>4</text:p>
          </table:table-cell>
          <table:table-cell/>
          <table:table-cell office:value-type="float" office:value="1">
            <text:p>1</text:p>
          </table:table-cell>
          <table:table-cell/>
          <table:table-cell office:value-type="float" office:value="1.3">
            <office:annotation draw:style-name="gr4" draw:text-style-name="P2" svg:width="1.1413in" svg:height="0.3902in" svg:x="11.7949in" svg:y="0in" draw:caption-point-x="-0.2402in" draw:caption-point-y="0.1752in">
              <dc:creator>AŠ</dc:creator>
              <dc:date>2011-07-27T00:00:00</dc:date>
              <text:p text:style-name="P2"><text:span text:style-name="T1">Multiplier for 2-6 levels.</text:span></text:p>
            </office:annotation>
            <text:p>1.3</text:p>
          </table:table-cell>
          <table:table-cell table:number-columns-repeated="1009"/>
        </table:table-row>
        <table:table-row table:style-name="ro1" table:visibility="filter">
          <table:table-cell table:formula="of:=[.A83]" office:value-type="string" office:string-value="B Market">
            <text:p>B Market</text:p>
          </table:table-cell>
          <table:table-cell table:style-name="ce15" office:value-type="string">
            <text:p>metal cost</text:p>
          </table:table-cell>
          <table:table-cell office:value-type="float" office:value="1500">
            <text:p>1500</text:p>
          </table:table-cell>
          <table:table-cell table:formula="of:=[.C84]*[.$O$83]" office:value-type="float" office:value="1950">
            <text:p>1950</text:p>
          </table:table-cell>
          <table:table-cell office:value-type="float" office:value="-1">
            <text:p>-1</text:p>
          </table:table-cell>
          <table:table-cell table:number-columns-repeated="5"/>
          <table:table-cell table:formula="of:=[.K83]" office:value-type="float" office:value="4">
            <text:p>4</text:p>
          </table:table-cell>
          <table:table-cell/>
          <table:table-cell office:value-type="float" office:value="1">
            <text:p>1</text:p>
          </table:table-cell>
          <table:table-cell table:number-columns-repeated="1011"/>
        </table:table-row>
        <table:table-row table:style-name="ro1" table:visibility="filter">
          <table:table-cell table:formula="of:=[.A84]" office:value-type="string" office:string-value="B Market">
            <text:p>B Market</text:p>
          </table:table-cell>
          <table:table-cell table:style-name="ce15" office:value-type="string">
            <text:p>energy cost</text:p>
          </table:table-cell>
          <table:table-cell office:value-type="float" office:value="5000">
            <text:p>5000</text:p>
          </table:table-cell>
          <table:table-cell table:formula="of:=[.C85]*[.$O$83]" office:value-type="float" office:value="6500">
            <text:p>6500</text:p>
          </table:table-cell>
          <table:table-cell office:value-type="float" office:value="-1">
            <text:p>-1</text:p>
          </table:table-cell>
          <table:table-cell table:number-columns-repeated="5"/>
          <table:table-cell table:formula="of:=[.K84]" office:value-type="float" office:value="4">
            <text:p>4</text:p>
          </table:table-cell>
          <table:table-cell/>
          <table:table-cell office:value-type="float" office:value="1">
            <text:p>1</text:p>
          </table:table-cell>
          <table:table-cell table:number-columns-repeated="1011"/>
        </table:table-row>
        <table:table-row table:style-name="ro1" table:visibility="filter">
          <table:table-cell table:formula="of:=[.A85]" office:value-type="string" office:string-value="B Market">
            <text:p>B Market</text:p>
          </table:table-cell>
          <table:table-cell table:style-name="ce15" office:value-type="string">
            <text:p>zetium cost</text:p>
          </table:table-cell>
          <table:table-cell office:value-type="float" office:value="500">
            <text:p>500</text:p>
          </table:table-cell>
          <table:table-cell table:formula="of:=[.C86]*[.$O$83]" office:value-type="float" office:value="650">
            <text:p>650</text:p>
          </table:table-cell>
          <table:table-cell office:value-type="float" office:value="-1">
            <text:p>-1</text:p>
          </table:table-cell>
          <table:table-cell table:number-columns-repeated="5"/>
          <table:table-cell table:formula="of:=[.K85]" office:value-type="float" office:value="4">
            <text:p>4</text:p>
          </table:table-cell>
          <table:table-cell/>
          <table:table-cell office:value-type="float" office:value="1">
            <text:p>1</text:p>
          </table:table-cell>
          <table:table-cell table:number-columns-repeated="1011"/>
        </table:table-row>
        <table:table-row table:style-name="ro1" table:visibility="filter">
          <table:table-cell table:formula="of:=[.A86]" office:value-type="string" office:string-value="B Market">
            <text:p>B Market</text:p>
          </table:table-cell>
          <table:table-cell table:style-name="ce15" office:value-type="string">
            <office:annotation draw:style-name="gr4" draw:text-style-name="P2" svg:width="1.1413in" svg:height="0.3902in" svg:x="2.6311in" svg:y="0in" draw:caption-point-x="-0.2402in" draw:caption-point-y="0.1752in">
              <dc:creator>AŠ</dc:creator>
              <dc:date>2011-07-27T00:00:00</dc:date>
              <text:p text:style-name="P2"><text:span text:style-name="T1">Decreasing fee for each level.</text:span></text:p>
            </office:annotation>
            <text:p>fee</text:p>
          </table:table-cell>
          <table:table-cell office:value-type="float" office:value="20">
            <text:p>20</text:p>
          </table:table-cell>
          <table:table-cell office:value-type="float" office:value="-5">
            <text:p>-5</text:p>
          </table:table-cell>
          <table:table-cell office:value-type="float" office:value="-1">
            <text:p>-1</text:p>
          </table:table-cell>
          <table:table-cell table:number-columns-repeated="5"/>
          <table:table-cell table:formula="of:=[.K86]" office:value-type="float" office:value="4">
            <text:p>4</text:p>
          </table:table-cell>
          <table:table-cell/>
          <table:table-cell office:value-type="float" office:value="0.01">
            <text:p>0.01</text:p>
          </table:table-cell>
          <table:table-cell table:number-columns-repeated="1011"/>
        </table:table-row>
        <table:table-row table:style-name="ro2" table:visibility="filter">
          <table:table-cell/>
          <table:table-cell table:style-name="ce15"/>
          <table:table-cell table:number-columns-repeated="1022"/>
        </table:table-row>
        <table:table-row table:style-name="ro1" table:visibility="filter">
          <table:table-cell office:value-type="string">
            <text:p>T Market</text:p>
          </table:table-cell>
          <table:table-cell table:style-name="ce15" office:value-type="string">
            <text:p>time</text:p>
          </table:table-cell>
          <table:table-cell table:formula="of:=[.C83]*3.5" office:value-type="float" office:value="12600">
            <text:p>126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89]" office:value-type="string" office:string-value="T Market">
            <text:p>T Market</text:p>
          </table:table-cell>
          <table:table-cell table:style-name="ce15" office:value-type="string">
            <text:p>metal cost</text:p>
          </table:table-cell>
          <table:table-cell office:value-type="float" office:value="0">
            <text:p>0</text:p>
          </table:table-cell>
          <table:table-cell table:number-columns-repeated="7"/>
          <table:table-cell table:formula="of:=[.K89]" office:value-type="float" office:value="1">
            <text:p>1</text:p>
          </table:table-cell>
          <table:table-cell office:value-type="float" office:value="0">
            <text:p>0</text:p>
          </table:table-cell>
          <table:table-cell table:formula="of:=[.M89]" office:value-type="float" office:value="1">
            <text:p>1</text:p>
          </table:table-cell>
          <table:table-cell table:number-columns-repeated="1011"/>
        </table:table-row>
        <table:table-row table:style-name="ro1" table:visibility="filter">
          <table:table-cell table:formula="of:=[.A90]" office:value-type="string" office:string-value="T Market">
            <text:p>T Market</text:p>
          </table:table-cell>
          <table:table-cell table:style-name="ce15" office:value-type="string">
            <text:p>energy cost</text:p>
          </table:table-cell>
          <table:table-cell office:value-type="float" office:value="0">
            <text:p>0</text:p>
          </table:table-cell>
          <table:table-cell table:number-columns-repeated="7"/>
          <table:table-cell table:formula="of:=[.K90]" office:value-type="float" office:value="1">
            <text:p>1</text:p>
          </table:table-cell>
          <table:table-cell office:value-type="float" office:value="0">
            <text:p>0</text:p>
          </table:table-cell>
          <table:table-cell table:formula="of:=[.M90]" office:value-type="float" office:value="1">
            <text:p>1</text:p>
          </table:table-cell>
          <table:table-cell table:number-columns-repeated="1011"/>
        </table:table-row>
        <table:table-row table:style-name="ro1" table:visibility="filter">
          <table:table-cell table:formula="of:=[.A91]" office:value-type="string" office:string-value="T Market">
            <text:p>T Market</text:p>
          </table:table-cell>
          <table:table-cell table:style-name="ce15" office:value-type="string">
            <text:p>zetium cost</text:p>
          </table:table-cell>
          <table:table-cell office:value-type="float" office:value="750">
            <text:p>750</text:p>
          </table:table-cell>
          <table:table-cell table:number-columns-repeated="7"/>
          <table:table-cell table:formula="of:=[.K91]" office:value-type="float" office:value="1">
            <text:p>1</text:p>
          </table:table-cell>
          <table:table-cell office:value-type="float" office:value="0">
            <text:p>0</text:p>
          </table:table-cell>
          <table:table-cell table:formula="of:=[.M91]" office:value-type="float" office:value="1">
            <text:p>1</text:p>
          </table:table-cell>
          <table:table-cell table:number-columns-repeated="1011"/>
        </table:table-row>
        <table:table-row table:style-name="ro1" table:visibility="filter">
          <table:table-cell table:formula="of:=[.A92]" office:value-type="string" office:string-value="T Market">
            <text:p>T Market</text:p>
          </table:table-cell>
          <table:table-cell table:style-name="ce15" office:value-type="string">
            <text:p>scientists min</text:p>
          </table:table-cell>
          <table:table-cell table:number-matrix-columns-spanned="11" table:number-matrix-rows-spanned="1" table:formula="of:=RESEARCHTIME([.C89:.M89])" office:value-type="float" office:value="12600">
            <text:p>126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49" office:value-type="float" office:value="0.00333333333333333">
            <text:p>0.00333</text:p>
          </table:table-cell>
          <table:table-cell table:number-columns-repeated="1011"/>
        </table:table-row>
        <table:table-row table:style-name="ro1" table:visibility="filter">
          <table:table-cell table:formula="of:=[.A93]" office:value-type="string" office:string-value="T Market">
            <text:p>T Market</text:p>
          </table:table-cell>
          <table:table-cell table:style-name="ce15" office:value-type="string">
            <text:p>war points</text:p>
          </table:table-cell>
          <table:table-cell table:number-matrix-columns-spanned="11" table:number-matrix-rows-spanned="1" table:formula="of:=TECH_WAR_POINTS([.C90:.M92];[Variables.$B$12:.$B$14];[Variables.$B$23])" office:value-type="float" office:value="487.5">
            <text:p>487.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office:value-type="float" office:value="1">
            <text:p>1</text:p>
          </table:table-cell>
          <table:table-cell table:number-columns-repeated="1011"/>
        </table:table-row>
        <table:table-row table:style-name="ro2" table:visibility="filter">
          <table:table-cell/>
          <table:table-cell table:style-name="ce15"/>
          <table:table-cell table:number-columns-repeated="1022"/>
        </table:table-row>
        <table:table-row table:style-name="ro1" table:visibility="filter">
          <table:table-cell table:number-matrix-columns-spanned="1" table:number-matrix-rows-spanned="5" table:formula="of:=&quot;B Housing&quot;" office:value-type="string" office:string-value="B Housing">
            <text:p>B Housing</text:p>
          </table:table-cell>
          <table:table-cell table:style-name="ce15" office:value-type="string">
            <office:annotation draw:style-name="gr6" draw:text-style-name="P2" svg:width="1.8358in" svg:height="0.3902in" svg:x="2.6311in" svg:y="0in" draw:caption-point-x="-0.2402in" draw:caption-point-y="0.1752in">
              <dc:creator>AŠ</dc:creator>
              <dc:date>2011-05-12T00:00:00</dc:date>
              <text:p text:style-name="P2"><text:span text:style-name="T1">1lvl: mod x MDH cost/time</text:span></text:p>
              <text:p text:style-name="P2"><text:span text:style-name="T1">2-3lvl: mod x 1lvl</text:span></text:p>
            </office:annotation>
            <text:p>time</text:p>
          </table:table-cell>
          <table:table-cell table:formula="of:=[Units.J61]*60*[.Q96]" office:value-type="float" office:value="2805">
            <text:p>2805</text:p>
          </table:table-cell>
          <table:table-cell table:formula="of:=[.C96]*[.$P$96]" office:value-type="float" office:value="5610">
            <text:p>5610</text:p>
          </table:table-cell>
          <table:table-cell table:number-matrix-columns-spanned="1" table:number-matrix-rows-spanned="4" table:formula="of:=-1" office:value-type="float" office:value="-1">
            <text:p>-1</text:p>
          </table:table-cell>
          <table:table-cell table:number-columns-repeated="5"/>
          <table:table-cell table:number-matrix-columns-spanned="1" table:number-matrix-rows-spanned="5" table:formula="of:=7" office:value-type="float" office:value="7">
            <text:p>7</text:p>
          </table:table-cell>
          <table:table-cell/>
          <table:table-cell office:value-type="float" office:value="1">
            <text:p>1</text:p>
          </table:table-cell>
          <table:table-cell/>
          <table:table-cell office:value-type="float" office:value="2.5">
            <office:annotation draw:style-name="gr4" draw:text-style-name="P2" svg:width="1.1413in" svg:height="0.7012in" svg:x="11.7949in" svg:y="0in" draw:caption-point-x="-0.2402in" draw:caption-point-y="0.1752in">
              <dc:creator>AŠ</dc:creator>
              <dc:date>2011-05-12T00:00:00</dc:date>
              <text:p text:style-name="P2"><text:span text:style-name="T1">Mod for MDH -&gt; Housing cost/time relationship.</text:span></text:p>
            </office:annotation>
            <text:p>2.5</text:p>
          </table:table-cell>
          <table:table-cell office:value-type="float" office:value="2">
            <office:annotation draw:style-name="gr4" draw:text-style-name="P2" svg:width="1.1413in" svg:height="0.7012in" svg:x="12.6839in" svg:y="0in" draw:caption-point-x="-0.2402in" draw:caption-point-y="0.1752in">
              <dc:creator>AŠ</dc:creator>
              <dc:date>2011-05-12T00:00:00</dc:date>
              <text:p text:style-name="P2"><text:span text:style-name="T1">Mod for higher lvl of housing cost/time.</text:span></text:p>
              <text:p text:style-name="P2"><text:span text:style-name="T1"/></text:p>
            </office:annotation>
            <text:p>2</text:p>
          </table:table-cell>
          <table:table-cell office:value-type="float" office:value="0.17">
            <office:annotation draw:style-name="gr4" draw:text-style-name="P2" svg:width="1.1413in" svg:height="0.3902in" svg:x="13.5728in" svg:y="0in" draw:caption-point-x="-0.2402in" draw:caption-point-y="0.1752in">
              <dc:creator>AŠ</dc:creator>
              <dc:date>2011-06-27T00:00:00</dc:date>
              <text:p text:style-name="P2"><text:span text:style-name="T1">Housing time mod</text:span></text:p>
            </office:annotation>
            <text:p>0.17</text:p>
          </table:table-cell>
          <table:table-cell table:number-columns-repeated="1007"/>
        </table:table-row>
        <table:table-row table:style-name="ro1" table:visibility="filter">
          <table:table-cell office:value-type="string" office:string-value="B Housing">
            <text:p>B Housing</text:p>
          </table:table-cell>
          <table:table-cell table:style-name="ce15" office:value-type="string">
            <text:p>metal cost</text:p>
          </table:table-cell>
          <table:table-cell table:formula="of:=[Units.R61]*[.O96]" office:value-type="float" office:value="12250">
            <text:p>12250</text:p>
          </table:table-cell>
          <table:table-cell table:formula="of:=[.C97]*[.$P$96]" office:value-type="float" office:value="24500">
            <text:p>24500</text:p>
          </table:table-cell>
          <table:table-cell office:value-type="float" office:value="-1">
            <text:p>-1</text:p>
          </table:table-cell>
          <table:table-cell table:number-columns-repeated="5"/>
          <table:table-cell office:value-type="float" office:value="7">
            <text:p>7</text:p>
          </table:table-cell>
          <table:table-cell/>
          <table:table-cell office:value-type="float" office:value="1">
            <text:p>1</text:p>
          </table:table-cell>
          <table:table-cell table:number-columns-repeated="1011"/>
        </table:table-row>
        <table:table-row table:style-name="ro1" table:visibility="filter">
          <table:table-cell office:value-type="string" office:string-value="B Housing">
            <text:p>B Housing</text:p>
          </table:table-cell>
          <table:table-cell table:style-name="ce15" office:value-type="string">
            <text:p>energy cost</text:p>
          </table:table-cell>
          <table:table-cell table:formula="of:=[Units.S61]*[.O96]" office:value-type="float" office:value="17500">
            <text:p>17500</text:p>
          </table:table-cell>
          <table:table-cell table:formula="of:=[.C98]*[.$P$96]" office:value-type="float" office:value="35000">
            <text:p>35000</text:p>
          </table:table-cell>
          <table:table-cell office:value-type="float" office:value="-1">
            <text:p>-1</text:p>
          </table:table-cell>
          <table:table-cell table:number-columns-repeated="5"/>
          <table:table-cell office:value-type="float" office:value="7">
            <text:p>7</text:p>
          </table:table-cell>
          <table:table-cell/>
          <table:table-cell office:value-type="float" office:value="1">
            <text:p>1</text:p>
          </table:table-cell>
          <table:table-cell table:number-columns-repeated="1011"/>
        </table:table-row>
        <table:table-row table:style-name="ro1" table:visibility="filter">
          <table:table-cell office:value-type="string" office:string-value="B Housing">
            <text:p>B Housing</text:p>
          </table:table-cell>
          <table:table-cell table:style-name="ce15" office:value-type="string">
            <office:annotation draw:style-name="gr9" draw:text-style-name="P2" svg:width="2.7484in" svg:height="0.8567in" svg:x="2.6311in" svg:y="0in" draw:caption-point-x="-0.2402in" draw:caption-point-y="0.1752in">
              <dc:creator>AŠ</dc:creator>
              <dc:date>2011-05-13T00:00:00</dc:date>
              <text:p text:style-name="P2"><text:span text:style-name="T1">Zetium cost increased 2x because we need to spend that zetium somewhere...</text:span></text:p>
              <text:p text:style-name="P2"><text:span text:style-name="T1"/></text:p>
              <text:p text:style-name="P2"><text:span text:style-name="T1">Also to prevent user building housing before research center.</text:span></text:p>
            </office:annotation>
            <text:p>zetium cost</text:p>
          </table:table-cell>
          <table:table-cell table:formula="of:=[Units.T61]*[.O96]" office:value-type="float" office:value="1050">
            <text:p>1050</text:p>
          </table:table-cell>
          <table:table-cell table:formula="of:=[.C99]*[.$P$96]" office:value-type="float" office:value="2100">
            <text:p>2100</text:p>
          </table:table-cell>
          <table:table-cell office:value-type="float" office:value="-1">
            <text:p>-1</text:p>
          </table:table-cell>
          <table:table-cell table:number-columns-repeated="5"/>
          <table:table-cell office:value-type="float" office:value="7">
            <text:p>7</text:p>
          </table:table-cell>
          <table:table-cell/>
          <table:table-cell office:value-type="float" office:value="3.5">
            <text:p>3.5</text:p>
          </table:table-cell>
          <table:table-cell table:number-columns-repeated="1011"/>
        </table:table-row>
        <table:table-row table:style-name="ro1" table:visibility="filter">
          <table:table-cell office:value-type="string" office:string-value="B Housing">
            <text:p>B Housing</text:p>
          </table:table-cell>
          <table:table-cell table:style-name="ce15" office:value-type="string">
            <office:annotation draw:style-name="gr4" draw:text-style-name="P2" svg:width="1.1413in" svg:height="0.7012in" svg:x="2.6311in" svg:y="0in" draw:caption-point-x="-0.2402in" draw:caption-point-y="0.1752in">
              <dc:creator>AŠ</dc:creator>
              <dc:date>2011-05-12T00:00:00</dc:date>
              <text:p text:style-name="P2"><text:span text:style-name="T1">90 % of mothership population.</text:span></text:p>
              <text:p text:style-name="P2"><text:span text:style-name="T1"/></text:p>
            </office:annotation>
            <text:p>population</text:p>
          </table:table-cell>
          <table:table-cell office:value-type="float" office:value="0">
            <text:p>0</text:p>
          </table:table-cell>
          <table:table-cell office:value-type="float" office:value="70">
            <text:p>70</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5">
            <text:p>-5</text:p>
          </table:table-cell>
          <table:table-cell table:number-columns-repeated="2"/>
          <table:table-cell office:value-type="float" office:value="7">
            <text:p>7</text:p>
          </table:table-cell>
          <table:table-cell/>
          <table:table-cell office:value-type="float" office:value="1">
            <text:p>1</text:p>
          </table:table-cell>
          <table:table-cell table:number-columns-repeated="1011"/>
        </table:table-row>
        <table:table-row table:style-name="ro1" table:visibility="filter">
          <table:table-cell table:formula="of:=[.A100]" office:value-type="string" office:string-value="B Housing">
            <text:p>B Housing</text:p>
          </table:table-cell>
          <table:table-cell table:style-name="ce15" office:value-type="string">
            <office:annotation draw:style-name="gr6" draw:text-style-name="P2" svg:width="2.687in" svg:height="0.3902in" svg:x="2.6311in" svg:y="0in" draw:caption-point-x="-0.2402in" draw:caption-point-y="0.1752in">
              <dc:creator>AŠ</dc:creator>
              <dc:date>2011-08-02T00:00:00</dc:date>
              <text:p text:style-name="P2"><text:span text:style-name="T1">1lvl: kaip 8 lvl wind panel</text:span></text:p>
              <text:p text:style-name="P2"><text:span text:style-name="T1">3lvl: kaip 4 lvl collector</text:span></text:p>
            </office:annotation>
            <text:p>energy usage</text:p>
          </table:table-cell>
          <table:table-cell table:number-matrix-columns-spanned="9" table:number-matrix-rows-spanned="1" table:formula="of:=LINEAR_DEP(8; [.C16:.M16]; 1; [.K20];[.C21:.M21]; 1; [.K96])" office:value-type="float" office:value="0.0498491553067593">
            <text:p>0.05</text:p>
          </table:table-cell>
          <table:table-cell office:value-type="float" office:value="0.0131564323259661">
            <text:p>0.0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table:number-columns-repeated="2" office:value-type="float" office:value="1">
            <text:p>1</text:p>
          </table:table-cell>
          <table:table-cell table:number-columns-repeated="1011"/>
        </table:table-row>
        <table:table-row table:style-name="ro4" table:visibility="filter">
          <table:table-cell/>
          <table:table-cell table:style-name="ce15"/>
          <table:table-cell table:number-columns-repeated="10"/>
          <table:table-cell table:style-name="ce24"/>
          <table:table-cell table:number-columns-repeated="1011"/>
        </table:table-row>
        <table:table-row table:style-name="ro5" table:visibility="filter">
          <table:table-cell office:value-type="string">
            <text:p>B Radar</text:p>
          </table:table-cell>
          <table:table-cell table:style-name="ce15" office:value-type="string">
            <office:annotation draw:style-name="gr6" draw:text-style-name="P2" svg:width="3.1681in" svg:height="0.3902in" svg:x="2.6311in" svg:y="0in" draw:caption-point-x="-0.2402in" draw:caption-point-y="0.1752in">
              <dc:creator>AŠ</dc:creator>
              <dc:date>2010-12-24T00:00:00</dc:date>
              <text:p text:style-name="P2"><text:span text:style-name="T1">1lvl: 3val, jog būtų lengva pasistatyti ir judėti toliau</text:span></text:p>
              <text:p text:style-name="P2"><text:span text:style-name="T1">2lvl: 3d. + 4val, nes tipo uber ultimate</text:span></text:p>
            </office:annotation>
            <text:p>time</text:p>
          </table:table-cell>
          <table:table-cell table:formula="of:=SHOURS(3)" office:value-type="float" office:value="10800">
            <text:p>10800</text:p>
          </table:table-cell>
          <table:table-cell table:formula="of:=SDAYS(3)" office:value-type="float" office:value="259200">
            <text:p>259200</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03]" office:value-type="string" office:string-value="B Radar">
            <text:p>B Radar</text:p>
          </table:table-cell>
          <table:table-cell table:style-name="ce15" office:value-type="string">
            <office:annotation draw:style-name="gr7" draw:text-style-name="P2" svg:width="3.3417in" svg:height="0.7012in" svg:x="2.6311in" svg:y="0in" draw:caption-point-x="-0.2402in" draw:caption-point-y="0.1752in">
              <dc:creator>AŠ</dc:creator>
              <dc:date>2010-12-18T00:00:00</dc:date>
              <text:p text:style-name="P2"><text:span text:style-name="T1">1lvl: jei žaidėjo zona 2x2, tai max atstumas tarp SS yra 3, todėl jį ir imam.</text:span><text:span text:style-name="T1"><text:line-break/></text:span><text:span text:style-name="T1">2lvl: kaip uber thing duodam dar +3, tai gali atvert dar 1-3 SS į alianco vidinę zoną.</text:span></text:p>
            </office:annotation>
            <text:p>radar strength</text:p>
          </table:table-cell>
          <table:table-cell table:number-columns-repeated="2" office:value-type="float" office:value="3">
            <text:p>3</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04]" office:value-type="string" office:string-value="B Radar">
            <text:p>B Radar</text:p>
          </table:table-cell>
          <table:table-cell table:style-name="ce15" office:value-type="string">
            <office:annotation draw:style-name="gr6" draw:text-style-name="P2" svg:width="2.5598in" svg:height="0.3902in" svg:x="2.6311in" svg:y="0in" draw:caption-point-x="-0.2402in" draw:caption-point-y="0.1752in">
              <dc:creator>AŠ</dc:creator>
              <dc:date>2011-08-06T00:00:00</dc:date>
              <text:p text:style-name="P2"><text:span text:style-name="T1">1lvl: kaip T2 Collector 1lvl</text:span></text:p>
            </office:annotation>
            <text:p>energy usage</text:p>
          </table:table-cell>
          <table:table-cell table:style-name="ce24" office:value-type="float" office:value="0.0989">
            <text:p>0.0989</text:p>
          </table:table-cell>
          <table:table-cell table:style-name="ce29" table:formula="of:=[.C105]*[.N105]" office:value-type="float" office:value="0.4945">
            <text:p>0.495</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1">
            <text:p>1</text:p>
          </table:table-cell>
          <table:table-cell table:style-name="ce24" office:value-type="float" office:value="1">
            <text:p>1.0000</text:p>
          </table:table-cell>
          <table:table-cell office:value-type="float" office:value="5">
            <office:annotation draw:style-name="gr4" draw:text-style-name="P2" svg:width="1.1413in" svg:height="0.3902in" svg:x="10.8386in" svg:y="0in" draw:caption-point-x="-0.2402in" draw:caption-point-y="0.1752in">
              <dc:creator>AŠ</dc:creator>
              <dc:date>2011-08-06T00:00:00</dc:date>
              <text:p text:style-name="P2"><text:span text:style-name="T1">Multiplier for energy usage</text:span></text:p>
            </office:annotation>
            <text:p>5</text:p>
          </table:table-cell>
          <table:table-cell table:number-columns-repeated="1010"/>
        </table:table-row>
        <table:table-row table:style-name="ro1" table:visibility="filter">
          <table:table-cell table:formula="of:=[.A105]" office:value-type="string" office:string-value="B Radar">
            <text:p>B Radar</text:p>
          </table:table-cell>
          <table:table-cell table:style-name="ce15" office:value-type="string">
            <office:annotation draw:style-name="gr6" draw:text-style-name="P2" svg:width="2.1602in" svg:height="0.3902in" svg:x="2.6311in" svg:y="0in" draw:caption-point-x="-0.2402in" draw:caption-point-y="0.1752in">
              <dc:creator>AŠ</dc:creator>
              <dc:date>2011-08-06T00:00:00</dc:date>
              <text:p text:style-name="P2"><text:span text:style-name="T1">1lvl: MEX t1 lvl5 x 2d</text:span></text:p>
            </office:annotation>
            <text:p>metal cost</text:p>
          </table:table-cell>
          <table:table-cell table:style-name="ce25" table:formula="of:=SUPERFORMULA(5; [.C3:.M3]) * SDAYS(2)" office:value-type="float" office:value="2413.71769170701">
            <text:p>2413.72</text:p>
          </table:table-cell>
          <table:table-cell table:formula="of:=[.C106]*[.$N$106]" office:value-type="float" office:value="289646.123004841">
            <text:p>289646.12</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office:value-type="float" office:value="120">
            <office:annotation draw:style-name="gr4" draw:text-style-name="P2" svg:width="1.1413in" svg:height="0.2346in" svg:x="10.8386in" svg:y="0in" draw:caption-point-x="-0.2402in" draw:caption-point-y="0.1752in">
              <dc:creator>AŠ</dc:creator>
              <dc:date>2011-08-06T00:00:00</dc:date>
              <text:p text:style-name="P2"><text:span text:style-name="T1">Multiplier for cost</text:span></text:p>
            </office:annotation>
            <text:p>120</text:p>
          </table:table-cell>
          <table:table-cell table:number-columns-repeated="1010"/>
        </table:table-row>
        <table:table-row table:style-name="ro1" table:visibility="filter">
          <table:table-cell table:formula="of:=[.A106]" office:value-type="string" office:string-value="B Radar">
            <text:p>B Radar</text:p>
          </table:table-cell>
          <table:table-cell table:style-name="ce15" office:value-type="string">
            <office:annotation draw:style-name="gr6" draw:text-style-name="P2" svg:width="2.0039in" svg:height="0.3902in" svg:x="2.6311in" svg:y="0in" draw:caption-point-x="-0.2402in" draw:caption-point-y="0.1752in">
              <dc:creator>AŠ</dc:creator>
              <dc:date>2011-08-06T00:00:00</dc:date>
              <text:p text:style-name="P2"><text:span text:style-name="T1">1lvl: Collector t1 lvl5 x 2d</text:span></text:p>
            </office:annotation>
            <text:p>energy cost</text:p>
          </table:table-cell>
          <table:table-cell table:formula="of:=SUPERFORMULA(5; [.C16:.M16]) * SDAYS(2)" office:value-type="float" office:value="5334.87076682805">
            <text:p>5334.87</text:p>
          </table:table-cell>
          <table:table-cell table:formula="of:=[.C107]*[.$N$106]" office:value-type="float" office:value="640184.492019366">
            <text:p>640184.49</text:p>
          </table:table-cell>
          <table:table-cell office:value-type="float" office:value="-1">
            <text:p>-1</text:p>
          </table:table-cell>
          <table:table-cell table:formula="of:=[.F106]" office:value-type="float" office:value="0">
            <text:p>0</text:p>
          </table:table-cell>
          <table:table-cell table:formula="of:=[.G106]" office:value-type="float" office:value="0">
            <text:p>0</text:p>
          </table:table-cell>
          <table:table-cell table:formula="of:=[.H106]" office:value-type="float" office:value="0">
            <text:p>0</text:p>
          </table:table-cell>
          <table:table-cell table:formula="of:=[.I106]" office:value-type="float" office:value="0">
            <text:p>0</text:p>
          </table:table-cell>
          <table:table-cell table:formula="of:=[.J106]" office:value-type="float" office:value="0">
            <text:p>0</text:p>
          </table:table-cell>
          <table:table-cell table:formula="of:=[.K106]" office:value-type="float" office:value="2">
            <text:p>2</text:p>
          </table:table-cell>
          <table:table-cell table:formula="of:=[.L106]" office:value-type="float" office:value="0">
            <text:p>0</text:p>
          </table:table-cell>
          <table:table-cell table:formula="of:=[.M106]" office:value-type="float" office:value="1">
            <text:p>1</text:p>
          </table:table-cell>
          <table:table-cell table:number-columns-repeated="1011"/>
        </table:table-row>
        <table:table-row table:style-name="ro1" table:visibility="filter">
          <table:table-cell table:formula="of:=[.A107]" office:value-type="string" office:string-value="B Radar">
            <text:p>B Radar</text:p>
          </table:table-cell>
          <table:table-cell table:style-name="ce15" office:value-type="string">
            <office:annotation draw:style-name="gr6" draw:text-style-name="P2" svg:width="1.7606in" svg:height="0.3902in" svg:x="2.6311in" svg:y="0in" draw:caption-point-x="-0.2402in" draw:caption-point-y="0.1752in">
              <dc:creator>AŠ</dc:creator>
              <dc:date>2011-08-06T00:00:00</dc:date>
              <text:p text:style-name="P2"><text:span text:style-name="T1">1lvl: ZEX t1 lvl5 x 1d</text:span></text:p>
            </office:annotation>
            <text:p>zetium cost</text:p>
          </table:table-cell>
          <table:table-cell table:formula="of:=SUPERFORMULA(5; [.C33:.M33]) * SDAYS(1)" office:value-type="float" office:value="327.771769170701">
            <text:p>327.77</text:p>
          </table:table-cell>
          <table:table-cell table:formula="of:=[.C108]*[.$N$106]" office:value-type="float" office:value="39332.6123004841">
            <text:p>39332.61</text:p>
          </table:table-cell>
          <table:table-cell table:formula="of:=[.E107]" office:value-type="float" office:value="-1">
            <text:p>-1</text:p>
          </table:table-cell>
          <table:table-cell table:formula="of:=[.F107]" office:value-type="float" office:value="0">
            <text:p>0</text:p>
          </table:table-cell>
          <table:table-cell table:formula="of:=[.G107]" office:value-type="float" office:value="0">
            <text:p>0</text:p>
          </table:table-cell>
          <table:table-cell table:formula="of:=[.H107]" office:value-type="float" office:value="0">
            <text:p>0</text:p>
          </table:table-cell>
          <table:table-cell table:formula="of:=[.I107]" office:value-type="float" office:value="0">
            <text:p>0</text:p>
          </table:table-cell>
          <table:table-cell table:formula="of:=[.J107]" office:value-type="float" office:value="0">
            <text:p>0</text:p>
          </table:table-cell>
          <table:table-cell table:formula="of:=[.K107]" office:value-type="float" office:value="2">
            <text:p>2</text:p>
          </table:table-cell>
          <table:table-cell table:formula="of:=[.L107]" office:value-type="float" office:value="0">
            <text:p>0</text:p>
          </table:table-cell>
          <table:table-cell table:formula="of:=[.M107]" office:value-type="float" office:value="1">
            <text:p>1</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Barracks</text:p>
          </table:table-cell>
          <table:table-cell table:style-name="ce15" office:value-type="string">
            <office:annotation draw:style-name="gr6" draw:text-style-name="P2" svg:width="2.1248in" svg:height="0.3902in" svg:x="2.6311in" svg:y="0in" draw:caption-point-x="-0.2402in" draw:caption-point-y="0.1752in">
              <dc:creator>AŠ</dc:creator>
              <dc:date>2010-12-24T00:00:00</dc:date>
              <text:p text:style-name="P2"><text:span text:style-name="T1">1lvl: ~3,5 trooperio statymo laiko</text:span></text:p>
              <text:p text:style-name="P2"><text:span text:style-name="T1">2-4lvl: + 1lvl * 2,5</text:span></text:p>
            </office:annotation>
            <text:p>time</text:p>
          </table:table-cell>
          <table:table-cell table:formula="of:=ROUND(SMINUTES([Units.J54])*3.5)" office:value-type="float" office:value="2940">
            <text:p>2940</text:p>
          </table:table-cell>
          <table:table-cell table:formula="of:=[.C110]*2.5" office:value-type="float" office:value="7350">
            <text:p>73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0]" office:value-type="string" office:string-value="B Barracks">
            <text:p>B Barracks</text:p>
          </table:table-cell>
          <table:table-cell table:style-name="ce15" office:value-type="string">
            <office:annotation draw:style-name="gr6" draw:text-style-name="P2" svg:width="2.863in" svg:height="0.3902in" svg:x="2.6311in" svg:y="0in" draw:caption-point-x="-0.2402in" draw:caption-point-y="0.1752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1]" office:value-type="string" office:string-value="B Barracks">
            <text:p>B Barracks</text:p>
          </table:table-cell>
          <table:table-cell table:style-name="ce15" office:value-type="string">
            <office:annotation draw:style-name="gr6" draw:text-style-name="P2" svg:width="2.2465in" svg:height="0.3902in" svg:x="2.6311in" svg:y="0in" draw:caption-point-x="-0.2402in" draw:caption-point-y="0.1752in">
              <dc:creator>AŠ</dc:creator>
              <dc:date>2010-12-24T00:00:00</dc:date>
              <text:p text:style-name="P2"><text:span text:style-name="T1">1lvl: 10x trooper metal cost</text:span></text:p>
              <text:p text:style-name="P2"><text:span text:style-name="T1">2-4lvl: + 1,2 x 1lvl</text:span></text:p>
            </office:annotation>
            <text:p>metal cost</text:p>
          </table:table-cell>
          <table:table-cell table:formula="of:=[Units.R54]*10" office:value-type="float" office:value="3390">
            <text:p>3390</text:p>
          </table:table-cell>
          <table:table-cell table:formula="of:=[.C112]*1.2" office:value-type="float" office:value="4068">
            <text:p>40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2]" office:value-type="string" office:string-value="B Barracks">
            <text:p>B Barracks</text:p>
          </table:table-cell>
          <table:table-cell table:style-name="ce15" office:value-type="string">
            <office:annotation draw:style-name="gr6" draw:text-style-name="P2" svg:width="2.3161in" svg:height="0.3902in" svg:x="2.6311in" svg:y="0in" draw:caption-point-x="-0.2402in" draw:caption-point-y="0.1752in">
              <dc:creator>AŠ</dc:creator>
              <dc:date>2010-12-24T00:00:00</dc:date>
              <text:p text:style-name="P2"><text:span text:style-name="T1">1lvl: 10x trooper energy cost</text:span></text:p>
              <text:p text:style-name="P2"><text:span text:style-name="T1">2-4lvl: + 1,2 x 1lvl</text:span></text:p>
            </office:annotation>
            <text:p>energy cost</text:p>
          </table:table-cell>
          <table:table-cell table:formula="of:=[Units.S54]*10" office:value-type="float" office:value="6780">
            <text:p>6780</text:p>
          </table:table-cell>
          <table:table-cell table:formula="of:=[.C113]*1.2" office:value-type="float" office:value="8136">
            <text:p>8136</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3]" office:value-type="string" office:string-value="B Barracks">
            <text:p>B Barracks</text:p>
          </table:table-cell>
          <table:table-cell table:style-name="ce15" office:value-type="string">
            <office:annotation draw:style-name="gr5" draw:text-style-name="P2" svg:width="2.8614in" svg:height="0.2346in" svg:x="2.6311in" svg:y="0in" draw:caption-point-x="-0.2402in" draw:caption-point-y="0.1752in">
              <dc:creator>AŠ</dc:creator>
              <dc:date>2011-02-27T00:00:00</dc:date>
              <text:p text:style-name="P2"><text:span text:style-name="T1">2-4lvl: 10x shocker zetium cost * level</text:span></text:p>
            </office:annotation>
            <text:p>zetium cost</text:p>
          </table:table-cell>
          <table:table-cell office:value-type="float" office:value="0">
            <text:p>0</text:p>
          </table:table-cell>
          <table:table-cell table:formula="of:=10*[Units.T55]" office:value-type="float" office:value="350.6349">
            <text:p>350.63</text:p>
          </table:table-cell>
          <table:table-cell office:value-type="float" office:value="-1">
            <text:p>-1</text:p>
          </table:table-cell>
          <table:table-cell table:number-columns-repeated="5" office:value-type="float" office:value="0">
            <text:p>0</text:p>
          </table:table-cell>
          <table:table-cell table:formula="of:=[.K113]"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Ground Factory</text:p>
          </table:table-cell>
          <table:table-cell table:style-name="ce15" office:value-type="string">
            <office:annotation draw:style-name="gr6" draw:text-style-name="P2" svg:width="2.2378in" svg:height="0.3902in" svg:x="2.6311in" svg:y="0in" draw:caption-point-x="-0.2402in" draw:caption-point-y="0.1752in">
              <dc:creator>AŠ</dc:creator>
              <dc:date>2010-12-24T00:00:00</dc:date>
              <text:p text:style-name="P2"><text:span text:style-name="T1">1lvl: ~3,5 scorpiono statymo laiko</text:span></text:p>
              <text:p text:style-name="P2"><text:span text:style-name="T1">2-4lvl: + 1lvl * 2,5</text:span></text:p>
            </office:annotation>
            <text:p>time</text:p>
          </table:table-cell>
          <table:table-cell table:style-name="ce25" table:formula="of:=ROUND(SMINUTES([Units.J58])*3.5)" office:value-type="float" office:value="38850">
            <text:p>38850</text:p>
          </table:table-cell>
          <table:table-cell table:formula="of:=[.C116]*2.5" office:value-type="float" office:value="97125">
            <text:p>971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6]" office:value-type="string" office:string-value="B Ground Factory">
            <text:p>B Ground Factory</text:p>
          </table:table-cell>
          <table:table-cell table:style-name="ce15" office:value-type="string">
            <office:annotation draw:style-name="gr6" draw:text-style-name="P2" svg:width="2.5244in" svg:height="0.3902in" svg:x="2.6311in" svg:y="0in" draw:caption-point-x="-0.2402in" draw:caption-point-y="0.1752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7]" office:value-type="string" office:string-value="B Ground Factory">
            <text:p>B Ground Factory</text:p>
          </table:table-cell>
          <table:table-cell table:style-name="ce15" office:value-type="string">
            <office:annotation draw:style-name="gr6" draw:text-style-name="P2" svg:width="2.2984in" svg:height="0.3902in" svg:x="2.6311in" svg:y="0in" draw:caption-point-x="-0.2402in" draw:caption-point-y="0.1752in">
              <dc:creator>AŠ</dc:creator>
              <dc:date>2010-12-24T00:00:00</dc:date>
              <text:p text:style-name="P2"><text:span text:style-name="T1">1lvl: 10x scorpion metal cost</text:span></text:p>
              <text:p text:style-name="P2"><text:span text:style-name="T1">2-4lvl: + 1,2 x 1lvl</text:span></text:p>
            </office:annotation>
            <text:p>metal cost</text:p>
          </table:table-cell>
          <table:table-cell table:formula="of:=[Units.R58]*10" office:value-type="float" office:value="24939">
            <text:p>24939</text:p>
          </table:table-cell>
          <table:table-cell table:formula="of:=[.C118]*1.2" office:value-type="float" office:value="29926.8">
            <text:p>2992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8]" office:value-type="string" office:string-value="B Ground Factory">
            <text:p>B Ground Factory</text:p>
          </table:table-cell>
          <table:table-cell table:style-name="ce15" office:value-type="string">
            <office:annotation draw:style-name="gr6" draw:text-style-name="P2" svg:width="2.6374in" svg:height="0.3902in" svg:x="2.6311in" svg:y="0in" draw:caption-point-x="-0.2402in" draw:caption-point-y="0.1752in">
              <dc:creator>AŠ</dc:creator>
              <dc:date>2010-12-27T00:00:00</dc:date>
              <text:p text:style-name="P2"><text:span text:style-name="T1">1lvl: 10x scorpion energy cost</text:span></text:p>
              <text:p text:style-name="P2"><text:span text:style-name="T1">2-4lvl: + 1,2 x 1lvl</text:span></text:p>
            </office:annotation>
            <text:p>energy cost</text:p>
          </table:table-cell>
          <table:table-cell table:formula="of:=[Units.S58]*10" office:value-type="float" office:value="38655.45">
            <text:p>38655.45</text:p>
          </table:table-cell>
          <table:table-cell table:formula="of:=[.C119]*1.2" office:value-type="float" office:value="46386.54">
            <text:p>46386.5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9]" office:value-type="string" office:string-value="B Ground Factory">
            <text:p>B Ground Factory</text:p>
          </table:table-cell>
          <table:table-cell table:style-name="ce15" office:value-type="string">
            <office:annotation draw:style-name="gr6" draw:text-style-name="P2" svg:width="2.6894in" svg:height="0.3902in" svg:x="2.6311in" svg:y="0in" draw:caption-point-x="-0.2402in" draw:caption-point-y="0.1752in">
              <dc:creator>AŠ</dc:creator>
              <dc:date>2010-12-27T00:00:00</dc:date>
              <text:p text:style-name="P2"><text:span text:style-name="T1">1lvl: 10x scorpion zetium cost</text:span></text:p>
              <text:p text:style-name="P2"><text:span text:style-name="T1">2-4lvl: + 1,2 x 1lvl</text:span></text:p>
            </office:annotation>
            <text:p>zetium cost</text:p>
          </table:table-cell>
          <table:table-cell table:formula="of:=[Units.T58]*10" office:value-type="float" office:value="2493.9">
            <text:p>2493.9</text:p>
          </table:table-cell>
          <table:table-cell table:formula="of:=[.C120]*1.2" office:value-type="float" office:value="2992.68">
            <text:p>2992.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Space Factory</text:p>
          </table:table-cell>
          <table:table-cell table:style-name="ce15" office:value-type="string">
            <office:annotation draw:style-name="gr6" draw:text-style-name="P2" svg:width="2.2724in" svg:height="0.3902in" svg:x="2.6311in" svg:y="0in" draw:caption-point-x="-0.2402in" draw:caption-point-y="0.1752in">
              <dc:creator>AŠ</dc:creator>
              <dc:date>2010-12-24T00:00:00</dc:date>
              <text:p text:style-name="P2"><text:span text:style-name="T1">1lvl: ~3,5 crow statymo laiko</text:span></text:p>
              <text:p text:style-name="P2"><text:span text:style-name="T1">2-4lvl: + 1lvl * 2,5</text:span></text:p>
            </office:annotation>
            <text:p>time</text:p>
          </table:table-cell>
          <table:table-cell table:style-name="ce25" table:formula="of:=ROUND(SMINUTES([Units.J64])*3.5)" office:value-type="float" office:value="27510">
            <text:p>27510</text:p>
          </table:table-cell>
          <table:table-cell table:formula="of:=[.C122]*2.5" office:value-type="float" office:value="68775">
            <text:p>687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22]" office:value-type="string" office:string-value="B Space Factory">
            <text:p>B Space Factory</text:p>
          </table:table-cell>
          <table:table-cell table:style-name="ce15" office:value-type="string">
            <office:annotation draw:style-name="gr6" draw:text-style-name="P2" svg:width="2.8197in" svg:height="0.3902in" svg:x="2.6311in" svg:y="0in" draw:caption-point-x="-0.2402in" draw:caption-point-y="0.1752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23]" office:value-type="string" office:string-value="B Space Factory">
            <text:p>B Space Factory</text:p>
          </table:table-cell>
          <table:table-cell table:style-name="ce15" office:value-type="string">
            <office:annotation draw:style-name="gr6" draw:text-style-name="P2" svg:width="2.4984in" svg:height="0.3902in" svg:x="2.6311in" svg:y="0in" draw:caption-point-x="-0.2402in" draw:caption-point-y="0.1752in">
              <dc:creator>AŠ</dc:creator>
              <dc:date>2010-12-24T00:00:00</dc:date>
              <text:p text:style-name="P2"><text:span text:style-name="T1">1lvl: 5x crow metal cost</text:span></text:p>
              <text:p text:style-name="P2"><text:span text:style-name="T1">2-4lvl: + 1,2 x 1lvl</text:span></text:p>
            </office:annotation>
            <text:p>metal cost</text:p>
          </table:table-cell>
          <table:table-cell table:formula="of:=[Units.R64]*5" office:value-type="float" office:value="19218.75">
            <text:p>19218.75</text:p>
          </table:table-cell>
          <table:table-cell table:formula="of:=[.C124]*1.2" office:value-type="float" office:value="23062.5">
            <text:p>2306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24]" office:value-type="string" office:string-value="B Space Factory">
            <text:p>B Space Factory</text:p>
          </table:table-cell>
          <table:table-cell table:style-name="ce15" office:value-type="string">
            <office:annotation draw:style-name="gr6" draw:text-style-name="P2" svg:width="2.5157in" svg:height="0.3902in" svg:x="2.6311in" svg:y="0in" draw:caption-point-x="-0.2402in" draw:caption-point-y="0.1752in">
              <dc:creator>AŠ</dc:creator>
              <dc:date>2010-12-24T00:00:00</dc:date>
              <text:p text:style-name="P2"><text:span text:style-name="T1">1lvl: 5x crow energy cost</text:span></text:p>
              <text:p text:style-name="P2"><text:span text:style-name="T1">2-4lvl: + 1,2 x 1lvl</text:span></text:p>
            </office:annotation>
            <text:p>energy cost</text:p>
          </table:table-cell>
          <table:table-cell table:formula="of:=[Units.S64]*5" office:value-type="float" office:value="26906.25">
            <text:p>26906.25</text:p>
          </table:table-cell>
          <table:table-cell table:formula="of:=[.C125]*1.2" office:value-type="float" office:value="32287.5">
            <text:p>3228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25]" office:value-type="string" office:string-value="B Space Factory">
            <text:p>B Space Factory</text:p>
          </table:table-cell>
          <table:table-cell table:style-name="ce15" office:value-type="string">
            <office:annotation draw:style-name="gr6" draw:text-style-name="P2" svg:width="2.0295in" svg:height="0.3902in" svg:x="2.6311in" svg:y="0in" draw:caption-point-x="-0.2402in" draw:caption-point-y="0.1752in">
              <dc:creator>AŠ</dc:creator>
              <dc:date>2010-12-24T00:00:00</dc:date>
              <text:p text:style-name="P2"><text:span text:style-name="T1">1lvl: 5x crow zetium cost</text:span></text:p>
              <text:p text:style-name="P2"><text:span text:style-name="T1">2-4lvl: + 1,2 x 1lvl</text:span></text:p>
            </office:annotation>
            <text:p>zetium cost</text:p>
          </table:table-cell>
          <table:table-cell table:formula="of:=[Units.T64]*5" office:value-type="float" office:value="1345.3125">
            <text:p>1345.31</text:p>
          </table:table-cell>
          <table:table-cell table:formula="of:=[.C126]*1.2" office:value-type="float" office:value="1614.375">
            <text:p>1614.3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Research Center</text:p>
          </table:table-cell>
          <table:table-cell table:style-name="ce15" office:value-type="string">
            <office:annotation draw:style-name="gr6" draw:text-style-name="P2" svg:width="2.4374in" svg:height="0.3902in" svg:x="2.6311in" svg:y="0in" draw:caption-point-x="-0.2402in" draw:caption-point-y="0.1752in">
              <dc:creator>AŠ</dc:creator>
              <dc:date>2010-12-24T00:00:00</dc:date>
              <text:p text:style-name="P2"><text:span text:style-name="T1">1lvl: 5h</text:span></text:p>
              <text:p text:style-name="P2"><text:span text:style-name="T1">2-6lvl: 1,1 * paskutinis lvl</text:span></text:p>
            </office:annotation>
            <text:p>time</text:p>
          </table:table-cell>
          <table:table-cell table:formula="of:=SHOURS(5)" office:value-type="float" office:value="18000">
            <text:p>18000</text:p>
          </table:table-cell>
          <table:table-cell table:formula="of:=[.C128]*1.1" office:value-type="float" office:value="19800">
            <text:p>19800</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28]" office:value-type="string" office:string-value="B Research Center">
            <text:p>B Research Center</text:p>
          </table:table-cell>
          <table:table-cell table:style-name="ce15" office:value-type="string">
            <office:annotation draw:style-name="gr6" draw:text-style-name="P2" svg:width="2.585in" svg:height="0.3902in" svg:x="2.6311in" svg:y="0in" draw:caption-point-x="-0.2402in" draw:caption-point-y="0.1752in">
              <dc:creator>AŠ</dc:creator>
              <dc:date>2011-02-27T00:00:00</dc:date>
              <text:p text:style-name="P2"><text:span text:style-name="T1">1lvl: kiek 7 lvl MEX t1 per 12val.</text:span></text:p>
              <text:p text:style-name="P2"><text:span text:style-name="T1">*lvl: 10% 1lvl</text:span></text:p>
            </office:annotation>
            <text:p>metal cost</text:p>
          </table:table-cell>
          <table:table-cell table:formula="of:=SUPERFORMULA(7; [.C3:.M3]) * [.$P$129]" office:value-type="float" office:value="6782.71953383483">
            <text:p>6782.72</text:p>
          </table:table-cell>
          <table:table-cell table:formula="of:=[.C129]*[.$O$129]" office:value-type="float" office:value="4069.6317203009">
            <text:p>4069.63</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table-cell office:value-type="float" office:value="0.6">
            <office:annotation draw:style-name="gr4" draw:text-style-name="P2" svg:width="1.1413in" svg:height="0.5457in" svg:x="11.7949in" svg:y="0in" draw:caption-point-x="-0.2402in" draw:caption-point-y="0.1752in">
              <dc:creator>AŠ</dc:creator>
              <dc:date>2011-06-27T00:00:00</dc:date>
              <text:p text:style-name="P2"><text:span text:style-name="T1">% for next level cost increasement</text:span></text:p>
            </office:annotation>
            <text:p>0.6</text:p>
          </table:table-cell>
          <table:table-cell table:formula="of:=SHOURS(24) * 4" office:value-type="float" office:value="345600">
            <office:annotation draw:style-name="gr4" draw:text-style-name="P2" svg:width="1.1413in" svg:height="0.2346in" svg:x="12.6839in" svg:y="0in" draw:caption-point-x="-0.2402in" draw:caption-point-y="0.1752in">
              <dc:creator>AŠ</dc:creator>
              <dc:date>2011-06-27T00:00:00</dc:date>
              <text:p text:style-name="P2"><text:span text:style-name="T1">cost multiplier</text:span></text:p>
            </office:annotation>
            <text:p>345600</text:p>
          </table:table-cell>
          <table:table-cell table:number-columns-repeated="1008"/>
        </table:table-row>
        <table:table-row table:style-name="ro1" table:visibility="filter">
          <table:table-cell table:formula="of:=[.A129]" office:value-type="string" office:string-value="B Research Center">
            <text:p>B Research Center</text:p>
          </table:table-cell>
          <table:table-cell table:style-name="ce15" office:value-type="string">
            <office:annotation draw:style-name="gr6" draw:text-style-name="P2" svg:width="2.5591in" svg:height="0.3902in" svg:x="2.6311in" svg:y="0in" draw:caption-point-x="-0.2402in" draw:caption-point-y="0.1752in">
              <dc:creator>AŠ</dc:creator>
              <dc:date>2011-02-27T00:00:00</dc:date>
              <text:p text:style-name="P2"><text:span text:style-name="T1">1lvl: kiek 7 lvl Collector t1 per 12val.</text:span></text:p>
              <text:p text:style-name="P2"><text:span text:style-name="T1">*lvl: 10% 1lvl</text:span></text:p>
            </office:annotation>
            <text:p>energy cost</text:p>
          </table:table-cell>
          <table:table-cell table:formula="of:=SUPERFORMULA(7; [.C16:.M16]) * [.$P$129]" office:value-type="float" office:value="15034.8781353393">
            <text:p>15034.88</text:p>
          </table:table-cell>
          <table:table-cell table:formula="of:=[.C130]*[.$O$129]" office:value-type="float" office:value="9020.92688120359">
            <text:p>9020.93</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30]" office:value-type="string" office:string-value="B Research Center">
            <text:p>B Research Center</text:p>
          </table:table-cell>
          <table:table-cell table:style-name="ce15" office:value-type="string">
            <office:annotation draw:style-name="gr6" draw:text-style-name="P2" svg:width="2.1421in" svg:height="0.3902in" svg:x="2.6311in" svg:y="0in" draw:caption-point-x="-0.2402in" draw:caption-point-y="0.1752in">
              <dc:creator>AŠ</dc:creator>
              <dc:date>2011-02-27T00:00:00</dc:date>
              <text:p text:style-name="P2"><text:span text:style-name="T1">1lvl: kiek 6 lvl ZEX t1 per 1d.</text:span></text:p>
              <text:p text:style-name="P2"><text:span text:style-name="T1">*lvl: 10% 1lvl</text:span></text:p>
            </office:annotation>
            <text:p>zetium cost</text:p>
          </table:table-cell>
          <table:table-cell table:formula="of:=SUPERFORMULA(6; [.C33:.M33]) * [.$P$131]" office:value-type="float" office:value="1181.65893802268">
            <text:p>1181.66</text:p>
          </table:table-cell>
          <table:table-cell table:formula="of:=[.C131]*[.$O$131]" office:value-type="float" office:value="1654.32251323175">
            <text:p>1654.32</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2">
            <text:p>2.0000</text:p>
          </table:table-cell>
          <table:table-cell/>
          <table:table-cell office:value-type="float" office:value="1.4">
            <text:p>1.4</text:p>
          </table:table-cell>
          <table:table-cell table:style-name="ce25" table:formula="of:=SHOURS(24) * 3" office:value-type="float" office:value="259200">
            <text:p>259200</text:p>
          </table:table-cell>
          <table:table-cell table:number-columns-repeated="1008"/>
        </table:table-row>
        <table:table-row table:style-name="ro1" table:visibility="filter">
          <table:table-cell table:formula="of:=[.A131]" office:value-type="string" office:string-value="B Research Center">
            <text:p>B Research Center</text:p>
          </table:table-cell>
          <table:table-cell table:style-name="ce16" office:value-type="string">
            <office:annotation draw:style-name="gr4" draw:text-style-name="P2" svg:width="1.1413in" svg:height="0.3902in" svg:x="2.6311in" svg:y="0in" draw:caption-point-x="-0.2402in" draw:caption-point-y="0.1752in">
              <dc:creator>AŠ</dc:creator>
              <dc:date>2010-12-24T00:00:00</dc:date>
              <text:p text:style-name="P2"><text:span text:style-name="T1">Eksponentinė priklausomybė</text:span></text:p>
            </office:annotation>
            <text:p>scientists</text:p>
          </table:table-cell>
          <table:table-cell office:value-type="float" office:value="36">
            <text:p>36</text:p>
          </table:table-cell>
          <table:table-cell office:value-type="float" office:value="14">
            <text:p>14</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B Crane</text:p>
          </table:table-cell>
          <table:table-cell table:style-name="ce15" office:value-type="string">
            <office:annotation draw:style-name="gr4" draw:text-style-name="P2" svg:width="1.1413in" svg:height="0.2346in" svg:x="2.6311in" svg:y="0in" draw:caption-point-x="-0.2402in" draw:caption-point-y="0.1752in">
              <dc:creator>AŠ</dc:creator>
              <dc:date>2011-01-25T00:00:00</dc:date>
              <text:p text:style-name="P2"><text:span text:style-name="T1">MDH x 60%</text:span></text:p>
            </office:annotation>
            <text:p>time</text:p>
          </table:table-cell>
          <table:table-cell table:formula="of:=[Units.J61]*60" office:value-type="float" office:value="16500">
            <text:p>16500</text:p>
          </table:table-cell>
          <table:table-cell table:number-columns-repeated="7"/>
          <table:table-cell office:value-type="float" office:value="1">
            <text:p>1</text:p>
          </table:table-cell>
          <table:table-cell/>
          <table:table-cell table:style-name="ce24" office:value-type="float" office:value="0.6">
            <text:p>0.6000</text:p>
          </table:table-cell>
          <table:table-cell table:number-columns-repeated="1011"/>
        </table:table-row>
        <table:table-row table:style-name="ro1" table:visibility="filter">
          <table:table-cell table:formula="of:=[.A134]" office:value-type="string" office:string-value="B Crane">
            <text:p>B Crane</text:p>
          </table:table-cell>
          <table:table-cell table:style-name="ce15" office:value-type="string">
            <text:p>metal cost</text:p>
          </table:table-cell>
          <table:table-cell table:formula="of:=[Units.R61]" office:value-type="float" office:value="4900">
            <text:p>4900</text:p>
          </table:table-cell>
          <table:table-cell table:number-columns-repeated="7"/>
          <table:table-cell table:formula="of:=[.K134]" office:value-type="float" office:value="1">
            <text:p>1</text:p>
          </table:table-cell>
          <table:table-cell/>
          <table:table-cell table:style-name="ce24" table:formula="of:=[.M134]" office:value-type="float" office:value="0.6">
            <text:p>0.6000</text:p>
          </table:table-cell>
          <table:table-cell table:number-columns-repeated="1011"/>
        </table:table-row>
        <table:table-row table:style-name="ro1" table:visibility="filter">
          <table:table-cell table:formula="of:=[.A135]" office:value-type="string" office:string-value="B Crane">
            <text:p>B Crane</text:p>
          </table:table-cell>
          <table:table-cell table:style-name="ce15" office:value-type="string">
            <text:p>energy cost</text:p>
          </table:table-cell>
          <table:table-cell table:formula="of:=[Units.S61]" office:value-type="float" office:value="7000">
            <text:p>7000</text:p>
          </table:table-cell>
          <table:table-cell table:number-columns-repeated="7"/>
          <table:table-cell table:formula="of:=[.K135]" office:value-type="float" office:value="1">
            <text:p>1</text:p>
          </table:table-cell>
          <table:table-cell/>
          <table:table-cell table:style-name="ce24" table:formula="of:=[.M135]" office:value-type="float" office:value="0.6">
            <text:p>0.6000</text:p>
          </table:table-cell>
          <table:table-cell table:number-columns-repeated="1011"/>
        </table:table-row>
        <table:table-row table:style-name="ro1" table:visibility="filter">
          <table:table-cell table:formula="of:=[.A136]" office:value-type="string" office:string-value="B Crane">
            <text:p>B Crane</text:p>
          </table:table-cell>
          <table:table-cell table:style-name="ce15" office:value-type="string">
            <text:p>zetium cost</text:p>
          </table:table-cell>
          <table:table-cell table:formula="of:=[Units.T61]" office:value-type="float" office:value="420">
            <text:p>420</text:p>
          </table:table-cell>
          <table:table-cell table:number-columns-repeated="7"/>
          <table:table-cell table:formula="of:=[.K136]" office:value-type="float" office:value="1">
            <text:p>1</text:p>
          </table:table-cell>
          <table:table-cell/>
          <table:table-cell table:style-name="ce24" table:formula="of:=[.M136]" office:value-type="float" office:value="0.6">
            <text:p>0.6000</text:p>
          </table:table-cell>
          <table:table-cell table:number-columns-repeated="1011"/>
        </table:table-row>
        <table:table-row table:style-name="ro6"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Defensive Portal</text:p>
          </table:table-cell>
          <table:table-cell table:style-name="ce15" office:value-type="string">
            <office:annotation draw:style-name="gr12" draw:text-style-name="P2" svg:width="2.0094in" svg:height="1.1677in" svg:x="2.6311in" svg:y="0in" draw:caption-point-x="-0.2402in" draw:caption-point-y="0.1752in">
              <dc:creator>AŠ</dc:creator>
              <dc:date>2011-05-12T00:00:00</dc:date>
              <text:p text:style-name="P2"><text:span text:style-name="T1">time/costs</text:span></text:p>
              <text:p text:style-name="P2"><text:span text:style-name="T1"/></text:p>
              <text:p text:style-name="P2"><text:span text:style-name="T1">1lvl: mod x mule time/cost</text:span></text:p>
              <text:p text:style-name="P2"><text:span text:style-name="T1">2-3lvl: percentage mod x lvl-1</text:span></text:p>
              <text:p text:style-name="P2"><text:span text:style-name="T1"/></text:p>
              <text:p text:style-name="P2"><text:span text:style-name="T1">Time is also multiplied by 60% to reduce nee</text:span></text:p>
            </office:annotation>
            <text:p>time</text:p>
          </table:table-cell>
          <table:table-cell table:formula="of:=[Units.J62]*60*[.$O$139]" office:value-type="float" office:value="81000">
            <text:p>81000</text:p>
          </table:table-cell>
          <table:table-cell table:formula="of:=ROUND([.C139]*[.$P$139]; 0)" office:value-type="float" office:value="101250">
            <text:p>101250</text:p>
          </table:table-cell>
          <table:table-cell table:number-matrix-columns-spanned="1" table:number-matrix-rows-spanned="4" table:formula="of:=-1"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4" office:value-type="float" office:value="1">
            <text:p>1.0000</text:p>
          </table:table-cell>
          <table:table-cell/>
          <table:table-cell office:value-type="float" office:value="4.5">
            <office:annotation draw:style-name="gr4" draw:text-style-name="P2" svg:width="1.1413in" svg:height="0.5457in" svg:x="11.7949in" svg:y="0in" draw:caption-point-x="-0.2402in" draw:caption-point-y="0.1752in">
              <dc:creator>AŠ</dc:creator>
              <dc:date>2011-05-12T00:00:00</dc:date>
              <text:p text:style-name="P2"><text:span text:style-name="T1">time/cost multiplier from mule stats.</text:span></text:p>
            </office:annotation>
            <text:p>4.5</text:p>
          </table:table-cell>
          <table:table-cell office:value-type="float" office:value="1.25">
            <office:annotation draw:style-name="gr4" draw:text-style-name="P2" svg:width="1.1413in" svg:height="0.5457in" svg:x="12.6839in" svg:y="0in" draw:caption-point-x="-0.2402in" draw:caption-point-y="0.1752in">
              <dc:creator>AŠ</dc:creator>
              <dc:date>2011-05-12T00:00:00</dc:date>
              <text:p text:style-name="P2"><text:span text:style-name="T1">2-3 lvl % for cost/time</text:span></text:p>
              <text:p text:style-name="P2"><text:span text:style-name="T1"/></text:p>
            </office:annotation>
            <text:p>1.25</text:p>
          </table:table-cell>
          <table:table-cell table:number-columns-repeated="1008"/>
        </table:table-row>
        <table:table-row table:style-name="ro1" table:visibility="filter">
          <table:table-cell table:formula="of:=[.A139]" office:value-type="string" office:string-value="B Defensive Portal">
            <text:p>B Defensive Portal</text:p>
          </table:table-cell>
          <table:table-cell table:style-name="ce15" office:value-type="string">
            <text:p>metal cost</text:p>
          </table:table-cell>
          <table:table-cell table:formula="of:=[Units.R62]*[.$O$139]" office:value-type="float" office:value="28350">
            <text:p>28350</text:p>
          </table:table-cell>
          <table:table-cell table:formula="of:=ROUND([.C140]*[.$P$139]; 0)" office:value-type="float" office:value="35438">
            <text:p>35438</text:p>
          </table:table-cell>
          <table:table-cell office:value-type="float" office:value="-1">
            <text:p>-1</text:p>
          </table:table-cell>
          <table:table-cell table:number-columns-repeated="5"/>
          <table:table-cell table:number-matrix-columns-spanned="1" table:number-matrix-rows-spanned="5" table:formula="of:=[.K139]"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40]" office:value-type="string" office:string-value="B Defensive Portal">
            <text:p>B Defensive Portal</text:p>
          </table:table-cell>
          <table:table-cell table:style-name="ce15" office:value-type="string">
            <text:p>energy cost</text:p>
          </table:table-cell>
          <table:table-cell table:formula="of:=[Units.S62]*[.$O$139]" office:value-type="float" office:value="40500">
            <text:p>40500</text:p>
          </table:table-cell>
          <table:table-cell table:formula="of:=ROUND([.C141]*[.$P$139]; 0)" office:value-type="float" office:value="50625">
            <text:p>50625</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41]" office:value-type="string" office:string-value="B Defensive Portal">
            <text:p>B Defensive Portal</text:p>
          </table:table-cell>
          <table:table-cell table:style-name="ce15" office:value-type="string">
            <text:p>zetium cost</text:p>
          </table:table-cell>
          <table:table-cell table:formula="of:=[Units.T62]*[.$O$139]" office:value-type="float" office:value="2430">
            <text:p>2430</text:p>
          </table:table-cell>
          <table:table-cell table:formula="of:=ROUND([.C142]*[.$P$139]; 0)" office:value-type="float" office:value="3038">
            <text:p>3038</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42]" office:value-type="string" office:string-value="B Defensive Portal">
            <text:p>B Defensive Portal</text:p>
          </table:table-cell>
          <table:table-cell table:style-name="ce15" office:value-type="string">
            <office:annotation draw:style-name="gr6" draw:text-style-name="P2" svg:width="1.6012in" svg:height="0.3902in" svg:x="2.6311in" svg:y="0in" draw:caption-point-x="-0.2402in" draw:caption-point-y="0.1752in">
              <dc:creator>AŠ</dc:creator>
              <dc:date>2011-05-12T00:00:00</dc:date>
              <text:p text:style-name="P2"><text:span text:style-name="T1">1lvl: 2x collector t2 lvl 2</text:span></text:p>
              <text:p text:style-name="P2"><text:span text:style-name="T1">2-3lvl: 80% x lvl-1</text:span></text:p>
            </office:annotation>
            <text:p>energy usage</text:p>
          </table:table-cell>
          <table:table-cell table:formula="of:=SUPERFORMULA(2; [.C21:.M21]) * 2" office:value-type="float" office:value="0.182070074039487">
            <text:p>0.18</text:p>
          </table:table-cell>
          <table:table-cell table:formula="of:=[.C143]*0.8" office:value-type="float" office:value="0.14565605923159">
            <text:p>0.15</text:p>
          </table:table-cell>
          <table:table-cell office:value-type="float" office:value="-1">
            <text:p>-1</text:p>
          </table:table-cell>
          <table:table-cell table:number-columns-repeated="5"/>
          <table:table-cell office:value-type="float" office:value="3">
            <text:p>3</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1" table:visibility="filter">
          <table:table-cell table:formula="of:=[.A143]" office:value-type="string" office:string-value="B Defensive Portal">
            <text:p>B Defensive Portal</text:p>
          </table:table-cell>
          <table:table-cell table:style-name="ce15" office:value-type="string">
            <office:annotation draw:style-name="gr6" draw:text-style-name="P2" svg:width="1.5579in" svg:height="0.3902in" svg:x="2.6311in" svg:y="0in" draw:caption-point-x="-0.2402in" draw:caption-point-y="0.1752in">
              <dc:creator>AŠ</dc:creator>
              <dc:date>2011-05-12T00:00:00</dc:date>
              <text:p text:style-name="P2"><text:span text:style-name="T1">1lvl: 3x mule</text:span></text:p>
              <text:p text:style-name="P2"><text:span text:style-name="T1">2-3lvl: lvl - 1 x 66%</text:span></text:p>
            </office:annotation>
            <text:p>teleported volume</text:p>
          </table:table-cell>
          <table:table-cell table:formula="of:=[Units.W62]*3" office:value-type="float" office:value="3738">
            <text:p>3738</text:p>
          </table:table-cell>
          <table:table-cell table:formula="of:=ROUND([.C144]*0.6666666; 0)" office:value-type="float" office:value="2492">
            <text:p>2492</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table:style-name="Default" office:value-type="string">
            <text:p>T Defensive Portal</text:p>
          </table:table-cell>
          <table:table-cell table:style-name="ce15" office:value-type="string">
            <office:annotation draw:style-name="gr9" draw:text-style-name="P2" svg:width="1.6185in" svg:height="0.8567in" svg:x="2.6311in" svg:y="0in" draw:caption-point-x="-0.2402in" draw:caption-point-y="0.1752in">
              <dc:creator>AŠ</dc:creator>
              <dc:date>2011-05-12T00:00:00</dc:date>
              <text:p text:style-name="P2"><text:span text:style-name="T1">mod x building time/cost</text:span></text:p>
              <text:p text:style-name="P2"><text:span text:style-name="T1"/></text:p>
              <text:p text:style-name="P2"><text:span text:style-name="T1">time is also reduced to 70% to reduce scientists need.</text:span></text:p>
            </office:annotation>
            <text:p>time</text:p>
          </table:table-cell>
          <table:table-cell table:formula="of:=[.C139]*[.$O$146]" office:value-type="float" office:value="162000">
            <text:p>162000</text:p>
          </table:table-cell>
          <table:table-cell table:number-columns-repeated="7"/>
          <table:table-cell table:number-matrix-columns-spanned="1" table:number-matrix-rows-spanned="4" table:formula="of:=1" office:value-type="float" office:value="1">
            <text:p>1</text:p>
          </table:table-cell>
          <table:table-cell table:number-matrix-columns-spanned="1" table:number-matrix-rows-spanned="4" table:formula="of:=0" office:value-type="float" office:value="0">
            <text:p>0</text:p>
          </table:table-cell>
          <table:table-cell table:style-name="ce24" office:value-type="float" office:value="0.7">
            <text:p>0.7000</text:p>
          </table:table-cell>
          <table:table-cell/>
          <table:table-cell office:value-type="float" office:value="2">
            <office:annotation draw:style-name="gr4" draw:text-style-name="P2" svg:width="1.1413in" svg:height="0.7012in" svg:x="11.7949in" svg:y="0in" draw:caption-point-x="-0.2402in" draw:caption-point-y="0.1752in">
              <dc:creator>AŠ</dc:creator>
              <dc:date>2011-05-12T00:00:00</dc:date>
              <text:p text:style-name="P2"><text:span text:style-name="T1">Multiplier for technology cost in reference to building cost</text:span></text:p>
            </office:annotation>
            <text:p>2</text:p>
          </table:table-cell>
          <table:table-cell table:number-columns-repeated="1009"/>
        </table:table-row>
        <table:table-row table:style-name="ro1" table:visibility="filter">
          <table:table-cell table:style-name="Default" office:value-type="string">
            <text:p>T Defensive Portal</text:p>
          </table:table-cell>
          <table:table-cell table:style-name="ce15" office:value-type="string">
            <text:p>metal cost</text:p>
          </table:table-cell>
          <table:table-cell table:formula="of:=[.C140]*[.$O$146]" office:value-type="float" office:value="56700">
            <text:p>56700</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style-name="Default" office:value-type="string">
            <text:p>T Defensive Portal</text:p>
          </table:table-cell>
          <table:table-cell table:style-name="ce15" office:value-type="string">
            <text:p>energy cost</text:p>
          </table:table-cell>
          <table:table-cell table:formula="of:=[.C141]*[.$O$146]" office:value-type="float" office:value="81000">
            <text:p>81000</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style-name="Default" office:value-type="string">
            <text:p>T Defensive Portal</text:p>
          </table:table-cell>
          <table:table-cell table:style-name="ce15" office:value-type="string">
            <text:p>zetium cost</text:p>
          </table:table-cell>
          <table:table-cell table:formula="of:=[.C142]*[.$O$146]" office:value-type="float" office:value="4860">
            <text:p>4860</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style-name="Default" office:value-type="string">
            <text:p>T Defensive Portal</text:p>
          </table:table-cell>
          <table:table-cell table:style-name="ce15" office:value-type="string">
            <text:p>scientists min</text:p>
          </table:table-cell>
          <table:table-cell table:number-matrix-columns-spanned="11" table:number-matrix-rows-spanned="1" table:formula="of:=RESEARCHTIME([.C146:.M146])" office:value-type="float" office:value="162000">
            <text:p>162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233333333333333">
            <text:p>0.0023</text:p>
          </table:table-cell>
          <table:table-cell table:number-columns-repeated="1011"/>
        </table:table-row>
        <table:table-row table:style-name="ro1" table:visibility="filter">
          <table:table-cell table:style-name="Default" table:formula="of:=[.A150]" office:value-type="string" office:string-value="T Defensive Portal">
            <text:p>T Defensive Portal</text:p>
          </table:table-cell>
          <table:table-cell table:style-name="ce15" office:value-type="string">
            <text:p>war points</text:p>
          </table:table-cell>
          <table:table-cell table:number-matrix-columns-spanned="11" table:number-matrix-rows-spanned="1" table:formula="of:=TECH_WAR_POINTS([.C147:.M149];[Variables.$B$12:.$B$14];[Variables.$B$23])" office:value-type="float" office:value="30361.5">
            <text:p>30361.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Healing Center</text:p>
          </table:table-cell>
          <table:table-cell table:style-name="ce15" office:value-type="string">
            <office:annotation draw:style-name="gr7" draw:text-style-name="P2" svg:width="1.8358in" svg:height="0.7012in" svg:x="2.6311in" svg:y="0in" draw:caption-point-x="-0.2402in" draw:caption-point-y="0.1752in">
              <dc:creator>AŠ</dc:creator>
              <dc:date>2011-05-13T00:00:00</dc:date>
              <text:p text:style-name="P2"><text:span text:style-name="T1">1lvl: 0,8x Ground Factory</text:span></text:p>
              <text:p text:style-name="P2"><text:span text:style-name="T1">3lvl: 1x Space Factory lvl 2</text:span></text:p>
              <text:p text:style-name="P2"><text:span text:style-name="T1"/></text:p>
              <text:p text:style-name="P2"><text:span text:style-name="T1">Kiti analogiškai.</text:span></text:p>
            </office:annotation>
            <text:p>time</text:p>
          </table:table-cell>
          <table:table-cell table:number-matrix-columns-spanned="9" table:number-matrix-rows-spanned="1" table:formula="of:=LINEAR_DEP(1; [.C116:.M116]; 0.8; 2; [.C122:.M122]; 1.4; [.O153])" office:value-type="float" office:value="31080">
            <text:p>31080</text:p>
          </table:table-cell>
          <table:table-cell office:value-type="float" office:value="51859.5">
            <text:p>5185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4" office:value-type="float" office:value="1">
            <text:p>1.0000</text:p>
          </table:table-cell>
          <table:table-cell/>
          <table:table-cell office:value-type="float" office:value="3">
            <office:annotation draw:style-name="gr4" draw:text-style-name="P2" svg:width="1.1413in" svg:height="0.2346in" svg:x="11.7949in" svg:y="0in" draw:caption-point-x="-0.2402in" draw:caption-point-y="0.1752in">
              <dc:creator>AŠ</dc:creator>
              <dc:date>2011-05-13T00:00:00</dc:date>
              <text:p text:style-name="P2"><text:span text:style-name="T1">Number of levels</text:span></text:p>
            </office:annotation>
            <text:p>3</text:p>
          </table:table-cell>
          <table:table-cell table:number-columns-repeated="1009"/>
        </table:table-row>
        <table:table-row table:style-name="ro1" table:visibility="filter">
          <table:table-cell table:formula="of:=[.A153]" office:value-type="string" office:string-value="B Healing Center">
            <text:p>B Healing Center</text:p>
          </table:table-cell>
          <table:table-cell table:style-name="ce15" office:value-type="string">
            <text:p>metal cost</text:p>
          </table:table-cell>
          <table:table-cell table:style-name="ce25" table:number-matrix-columns-spanned="9" table:number-matrix-rows-spanned="1" table:formula="of:=LINEAR_DEP(1; [.C118:.M118]; 0.8; 2; [.C124:.M124]; 1.4; [.O153])" office:value-type="float" office:value="19951.2">
            <text:p>19951.2</text:p>
          </table:table-cell>
          <table:table-cell office:value-type="float" office:value="19621.275">
            <text:p>19621.2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54]" office:value-type="string" office:string-value="B Healing Center">
            <text:p>B Healing Center</text:p>
          </table:table-cell>
          <table:table-cell table:style-name="ce15" office:value-type="string">
            <text:p>energy cost</text:p>
          </table:table-cell>
          <table:table-cell table:number-matrix-columns-spanned="9" table:number-matrix-rows-spanned="1" table:formula="of:=LINEAR_DEP(1; [.C119:.M119]; 0.8; 2; [.C125:.M125]; 1.4; [.O153])" office:value-type="float" office:value="30924.36">
            <text:p>30924.36</text:p>
          </table:table-cell>
          <table:table-cell office:value-type="float" office:value="25973.445">
            <text:p>25973.4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55]" office:value-type="string" office:string-value="B Healing Center">
            <text:p>B Healing Center</text:p>
          </table:table-cell>
          <table:table-cell table:style-name="ce15" office:value-type="string">
            <text:p>zetium cost</text:p>
          </table:table-cell>
          <table:table-cell table:style-name="ce25" table:number-matrix-columns-spanned="9" table:number-matrix-rows-spanned="1" table:formula="of:=LINEAR_DEP(1; [.C120:.M120]; 0.8; 2; [.C126:.M126]; 1.4; [.O153])" office:value-type="float" office:value="1995.12">
            <text:p>1995.12</text:p>
          </table:table-cell>
          <table:table-cell office:value-type="float" office:value="1074.22125">
            <text:p>1074.2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56]" office:value-type="string" office:string-value="B Healing Center">
            <text:p>B Healing Center</text:p>
          </table:table-cell>
          <table:table-cell table:style-name="ce15" office:value-type="string">
            <text:p>healing time mod</text:p>
          </table:table-cell>
          <table:table-cell table:style-name="ce25" office:value-type="float" office:value="1">
            <text:p>1</text:p>
          </table:table-cell>
          <table:table-cell office:value-type="float" office:value="-0.4">
            <text:p>-0.4</text:p>
          </table:table-cell>
          <table:table-cell office:value-type="float" office:value="-1">
            <text:p>-1</text:p>
          </table:table-cell>
          <table:table-cell table:number-columns-repeated="5"/>
          <table:table-cell table:formula="of:=[.K156]" office:value-type="float" office:value="3">
            <text:p>3</text:p>
          </table:table-cell>
          <table:table-cell/>
          <table:table-cell table:style-name="ce24" office:value-type="float" office:value="1">
            <text:p>1.0000</text:p>
          </table:table-cell>
          <table:table-cell table:number-columns-repeated="1011"/>
        </table:table-row>
        <table:table-row table:style-name="ro1" table:visibility="filter">
          <table:table-cell table:formula="of:=[.A157]" office:value-type="string" office:string-value="B Healing Center">
            <text:p>B Healing Center</text:p>
          </table:table-cell>
          <table:table-cell table:style-name="ce15" office:value-type="string">
            <text:p>healing cost mod</text:p>
          </table:table-cell>
          <table:table-cell table:style-name="ce25" office:value-type="float" office:value="2.25">
            <text:p>2.25</text:p>
          </table:table-cell>
          <table:table-cell office:value-type="float" office:value="-0.5">
            <text:p>-0.5</text:p>
          </table:table-cell>
          <table:table-cell office:value-type="float" office:value="-1">
            <text:p>-1</text:p>
          </table:table-cell>
          <table:table-cell table:number-columns-repeated="5"/>
          <table:table-cell table:formula="of:=[.K157]" office:value-type="float" office:value="3">
            <text:p>3</text:p>
          </table:table-cell>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Healing Center</text:p>
          </table:table-cell>
          <table:table-cell table:style-name="ce15" office:value-type="string">
            <office:annotation draw:style-name="gr5" draw:text-style-name="P2" svg:width="1.6185in" svg:height="0.2346in" svg:x="2.6311in" svg:y="0in" draw:caption-point-x="-0.2402in" draw:caption-point-y="0.1752in">
              <dc:creator>AŠ</dc:creator>
              <dc:date>2011-03-09T00:00:00</dc:date>
              <text:p text:style-name="P2"><text:span text:style-name="T1">2 5x Ground Factory</text:span></text:p>
            </office:annotation>
            <text:p>time</text:p>
          </table:table-cell>
          <table:table-cell table:formula="of:=[.C116]*2.5" office:value-type="float" office:value="97125">
            <text:p>97125</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visibility="filter">
          <table:table-cell table:formula="of:=[.A160]" office:value-type="string" office:string-value="T Healing Center">
            <text:p>T Healing Center</text:p>
          </table:table-cell>
          <table:table-cell table:style-name="ce15" office:value-type="string">
            <text:p>metal cost</text:p>
          </table:table-cell>
          <table:table-cell table:number-matrix-columns-spanned="1" table:number-matrix-rows-spanned="3" table:formula="of:=[.C118:.C120]*2.5" office:value-type="float" office:value="62347.5">
            <text:p>62347.5</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visibility="filter">
          <table:table-cell table:formula="of:=[.A161]" office:value-type="string" office:string-value="T Healing Center">
            <text:p>T Healing Center</text:p>
          </table:table-cell>
          <table:table-cell table:style-name="ce15" office:value-type="string">
            <text:p>energy cost</text:p>
          </table:table-cell>
          <table:table-cell office:value-type="float" office:value="96638.625">
            <text:p>96638.63</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visibility="filter">
          <table:table-cell table:formula="of:=[.A162]" office:value-type="string" office:string-value="T Healing Center">
            <text:p>T Healing Center</text:p>
          </table:table-cell>
          <table:table-cell table:style-name="ce15" office:value-type="string">
            <text:p>zetium cost</text:p>
          </table:table-cell>
          <table:table-cell office:value-type="float" office:value="6234.75">
            <text:p>6234.75</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visibility="filter">
          <table:table-cell table:formula="of:=[.A163]" office:value-type="string" office:string-value="T Healing Center">
            <text:p>T Healing Center</text:p>
          </table:table-cell>
          <table:table-cell table:style-name="ce15" office:value-type="string">
            <text:p>scientists min</text:p>
          </table:table-cell>
          <table:table-cell table:number-matrix-columns-spanned="11" table:number-matrix-rows-spanned="1" table:formula="of:=RESEARCHTIME([.C160:.M160])" office:value-type="float" office:value="97125">
            <text:p>971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164]" office:value-type="string" office:string-value="T Healing Center">
            <text:p>T Healing Center</text:p>
          </table:table-cell>
          <table:table-cell table:style-name="ce15" office:value-type="string">
            <text:p>war points</text:p>
          </table:table-cell>
          <table:table-cell table:style-name="ce25" table:number-matrix-columns-spanned="11" table:number-matrix-rows-spanned="1" table:formula="of:=TECH_WAR_POINTS([.C161:.M163];[Variables.$B$12:.$B$14];[Variables.$B$23])" office:value-type="float" office:value="34784.709375">
            <text:p>34784.7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7" table:visibility="filter">
          <table:table-cell/>
          <table:table-cell table:style-name="ce15"/>
          <table:table-cell table:style-name="ce25"/>
          <table:table-cell table:number-columns-repeated="9"/>
          <table:table-cell table:style-name="ce24"/>
          <table:table-cell table:number-columns-repeated="1011"/>
        </table:table-row>
        <table:table-row table:style-name="ro1" table:visibility="filter">
          <table:table-cell office:value-type="string">
            <text:p>T Building Repair</text:p>
          </table:table-cell>
          <table:table-cell table:style-name="ce15" office:value-type="string">
            <office:annotation draw:style-name="gr5" draw:text-style-name="P2" svg:width="1.6185in" svg:height="0.2346in" svg:x="2.6311in" svg:y="0in" draw:caption-point-x="-0.2402in" draw:caption-point-y="0.1752in">
              <dc:creator>AŠ</dc:creator>
              <dc:date>2011-03-09T00:00:00</dc:date>
              <text:p text:style-name="P2"><text:span text:style-name="T1">2 5x Ground Factory</text:span></text:p>
            </office:annotation>
            <text:p>time</text:p>
          </table:table-cell>
          <table:table-cell table:style-name="ce25" table:number-matrix-columns-spanned="9" table:number-matrix-rows-spanned="1" table:formula="of:=LINEAR_DEP(1; [.C160:.M160];[.$O$167]; 1; [.C160:.M160]; [.$P$167]; [.$Q$167])" office:value-type="float" office:value="145687.5">
            <text:p>145687.5</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table:table-cell table:style-name="ce24" office:value-type="float" office:value="1">
            <text:p>1.0000</text:p>
          </table:table-cell>
          <table:table-cell/>
          <table:table-cell office:value-type="float" office:value="1.5">
            <office:annotation draw:style-name="gr4" draw:text-style-name="P2" svg:width="1.1413in" svg:height="0.8567in" svg:x="11.7949in" svg:y="0in" draw:caption-point-x="-0.2402in" draw:caption-point-y="0.1752in">
              <dc:creator>AŠ</dc:creator>
              <dc:date>2011-11-11T00:00:00</dc:date>
              <text:p text:style-name="P2"><text:span text:style-name="T1">First level multiplier of healing center technology.</text:span></text:p>
              <text:p text:style-name="P2"><text:span text:style-name="T1"/></text:p>
            </office:annotation>
            <text:p>1.5</text:p>
          </table:table-cell>
          <table:table-cell office:value-type="float" office:value="3.5">
            <office:annotation draw:style-name="gr4" draw:text-style-name="P2" svg:width="1.1413in" svg:height="0.7012in" svg:x="12.6839in" svg:y="0in" draw:caption-point-x="-0.2402in" draw:caption-point-y="0.1752in">
              <dc:creator>AŠ</dc:creator>
              <dc:date>2011-11-11T00:00:00</dc:date>
              <text:p text:style-name="P2"><text:span text:style-name="T1">Last level multiplier of healing center technology</text:span></text:p>
            </office:annotation>
            <text:p>3.5</text:p>
          </table:table-cell>
          <table:table-cell table:formula="of:=[.O153]" office:value-type="float" office:value="3">
            <office:annotation draw:style-name="gr4" draw:text-style-name="P2" svg:width="1.1413in" svg:height="0.2346in" svg:x="13.5728in" svg:y="0in" draw:caption-point-x="-0.2402in" draw:caption-point-y="0.1752in">
              <dc:creator>AŠ</dc:creator>
              <dc:date>2011-11-11T00:00:00</dc:date>
              <text:p text:style-name="P2"><text:span text:style-name="T1">Max level.</text:span></text:p>
            </office:annotation>
            <text:p>3</text:p>
          </table:table-cell>
          <table:table-cell table:number-columns-repeated="1007"/>
        </table:table-row>
        <table:table-row table:style-name="ro1" table:visibility="filter">
          <table:table-cell table:formula="of:=[.A167]" office:value-type="string" office:string-value="T Building Repair">
            <text:p>T Building Repair</text:p>
          </table:table-cell>
          <table:table-cell table:style-name="ce15" office:value-type="string">
            <text:p>metal cost</text:p>
          </table:table-cell>
          <table:table-cell table:style-name="ce25" table:number-matrix-columns-spanned="9" table:number-matrix-rows-spanned="1" table:formula="of:=LINEAR_DEP(1; [.C161:.M161];[.$O$167]; 1; [.C161:.M161]; [.$P$167]; [.$Q$167])" office:value-type="float" office:value="93521.25">
            <text:p>93521.25</text:p>
          </table:table-cell>
          <table:table-cell office:value-type="float" office:value="62347.5">
            <text:p>6234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table:table-cell table:style-name="ce24" office:value-type="float" office:value="1">
            <text:p>1.0000</text:p>
          </table:table-cell>
          <table:table-cell table:number-columns-repeated="1011"/>
        </table:table-row>
        <table:table-row table:style-name="ro1" table:visibility="filter">
          <table:table-cell table:formula="of:=[.A168]" office:value-type="string" office:string-value="T Building Repair">
            <text:p>T Building Repair</text:p>
          </table:table-cell>
          <table:table-cell table:style-name="ce15" office:value-type="string">
            <text:p>energy cost</text:p>
          </table:table-cell>
          <table:table-cell table:style-name="ce25" table:number-matrix-columns-spanned="9" table:number-matrix-rows-spanned="1" table:formula="of:=LINEAR_DEP(1; [.C162:.M162];[.$O$167]; 1; [.C162:.M162]; [.$P$167]; [.$Q$167])" office:value-type="float" office:value="144957.9375">
            <text:p>144957.94</text:p>
          </table:table-cell>
          <table:table-cell office:value-type="float" office:value="96638.625">
            <text:p>96638.6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table:table-cell table:style-name="ce24" office:value-type="float" office:value="1">
            <text:p>1.0000</text:p>
          </table:table-cell>
          <table:table-cell table:number-columns-repeated="1011"/>
        </table:table-row>
        <table:table-row table:style-name="ro1" table:visibility="filter">
          <table:table-cell table:formula="of:=[.A169]" office:value-type="string" office:string-value="T Building Repair">
            <text:p>T Building Repair</text:p>
          </table:table-cell>
          <table:table-cell table:style-name="ce15" office:value-type="string">
            <text:p>zetium cost</text:p>
          </table:table-cell>
          <table:table-cell table:style-name="ce25" table:number-matrix-columns-spanned="9" table:number-matrix-rows-spanned="1" table:formula="of:=LINEAR_DEP(1; [.C163:.M163];[.$O$167]; 1; [.C163:.M163]; [.$P$167]; [.$Q$167])" office:value-type="float" office:value="9352.125">
            <text:p>9352.13</text:p>
          </table:table-cell>
          <table:table-cell office:value-type="float" office:value="6234.75">
            <text:p>6234.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table:table-cell table:style-name="ce24" office:value-type="float" office:value="1">
            <text:p>1.0000</text:p>
          </table:table-cell>
          <table:table-cell table:number-columns-repeated="1011"/>
        </table:table-row>
        <table:table-row table:style-name="ro1" table:visibility="filter">
          <table:table-cell table:formula="of:=[.A170]" office:value-type="string" office:string-value="T Building Repair">
            <text:p>T Building Repair</text:p>
          </table:table-cell>
          <table:table-cell table:style-name="ce15" office:value-type="string">
            <office:annotation draw:style-name="gr4" draw:text-style-name="P2" svg:width="1.1413in" svg:height="0.3902in" svg:x="2.6311in" svg:y="0in" draw:caption-point-x="-0.2402in" draw:caption-point-y="0.1752in">
              <dc:creator>AŠ</dc:creator>
              <dc:date>2011-11-11T00:00:00</dc:date>
              <text:p text:style-name="P2"><text:span text:style-name="T1">Same as B Healing Center</text:span></text:p>
            </office:annotation>
            <text:p>healing time mod</text:p>
          </table:table-cell>
          <table:table-cell table:style-name="ce25" table:number-matrix-columns-spanned="11" table:number-matrix-rows-spanned="2" table:formula="of:=[.C157:.M158]" office:value-type="float" office:value="1">
            <text:p>1</text:p>
          </table:table-cell>
          <table:table-cell office:value-type="float" office:value="-0.4">
            <text:p>-0.4</text:p>
          </table:table-cell>
          <table:table-cell office:value-type="float" office:value="-1">
            <text:p>-1</text:p>
          </table:table-cell>
          <table:table-cell office:value-type="float" office:value="0">
            <text:p/>
          </table:table-cell>
          <table:table-cell office:value-type="float" office:value="0">
            <text:p/>
          </table:table-cell>
          <table:table-cell office:value-type="float" office:value="0">
            <text:p/>
          </table:table-cell>
          <table:table-cell office:value-type="float" office:value="0">
            <text:p/>
          </table:table-cell>
          <table:table-cell office:value-type="float" office:value="0">
            <text:p/>
          </table:table-cell>
          <table:table-cell office:value-type="float" office:value="3">
            <text:p>3</text:p>
          </table:table-cell>
          <table:table-cell office:value-type="float" office:value="0">
            <text:p/>
          </table:table-cell>
          <table:table-cell table:style-name="ce24" office:value-type="float" office:value="1">
            <text:p>1.0000</text:p>
          </table:table-cell>
          <table:table-cell table:number-columns-repeated="1011"/>
        </table:table-row>
        <table:table-row table:style-name="ro1" table:visibility="filter">
          <table:table-cell table:formula="of:=[.A171]" office:value-type="string" office:string-value="T Building Repair">
            <text:p>T Building Repair</text:p>
          </table:table-cell>
          <table:table-cell table:style-name="ce15" office:value-type="string">
            <text:p>healing cost mod</text:p>
          </table:table-cell>
          <table:table-cell table:style-name="ce25" office:value-type="float" office:value="2.25">
            <text:p>2.25</text:p>
          </table:table-cell>
          <table:table-cell office:value-type="float" office:value="-0.5">
            <text:p>-0.5</text:p>
          </table:table-cell>
          <table:table-cell office:value-type="float" office:value="-1">
            <text:p>-1</text:p>
          </table:table-cell>
          <table:table-cell office:value-type="float" office:value="0">
            <text:p/>
          </table:table-cell>
          <table:table-cell office:value-type="float" office:value="0">
            <text:p/>
          </table:table-cell>
          <table:table-cell office:value-type="float" office:value="0">
            <text:p/>
          </table:table-cell>
          <table:table-cell office:value-type="float" office:value="0">
            <text:p/>
          </table:table-cell>
          <table:table-cell office:value-type="float" office:value="0">
            <text:p/>
          </table:table-cell>
          <table:table-cell office:value-type="float" office:value="3">
            <text:p>3</text:p>
          </table:table-cell>
          <table:table-cell office:value-type="float" office:value="0">
            <text:p/>
          </table:table-cell>
          <table:table-cell table:style-name="ce24" office:value-type="float" office:value="1">
            <text:p>1.0000</text:p>
          </table:table-cell>
          <table:table-cell table:number-columns-repeated="1011"/>
        </table:table-row>
        <table:table-row table:style-name="ro1" table:visibility="filter">
          <table:table-cell table:formula="of:=[.A172]" office:value-type="string" office:string-value="T Building Repair">
            <text:p>T Building Repair</text:p>
          </table:table-cell>
          <table:table-cell table:style-name="ce15" office:value-type="string">
            <text:p>scientists min</text:p>
          </table:table-cell>
          <table:table-cell table:style-name="ce25" table:number-matrix-columns-spanned="11" table:number-matrix-rows-spanned="1" table:formula="of:=RESEARCHTIME([.C167:.M167])" office:value-type="float" office:value="145687.5">
            <text:p>145687.5</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173]" office:value-type="string" office:string-value="T Building Repair">
            <text:p>T Building Repair</text:p>
          </table:table-cell>
          <table:table-cell table:style-name="ce15" office:value-type="string">
            <text:p>war points</text:p>
          </table:table-cell>
          <table:table-cell table:style-name="ce25" table:number-matrix-columns-spanned="11" table:number-matrix-rows-spanned="1" table:formula="of:=TECH_WAR_POINTS([.C168:.M170];[Variables.$B$12:.$B$14];[Variables.$B$23])" office:value-type="float" office:value="52177.0640625">
            <text:p>52177.06</text:p>
          </table:table-cell>
          <table:table-cell office:value-type="float" office:value="34784.709375">
            <text:p>34784.7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6" table:visibility="filter">
          <table:table-cell/>
          <table:table-cell table:style-name="ce15"/>
          <table:table-cell table:style-name="ce25"/>
          <table:table-cell table:number-columns-repeated="9"/>
          <table:table-cell table:style-name="ce24"/>
          <table:table-cell table:number-columns-repeated="1011"/>
        </table:table-row>
        <table:table-row table:style-name="ro1" table:visibility="filter">
          <table:table-cell office:value-type="string">
            <text:p>B Npc Infantry Factory</text:p>
          </table:table-cell>
          <table:table-cell table:style-name="ce15" office:value-type="string">
            <office:annotation draw:style-name="gr4" draw:text-style-name="P2" svg:width="1.1413in" svg:height="0.2346in" svg:x="2.6311in" svg:y="0in" draw:caption-point-x="-0.2402in" draw:caption-point-y="0.1752in">
              <dc:creator>AŠ</dc:creator>
              <dc:date>2011-09-19T00:00:00</dc:date>
              <text:p text:style-name="P2"><text:span text:style-name="T1">Gnats + glancers</text:span></text:p>
            </office:annotation>
            <text:p>metal rate</text:p>
          </table:table-cell>
          <table:table-cell table:style-name="ce25"/>
          <table:table-cell table:style-name="ce24" table:formula="of:=([Units.R$72]*[.$P$176]+[Units.R$73]*[.$Q$176])/SHOURS([.$O$176])/[.K176]" office:value-type="float" office:value="0.019227962962963">
            <text:p>0.0192</text:p>
          </table:table-cell>
          <table:table-cell office:value-type="float" office:value="0">
            <text:p>0</text:p>
          </table:table-cell>
          <table:table-cell table:number-columns-repeated="5"/>
          <table:table-cell office:value-type="float" office:value="6">
            <text:p>6</text:p>
          </table:table-cell>
          <table:table-cell office:value-type="float" office:value="1">
            <text:p>1</text:p>
          </table:table-cell>
          <table:table-cell table:style-name="ce24" office:value-type="float" office:value="1">
            <text:p>1.0000</text:p>
          </table:table-cell>
          <table:table-cell/>
          <table:table-cell office:value-type="float" office:value="6">
            <office:annotation draw:style-name="gr4" draw:text-style-name="P2" svg:width="1.1413in" svg:height="0.3902in" svg:x="11.7949in" svg:y="0in" draw:caption-point-x="-0.2402in" draw:caption-point-y="0.1752in">
              <dc:creator>AŠ</dc:creator>
              <dc:date>2011-09-19T00:00:00</dc:date>
              <text:p text:style-name="P2"><text:span text:style-name="T1">Hours to get full sum</text:span></text:p>
            </office:annotation>
            <text:p>6</text:p>
          </table:table-cell>
          <table:table-cell office:value-type="float" office:value="5">
            <office:annotation draw:style-name="gr4" draw:text-style-name="P2" svg:width="1.1413in" svg:height="0.2346in" svg:x="12.6839in" svg:y="0in" draw:caption-point-x="-0.2402in" draw:caption-point-y="0.1752in">
              <dc:creator>AŠ</dc:creator>
              <dc:date>2011-09-19T00:00:00</dc:date>
              <text:p text:style-name="P2"><text:span text:style-name="T1">Number of gnats</text:span></text:p>
            </office:annotation>
            <text:p>5</text:p>
          </table:table-cell>
          <table:table-cell office:value-type="float" office:value="2">
            <office:annotation draw:style-name="gr4" draw:text-style-name="P2" svg:width="1.1413in" svg:height="0.3902in" svg:x="13.5728in" svg:y="0in" draw:caption-point-x="-0.2402in" draw:caption-point-y="0.1752in">
              <dc:creator>AŠ</dc:creator>
              <dc:date>2011-09-19T00:00:00</dc:date>
              <text:p text:style-name="P2"><text:span text:style-name="T1">Number of glancers</text:span></text:p>
            </office:annotation>
            <text:p>2</text:p>
          </table:table-cell>
          <table:table-cell table:number-columns-repeated="1007"/>
        </table:table-row>
        <table:table-row table:style-name="ro1" table:visibility="filter">
          <table:table-cell table:formula="of:=[.A176]" office:value-type="string" office:string-value="B Npc Infantry Factory">
            <text:p>B Npc Infantry Factory</text:p>
          </table:table-cell>
          <table:table-cell table:style-name="ce15" office:value-type="string">
            <text:p>energy rate</text:p>
          </table:table-cell>
          <table:table-cell table:style-name="ce25"/>
          <table:table-cell table:style-name="ce24" table:formula="of:=([Units.S$72]*[.$P$176]+[Units.S$73]*[.$Q$176])/SHOURS([.$O$176])/[.K177]" office:value-type="float" office:value="0.0384559259259259">
            <text:p>0.0385</text:p>
          </table:table-cell>
          <table:table-cell office:value-type="float" office:value="0">
            <text:p>0</text:p>
          </table:table-cell>
          <table:table-cell table:number-columns-repeated="5"/>
          <table:table-cell table:formula="of:=[.K176]" office:value-type="float" office:value="6">
            <text:p>6</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1" table:visibility="filter">
          <table:table-cell table:formula="of:=[.A177]" office:value-type="string" office:string-value="B Npc Infantry Factory">
            <text:p>B Npc Infantry Factory</text:p>
          </table:table-cell>
          <table:table-cell table:style-name="ce15" office:value-type="string">
            <text:p>zetium rate</text:p>
          </table:table-cell>
          <table:table-cell table:style-name="ce25"/>
          <table:table-cell table:style-name="ce24" table:formula="of:=([Units.T$72]*[.$P$176]+[Units.T$73]*[.$Q$176])/SHOURS([.$O$176])/[.K178]" office:value-type="float" office:value="0.000380430555555556">
            <text:p>0.0004</text:p>
          </table:table-cell>
          <table:table-cell office:value-type="float" office:value="0">
            <text:p>0</text:p>
          </table:table-cell>
          <table:table-cell table:number-columns-repeated="5"/>
          <table:table-cell table:formula="of:=[.K177]" office:value-type="float" office:value="6">
            <text:p>6</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1" table:visibility="filter">
          <table:table-cell table:formula="of:=[.A178]" office:value-type="string" office:string-value="B Npc Infantry Factory">
            <text:p>B Npc Infantry Factory</text:p>
          </table:table-cell>
          <table:table-cell table:style-name="ce15" office:value-type="string">
            <text:p>construction mod</text:p>
          </table:table-cell>
          <table:table-cell table:style-name="ce25"/>
          <table:table-cell office:value-type="float" office:value="15">
            <text:p>15</text:p>
          </table:table-cell>
          <table:table-cell office:value-type="float" office:value="-1">
            <text:p>-1</text:p>
          </table:table-cell>
          <table:table-cell table:number-columns-repeated="5"/>
          <table:table-cell table:formula="of:=[.K178]"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79]" office:value-type="string" office:string-value="B Npc Infantry Factory">
            <text:p>B Npc Infantry Factory</text:p>
          </table:table-cell>
          <table:table-cell table:style-name="ce15" office:value-type="string">
            <text:p>metal storage</text:p>
          </table:table-cell>
          <table:table-cell table:formula="of:=[.D176]*SHOURS([Variables.$B$27])" office:value-type="float" office:value="46516.288">
            <text:p>46516.29</text:p>
          </table:table-cell>
          <table:table-cell table:number-columns-repeated="7"/>
          <table:table-cell table:formula="of:=[.K179]"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80]" office:value-type="string" office:string-value="B Npc Infantry Factory">
            <text:p>B Npc Infantry Factory</text:p>
          </table:table-cell>
          <table:table-cell table:style-name="ce15" office:value-type="string">
            <text:p>energy storage</text:p>
          </table:table-cell>
          <table:table-cell table:formula="of:=[.D177]*SHOURS([Variables.$B$27])" office:value-type="float" office:value="93032.576">
            <text:p>93032.58</text:p>
          </table:table-cell>
          <table:table-cell table:number-columns-repeated="7"/>
          <table:table-cell table:formula="of:=[.K180]"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81]" office:value-type="string" office:string-value="B Npc Infantry Factory">
            <text:p>B Npc Infantry Factory</text:p>
          </table:table-cell>
          <table:table-cell table:style-name="ce15" office:value-type="string">
            <text:p>zetium storage</text:p>
          </table:table-cell>
          <table:table-cell table:formula="of:=[.D178]*SHOURS([Variables.$B$27])" office:value-type="float" office:value="920.3376">
            <text:p>920.34</text:p>
          </table:table-cell>
          <table:table-cell table:number-columns-repeated="7"/>
          <table:table-cell table:formula="of:=[.K181]"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82]" office:value-type="string" office:string-value="B Npc Infantry Factory">
            <text:p>B Npc Infantry Factory</text:p>
          </table:table-cell>
          <table:table-cell table:style-name="ce15" office:value-type="string">
            <text:p>population</text:p>
          </table:table-cell>
          <table:table-cell/>
          <table:table-cell office:value-type="float" office:value="20">
            <text:p>20</text:p>
          </table:table-cell>
          <table:table-cell table:number-columns-repeated="6"/>
          <table:table-cell table:formula="of:=[.K182]"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5"/>
          <table:table-cell table:style-name="ce25"/>
          <table:table-cell table:number-columns-repeated="9"/>
          <table:table-cell table:style-name="ce24"/>
          <table:table-cell table:number-columns-repeated="1011"/>
        </table:table-row>
        <table:table-row table:style-name="ro8" table:visibility="filter">
          <table:table-cell office:value-type="string">
            <text:p>B Npc Tank Factory</text:p>
          </table:table-cell>
          <table:table-cell table:style-name="ce15" office:value-type="string">
            <text:p>metal rate</text:p>
          </table:table-cell>
          <table:table-cell table:style-name="ce25"/>
          <table:table-cell table:style-name="ce31" table:formula="of:=([Units.R$74]*[.$P$185]+[Units.R$77]*[.$Q$185])/SHOURS([.$O$185])/[.K185]" office:value-type="float" office:value="0.040871875">
            <text:p>0.0409</text:p>
          </table:table-cell>
          <table:table-cell office:value-type="float" office:value="0">
            <text:p>0</text:p>
          </table:table-cell>
          <table:table-cell table:number-columns-repeated="5"/>
          <table:table-cell table:formula="of:=[.K176]" office:value-type="float" office:value="6">
            <text:p>6</text:p>
          </table:table-cell>
          <table:table-cell office:value-type="float" office:value="1">
            <text:p>1</text:p>
          </table:table-cell>
          <table:table-cell table:style-name="ce24" office:value-type="float" office:value="1">
            <text:p>1.0000</text:p>
          </table:table-cell>
          <table:table-cell/>
          <table:table-cell office:value-type="float" office:value="12">
            <office:annotation draw:style-name="gr4" draw:text-style-name="P2" svg:width="1.1413in" svg:height="0.3902in" svg:x="11.7949in" svg:y="0in" draw:caption-point-x="-0.2402in" draw:caption-point-y="0.1752in">
              <dc:creator>AŠ</dc:creator>
              <dc:date>2011-09-19T00:00:00</dc:date>
              <text:p text:style-name="P2"><text:span text:style-name="T1">Hours to get full sum</text:span></text:p>
            </office:annotation>
            <text:p>12</text:p>
          </table:table-cell>
          <table:table-cell office:value-type="float" office:value="5">
            <office:annotation draw:style-name="gr4" draw:text-style-name="P2" svg:width="1.1413in" svg:height="0.3902in" svg:x="12.6839in" svg:y="0in" draw:caption-point-x="-0.2402in" draw:caption-point-y="0.1752in">
              <dc:creator>AŠ</dc:creator>
              <dc:date>2011-09-19T00:00:00</dc:date>
              <text:p text:style-name="P2"><text:span text:style-name="T1">Number of spudders</text:span></text:p>
            </office:annotation>
            <text:p>5</text:p>
          </table:table-cell>
          <table:table-cell office:value-type="float" office:value="2">
            <office:annotation draw:style-name="gr4" draw:text-style-name="P2" svg:width="1.1413in" svg:height="0.3902in" svg:x="13.5728in" svg:y="0in" draw:caption-point-x="-0.2402in" draw:caption-point-y="0.1752in">
              <dc:creator>AŠ</dc:creator>
              <dc:date>2011-09-19T00:00:00</dc:date>
              <text:p text:style-name="P2"><text:span text:style-name="T1">Number of gnawers</text:span></text:p>
            </office:annotation>
            <text:p>2</text:p>
          </table:table-cell>
          <table:table-cell table:number-columns-repeated="1007"/>
        </table:table-row>
        <table:table-row table:style-name="ro8" table:visibility="filter">
          <table:table-cell table:formula="of:=[.A185]" office:value-type="string" office:string-value="B Npc Tank Factory">
            <text:p>B Npc Tank Factory</text:p>
          </table:table-cell>
          <table:table-cell table:style-name="ce15" office:value-type="string">
            <text:p>energy rate</text:p>
          </table:table-cell>
          <table:table-cell table:style-name="ce25"/>
          <table:table-cell table:style-name="ce31" table:formula="of:=([Units.S$74]*[.$P$185]+[Units.S$77]*[.$Q$185])/SHOURS([.$O$185])/[.K186]" office:value-type="float" office:value="0.0624407118055556">
            <text:p>0.0624</text:p>
          </table:table-cell>
          <table:table-cell office:value-type="float" office:value="0">
            <text:p>0</text:p>
          </table:table-cell>
          <table:table-cell table:number-columns-repeated="5"/>
          <table:table-cell table:formula="of:=[.K177]" office:value-type="float" office:value="6">
            <text:p>6</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8" table:visibility="filter">
          <table:table-cell table:formula="of:=[.A186]" office:value-type="string" office:string-value="B Npc Tank Factory">
            <text:p>B Npc Tank Factory</text:p>
          </table:table-cell>
          <table:table-cell table:style-name="ce15" office:value-type="string">
            <text:p>zetium rate</text:p>
          </table:table-cell>
          <table:table-cell table:style-name="ce25"/>
          <table:table-cell table:style-name="ce31" table:formula="of:=([Units.T$74]*[.$P$185]+[Units.T$77]*[.$Q$185])/SHOURS([.$O$185])/[.K187]" office:value-type="float" office:value="0.00530144675925926">
            <text:p>0.0053</text:p>
          </table:table-cell>
          <table:table-cell office:value-type="float" office:value="0">
            <text:p>0</text:p>
          </table:table-cell>
          <table:table-cell table:number-columns-repeated="5"/>
          <table:table-cell table:formula="of:=[.K178]" office:value-type="float" office:value="6">
            <text:p>6</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8" table:visibility="filter">
          <table:table-cell table:formula="of:=[.A187]" office:value-type="string" office:string-value="B Npc Tank Factory">
            <text:p>B Npc Tank Factory</text:p>
          </table:table-cell>
          <table:table-cell table:style-name="ce15" office:value-type="string">
            <text:p>construction mod</text:p>
          </table:table-cell>
          <table:table-cell table:style-name="ce25"/>
          <table:table-cell table:formula="of:=[.D179]" office:value-type="float" office:value="15">
            <text:p>15</text:p>
          </table:table-cell>
          <table:table-cell table:formula="of:=[.E179]" office:value-type="float" office:value="-1">
            <text:p>-1</text:p>
          </table:table-cell>
          <table:table-cell table:number-columns-repeated="5"/>
          <table:table-cell table:formula="of:=[.K187]"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8" table:visibility="filter">
          <table:table-cell table:formula="of:=[.A188]" office:value-type="string" office:string-value="B Npc Tank Factory">
            <text:p>B Npc Tank Factory</text:p>
          </table:table-cell>
          <table:table-cell table:style-name="ce15" office:value-type="string">
            <text:p>metal storage</text:p>
          </table:table-cell>
          <table:table-cell table:formula="of:=[.D185]*SHOURS([Variables.$B$27])" office:value-type="float" office:value="98877.24">
            <text:p>98877.24</text:p>
          </table:table-cell>
          <table:table-cell table:number-columns-repeated="7"/>
          <table:table-cell table:formula="of:=[.K188]"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8" table:visibility="filter">
          <table:table-cell table:formula="of:=[.A189]" office:value-type="string" office:string-value="B Npc Tank Factory">
            <text:p>B Npc Tank Factory</text:p>
          </table:table-cell>
          <table:table-cell table:style-name="ce15" office:value-type="string">
            <text:p>energy storage</text:p>
          </table:table-cell>
          <table:table-cell table:formula="of:=[.D186]*SHOURS([Variables.$B$27])" office:value-type="float" office:value="151056.57">
            <text:p>151056.57</text:p>
          </table:table-cell>
          <table:table-cell table:number-columns-repeated="7"/>
          <table:table-cell table:formula="of:=[.K189]"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8" table:visibility="filter">
          <table:table-cell table:formula="of:=[.A190]" office:value-type="string" office:string-value="B Npc Tank Factory">
            <text:p>B Npc Tank Factory</text:p>
          </table:table-cell>
          <table:table-cell table:style-name="ce15" office:value-type="string">
            <text:p>zetium storage</text:p>
          </table:table-cell>
          <table:table-cell table:formula="of:=[.D187]*SHOURS([Variables.$B$27])" office:value-type="float" office:value="12825.26">
            <text:p>12825.26</text:p>
          </table:table-cell>
          <table:table-cell table:number-columns-repeated="7"/>
          <table:table-cell table:formula="of:=[.K190]"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8" table:visibility="filter">
          <table:table-cell table:formula="of:=[.A191]" office:value-type="string" office:string-value="B Npc Tank Factory">
            <text:p>B Npc Tank Factory</text:p>
          </table:table-cell>
          <table:table-cell table:style-name="ce15" office:value-type="string">
            <text:p>population</text:p>
          </table:table-cell>
          <table:table-cell/>
          <table:table-cell office:value-type="float" office:value="40">
            <text:p>40</text:p>
          </table:table-cell>
          <table:table-cell table:number-columns-repeated="6"/>
          <table:table-cell table:formula="of:=[.K191]"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5"/>
          <table:table-cell table:style-name="ce25"/>
          <table:table-cell table:number-columns-repeated="9"/>
          <table:table-cell table:style-name="ce24"/>
          <table:table-cell table:number-columns-repeated="1011"/>
        </table:table-row>
        <table:table-row table:style-name="ro8" table:visibility="filter">
          <table:table-cell office:value-type="string">
            <text:p>B Npc Space Factory</text:p>
          </table:table-cell>
          <table:table-cell table:style-name="ce15" office:value-type="string">
            <text:p>metal rate</text:p>
          </table:table-cell>
          <table:table-cell table:style-name="ce25"/>
          <table:table-cell table:style-name="ce24" table:formula="of:=([Units.R$83]*[.$P$194]+[Units.R$84]*[.$Q$194]+[Units.R$80]*[.$R$194])/SHOURS([.$O$194])/[.K194]" office:value-type="float" office:value="0.0480987594762732">
            <text:p>0.0481</text:p>
          </table:table-cell>
          <table:table-cell office:value-type="float" office:value="0">
            <text:p>0</text:p>
          </table:table-cell>
          <table:table-cell table:number-columns-repeated="5"/>
          <table:table-cell table:formula="of:=[.K176]" office:value-type="float" office:value="6">
            <text:p>6</text:p>
          </table:table-cell>
          <table:table-cell office:value-type="float" office:value="1">
            <text:p>1</text:p>
          </table:table-cell>
          <table:table-cell table:style-name="ce24" office:value-type="float" office:value="1">
            <text:p>1.0000</text:p>
          </table:table-cell>
          <table:table-cell/>
          <table:table-cell office:value-type="float" office:value="48">
            <office:annotation draw:style-name="gr4" draw:text-style-name="P2" svg:width="1.1413in" svg:height="0.3902in" svg:x="11.7949in" svg:y="0in" draw:caption-point-x="-0.2402in" draw:caption-point-y="0.1752in">
              <dc:creator>AŠ</dc:creator>
              <dc:date>2011-09-19T00:00:00</dc:date>
              <text:p text:style-name="P2"><text:span text:style-name="T1">Hours to get full sum</text:span></text:p>
            </office:annotation>
            <text:p>48</text:p>
          </table:table-cell>
          <table:table-cell office:value-type="float" office:value="5">
            <office:annotation draw:style-name="gr4" draw:text-style-name="P2" svg:width="1.1413in" svg:height="0.2346in" svg:x="12.6839in" svg:y="0in" draw:caption-point-x="-0.2402in" draw:caption-point-y="0.1752in">
              <dc:creator>AŠ</dc:creator>
              <dc:date>2011-09-19T00:00:00</dc:date>
              <text:p text:style-name="P2"><text:span text:style-name="T1">Number of diracs</text:span></text:p>
            </office:annotation>
            <text:p>5</text:p>
          </table:table-cell>
          <table:table-cell office:value-type="float" office:value="2">
            <office:annotation draw:style-name="gr4" draw:text-style-name="P2" svg:width="1.1413in" svg:height="0.2346in" svg:x="13.5728in" svg:y="0in" draw:caption-point-x="-0.2402in" draw:caption-point-y="0.1752in">
              <dc:creator>AŠ</dc:creator>
              <dc:date>2011-09-19T00:00:00</dc:date>
              <text:p text:style-name="P2"><text:span text:style-name="T1">Number of thors</text:span></text:p>
            </office:annotation>
            <text:p>2</text:p>
          </table:table-cell>
          <table:table-cell office:value-type="float" office:value="2">
            <office:annotation draw:style-name="gr4" draw:text-style-name="P2" svg:width="1.1413in" svg:height="0.3902in" svg:x="14.4618in" svg:y="0in" draw:caption-point-x="-0.2402in" draw:caption-point-y="0.1752in">
              <dc:creator>AŠ</dc:creator>
              <dc:date>2011-09-19T00:00:00</dc:date>
              <text:p text:style-name="P2"><text:span text:style-name="T1">Number of demosis</text:span></text:p>
            </office:annotation>
            <text:p>2</text:p>
          </table:table-cell>
          <table:table-cell table:number-columns-repeated="1006"/>
        </table:table-row>
        <table:table-row table:style-name="ro8" table:visibility="filter">
          <table:table-cell table:formula="of:=[.A194]" office:value-type="string" office:string-value="B Npc Space Factory">
            <text:p>B Npc Space Factory</text:p>
          </table:table-cell>
          <table:table-cell table:style-name="ce15" office:value-type="string">
            <text:p>energy rate</text:p>
          </table:table-cell>
          <table:table-cell table:style-name="ce25"/>
          <table:table-cell table:style-name="ce24" table:formula="of:=([Units.S$83]*[.$P$194]+[Units.S$84]*[.$Q$194]+[Units.S$80]*[.$R$194])/SHOURS([.$O$194])/[.K195]" office:value-type="float" office:value="0.0690491725260417">
            <text:p>0.0690</text:p>
          </table:table-cell>
          <table:table-cell office:value-type="float" office:value="0">
            <text:p>0</text:p>
          </table:table-cell>
          <table:table-cell table:number-columns-repeated="5"/>
          <table:table-cell table:formula="of:=[.K177]" office:value-type="float" office:value="6">
            <text:p>6</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8" table:visibility="filter">
          <table:table-cell table:formula="of:=[.A195]" office:value-type="string" office:string-value="B Npc Space Factory">
            <text:p>B Npc Space Factory</text:p>
          </table:table-cell>
          <table:table-cell table:style-name="ce15" office:value-type="string">
            <text:p>zetium rate</text:p>
          </table:table-cell>
          <table:table-cell table:style-name="ce25"/>
          <table:table-cell table:style-name="ce24" table:formula="of:=([Units.T$83]*[.$P$194]+[Units.T$84]*[.$Q$194]+[Units.T$80]*[.$R$194])/SHOURS([.$O$194])/[.K196]" office:value-type="float" office:value="0.00598648019748264">
            <text:p>0.0060</text:p>
          </table:table-cell>
          <table:table-cell office:value-type="float" office:value="0">
            <text:p>0</text:p>
          </table:table-cell>
          <table:table-cell table:number-columns-repeated="5"/>
          <table:table-cell table:formula="of:=[.K178]" office:value-type="float" office:value="6">
            <text:p>6</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8" table:visibility="filter">
          <table:table-cell table:formula="of:=[.A196]" office:value-type="string" office:string-value="B Npc Space Factory">
            <text:p>B Npc Space Factory</text:p>
          </table:table-cell>
          <table:table-cell table:style-name="ce15" office:value-type="string">
            <text:p>construction mod</text:p>
          </table:table-cell>
          <table:table-cell table:style-name="ce25"/>
          <table:table-cell table:formula="of:=[.D188]" office:value-type="float" office:value="15">
            <text:p>15</text:p>
          </table:table-cell>
          <table:table-cell table:formula="of:=[.E188]" office:value-type="float" office:value="-1">
            <text:p>-1</text:p>
          </table:table-cell>
          <table:table-cell table:number-columns-repeated="5"/>
          <table:table-cell table:formula="of:=[.K196]"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8" table:visibility="filter">
          <table:table-cell table:formula="of:=[.A197]" office:value-type="string" office:string-value="B Npc Space Factory">
            <text:p>B Npc Space Factory</text:p>
          </table:table-cell>
          <table:table-cell table:style-name="ce15" office:value-type="string">
            <text:p>metal storage</text:p>
          </table:table-cell>
          <table:table-cell table:formula="of:=[.D194]*SHOURS([Variables.$B$27])" office:value-type="float" office:value="116360.518925">
            <text:p>116360.52</text:p>
          </table:table-cell>
          <table:table-cell table:number-columns-repeated="7"/>
          <table:table-cell table:formula="of:=[.K197]"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8" table:visibility="filter">
          <table:table-cell table:formula="of:=[.A198]" office:value-type="string" office:string-value="B Npc Space Factory">
            <text:p>B Npc Space Factory</text:p>
          </table:table-cell>
          <table:table-cell table:style-name="ce15" office:value-type="string">
            <text:p>energy storage</text:p>
          </table:table-cell>
          <table:table-cell table:formula="of:=[.D195]*SHOURS([Variables.$B$27])" office:value-type="float" office:value="167043.758175">
            <text:p>167043.76</text:p>
          </table:table-cell>
          <table:table-cell table:number-columns-repeated="7"/>
          <table:table-cell table:formula="of:=[.K198]"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8" table:visibility="filter">
          <table:table-cell table:formula="of:=[.A199]" office:value-type="string" office:string-value="B Npc Space Factory">
            <text:p>B Npc Space Factory</text:p>
          </table:table-cell>
          <table:table-cell table:style-name="ce15" office:value-type="string">
            <text:p>zetium storage</text:p>
          </table:table-cell>
          <table:table-cell table:formula="of:=[.D196]*SHOURS([Variables.$B$27])" office:value-type="float" office:value="14482.49289375">
            <text:p>14482.49</text:p>
          </table:table-cell>
          <table:table-cell table:number-columns-repeated="7"/>
          <table:table-cell table:formula="of:=[.K199]"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8" table:visibility="filter">
          <table:table-cell table:formula="of:=[.A200]" office:value-type="string" office:string-value="B Npc Space Factory">
            <text:p>B Npc Space Factory</text:p>
          </table:table-cell>
          <table:table-cell table:style-name="ce15" office:value-type="string">
            <text:p>population</text:p>
          </table:table-cell>
          <table:table-cell/>
          <table:table-cell office:value-type="float" office:value="40">
            <text:p>40</text:p>
          </table:table-cell>
          <table:table-cell table:number-columns-repeated="6"/>
          <table:table-cell table:formula="of:=[.K200]"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9"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Fiery Melters</text:p>
          </table:table-cell>
          <table:table-cell table:style-name="ce15" office:value-type="string">
            <office:annotation draw:style-name="gr9" draw:text-style-name="P2" svg:width="2.6028in" svg:height="0.8567in" svg:x="2.6311in" svg:y="0in" draw:caption-point-x="-0.2402in" draw:caption-point-y="0.1752in">
              <dc:creator>AŠ</dc:creator>
              <dc:date>2011-01-03T00:00:00</dc:date>
              <text:p text:style-name="P2"><text:span text:style-name="T1">Laipsninė priklausomybė tarp:</text:span></text:p>
              <text:p text:style-name="P2"><text:span text:style-name="T1">1lvl: MEX T1 lvl5 upgrade time</text:span></text:p>
              <text:p text:style-name="P2"><text:span text:style-name="T1">10lvl: MEX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2:.M2]; 1; 4; [.C8:.M8]; 1; 10)"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visibility="filter">
          <table:table-cell table:formula="of:=[.A203]" office:value-type="string" office:string-value="T Fiery Melters">
            <text:p>T Fiery Melters</text:p>
          </table:table-cell>
          <table:table-cell table:style-name="ce15" office:value-type="string">
            <office:annotation draw:style-name="gr9" draw:text-style-name="P2" svg:width="2.0988in" svg:height="0.8567in" svg:x="2.6311in" svg:y="0in" draw:caption-point-x="-0.2402in" draw:caption-point-y="0.1752in">
              <dc:creator>AŠ</dc:creator>
              <dc:date>2010-12-29T00:00:00</dc:date>
              <text:p text:style-name="P2"><text:span text:style-name="T1">Laipsninė priklausomybė tarp:</text:span></text:p>
              <text:p text:style-name="P2"><text:span text:style-name="T1">1lvl: MEX T1 lvl 6 per 1 dieną</text:span></text:p>
              <text:p text:style-name="P2"><text:span text:style-name="T1">10lvl: MEX T2 lvl 4 per 20 dienų</text:span></text:p>
              <text:p text:style-name="P2"><text:span text:style-name="T1"/></text:p>
              <text:p text:style-name="P2"><text:span text:style-name="T1">Viskas x 0,5</text:span></text:p>
            </office:annotation>
            <text:p>metal cost</text:p>
          </table:table-cell>
          <table:table-cell table:style-name="ce26" table:number-matrix-columns-spanned="9" table:number-matrix-rows-spanned="1" table:formula="of:=POW_DEP(6; [.C$3:.M$3]; SDAYS(1); 4; [.C$9:.M$9]; SDAYS(20); [.$K203])" office:value-type="float" office:value="1451.03156337113">
            <text:p>1451.03</text:p>
          </table:table-cell>
          <table:table-cell office:value-type="float" office:value="0">
            <text:p>0</text:p>
          </table:table-cell>
          <table:table-cell office:value-type="float" office:value="0">
            <text:p>0</text:p>
          </table:table-cell>
          <table:table-cell table:style-name="ce33" office:value-type="float" office:value="4.84134049898511">
            <text:p>4.84</text:p>
          </table:table-cell>
          <table:table-cell office:value-type="float" office:value="0">
            <text:p>0</text:p>
          </table:table-cell>
          <table:table-cell office:value-type="float" office:value="1">
            <text:p>1</text:p>
          </table:table-cell>
          <table:table-cell table:style-name="ce42" office:value-type="float" office:value="0">
            <text:p>0</text:p>
          </table:table-cell>
          <table:table-cell office:value-type="float" office:value="0">
            <text:p>0</text:p>
          </table:table-cell>
          <table:table-cell office:value-type="float" office:value="10">
            <text:p>10</text:p>
          </table:table-cell>
          <table:table-cell table:formula="of:=[.L203]" office:value-type="float" office:value="0">
            <text:p>0</text:p>
          </table:table-cell>
          <table:table-cell table:style-name="ce24" office:value-type="float" office:value="0.5">
            <text:p>0.5000</text:p>
          </table:table-cell>
          <table:table-cell table:number-columns-repeated="1011"/>
        </table:table-row>
        <table:table-row table:style-name="ro1" table:visibility="filter">
          <table:table-cell table:formula="of:=[.A204]" office:value-type="string" office:string-value="T Fiery Melters">
            <text:p>T Fiery Melters</text:p>
          </table:table-cell>
          <table:table-cell table:style-name="ce15" office:value-type="string">
            <office:annotation draw:style-name="gr10" draw:text-style-name="P2" svg:width="2.3594in" svg:height="0.5457in" svg:x="2.6311in" svg:y="0in" draw:caption-point-x="-0.2402in" draw:caption-point-y="0.1752in">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style-name="ce25" table:number-matrix-columns-spanned="9" table:number-matrix-rows-spanned="1" table:formula="of:=POW_DEP(6; [.C$16:.M$16]; SDAYS(1); 4; [.C$21:.M$21]; SDAYS(20); [.$K203])" office:value-type="float" office:value="3212.12625348452">
            <text:p>3212.13</text:p>
          </table:table-cell>
          <table:table-cell office:value-type="float" office:value="0">
            <text:p>0</text:p>
          </table:table-cell>
          <table:table-cell office:value-type="float" office:value="0">
            <text:p>0</text:p>
          </table:table-cell>
          <table:table-cell table:style-name="ce25" office:value-type="float" office:value="5.34110418573393">
            <text:p>5.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203]"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05]" office:value-type="string" office:string-value="T Fiery Melters">
            <text:p>T Fiery Melters</text:p>
          </table:table-cell>
          <table:table-cell table:style-name="ce16" office:value-type="string">
            <office:annotation draw:style-name="gr10" draw:text-style-name="P2" svg:width="2.7677in" svg:height="0.5457in" svg:x="2.6311in" svg:y="0in" draw:caption-point-x="-0.2402in" draw:caption-point-y="0.1752in">
              <dc:creator>AŠ</dc:creator>
              <dc:date>2010-12-29T00:00:00</dc:date>
              <text:p text:style-name="P2"><text:span text:style-name="T1">Laipsninė priklausomybė tarp:</text:span></text:p>
              <text:p text:style-name="P2"><text:span text:style-name="T1">1lvl: ZEX T1 lvl 6 per 1 dieną</text:span></text:p>
              <text:p text:style-name="P2"><text:span text:style-name="T1">10lvl: ZEX T2 lvl 4 per 20 dienų</text:span></text:p>
            </office:annotation>
            <text:p>zetium cost</text:p>
          </table:table-cell>
          <table:table-cell table:style-name="ce25" table:number-matrix-columns-spanned="9" table:number-matrix-rows-spanned="1" table:formula="of:=POW_DEP(6; [.C$33:.M$33]; SDAYS(1); 4; [.C$39:.M$39]; SDAYS(20); [.$K203])" office:value-type="float" office:value="393.886312674226">
            <text:p>393.89</text:p>
          </table:table-cell>
          <table:table-cell office:value-type="float" office:value="0">
            <text:p>0</text:p>
          </table:table-cell>
          <table:table-cell office:value-type="float" office:value="0">
            <text:p>0</text:p>
          </table:table-cell>
          <table:table-cell table:style-name="ce25" office:value-type="float" office:value="4.41468531126333">
            <text:p>4.4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203]" office:value-type="float" office:value="0">
            <text:p>0</text:p>
          </table:table-cell>
          <table:table-cell table:style-name="ce24" office:value-type="float" office:value="0.2">
            <text:p>0.2000</text:p>
          </table:table-cell>
          <table:table-cell table:number-columns-repeated="1011"/>
        </table:table-row>
        <table:table-row table:style-name="ro1" table:visibility="filter">
          <table:table-cell table:formula="of:=[.A206]" office:value-type="string" office:string-value="T Fiery Melters">
            <text:p>T Fiery Melters</text:p>
          </table:table-cell>
          <table:table-cell table:style-name="ce16" office:value-type="string">
            <text:p>scientists min</text:p>
          </table:table-cell>
          <table:table-cell table:number-matrix-columns-spanned="11" table:number-matrix-rows-spanned="1" table:formula="of:=RESEARCHTIME([.C203:.M203])"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visibility="filter">
          <table:table-cell table:formula="of:=[.A207]" office:value-type="string" office:string-value="T Fiery Melters">
            <text:p>T Fiery Melters</text:p>
          </table:table-cell>
          <table:table-cell table:style-name="ce15" office:value-type="string">
            <office:annotation draw:style-name="gr4" draw:text-style-name="P2" svg:width="1.1413in" svg:height="0.2346in" svg:x="2.6311in" svg:y="0in" draw:caption-point-x="-0.2402in" draw:caption-point-y="0.1752in">
              <dc:creator>AŠ</dc:creator>
              <dc:date>2010-12-29T00:00:00</dc:date>
              <text:p text:style-name="P2"><text:span text:style-name="T1">Iki 100%</text:span></text:p>
            </office:annotation>
            <text:p>M gen mod</text:p>
          </table:table-cell>
          <table:table-cell office:value-type="float" office:value="0">
            <text:p>0</text:p>
          </table:table-cell>
          <table:table-cell office:value-type="float" office:value="10">
            <text:p>10</text:p>
          </table:table-cell>
          <table:table-cell office:value-type="float" office:value="0">
            <text:p>0</text:p>
          </table:table-cell>
          <table:table-cell table:number-columns-repeated="5"/>
          <table:table-cell table:formula="of:=[.K207]" office:value-type="float" office:value="10">
            <text:p>10</text:p>
          </table:table-cell>
          <table:table-cell table:formula="of:=[.L205]"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08]" office:value-type="string" office:string-value="T Fiery Melters">
            <text:p>T Fiery Melters</text:p>
          </table:table-cell>
          <table:table-cell table:style-name="ce15" office:value-type="string">
            <office:annotation draw:style-name="gr4" draw:text-style-name="P2" svg:width="1.1413in" svg:height="0.2346in" svg:x="2.6311in" svg:y="0in" draw:caption-point-x="-0.2402in" draw:caption-point-y="0.1752in">
              <dc:creator>AŠ</dc:creator>
              <dc:date>2010-12-29T00:00:00</dc:date>
              <text:p text:style-name="P2"><text:span text:style-name="T1">Iki 200%</text:span></text:p>
            </office:annotation>
            <text:p>M store mod</text:p>
          </table:table-cell>
          <table:table-cell office:value-type="float" office:value="0">
            <text:p>0</text:p>
          </table:table-cell>
          <table:table-cell office:value-type="float" office:value="20">
            <text:p>20</text:p>
          </table:table-cell>
          <table:table-cell office:value-type="float" office:value="0">
            <text:p>0</text:p>
          </table:table-cell>
          <table:table-cell table:number-columns-repeated="5"/>
          <table:table-cell table:formula="of:=[.K208]" office:value-type="float" office:value="10">
            <text:p>10</text:p>
          </table:table-cell>
          <table:table-cell table:formula="of:=[.L206]"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09]" office:value-type="string" office:string-value="T Fiery Melters">
            <text:p>T Fiery Melters</text:p>
          </table:table-cell>
          <table:table-cell table:style-name="ce15" office:value-type="string">
            <text:p>war points</text:p>
          </table:table-cell>
          <table:table-cell table:style-name="ce25" table:number-matrix-columns-spanned="11" table:number-matrix-rows-spanned="1" table:formula="of:=TECH_WAR_POINTS([.C204:.M206];[Variables.$B$12:.$B$14];[Variables.$B$23])" office:value-type="float" office:value="635.379027156281">
            <text:p>635.38</text:p>
          </table:table-cell>
          <table:table-cell office:value-type="float" office:value="4268.38354272719">
            <text:p>4268.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Mex t2</text:p>
          </table:table-cell>
          <table:table-cell table:style-name="ce15" office:value-type="string">
            <office:annotation draw:style-name="gr5" draw:text-style-name="P2" svg:width="1.6618in" svg:height="0.2346in" svg:x="2.6311in" svg:y="0in" draw:caption-point-x="-0.2402in" draw:caption-point-y="0.1752in">
              <dc:creator>AŠ</dc:creator>
              <dc:date>2010-12-30T00:00:00</dc:date>
              <text:p text:style-name="P2"><text:span text:style-name="T1">Kaip B Mex t2 1lvl x 10</text:span></text:p>
            </office:annotation>
            <text:p>time</text:p>
          </table:table-cell>
          <table:table-cell table:formula="of:=[.C8]" office:value-type="float" office:value="-4000">
            <text:p>-4000</text:p>
          </table:table-cell>
          <table:table-cell table:formula="of:=[.D8]" office:value-type="float" office:value="1500">
            <text:p>1500</text:p>
          </table:table-cell>
          <table:table-cell table:formula="of:=[.E8]" office:value-type="float" office:value="3">
            <text:p>3</text:p>
          </table:table-cell>
          <table:table-cell table:formula="of:=[.F8]" office:value-type="float" office:value="5">
            <text:p>5</text:p>
          </table:table-cell>
          <table:table-cell table:formula="of:=[.G8]" office:value-type="float" office:value="5">
            <text:p>5</text:p>
          </table:table-cell>
          <table:table-cell table:formula="of:=[.H8]" office:value-type="float" office:value="1">
            <text:p>1</text:p>
          </table:table-cell>
          <table:table-cell table:formula="of:=[.I8]" office:value-type="float" office:value="3">
            <text:p>3</text:p>
          </table:table-cell>
          <table:table-cell table:formula="of:=[.J8]" office:value-type="float" office:value="6">
            <text:p>6</text:p>
          </table:table-cell>
          <table:table-cell office:value-type="float" office:value="1">
            <text:p>1</text:p>
          </table:table-cell>
          <table:table-cell office:value-type="float" office:value="0">
            <text:p>0</text:p>
          </table:table-cell>
          <table:table-cell table:style-name="ce24" table:formula="of:=[.M2]*10" office:value-type="float" office:value="10">
            <text:p>10.0000</text:p>
          </table:table-cell>
          <table:table-cell table:number-columns-repeated="1011"/>
        </table:table-row>
        <table:table-row table:style-name="ro1" table:visibility="filter">
          <table:table-cell table:formula="of:=[.A212]" office:value-type="string" office:string-value="T Mex t2">
            <text:p>T Mex t2</text:p>
          </table:table-cell>
          <table:table-cell table:style-name="ce15" office:value-type="string">
            <office:annotation draw:style-name="gr5" draw:text-style-name="P2" svg:width="1.6969in" svg:height="0.2346in" svg:x="2.6311in" svg:y="0in" draw:caption-point-x="-0.2402in" draw:caption-point-y="0.1752in">
              <dc:creator>AŠ</dc:creator>
              <dc:date>2010-12-30T00:00:00</dc:date>
              <text:p text:style-name="P2"><text:span text:style-name="T1">Kaip B Mex t2 1lvl x 10</text:span></text:p>
            </office:annotation>
            <text:p>metal cost</text:p>
          </table:table-cell>
          <table:table-cell table:formula="of:=[.C11]" office:value-type="float" office:value="-100">
            <text:p>-100</text:p>
          </table:table-cell>
          <table:table-cell table:formula="of:=[.D11]" office:value-type="float" office:value="1.6">
            <text:p>1.6</text:p>
          </table:table-cell>
          <table:table-cell table:formula="of:=[.E11]" office:value-type="float" office:value="0">
            <text:p>0</text:p>
          </table:table-cell>
          <table:table-cell table:formula="of:=[.F11]" office:value-type="float" office:value="1.5">
            <text:p>1.5</text:p>
          </table:table-cell>
          <table:table-cell table:formula="of:=[.G11]" office:value-type="float" office:value="0">
            <text:p>0</text:p>
          </table:table-cell>
          <table:table-cell table:formula="of:=[.H11]" office:value-type="float" office:value="1">
            <text:p>1</text:p>
          </table:table-cell>
          <table:table-cell table:formula="of:=[.I11]" office:value-type="float" office:value="3">
            <text:p>3</text:p>
          </table:table-cell>
          <table:table-cell table:formula="of:=[.J11]" office:value-type="float" office:value="4">
            <text:p>4</text:p>
          </table:table-cell>
          <table:table-cell table:formula="of:=[.K212]" office:value-type="float" office:value="1">
            <text:p>1</text:p>
          </table:table-cell>
          <table:table-cell office:value-type="float" office:value="0">
            <text:p>0</text:p>
          </table:table-cell>
          <table:table-cell table:style-name="ce24" table:formula="of:=[.M11]*10" office:value-type="float" office:value="16">
            <text:p>16.0000</text:p>
          </table:table-cell>
          <table:table-cell table:number-columns-repeated="1011"/>
        </table:table-row>
        <table:table-row table:style-name="ro1" table:visibility="filter">
          <table:table-cell table:formula="of:=[.A213]" office:value-type="string" office:string-value="T Mex t2">
            <text:p>T Mex t2</text:p>
          </table:table-cell>
          <table:table-cell table:style-name="ce15" office:value-type="string">
            <office:annotation draw:style-name="gr5" draw:text-style-name="P2" svg:width="1.5055in" svg:height="0.2346in" svg:x="2.6311in" svg:y="0in" draw:caption-point-x="-0.2402in" draw:caption-point-y="0.1752in">
              <dc:creator>AŠ</dc:creator>
              <dc:date>2010-12-30T00:00:00</dc:date>
              <text:p text:style-name="P2"><text:span text:style-name="T1">Kaip B Mex t2 1lvl x 10</text:span></text:p>
            </office:annotation>
            <text:p>energy cost</text:p>
          </table:table-cell>
          <table:table-cell table:formula="of:=[.C12]" office:value-type="float" office:value="3">
            <text:p>3</text:p>
          </table:table-cell>
          <table:table-cell table:formula="of:=[.D12]" office:value-type="float" office:value="10">
            <text:p>10</text:p>
          </table:table-cell>
          <table:table-cell table:formula="of:=[.E12]" office:value-type="float" office:value="-3">
            <text:p>-3</text:p>
          </table:table-cell>
          <table:table-cell table:formula="of:=[.F12]" office:value-type="float" office:value="2">
            <text:p>2</text:p>
          </table:table-cell>
          <table:table-cell table:formula="of:=[.G12]" office:value-type="float" office:value="-0.2">
            <text:p>-0.2</text:p>
          </table:table-cell>
          <table:table-cell table:formula="of:=[.H12]" office:value-type="float" office:value="1">
            <text:p>1</text:p>
          </table:table-cell>
          <table:table-cell table:formula="of:=[.I12]" office:value-type="float" office:value="2">
            <text:p>2</text:p>
          </table:table-cell>
          <table:table-cell table:formula="of:=[.J12]" office:value-type="float" office:value="3.4">
            <text:p>3.4</text:p>
          </table:table-cell>
          <table:table-cell table:formula="of:=[.K213]" office:value-type="float" office:value="1">
            <text:p>1</text:p>
          </table:table-cell>
          <table:table-cell/>
          <table:table-cell table:style-name="ce24" table:formula="of:=[.M12]*10" office:value-type="float" office:value="1620">
            <text:p>1620.0000</text:p>
          </table:table-cell>
          <table:table-cell table:number-columns-repeated="1011"/>
        </table:table-row>
        <table:table-row table:style-name="ro1" table:visibility="filter">
          <table:table-cell table:formula="of:=[.A214]" office:value-type="string" office:string-value="T Mex t2">
            <text:p>T Mex t2</text:p>
          </table:table-cell>
          <table:table-cell table:style-name="ce16" office:value-type="string">
            <office:annotation draw:style-name="gr5" draw:text-style-name="P2" svg:width="1.5228in" svg:height="0.2346in" svg:x="2.6311in" svg:y="0in" draw:caption-point-x="-0.2402in" draw:caption-point-y="0.1752in">
              <dc:creator>AŠ</dc:creator>
              <dc:date>2010-12-30T00:00:00</dc:date>
              <text:p text:style-name="P2"><text:span text:style-name="T1">Kaip B Mex t2 1lvl x 10</text:span></text:p>
            </office:annotation>
            <text:p>zetium cost</text:p>
          </table:table-cell>
          <table:table-cell table:formula="of:=[.C13]" office:value-type="float" office:value="224.64">
            <text:p>224.64</text:p>
          </table:table-cell>
          <table:table-cell table:formula="of:=[.D13]" office:value-type="float" office:value="364.73080125008">
            <text:p>364.73</text:p>
          </table:table-cell>
          <table:table-cell table:formula="of:=[.E13]" office:value-type="float" office:value="-1">
            <text:p>-1</text:p>
          </table:table-cell>
          <table:table-cell table:formula="of:=[.F13]" office:value-type="float" office:value="0">
            <text:p>0</text:p>
          </table:table-cell>
          <table:table-cell table:formula="of:=[.G13]" office:value-type="float" office:value="0">
            <text:p>0</text:p>
          </table:table-cell>
          <table:table-cell table:formula="of:=[.H13]" office:value-type="float" office:value="0">
            <text:p>0</text:p>
          </table:table-cell>
          <table:table-cell table:formula="of:=[.I13]" office:value-type="float" office:value="0">
            <text:p>0</text:p>
          </table:table-cell>
          <table:table-cell table:formula="of:=[.J13]" office:value-type="float" office:value="0">
            <text:p>0</text:p>
          </table:table-cell>
          <table:table-cell table:formula="of:=[.K214]" office:value-type="float" office:value="1">
            <text:p>1</text:p>
          </table:table-cell>
          <table:table-cell/>
          <table:table-cell table:style-name="ce24" table:formula="of:=[.M13]*10" office:value-type="float" office:value="10">
            <text:p>10.0000</text:p>
          </table:table-cell>
          <table:table-cell table:number-columns-repeated="1011"/>
        </table:table-row>
        <table:table-row table:style-name="ro1" table:visibility="filter">
          <table:table-cell table:formula="of:=[.A215]" office:value-type="string" office:string-value="T Mex t2">
            <text:p>T Mex t2</text:p>
          </table:table-cell>
          <table:table-cell table:style-name="ce16" office:value-type="string">
            <text:p>scientists min</text:p>
          </table:table-cell>
          <table:table-cell table:style-name="ce25" table:number-matrix-columns-spanned="11" table:number-matrix-rows-spanned="1" table:formula="of:=RESEARCHTIME([.C212:.M212])" office:value-type="float" office:value="-4000">
            <text:p>-4000</text:p>
          </table:table-cell>
          <table:table-cell office:value-type="float" office:value="1500">
            <text:p>1500</text:p>
          </table:table-cell>
          <table:table-cell office:value-type="float" office:value="3">
            <text:p>3</text:p>
          </table:table-cell>
          <table:table-cell office:value-type="float" office:value="5">
            <text:p>5</text:p>
          </table:table-cell>
          <table:table-cell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1" table:visibility="filter">
          <table:table-cell table:formula="of:=[.A216]" office:value-type="string" office:string-value="T Mex t2">
            <text:p>T Mex t2</text:p>
          </table:table-cell>
          <table:table-cell table:style-name="ce16" office:value-type="string">
            <text:p>war points</text:p>
          </table:table-cell>
          <table:table-cell table:style-name="ce25" table:number-matrix-columns-spanned="11" table:number-matrix-rows-spanned="1" table:formula="of:=TECH_WAR_POINTS([.C213:.M215];[Variables.$B$12:.$B$14];[Variables.$B$23])" office:value-type="float" office:value="3051.27821345029">
            <text:p>3051.2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10"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Metal Storage</text:p>
          </table:table-cell>
          <table:table-cell table:style-name="ce15" office:value-type="string">
            <office:annotation draw:style-name="gr9" draw:text-style-name="P2" svg:width="2.6028in" svg:height="0.8567in" svg:x="2.6311in" svg:y="0in" draw:caption-point-x="-0.2402in" draw:caption-point-y="0.1752in">
              <dc:creator>AŠ</dc:creator>
              <dc:date>2011-10-21T00:00:00</dc:date>
              <text:p text:style-name="P2"><text:span text:style-name="T1">Metal storage build time x 25</text:span></text:p>
            </office:annotation>
            <text:p>time</text:p>
          </table:table-cell>
          <table:table-cell table:style-name="ce25" table:formula="of:=[.C45]" office:value-type="float" office:value="-1200">
            <text:p>-1200</text:p>
          </table:table-cell>
          <table:table-cell table:style-name="ce25" table:formula="of:=[.D45]" office:value-type="float" office:value="750">
            <text:p>750</text:p>
          </table:table-cell>
          <table:table-cell table:style-name="ce25" table:formula="of:=[.E45]" office:value-type="float" office:value="2">
            <text:p>2</text:p>
          </table:table-cell>
          <table:table-cell table:style-name="ce25" table:formula="of:=[.F45]" office:value-type="float" office:value="3">
            <text:p>3</text:p>
          </table:table-cell>
          <table:table-cell table:style-name="ce25" table:formula="of:=[.G45]" office:value-type="float" office:value="10">
            <text:p>10</text:p>
          </table:table-cell>
          <table:table-cell table:style-name="ce25" table:formula="of:=[.H45]" office:value-type="float" office:value="1">
            <text:p>1</text:p>
          </table:table-cell>
          <table:table-cell table:style-name="ce25" table:formula="of:=[.I45]" office:value-type="float" office:value="2">
            <text:p>2</text:p>
          </table:table-cell>
          <table:table-cell table:style-name="ce25" table:formula="of:=[.J45]" office:value-type="float" office:value="6">
            <text:p>6</text:p>
          </table:table-cell>
          <table:table-cell table:style-name="ce25" office:value-type="float" office:value="10">
            <text:p>10</text:p>
          </table:table-cell>
          <table:table-cell table:style-name="ce25" table:formula="of:=[.L45]" office:value-type="float" office:value="0">
            <text:p>0</text:p>
          </table:table-cell>
          <table:table-cell table:style-name="ce25" table:formula="of:=[.M45]*25" office:value-type="float" office:value="25">
            <text:p>25</text:p>
          </table:table-cell>
          <table:table-cell table:number-columns-repeated="1011"/>
        </table:table-row>
        <table:table-row table:style-name="ro1" table:visibility="filter">
          <table:table-cell table:formula="of:=[.A219]" office:value-type="string" office:string-value="T Metal Storage">
            <text:p>T Metal Storage</text:p>
          </table:table-cell>
          <table:table-cell table:style-name="ce15" office:value-type="string">
            <office:annotation draw:style-name="gr9" draw:text-style-name="P2" svg:width="2.0988in" svg:height="0.8567in" svg:x="2.6311in" svg:y="0in" draw:caption-point-x="-0.2402in" draw:caption-point-y="0.1752in">
              <dc:creator>AŠ</dc:creator>
              <dc:date>2011-10-21T00:00:00</dc:date>
              <text:p text:style-name="P2"><text:span text:style-name="T1">Metal Storage x 10</text:span></text:p>
            </office:annotation>
            <text:p>metal cost</text:p>
          </table:table-cell>
          <table:table-cell table:style-name="ce25" table:number-matrix-columns-spanned="8" table:number-matrix-rows-spanned="3" table:formula="of:=[.C46:.J46]" office:value-type="float" office:value="4353.09469011339">
            <text:p>4353.09</text:p>
          </table:table-cell>
          <table:table-cell table:style-name="ce25" office:value-type="float" office:value="2414.47218712666">
            <text:p>2414.47</text:p>
          </table:table-cell>
          <table:table-cell table:style-name="ce25" office:value-type="float" office:value="-1">
            <text:p>-1</text:p>
          </table:table-cell>
          <table:table-cell table:style-name="ce25" office:value-type="float" office:value="0">
            <text:p>0</text:p>
          </table:table-cell>
          <table:table-cell table:style-name="ce25" office:value-type="float" office:value="0">
            <text:p>0</text:p>
          </table:table-cell>
          <table:table-cell table:style-name="ce25" office:value-type="float" office:value="0">
            <text:p>0</text:p>
          </table:table-cell>
          <table:table-cell table:style-name="ce25" office:value-type="float" office:value="0">
            <text:p>0</text:p>
          </table:table-cell>
          <table:table-cell table:style-name="ce25" office:value-type="float" office:value="0">
            <text:p>0</text:p>
          </table:table-cell>
          <table:table-cell table:formula="of:=[.K219]" office:value-type="float" office:value="10">
            <text:p>10</text:p>
          </table:table-cell>
          <table:table-cell/>
          <table:table-cell table:style-name="ce24" table:formula="of:=[.M46]*10" office:value-type="float" office:value="20">
            <text:p>20.0000</text:p>
          </table:table-cell>
          <table:table-cell table:number-columns-repeated="1011"/>
        </table:table-row>
        <table:table-row table:style-name="ro1" table:visibility="filter">
          <table:table-cell table:formula="of:=[.A220]" office:value-type="string" office:string-value="T Metal Storage">
            <text:p>T Metal Storage</text:p>
          </table:table-cell>
          <table:table-cell table:style-name="ce15" office:value-type="string">
            <office:annotation draw:style-name="gr10" draw:text-style-name="P2" svg:width="2.3594in" svg:height="0.5457in" svg:x="2.6311in" svg:y="0in" draw:caption-point-x="-0.2402in" draw:caption-point-y="0.1752in">
              <dc:creator>AŠ</dc:creator>
              <dc:date>2011-10-21T00:00:00</dc:date>
              <text:p text:style-name="P2"><text:span text:style-name="T1">Metal storage x 25</text:span></text:p>
            </office:annotation>
            <text:p>energy cost</text:p>
          </table:table-cell>
          <table:table-cell table:style-name="ce25" office:value-type="float" office:value="4353.09469011339">
            <text:p>4353.09</text:p>
          </table:table-cell>
          <table:table-cell table:style-name="ce25" office:value-type="float" office:value="2414.47218712666">
            <text:p>2414.47</text:p>
          </table:table-cell>
          <table:table-cell table:style-name="ce25" office:value-type="float" office:value="-1">
            <text:p>-1</text:p>
          </table:table-cell>
          <table:table-cell table:style-name="ce25" office:value-type="float" office:value="0">
            <text:p>0</text:p>
          </table:table-cell>
          <table:table-cell table:style-name="ce25" office:value-type="float" office:value="0">
            <text:p>0</text:p>
          </table:table-cell>
          <table:table-cell table:style-name="ce25" office:value-type="float" office:value="0">
            <text:p>0</text:p>
          </table:table-cell>
          <table:table-cell table:style-name="ce25" office:value-type="float" office:value="0">
            <text:p>0</text:p>
          </table:table-cell>
          <table:table-cell table:style-name="ce25" office:value-type="float" office:value="0">
            <text:p>0</text:p>
          </table:table-cell>
          <table:table-cell table:formula="of:=[.K220]" office:value-type="float" office:value="10">
            <text:p>10</text:p>
          </table:table-cell>
          <table:table-cell/>
          <table:table-cell table:style-name="ce24" table:formula="of:=[.M46]*25" office:value-type="float" office:value="50">
            <text:p>50.0000</text:p>
          </table:table-cell>
          <table:table-cell table:number-columns-repeated="1011"/>
        </table:table-row>
        <table:table-row table:style-name="ro1" table:visibility="filter">
          <table:table-cell table:formula="of:=[.A221]" office:value-type="string" office:string-value="T Metal Storage">
            <text:p>T Metal Storage</text:p>
          </table:table-cell>
          <table:table-cell table:style-name="ce16" office:value-type="string">
            <office:annotation draw:style-name="gr10" draw:text-style-name="P2" svg:width="2.7677in" svg:height="0.5457in" svg:x="2.6311in" svg:y="0in" draw:caption-point-x="-0.2402in" draw:caption-point-y="0.1752in">
              <dc:creator>AŠ</dc:creator>
              <dc:date>2011-10-21T00:00:00</dc:date>
              <text:p text:style-name="P2"><text:span text:style-name="T1">Metal storage x 2</text:span></text:p>
            </office:annotation>
            <text:p>zetium cost</text:p>
          </table:table-cell>
          <table:table-cell table:style-name="ce25" office:value-type="float" office:value="4353.09469011339">
            <text:p>4353.09</text:p>
          </table:table-cell>
          <table:table-cell office:value-type="float" office:value="2414.47218712666">
            <text:p>2414.4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21]" office:value-type="float" office:value="10">
            <text:p>10</text:p>
          </table:table-cell>
          <table:table-cell/>
          <table:table-cell table:style-name="ce24" table:formula="of:=[.M46]*2" office:value-type="float" office:value="4">
            <text:p>4.0000</text:p>
          </table:table-cell>
          <table:table-cell table:number-columns-repeated="1011"/>
        </table:table-row>
        <table:table-row table:style-name="ro1" table:visibility="filter">
          <table:table-cell table:formula="of:=[.A222]" office:value-type="string" office:string-value="T Metal Storage">
            <text:p>T Metal Storage</text:p>
          </table:table-cell>
          <table:table-cell table:style-name="ce16" office:value-type="string">
            <text:p>scientists min</text:p>
          </table:table-cell>
          <table:table-cell table:style-name="ce25" table:number-matrix-columns-spanned="11" table:number-matrix-rows-spanned="1" table:formula="of:=RESEARCHTIME([.C219:.M219])"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office:value-type="float" office:value="10">
            <text:p>10</text:p>
          </table:table-cell>
          <table:table-cell office:value-type="float" office:value="0">
            <text:p>0</text:p>
          </table:table-cell>
          <table:table-cell table:style-name="ce24" office:value-type="float" office:value="0.0833333333333333">
            <text:p>0.0833</text:p>
          </table:table-cell>
          <table:table-cell table:number-columns-repeated="1011"/>
        </table:table-row>
        <table:table-row table:style-name="ro1" table:visibility="filter">
          <table:table-cell table:formula="of:=[.A223]" office:value-type="string" office:string-value="T Metal Storage">
            <text:p>T Metal Storage</text:p>
          </table:table-cell>
          <table:table-cell table:style-name="ce15" office:value-type="string">
            <text:p>M store mod</text:p>
          </table:table-cell>
          <table:table-cell table:style-name="ce25"/>
          <table:table-cell office:value-type="float" office:value="180">
            <text:p>180</text:p>
          </table:table-cell>
          <table:table-cell table:number-columns-repeated="6"/>
          <table:table-cell table:formula="of:=[.K223]"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24]" office:value-type="string" office:string-value="T Metal Storage">
            <text:p>T Metal Storage</text:p>
          </table:table-cell>
          <table:table-cell table:style-name="ce15" office:value-type="string">
            <text:p>war points</text:p>
          </table:table-cell>
          <table:table-cell table:style-name="ce25" table:number-matrix-columns-spanned="11" table:number-matrix-rows-spanned="1" table:formula="of:=TECH_WAR_POINTS([.C220:.M222];[Variables.$B$12:.$B$14];[Variables.$B$23])" office:value-type="float" office:value="63192.4245848127">
            <text:p>63192.42</text:p>
          </table:table-cell>
          <table:table-cell office:value-type="float" office:value="35050.0879164553">
            <text:p>35050.0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number-columns-repeated="12"/>
          <table:table-cell table:style-name="ce24"/>
          <table:table-cell table:number-columns-repeated="1011"/>
        </table:table-row>
        <table:table-row table:style-name="ro1" table:visibility="filter">
          <table:table-cell table:formula="of:=&quot;T SCond. Tech.&quot;" office:value-type="string" office:string-value="T SCond. Tech.">
            <text:p>T SCond. Tech.</text:p>
          </table:table-cell>
          <table:table-cell table:style-name="ce15" office:value-type="string">
            <office:annotation draw:style-name="gr9" draw:text-style-name="P2" svg:width="2.6114in" svg:height="0.8567in" svg:x="2.6311in" svg:y="0in" draw:caption-point-x="-0.2402in" draw:caption-point-y="0.1752in">
              <dc:creator>AŠ</dc:creator>
              <dc:date>2011-01-03T00:00:00</dc:date>
              <text:p text:style-name="P2"><text:span text:style-name="T1">Laipsninė priklausomybė tarp:</text:span></text:p>
              <text:p text:style-name="P2"><text:span text:style-name="T1">1lvl: Collector T1 lvl5 upgrade time</text:span></text:p>
              <text:p text:style-name="P2"><text:span text:style-name="T1">10lvl: Collector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15:.M15]; 1; 4; [.C20:.M20]; 1; [.K203])" office:value-type="float" office:value="2304">
            <text:p>2304</text:p>
          </table:table-cell>
          <table:table-cell table:style-name="ce25"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03]" office:value-type="float" office:value="3">
            <text:p>3.0000</text:p>
          </table:table-cell>
          <table:table-cell table:number-columns-repeated="1011"/>
        </table:table-row>
        <table:table-row table:style-name="ro1" table:visibility="filter">
          <table:table-cell table:formula="of:=[.A227]" office:value-type="string" office:string-value="T SCond. Tech.">
            <text:p>T SCond. Tech.</text:p>
          </table:table-cell>
          <table:table-cell table:style-name="ce15" office:value-type="string">
            <office:annotation draw:style-name="gr10" draw:text-style-name="P2" svg:width="2.3594in" svg:height="0.5457in" svg:x="2.6311in" svg:y="0in" draw:caption-point-x="-0.2402in" draw:caption-point-y="0.1752in">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204]" office:value-type="float" office:value="1451.03156337113">
            <text:p>1451.03</text:p>
          </table:table-cell>
          <table:table-cell table:formula="of:=[.D204]" office:value-type="float" office:value="0">
            <text:p>0</text:p>
          </table:table-cell>
          <table:table-cell table:formula="of:=[.E204]" office:value-type="float" office:value="0">
            <text:p>0</text:p>
          </table:table-cell>
          <table:table-cell table:formula="of:=[.F204]" office:value-type="float" office:value="4.84134049898511">
            <text:p>4.84</text:p>
          </table:table-cell>
          <table:table-cell table:formula="of:=[.G204]" office:value-type="float" office:value="0">
            <text:p>0</text:p>
          </table:table-cell>
          <table:table-cell table:formula="of:=[.H204]" office:value-type="float" office:value="1">
            <text:p>1</text:p>
          </table:table-cell>
          <table:table-cell table:formula="of:=[.I204]" office:value-type="float" office:value="0">
            <text:p>0</text:p>
          </table:table-cell>
          <table:table-cell table:formula="of:=[.J204]" office:value-type="float" office:value="0">
            <text:p>0</text:p>
          </table:table-cell>
          <table:table-cell table:formula="of:=[.K204]" office:value-type="float" office:value="10">
            <text:p>10</text:p>
          </table:table-cell>
          <table:table-cell table:formula="of:=[.L204]"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28]" office:value-type="string" office:string-value="T SCond. Tech.">
            <text:p>T SCond. Tech.</text:p>
          </table:table-cell>
          <table:table-cell table:style-name="ce15" office:value-type="string">
            <office:annotation draw:style-name="gr9" draw:text-style-name="P2" svg:width="2.698in" svg:height="0.8567in" svg:x="2.6311in" svg:y="0in" draw:caption-point-x="-0.2402in" draw:caption-point-y="0.1752in">
              <dc:creator>AŠ</dc:creator>
              <dc:date>2010-12-29T00:00:00</dc:date>
              <text:p text:style-name="P2"><text:span text:style-name="T1">Laipsninė priklausomybė tarp:</text:span></text:p>
              <text:p text:style-name="P2"><text:span text:style-name="T1">1lvl: Collector T1 lvl 5 per 1 dieną</text:span></text:p>
              <text:p text:style-name="P2"><text:span text:style-name="T1">10lvl: Collector T2 lvl 4 per 20 dienų</text:span></text:p>
              <text:p text:style-name="P2"><text:span text:style-name="T1"/></text:p>
              <text:p text:style-name="P2"><text:span text:style-name="T1">Viskas x 0,5</text:span></text:p>
            </office:annotation>
            <text:p>energy cost</text:p>
          </table:table-cell>
          <table:table-cell table:formula="of:=[.C205]" office:value-type="float" office:value="3212.12625348452">
            <text:p>3212.13</text:p>
          </table:table-cell>
          <table:table-cell table:formula="of:=[.D205]" office:value-type="float" office:value="0">
            <text:p>0</text:p>
          </table:table-cell>
          <table:table-cell table:formula="of:=[.E205]" office:value-type="float" office:value="0">
            <text:p>0</text:p>
          </table:table-cell>
          <table:table-cell table:formula="of:=[.F205]" office:value-type="float" office:value="5.34110418573393">
            <text:p>5.34</text:p>
          </table:table-cell>
          <table:table-cell table:formula="of:=[.G205]" office:value-type="float" office:value="0">
            <text:p>0</text:p>
          </table:table-cell>
          <table:table-cell table:formula="of:=[.H205]" office:value-type="float" office:value="1">
            <text:p>1</text:p>
          </table:table-cell>
          <table:table-cell table:formula="of:=[.I205]" office:value-type="float" office:value="0">
            <text:p>0</text:p>
          </table:table-cell>
          <table:table-cell table:formula="of:=[.J205]" office:value-type="float" office:value="0">
            <text:p>0</text:p>
          </table:table-cell>
          <table:table-cell table:formula="of:=[.K205]" office:value-type="float" office:value="10">
            <text:p>10</text:p>
          </table:table-cell>
          <table:table-cell table:formula="of:=[.L205]" office:value-type="float" office:value="0">
            <text:p>0</text:p>
          </table:table-cell>
          <table:table-cell table:style-name="ce24" office:value-type="float" office:value="0.5">
            <text:p>0.5000</text:p>
          </table:table-cell>
          <table:table-cell table:number-columns-repeated="1011"/>
        </table:table-row>
        <table:table-row table:style-name="ro1" table:visibility="filter">
          <table:table-cell table:formula="of:=[.A229]" office:value-type="string" office:string-value="T SCond. Tech.">
            <text:p>T SCond. Tech.</text:p>
          </table:table-cell>
          <table:table-cell table:style-name="ce16" office:value-type="string">
            <office:annotation draw:style-name="gr10" draw:text-style-name="P2" svg:width="2.5591in" svg:height="0.5457in" svg:x="2.6311in" svg:y="0in" draw:caption-point-x="-0.2402in" draw:caption-point-y="0.1752in">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office:annotation>
            <text:p>zetium cost</text:p>
          </table:table-cell>
          <table:table-cell table:formula="of:=[.C206]" office:value-type="float" office:value="393.886312674226">
            <text:p>393.89</text:p>
          </table:table-cell>
          <table:table-cell table:formula="of:=[.D206]" office:value-type="float" office:value="0">
            <text:p>0</text:p>
          </table:table-cell>
          <table:table-cell table:formula="of:=[.E206]" office:value-type="float" office:value="0">
            <text:p>0</text:p>
          </table:table-cell>
          <table:table-cell table:formula="of:=[.F206]" office:value-type="float" office:value="4.41468531126333">
            <text:p>4.41</text:p>
          </table:table-cell>
          <table:table-cell table:formula="of:=[.G206]" office:value-type="float" office:value="0">
            <text:p>0</text:p>
          </table:table-cell>
          <table:table-cell table:formula="of:=[.H206]" office:value-type="float" office:value="1">
            <text:p>1</text:p>
          </table:table-cell>
          <table:table-cell table:formula="of:=[.I206]" office:value-type="float" office:value="0">
            <text:p>0</text:p>
          </table:table-cell>
          <table:table-cell table:formula="of:=[.J206]" office:value-type="float" office:value="0">
            <text:p>0</text:p>
          </table:table-cell>
          <table:table-cell table:formula="of:=[.K206]" office:value-type="float" office:value="10">
            <text:p>10</text:p>
          </table:table-cell>
          <table:table-cell table:formula="of:=[.L206]" office:value-type="float" office:value="0">
            <text:p>0</text:p>
          </table:table-cell>
          <table:table-cell table:style-name="ce24" office:value-type="float" office:value="0.2">
            <text:p>0.2000</text:p>
          </table:table-cell>
          <table:table-cell table:number-columns-repeated="1011"/>
        </table:table-row>
        <table:table-row table:style-name="ro1" table:visibility="filter">
          <table:table-cell table:formula="of:=[.A230]" office:value-type="string" office:string-value="T SCond. Tech.">
            <text:p>T SCond. Tech.</text:p>
          </table:table-cell>
          <table:table-cell table:style-name="ce16" office:value-type="string">
            <text:p>scientists min</text:p>
          </table:table-cell>
          <table:table-cell table:number-matrix-columns-spanned="11" table:number-matrix-rows-spanned="1" table:formula="of:=RESEARCHTIME([.C227:.M227])" office:value-type="float" office:value="2304">
            <text:p>2304</text:p>
          </table:table-cell>
          <table:table-cell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1" table:visibility="filter">
          <table:table-cell table:formula="of:=[.A231]" office:value-type="string" office:string-value="T SCond. Tech.">
            <text:p>T SCond. Tech.</text:p>
          </table:table-cell>
          <table:table-cell table:style-name="ce15" office:value-type="string">
            <office:annotation draw:style-name="gr4" draw:text-style-name="P2" svg:width="1.1413in" svg:height="0.2346in" svg:x="2.6311in" svg:y="0in" draw:caption-point-x="-0.2402in" draw:caption-point-y="0.1752in">
              <dc:creator>AŠ</dc:creator>
              <dc:date>2010-12-29T00:00:00</dc:date>
              <text:p text:style-name="P2"><text:span text:style-name="T1">Iki 100%</text:span></text:p>
            </office:annotation>
            <text:p>E gen mod</text:p>
          </table:table-cell>
          <table:table-cell office:value-type="float" office:value="0">
            <text:p>0</text:p>
          </table:table-cell>
          <table:table-cell table:formula="of:=[.D208]" office:value-type="float" office:value="10">
            <text:p>10</text:p>
          </table:table-cell>
          <table:table-cell table:number-columns-repeated="6"/>
          <table:table-cell table:formula="of:=[.K231]" office:value-type="float" office:value="10">
            <text:p>10</text:p>
          </table:table-cell>
          <table:table-cell table:formula="of:=[.L208]"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32]" office:value-type="string" office:string-value="T SCond. Tech.">
            <text:p>T SCond. Tech.</text:p>
          </table:table-cell>
          <table:table-cell table:style-name="ce15" office:value-type="string">
            <office:annotation draw:style-name="gr4" draw:text-style-name="P2" svg:width="1.1413in" svg:height="0.2346in" svg:x="2.6311in" svg:y="0in" draw:caption-point-x="-0.2402in" draw:caption-point-y="0.1752in">
              <dc:creator>AŠ</dc:creator>
              <dc:date>2010-12-29T00:00:00</dc:date>
              <text:p text:style-name="P2"><text:span text:style-name="T1">Iki 200%</text:span></text:p>
            </office:annotation>
            <text:p>E store mod</text:p>
          </table:table-cell>
          <table:table-cell office:value-type="float" office:value="0">
            <text:p>0</text:p>
          </table:table-cell>
          <table:table-cell table:formula="of:=[.D209]" office:value-type="float" office:value="20">
            <text:p>20</text:p>
          </table:table-cell>
          <table:table-cell table:number-columns-repeated="6"/>
          <table:table-cell table:formula="of:=[.K232]" office:value-type="float" office:value="10">
            <text:p>10</text:p>
          </table:table-cell>
          <table:table-cell table:formula="of:=[.L209]"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33]" office:value-type="string" office:string-value="T SCond. Tech.">
            <text:p>T SCond. Tech.</text:p>
          </table:table-cell>
          <table:table-cell table:style-name="ce15" office:value-type="string">
            <text:p>war points</text:p>
          </table:table-cell>
          <table:table-cell table:style-name="ce25" table:number-matrix-columns-spanned="11" table:number-matrix-rows-spanned="1" table:formula="of:=TECH_WAR_POINTS([.C228:.M230];[Variables.$B$12:.$B$14];[Variables.$B$23])" office:value-type="float" office:value="697.289817473679">
            <text:p>697.29</text:p>
          </table:table-cell>
          <table:table-cell office:value-type="float" office:value="4201.31197369468">
            <text:p>4201.3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1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Collector t2</text:p>
          </table:table-cell>
          <table:table-cell table:style-name="ce15" office:value-type="string">
            <office:annotation draw:style-name="gr5" draw:text-style-name="P2" svg:width="1.9488in" svg:height="0.2346in" svg:x="2.6311in" svg:y="0in" draw:caption-point-x="-0.2402in" draw:caption-point-y="0.1752in">
              <dc:creator>AŠ</dc:creator>
              <dc:date>2010-12-30T00:00:00</dc:date>
              <text:p text:style-name="P2"><text:span text:style-name="T1">Kaip B Collector t2 1lvl x 10</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office:value-type="float" office:value="1">
            <text:p>1</text:p>
          </table:table-cell>
          <table:table-cell/>
          <table:table-cell table:style-name="ce24" table:formula="of:=[.M20]*10" office:value-type="float" office:value="10">
            <text:p>10.0000</text:p>
          </table:table-cell>
          <table:table-cell table:number-columns-repeated="1011"/>
        </table:table-row>
        <table:table-row table:style-name="ro1" table:visibility="filter">
          <table:table-cell table:formula="of:=[.A236]" office:value-type="string" office:string-value="T Collector t2">
            <text:p>T Collector t2</text:p>
          </table:table-cell>
          <table:table-cell table:style-name="ce15" office:value-type="string">
            <office:annotation draw:style-name="gr5" draw:text-style-name="P2" svg:width="2.0358in" svg:height="0.2346in" svg:x="2.6311in" svg:y="0in" draw:caption-point-x="-0.2402in" draw:caption-point-y="0.1752in">
              <dc:creator>AŠ</dc:creator>
              <dc:date>2010-12-30T00:00:00</dc:date>
              <text:p text:style-name="P2"><text:span text:style-name="T1">Kaip B Collector t2 1lvl x 10</text:span></text:p>
            </office:annotation>
            <text:p>metal cost</text:p>
          </table:table-cell>
          <table:table-cell table:formula="of:=[.C22]" office:value-type="float" office:value="0">
            <text:p>0</text:p>
          </table:table-cell>
          <table:table-cell table:formula="of:=[.D22]" office:value-type="float" office:value="8">
            <text:p>8</text:p>
          </table:table-cell>
          <table:table-cell table:formula="of:=[.E22]" office:value-type="float" office:value="0">
            <text:p>0</text:p>
          </table:table-cell>
          <table:table-cell table:formula="of:=[.F22]" office:value-type="float" office:value="2.2">
            <text:p>2.2</text:p>
          </table:table-cell>
          <table:table-cell table:formula="of:=[.G22]" office:value-type="float" office:value="0">
            <text:p>0</text:p>
          </table:table-cell>
          <table:table-cell table:formula="of:=[.H22]" office:value-type="float" office:value="0.5">
            <text:p>0.5</text:p>
          </table:table-cell>
          <table:table-cell table:formula="of:=[.I22]" office:value-type="float" office:value="0">
            <text:p>0</text:p>
          </table:table-cell>
          <table:table-cell table:formula="of:=[.J22]" office:value-type="float" office:value="0">
            <text:p>0</text:p>
          </table:table-cell>
          <table:table-cell table:formula="of:=[.K236]" office:value-type="float" office:value="1">
            <text:p>1</text:p>
          </table:table-cell>
          <table:table-cell/>
          <table:table-cell table:style-name="ce24" table:formula="of:=[.M22]*10" office:value-type="float" office:value="1800">
            <text:p>1800.0000</text:p>
          </table:table-cell>
          <table:table-cell table:number-columns-repeated="1011"/>
        </table:table-row>
        <table:table-row table:style-name="ro1" table:visibility="filter">
          <table:table-cell table:formula="of:=[.A237]" office:value-type="string" office:string-value="T Collector t2">
            <text:p>T Collector t2</text:p>
          </table:table-cell>
          <table:table-cell table:style-name="ce15" office:value-type="string">
            <office:annotation draw:style-name="gr5" draw:text-style-name="P2" svg:width="1.9835in" svg:height="0.2346in" svg:x="2.6311in" svg:y="0in" draw:caption-point-x="-0.2402in" draw:caption-point-y="0.1752in">
              <dc:creator>AŠ</dc:creator>
              <dc:date>2010-12-30T00:00:00</dc:date>
              <text:p text:style-name="P2"><text:span text:style-name="T1">Kaip B Collector t2 1lvl x 10</text:span></text:p>
            </office:annotation>
            <text:p>energy cost</text:p>
          </table:table-cell>
          <table:table-cell table:formula="of:=[.C23]" office:value-type="float" office:value="4">
            <text:p>4</text:p>
          </table:table-cell>
          <table:table-cell table:formula="of:=[.D23]" office:value-type="float" office:value="0.8">
            <text:p>0.8</text:p>
          </table:table-cell>
          <table:table-cell table:formula="of:=[.E23]" office:value-type="float" office:value="0">
            <text:p>0</text:p>
          </table:table-cell>
          <table:table-cell table:formula="of:=[.F23]" office:value-type="float" office:value="1.45">
            <text:p>1.45</text:p>
          </table:table-cell>
          <table:table-cell table:formula="of:=[.G23]" office:value-type="float" office:value="-0.2">
            <text:p>-0.2</text:p>
          </table:table-cell>
          <table:table-cell table:formula="of:=[.H23]" office:value-type="float" office:value="0.2">
            <text:p>0.2</text:p>
          </table:table-cell>
          <table:table-cell table:formula="of:=[.I23]" office:value-type="float" office:value="0">
            <text:p>0</text:p>
          </table:table-cell>
          <table:table-cell table:formula="of:=[.J23]" office:value-type="float" office:value="0">
            <text:p>0</text:p>
          </table:table-cell>
          <table:table-cell table:formula="of:=[.K237]" office:value-type="float" office:value="1">
            <text:p>1</text:p>
          </table:table-cell>
          <table:table-cell/>
          <table:table-cell table:style-name="ce24" table:formula="of:=[.M23]*10" office:value-type="float" office:value="2200">
            <text:p>2200.0000</text:p>
          </table:table-cell>
          <table:table-cell table:number-columns-repeated="1011"/>
        </table:table-row>
        <table:table-row table:style-name="ro1" table:visibility="filter">
          <table:table-cell table:formula="of:=[.A238]" office:value-type="string" office:string-value="T Collector t2">
            <text:p>T Collector t2</text:p>
          </table:table-cell>
          <table:table-cell table:style-name="ce16" office:value-type="string">
            <office:annotation draw:style-name="gr5" draw:text-style-name="P2" svg:width="1.8531in" svg:height="0.2346in" svg:x="2.6311in" svg:y="0in" draw:caption-point-x="-0.2402in" draw:caption-point-y="0.1752in">
              <dc:creator>AŠ</dc:creator>
              <dc:date>2010-12-30T00:00:00</dc:date>
              <text:p text:style-name="P2"><text:span text:style-name="T1">Kaip B Collector t2 1lvl x 10</text:span></text:p>
            </office:annotation>
            <text:p>zetium cost</text:p>
          </table:table-cell>
          <table:table-cell table:formula="of:=[.C24]" office:value-type="float" office:value="224.64">
            <text:p>224.64</text:p>
          </table:table-cell>
          <table:table-cell table:formula="of:=[.D24]" office:value-type="float" office:value="364.73080125008">
            <text:p>364.73</text:p>
          </table:table-cell>
          <table:table-cell table:formula="of:=[.E24]" office:value-type="float" office:value="-1">
            <text:p>-1</text:p>
          </table:table-cell>
          <table:table-cell table:formula="of:=[.F24]" office:value-type="float" office:value="0">
            <text:p>0</text:p>
          </table:table-cell>
          <table:table-cell table:formula="of:=[.G24]" office:value-type="float" office:value="0">
            <text:p>0</text:p>
          </table:table-cell>
          <table:table-cell table:formula="of:=[.H24]" office:value-type="float" office:value="0">
            <text:p>0</text:p>
          </table:table-cell>
          <table:table-cell table:formula="of:=[.I24]" office:value-type="float" office:value="0">
            <text:p>0</text:p>
          </table:table-cell>
          <table:table-cell table:formula="of:=[.J24]" office:value-type="float" office:value="0">
            <text:p>0</text:p>
          </table:table-cell>
          <table:table-cell table:formula="of:=[.K238]" office:value-type="float" office:value="1">
            <text:p>1</text:p>
          </table:table-cell>
          <table:table-cell/>
          <table:table-cell table:style-name="ce24" table:formula="of:=[.M24]*10" office:value-type="float" office:value="10">
            <text:p>10.0000</text:p>
          </table:table-cell>
          <table:table-cell table:number-columns-repeated="1011"/>
        </table:table-row>
        <table:table-row table:style-name="ro1" table:visibility="filter">
          <table:table-cell table:formula="of:=[.A239]" office:value-type="string" office:string-value="T Collector t2">
            <text:p>T Collector t2</text:p>
          </table:table-cell>
          <table:table-cell table:style-name="ce16" office:value-type="string">
            <text:p>scientists min</text:p>
          </table:table-cell>
          <table:table-cell table:number-matrix-columns-spanned="11" table:number-matrix-rows-spanned="1" table:formula="of:=RESEARCHTIME([.C236:.M236])"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1" table:visibility="filter">
          <table:table-cell table:formula="of:=[.A240]" office:value-type="string" office:string-value="T Collector t2">
            <text:p>T Collector t2</text:p>
          </table:table-cell>
          <table:table-cell table:style-name="ce16" office:value-type="string">
            <text:p>war points</text:p>
          </table:table-cell>
          <table:table-cell table:style-name="ce25" table:number-matrix-columns-spanned="11" table:number-matrix-rows-spanned="1" table:formula="of:=TECH_WAR_POINTS([.C237:.M239];[Variables.$B$12:.$B$14];[Variables.$B$23])" office:value-type="float" office:value="7611.15016435343">
            <text:p>7611.1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Collector t3</text:p>
          </table:table-cell>
          <table:table-cell table:style-name="ce15" office:value-type="string">
            <office:annotation draw:style-name="gr5" draw:text-style-name="P2" svg:width="1.8965in" svg:height="0.2346in" svg:x="2.6311in" svg:y="0in" draw:caption-point-x="-0.2402in" draw:caption-point-y="0.1752in">
              <dc:creator>AŠ</dc:creator>
              <dc:date>2010-12-30T00:00:00</dc:date>
              <text:p text:style-name="P2"><text:span text:style-name="T1">Kaip B Collector t3 1lvl x 10</text:span></text:p>
            </office:annotation>
            <text:p>time</text:p>
          </table:table-cell>
          <table:table-cell table:formula="of:=[.C26]" office:value-type="float" office:value="0">
            <text:p>0</text:p>
          </table:table-cell>
          <table:table-cell table:formula="of:=[.D26]" office:value-type="float" office:value="2000">
            <text:p>2000</text:p>
          </table:table-cell>
          <table:table-cell table:formula="of:=[.E26]" office:value-type="float" office:value="3">
            <text:p>3</text:p>
          </table:table-cell>
          <table:table-cell table:formula="of:=[.F26]" office:value-type="float" office:value="3">
            <text:p>3</text:p>
          </table:table-cell>
          <table:table-cell table:formula="of:=[.G26]" office:value-type="float" office:value="1">
            <text:p>1</text:p>
          </table:table-cell>
          <table:table-cell table:formula="of:=[.H26]" office:value-type="float" office:value="1">
            <text:p>1</text:p>
          </table:table-cell>
          <table:table-cell table:formula="of:=[.I26]" office:value-type="float" office:value="4">
            <text:p>4</text:p>
          </table:table-cell>
          <table:table-cell table:formula="of:=[.J26]" office:value-type="float" office:value="4.1">
            <text:p>4.1</text:p>
          </table:table-cell>
          <table:table-cell office:value-type="float" office:value="1">
            <text:p>1</text:p>
          </table:table-cell>
          <table:table-cell/>
          <table:table-cell table:style-name="ce24" table:formula="of:=[.M26]*10" office:value-type="float" office:value="11">
            <text:p>11.0000</text:p>
          </table:table-cell>
          <table:table-cell table:number-columns-repeated="1011"/>
        </table:table-row>
        <table:table-row table:style-name="ro1" table:visibility="filter">
          <table:table-cell table:formula="of:=[.A243]" office:value-type="string" office:string-value="T Collector t3">
            <text:p>T Collector t3</text:p>
          </table:table-cell>
          <table:table-cell table:style-name="ce15" office:value-type="string">
            <office:annotation draw:style-name="gr4" draw:text-style-name="P2" svg:width="1.1413in" svg:height="0.3902in" svg:x="2.6311in" svg:y="0in" draw:caption-point-x="-0.2402in" draw:caption-point-y="0.1752in">
              <dc:creator>AŠ</dc:creator>
              <dc:date>2010-12-30T00:00:00</dc:date>
              <text:p text:style-name="P2"><text:span text:style-name="T1">Kaip B Collector t3 1lvl x 10</text:span></text:p>
            </office:annotation>
            <text:p>metal cost</text:p>
          </table:table-cell>
          <table:table-cell table:formula="of:=[.C28]" office:value-type="float" office:value="6">
            <text:p>6</text:p>
          </table:table-cell>
          <table:table-cell table:formula="of:=[.D28]" office:value-type="float" office:value="1.6">
            <text:p>1.6</text:p>
          </table:table-cell>
          <table:table-cell table:formula="of:=[.E28]" office:value-type="float" office:value="0">
            <text:p>0</text:p>
          </table:table-cell>
          <table:table-cell table:formula="of:=[.F28]" office:value-type="float" office:value="1.5">
            <text:p>1.5</text:p>
          </table:table-cell>
          <table:table-cell table:formula="of:=[.G28]" office:value-type="float" office:value="0">
            <text:p>0</text:p>
          </table:table-cell>
          <table:table-cell table:formula="of:=[.H28]" office:value-type="float" office:value="0.5">
            <text:p>0.5</text:p>
          </table:table-cell>
          <table:table-cell table:formula="of:=[.I28]" office:value-type="float" office:value="0">
            <text:p>0</text:p>
          </table:table-cell>
          <table:table-cell table:formula="of:=[.J28]" office:value-type="float" office:value="0">
            <text:p>0</text:p>
          </table:table-cell>
          <table:table-cell office:value-type="float" office:value="1">
            <text:p>1</text:p>
          </table:table-cell>
          <table:table-cell/>
          <table:table-cell table:style-name="ce24" table:formula="of:=[.M28]*10" office:value-type="float" office:value="1080">
            <text:p>1080.0000</text:p>
          </table:table-cell>
          <table:table-cell table:number-columns-repeated="1011"/>
        </table:table-row>
        <table:table-row table:style-name="ro1" table:visibility="filter">
          <table:table-cell table:formula="of:=[.A244]" office:value-type="string" office:string-value="T Collector t3">
            <text:p>T Collector t3</text:p>
          </table:table-cell>
          <table:table-cell table:style-name="ce15" office:value-type="string">
            <office:annotation draw:style-name="gr4" draw:text-style-name="P2" svg:width="1.1413in" svg:height="0.3902in" svg:x="2.6311in" svg:y="0in" draw:caption-point-x="-0.2402in" draw:caption-point-y="0.1752in">
              <dc:creator>AŠ</dc:creator>
              <dc:date>2010-12-30T00:00:00</dc:date>
              <text:p text:style-name="P2"><text:span text:style-name="T1">Kaip B Collector t3 1lvl x 10</text:span></text:p>
            </office:annotation>
            <text:p>energy cost</text:p>
          </table:table-cell>
          <table:table-cell table:formula="of:=[.C29]" office:value-type="float" office:value="4">
            <text:p>4</text:p>
          </table:table-cell>
          <table:table-cell table:formula="of:=[.D29]" office:value-type="float" office:value="0.8">
            <text:p>0.8</text:p>
          </table:table-cell>
          <table:table-cell table:formula="of:=[.E29]" office:value-type="float" office:value="0">
            <text:p>0</text:p>
          </table:table-cell>
          <table:table-cell table:formula="of:=[.F29]" office:value-type="float" office:value="1.45">
            <text:p>1.45</text:p>
          </table:table-cell>
          <table:table-cell table:formula="of:=[.G29]" office:value-type="float" office:value="-0.2">
            <text:p>-0.2</text:p>
          </table:table-cell>
          <table:table-cell table:formula="of:=[.H29]" office:value-type="float" office:value="0.2">
            <text:p>0.2</text:p>
          </table:table-cell>
          <table:table-cell table:formula="of:=[.I29]" office:value-type="float" office:value="0">
            <text:p>0</text:p>
          </table:table-cell>
          <table:table-cell table:formula="of:=[.J29]" office:value-type="float" office:value="0">
            <text:p>0</text:p>
          </table:table-cell>
          <table:table-cell office:value-type="float" office:value="1">
            <text:p>1</text:p>
          </table:table-cell>
          <table:table-cell/>
          <table:table-cell table:style-name="ce24" table:formula="of:=[.M29]*10" office:value-type="float" office:value="2160">
            <text:p>2160.0000</text:p>
          </table:table-cell>
          <table:table-cell table:number-columns-repeated="1011"/>
        </table:table-row>
        <table:table-row table:style-name="ro1" table:visibility="filter">
          <table:table-cell table:formula="of:=[.A245]" office:value-type="string" office:string-value="T Collector t3">
            <text:p>T Collector t3</text:p>
          </table:table-cell>
          <table:table-cell table:style-name="ce16" office:value-type="string">
            <office:annotation draw:style-name="gr4" draw:text-style-name="P2" svg:width="1.1413in" svg:height="0.3902in" svg:x="2.6311in" svg:y="0in" draw:caption-point-x="-0.2402in" draw:caption-point-y="0.1752in">
              <dc:creator>AŠ</dc:creator>
              <dc:date>2010-12-30T00:00:00</dc:date>
              <text:p text:style-name="P2"><text:span text:style-name="T1">Kaip B Collector t3 1lvl x 10</text:span></text:p>
            </office:annotation>
            <text:p>zetium cost</text:p>
          </table:table-cell>
          <table:table-cell table:formula="of:=[.C30]" office:value-type="float" office:value="224.64">
            <text:p>224.64</text:p>
          </table:table-cell>
          <table:table-cell table:formula="of:=[.D30]" office:value-type="float" office:value="364.73080125008">
            <text:p>364.73</text:p>
          </table:table-cell>
          <table:table-cell table:formula="of:=[.E30]" office:value-type="float" office:value="-1">
            <text:p>-1</text:p>
          </table:table-cell>
          <table:table-cell table:formula="of:=[.F30]" office:value-type="float" office:value="0">
            <text:p>0</text:p>
          </table:table-cell>
          <table:table-cell table:formula="of:=[.G30]" office:value-type="float" office:value="0">
            <text:p>0</text:p>
          </table:table-cell>
          <table:table-cell table:formula="of:=[.H30]" office:value-type="float" office:value="0">
            <text:p>0</text:p>
          </table:table-cell>
          <table:table-cell table:formula="of:=[.I30]" office:value-type="float" office:value="0">
            <text:p>0</text:p>
          </table:table-cell>
          <table:table-cell table:formula="of:=[.J30]" office:value-type="float" office:value="0">
            <text:p>0</text:p>
          </table:table-cell>
          <table:table-cell office:value-type="float" office:value="1">
            <text:p>1</text:p>
          </table:table-cell>
          <table:table-cell/>
          <table:table-cell table:style-name="ce24" table:formula="of:=[.M30]*10" office:value-type="float" office:value="30">
            <text:p>30.0000</text:p>
          </table:table-cell>
          <table:table-cell table:number-columns-repeated="1011"/>
        </table:table-row>
        <table:table-row table:style-name="ro1" table:visibility="filter">
          <table:table-cell table:formula="of:=[.A246]" office:value-type="string" office:string-value="T Collector t3">
            <text:p>T Collector t3</text:p>
          </table:table-cell>
          <table:table-cell table:style-name="ce16" office:value-type="string">
            <text:p>scientists min</text:p>
          </table:table-cell>
          <table:table-cell table:style-name="ce25" table:number-matrix-columns-spanned="11" table:number-matrix-rows-spanned="1" table:formula="of:=RESEARCHTIME([.C243:.M243])"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4" office:value-type="float" office:value="0.0366666666666667">
            <text:p>0.0367</text:p>
          </table:table-cell>
          <table:table-cell table:number-columns-repeated="1011"/>
        </table:table-row>
        <table:table-row table:style-name="ro1" table:visibility="filter">
          <table:table-cell table:formula="of:=[.A247]" office:value-type="string" office:string-value="T Collector t3">
            <text:p>T Collector t3</text:p>
          </table:table-cell>
          <table:table-cell table:style-name="ce16" office:value-type="string">
            <text:p>war points</text:p>
          </table:table-cell>
          <table:table-cell table:style-name="ce25" table:number-matrix-columns-spanned="11" table:number-matrix-rows-spanned="1" table:formula="of:=TECH_WAR_POINTS([.C244:.M246];[Variables.$B$12:.$B$14];[Variables.$B$23])" office:value-type="float" office:value="8380.6430704561">
            <text:p>8380.6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7"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Energy Storage</text:p>
          </table:table-cell>
          <table:table-cell table:style-name="ce15" office:value-type="string">
            <office:annotation draw:style-name="gr5" draw:text-style-name="P2" svg:width="1.8965in" svg:height="0.2346in" svg:x="2.6311in" svg:y="0in" draw:caption-point-x="-0.2402in" draw:caption-point-y="0.1752in">
              <dc:creator>AŠ</dc:creator>
              <dc:date>2011-10-21T00:00:00</dc:date>
              <text:p text:style-name="P2"><text:span text:style-name="T1">Energy Storage time x 40</text:span></text:p>
            </office:annotation>
            <text:p>time</text:p>
          </table:table-cell>
          <table:table-cell table:style-name="ce25" table:number-matrix-columns-spanned="8" table:number-matrix-rows-spanned="1" table:formula="of:=[.C50:.J50]"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10">
            <text:p>10</text:p>
          </table:table-cell>
          <table:table-cell/>
          <table:table-cell table:style-name="ce24" table:formula="of:=[.M50]*40" office:value-type="float" office:value="40">
            <text:p>40.0000</text:p>
          </table:table-cell>
          <table:table-cell table:number-columns-repeated="1011"/>
        </table:table-row>
        <table:table-row table:style-name="ro1" table:visibility="filter">
          <table:table-cell table:formula="of:=[.A250]" office:value-type="string" office:string-value="T Energy Storage">
            <text:p>T Energy Storage</text:p>
          </table:table-cell>
          <table:table-cell table:style-name="ce15" office:value-type="string">
            <office:annotation draw:style-name="gr5" draw:text-style-name="P2" svg:width="1.5579in" svg:height="0.2346in" svg:x="2.6311in" svg:y="0in" draw:caption-point-x="-0.2402in" draw:caption-point-y="0.1752in">
              <dc:creator>AŠ</dc:creator>
              <dc:date>2011-10-21T00:00:00</dc:date>
              <text:p text:style-name="P2"><text:span text:style-name="T1">Energy storage x 2.5</text:span></text:p>
            </office:annotation>
            <text:p>metal cost</text:p>
          </table:table-cell>
          <table:table-cell table:style-name="ce25" table:number-matrix-columns-spanned="8" table:number-matrix-rows-spanned="1" table:formula="of:=[.C51:.J51]" office:value-type="float" office:value="9636.37876045357">
            <text:p>9636.38</text:p>
          </table:table-cell>
          <table:table-cell office:value-type="float" office:value="8161.02720817935">
            <text:p>8161.0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50]" office:value-type="float" office:value="10">
            <text:p>10</text:p>
          </table:table-cell>
          <table:table-cell/>
          <table:table-cell table:style-name="ce24" table:formula="of:=[.M51]*3" office:value-type="float" office:value="6">
            <text:p>6.0000</text:p>
          </table:table-cell>
          <table:table-cell table:number-columns-repeated="1011"/>
        </table:table-row>
        <table:table-row table:style-name="ro1" table:visibility="filter">
          <table:table-cell table:formula="of:=[.A251]" office:value-type="string" office:string-value="T Energy Storage">
            <text:p>T Energy Storage</text:p>
          </table:table-cell>
          <table:table-cell table:style-name="ce15" office:value-type="string">
            <office:annotation draw:style-name="gr4" draw:text-style-name="P2" svg:width="1.1413in" svg:height="0.3902in" svg:x="2.6311in" svg:y="0in" draw:caption-point-x="-0.2402in" draw:caption-point-y="0.1752in">
              <dc:creator>AŠ</dc:creator>
              <dc:date>2011-10-21T00:00:00</dc:date>
              <text:p text:style-name="P2"><text:span text:style-name="T1">Energy storage x 15</text:span></text:p>
            </office:annotation>
            <text:p>energy cost</text:p>
          </table:table-cell>
          <table:table-cell table:style-name="ce25" table:number-matrix-columns-spanned="8" table:number-matrix-rows-spanned="1" table:formula="of:=[.C51:.J51]" office:value-type="float" office:value="9636.37876045357">
            <text:p>9636.38</text:p>
          </table:table-cell>
          <table:table-cell office:value-type="float" office:value="8161.02720817935">
            <text:p>8161.0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51]" office:value-type="float" office:value="10">
            <text:p>10</text:p>
          </table:table-cell>
          <table:table-cell/>
          <table:table-cell table:style-name="ce24" table:formula="of:=[.M51]*15" office:value-type="float" office:value="30">
            <text:p>30.0000</text:p>
          </table:table-cell>
          <table:table-cell table:number-columns-repeated="1011"/>
        </table:table-row>
        <table:table-row table:style-name="ro1" table:visibility="filter">
          <table:table-cell table:formula="of:=[.A252]" office:value-type="string" office:string-value="T Energy Storage">
            <text:p>T Energy Storage</text:p>
          </table:table-cell>
          <table:table-cell table:style-name="ce16" office:value-type="string">
            <office:annotation draw:style-name="gr4" draw:text-style-name="P2" svg:width="1.1413in" svg:height="0.3902in" svg:x="2.6311in" svg:y="0in" draw:caption-point-x="-0.2402in" draw:caption-point-y="0.1752in">
              <dc:creator>AŠ</dc:creator>
              <dc:date>2011-10-21T00:00:00</dc:date>
              <text:p text:style-name="P2"><text:span text:style-name="T1">Energy storage x 0.75</text:span></text:p>
            </office:annotation>
            <text:p>zetium cost</text:p>
          </table:table-cell>
          <table:table-cell table:style-name="ce25" table:number-matrix-columns-spanned="8" table:number-matrix-rows-spanned="1" table:formula="of:=[.C51:.J51]" office:value-type="float" office:value="9636.37876045357">
            <text:p>9636.38</text:p>
          </table:table-cell>
          <table:table-cell office:value-type="float" office:value="8161.02720817935">
            <text:p>8161.0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52]" office:value-type="float" office:value="10">
            <text:p>10</text:p>
          </table:table-cell>
          <table:table-cell/>
          <table:table-cell table:style-name="ce24" table:formula="of:=[.M51]*0.75" office:value-type="float" office:value="1.5">
            <text:p>1.5000</text:p>
          </table:table-cell>
          <table:table-cell table:number-columns-repeated="1011"/>
        </table:table-row>
        <table:table-row table:style-name="ro1" table:visibility="filter">
          <table:table-cell table:formula="of:=[.A253]" office:value-type="string" office:string-value="T Energy Storage">
            <text:p>T Energy Storage</text:p>
          </table:table-cell>
          <table:table-cell table:style-name="ce16" office:value-type="string">
            <text:p>scientists min</text:p>
          </table:table-cell>
          <table:table-cell table:style-name="ce25" table:number-matrix-columns-spanned="11" table:number-matrix-rows-spanned="1" table:formula="of:=RESEARCHTIME([.C250:.M250])"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0">
            <text:p>0</text:p>
          </table:table-cell>
          <table:table-cell table:style-name="ce24" office:value-type="float" office:value="0.133333333333333">
            <text:p>0.1333</text:p>
          </table:table-cell>
          <table:table-cell table:number-columns-repeated="1011"/>
        </table:table-row>
        <table:table-row table:style-name="ro1" table:visibility="filter">
          <table:table-cell table:formula="of:=[.A254]" office:value-type="string" office:string-value="T Energy Storage">
            <text:p>T Energy Storage</text:p>
          </table:table-cell>
          <table:table-cell office:value-type="string">
            <text:p>E store mod</text:p>
          </table:table-cell>
          <table:table-cell table:style-name="ce25"/>
          <table:table-cell table:formula="of:=[.D224]" office:value-type="float" office:value="180">
            <text:p>180</text:p>
          </table:table-cell>
          <table:table-cell table:number-columns-repeated="6"/>
          <table:table-cell table:formula="of:=[.K254]" office:value-type="float" office:value="10">
            <text:p>10</text:p>
          </table:table-cell>
          <table:table-cell/>
          <table:table-cell table:style-name="ce24" office:value-type="float" office:value="1">
            <text:p>1.0000</text:p>
          </table:table-cell>
          <table:table-cell table:number-columns-repeated="1011"/>
        </table:table-row>
        <table:table-row table:style-name="ro1" table:visibility="filter">
          <table:table-cell table:formula="of:=[.A255]" office:value-type="string" office:string-value="T Energy Storage">
            <text:p>T Energy Storage</text:p>
          </table:table-cell>
          <table:table-cell table:style-name="ce16" office:value-type="string">
            <text:p>war points</text:p>
          </table:table-cell>
          <table:table-cell table:style-name="ce25" table:number-matrix-columns-spanned="11" table:number-matrix-rows-spanned="1" table:formula="of:=TECH_WAR_POINTS([.C251:.M253];[Variables.$B$12:.$B$14];[Variables.$B$23])" office:value-type="float" office:value="59504.6388458008">
            <text:p>59504.64</text:p>
          </table:table-cell>
          <table:table-cell office:value-type="float" office:value="50394.3430105075">
            <text:p>50394.3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Zetium Extraction</text:p>
          </table:table-cell>
          <table:table-cell table:style-name="ce15" office:value-type="string">
            <office:annotation draw:style-name="gr4" draw:text-style-name="P2" svg:width="1.1413in" svg:height="0.3902in" svg:x="2.6311in" svg:y="0in" draw:caption-point-x="-0.2402in" draw:caption-point-y="0.1752in">
              <dc:creator>AŠ</dc:creator>
              <dc:date>2010-12-30T00:00:00</dc:date>
              <text:p text:style-name="P2"><text:span text:style-name="T1">Kaip B ZEX t1 1lvl x 10</text:span></text:p>
            </office:annotation>
            <text:p>time</text:p>
          </table:table-cell>
          <table:table-cell table:number-matrix-columns-spanned="8" table:number-matrix-rows-spanned="1" table:formula="of:=[.C32:.J3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table:number-matrix-columns-spanned="1" table:number-matrix-rows-spanned="4" table:formula="of:=1" office:value-type="float" office:value="1">
            <text:p>1</text:p>
          </table:table-cell>
          <table:table-cell/>
          <table:table-cell table:style-name="ce24" table:formula="of:=[.M32]*10" office:value-type="float" office:value="10">
            <text:p>10.0000</text:p>
          </table:table-cell>
          <table:table-cell table:number-columns-repeated="1011"/>
        </table:table-row>
        <table:table-row table:style-name="ro1" table:visibility="filter">
          <table:table-cell table:formula="of:=[.A258]" office:value-type="string" office:string-value="T Zetium Extraction">
            <text:p>T Zetium Extraction</text:p>
          </table:table-cell>
          <table:table-cell table:style-name="ce15" office:value-type="string">
            <office:annotation draw:style-name="gr4" draw:text-style-name="P2" svg:width="1.1413in" svg:height="0.3902in" svg:x="2.6311in" svg:y="0in" draw:caption-point-x="-0.2402in" draw:caption-point-y="0.1752in">
              <dc:creator>AŠ</dc:creator>
              <dc:date>2010-12-30T00:00:00</dc:date>
              <text:p text:style-name="P2"><text:span text:style-name="T1">Kaip B ZEX t1 1lvl x 10</text:span></text:p>
            </office:annotation>
            <text:p>metal cost</text:p>
          </table:table-cell>
          <table:table-cell table:number-matrix-columns-spanned="8" table:number-matrix-rows-spanned="2" table:formula="of:=[.C35:.J36]" office:value-type="float" office:value="0">
            <text:p>0</text:p>
          </table:table-cell>
          <table:table-cell office:value-type="float" office:value="1">
            <text:p>1</text:p>
          </table:table-cell>
          <table:table-cell office:value-type="float" office:value="0">
            <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table:formula="of:=[.M35]*10" office:value-type="float" office:value="2250">
            <text:p>2250.0000</text:p>
          </table:table-cell>
          <table:table-cell table:number-columns-repeated="1011"/>
        </table:table-row>
        <table:table-row table:style-name="ro1" table:visibility="filter">
          <table:table-cell table:formula="of:=[.A259]" office:value-type="string" office:string-value="T Zetium Extraction">
            <text:p>T Zetium Extraction</text:p>
          </table:table-cell>
          <table:table-cell table:style-name="ce15" office:value-type="string">
            <office:annotation draw:style-name="gr4" draw:text-style-name="P2" svg:width="1.1413in" svg:height="0.3902in" svg:x="2.6311in" svg:y="0in" draw:caption-point-x="-0.2402in" draw:caption-point-y="0.1752in">
              <dc:creator>AŠ</dc:creator>
              <dc:date>2010-12-30T00:00:00</dc:date>
              <text:p text:style-name="P2"><text:span text:style-name="T1">Kaip B ZEX t1 1lvl x 10</text:span></text:p>
            </office:annotation>
            <text:p>energy cost</text:p>
          </table:table-cell>
          <table:table-cell office:value-type="float" office:value="0">
            <text:p>0</text:p>
          </table:table-cell>
          <table:table-cell office:value-type="float" office:value="0.5">
            <text:p>0.5</text:p>
          </table:table-cell>
          <table:table-cell office:value-type="float" office:value="0">
            <text:p>0</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table:formula="of:=[.M36]*10" office:value-type="float" office:value="12600">
            <text:p>12600.0000</text:p>
          </table:table-cell>
          <table:table-cell table:number-columns-repeated="1011"/>
        </table:table-row>
        <table:table-row table:style-name="ro1" table:visibility="filter">
          <table:table-cell table:formula="of:=[.A260]" office:value-type="string" office:string-value="T Zetium Extraction">
            <text:p>T Zetium Extraction</text:p>
          </table:table-cell>
          <table:table-cell table:style-name="ce15" office:value-type="string">
            <text:p>zetium cost</text:p>
          </table:table-cell>
          <table:table-cell office:value-type="float" office:value="0">
            <text:p>0</text:p>
          </table:table-cell>
          <table:table-cell table:number-columns-repeated="7"/>
          <table:table-cell office:value-type="float" office:value="1">
            <text:p>1</text:p>
          </table:table-cell>
          <table:table-cell/>
          <table:table-cell table:style-name="ce24" office:value-type="float" office:value="0">
            <text:p>0.0000</text:p>
          </table:table-cell>
          <table:table-cell table:number-columns-repeated="1011"/>
        </table:table-row>
        <table:table-row table:style-name="ro1" table:visibility="filter">
          <table:table-cell table:formula="of:=[.A260]" office:value-type="string" office:string-value="T Zetium Extraction">
            <text:p>T Zetium Extraction</text:p>
          </table:table-cell>
          <table:table-cell table:style-name="ce16" office:value-type="string">
            <text:p>scientists min</text:p>
          </table:table-cell>
          <table:table-cell table:number-matrix-columns-spanned="11" table:number-matrix-rows-spanned="1" table:formula="of:=RESEARCHTIME([.C258:.M258])"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1" table:visibility="filter">
          <table:table-cell table:formula="of:=[.A262]" office:value-type="string" office:string-value="T Zetium Extraction">
            <text:p>T Zetium Extraction</text:p>
          </table:table-cell>
          <table:table-cell table:style-name="ce16" office:value-type="string">
            <text:p>war points</text:p>
          </table:table-cell>
          <table:table-cell table:style-name="ce25" table:number-matrix-columns-spanned="11" table:number-matrix-rows-spanned="1" table:formula="of:=TECH_WAR_POINTS([.C259:.M261];[Variables.$B$12:.$B$14];[Variables.$B$23])" office:value-type="float" office:value="1623.375">
            <text:p>1623.3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Powd. Zet.</text:p>
          </table:table-cell>
          <table:table-cell table:style-name="ce15" office:value-type="string">
            <office:annotation draw:style-name="gr9" draw:text-style-name="P2" svg:width="2.785in" svg:height="0.8567in" svg:x="2.6311in" svg:y="0in" draw:caption-point-x="-0.2402in" draw:caption-point-y="0.1752in">
              <dc:creator>AŠ</dc:creator>
              <dc:date>2011-01-03T00:00:00</dc:date>
              <text:p text:style-name="P2"><text:span text:style-name="T1">Laipsninė priklausomybė tarp:</text:span></text:p>
              <text:p text:style-name="P2"><text:span text:style-name="T1">1lvl: ZEX T1 lvl5 upgrade time</text:span></text:p>
              <text:p text:style-name="P2"><text:span text:style-name="T1">10lvl: ZEX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32:.M32]; 1; 4; [.C38:.M38]; 1; [.K203])" office:value-type="float" office:value="9017">
            <text:p>9017</text:p>
          </table:table-cell>
          <table:table-cell table:style-name="ce25"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27]" office:value-type="float" office:value="3">
            <text:p>3.0000</text:p>
          </table:table-cell>
          <table:table-cell table:number-columns-repeated="1011"/>
        </table:table-row>
        <table:table-row table:style-name="ro1" table:visibility="filter">
          <table:table-cell table:formula="of:=[.A265]" office:value-type="string" office:string-value="T Powd. Zet.">
            <text:p>T Powd. Zet.</text:p>
          </table:table-cell>
          <table:table-cell table:style-name="ce15" office:value-type="string">
            <office:annotation draw:style-name="gr10" draw:text-style-name="P2" svg:width="2.5417in" svg:height="0.5457in" svg:x="2.6311in" svg:y="0in" draw:caption-point-x="-0.2402in" draw:caption-point-y="0.1752in">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228]" office:value-type="float" office:value="1451.03156337113">
            <text:p>1451.03</text:p>
          </table:table-cell>
          <table:table-cell table:formula="of:=[.D228]" office:value-type="float" office:value="0">
            <text:p>0</text:p>
          </table:table-cell>
          <table:table-cell table:formula="of:=[.E228]" office:value-type="float" office:value="0">
            <text:p>0</text:p>
          </table:table-cell>
          <table:table-cell table:formula="of:=[.F228]" office:value-type="float" office:value="4.84134049898511">
            <text:p>4.84</text:p>
          </table:table-cell>
          <table:table-cell table:formula="of:=[.G228]" office:value-type="float" office:value="0">
            <text:p>0</text:p>
          </table:table-cell>
          <table:table-cell table:formula="of:=[.H228]" office:value-type="float" office:value="1">
            <text:p>1</text:p>
          </table:table-cell>
          <table:table-cell table:formula="of:=[.I228]" office:value-type="float" office:value="0">
            <text:p>0</text:p>
          </table:table-cell>
          <table:table-cell table:formula="of:=[.J228]" office:value-type="float" office:value="0">
            <text:p>0</text:p>
          </table:table-cell>
          <table:table-cell table:formula="of:=[.K228]" office:value-type="float" office:value="10">
            <text:p>10</text:p>
          </table:table-cell>
          <table:table-cell table:formula="of:=[.L228]" office:value-type="float" office:value="0">
            <text:p>0</text:p>
          </table:table-cell>
          <table:table-cell table:style-name="ce24" office:value-type="float" office:value="1.2">
            <text:p>1.2000</text:p>
          </table:table-cell>
          <table:table-cell table:number-columns-repeated="1011"/>
        </table:table-row>
        <table:table-row table:style-name="ro1" table:visibility="filter">
          <table:table-cell table:formula="of:=[.A266]" office:value-type="string" office:string-value="T Powd. Zet.">
            <text:p>T Powd. Zet.</text:p>
          </table:table-cell>
          <table:table-cell table:style-name="ce15" office:value-type="string">
            <office:annotation draw:style-name="gr10" draw:text-style-name="P2" svg:width="2.3941in" svg:height="0.5457in" svg:x="2.6311in" svg:y="0in" draw:caption-point-x="-0.2402in" draw:caption-point-y="0.1752in">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formula="of:=[.C229]" office:value-type="float" office:value="3212.12625348452">
            <text:p>3212.13</text:p>
          </table:table-cell>
          <table:table-cell table:formula="of:=[.D229]" office:value-type="float" office:value="0">
            <text:p>0</text:p>
          </table:table-cell>
          <table:table-cell table:formula="of:=[.E229]" office:value-type="float" office:value="0">
            <text:p>0</text:p>
          </table:table-cell>
          <table:table-cell table:formula="of:=[.F229]" office:value-type="float" office:value="5.34110418573393">
            <text:p>5.34</text:p>
          </table:table-cell>
          <table:table-cell table:formula="of:=[.G229]" office:value-type="float" office:value="0">
            <text:p>0</text:p>
          </table:table-cell>
          <table:table-cell table:formula="of:=[.H229]" office:value-type="float" office:value="1">
            <text:p>1</text:p>
          </table:table-cell>
          <table:table-cell table:formula="of:=[.I229]" office:value-type="float" office:value="0">
            <text:p>0</text:p>
          </table:table-cell>
          <table:table-cell table:formula="of:=[.J229]" office:value-type="float" office:value="0">
            <text:p>0</text:p>
          </table:table-cell>
          <table:table-cell table:formula="of:=[.K229]" office:value-type="float" office:value="10">
            <text:p>10</text:p>
          </table:table-cell>
          <table:table-cell table:formula="of:=[.L229]" office:value-type="float" office:value="0">
            <text:p>0</text:p>
          </table:table-cell>
          <table:table-cell table:style-name="ce24" office:value-type="float" office:value="1.2">
            <text:p>1.2000</text:p>
          </table:table-cell>
          <table:table-cell table:number-columns-repeated="1011"/>
        </table:table-row>
        <table:table-row table:style-name="ro1" table:visibility="filter">
          <table:table-cell table:formula="of:=[.A267]" office:value-type="string" office:string-value="T Powd. Zet.">
            <text:p>T Powd. Zet.</text:p>
          </table:table-cell>
          <table:table-cell table:style-name="ce16" office:value-type="string">
            <office:annotation draw:style-name="gr9" draw:text-style-name="P2" svg:width="2.4114in" svg:height="0.8567in" svg:x="2.6311in" svg:y="0in" draw:caption-point-x="-0.2402in" draw:caption-point-y="0.1752in">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text:p text:style-name="P2"><text:span text:style-name="T1"/></text:p>
              <text:p text:style-name="P2"><text:span text:style-name="T1">Viskas x 0,5</text:span></text:p>
            </office:annotation>
            <text:p>zetium cost</text:p>
          </table:table-cell>
          <table:table-cell table:formula="of:=[.C230]" office:value-type="float" office:value="393.886312674226">
            <text:p>393.89</text:p>
          </table:table-cell>
          <table:table-cell table:formula="of:=[.D230]" office:value-type="float" office:value="0">
            <text:p>0</text:p>
          </table:table-cell>
          <table:table-cell table:formula="of:=[.E230]" office:value-type="float" office:value="0">
            <text:p>0</text:p>
          </table:table-cell>
          <table:table-cell table:formula="of:=[.F230]" office:value-type="float" office:value="4.41468531126333">
            <text:p>4.41</text:p>
          </table:table-cell>
          <table:table-cell table:formula="of:=[.G230]" office:value-type="float" office:value="0">
            <text:p>0</text:p>
          </table:table-cell>
          <table:table-cell table:formula="of:=[.H230]" office:value-type="float" office:value="1">
            <text:p>1</text:p>
          </table:table-cell>
          <table:table-cell table:formula="of:=[.I230]" office:value-type="float" office:value="0">
            <text:p>0</text:p>
          </table:table-cell>
          <table:table-cell table:formula="of:=[.J230]" office:value-type="float" office:value="0">
            <text:p>0</text:p>
          </table:table-cell>
          <table:table-cell table:formula="of:=[.K230]" office:value-type="float" office:value="10">
            <text:p>10</text:p>
          </table:table-cell>
          <table:table-cell table:formula="of:=[.L230]" office:value-type="float" office:value="0">
            <text:p>0</text:p>
          </table:table-cell>
          <table:table-cell table:style-name="ce24" office:value-type="float" office:value="0.2">
            <text:p>0.2000</text:p>
          </table:table-cell>
          <table:table-cell table:number-columns-repeated="1011"/>
        </table:table-row>
        <table:table-row table:style-name="ro1" table:visibility="filter">
          <table:table-cell table:formula="of:=[.A268]" office:value-type="string" office:string-value="T Powd. Zet.">
            <text:p>T Powd. Zet.</text:p>
          </table:table-cell>
          <table:table-cell table:style-name="ce16" office:value-type="string">
            <text:p>scientists min</text:p>
          </table:table-cell>
          <table:table-cell table:number-matrix-columns-spanned="11" table:number-matrix-rows-spanned="1" table:formula="of:=RESEARCHTIME([.C265:.M265])" office:value-type="float" office:value="9017">
            <text:p>9017</text:p>
          </table:table-cell>
          <table:table-cell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visibility="filter">
          <table:table-cell table:formula="of:=[.A269]" office:value-type="string" office:string-value="T Powd. Zet.">
            <text:p>T Powd. Zet.</text:p>
          </table:table-cell>
          <table:table-cell table:style-name="ce15" office:value-type="string">
            <office:annotation draw:style-name="gr4" draw:text-style-name="P2" svg:width="1.1413in" svg:height="0.2346in" svg:x="2.6311in" svg:y="0in" draw:caption-point-x="-0.2402in" draw:caption-point-y="0.1752in">
              <dc:creator>AŠ</dc:creator>
              <dc:date>2010-12-29T00:00:00</dc:date>
              <text:p text:style-name="P2"><text:span text:style-name="T1">Iki 100%</text:span></text:p>
            </office:annotation>
            <text:p>Z gen mod</text:p>
          </table:table-cell>
          <table:table-cell table:formula="of:=[.C232]" office:value-type="float" office:value="0">
            <text:p>0</text:p>
          </table:table-cell>
          <table:table-cell table:formula="of:=[.D232]" office:value-type="float" office:value="10">
            <text:p>10</text:p>
          </table:table-cell>
          <table:table-cell table:formula="of:=[.E232]" office:value-type="float" office:value="0">
            <text:p>0</text:p>
          </table:table-cell>
          <table:table-cell table:formula="of:=[.F232]" office:value-type="float" office:value="0">
            <text:p>0</text:p>
          </table:table-cell>
          <table:table-cell table:formula="of:=[.G232]" office:value-type="float" office:value="0">
            <text:p>0</text:p>
          </table:table-cell>
          <table:table-cell table:formula="of:=[.H232]" office:value-type="float" office:value="0">
            <text:p>0</text:p>
          </table:table-cell>
          <table:table-cell table:formula="of:=[.I232]" office:value-type="float" office:value="0">
            <text:p>0</text:p>
          </table:table-cell>
          <table:table-cell table:formula="of:=[.J232]" office:value-type="float" office:value="0">
            <text:p>0</text:p>
          </table:table-cell>
          <table:table-cell table:formula="of:=[.K232]" office:value-type="float" office:value="10">
            <text:p>10</text:p>
          </table:table-cell>
          <table:table-cell table:formula="of:=[.L232]"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70]" office:value-type="string" office:string-value="T Powd. Zet.">
            <text:p>T Powd. Zet.</text:p>
          </table:table-cell>
          <table:table-cell table:style-name="ce15" office:value-type="string">
            <office:annotation draw:style-name="gr4" draw:text-style-name="P2" svg:width="1.1413in" svg:height="0.2346in" svg:x="2.6311in" svg:y="0in" draw:caption-point-x="-0.2402in" draw:caption-point-y="0.1752in">
              <dc:creator>AŠ</dc:creator>
              <dc:date>2010-12-29T00:00:00</dc:date>
              <text:p text:style-name="P2"><text:span text:style-name="T1">Iki 200%</text:span></text:p>
            </office:annotation>
            <text:p>Z store mod</text:p>
          </table:table-cell>
          <table:table-cell table:formula="of:=[.C233]" office:value-type="float" office:value="0">
            <text:p>0</text:p>
          </table:table-cell>
          <table:table-cell table:formula="of:=[.D233]" office:value-type="float" office:value="20">
            <text:p>20</text:p>
          </table:table-cell>
          <table:table-cell table:formula="of:=[.E233]" office:value-type="float" office:value="0">
            <text:p>0</text:p>
          </table:table-cell>
          <table:table-cell table:formula="of:=[.F233]" office:value-type="float" office:value="0">
            <text:p>0</text:p>
          </table:table-cell>
          <table:table-cell table:formula="of:=[.G233]" office:value-type="float" office:value="0">
            <text:p>0</text:p>
          </table:table-cell>
          <table:table-cell table:formula="of:=[.H233]" office:value-type="float" office:value="0">
            <text:p>0</text:p>
          </table:table-cell>
          <table:table-cell table:formula="of:=[.I233]" office:value-type="float" office:value="0">
            <text:p>0</text:p>
          </table:table-cell>
          <table:table-cell table:formula="of:=[.J233]" office:value-type="float" office:value="0">
            <text:p>0</text:p>
          </table:table-cell>
          <table:table-cell table:formula="of:=[.K233]" office:value-type="float" office:value="10">
            <text:p>10</text:p>
          </table:table-cell>
          <table:table-cell table:formula="of:=[.L233]"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71]" office:value-type="string" office:string-value="T Powd. Zet.">
            <text:p>T Powd. Zet.</text:p>
          </table:table-cell>
          <table:table-cell table:style-name="ce15" office:value-type="string">
            <text:p>war points</text:p>
          </table:table-cell>
          <table:table-cell table:style-name="ce25" table:number-matrix-columns-spanned="11" table:number-matrix-rows-spanned="1" table:formula="of:=TECH_WAR_POINTS([.C266:.M268];[Variables.$B$12:.$B$14];[Variables.$B$23])" office:value-type="float" office:value="1035.33394331538">
            <text:p>1035.33</text:p>
          </table:table-cell>
          <table:table-cell office:value-type="float" office:value="6550.58114453063">
            <text:p>6550.5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Zex t2</text:p>
          </table:table-cell>
          <table:table-cell table:style-name="ce15" office:value-type="string">
            <office:annotation draw:style-name="gr5" draw:text-style-name="P2" svg:width="2.2008in" svg:height="0.2346in" svg:x="2.6311in" svg:y="0in" draw:caption-point-x="-0.2402in" draw:caption-point-y="0.1752in">
              <dc:creator>AŠ</dc:creator>
              <dc:date>2010-12-30T00:00:00</dc:date>
              <text:p text:style-name="P2"><text:span text:style-name="T1">Kaip B ZEX t2 1lvl x 10</text:span></text:p>
            </office:annotation>
            <text:p>time</text:p>
          </table:table-cell>
          <table:table-cell table:formula="of:=[.C38]" office:value-type="float" office:value="0">
            <text:p>0</text:p>
          </table:table-cell>
          <table:table-cell table:formula="of:=[.D38]" office:value-type="float" office:value="14000">
            <text:p>14000</text:p>
          </table:table-cell>
          <table:table-cell table:formula="of:=[.E38]" office:value-type="float" office:value="0">
            <text:p>0</text:p>
          </table:table-cell>
          <table:table-cell table:formula="of:=[.F38]" office:value-type="float" office:value="4">
            <text:p>4</text:p>
          </table:table-cell>
          <table:table-cell table:formula="of:=[.G38]" office:value-type="float" office:value="0">
            <text:p>0</text:p>
          </table:table-cell>
          <table:table-cell table:formula="of:=[.H38]" office:value-type="float" office:value="1">
            <text:p>1</text:p>
          </table:table-cell>
          <table:table-cell table:formula="of:=[.I38]" office:value-type="float" office:value="7">
            <text:p>7</text:p>
          </table:table-cell>
          <table:table-cell table:formula="of:=[.J38]" office:value-type="float" office:value="2">
            <text:p>2</text:p>
          </table:table-cell>
          <table:table-cell office:value-type="float" office:value="1">
            <text:p>1</text:p>
          </table:table-cell>
          <table:table-cell/>
          <table:table-cell table:style-name="ce24" table:formula="of:=[.M38]*10" office:value-type="float" office:value="10">
            <text:p>10.0000</text:p>
          </table:table-cell>
          <table:table-cell table:number-columns-repeated="1011"/>
        </table:table-row>
        <table:table-row table:style-name="ro1" table:visibility="filter">
          <table:table-cell table:formula="of:=[.A274]" office:value-type="string" office:string-value="T Zex t2">
            <text:p>T Zex t2</text:p>
          </table:table-cell>
          <table:table-cell table:style-name="ce15" office:value-type="string">
            <office:annotation draw:style-name="gr5" draw:text-style-name="P2" svg:width="2.2008in" svg:height="0.2346in" svg:x="2.6311in" svg:y="0in" draw:caption-point-x="-0.2402in" draw:caption-point-y="0.1752in">
              <dc:creator>AŠ</dc:creator>
              <dc:date>2010-12-30T00:00:00</dc:date>
              <text:p text:style-name="P2"><text:span text:style-name="T1">Kaip B ZEX t2 1lvl x 10</text:span></text:p>
            </office:annotation>
            <text:p>metal cost</text:p>
          </table:table-cell>
          <table:table-cell table:formula="of:=[.C41]" office:value-type="float" office:value="0">
            <text:p>0</text:p>
          </table:table-cell>
          <table:table-cell table:formula="of:=[.D41]" office:value-type="float" office:value="3">
            <text:p>3</text:p>
          </table:table-cell>
          <table:table-cell table:formula="of:=[.E41]" office:value-type="float" office:value="0">
            <text:p>0</text:p>
          </table:table-cell>
          <table:table-cell table:formula="of:=[.F41]" office:value-type="float" office:value="4.4">
            <text:p>4.4</text:p>
          </table:table-cell>
          <table:table-cell table:formula="of:=[.G41]" office:value-type="float" office:value="0">
            <text:p>0</text:p>
          </table:table-cell>
          <table:table-cell table:formula="of:=[.H41]" office:value-type="float" office:value="0.5">
            <text:p>0.5</text:p>
          </table:table-cell>
          <table:table-cell table:formula="of:=[.I41]" office:value-type="float" office:value="5">
            <text:p>5</text:p>
          </table:table-cell>
          <table:table-cell table:formula="of:=[.J41]" office:value-type="float" office:value="0">
            <text:p>0</text:p>
          </table:table-cell>
          <table:table-cell table:formula="of:=[.K274]" office:value-type="float" office:value="1">
            <text:p>1</text:p>
          </table:table-cell>
          <table:table-cell/>
          <table:table-cell table:style-name="ce24" table:formula="of:=[.M41]*10" office:value-type="float" office:value="360">
            <text:p>360.0000</text:p>
          </table:table-cell>
          <table:table-cell table:number-columns-repeated="1011"/>
        </table:table-row>
        <table:table-row table:style-name="ro1" table:visibility="filter">
          <table:table-cell table:formula="of:=[.A275]" office:value-type="string" office:string-value="T Zex t2">
            <text:p>T Zex t2</text:p>
          </table:table-cell>
          <table:table-cell table:style-name="ce15" office:value-type="string">
            <office:annotation draw:style-name="gr5" draw:text-style-name="P2" svg:width="2.0445in" svg:height="0.2346in" svg:x="2.6311in" svg:y="0in" draw:caption-point-x="-0.2402in" draw:caption-point-y="0.1752in">
              <dc:creator>AŠ</dc:creator>
              <dc:date>2010-12-30T00:00:00</dc:date>
              <text:p text:style-name="P2"><text:span text:style-name="T1">Kaip B ZEX t2 1lvl x 10</text:span></text:p>
            </office:annotation>
            <text:p>energy cost</text:p>
          </table:table-cell>
          <table:table-cell table:formula="of:=[.C42]" office:value-type="float" office:value="-100">
            <text:p>-100</text:p>
          </table:table-cell>
          <table:table-cell table:formula="of:=[.D42]" office:value-type="float" office:value="1400">
            <text:p>1400</text:p>
          </table:table-cell>
          <table:table-cell table:formula="of:=[.E42]" office:value-type="float" office:value="0">
            <text:p>0</text:p>
          </table:table-cell>
          <table:table-cell table:formula="of:=[.F42]" office:value-type="float" office:value="4">
            <text:p>4</text:p>
          </table:table-cell>
          <table:table-cell table:formula="of:=[.G42]" office:value-type="float" office:value="1">
            <text:p>1</text:p>
          </table:table-cell>
          <table:table-cell table:formula="of:=[.H42]" office:value-type="float" office:value="1">
            <text:p>1</text:p>
          </table:table-cell>
          <table:table-cell table:formula="of:=[.I42]" office:value-type="float" office:value="4.5">
            <text:p>4.5</text:p>
          </table:table-cell>
          <table:table-cell table:formula="of:=[.J42]" office:value-type="float" office:value="2">
            <text:p>2</text:p>
          </table:table-cell>
          <table:table-cell table:formula="of:=[.K275]" office:value-type="float" office:value="1">
            <text:p>1</text:p>
          </table:table-cell>
          <table:table-cell/>
          <table:table-cell table:style-name="ce24" table:formula="of:=[.M42]*10" office:value-type="float" office:value="30">
            <text:p>30.0000</text:p>
          </table:table-cell>
          <table:table-cell table:number-columns-repeated="1011"/>
        </table:table-row>
        <table:table-row table:style-name="ro1" table:visibility="filter">
          <table:table-cell table:formula="of:=[.A276]" office:value-type="string" office:string-value="T Zex t2">
            <text:p>T Zex t2</text:p>
          </table:table-cell>
          <table:table-cell table:style-name="ce16" office:value-type="string">
            <office:annotation draw:style-name="gr5" draw:text-style-name="P2" svg:width="1.8878in" svg:height="0.2346in" svg:x="2.6311in" svg:y="0in" draw:caption-point-x="-0.2402in" draw:caption-point-y="0.1752in">
              <dc:creator>AŠ</dc:creator>
              <dc:date>2010-12-30T00:00:00</dc:date>
              <text:p text:style-name="P2"><text:span text:style-name="T1">Kaip B ZEX t2 1lvl x 10</text:span></text:p>
            </office:annotation>
            <text:p>zetium cost</text:p>
          </table:table-cell>
          <table:table-cell table:formula="of:=[.C43]" office:value-type="float" office:value="0">
            <text:p>0</text:p>
          </table:table-cell>
          <table:table-cell table:formula="of:=[.D43]" office:value-type="float" office:value="25">
            <text:p>25</text:p>
          </table:table-cell>
          <table:table-cell table:formula="of:=[.E43]" office:value-type="float" office:value="0">
            <text:p>0</text:p>
          </table:table-cell>
          <table:table-cell table:formula="of:=[.F43]" office:value-type="float" office:value="3.3">
            <text:p>3.3</text:p>
          </table:table-cell>
          <table:table-cell table:formula="of:=[.G43]" office:value-type="float" office:value="0">
            <text:p>0</text:p>
          </table:table-cell>
          <table:table-cell table:formula="of:=[.H43]" office:value-type="float" office:value="1">
            <text:p>1</text:p>
          </table:table-cell>
          <table:table-cell table:formula="of:=[.I43]" office:value-type="float" office:value="3">
            <text:p>3</text:p>
          </table:table-cell>
          <table:table-cell table:formula="of:=[.J43]" office:value-type="float" office:value="0">
            <text:p>0</text:p>
          </table:table-cell>
          <table:table-cell table:formula="of:=[.K276]" office:value-type="float" office:value="1">
            <text:p>1</text:p>
          </table:table-cell>
          <table:table-cell/>
          <table:table-cell table:style-name="ce24" table:formula="of:=[.M43]*10" office:value-type="float" office:value="40">
            <text:p>40.0000</text:p>
          </table:table-cell>
          <table:table-cell table:number-columns-repeated="1011"/>
        </table:table-row>
        <table:table-row table:style-name="ro1" table:visibility="filter">
          <table:table-cell table:formula="of:=[.A277]" office:value-type="string" office:string-value="T Zex t2">
            <text:p>T Zex t2</text:p>
          </table:table-cell>
          <table:table-cell table:style-name="ce16" office:value-type="string">
            <text:p>scientists min</text:p>
          </table:table-cell>
          <table:table-cell table:style-name="ce25" table:number-matrix-columns-spanned="11" table:number-matrix-rows-spanned="1" table:formula="of:=RESEARCHTIME([.C274:.M274])" office:value-type="float" office:value="0">
            <text:p>0</text:p>
          </table:table-cell>
          <table:table-cell office:value-type="float" office:value="14000">
            <text:p>14000</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7">
            <text:p>7</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1" table:visibility="filter">
          <table:table-cell table:formula="of:=[.A278]" office:value-type="string" office:string-value="T Zex t2">
            <text:p>T Zex t2</text:p>
          </table:table-cell>
          <table:table-cell table:style-name="ce16" office:value-type="string">
            <text:p>war points</text:p>
          </table:table-cell>
          <table:table-cell table:style-name="ce25" table:number-matrix-columns-spanned="11" table:number-matrix-rows-spanned="1" table:formula="of:=TECH_WAR_POINTS([.C275:.M277];[Variables.$B$12:.$B$14];[Variables.$B$23])" office:value-type="float" office:value="6321.65625">
            <text:p>6321.6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7"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Zetium Storage</text:p>
          </table:table-cell>
          <table:table-cell table:style-name="ce15" office:value-type="string">
            <office:annotation draw:style-name="gr5" draw:text-style-name="P2" svg:width="2.2008in" svg:height="0.2346in" svg:x="2.6311in" svg:y="0in" draw:caption-point-x="-0.2402in" draw:caption-point-y="0.1752in">
              <dc:creator>AŠ</dc:creator>
              <dc:date>2011-10-21T00:00:00</dc:date>
              <text:p text:style-name="P2"><text:span text:style-name="T1">Zetium storage time x 20</text:span></text:p>
            </office:annotation>
            <text:p>time</text:p>
          </table:table-cell>
          <table:table-cell table:style-name="ce25" table:number-matrix-columns-spanned="8" table:number-matrix-rows-spanned="1" table:formula="of:=[.C55:.J55]"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office:value-type="float" office:value="10">
            <text:p>10</text:p>
          </table:table-cell>
          <table:table-cell/>
          <table:table-cell table:style-name="ce24" table:formula="of:=[.M55]*20" office:value-type="float" office:value="20">
            <text:p>20.0000</text:p>
          </table:table-cell>
          <table:table-cell table:number-columns-repeated="1011"/>
        </table:table-row>
        <table:table-row table:style-name="ro1" table:visibility="filter">
          <table:table-cell table:formula="of:=[.A281]" office:value-type="string" office:string-value="T Zetium Storage">
            <text:p>T Zetium Storage</text:p>
          </table:table-cell>
          <table:table-cell table:style-name="ce15" office:value-type="string">
            <text:p>metal cost</text:p>
          </table:table-cell>
          <table:table-cell table:style-name="ce25" table:number-matrix-columns-spanned="8" table:number-matrix-rows-spanned="3" table:formula="of:=[.C56:.J56]" office:value-type="float" office:value="1181.65893802268">
            <text:p>1181.66</text:p>
          </table:table-cell>
          <table:table-cell office:value-type="float" office:value="961.619354925539">
            <text:p>961.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81]" office:value-type="float" office:value="10">
            <text:p>10</text:p>
          </table:table-cell>
          <table:table-cell/>
          <table:table-cell table:style-name="ce24" table:formula="of:=[.$M$56] * 25" office:value-type="float" office:value="50">
            <text:p>50.0000</text:p>
          </table:table-cell>
          <table:table-cell table:number-columns-repeated="1011"/>
        </table:table-row>
        <table:table-row table:style-name="ro1" table:visibility="filter">
          <table:table-cell table:formula="of:=[.A282]" office:value-type="string" office:string-value="T Zetium Storage">
            <text:p>T Zetium Storage</text:p>
          </table:table-cell>
          <table:table-cell table:style-name="ce15" office:value-type="string">
            <text:p>energy cost</text:p>
          </table:table-cell>
          <table:table-cell table:style-name="ce25" office:value-type="float" office:value="1181.65893802268">
            <text:p>1181.66</text:p>
          </table:table-cell>
          <table:table-cell office:value-type="float" office:value="961.619354925539">
            <text:p>961.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82]" office:value-type="float" office:value="10">
            <text:p>10</text:p>
          </table:table-cell>
          <table:table-cell/>
          <table:table-cell table:style-name="ce24" table:formula="of:=[.$M$56]*100" office:value-type="float" office:value="200">
            <text:p>200.0000</text:p>
          </table:table-cell>
          <table:table-cell table:number-columns-repeated="1011"/>
        </table:table-row>
        <table:table-row table:style-name="ro1" table:visibility="filter">
          <table:table-cell table:formula="of:=[.A283]" office:value-type="string" office:string-value="T Zetium Storage">
            <text:p>T Zetium Storage</text:p>
          </table:table-cell>
          <table:table-cell table:style-name="ce16" office:value-type="string">
            <text:p>zetium cost</text:p>
          </table:table-cell>
          <table:table-cell table:style-name="ce25" office:value-type="float" office:value="1181.65893802268">
            <text:p>1181.66</text:p>
          </table:table-cell>
          <table:table-cell office:value-type="float" office:value="961.619354925539">
            <text:p>961.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83]" office:value-type="float" office:value="10">
            <text:p>10</text:p>
          </table:table-cell>
          <table:table-cell/>
          <table:table-cell table:style-name="ce24" table:formula="of:=[.$M$56]*11" office:value-type="float" office:value="22">
            <text:p>22.0000</text:p>
          </table:table-cell>
          <table:table-cell table:number-columns-repeated="1011"/>
        </table:table-row>
        <table:table-row table:style-name="ro1" table:visibility="filter">
          <table:table-cell table:formula="of:=[.A284]" office:value-type="string" office:string-value="T Zetium Storage">
            <text:p>T Zetium Storage</text:p>
          </table:table-cell>
          <table:table-cell table:style-name="ce16" office:value-type="string">
            <text:p>scientists min</text:p>
          </table:table-cell>
          <table:table-cell table:style-name="ce25" table:number-matrix-columns-spanned="11" table:number-matrix-rows-spanned="1" table:formula="of:=RESEARCHTIME([.C281:.M281])"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office:value-type="float" office:value="10">
            <text:p>10</text:p>
          </table:table-cell>
          <table:table-cell office:value-type="float" office:value="0">
            <text:p>0</text:p>
          </table:table-cell>
          <table:table-cell table:style-name="ce24" office:value-type="float" office:value="0.0666666666666667">
            <text:p>0.0667</text:p>
          </table:table-cell>
          <table:table-cell table:number-columns-repeated="1011"/>
        </table:table-row>
        <table:table-row table:style-name="ro1" table:visibility="filter">
          <table:table-cell table:formula="of:=[.A285]" office:value-type="string" office:string-value="T Zetium Storage">
            <text:p>T Zetium Storage</text:p>
          </table:table-cell>
          <table:table-cell table:style-name="ce16" office:value-type="string">
            <text:p>Z store mod</text:p>
          </table:table-cell>
          <table:table-cell table:style-name="ce25"/>
          <table:table-cell table:formula="of:=[.D224]" office:value-type="float" office:value="180">
            <text:p>180</text:p>
          </table:table-cell>
          <table:table-cell table:number-columns-repeated="6"/>
          <table:table-cell table:formula="of:=[.K285]" office:value-type="float" office:value="10">
            <text:p>10</text:p>
          </table:table-cell>
          <table:table-cell/>
          <table:table-cell table:style-name="ce24" office:value-type="float" office:value="1">
            <text:p>1.0000</text:p>
          </table:table-cell>
          <table:table-cell table:number-columns-repeated="1011"/>
        </table:table-row>
        <table:table-row table:style-name="ro1" table:visibility="filter">
          <table:table-cell table:formula="of:=[.A286]" office:value-type="string" office:string-value="T Zetium Storage">
            <text:p>T Zetium Storage</text:p>
          </table:table-cell>
          <table:table-cell table:style-name="ce16" office:value-type="string">
            <text:p>war points</text:p>
          </table:table-cell>
          <table:table-cell table:style-name="ce25" table:number-matrix-columns-spanned="11" table:number-matrix-rows-spanned="1" table:formula="of:=TECH_WAR_POINTS([.C282:.M284];[Variables.$B$12:.$B$14];[Variables.$B$23])" office:value-type="float" office:value="61702.2908804175">
            <text:p>61702.29</text:p>
          </table:table-cell>
          <table:table-cell office:value-type="float" office:value="50212.5573163619">
            <text:p>50212.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T Trooper</text:p>
          </table:table-cell>
          <table:table-cell table:style-name="ce15" office:value-type="string">
            <office:annotation draw:style-name="gr6" draw:text-style-name="P2" svg:width="2.3484in" svg:height="0.3902in" svg:x="2.6311in" svg:y="0in" draw:caption-point-x="-0.2402in" draw:caption-point-y="0.1752in">
              <dc:creator>AŠ</dc:creator>
              <dc:date>2010-12-30T00:00:00</dc:date>
              <text:p text:style-name="P2"><text:span text:style-name="T1">Visi fieldai pagal UnitTechCoefs() funkciją.</text:span></text:p>
            </office:annotation>
            <text:p>time</text:p>
          </table:table-cell>
          <table:table-cell table:number-matrix-columns-spanned="11" table:number-matrix-rows-spanned="6" table:formula="of:=UNITTECHCOEFS([Units.J54];[Units.R54];[Units.S54];[Units.T54]; 9; 0)" office:value-type="float" office:value="2430">
            <text:p>2430</text:p>
          </table:table-cell>
          <table:table-cell office:value-type="float" office:value="1721.25">
            <text:p>172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5" office:value-type="string">
            <text:p>metal cost</text:p>
          </table:table-cell>
          <table:table-cell office:value-type="float" office:value="1017">
            <text:p>1017</text:p>
          </table:table-cell>
          <table:table-cell office:value-type="float" office:value="720.375">
            <text:p>720.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5" office:value-type="string">
            <text:p>energy cost</text:p>
          </table:table-cell>
          <table:table-cell office:value-type="float" office:value="2034">
            <text:p>2034</text:p>
          </table:table-cell>
          <table:table-cell office:value-type="float" office:value="1440.75">
            <text:p>1440.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6"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5"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5"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office:value-type="string">
            <text:p>scientists min</text:p>
          </table:table-cell>
          <table:table-cell table:style-name="ce25" table:number-matrix-columns-spanned="11" table:number-matrix-rows-spanned="1" table:formula="of:=RESEARCHTIME([.C289:.M289])" office:value-type="float" office:value="2430">
            <text:p>2430</text:p>
          </table:table-cell>
          <table:table-cell office:value-type="float" office:value="1721.25">
            <text:p>172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295]" office:value-type="string" office:string-value="T Trooper">
            <text:p>T Trooper</text:p>
          </table:table-cell>
          <table:table-cell office:value-type="string">
            <text:p>war points</text:p>
          </table:table-cell>
          <table:table-cell table:style-name="ce25" table:number-matrix-columns-spanned="11" table:number-matrix-rows-spanned="1" table:formula="of:=TECH_WAR_POINTS([.C290:.M292];[Variables.$B$12:.$B$14]; [Variables.$B$23])" office:value-type="float" office:value="550.875">
            <text:p>550.88</text:p>
          </table:table-cell>
          <table:table-cell office:value-type="float" office:value="390.203125">
            <text:p>390.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Seeker</text:p>
          </table:table-cell>
          <table:table-cell table:style-name="ce15" office:value-type="string">
            <office:annotation draw:style-name="gr6" draw:text-style-name="P2" svg:width="2.3484in" svg:height="0.3902in" svg:x="2.6311in" svg:y="0in" draw:caption-point-x="-0.2402in" draw:caption-point-y="0.1752in">
              <dc:creator>AŠ</dc:creator>
              <dc:date>2010-12-30T00:00:00</dc:date>
              <text:p text:style-name="P2"><text:span text:style-name="T1">Visi fieldai pagal UnitTechCoefs() funkciją.</text:span></text:p>
            </office:annotation>
            <text:p>time</text:p>
          </table:table-cell>
          <table:table-cell table:style-name="ce25" table:number-matrix-columns-spanned="11" table:number-matrix-rows-spanned="6" table:formula="of:=UNITTECHCOEFS([Units.J56];[Units.R56];[Units.S56];[Units.T56]; 10)" office:value-type="float" office:value="4590">
            <text:p>4590</text:p>
          </table:table-cell>
          <table:table-cell office:value-type="float" office:value="2890">
            <text:p>289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98]" office:value-type="string" office:string-value="T Seeker">
            <text:p>T Seeker</text:p>
          </table:table-cell>
          <table:table-cell table:style-name="ce15" office:value-type="string">
            <text:p>metal cost</text:p>
          </table:table-cell>
          <table:table-cell office:value-type="float" office:value="1489.86">
            <text:p>1489.86</text:p>
          </table:table-cell>
          <table:table-cell office:value-type="float" office:value="938.06">
            <text:p>938.0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99]" office:value-type="string" office:string-value="T Seeker">
            <text:p>T Seeker</text:p>
          </table:table-cell>
          <table:table-cell table:style-name="ce15" office:value-type="string">
            <text:p>energy cost</text:p>
          </table:table-cell>
          <table:table-cell office:value-type="float" office:value="2979.72">
            <text:p>2979.72</text:p>
          </table:table-cell>
          <table:table-cell office:value-type="float" office:value="1876.12">
            <text:p>1876.1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0]" office:value-type="string" office:string-value="T Seeker">
            <text:p>T Seeker</text:p>
          </table:table-cell>
          <table:table-cell table:style-name="ce16"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1]" office:value-type="string" office:string-value="T Seeker">
            <text:p>T Seeker</text:p>
          </table:table-cell>
          <table:table-cell table:style-name="ce15"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2]" office:value-type="string" office:string-value="T Seeker">
            <text:p>T Seeker</text:p>
          </table:table-cell>
          <table:table-cell table:style-name="ce15"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3]" office:value-type="string" office:string-value="T Seeker">
            <text:p>T Seeker</text:p>
          </table:table-cell>
          <table:table-cell office:value-type="string">
            <text:p>scientists min</text:p>
          </table:table-cell>
          <table:table-cell table:number-matrix-columns-spanned="11" table:number-matrix-rows-spanned="1" table:formula="of:=RESEARCHTIME([.C298:.M298])" office:value-type="float" office:value="4590">
            <text:p>4590</text:p>
          </table:table-cell>
          <table:table-cell office:value-type="float" office:value="2890">
            <text:p>289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304]" office:value-type="string" office:string-value="T Seeker">
            <text:p>T Seeker</text:p>
          </table:table-cell>
          <table:table-cell office:value-type="string">
            <text:p>war points</text:p>
          </table:table-cell>
          <table:table-cell table:style-name="ce25" table:number-matrix-columns-spanned="11" table:number-matrix-rows-spanned="1" table:formula="of:=TECH_WAR_POINTS([.C299:.M301];[Variables.$B$12:.$B$14];[Variables.$B$23])" office:value-type="float" office:value="807.0075">
            <text:p>807.01</text:p>
          </table:table-cell>
          <table:table-cell office:value-type="float" office:value="508.115833333333">
            <text:p>508.1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Shocker</text:p>
          </table:table-cell>
          <table:table-cell table:style-name="ce15" office:value-type="string">
            <text:p>time</text:p>
          </table:table-cell>
          <table:table-cell table:number-matrix-columns-spanned="11" table:number-matrix-rows-spanned="6" table:formula="of:=UNITTECHCOEFS([Units.J55];[Units.R55];[Units.S55];[Units.T55];10)" office:value-type="float" office:value="9108">
            <text:p>9108</text:p>
          </table:table-cell>
          <table:table-cell office:value-type="float" office:value="5734.66666666667">
            <text:p>5734.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7]" office:value-type="string" office:string-value="T Shocker">
            <text:p>T Shocker</text:p>
          </table:table-cell>
          <table:table-cell table:style-name="ce15" office:value-type="string">
            <text:p>metal cost</text:p>
          </table:table-cell>
          <table:table-cell office:value-type="float" office:value="2404.3536">
            <text:p>2404.35</text:p>
          </table:table-cell>
          <table:table-cell office:value-type="float" office:value="1513.85226666667">
            <text:p>151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8]" office:value-type="string" office:string-value="T Shocker">
            <text:p>T Shocker</text:p>
          </table:table-cell>
          <table:table-cell table:style-name="ce15" office:value-type="string">
            <text:p>energy cost</text:p>
          </table:table-cell>
          <table:table-cell office:value-type="float" office:value="4808.7072">
            <text:p>4808.71</text:p>
          </table:table-cell>
          <table:table-cell office:value-type="float" office:value="3027.70453333333">
            <text:p>3027.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9]" office:value-type="string" office:string-value="T Shocker">
            <text:p>T Shocker</text:p>
          </table:table-cell>
          <table:table-cell table:style-name="ce16" office:value-type="string">
            <text:p>zetium cost</text:p>
          </table:table-cell>
          <table:table-cell office:value-type="float" office:value="105.19047">
            <text:p>105.19</text:p>
          </table:table-cell>
          <table:table-cell office:value-type="float" office:value="66.2310366666667">
            <text:p>66.2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10]" office:value-type="string" office:string-value="T Shocker">
            <text:p>T Shocker</text:p>
          </table:table-cell>
          <table:table-cell table:style-name="ce15"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11]" office:value-type="string" office:string-value="T Shocker">
            <text:p>T Shocker</text:p>
          </table:table-cell>
          <table:table-cell table:style-name="ce15"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12]" office:value-type="string" office:string-value="T Shocker">
            <text:p>T Shocker</text:p>
          </table:table-cell>
          <table:table-cell office:value-type="string">
            <text:p>scientists min</text:p>
          </table:table-cell>
          <table:table-cell table:number-matrix-columns-spanned="11" table:number-matrix-rows-spanned="1" table:formula="of:=RESEARCHTIME([.C307:.M307])" office:value-type="float" office:value="9108">
            <text:p>9108</text:p>
          </table:table-cell>
          <table:table-cell office:value-type="float" office:value="5734.66666666667">
            <text:p>5734.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313]" office:value-type="string" office:string-value="T Shocker">
            <text:p>T Shocker</text:p>
          </table:table-cell>
          <table:table-cell office:value-type="string">
            <text:p>war points</text:p>
          </table:table-cell>
          <table:table-cell table:style-name="ce25" table:number-matrix-columns-spanned="11" table:number-matrix-rows-spanned="1" table:formula="of:=TECH_WAR_POINTS([.C308:.M310];[Variables.$B$12:.$B$14];[Variables.$B$23])" office:value-type="float" office:value="1370.7320055">
            <text:p>1370.73</text:p>
          </table:table-cell>
          <table:table-cell office:value-type="float" office:value="863.053484944445">
            <text:p>863.0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Metabolic Chargers</text:p>
          </table:table-cell>
          <table:table-cell table:style-name="ce15" office:value-type="string">
            <text:p>time</text:p>
          </table:table-cell>
          <table:table-cell table:number-matrix-columns-spanned="11" table:number-matrix-rows-spanned="5" table:formula="of:=UNITTECHGROUPCOEFS(AVERAGE([Units.J54:.J56]); AVERAGE([Units.R54:.R56]); AVERAGE([Units.S54:.S56]); AVERAGE([Units.T54:.T56]); 10)"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16]" office:value-type="string" office:string-value="T Metabolic Chargers">
            <text:p>T Metabolic Chargers</text:p>
          </table:table-cell>
          <table:table-cell table:style-name="ce15" office:value-type="string">
            <text:p>metal cost</text:p>
          </table:table-cell>
          <table:table-cell office:value-type="float" office:value="2182.7616">
            <text:p>2182.76</text:p>
          </table:table-cell>
          <table:table-cell office:value-type="float" office:value="0">
            <text:p>0</text:p>
          </table:table-cell>
          <table:table-cell office:value-type="float" office:value="0">
            <text:p>0</text:p>
          </table:table-cell>
          <table:table-cell office:value-type="float" office:value="3.94106629622705">
            <text:p>3.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17]" office:value-type="string" office:string-value="T Metabolic Chargers">
            <text:p>T Metabolic Chargers</text:p>
          </table:table-cell>
          <table:table-cell table:style-name="ce15" office:value-type="string">
            <text:p>energy cost</text:p>
          </table:table-cell>
          <table:table-cell office:value-type="float" office:value="4365.5232">
            <text:p>4365.52</text:p>
          </table:table-cell>
          <table:table-cell office:value-type="float" office:value="0">
            <text:p>0</text:p>
          </table:table-cell>
          <table:table-cell office:value-type="float" office:value="0">
            <text:p>0</text:p>
          </table:table-cell>
          <table:table-cell office:value-type="float" office:value="4.24209629189103">
            <text:p>4.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18]" office:value-type="string" office:string-value="T Metabolic Chargers">
            <text:p>T Metabolic Chargers</text:p>
          </table:table-cell>
          <table:table-cell table:style-name="ce16" office:value-type="string">
            <text:p>zetium cost</text:p>
          </table:table-cell>
          <table:table-cell office:value-type="float" office:value="46.75132">
            <text:p>46.75</text:p>
          </table:table-cell>
          <table:table-cell office:value-type="float" office:value="0">
            <text:p>0</text:p>
          </table:table-cell>
          <table:table-cell office:value-type="float" office:value="0">
            <text:p>0</text:p>
          </table:table-cell>
          <table:table-cell office:value-type="float" office:value="2.27185386879582">
            <text:p>2.2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19]" office:value-type="string" office:string-value="T Metabolic Chargers">
            <text:p>T Metabolic Chargers</text:p>
          </table:table-cell>
          <table:table-cell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20]" office:value-type="string" office:string-value="T Metabolic Chargers">
            <text:p>T Metabolic Chargers</text:p>
          </table:table-cell>
          <table:table-cell table:style-name="ce15" office:value-type="string">
            <text:p>scientists min</text:p>
          </table:table-cell>
          <table:table-cell table:number-matrix-columns-spanned="11" table:number-matrix-rows-spanned="1" table:formula="of:=RESEARCHTIME([.C316:.M316])"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321]" office:value-type="string" office:string-value="T Metabolic Chargers">
            <text:p>T Metabolic Chargers</text:p>
          </table:table-cell>
          <table:table-cell table:style-name="ce15" office:value-type="string">
            <text:p>war points</text:p>
          </table:table-cell>
          <table:table-cell table:style-name="ce25" table:number-matrix-columns-spanned="11" table:number-matrix-rows-spanned="1" table:formula="of:=TECH_WAR_POINTS([.C317:.M319];[Variables.$B$12:.$B$14];[Variables.$B$23])" office:value-type="float" office:value="1213.80089133333">
            <text:p>1213.8</text:p>
          </table:table-cell>
          <table:table-cell office:value-type="float" office:value="538.865210962963">
            <text:p>538.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HV Charges</text:p>
          </table:table-cell>
          <table:table-cell table:style-name="ce15" office:value-type="string">
            <text:p>time</text:p>
          </table:table-cell>
          <table:table-cell table:number-matrix-columns-spanned="10" table:number-matrix-rows-spanned="6" table:formula="of:=[.C316:.L321]"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16]" office:value-type="float" office:value="1">
            <text:p>1.0000</text:p>
          </table:table-cell>
          <table:table-cell table:number-columns-repeated="1011"/>
        </table:table-row>
        <table:table-row table:style-name="ro1" table:visibility="filter">
          <table:table-cell table:formula="of:=[.A324]" office:value-type="string" office:string-value="T HV Charges">
            <text:p>T HV Charges</text:p>
          </table:table-cell>
          <table:table-cell table:style-name="ce15" office:value-type="string">
            <text:p>metal cost</text:p>
          </table:table-cell>
          <table:table-cell office:value-type="float" office:value="2182.7616">
            <text:p>2182.76</text:p>
          </table:table-cell>
          <table:table-cell office:value-type="float" office:value="0">
            <text:p>0</text:p>
          </table:table-cell>
          <table:table-cell office:value-type="float" office:value="0">
            <text:p>0</text:p>
          </table:table-cell>
          <table:table-cell office:value-type="float" office:value="3.94106629622705">
            <text:p>3.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17]" office:value-type="float" office:value="1">
            <text:p>1.0000</text:p>
          </table:table-cell>
          <table:table-cell table:number-columns-repeated="1011"/>
        </table:table-row>
        <table:table-row table:style-name="ro1" table:visibility="filter">
          <table:table-cell table:formula="of:=[.A325]" office:value-type="string" office:string-value="T HV Charges">
            <text:p>T HV Charges</text:p>
          </table:table-cell>
          <table:table-cell table:style-name="ce15" office:value-type="string">
            <text:p>energy cost</text:p>
          </table:table-cell>
          <table:table-cell office:value-type="float" office:value="4365.5232">
            <text:p>4365.52</text:p>
          </table:table-cell>
          <table:table-cell office:value-type="float" office:value="0">
            <text:p>0</text:p>
          </table:table-cell>
          <table:table-cell office:value-type="float" office:value="0">
            <text:p>0</text:p>
          </table:table-cell>
          <table:table-cell office:value-type="float" office:value="4.24209629189103">
            <text:p>4.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18]" office:value-type="float" office:value="1">
            <text:p>1.0000</text:p>
          </table:table-cell>
          <table:table-cell table:number-columns-repeated="1011"/>
        </table:table-row>
        <table:table-row table:style-name="ro1" table:visibility="filter">
          <table:table-cell table:formula="of:=[.A326]" office:value-type="string" office:string-value="T HV Charges">
            <text:p>T HV Charges</text:p>
          </table:table-cell>
          <table:table-cell table:style-name="ce16" office:value-type="string">
            <text:p>zetium cost</text:p>
          </table:table-cell>
          <table:table-cell office:value-type="float" office:value="46.75132">
            <text:p>46.75</text:p>
          </table:table-cell>
          <table:table-cell office:value-type="float" office:value="0">
            <text:p>0</text:p>
          </table:table-cell>
          <table:table-cell office:value-type="float" office:value="0">
            <text:p>0</text:p>
          </table:table-cell>
          <table:table-cell office:value-type="float" office:value="2.27185386879582">
            <text:p>2.2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19]" office:value-type="float" office:value="1">
            <text:p>1.0000</text:p>
          </table:table-cell>
          <table:table-cell table:number-columns-repeated="1011"/>
        </table:table-row>
        <table:table-row table:style-name="ro1" table:visibility="filter">
          <table:table-cell table:formula="of:=[.A327]" office:value-type="string" office:string-value="T HV Charges">
            <text:p>T HV Charges</text:p>
          </table:table-cell>
          <table:table-cell table:style-name="ce16" office:value-type="string">
            <office:annotation draw:style-name="gr4" draw:text-style-name="P2" svg:width="1.1413in" svg:height="0.2346in" svg:x="2.6311in" svg:y="0in" draw:caption-point-x="-0.2402in" draw:caption-point-y="0.1752in">
              <dc:creator>AŠ</dc:creator>
              <dc:date>2011-03-08T00:00:00</dc:date>
              <text:p text:style-name="P2"><text:span text:style-name="T1">2x armor mod</text:span></text:p>
            </office:annotation>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20]*2" office:value-type="float" office:value="2">
            <text:p>2.0000</text:p>
          </table:table-cell>
          <table:table-cell table:number-columns-repeated="1011"/>
        </table:table-row>
        <table:table-row table:style-name="ro1" table:visibility="filter">
          <table:table-cell table:formula="of:=[.A328]" office:value-type="string" office:string-value="T HV Charges">
            <text:p>T HV Charges</text:p>
          </table:table-cell>
          <table:table-cell table:style-name="ce15" office:value-type="string">
            <text:p>scientists min</text:p>
          </table:table-cell>
          <table:table-cell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21]" office:value-type="float" office:value="0.00333333333333333">
            <text:p>0.0033</text:p>
          </table:table-cell>
          <table:table-cell table:number-columns-repeated="1011"/>
        </table:table-row>
        <table:table-row table:style-name="ro1" table:visibility="filter">
          <table:table-cell table:formula="of:=[.A329]" office:value-type="string" office:string-value="T HV Charges">
            <text:p>T HV Charges</text:p>
          </table:table-cell>
          <table:table-cell table:style-name="ce15" office:value-type="string">
            <text:p>war points</text:p>
          </table:table-cell>
          <table:table-cell table:style-name="ce25" table:number-matrix-columns-spanned="11" table:number-matrix-rows-spanned="1" table:formula="of:=TECH_WAR_POINTS([.C325:.M327];[Variables.$B$12:.$B$14];[Variables.$B$23])" office:value-type="float" office:value="1213.80089133333">
            <text:p>1213.8</text:p>
          </table:table-cell>
          <table:table-cell office:value-type="float" office:value="538.865210962963">
            <text:p>538.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Crane</text:p>
          </table:table-cell>
          <table:table-cell table:style-name="ce15" office:value-type="string">
            <office:annotation draw:style-name="gr4" draw:text-style-name="P2" svg:width="1.1413in" svg:height="0.2346in" svg:x="2.6311in" svg:y="0in" draw:caption-point-x="-0.2402in" draw:caption-point-y="0.1752in">
              <dc:creator>AŠ</dc:creator>
              <dc:date>2011-01-25T00:00:00</dc:date>
              <text:p text:style-name="P2"><text:span text:style-name="T1">MDH X 60%</text:span></text:p>
            </office:annotation>
            <text:p>time</text:p>
          </table:table-cell>
          <table:table-cell table:number-matrix-columns-spanned="10" table:number-matrix-rows-spanned="4" table:formula="of:=[.C541:.L544]"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6">
            <text:p>0.6000</text:p>
          </table:table-cell>
          <table:table-cell table:number-columns-repeated="1011"/>
        </table:table-row>
        <table:table-row table:style-name="ro1" table:visibility="filter">
          <table:table-cell table:formula="of:=[.A332]" office:value-type="string" office:string-value="T Crane">
            <text:p>T Crane</text:p>
          </table:table-cell>
          <table:table-cell table:style-name="ce15" office:value-type="string">
            <text:p>metal cost</text:p>
          </table:table-cell>
          <table:table-cell office:value-type="float" office:value="28000">
            <text:p>28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332]" office:value-type="float" office:value="0.6">
            <text:p>0.6000</text:p>
          </table:table-cell>
          <table:table-cell table:number-columns-repeated="1011"/>
        </table:table-row>
        <table:table-row table:style-name="ro1" table:visibility="filter">
          <table:table-cell table:formula="of:=[.A333]" office:value-type="string" office:string-value="T Crane">
            <text:p>T Crane</text:p>
          </table:table-cell>
          <table:table-cell table:style-name="ce15" office:value-type="string">
            <text:p>energy cost</text:p>
          </table:table-cell>
          <table:table-cell office:value-type="float" office:value="40000">
            <text:p>40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333]" office:value-type="float" office:value="0.6">
            <text:p>0.6000</text:p>
          </table:table-cell>
          <table:table-cell table:number-columns-repeated="1011"/>
        </table:table-row>
        <table:table-row table:style-name="ro1" table:visibility="filter">
          <table:table-cell table:formula="of:=[.A334]" office:value-type="string" office:string-value="T Crane">
            <text:p>T Crane</text:p>
          </table:table-cell>
          <table:table-cell table:style-name="ce16" office:value-type="string">
            <text:p>zetium cost</text:p>
          </table:table-cell>
          <table:table-cell office:value-type="float" office:value="2400">
            <text:p>24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334]" office:value-type="float" office:value="0.6">
            <text:p>0.6000</text:p>
          </table:table-cell>
          <table:table-cell table:number-columns-repeated="1011"/>
        </table:table-row>
        <table:table-row table:style-name="ro1" table:visibility="filter">
          <table:table-cell table:formula="of:=[.A335]" office:value-type="string" office:string-value="T Crane">
            <text:p>T Crane</text:p>
          </table:table-cell>
          <table:table-cell table:style-name="ce16" office:value-type="string">
            <text:p>scientists min</text:p>
          </table:table-cell>
          <table:table-cell table:number-matrix-columns-spanned="10" table:number-matrix-rows-spanned="1" table:formula="of:=[.C547:.L547]"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335]*[.M547]" office:value-type="float" office:value="0.002">
            <text:p>0.0020</text:p>
          </table:table-cell>
          <table:table-cell table:number-columns-repeated="1011"/>
        </table:table-row>
        <table:table-row table:style-name="ro1" table:visibility="filter">
          <table:table-cell table:formula="of:=[.A336]" office:value-type="string" office:string-value="T Crane">
            <text:p>T Crane</text:p>
          </table:table-cell>
          <table:table-cell table:style-name="ce16" office:value-type="string">
            <text:p>war points</text:p>
          </table:table-cell>
          <table:table-cell table:style-name="ce25" table:number-matrix-columns-spanned="11" table:number-matrix-rows-spanned="1" table:formula="of:=TECH_WAR_POINTS([.C333:.M335];[Variables.$B$12:.$B$14];[Variables.$B$23])" office:value-type="float" office:value="8996">
            <text:p>899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Radar</text:p>
          </table:table-cell>
          <table:table-cell table:style-name="ce15" office:value-type="string">
            <office:annotation draw:style-name="gr4" draw:text-style-name="P2" svg:width="1.1413in" svg:height="0.3902in" svg:x="2.6311in" svg:y="0in" draw:caption-point-x="-0.2402in" draw:caption-point-y="0.1752in">
              <dc:creator>AŠ</dc:creator>
              <dc:date>2011-01-02T00:00:00</dc:date>
              <text:p text:style-name="P2"><text:span text:style-name="T1">Visi attributai kaip pastato x 3.</text:span></text:p>
            </office:annotation>
            <text:p>time</text:p>
          </table:table-cell>
          <table:table-cell table:formula="of:=[.C103]" office:value-type="float" office:value="10800">
            <text:p>10800</text:p>
          </table:table-cell>
          <table:table-cell table:number-columns-repeated="7"/>
          <table:table-cell office:value-type="float" office:value="1">
            <text:p>1</text:p>
          </table:table-cell>
          <table:table-cell office:value-type="float" office:value="0">
            <text:p>0</text:p>
          </table:table-cell>
          <table:table-cell table:style-name="ce24" table:formula="of:=[.M103]*3" office:value-type="float" office:value="3">
            <text:p>3.0000</text:p>
          </table:table-cell>
          <table:table-cell table:number-columns-repeated="1011"/>
        </table:table-row>
        <table:table-row table:style-name="ro1" table:visibility="filter">
          <table:table-cell table:formula="of:=[.A339]" office:value-type="string" office:string-value="T Radar">
            <text:p>T Radar</text:p>
          </table:table-cell>
          <table:table-cell table:style-name="ce15" office:value-type="string">
            <text:p>metal cost</text:p>
          </table:table-cell>
          <table:table-cell table:number-matrix-columns-spanned="1" table:number-matrix-rows-spanned="3" table:formula="of:=[.C106:.C108]" office:value-type="float" office:value="2413.71769170701">
            <text:p>2413.72</text:p>
          </table:table-cell>
          <table:table-cell table:number-columns-repeated="7"/>
          <table:table-cell office:value-type="float" office:value="1">
            <text:p>1</text:p>
          </table:table-cell>
          <table:table-cell office:value-type="float" office:value="0">
            <text:p>0</text:p>
          </table:table-cell>
          <table:table-cell table:style-name="ce24" table:number-matrix-columns-spanned="1" table:number-matrix-rows-spanned="3" table:formula="of:=[.M106:.M108]*3" office:value-type="float" office:value="3">
            <text:p>3.0000</text:p>
          </table:table-cell>
          <table:table-cell table:number-columns-repeated="1011"/>
        </table:table-row>
        <table:table-row table:style-name="ro1" table:visibility="filter">
          <table:table-cell table:formula="of:=[.A340]" office:value-type="string" office:string-value="T Radar">
            <text:p>T Radar</text:p>
          </table:table-cell>
          <table:table-cell table:style-name="ce15" office:value-type="string">
            <text:p>energy cost</text:p>
          </table:table-cell>
          <table:table-cell office:value-type="float" office:value="5334.87076682805">
            <text:p>5334.87</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visibility="filter">
          <table:table-cell table:formula="of:=[.A341]" office:value-type="string" office:string-value="T Radar">
            <text:p>T Radar</text:p>
          </table:table-cell>
          <table:table-cell table:style-name="ce16" office:value-type="string">
            <text:p>zetium cost</text:p>
          </table:table-cell>
          <table:table-cell office:value-type="float" office:value="327.771769170701">
            <text:p>327.77</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visibility="filter">
          <table:table-cell table:formula="of:=[.A342]" office:value-type="string" office:string-value="T Radar">
            <text:p>T Radar</text:p>
          </table:table-cell>
          <table:table-cell table:style-name="ce16" office:value-type="string">
            <text:p>scientists min</text:p>
          </table:table-cell>
          <table:table-cell table:style-name="ce25" table:number-matrix-columns-spanned="11" table:number-matrix-rows-spanned="1" table:formula="of:=RESEARCHTIME([.C339:.M339])" office:value-type="float" office:value="10800">
            <text:p>108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visibility="filter">
          <table:table-cell table:formula="of:=[.A343]" office:value-type="string" office:string-value="T Radar">
            <text:p>T Radar</text:p>
          </table:table-cell>
          <table:table-cell table:style-name="ce16" office:value-type="string">
            <text:p>war points</text:p>
          </table:table-cell>
          <table:table-cell table:style-name="ce25" table:number-matrix-columns-spanned="11" table:number-matrix-rows-spanned="1" table:formula="of:=TECH_WAR_POINTS([.C340:.M342];[Variables.$B$12:.$B$14];[Variables.$B$23])" office:value-type="float" office:value="4726.36269851632">
            <text:p>4726.3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table-cell office:value-type="string">
            <text:p>T Vulcan</text:p>
          </table:table-cell>
          <table:table-cell table:style-name="ce15" office:value-type="string">
            <office:annotation draw:style-name="gr4" draw:text-style-name="P2" svg:width="1.1413in" svg:height="0.3902in" svg:x="2.6311in" svg:y="0in" draw:caption-point-x="-0.2402in" draw:caption-point-y="0.1752in">
              <dc:creator>AŠ</dc:creator>
              <dc:date>2011-01-02T00:00:00</dc:date>
              <text:p text:style-name="P2"><text:span text:style-name="T1">Visi attributai kaip pastato x 3.</text:span></text:p>
            </office:annotation>
            <text:p>time</text:p>
          </table:table-cell>
          <table:table-cell table:style-name="ce25" table:number-matrix-columns-spanned="11" table:number-matrix-rows-spanned="6" table:formula="of:=UNITTECHCOEFS([Units.J90]; [Units.R90]; [Units.S90]; [Units.T90]; 10; 1)" office:value-type="float" office:value="33480">
            <text:p>33480</text:p>
          </table:table-cell>
          <table:table-cell office:value-type="float" office:value="21080">
            <text:p>2108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46]" office:value-type="string" office:string-value="T Vulcan">
            <text:p>T Vulcan</text:p>
          </table:table-cell>
          <table:table-cell table:style-name="ce15" office:value-type="string">
            <text:p>metal cost</text:p>
          </table:table-cell>
          <table:table-cell office:value-type="float" office:value="7579.26">
            <text:p>7579.26</text:p>
          </table:table-cell>
          <table:table-cell office:value-type="float" office:value="4772.12666666667">
            <text:p>4772.1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47]" office:value-type="string" office:string-value="T Vulcan">
            <text:p>T Vulcan</text:p>
          </table:table-cell>
          <table:table-cell table:style-name="ce15" office:value-type="string">
            <text:p>energy cost</text:p>
          </table:table-cell>
          <table:table-cell office:value-type="float" office:value="15741.54">
            <text:p>15741.54</text:p>
          </table:table-cell>
          <table:table-cell office:value-type="float" office:value="9911.34">
            <text:p>9911.3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48]" office:value-type="string" office:string-value="T Vulcan">
            <text:p>T Vulcan</text:p>
          </table:table-cell>
          <table:table-cell table:style-name="ce16" office:value-type="string">
            <text:p>zetium cost</text:p>
          </table:table-cell>
          <table:table-cell office:value-type="float" office:value="2332.08">
            <text:p>2332.08</text:p>
          </table:table-cell>
          <table:table-cell office:value-type="float" office:value="1468.34666666667">
            <text:p>1468.3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49]" office:value-type="string" office:string-value="T Vulcan">
            <text:p>T Vulcan</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50]" office:value-type="string" office:string-value="T Vulcan">
            <text:p>T Vulcan</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51]" office:value-type="string" office:string-value="T Vulcan">
            <text:p>T Vulcan</text:p>
          </table:table-cell>
          <table:table-cell table:style-name="ce16" office:value-type="string">
            <text:p>scientists min</text:p>
          </table:table-cell>
          <table:table-cell table:style-name="ce25" table:number-matrix-columns-spanned="11" table:number-matrix-rows-spanned="1" table:formula="of:=RESEARCHTIME([.C346:.M346])" office:value-type="float" office:value="33480">
            <text:p>33480</text:p>
          </table:table-cell>
          <table:table-cell office:value-type="float" office:value="21080">
            <text:p>2108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formula="of:=[.A352]" office:value-type="string" office:string-value="T Vulcan">
            <text:p>T Vulcan</text:p>
          </table:table-cell>
          <table:table-cell table:style-name="ce16" office:value-type="string">
            <text:p>war points</text:p>
          </table:table-cell>
          <table:table-cell table:style-name="ce25" table:number-matrix-columns-spanned="11" table:number-matrix-rows-spanned="1" table:formula="of:=TECH_WAR_POINTS([.C347:.M349];[Variables.$B$12:.$B$14];[Variables.$B$23])" office:value-type="float" office:value="5684.445">
            <text:p>5684.45</text:p>
          </table:table-cell>
          <table:table-cell office:value-type="float" office:value="3579.095">
            <text:p>3579.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7"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Mobile Vulcan</text:p>
          </table:table-cell>
          <table:table-cell table:style-name="ce15" office:value-type="string">
            <office:annotation draw:style-name="gr4" draw:text-style-name="P2" svg:width="1.1413in" svg:height="0.3902in" svg:x="2.6311in" svg:y="1.3728in" draw:caption-point-x="-0.2402in" draw:caption-point-y="0.1752in">
              <dc:creator>AŠ</dc:creator>
              <dc:date>2011-01-02T00:00:00</dc:date>
              <text:p text:style-name="P2"><text:span text:style-name="T1">Visi attributai kaip pastato x 3.</text:span></text:p>
            </office:annotation>
            <text:p>time</text:p>
          </table:table-cell>
          <table:table-cell table:style-name="ce25" table:formula="of:=[Units.J93]*60" office:value-type="float" office:value="13392">
            <text:p>13392</text:p>
          </table:table-cell>
          <table:table-cell table:number-columns-repeated="7"/>
          <table:table-cell office:value-type="float" office:value="1">
            <text:p>1</text:p>
          </table:table-cell>
          <table:table-cell/>
          <table:table-cell table:style-name="ce24" office:value-type="float" office:value="4">
            <text:p>4.0000</text:p>
          </table:table-cell>
          <table:table-cell table:number-columns-repeated="1011"/>
        </table:table-row>
        <table:table-row table:style-name="ro1" table:visibility="filter">
          <table:table-cell table:formula="of:=[.A355]" office:value-type="string" office:string-value="T Mobile Vulcan">
            <text:p>T Mobile Vulcan</text:p>
          </table:table-cell>
          <table:table-cell table:style-name="ce15" office:value-type="string">
            <text:p>metal cost</text:p>
          </table:table-cell>
          <table:table-cell table:style-name="ce25" table:formula="of:=[Units.R93]" office:value-type="float" office:value="7579.26">
            <text:p>7579.26</text:p>
          </table:table-cell>
          <table:table-cell table:number-columns-repeated="7"/>
          <table:table-cell office:value-type="float" office:value="1">
            <text:p>1</text:p>
          </table:table-cell>
          <table:table-cell/>
          <table:table-cell table:style-name="ce24" office:value-type="float" office:value="4">
            <text:p>4.0000</text:p>
          </table:table-cell>
          <table:table-cell table:number-columns-repeated="1011"/>
        </table:table-row>
        <table:table-row table:style-name="ro1" table:visibility="filter">
          <table:table-cell table:formula="of:=[.A356]" office:value-type="string" office:string-value="T Mobile Vulcan">
            <text:p>T Mobile Vulcan</text:p>
          </table:table-cell>
          <table:table-cell table:style-name="ce15" office:value-type="string">
            <text:p>energy cost</text:p>
          </table:table-cell>
          <table:table-cell table:style-name="ce25" table:formula="of:=[Units.S93]" office:value-type="float" office:value="15741.54">
            <text:p>15741.54</text:p>
          </table:table-cell>
          <table:table-cell table:number-columns-repeated="7"/>
          <table:table-cell office:value-type="float" office:value="1">
            <text:p>1</text:p>
          </table:table-cell>
          <table:table-cell/>
          <table:table-cell table:style-name="ce24" office:value-type="float" office:value="4">
            <text:p>4.0000</text:p>
          </table:table-cell>
          <table:table-cell table:number-columns-repeated="1011"/>
        </table:table-row>
        <table:table-row table:style-name="ro1" table:visibility="filter">
          <table:table-cell table:formula="of:=[.A357]" office:value-type="string" office:string-value="T Mobile Vulcan">
            <text:p>T Mobile Vulcan</text:p>
          </table:table-cell>
          <table:table-cell table:style-name="ce16" office:value-type="string">
            <text:p>zetium cost</text:p>
          </table:table-cell>
          <table:table-cell table:style-name="ce25" table:formula="of:=[Units.T93]" office:value-type="float" office:value="2332.08">
            <text:p>2332.08</text:p>
          </table:table-cell>
          <table:table-cell table:number-columns-repeated="7"/>
          <table:table-cell office:value-type="float" office:value="1">
            <text:p>1</text:p>
          </table:table-cell>
          <table:table-cell/>
          <table:table-cell table:style-name="ce24" office:value-type="float" office:value="4">
            <text:p>4.0000</text:p>
          </table:table-cell>
          <table:table-cell table:number-columns-repeated="1011"/>
        </table:table-row>
        <table:table-row table:style-name="ro1" table:visibility="filter">
          <table:table-cell table:formula="of:=[.A358]" office:value-type="string" office:string-value="T Mobile Vulcan">
            <text:p>T Mobile Vulcan</text:p>
          </table:table-cell>
          <table:table-cell table:style-name="ce16" office:value-type="string">
            <text:p>scientists min</text:p>
          </table:table-cell>
          <table:table-cell table:style-name="ce25" table:number-matrix-columns-spanned="11" table:number-matrix-rows-spanned="1" table:formula="of:=RESEARCHTIME([.C355:.M355])" office:value-type="float" office:value="13392">
            <text:p>1339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33333333333333">
            <text:p>0.0133</text:p>
          </table:table-cell>
          <table:table-cell table:number-columns-repeated="1011"/>
        </table:table-row>
        <table:table-row table:style-name="ro1" table:visibility="filter">
          <table:table-cell table:formula="of:=[.A359]" office:value-type="string" office:string-value="T Mobile Vulcan">
            <text:p>T Mobile Vulcan</text:p>
          </table:table-cell>
          <table:table-cell table:style-name="ce16" office:value-type="string">
            <text:p>war points</text:p>
          </table:table-cell>
          <table:table-cell table:style-name="ce25" table:number-matrix-columns-spanned="11" table:number-matrix-rows-spanned="1" table:formula="of:=TECH_WAR_POINTS([.C356:.M358];[Variables.$B$12:.$B$14];[Variables.$B$23])" office:value-type="float" office:value="22737.78">
            <text:p>22737.7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Screamer</text:p>
          </table:table-cell>
          <table:table-cell table:style-name="ce15" office:value-type="string">
            <office:annotation draw:style-name="gr4" draw:text-style-name="P2" svg:width="1.1413in" svg:height="0.3902in" svg:x="2.6311in" svg:y="1.3728in" draw:caption-point-x="-0.2402in" draw:caption-point-y="0.1752in">
              <dc:creator>AŠ</dc:creator>
              <dc:date>2011-01-02T00:00:00</dc:date>
              <text:p text:style-name="P2"><text:span text:style-name="T1">Visi attributai kaip pastato x 3.</text:span></text:p>
            </office:annotation>
            <text:p>time</text:p>
          </table:table-cell>
          <table:table-cell table:style-name="ce25" table:number-matrix-columns-spanned="11" table:number-matrix-rows-spanned="6" table:formula="of:=UNITTECHCOEFS([Units.J91]; [Units.R91]; [Units.S91]; [Units.T91]; 10; 1)" office:value-type="float" office:value="66060">
            <text:p>66060</text:p>
          </table:table-cell>
          <table:table-cell office:value-type="float" office:value="41593.3333333333">
            <text:p>4159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62]" office:value-type="string" office:string-value="T Screamer">
            <text:p>T Screamer</text:p>
          </table:table-cell>
          <table:table-cell table:style-name="ce15" office:value-type="string">
            <text:p>metal cost</text:p>
          </table:table-cell>
          <table:table-cell office:value-type="float" office:value="17355">
            <text:p>17355</text:p>
          </table:table-cell>
          <table:table-cell office:value-type="float" office:value="10927.2222222222">
            <text:p>10927.2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63]" office:value-type="string" office:string-value="T Screamer">
            <text:p>T Screamer</text:p>
          </table:table-cell>
          <table:table-cell table:style-name="ce15" office:value-type="string">
            <text:p>energy cost</text:p>
          </table:table-cell>
          <table:table-cell office:value-type="float" office:value="36045">
            <text:p>36045</text:p>
          </table:table-cell>
          <table:table-cell office:value-type="float" office:value="22695">
            <text:p>226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64]" office:value-type="string" office:string-value="T Screamer">
            <text:p>T Screamer</text:p>
          </table:table-cell>
          <table:table-cell table:style-name="ce16" office:value-type="string">
            <text:p>zetium cost</text:p>
          </table:table-cell>
          <table:table-cell office:value-type="float" office:value="5340">
            <text:p>5340</text:p>
          </table:table-cell>
          <table:table-cell office:value-type="float" office:value="3362.22222222222">
            <text:p>3362.2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65]" office:value-type="string" office:string-value="T Screamer">
            <text:p>T Screamer</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66]" office:value-type="string" office:string-value="T Screamer">
            <text:p>T Screamer</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67]" office:value-type="string" office:string-value="T Screamer">
            <text:p>T Screamer</text:p>
          </table:table-cell>
          <table:table-cell table:style-name="ce16" office:value-type="string">
            <text:p>scientists min</text:p>
          </table:table-cell>
          <table:table-cell table:style-name="ce25" table:number-matrix-columns-spanned="11" table:number-matrix-rows-spanned="1" table:formula="of:=RESEARCHTIME([.C362:.M362])" office:value-type="float" office:value="66060">
            <text:p>66060</text:p>
          </table:table-cell>
          <table:table-cell office:value-type="float" office:value="41593.3333333333">
            <text:p>4159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368]" office:value-type="string" office:string-value="T Screamer">
            <text:p>T Screamer</text:p>
          </table:table-cell>
          <table:table-cell table:style-name="ce16" office:value-type="string">
            <text:p>war points</text:p>
          </table:table-cell>
          <table:table-cell table:style-name="ce25" table:number-matrix-columns-spanned="11" table:number-matrix-rows-spanned="1" table:formula="of:=TECH_WAR_POINTS([.C363:.M365];[Variables.$B$12:.$B$14];[Variables.$B$23])" office:value-type="float" office:value="13016.25">
            <text:p>13016.25</text:p>
          </table:table-cell>
          <table:table-cell office:value-type="float" office:value="8195.41666666667">
            <text:p>8195.4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7"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Mobile Screamer</text:p>
          </table:table-cell>
          <table:table-cell table:style-name="ce15" office:value-type="string">
            <office:annotation draw:style-name="gr4" draw:text-style-name="P2" svg:width="1.1413in" svg:height="0.3902in" svg:x="2.6311in" svg:y="1.3728in" draw:caption-point-x="-0.2402in" draw:caption-point-y="0.1752in">
              <dc:creator>AŠ</dc:creator>
              <dc:date>2011-01-02T00:00:00</dc:date>
              <text:p text:style-name="P2"><text:span text:style-name="T1">Visi attributai kaip pastato x 3.</text:span></text:p>
            </office:annotation>
            <text:p>time</text:p>
          </table:table-cell>
          <table:table-cell table:style-name="ce25" table:formula="of:=[Units.J94]*60" office:value-type="float" office:value="26424">
            <text:p>26424</text:p>
          </table:table-cell>
          <table:table-cell table:number-columns-repeated="7"/>
          <table:table-cell table:formula="of:=1" office:value-type="float" office:value="1">
            <text:p>1</text:p>
          </table:table-cell>
          <table:table-cell/>
          <table:table-cell table:style-name="ce24" office:value-type="float" office:value="4">
            <text:p>4.0000</text:p>
          </table:table-cell>
          <table:table-cell table:number-columns-repeated="1011"/>
        </table:table-row>
        <table:table-row table:style-name="ro1" table:visibility="filter">
          <table:table-cell table:formula="of:=[.A371]" office:value-type="string" office:string-value="T Mobile Screamer">
            <text:p>T Mobile Screamer</text:p>
          </table:table-cell>
          <table:table-cell table:style-name="ce15" office:value-type="string">
            <text:p>metal cost</text:p>
          </table:table-cell>
          <table:table-cell table:style-name="ce25" table:formula="of:=[Units.R94]" office:value-type="float" office:value="17355">
            <text:p>17355</text:p>
          </table:table-cell>
          <table:table-cell table:number-columns-repeated="7"/>
          <table:table-cell table:formula="of:=1" office:value-type="float" office:value="1">
            <text:p>1</text:p>
          </table:table-cell>
          <table:table-cell/>
          <table:table-cell table:style-name="ce24" office:value-type="float" office:value="4">
            <text:p>4.0000</text:p>
          </table:table-cell>
          <table:table-cell table:number-columns-repeated="1011"/>
        </table:table-row>
        <table:table-row table:style-name="ro1" table:visibility="filter">
          <table:table-cell table:formula="of:=[.A372]" office:value-type="string" office:string-value="T Mobile Screamer">
            <text:p>T Mobile Screamer</text:p>
          </table:table-cell>
          <table:table-cell table:style-name="ce15" office:value-type="string">
            <text:p>energy cost</text:p>
          </table:table-cell>
          <table:table-cell table:style-name="ce25" table:formula="of:=[Units.S94]" office:value-type="float" office:value="36045">
            <text:p>36045</text:p>
          </table:table-cell>
          <table:table-cell table:number-columns-repeated="7"/>
          <table:table-cell table:formula="of:=1" office:value-type="float" office:value="1">
            <text:p>1</text:p>
          </table:table-cell>
          <table:table-cell/>
          <table:table-cell table:style-name="ce24" office:value-type="float" office:value="4">
            <text:p>4.0000</text:p>
          </table:table-cell>
          <table:table-cell table:number-columns-repeated="1011"/>
        </table:table-row>
        <table:table-row table:style-name="ro1" table:visibility="filter">
          <table:table-cell table:formula="of:=[.A373]" office:value-type="string" office:string-value="T Mobile Screamer">
            <text:p>T Mobile Screamer</text:p>
          </table:table-cell>
          <table:table-cell table:style-name="ce16" office:value-type="string">
            <text:p>zetium cost</text:p>
          </table:table-cell>
          <table:table-cell table:style-name="ce25" table:formula="of:=[Units.T94]" office:value-type="float" office:value="5340">
            <text:p>5340</text:p>
          </table:table-cell>
          <table:table-cell table:number-columns-repeated="7"/>
          <table:table-cell table:formula="of:=1" office:value-type="float" office:value="1">
            <text:p>1</text:p>
          </table:table-cell>
          <table:table-cell/>
          <table:table-cell table:style-name="ce24" office:value-type="float" office:value="4">
            <text:p>4.0000</text:p>
          </table:table-cell>
          <table:table-cell table:number-columns-repeated="1011"/>
        </table:table-row>
        <table:table-row table:style-name="ro1" table:visibility="filter">
          <table:table-cell table:formula="of:=[.A374]" office:value-type="string" office:string-value="T Mobile Screamer">
            <text:p>T Mobile Screamer</text:p>
          </table:table-cell>
          <table:table-cell table:style-name="ce16" office:value-type="string">
            <text:p>scientists min</text:p>
          </table:table-cell>
          <table:table-cell table:style-name="ce25" table:number-matrix-columns-spanned="11" table:number-matrix-rows-spanned="1" table:formula="of:=RESEARCHTIME([.C371:.M371])" office:value-type="float" office:value="26424">
            <text:p>2642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33333333333333">
            <text:p>0.0133</text:p>
          </table:table-cell>
          <table:table-cell table:number-columns-repeated="1011"/>
        </table:table-row>
        <table:table-row table:style-name="ro1" table:visibility="filter">
          <table:table-cell table:formula="of:=[.A375]" office:value-type="string" office:string-value="T Mobile Screamer">
            <text:p>T Mobile Screamer</text:p>
          </table:table-cell>
          <table:table-cell table:style-name="ce16" office:value-type="string">
            <text:p>war points</text:p>
          </table:table-cell>
          <table:table-cell table:style-name="ce25" table:number-matrix-columns-spanned="11" table:number-matrix-rows-spanned="1" table:formula="of:=TECH_WAR_POINTS([.C372:.M374];[Variables.$B$12:.$B$14];[Variables.$B$23])" office:value-type="float" office:value="52065">
            <text:p>5206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Thunder</text:p>
          </table:table-cell>
          <table:table-cell table:style-name="ce15" office:value-type="string">
            <office:annotation draw:style-name="gr4" draw:text-style-name="P2" svg:width="1.1413in" svg:height="0.3902in" svg:x="2.6311in" svg:y="1.3728in" draw:caption-point-x="-0.2402in" draw:caption-point-y="0.1752in">
              <dc:creator>AŠ</dc:creator>
              <dc:date>2011-01-02T00:00:00</dc:date>
              <text:p text:style-name="P2"><text:span text:style-name="T1">Visi attributai kaip pastato x 3.</text:span></text:p>
            </office:annotation>
            <text:p>time</text:p>
          </table:table-cell>
          <table:table-cell table:style-name="ce25" table:number-matrix-columns-spanned="11" table:number-matrix-rows-spanned="6" table:formula="of:=UNITTECHCOEFS([Units.J92]; [Units.R92]; [Units.S92]; [Units.T92]; 10; 1)" office:value-type="float" office:value="86400">
            <text:p>86400</text:p>
          </table:table-cell>
          <table:table-cell office:value-type="float" office:value="54400">
            <text:p>544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78]" office:value-type="string" office:string-value="T Thunder">
            <text:p>T Thunder</text:p>
          </table:table-cell>
          <table:table-cell table:style-name="ce15" office:value-type="string">
            <text:p>metal cost</text:p>
          </table:table-cell>
          <table:table-cell office:value-type="float" office:value="16848">
            <text:p>16848</text:p>
          </table:table-cell>
          <table:table-cell office:value-type="float" office:value="10608">
            <text:p>1060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79]" office:value-type="string" office:string-value="T Thunder">
            <text:p>T Thunder</text:p>
          </table:table-cell>
          <table:table-cell table:style-name="ce15" office:value-type="string">
            <text:p>energy cost</text:p>
          </table:table-cell>
          <table:table-cell office:value-type="float" office:value="34992">
            <text:p>34992</text:p>
          </table:table-cell>
          <table:table-cell office:value-type="float" office:value="22032">
            <text:p>2203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80]" office:value-type="string" office:string-value="T Thunder">
            <text:p>T Thunder</text:p>
          </table:table-cell>
          <table:table-cell table:style-name="ce16" office:value-type="string">
            <text:p>zetium cost</text:p>
          </table:table-cell>
          <table:table-cell office:value-type="float" office:value="5184">
            <text:p>5184</text:p>
          </table:table-cell>
          <table:table-cell office:value-type="float" office:value="3264">
            <text:p>326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81]" office:value-type="string" office:string-value="T Thunder">
            <text:p>T Thunder</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82]" office:value-type="string" office:string-value="T Thunder">
            <text:p>T Thunder</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83]" office:value-type="string" office:string-value="T Thunder">
            <text:p>T Thunder</text:p>
          </table:table-cell>
          <table:table-cell table:style-name="ce16" office:value-type="string">
            <text:p>scientists min</text:p>
          </table:table-cell>
          <table:table-cell table:style-name="ce25" table:number-matrix-columns-spanned="11" table:number-matrix-rows-spanned="1" table:formula="of:=RESEARCHTIME([.C378:.M378])" office:value-type="float" office:value="86400">
            <text:p>86400</text:p>
          </table:table-cell>
          <table:table-cell office:value-type="float" office:value="54400">
            <text:p>544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384]" office:value-type="string" office:string-value="T Thunder">
            <text:p>T Thunder</text:p>
          </table:table-cell>
          <table:table-cell table:style-name="ce16" office:value-type="string">
            <text:p>war points</text:p>
          </table:table-cell>
          <table:table-cell table:style-name="ce25" table:number-matrix-columns-spanned="11" table:number-matrix-rows-spanned="1" table:formula="of:=TECH_WAR_POINTS([.C379:.M381];[Variables.$B$12:.$B$14];[Variables.$B$23])" office:value-type="float" office:value="12636">
            <text:p>12636</text:p>
          </table:table-cell>
          <table:table-cell office:value-type="float" office:value="7956">
            <text:p>79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10"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Mobile Thunder</text:p>
          </table:table-cell>
          <table:table-cell table:style-name="ce15" office:value-type="string">
            <office:annotation draw:style-name="gr4" draw:text-style-name="P2" svg:width="1.1413in" svg:height="0.3902in" svg:x="2.6311in" svg:y="1.3728in" draw:caption-point-x="-0.2402in" draw:caption-point-y="0.1752in">
              <dc:creator>AŠ</dc:creator>
              <dc:date>2011-01-02T00:00:00</dc:date>
              <text:p text:style-name="P2"><text:span text:style-name="T1">Visi attributai kaip pastato x 3.</text:span></text:p>
            </office:annotation>
            <text:p>time</text:p>
          </table:table-cell>
          <table:table-cell table:style-name="ce25" table:formula="of:=[Units.J95]*60" office:value-type="float" office:value="34560">
            <text:p>34560</text:p>
          </table:table-cell>
          <table:table-cell table:number-columns-repeated="7"/>
          <table:table-cell table:formula="of:=1" office:value-type="float" office:value="1">
            <text:p>1</text:p>
          </table:table-cell>
          <table:table-cell/>
          <table:table-cell table:style-name="ce24" office:value-type="float" office:value="4">
            <text:p>4.0000</text:p>
          </table:table-cell>
          <table:table-cell table:number-columns-repeated="1011"/>
        </table:table-row>
        <table:table-row table:style-name="ro1" table:visibility="filter">
          <table:table-cell table:formula="of:=[.A387]" office:value-type="string" office:string-value="T Mobile Thunder">
            <text:p>T Mobile Thunder</text:p>
          </table:table-cell>
          <table:table-cell table:style-name="ce15" office:value-type="string">
            <text:p>metal cost</text:p>
          </table:table-cell>
          <table:table-cell table:style-name="ce25" table:formula="of:=[Units.R95]" office:value-type="float" office:value="16848">
            <text:p>16848</text:p>
          </table:table-cell>
          <table:table-cell table:number-columns-repeated="7"/>
          <table:table-cell table:formula="of:=1" office:value-type="float" office:value="1">
            <text:p>1</text:p>
          </table:table-cell>
          <table:table-cell/>
          <table:table-cell table:style-name="ce24" office:value-type="float" office:value="4">
            <text:p>4.0000</text:p>
          </table:table-cell>
          <table:table-cell table:number-columns-repeated="1011"/>
        </table:table-row>
        <table:table-row table:style-name="ro1" table:visibility="filter">
          <table:table-cell table:formula="of:=[.A388]" office:value-type="string" office:string-value="T Mobile Thunder">
            <text:p>T Mobile Thunder</text:p>
          </table:table-cell>
          <table:table-cell table:style-name="ce15" office:value-type="string">
            <text:p>energy cost</text:p>
          </table:table-cell>
          <table:table-cell table:style-name="ce25" table:formula="of:=[Units.S95]" office:value-type="float" office:value="34992">
            <text:p>34992</text:p>
          </table:table-cell>
          <table:table-cell table:number-columns-repeated="7"/>
          <table:table-cell table:formula="of:=1" office:value-type="float" office:value="1">
            <text:p>1</text:p>
          </table:table-cell>
          <table:table-cell/>
          <table:table-cell table:style-name="ce24" office:value-type="float" office:value="4">
            <text:p>4.0000</text:p>
          </table:table-cell>
          <table:table-cell table:number-columns-repeated="1011"/>
        </table:table-row>
        <table:table-row table:style-name="ro1" table:visibility="filter">
          <table:table-cell table:formula="of:=[.A389]" office:value-type="string" office:string-value="T Mobile Thunder">
            <text:p>T Mobile Thunder</text:p>
          </table:table-cell>
          <table:table-cell table:style-name="ce16" office:value-type="string">
            <text:p>zetium cost</text:p>
          </table:table-cell>
          <table:table-cell table:style-name="ce25" table:formula="of:=[Units.T95]" office:value-type="float" office:value="5184">
            <text:p>5184</text:p>
          </table:table-cell>
          <table:table-cell table:number-columns-repeated="7"/>
          <table:table-cell table:formula="of:=1" office:value-type="float" office:value="1">
            <text:p>1</text:p>
          </table:table-cell>
          <table:table-cell/>
          <table:table-cell table:style-name="ce24" office:value-type="float" office:value="4">
            <text:p>4.0000</text:p>
          </table:table-cell>
          <table:table-cell table:number-columns-repeated="1011"/>
        </table:table-row>
        <table:table-row table:style-name="ro1" table:visibility="filter">
          <table:table-cell table:formula="of:=[.A390]" office:value-type="string" office:string-value="T Mobile Thunder">
            <text:p>T Mobile Thunder</text:p>
          </table:table-cell>
          <table:table-cell table:style-name="ce16" office:value-type="string">
            <text:p>scientists min</text:p>
          </table:table-cell>
          <table:table-cell table:style-name="ce25" table:number-matrix-columns-spanned="11" table:number-matrix-rows-spanned="1" table:formula="of:=RESEARCHTIME([.C387:.M387])" office:value-type="float" office:value="34560">
            <text:p>345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33333333333333">
            <text:p>0.0133</text:p>
          </table:table-cell>
          <table:table-cell table:number-columns-repeated="1011"/>
        </table:table-row>
        <table:table-row table:style-name="ro1" table:visibility="filter">
          <table:table-cell table:formula="of:=[.A391]" office:value-type="string" office:string-value="T Mobile Thunder">
            <text:p>T Mobile Thunder</text:p>
          </table:table-cell>
          <table:table-cell table:style-name="ce16" office:value-type="string">
            <text:p>war points</text:p>
          </table:table-cell>
          <table:table-cell table:style-name="ce25" table:number-matrix-columns-spanned="11" table:number-matrix-rows-spanned="1" table:formula="of:=TECH_WAR_POINTS([.C388:.M390];[Variables.$B$12:.$B$14];[Variables.$B$23])" office:value-type="float" office:value="50544">
            <text:p>5054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Turret Armor</text:p>
          </table:table-cell>
          <table:table-cell table:style-name="ce15" office:value-type="string">
            <text:p>time</text:p>
          </table:table-cell>
          <table:table-cell table:style-name="ce25" table:number-matrix-columns-spanned="11" table:number-matrix-rows-spanned="5" table:formula="of:=UNITTECHGROUPCOEFS(AVERAGE([Units.J90:.J92]); AVERAGE([Units.R90:.R92]); AVERAGE([Units.S90:.S92]); AVERAGE([Units.T90:.T92]); 10)" office:value-type="float" office:value="82640">
            <text:p>82640</text:p>
          </table:table-cell>
          <table:table-cell office:value-type="float" office:value="0">
            <text:p>0</text:p>
          </table:table-cell>
          <table:table-cell office:value-type="float" office:value="0">
            <text:p>0</text:p>
          </table:table-cell>
          <table:table-cell office:value-type="float" office:value="5.51925029983953">
            <text:p>5.5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94]" office:value-type="string" office:string-value="T Turret Armor">
            <text:p>T Turret Armor</text:p>
          </table:table-cell>
          <table:table-cell table:style-name="ce15" office:value-type="string">
            <text:p>metal cost</text:p>
          </table:table-cell>
          <table:table-cell table:style-name="ce25" office:value-type="float" office:value="18569.8933333333">
            <text:p>18569.89</text:p>
          </table:table-cell>
          <table:table-cell office:value-type="float" office:value="0">
            <text:p>0</text:p>
          </table:table-cell>
          <table:table-cell office:value-type="float" office:value="0">
            <text:p>0</text:p>
          </table:table-cell>
          <table:table-cell office:value-type="float" office:value="4.87086940045935">
            <text:p>4.8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95]" office:value-type="string" office:string-value="T Turret Armor">
            <text:p>T Turret Armor</text:p>
          </table:table-cell>
          <table:table-cell table:style-name="ce15" office:value-type="string">
            <text:p>energy cost</text:p>
          </table:table-cell>
          <table:table-cell table:style-name="ce25" office:value-type="float" office:value="38568.24">
            <text:p>38568.24</text:p>
          </table:table-cell>
          <table:table-cell office:value-type="float" office:value="0">
            <text:p>0</text:p>
          </table:table-cell>
          <table:table-cell office:value-type="float" office:value="0">
            <text:p>0</text:p>
          </table:table-cell>
          <table:table-cell office:value-type="float" office:value="5.1882898123115">
            <text:p>5.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96]" office:value-type="string" office:string-value="T Turret Armor">
            <text:p>T Turret Armor</text:p>
          </table:table-cell>
          <table:table-cell table:style-name="ce16" office:value-type="string">
            <text:p>zetium cost</text:p>
          </table:table-cell>
          <table:table-cell table:style-name="ce25" office:value-type="float" office:value="5713.81333333333">
            <text:p>5713.81</text:p>
          </table:table-cell>
          <table:table-cell office:value-type="float" office:value="0">
            <text:p>0</text:p>
          </table:table-cell>
          <table:table-cell office:value-type="float" office:value="0">
            <text:p>0</text:p>
          </table:table-cell>
          <table:table-cell office:value-type="float" office:value="4.35898603948048">
            <text:p>4.3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97]" office:value-type="string" office:string-value="T Turret Armor">
            <text:p>T Turret Armor</text:p>
          </table:table-cell>
          <table:table-cell table:style-name="ce16" office:value-type="string">
            <text:p>armor mod</text:p>
          </table:table-cell>
          <table:table-cell table:style-name="ce25"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98]" office:value-type="string" office:string-value="T Turret Armor">
            <text:p>T Turret Armor</text:p>
          </table:table-cell>
          <table:table-cell table:style-name="ce16" office:value-type="string">
            <text:p>scientists min</text:p>
          </table:table-cell>
          <table:table-cell table:style-name="ce25" table:number-matrix-columns-spanned="11" table:number-matrix-rows-spanned="1" table:formula="of:=RESEARCHTIME([.C394:.M394])" office:value-type="float" office:value="82640">
            <text:p>82640</text:p>
          </table:table-cell>
          <table:table-cell office:value-type="float" office:value="0">
            <text:p>0</text:p>
          </table:table-cell>
          <table:table-cell office:value-type="float" office:value="0">
            <text:p>0</text:p>
          </table:table-cell>
          <table:table-cell office:value-type="float" office:value="5.51925029983953">
            <text:p>5.5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399]" office:value-type="string" office:string-value="T Turret Armor">
            <text:p>T Turret Armor</text:p>
          </table:table-cell>
          <table:table-cell table:style-name="ce16" office:value-type="string">
            <text:p>war points</text:p>
          </table:table-cell>
          <table:table-cell table:style-name="ce25" table:number-matrix-columns-spanned="11" table:number-matrix-rows-spanned="1" table:formula="of:=TECH_WAR_POINTS([.C395:.M397];[Variables.$B$12:.$B$14];[Variables.$B$23])" office:value-type="float" office:value="13928.5033333333">
            <text:p>13928.5</text:p>
          </table:table-cell>
          <table:table-cell office:value-type="float" office:value="6189.84407407407">
            <text:p>6189.8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table-cell office:value-type="string">
            <text:p>T Turret Damage</text:p>
          </table:table-cell>
          <table:table-cell table:style-name="ce15" office:value-type="string">
            <text:p>time</text:p>
          </table:table-cell>
          <table:table-cell table:style-name="ce25" table:number-matrix-columns-spanned="10" table:number-matrix-rows-spanned="6" table:formula="of:=[.C394:.L399]" office:value-type="float" office:value="82640">
            <text:p>82640</text:p>
          </table:table-cell>
          <table:table-cell office:value-type="float" office:value="0">
            <text:p>0</text:p>
          </table:table-cell>
          <table:table-cell office:value-type="float" office:value="0">
            <text:p>0</text:p>
          </table:table-cell>
          <table:table-cell office:value-type="float" office:value="5.51925029983953">
            <text:p>5.5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94]" office:value-type="float" office:value="1">
            <text:p>1.0000</text:p>
          </table:table-cell>
          <table:table-cell table:number-columns-repeated="1011"/>
        </table:table-row>
        <table:table-row table:style-name="ro1">
          <table:table-cell table:formula="of:=[.A402]" office:value-type="string" office:string-value="T Turret Damage">
            <text:p>T Turret Damage</text:p>
          </table:table-cell>
          <table:table-cell table:style-name="ce15" office:value-type="string">
            <text:p>metal cost</text:p>
          </table:table-cell>
          <table:table-cell table:style-name="ce25" office:value-type="float" office:value="18569.8933333333">
            <text:p>18569.89</text:p>
          </table:table-cell>
          <table:table-cell office:value-type="float" office:value="0">
            <text:p>0</text:p>
          </table:table-cell>
          <table:table-cell office:value-type="float" office:value="0">
            <text:p>0</text:p>
          </table:table-cell>
          <table:table-cell office:value-type="float" office:value="4.87086940045935">
            <text:p>4.8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95]" office:value-type="float" office:value="1">
            <text:p>1.0000</text:p>
          </table:table-cell>
          <table:table-cell table:number-columns-repeated="1011"/>
        </table:table-row>
        <table:table-row table:style-name="ro1">
          <table:table-cell table:formula="of:=[.A403]" office:value-type="string" office:string-value="T Turret Damage">
            <text:p>T Turret Damage</text:p>
          </table:table-cell>
          <table:table-cell table:style-name="ce15" office:value-type="string">
            <text:p>energy cost</text:p>
          </table:table-cell>
          <table:table-cell table:style-name="ce25" office:value-type="float" office:value="38568.24">
            <text:p>38568.24</text:p>
          </table:table-cell>
          <table:table-cell office:value-type="float" office:value="0">
            <text:p>0</text:p>
          </table:table-cell>
          <table:table-cell office:value-type="float" office:value="0">
            <text:p>0</text:p>
          </table:table-cell>
          <table:table-cell office:value-type="float" office:value="5.1882898123115">
            <text:p>5.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96]" office:value-type="float" office:value="1">
            <text:p>1.0000</text:p>
          </table:table-cell>
          <table:table-cell table:number-columns-repeated="1011"/>
        </table:table-row>
        <table:table-row table:style-name="ro1">
          <table:table-cell table:formula="of:=[.A404]" office:value-type="string" office:string-value="T Turret Damage">
            <text:p>T Turret Damage</text:p>
          </table:table-cell>
          <table:table-cell table:style-name="ce16" office:value-type="string">
            <text:p>zetium cost</text:p>
          </table:table-cell>
          <table:table-cell table:style-name="ce25" office:value-type="float" office:value="5713.81333333333">
            <text:p>5713.81</text:p>
          </table:table-cell>
          <table:table-cell office:value-type="float" office:value="0">
            <text:p>0</text:p>
          </table:table-cell>
          <table:table-cell office:value-type="float" office:value="0">
            <text:p>0</text:p>
          </table:table-cell>
          <table:table-cell office:value-type="float" office:value="4.35898603948048">
            <text:p>4.3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97]" office:value-type="float" office:value="1">
            <text:p>1.0000</text:p>
          </table:table-cell>
          <table:table-cell table:number-columns-repeated="1011"/>
        </table:table-row>
        <table:table-row table:style-name="ro1">
          <table:table-cell table:formula="of:=[.A405]" office:value-type="string" office:string-value="T Turret Damage">
            <text:p>T Turret Damage</text:p>
          </table:table-cell>
          <table:table-cell table:style-name="ce16" office:value-type="string">
            <office:annotation draw:style-name="gr4" draw:text-style-name="P2" svg:width="1.1413in" svg:height="0.2346in" svg:x="2.6311in" svg:y="2.0504in" draw:caption-point-x="-0.2402in" draw:caption-point-y="0.1839in">
              <dc:creator>AŠ</dc:creator>
              <dc:date>2011-03-08T00:00:00</dc:date>
              <text:p text:style-name="P2"><text:span text:style-name="T1">2x armor mod</text:span></text:p>
            </office:annotation>
            <text:p>damage mod</text:p>
          </table:table-cell>
          <table:table-cell table:style-name="ce25"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98]*2" office:value-type="float" office:value="2">
            <text:p>2.0000</text:p>
          </table:table-cell>
          <table:table-cell table:number-columns-repeated="1011"/>
        </table:table-row>
        <table:table-row table:style-name="ro1">
          <table:table-cell table:formula="of:=[.A406]" office:value-type="string" office:string-value="T Turret Damage">
            <text:p>T Turret Damage</text:p>
          </table:table-cell>
          <table:table-cell table:style-name="ce16" office:value-type="string">
            <text:p>scientists min</text:p>
          </table:table-cell>
          <table:table-cell table:style-name="ce25" office:value-type="float" office:value="82640">
            <text:p>82640</text:p>
          </table:table-cell>
          <table:table-cell office:value-type="float" office:value="0">
            <text:p>0</text:p>
          </table:table-cell>
          <table:table-cell office:value-type="float" office:value="0">
            <text:p>0</text:p>
          </table:table-cell>
          <table:table-cell office:value-type="float" office:value="5.51925029983953">
            <text:p>5.5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99]" office:value-type="float" office:value="0.00333333333333333">
            <text:p>0.0033</text:p>
          </table:table-cell>
          <table:table-cell table:number-columns-repeated="1011"/>
        </table:table-row>
        <table:table-row table:style-name="ro1">
          <table:table-cell table:formula="of:=[.A407]" office:value-type="string" office:string-value="T Turret Damage">
            <text:p>T Turret Damage</text:p>
          </table:table-cell>
          <table:table-cell table:style-name="ce16" office:value-type="string">
            <text:p>war points</text:p>
          </table:table-cell>
          <table:table-cell table:style-name="ce25" table:number-matrix-columns-spanned="11" table:number-matrix-rows-spanned="1" table:formula="of:=TECH_WAR_POINTS([.C403:.M405];[Variables.$B$12:.$B$14];[Variables.$B$23])" office:value-type="float" office:value="13928.5033333333">
            <text:p>13928.5</text:p>
          </table:table-cell>
          <table:table-cell office:value-type="float" office:value="6189.84407407407">
            <text:p>6189.8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Space Factory</text:p>
          </table:table-cell>
          <table:table-cell table:style-name="ce15" office:value-type="string">
            <office:annotation draw:style-name="gr6" draw:text-style-name="P2" svg:width="2.4787in" svg:height="0.3902in" svg:x="2.6311in" svg:y="2.5724in" draw:caption-point-x="-0.2402in" draw:caption-point-y="0.1764in">
              <dc:creator>AŠ</dc:creator>
              <dc:date>2011-01-02T00:00:00</dc:date>
              <text:p text:style-name="P2"><text:span text:style-name="T1">Visi attributai kaip pastato x 0,4.</text:span></text:p>
              <text:p text:style-name="P2"><text:span text:style-name="T1"/></text:p>
            </office:annotation>
            <text:p>time</text:p>
          </table:table-cell>
          <table:table-cell table:number-matrix-columns-spanned="8" table:number-matrix-rows-spanned="1" table:formula="of:=[.C122:.J122]"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office:value-type="float" office:value="0.4">
            <text:p>0.4000</text:p>
          </table:table-cell>
          <table:table-cell table:number-columns-repeated="1011"/>
        </table:table-row>
        <table:table-row table:style-name="ro1" table:visibility="filter">
          <table:table-cell table:formula="of:=[.A410]" office:value-type="string" office:string-value="T Space Factory">
            <text:p>T Space Factory</text:p>
          </table:table-cell>
          <table:table-cell table:style-name="ce15" office:value-type="string">
            <text:p>metal cost</text:p>
          </table:table-cell>
          <table:table-cell table:number-matrix-columns-spanned="8" table:number-matrix-rows-spanned="3" table:formula="of:=[.C124:.J126]" office:value-type="float" office:value="19218.75">
            <text:p>19218.75</text:p>
          </table:table-cell>
          <table:table-cell office:value-type="float" office:value="23062.5">
            <text:p>2306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410]" office:value-type="float" office:value="1">
            <text:p>1</text:p>
          </table:table-cell>
          <table:table-cell/>
          <table:table-cell table:style-name="ce24" table:formula="of:=[.M410]" office:value-type="float" office:value="0.4">
            <text:p>0.4000</text:p>
          </table:table-cell>
          <table:table-cell table:number-columns-repeated="1011"/>
        </table:table-row>
        <table:table-row table:style-name="ro1" table:visibility="filter">
          <table:table-cell table:formula="of:=[.A411]" office:value-type="string" office:string-value="T Space Factory">
            <text:p>T Space Factory</text:p>
          </table:table-cell>
          <table:table-cell table:style-name="ce15" office:value-type="string">
            <text:p>energy cost</text:p>
          </table:table-cell>
          <table:table-cell office:value-type="float" office:value="26906.25">
            <text:p>26906.25</text:p>
          </table:table-cell>
          <table:table-cell office:value-type="float" office:value="32287.5">
            <text:p>322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411]" office:value-type="float" office:value="1">
            <text:p>1</text:p>
          </table:table-cell>
          <table:table-cell/>
          <table:table-cell table:style-name="ce24" table:formula="of:=[.M411]" office:value-type="float" office:value="0.4">
            <text:p>0.4000</text:p>
          </table:table-cell>
          <table:table-cell table:number-columns-repeated="1011"/>
        </table:table-row>
        <table:table-row table:style-name="ro1" table:visibility="filter">
          <table:table-cell table:formula="of:=[.A412]" office:value-type="string" office:string-value="T Space Factory">
            <text:p>T Space Factory</text:p>
          </table:table-cell>
          <table:table-cell table:style-name="ce16" office:value-type="string">
            <text:p>zetium cost</text:p>
          </table:table-cell>
          <table:table-cell office:value-type="float" office:value="1345.3125">
            <text:p>1345.31</text:p>
          </table:table-cell>
          <table:table-cell office:value-type="float" office:value="1614.375">
            <text:p>161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412]" office:value-type="float" office:value="1">
            <text:p>1</text:p>
          </table:table-cell>
          <table:table-cell/>
          <table:table-cell table:style-name="ce24" table:formula="of:=[.M412]" office:value-type="float" office:value="0.4">
            <text:p>0.4000</text:p>
          </table:table-cell>
          <table:table-cell table:number-columns-repeated="1011"/>
        </table:table-row>
        <table:table-row table:style-name="ro1" table:visibility="filter">
          <table:table-cell table:formula="of:=[.A413]" office:value-type="string" office:string-value="T Space Factory">
            <text:p>T Space Factory</text:p>
          </table:table-cell>
          <table:table-cell table:style-name="ce16" office:value-type="string">
            <text:p>scientists min</text:p>
          </table:table-cell>
          <table:table-cell table:style-name="ce25" table:number-matrix-columns-spanned="11" table:number-matrix-rows-spanned="1" table:formula="of:=RESEARCHTIME([.C410:.M410])"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133333333333333">
            <text:p>0.0013</text:p>
          </table:table-cell>
          <table:table-cell table:number-columns-repeated="1011"/>
        </table:table-row>
        <table:table-row table:style-name="ro1" table:visibility="filter">
          <table:table-cell table:formula="of:=[.A414]" office:value-type="string" office:string-value="T Space Factory">
            <text:p>T Space Factory</text:p>
          </table:table-cell>
          <table:table-cell table:style-name="ce16" office:value-type="string">
            <text:p>war points</text:p>
          </table:table-cell>
          <table:table-cell table:style-name="ce25" table:number-matrix-columns-spanned="11" table:number-matrix-rows-spanned="1" table:formula="of:=TECH_WAR_POINTS([.C411:.M413];[Variables.$B$12:.$B$14];[Variables.$B$23])" office:value-type="float" office:value="4014.15625">
            <text:p>4014.1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table:number-matrix-columns-spanned="1" table:number-matrix-rows-spanned="7" table:formula="of:=&quot;T Alliances&quot;" office:value-type="string" office:string-value="T Alliances">
            <text:p>T Alliances</text:p>
          </table:table-cell>
          <table:table-cell table:style-name="ce15" office:value-type="string">
            <text:p>time</text:p>
          </table:table-cell>
          <table:table-cell table:style-name="ce25"/>
          <table:table-cell table:formula="of:=SDAYS(1)" office:value-type="float" office:value="86400">
            <text:p>86400</text:p>
          </table:table-cell>
          <table:table-cell office:value-type="float" office:value="0">
            <text:p>0</text:p>
          </table:table-cell>
          <table:table-cell table:number-columns-repeated="5"/>
          <table:table-cell table:formula="of:=4" office:value-type="float" office:value="4">
            <text:p>4</text:p>
          </table:table-cell>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Alliances">
            <text:p>T Alliances</text:p>
          </table:table-cell>
          <table:table-cell table:style-name="ce15" office:value-type="string">
            <office:annotation draw:style-name="gr4" draw:text-style-name="P2" svg:width="1.1413in" svg:height="0.5457in" svg:x="2.6311in" svg:y="2.5724in" draw:caption-point-x="-0.2402in" draw:caption-point-y="0.1764in">
              <dc:creator>AŠ</dc:creator>
              <dc:date>2011-06-16T00:00:00</dc:date>
              <text:p text:style-name="P2"><text:span text:style-name="T1">Kainos pagal išgavimo greičius.</text:span></text:p>
            </office:annotation>
            <text:p>metal cost</text:p>
          </table:table-cell>
          <table:table-cell table:style-name="ce25" table:formula="of:=SUPERFORMULA([.K3];[.C3:.M3])*SDAYS([.O418])" office:value-type="float" office:value="24319.2788894754">
            <text:p>24319.28</text:p>
          </table:table-cell>
          <table:table-cell table:formula="of:=[.C418]*2" office:value-type="float" office:value="48638.5577789508">
            <text:p>48638.56</text:p>
          </table:table-cell>
          <table:table-cell table:number-matrix-columns-spanned="1" table:number-matrix-rows-spanned="3" table:formula="of:=-1" office:value-type="float" office:value="-1">
            <text:p>-1</text:p>
          </table:table-cell>
          <table:table-cell table:number-columns-repeated="5"/>
          <table:table-cell table:formula="of:=4" office:value-type="float" office:value="4">
            <text:p>4</text:p>
          </table:table-cell>
          <table:table-cell/>
          <table:table-cell table:style-name="ce24" table:number-matrix-columns-spanned="1" table:number-matrix-rows-spanned="3" table:formula="of:=1" office:value-type="float" office:value="1">
            <text:p>1.0000</text:p>
          </table:table-cell>
          <table:table-cell/>
          <table:table-cell office:value-type="float" office:value="10">
            <office:annotation draw:style-name="gr4" draw:text-style-name="P2" svg:width="1.1413in" svg:height="0.8567in" svg:x="11.7949in" svg:y="2.5724in" draw:caption-point-x="-0.2402in" draw:caption-point-y="0.1764in">
              <dc:creator>AŠ</dc:creator>
              <dc:date>2011-06-16T00:00:00</dc:date>
              <text:p text:style-name="P2"><text:span text:style-name="T1">How much days we have to extract with one T1 max level extractor.</text:span></text:p>
            </office:annotation>
            <text:p>10</text:p>
          </table:table-cell>
          <table:table-cell table:number-columns-repeated="1009"/>
        </table:table-row>
        <table:table-row table:style-name="ro1" table:visibility="filter">
          <table:table-cell office:value-type="string" office:string-value="T Alliances">
            <text:p>T Alliances</text:p>
          </table:table-cell>
          <table:table-cell table:style-name="ce15" office:value-type="string">
            <text:p>energy cost</text:p>
          </table:table-cell>
          <table:table-cell table:style-name="ce25" table:formula="of:=SUPERFORMULA([.K16];[.C16:.M16])*SDAYS([.O418])" office:value-type="float" office:value="54077.1155579016">
            <text:p>54077.12</text:p>
          </table:table-cell>
          <table:table-cell table:formula="of:=[.C419]*2" office:value-type="float" office:value="108154.231115803">
            <text:p>108154.23</text:p>
          </table:table-cell>
          <table:table-cell office:value-type="float" office:value="-1">
            <text:p>-1</text:p>
          </table:table-cell>
          <table:table-cell table:number-columns-repeated="5"/>
          <table:table-cell table:formula="of:=4" office:value-type="float" office:value="4">
            <text:p>4</text:p>
          </table:table-cell>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Alliances">
            <text:p>T Alliances</text:p>
          </table:table-cell>
          <table:table-cell table:style-name="ce16" office:value-type="string">
            <text:p>zetium cost</text:p>
          </table:table-cell>
          <table:table-cell table:style-name="ce25" table:formula="of:=SUPERFORMULA([.K33];[.C33:.M33])*SDAYS([.O418])" office:value-type="float" office:value="6591.85577789508">
            <text:p>6591.86</text:p>
          </table:table-cell>
          <table:table-cell table:formula="of:=[.C420]*2" office:value-type="float" office:value="13183.7115557902">
            <text:p>13183.71</text:p>
          </table:table-cell>
          <table:table-cell office:value-type="float" office:value="-1">
            <text:p>-1</text:p>
          </table:table-cell>
          <table:table-cell table:number-columns-repeated="5"/>
          <table:table-cell table:formula="of:=4" office:value-type="float" office:value="4">
            <text:p>4</text:p>
          </table:table-cell>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Alliances">
            <text:p>T Alliances</text:p>
          </table:table-cell>
          <table:table-cell table:style-name="ce16" office:value-type="string">
            <text:p>scientists min</text:p>
          </table:table-cell>
          <table:table-cell table:style-name="ce25" table:number-matrix-columns-spanned="11" table:number-matrix-rows-spanned="1" table:formula="of:=RESEARCHTIME([.C417:.M417])" office:value-type="float" office:value="0">
            <text:p>0</text:p>
          </table:table-cell>
          <table:table-cell office:value-type="float" office:value="86400">
            <text:p>864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office:value-type="string" office:string-value="T Alliances">
            <text:p>T Alliances</text:p>
          </table:table-cell>
          <table:table-cell table:style-name="ce16" office:value-type="string">
            <text:p>war points</text:p>
          </table:table-cell>
          <table:table-cell table:style-name="ce25" table:number-matrix-columns-spanned="11" table:number-matrix-rows-spanned="1" table:formula="of:=TECH_WAR_POINTS([.C418:.M420];[Variables.B12:.B14];[Variables.B23])" office:value-type="float" office:value="18046.8260801506">
            <text:p>18046.83</text:p>
          </table:table-cell>
          <table:table-cell office:value-type="float" office:value="36093.6521603013">
            <text:p>36093.6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4">
            <text:p>4</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Alliances">
            <text:p>T Alliances</text:p>
          </table:table-cell>
          <table:table-cell table:style-name="ce16" office:value-type="string">
            <text:p>max players</text:p>
          </table:table-cell>
          <table:table-cell table:style-name="ce25" office:value-type="float" office:value="2">
            <text:p>2</text:p>
          </table:table-cell>
          <table:table-cell office:value-type="float" office:value="2">
            <text:p>2</text:p>
          </table:table-cell>
          <table:table-cell office:value-type="float" office:value="0">
            <text:p>0</text:p>
          </table:table-cell>
          <table:table-cell table:number-columns-repeated="5"/>
          <table:table-cell table:formula="of:=4" office:value-type="float" office:value="4">
            <text:p>4</text:p>
          </table:table-cell>
          <table:table-cell/>
          <table:table-cell table:style-name="ce24" office:value-type="float" office:value="1">
            <text:p>1.0000</text:p>
          </table:table-cell>
          <table:table-cell table:number-columns-repeated="1011"/>
        </table:table-row>
        <table:table-row table:style-name="ro2"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Crow</text:p>
          </table:table-cell>
          <table:table-cell table:style-name="ce15" office:value-type="string">
            <text:p>time</text:p>
          </table:table-cell>
          <table:table-cell table:style-name="ce25" table:number-matrix-columns-spanned="11" table:number-matrix-rows-spanned="6" table:formula="of:=UNITTECHCOEFS([Units.J64];[Units.R64];[Units.S64];[Units.T64];9;0)" office:value-type="float" office:value="23625">
            <text:p>23625</text:p>
          </table:table-cell>
          <table:table-cell office:value-type="float" office:value="16734.375">
            <text:p>1673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25]" office:value-type="string" office:string-value="T Crow">
            <text:p>T Crow</text:p>
          </table:table-cell>
          <table:table-cell table:style-name="ce15" office:value-type="string">
            <text:p>metal cost</text:p>
          </table:table-cell>
          <table:table-cell table:style-name="ce25" office:value-type="float" office:value="11531.25">
            <text:p>11531.25</text:p>
          </table:table-cell>
          <table:table-cell office:value-type="float" office:value="8167.96875">
            <text:p>8167.9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26]" office:value-type="string" office:string-value="T Crow">
            <text:p>T Crow</text:p>
          </table:table-cell>
          <table:table-cell table:style-name="ce15" office:value-type="string">
            <text:p>energy cost</text:p>
          </table:table-cell>
          <table:table-cell table:style-name="ce25" office:value-type="float" office:value="16143.75">
            <text:p>16143.75</text:p>
          </table:table-cell>
          <table:table-cell office:value-type="float" office:value="11435.15625">
            <text:p>11435.1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27]" office:value-type="string" office:string-value="T Crow">
            <text:p>T Crow</text:p>
          </table:table-cell>
          <table:table-cell table:style-name="ce16" office:value-type="string">
            <text:p>zetium cost</text:p>
          </table:table-cell>
          <table:table-cell table:style-name="ce25" office:value-type="float" office:value="807.1875">
            <text:p>807.19</text:p>
          </table:table-cell>
          <table:table-cell office:value-type="float" office:value="571.7578125">
            <text:p>571.7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28]" office:value-type="string" office:string-value="T Crow">
            <text:p>T Crow</text:p>
          </table:table-cell>
          <table:table-cell table:style-name="ce16" office:value-type="string">
            <text:p>armor mod</text:p>
          </table:table-cell>
          <table:table-cell table:style-name="ce25"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29]" office:value-type="string" office:string-value="T Crow">
            <text:p>T Crow</text:p>
          </table:table-cell>
          <table:table-cell table:style-name="ce16" office:value-type="string">
            <text:p>damage mod</text:p>
          </table:table-cell>
          <table:table-cell table:style-name="ce25"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30]" office:value-type="string" office:string-value="T Crow">
            <text:p>T Crow</text:p>
          </table:table-cell>
          <table:table-cell table:style-name="ce16" office:value-type="string">
            <text:p>scientists min</text:p>
          </table:table-cell>
          <table:table-cell table:style-name="ce25" table:number-matrix-columns-spanned="11" table:number-matrix-rows-spanned="1" table:formula="of:=RESEARCHTIME([.C425:.M425])" office:value-type="float" office:value="23625">
            <text:p>23625</text:p>
          </table:table-cell>
          <table:table-cell office:value-type="float" office:value="16734.375">
            <text:p>1673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431]" office:value-type="string" office:string-value="T Crow">
            <text:p>T Crow</text:p>
          </table:table-cell>
          <table:table-cell table:style-name="ce16" office:value-type="string">
            <text:p>war points</text:p>
          </table:table-cell>
          <table:table-cell table:style-name="ce25" table:number-matrix-columns-spanned="11" table:number-matrix-rows-spanned="1" table:formula="of:=TECH_WAR_POINTS([.C426:.M428];[Variables.$B$12:.$B$14];[Variables.$B$23])" office:value-type="float" office:value="6021.234375">
            <text:p>6021.23</text:p>
          </table:table-cell>
          <table:table-cell office:value-type="float" office:value="4265.041015625">
            <text:p>4265.0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Cyrix</text:p>
          </table:table-cell>
          <table:table-cell table:style-name="ce15" office:value-type="string">
            <text:p>time</text:p>
          </table:table-cell>
          <table:table-cell table:number-matrix-columns-spanned="11" table:number-matrix-rows-spanned="6" table:formula="of:=UNITTECHCOEFS([Units.J65];[Units.R65];[Units.S65];[Units.T65];10)" office:value-type="float" office:value="39870">
            <text:p>39870</text:p>
          </table:table-cell>
          <table:table-cell office:value-type="float" office:value="25103.3333333333">
            <text:p>2510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34]" office:value-type="string" office:string-value="T Cyrix">
            <text:p>T Cyrix</text:p>
          </table:table-cell>
          <table:table-cell table:style-name="ce15" office:value-type="string">
            <text:p>metal cost</text:p>
          </table:table-cell>
          <table:table-cell office:value-type="float" office:value="17514.588">
            <text:p>17514.59</text:p>
          </table:table-cell>
          <table:table-cell office:value-type="float" office:value="11027.7035555556">
            <text:p>11027.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35]" office:value-type="string" office:string-value="T Cyrix">
            <text:p>T Cyrix</text:p>
          </table:table-cell>
          <table:table-cell table:style-name="ce15" office:value-type="string">
            <text:p>energy cost</text:p>
          </table:table-cell>
          <table:table-cell office:value-type="float" office:value="24250.968">
            <text:p>24250.97</text:p>
          </table:table-cell>
          <table:table-cell office:value-type="float" office:value="15269.128">
            <text:p>15269.1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36]" office:value-type="string" office:string-value="T Cyrix">
            <text:p>T Cyrix</text:p>
          </table:table-cell>
          <table:table-cell table:style-name="ce16" office:value-type="string">
            <text:p>zetium cost</text:p>
          </table:table-cell>
          <table:table-cell office:value-type="float" office:value="1515.6855">
            <text:p>1515.69</text:p>
          </table:table-cell>
          <table:table-cell office:value-type="float" office:value="954.3205">
            <text:p>954.3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37]" office:value-type="string" office:string-value="T Cyrix">
            <text:p>T Cyrix</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38]" office:value-type="string" office:string-value="T Cyrix">
            <text:p>T Cyrix</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37]" office:value-type="string" office:string-value="T Cyrix">
            <text:p>T Cyrix</text:p>
          </table:table-cell>
          <table:table-cell table:style-name="ce16" office:value-type="string">
            <text:p>scientists min</text:p>
          </table:table-cell>
          <table:table-cell table:style-name="ce25" table:number-matrix-columns-spanned="11" table:number-matrix-rows-spanned="1" table:formula="of:=RESEARCHTIME([.C434:.M434])" office:value-type="float" office:value="39870">
            <text:p>39870</text:p>
          </table:table-cell>
          <table:table-cell office:value-type="float" office:value="25103.3333333333">
            <text:p>2510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440]" office:value-type="string" office:string-value="T Cyrix">
            <text:p>T Cyrix</text:p>
          </table:table-cell>
          <table:table-cell table:style-name="ce16" office:value-type="string">
            <text:p>war points</text:p>
          </table:table-cell>
          <table:table-cell table:style-name="ce25" table:number-matrix-columns-spanned="11" table:number-matrix-rows-spanned="1" table:formula="of:=TECH_WAR_POINTS([.C435:.M437];[Variables.$B$12:.$B$14];[Variables.$B$23])" office:value-type="float" office:value="9304.624875">
            <text:p>9304.62</text:p>
          </table:table-cell>
          <table:table-cell office:value-type="float" office:value="5858.46751388889">
            <text:p>5858.4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Rhyno</text:p>
          </table:table-cell>
          <table:table-cell table:style-name="ce15" office:value-type="string">
            <text:p>time</text:p>
          </table:table-cell>
          <table:table-cell table:number-matrix-columns-spanned="11" table:number-matrix-rows-spanned="6" table:formula="of:=UNITTECHCOEFS([Units.J66];[Units.R66];[Units.S66];[Units.T66];10)" office:value-type="float" office:value="232650">
            <text:p>232650</text:p>
          </table:table-cell>
          <table:table-cell office:value-type="float" office:value="146483.333333333">
            <text:p>14648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43]" office:value-type="string" office:string-value="T Rhyno">
            <text:p>T Rhyno</text:p>
          </table:table-cell>
          <table:table-cell table:style-name="ce15" office:value-type="string">
            <text:p>metal cost</text:p>
          </table:table-cell>
          <table:table-cell office:value-type="float" office:value="62244">
            <text:p>62244</text:p>
          </table:table-cell>
          <table:table-cell office:value-type="float" office:value="39190.6666666667">
            <text:p>39190.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44]" office:value-type="string" office:string-value="T Rhyno">
            <text:p>T Rhyno</text:p>
          </table:table-cell>
          <table:table-cell table:style-name="ce15" office:value-type="string">
            <text:p>energy cost</text:p>
          </table:table-cell>
          <table:table-cell office:value-type="float" office:value="93366">
            <text:p>93366</text:p>
          </table:table-cell>
          <table:table-cell office:value-type="float" office:value="58786">
            <text:p>587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45]" office:value-type="string" office:string-value="T Rhyno">
            <text:p>T Rhyno</text:p>
          </table:table-cell>
          <table:table-cell table:style-name="ce16" office:value-type="string">
            <text:p>zetium cost</text:p>
          </table:table-cell>
          <table:table-cell office:value-type="float" office:value="12448.8">
            <text:p>12448.8</text:p>
          </table:table-cell>
          <table:table-cell office:value-type="float" office:value="7838.13333333333">
            <text:p>7838.1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46]" office:value-type="string" office:string-value="T Rhyno">
            <text:p>T Rhyno</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47]" office:value-type="string" office:string-value="T Rhyno">
            <text:p>T Rhyno</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46]" office:value-type="string" office:string-value="T Rhyno">
            <text:p>T Rhyno</text:p>
          </table:table-cell>
          <table:table-cell table:style-name="ce16" office:value-type="string">
            <text:p>scientists min</text:p>
          </table:table-cell>
          <table:table-cell table:style-name="ce25" table:number-matrix-columns-spanned="11" table:number-matrix-rows-spanned="1" table:formula="of:=RESEARCHTIME([.C443:.M443])" office:value-type="float" office:value="232650">
            <text:p>232650</text:p>
          </table:table-cell>
          <table:table-cell office:value-type="float" office:value="146483.333333333">
            <text:p>14648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449]" office:value-type="string" office:string-value="T Rhyno">
            <text:p>T Rhyno</text:p>
          </table:table-cell>
          <table:table-cell table:style-name="ce16" office:value-type="string">
            <text:p>war points</text:p>
          </table:table-cell>
          <table:table-cell table:style-name="ce25" table:number-matrix-columns-spanned="11" table:number-matrix-rows-spanned="1" table:formula="of:=TECH_WAR_POINTS([.C444:.M446];[Variables.$B$12:.$B$14];[Variables.$B$23])" office:value-type="float" office:value="38435.67">
            <text:p>38435.67</text:p>
          </table:table-cell>
          <table:table-cell office:value-type="float" office:value="24200.2366666667">
            <text:p>24200.2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Heavy Flight</text:p>
          </table:table-cell>
          <table:table-cell table:style-name="ce16" office:value-type="string">
            <text:p>time</text:p>
          </table:table-cell>
          <table:table-cell table:style-name="ce25" table:number-matrix-columns-spanned="9" table:number-matrix-rows-spanned="1" table:formula="of:=LINEAR_DEP_RAW([.O452] * 60 * [.$P$452]; [.O452] * 60 * [.$Q$452]; 7)" office:value-type="float" office:value="31849.996815">
            <text:p>31850</text:p>
          </table:table-cell>
          <table:table-cell office:value-type="float" office:value="58391.6671975">
            <text:p>58391.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4" office:value-type="float" office:value="1">
            <text:p>1.0000</text:p>
          </table:table-cell>
          <table:table-cell/>
          <table:table-cell table:formula="of:=SUM([Units.$J$62]; [Units.$J$66])" office:value-type="float" office:value="1592.5">
            <office:annotation draw:style-name="gr4" draw:text-style-name="P2" svg:width="1.1413in" svg:height="0.7012in" svg:x="11.7949in" svg:y="2.5724in" draw:caption-point-x="-0.2402in" draw:caption-point-y="0.1764in">
              <dc:creator>AŠ</dc:creator>
              <dc:date>2011-04-27T00:00:00</dc:date>
              <text:p text:style-name="P2"><text:span text:style-name="T1">Sum of build time of mule and rhyno, in minutes.</text:span></text:p>
            </office:annotation>
            <text:p>1592.5</text:p>
          </table:table-cell>
          <table:table-cell office:value-type="float" office:value="0.3333333">
            <office:annotation draw:style-name="gr4" draw:text-style-name="P2" svg:width="1.1413in" svg:height="0.5457in" svg:x="12.6839in" svg:y="2.5724in" draw:caption-point-x="-0.2402in" draw:caption-point-y="0.1764in">
              <dc:creator>AŠ</dc:creator>
              <dc:date>2011-04-27T00:00:00</dc:date>
              <text:p text:style-name="P2"><text:span text:style-name="T1">Proportional range from coef</text:span></text:p>
              <text:p text:style-name="P2"><text:span text:style-name="T1"/></text:p>
            </office:annotation>
            <text:p>0.33</text:p>
          </table:table-cell>
          <table:table-cell office:value-type="float" office:value="4">
            <office:annotation draw:style-name="gr4" draw:text-style-name="P2" svg:width="1.1413in" svg:height="0.3902in" svg:x="13.5728in" svg:y="2.5724in" draw:caption-point-x="-0.2402in" draw:caption-point-y="0.1764in">
              <dc:creator>AŠ</dc:creator>
              <dc:date>2011-04-27T00:00:00</dc:date>
              <text:p text:style-name="P2"><text:span text:style-name="T1">Proportional range end coef</text:span></text:p>
            </office:annotation>
            <text:p>4</text:p>
          </table:table-cell>
          <table:table-cell table:number-columns-repeated="1007"/>
        </table:table-row>
        <table:table-row table:style-name="ro1" table:visibility="filter">
          <table:table-cell office:value-type="string">
            <text:p>T Heavy Flight</text:p>
          </table:table-cell>
          <table:table-cell table:style-name="ce16" office:value-type="string">
            <text:p>metal cost</text:p>
          </table:table-cell>
          <table:table-cell table:style-name="ce25" table:number-matrix-columns-spanned="9" table:number-matrix-rows-spanned="1" table:formula="of:=LINEAR_DEP_RAW([.O453] * [.$P$452]; [.O453] * [.$Q$452]; [.$K$452])" office:value-type="float" office:value="9015.9990984">
            <text:p>9016</text:p>
          </table:table-cell>
          <table:table-cell office:value-type="float" office:value="16529.3334836">
            <text:p>16529.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4" office:value-type="float" office:value="2">
            <text:p>2.0000</text:p>
          </table:table-cell>
          <table:table-cell/>
          <table:table-cell table:formula="of:=SUM([Units.$R$62];[Units.$R$66])" office:value-type="float" office:value="27048">
            <office:annotation draw:style-name="gr4" draw:text-style-name="P2" svg:width="1.1413in" svg:height="0.3902in" svg:x="11.7949in" svg:y="2.565in" draw:caption-point-x="-0.2402in" draw:caption-point-y="0.1839in">
              <dc:creator>AŠ</dc:creator>
              <dc:date>2011-04-27T00:00:00</dc:date>
              <text:p text:style-name="P2"><text:span text:style-name="T1">Mule + Rhyno metal cost.</text:span></text:p>
            </office:annotation>
            <text:p>27048</text:p>
          </table:table-cell>
          <table:table-cell table:number-columns-repeated="1009"/>
        </table:table-row>
        <table:table-row table:style-name="ro1" table:visibility="filter">
          <table:table-cell office:value-type="string">
            <text:p>T Heavy Flight</text:p>
          </table:table-cell>
          <table:table-cell table:style-name="ce16" office:value-type="string">
            <text:p>energy cost</text:p>
          </table:table-cell>
          <table:table-cell table:style-name="ce25" table:number-matrix-columns-spanned="9" table:number-matrix-rows-spanned="1" table:formula="of:=LINEAR_DEP_RAW([.O454] * [.$P$452]; [.O454] * [.$Q$452]; [.$K$452])" office:value-type="float" office:value="13373.9986626">
            <text:p>13374</text:p>
          </table:table-cell>
          <table:table-cell office:value-type="float" office:value="24519.0002229">
            <text:p>2451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4" office:value-type="float" office:value="2">
            <text:p>2.0000</text:p>
          </table:table-cell>
          <table:table-cell/>
          <table:table-cell table:formula="of:=SUM([Units.$S$62];[Units.$S$66])" office:value-type="float" office:value="40122">
            <office:annotation draw:style-name="gr4" draw:text-style-name="P2" svg:width="1.1413in" svg:height="0.3902in" svg:x="11.7949in" svg:y="2.565in" draw:caption-point-x="-0.2402in" draw:caption-point-y="0.1839in">
              <dc:creator>AŠ</dc:creator>
              <dc:date>2011-04-27T00:00:00</dc:date>
              <text:p text:style-name="P2"><text:span text:style-name="T1">Mule + Rhyno energy cost.</text:span></text:p>
            </office:annotation>
            <text:p>40122</text:p>
          </table:table-cell>
          <table:table-cell table:number-columns-repeated="1009"/>
        </table:table-row>
        <table:table-row table:style-name="ro1" table:visibility="filter">
          <table:table-cell office:value-type="string">
            <text:p>T Heavy Flight</text:p>
          </table:table-cell>
          <table:table-cell table:style-name="ce16" office:value-type="string">
            <text:p>zetium cost</text:p>
          </table:table-cell>
          <table:table-cell table:style-name="ce25" table:number-matrix-columns-spanned="9" table:number-matrix-rows-spanned="1" table:formula="of:=LINEAR_DEP_RAW([.O455] * [.$P$452]; [.O455] * [.$Q$452]; [.$K$452])" office:value-type="float" office:value="1563.19984368">
            <text:p>1563.2</text:p>
          </table:table-cell>
          <table:table-cell office:value-type="float" office:value="2865.86669272">
            <text:p>2865.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4" office:value-type="float" office:value="3">
            <office:annotation draw:style-name="gr4" draw:text-style-name="P2" svg:width="1.1413in" svg:height="0.8567in" svg:x="10.0374in" svg:y="2.565in" draw:caption-point-x="-0.2402in" draw:caption-point-y="0.1839in">
              <dc:creator>AŠ</dc:creator>
              <dc:date>2011-10-21T00:00:00</dc:date>
              <text:p text:style-name="P2"><text:span text:style-name="T1">To increase zetium consumption on technologies.</text:span></text:p>
              <text:p text:style-name="P2"><text:span text:style-name="T1"/></text:p>
            </office:annotation>
            <text:p>3.0000</text:p>
          </table:table-cell>
          <table:table-cell/>
          <table:table-cell table:formula="of:=SUM([Units.$T$62];[Units.$T$66])" office:value-type="float" office:value="4689.6">
            <office:annotation draw:style-name="gr4" draw:text-style-name="P2" svg:width="1.1413in" svg:height="0.3902in" svg:x="11.7949in" svg:y="2.565in" draw:caption-point-x="-0.2402in" draw:caption-point-y="0.1839in">
              <dc:creator>AŠ</dc:creator>
              <dc:date>2011-04-27T00:00:00</dc:date>
              <text:p text:style-name="P2"><text:span text:style-name="T1">Mule + Rhyno zetium cost.</text:span></text:p>
            </office:annotation>
            <text:p>4689.6</text:p>
          </table:table-cell>
          <table:table-cell table:number-columns-repeated="1009"/>
        </table:table-row>
        <table:table-row table:style-name="ro1" table:visibility="filter">
          <table:table-cell office:value-type="string">
            <text:p>T Heavy Flight</text:p>
          </table:table-cell>
          <table:table-cell table:style-name="ce16" office:value-type="string">
            <office:annotation draw:style-name="gr13" draw:text-style-name="P2" svg:width="2.2354in" svg:height="0.9142in" svg:x="2.6311in" svg:y="2.565in" draw:caption-point-x="-0.2402in" draw:caption-point-y="0.1839in">
              <dc:creator>AŠ</dc:creator>
              <dc:date>2011-04-27T00:00:00</dc:date>
              <text:p text:style-name="P2"><text:span text:style-name="T1">Percentage of flight time decreased for each level.</text:span></text:p>
              <text:p text:style-name="P2"><text:span text:style-name="T1"/></text:p>
              <text:p text:style-name="P2"><text:span text:style-name="T1">Max 35% so we wouldn't get faster than cyrixes.</text:span></text:p>
            </office:annotation>
            <text:p>time decrease</text:p>
          </table:table-cell>
          <table:table-cell table:style-name="ce25"/>
          <table:table-cell office:value-type="float" office:value="6">
            <text:p>6</text:p>
          </table:table-cell>
          <table:table-cell office:value-type="float" office:value="0">
            <text:p>0</text:p>
          </table:table-cell>
          <table:table-cell table:number-columns-repeated="5"/>
          <table:table-cell table:formula="of:=[.K452]" office:value-type="float" office:value="7">
            <text:p>7</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Heavy Flight</text:p>
          </table:table-cell>
          <table:table-cell table:style-name="ce16" office:value-type="string">
            <text:p>scientists min</text:p>
          </table:table-cell>
          <table:table-cell table:style-name="ce25" table:number-matrix-columns-spanned="11" table:number-matrix-rows-spanned="1" table:formula="of:=RESEARCHTIME([.C452:.M452])" office:value-type="float" office:value="31849.996815">
            <text:p>31850</text:p>
          </table:table-cell>
          <table:table-cell office:value-type="float" office:value="58391.6671975">
            <text:p>58391.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457]" office:value-type="string" office:string-value="T Heavy Flight">
            <text:p>T Heavy Flight</text:p>
          </table:table-cell>
          <table:table-cell table:style-name="ce16" office:value-type="string">
            <text:p>war points</text:p>
          </table:table-cell>
          <table:table-cell table:style-name="ce25" table:number-matrix-columns-spanned="11" table:number-matrix-rows-spanned="1" table:formula="of:=TECH_WAR_POINTS([.C453:.M455];[Variables.$B$12:.$B$14];[Variables.$B$23])" office:value-type="float" office:value="11806.338819366">
            <text:p>11806.34</text:p>
          </table:table-cell>
          <table:table-cell office:value-type="float" office:value="21644.956863439">
            <text:p>21644.9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7"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Ship Storage</text:p>
          </table:table-cell>
          <table:table-cell table:style-name="ce16" office:value-type="string">
            <text:p>time</text:p>
          </table:table-cell>
          <table:table-cell table:style-name="ce25" table:number-matrix-columns-spanned="9" table:number-matrix-rows-spanned="1" table:formula="of:=LINEAR_DEP_RAW([.$O460] * 60 * [.$P$460]; [.O460] * 60 * [.$Q$460]; 10)" office:value-type="float" office:value="28665">
            <text:p>28665</text:p>
          </table:table-cell>
          <table:table-cell office:value-type="float" office:value="81748.3333333333">
            <text:p>81748.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table:table-cell table:style-name="ce24" office:value-type="float" office:value="1">
            <text:p>1.0000</text:p>
          </table:table-cell>
          <table:table-cell/>
          <table:table-cell table:formula="of:=SUM([Units.$J$62]; [Units.$J$66])" office:value-type="float" office:value="1592.5">
            <office:annotation draw:style-name="gr4" draw:text-style-name="P2" svg:width="1.1413in" svg:height="0.7012in" svg:x="11.7949in" svg:y="2.5724in" draw:caption-point-x="-0.2402in" draw:caption-point-y="0.1764in">
              <dc:creator>AŠ</dc:creator>
              <dc:date>2011-04-27T00:00:00</dc:date>
              <text:p text:style-name="P2"><text:span text:style-name="T1">Sum of build time of mule and rhyno, in minutes.</text:span></text:p>
            </office:annotation>
            <text:p>1592.5</text:p>
          </table:table-cell>
          <table:table-cell office:value-type="float" office:value="0.3">
            <office:annotation draw:style-name="gr4" draw:text-style-name="P2" svg:width="1.1413in" svg:height="0.5457in" svg:x="12.6839in" svg:y="2.5724in" draw:caption-point-x="-0.2402in" draw:caption-point-y="0.1764in">
              <dc:creator>AŠ</dc:creator>
              <dc:date>2011-04-27T00:00:00</dc:date>
              <text:p text:style-name="P2"><text:span text:style-name="T1">Proportional range from coef</text:span></text:p>
              <text:p text:style-name="P2"><text:span text:style-name="T1"/></text:p>
            </office:annotation>
            <text:p>0.3</text:p>
          </table:table-cell>
          <table:table-cell office:value-type="float" office:value="8">
            <office:annotation draw:style-name="gr4" draw:text-style-name="P2" svg:width="1.1413in" svg:height="0.3902in" svg:x="13.5728in" svg:y="2.5724in" draw:caption-point-x="-0.2402in" draw:caption-point-y="0.1764in">
              <dc:creator>AŠ</dc:creator>
              <dc:date>2011-04-27T00:00:00</dc:date>
              <text:p text:style-name="P2"><text:span text:style-name="T1">Proportional range end coef</text:span></text:p>
            </office:annotation>
            <text:p>8</text:p>
          </table:table-cell>
          <table:table-cell table:number-columns-repeated="1007"/>
        </table:table-row>
        <table:table-row table:style-name="ro1" table:visibility="filter">
          <table:table-cell table:formula="of:=[.A460]" office:value-type="string" office:string-value="T Ship Storage">
            <text:p>T Ship Storage</text:p>
          </table:table-cell>
          <table:table-cell table:style-name="ce16" office:value-type="string">
            <text:p>metal cost</text:p>
          </table:table-cell>
          <table:table-cell table:style-name="ce25" table:number-matrix-columns-spanned="9" table:number-matrix-rows-spanned="1" table:formula="of:=LINEAR_DEP_RAW([.$O461] * [.$P$460]; [.O461] * [.$Q$460]; [.$K$460])" office:value-type="float" office:value="8114.4">
            <text:p>8114.4</text:p>
          </table:table-cell>
          <table:table-cell office:value-type="float" office:value="23141.0666666667">
            <text:p>23141.0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table:table-cell table:style-name="ce24" table:formula="of:=[.M453]*1.25" office:value-type="float" office:value="2.5">
            <text:p>2.5000</text:p>
          </table:table-cell>
          <table:table-cell/>
          <table:table-cell table:formula="of:=SUM([Units.$R$62];[Units.$R$66])" office:value-type="float" office:value="27048">
            <office:annotation draw:style-name="gr4" draw:text-style-name="P2" svg:width="1.1413in" svg:height="0.3902in" svg:x="11.7949in" svg:y="2.565in" draw:caption-point-x="-0.2402in" draw:caption-point-y="0.1839in">
              <dc:creator>AŠ</dc:creator>
              <dc:date>2011-04-27T00:00:00</dc:date>
              <text:p text:style-name="P2"><text:span text:style-name="T1">Mule + Rhyno metal cost.</text:span></text:p>
            </office:annotation>
            <text:p>27048</text:p>
          </table:table-cell>
          <table:table-cell table:number-columns-repeated="1009"/>
        </table:table-row>
        <table:table-row table:style-name="ro1" table:visibility="filter">
          <table:table-cell table:formula="of:=[.A461]" office:value-type="string" office:string-value="T Ship Storage">
            <text:p>T Ship Storage</text:p>
          </table:table-cell>
          <table:table-cell table:style-name="ce16" office:value-type="string">
            <text:p>energy cost</text:p>
          </table:table-cell>
          <table:table-cell table:style-name="ce25" table:number-matrix-columns-spanned="9" table:number-matrix-rows-spanned="1" table:formula="of:=LINEAR_DEP_RAW([.$O462] * [.$P$460]; [.O462] * [.$Q$460]; [.$K$460])" office:value-type="float" office:value="12036.6">
            <text:p>12036.6</text:p>
          </table:table-cell>
          <table:table-cell office:value-type="float" office:value="34326.6">
            <text:p>34326.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table:table-cell table:style-name="ce24" table:formula="of:=[.M454]*1.25" office:value-type="float" office:value="2.5">
            <text:p>2.5000</text:p>
          </table:table-cell>
          <table:table-cell/>
          <table:table-cell table:formula="of:=SUM([Units.$S$62];[Units.$S$66])" office:value-type="float" office:value="40122">
            <office:annotation draw:style-name="gr4" draw:text-style-name="P2" svg:width="1.1413in" svg:height="0.3902in" svg:x="11.7949in" svg:y="2.565in" draw:caption-point-x="-0.2402in" draw:caption-point-y="0.1839in">
              <dc:creator>AŠ</dc:creator>
              <dc:date>2011-04-27T00:00:00</dc:date>
              <text:p text:style-name="P2"><text:span text:style-name="T1">Mule + Rhyno energy cost.</text:span></text:p>
            </office:annotation>
            <text:p>40122</text:p>
          </table:table-cell>
          <table:table-cell table:number-columns-repeated="1009"/>
        </table:table-row>
        <table:table-row table:style-name="ro1" table:visibility="filter">
          <table:table-cell table:formula="of:=[.A462]" office:value-type="string" office:string-value="T Ship Storage">
            <text:p>T Ship Storage</text:p>
          </table:table-cell>
          <table:table-cell table:style-name="ce16" office:value-type="string">
            <text:p>zetium cost</text:p>
          </table:table-cell>
          <table:table-cell table:style-name="ce25" table:number-matrix-columns-spanned="9" table:number-matrix-rows-spanned="1" table:formula="of:=LINEAR_DEP_RAW([.$O463] * [.$P$460]; [.O463] * [.$Q$460]; [.$K$460])" office:value-type="float" office:value="1406.88">
            <text:p>1406.88</text:p>
          </table:table-cell>
          <table:table-cell office:value-type="float" office:value="4012.21333333333">
            <text:p>4012.2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table:table-cell table:style-name="ce24" table:formula="of:=[.M455]*1.25" office:value-type="float" office:value="3.75">
            <office:annotation draw:style-name="gr4" draw:text-style-name="P2" svg:width="1.1413in" svg:height="0.7012in" svg:x="10.0374in" svg:y="2.565in" draw:caption-point-x="-0.2402in" draw:caption-point-y="0.1839in">
              <dc:creator>AŠ</dc:creator>
              <dc:date>2011-10-21T00:00:00</dc:date>
              <text:p text:style-name="P2"><text:span text:style-name="T1">To increase zetium consumption on technologies.</text:span></text:p>
            </office:annotation>
            <text:p>3.7500</text:p>
          </table:table-cell>
          <table:table-cell/>
          <table:table-cell table:formula="of:=SUM([Units.$T$62];[Units.$T$66])" office:value-type="float" office:value="4689.6">
            <office:annotation draw:style-name="gr4" draw:text-style-name="P2" svg:width="1.1413in" svg:height="0.3902in" svg:x="11.7949in" svg:y="2.565in" draw:caption-point-x="-0.2402in" draw:caption-point-y="0.1839in">
              <dc:creator>AŠ</dc:creator>
              <dc:date>2011-04-27T00:00:00</dc:date>
              <text:p text:style-name="P2"><text:span text:style-name="T1">Mule + Rhyno zetium cost.</text:span></text:p>
            </office:annotation>
            <text:p>4689.6</text:p>
          </table:table-cell>
          <table:table-cell table:number-columns-repeated="1009"/>
        </table:table-row>
        <table:table-row table:style-name="ro1" table:visibility="filter">
          <table:table-cell table:formula="of:=[.A463]" office:value-type="string" office:string-value="T Ship Storage">
            <text:p>T Ship Storage</text:p>
          </table:table-cell>
          <table:table-cell table:style-name="ce16" office:value-type="string">
            <text:p>storage mod</text:p>
          </table:table-cell>
          <table:table-cell table:style-name="ce25"/>
          <table:table-cell office:value-type="float" office:value="35">
            <text:p>35</text:p>
          </table:table-cell>
          <table:table-cell table:number-columns-repeated="8"/>
          <table:table-cell table:style-name="ce24" office:value-type="float" office:value="1">
            <text:p>1.0000</text:p>
          </table:table-cell>
          <table:table-cell table:number-columns-repeated="1011"/>
        </table:table-row>
        <table:table-row table:style-name="ro1" table:visibility="filter">
          <table:table-cell table:formula="of:=[.A464]" office:value-type="string" office:string-value="T Ship Storage">
            <text:p>T Ship Storage</text:p>
          </table:table-cell>
          <table:table-cell table:style-name="ce16" office:value-type="string">
            <text:p>scientists min</text:p>
          </table:table-cell>
          <table:table-cell table:style-name="ce25" table:number-matrix-columns-spanned="11" table:number-matrix-rows-spanned="1" table:formula="of:=RESEARCHTIME([.C460:.M460])" office:value-type="float" office:value="28665">
            <text:p>28665</text:p>
          </table:table-cell>
          <table:table-cell office:value-type="float" office:value="81748.3333333333">
            <text:p>81748.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465]" office:value-type="string" office:string-value="T Ship Storage">
            <text:p>T Ship Storage</text:p>
          </table:table-cell>
          <table:table-cell table:style-name="ce16" office:value-type="string">
            <text:p>war points</text:p>
          </table:table-cell>
          <table:table-cell table:style-name="ce25" table:number-matrix-columns-spanned="11" table:number-matrix-rows-spanned="1" table:formula="of:=TECH_WAR_POINTS([.C461:.M463];[Variables.$B$12:.$B$14];[Variables.$B$23])" office:value-type="float" office:value="13282.1325">
            <text:p>13282.13</text:p>
          </table:table-cell>
          <table:table-cell office:value-type="float" office:value="37878.6741666667">
            <text:p>37878.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Dart</text:p>
          </table:table-cell>
          <table:table-cell table:style-name="ce15" office:value-type="string">
            <text:p>time</text:p>
          </table:table-cell>
          <table:table-cell table:number-matrix-columns-spanned="11" table:number-matrix-rows-spanned="6" table:formula="of:=UNITTECHCOEFS([Units.J70];[Units.R70];[Units.S70];[Units.T70];10)" office:value-type="float" office:value="42750">
            <text:p>42750</text:p>
          </table:table-cell>
          <table:table-cell office:value-type="float" office:value="26916.6666666667">
            <text:p>2691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68]" office:value-type="string" office:string-value="T Dart">
            <text:p>T Dart</text:p>
          </table:table-cell>
          <table:table-cell table:style-name="ce15" office:value-type="string">
            <text:p>metal cost</text:p>
          </table:table-cell>
          <table:table-cell office:value-type="float" office:value="29103.36">
            <text:p>29103.36</text:p>
          </table:table-cell>
          <table:table-cell office:value-type="float" office:value="18324.3377777778">
            <text:p>18324.3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69]" office:value-type="string" office:string-value="T Dart">
            <text:p>T Dart</text:p>
          </table:table-cell>
          <table:table-cell table:style-name="ce15" office:value-type="string">
            <text:p>energy cost</text:p>
          </table:table-cell>
          <table:table-cell office:value-type="float" office:value="40296.96">
            <text:p>40296.96</text:p>
          </table:table-cell>
          <table:table-cell office:value-type="float" office:value="25372.16">
            <text:p>25372.1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70]" office:value-type="string" office:string-value="T Dart">
            <text:p>T Dart</text:p>
          </table:table-cell>
          <table:table-cell table:style-name="ce16" office:value-type="string">
            <text:p>zetium cost</text:p>
          </table:table-cell>
          <table:table-cell office:value-type="float" office:value="2518.56">
            <text:p>2518.56</text:p>
          </table:table-cell>
          <table:table-cell office:value-type="float" office:value="1585.76">
            <text:p>1585.7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71]" office:value-type="string" office:string-value="T Dart">
            <text:p>T Dart</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72]" office:value-type="string" office:string-value="T Dart">
            <text:p>T Dart</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71]" office:value-type="string" office:string-value="T Dart">
            <text:p>T Dart</text:p>
          </table:table-cell>
          <table:table-cell table:style-name="ce16" office:value-type="string">
            <text:p>scientists min</text:p>
          </table:table-cell>
          <table:table-cell table:style-name="ce25" table:number-matrix-columns-spanned="11" table:number-matrix-rows-spanned="1" table:formula="of:=RESEARCHTIME([.C468:.M468])" office:value-type="float" office:value="42750">
            <text:p>42750</text:p>
          </table:table-cell>
          <table:table-cell office:value-type="float" office:value="26916.6666666667">
            <text:p>2691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474]" office:value-type="string" office:string-value="T Dart">
            <text:p>T Dart</text:p>
          </table:table-cell>
          <table:table-cell table:style-name="ce16" office:value-type="string">
            <text:p>war points</text:p>
          </table:table-cell>
          <table:table-cell table:style-name="ce25" table:number-matrix-columns-spanned="11" table:number-matrix-rows-spanned="1" table:formula="of:=TECH_WAR_POINTS([.C469:.M471];[Variables.$B$12:.$B$14];[Variables.$B$23])" office:value-type="float" office:value="15461.16">
            <text:p>15461.16</text:p>
          </table:table-cell>
          <table:table-cell office:value-type="float" office:value="9734.80444444445">
            <text:p>9734.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Avenger</text:p>
          </table:table-cell>
          <table:table-cell table:style-name="ce15" office:value-type="string">
            <text:p>time</text:p>
          </table:table-cell>
          <table:table-cell table:number-matrix-columns-spanned="11" table:number-matrix-rows-spanned="6" table:formula="of:=UNITTECHCOEFS([Units.J71];[Units.R71];[Units.S71];[Units.T71];10)" office:value-type="float" office:value="53820">
            <text:p>53820</text:p>
          </table:table-cell>
          <table:table-cell office:value-type="float" office:value="33886.6666666667">
            <text:p>3388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77]" office:value-type="string" office:string-value="T Avenger">
            <text:p>T Avenger</text:p>
          </table:table-cell>
          <table:table-cell table:style-name="ce15" office:value-type="string">
            <text:p>metal cost</text:p>
          </table:table-cell>
          <table:table-cell office:value-type="float" office:value="25067.796">
            <text:p>25067.8</text:p>
          </table:table-cell>
          <table:table-cell office:value-type="float" office:value="15783.4271111111">
            <text:p>15783.4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78]" office:value-type="string" office:string-value="T Avenger">
            <text:p>T Avenger</text:p>
          </table:table-cell>
          <table:table-cell table:style-name="ce15" office:value-type="string">
            <text:p>energy cost</text:p>
          </table:table-cell>
          <table:table-cell office:value-type="float" office:value="34709.256">
            <text:p>34709.26</text:p>
          </table:table-cell>
          <table:table-cell office:value-type="float" office:value="21853.976">
            <text:p>21853.9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79]" office:value-type="string" office:string-value="T Avenger">
            <text:p>T Avenger</text:p>
          </table:table-cell>
          <table:table-cell table:style-name="ce16" office:value-type="string">
            <text:p>zetium cost</text:p>
          </table:table-cell>
          <table:table-cell office:value-type="float" office:value="2169.3285">
            <text:p>2169.33</text:p>
          </table:table-cell>
          <table:table-cell office:value-type="float" office:value="1365.8735">
            <text:p>1365.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80]" office:value-type="string" office:string-value="T Avenger">
            <text:p>T Avenger</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81]" office:value-type="string" office:string-value="T Avenger">
            <text:p>T Avenger</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80]" office:value-type="string" office:string-value="T Avenger">
            <text:p>T Avenger</text:p>
          </table:table-cell>
          <table:table-cell table:style-name="ce16" office:value-type="string">
            <text:p>scientists min</text:p>
          </table:table-cell>
          <table:table-cell table:style-name="ce25" table:number-matrix-columns-spanned="11" table:number-matrix-rows-spanned="1" table:formula="of:=RESEARCHTIME([.C477:.M477])" office:value-type="float" office:value="53820">
            <text:p>53820</text:p>
          </table:table-cell>
          <table:table-cell office:value-type="float" office:value="33886.6666666667">
            <text:p>3388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483]" office:value-type="string" office:string-value="T Avenger">
            <text:p>T Avenger</text:p>
          </table:table-cell>
          <table:table-cell table:style-name="ce16" office:value-type="string">
            <text:p>war points</text:p>
          </table:table-cell>
          <table:table-cell table:style-name="ce25" table:number-matrix-columns-spanned="11" table:number-matrix-rows-spanned="1" table:formula="of:=TECH_WAR_POINTS([.C478:.M480];[Variables.$B$12:.$B$14];[Variables.$B$23])" office:value-type="float" office:value="13317.266625">
            <text:p>13317.27</text:p>
          </table:table-cell>
          <table:table-cell office:value-type="float" office:value="8384.94565277778">
            <text:p>8384.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Jumper</text:p>
          </table:table-cell>
          <table:table-cell table:style-name="ce15" office:value-type="string">
            <office:annotation draw:style-name="gr4" draw:text-style-name="P2" svg:width="1.1413in" svg:height="0.2346in" svg:x="2.6311in" svg:y="2.565in" draw:caption-point-x="-0.2402in" draw:caption-point-y="0.1839in">
              <dc:creator>AŠ</dc:creator>
              <dc:date>2011-04-04T00:00:00</dc:date>
              <text:p text:style-name="P2"><text:span text:style-name="T1">1,5x Crow time</text:span></text:p>
            </office:annotation>
            <text:p>time</text:p>
          </table:table-cell>
          <table:table-cell table:style-name="ce25" table:formula="of:=[.C425]*1.5" office:value-type="float" office:value="35437.5">
            <text:p>35437.5</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86]" office:value-type="string" office:string-value="T Jumper">
            <text:p>T Jumper</text:p>
          </table:table-cell>
          <table:table-cell table:style-name="ce15" office:value-type="string">
            <office:annotation draw:style-name="gr4" draw:text-style-name="P2" svg:width="1.1413in" svg:height="0.7012in" svg:x="2.6311in" svg:y="2.565in" draw:caption-point-x="-0.2402in" draw:caption-point-y="0.1839in">
              <dc:creator>AŠ</dc:creator>
              <dc:date>2011-04-04T00:00:00</dc:date>
              <text:p text:style-name="P2"><text:span text:style-name="T1">15x jumper</text:span></text:p>
              <text:p text:style-name="P2"><text:span text:style-name="T1"/></text:p>
              <text:p text:style-name="P2"><text:span text:style-name="T1">Same for all other properties.</text:span></text:p>
            </office:annotation>
            <text:p>metal cost</text:p>
          </table:table-cell>
          <table:table-cell table:style-name="ce25" table:formula="of:=15*[Units.R63]" office:value-type="float" office:value="11531.25">
            <text:p>11531.25</text:p>
          </table:table-cell>
          <table:table-cell table:number-columns-repeated="7"/>
          <table:table-cell table:formula="of:=[.K486]"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87]" office:value-type="string" office:string-value="T Jumper">
            <text:p>T Jumper</text:p>
          </table:table-cell>
          <table:table-cell table:style-name="ce15" office:value-type="string">
            <text:p>energy cost</text:p>
          </table:table-cell>
          <table:table-cell table:style-name="ce25" table:formula="of:=15*[Units.S63]" office:value-type="float" office:value="16143.75">
            <text:p>16143.75</text:p>
          </table:table-cell>
          <table:table-cell table:number-columns-repeated="7"/>
          <table:table-cell table:formula="of:=[.K487]"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88]" office:value-type="string" office:string-value="T Jumper">
            <text:p>T Jumper</text:p>
          </table:table-cell>
          <table:table-cell table:style-name="ce16" office:value-type="string">
            <text:p>zetium cost</text:p>
          </table:table-cell>
          <table:table-cell table:style-name="ce25" table:formula="of:=15*[Units.T63]" office:value-type="float" office:value="2017.96875">
            <text:p>2017.97</text:p>
          </table:table-cell>
          <table:table-cell table:number-columns-repeated="7"/>
          <table:table-cell table:formula="of:=[.K488]"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89]" office:value-type="string" office:string-value="T Jumper">
            <text:p>T Jumper</text:p>
          </table:table-cell>
          <table:table-cell table:style-name="ce16" office:value-type="string">
            <office:annotation draw:style-name="gr4" draw:text-style-name="P2" svg:width="1.1413in" svg:height="0.3902in" svg:x="2.6311in" svg:y="2.565in" draw:caption-point-x="-0.2402in" draw:caption-point-y="0.1839in">
              <dc:creator>AŠ</dc:creator>
              <dc:date>2011-04-04T00:00:00</dc:date>
              <text:p text:style-name="P2"><text:span text:style-name="T1">1,5x Crow scientists</text:span></text:p>
            </office:annotation>
            <text:p>scientists min</text:p>
          </table:table-cell>
          <table:table-cell table:style-name="ce25" table:formula="of:=[.C431]*[.M431]*1.5" office:value-type="float" office:value="118.125">
            <text:p>118.13</text:p>
          </table:table-cell>
          <table:table-cell table:number-columns-repeated="7"/>
          <table:table-cell table:formula="of:=[.K489]" office:value-type="float" office:value="1">
            <text:p>1</text:p>
          </table:table-cell>
          <table:table-cell/>
          <table:table-cell table:style-name="ce24" office:value-type="float" office:value="1">
            <text:p>1.0000</text:p>
          </table:table-cell>
          <table:table-cell table:number-columns-repeated="1011"/>
        </table:table-row>
        <table:table-row table:style-name="ro1" table:visibility="filter">
          <table:table-cell table:formula="of:=[.A490]" office:value-type="string" office:string-value="T Jumper">
            <text:p>T Jumper</text:p>
          </table:table-cell>
          <table:table-cell table:style-name="ce16" office:value-type="string">
            <text:p>war points</text:p>
          </table:table-cell>
          <table:table-cell table:style-name="ce25" table:number-matrix-columns-spanned="11" table:number-matrix-rows-spanned="1" table:formula="of:=TECH_WAR_POINTS([.C487:.M489];[Variables.$B$12:.$B$14];[Variables.$B$23])" office:value-type="float" office:value="6808.2421875">
            <text:p>6808.2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9"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Ships Armor</text:p>
          </table:table-cell>
          <table:table-cell table:style-name="ce15" office:value-type="string">
            <text:p>time</text:p>
          </table:table-cell>
          <table:table-cell table:style-name="ce25" table:number-matrix-columns-spanned="11" table:number-matrix-rows-spanned="5" table:formula="of:=UNITTECHGROUPCOEFS(AVERAGE([Units.J64:.J65];[Units.J70:.J71]); AVERAGE([Units.R64:.R65];[Units.R70:.R71]); AVERAGE([Units.S64:.S65];[Units.S70:.S71]); AVERAGE([Units.T64:.T65];[Units.T70:.T71]); 10)"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93]" office:value-type="string" office:string-value="T Ships Armor">
            <text:p>T Ships Armor</text:p>
          </table:table-cell>
          <table:table-cell table:style-name="ce15" office:value-type="string">
            <text:p>metal cost</text:p>
          </table:table-cell>
          <table:table-cell table:style-name="ce25" office:value-type="float" office:value="27738.998">
            <text:p>27739</text:p>
          </table:table-cell>
          <table:table-cell office:value-type="float" office:value="0">
            <text:p>0</text:p>
          </table:table-cell>
          <table:table-cell office:value-type="float" office:value="0">
            <text:p>0</text:p>
          </table:table-cell>
          <table:table-cell office:value-type="float" office:value="5.04515076057675">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94]" office:value-type="string" office:string-value="T Ships Armor">
            <text:p>T Ships Armor</text:p>
          </table:table-cell>
          <table:table-cell table:style-name="ce15" office:value-type="string">
            <text:p>energy cost</text:p>
          </table:table-cell>
          <table:table-cell table:style-name="ce25" office:value-type="float" office:value="38466.978">
            <text:p>38466.98</text:p>
          </table:table-cell>
          <table:table-cell office:value-type="float" office:value="0">
            <text:p>0</text:p>
          </table:table-cell>
          <table:table-cell office:value-type="float" office:value="0">
            <text:p>0</text:p>
          </table:table-cell>
          <table:table-cell office:value-type="float" office:value="5.18714806041419">
            <text:p>5.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hips Armor</text:p>
          </table:table-cell>
          <table:table-cell table:style-name="ce16" office:value-type="string">
            <text:p>zetium cost</text:p>
          </table:table-cell>
          <table:table-cell table:style-name="ce25" office:value-type="float" office:value="2336.9205">
            <text:p>2336.92</text:p>
          </table:table-cell>
          <table:table-cell office:value-type="float" office:value="0">
            <text:p>0</text:p>
          </table:table-cell>
          <table:table-cell office:value-type="float" office:value="0">
            <text:p>0</text:p>
          </table:table-cell>
          <table:table-cell office:value-type="float" office:value="3.97070392965148">
            <text:p>3.9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96]" office:value-type="string" office:string-value="T Ships Armor">
            <text:p>T Ships Armor</text:p>
          </table:table-cell>
          <table:table-cell table:style-name="ce16" office:value-type="string">
            <text:p>armor mod</text:p>
          </table:table-cell>
          <table:table-cell table:style-name="ce25"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97]" office:value-type="string" office:string-value="T Ships Armor">
            <text:p>T Ships Armor</text:p>
          </table:table-cell>
          <table:table-cell table:style-name="ce16" office:value-type="string">
            <text:p>scientists min</text:p>
          </table:table-cell>
          <table:table-cell table:style-name="ce25" table:number-matrix-columns-spanned="11" table:number-matrix-rows-spanned="1" table:formula="of:=RESEARCHTIME([.C493:.M493])"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498]" office:value-type="string" office:string-value="T Ships Armor">
            <text:p>T Ships Armor</text:p>
          </table:table-cell>
          <table:table-cell table:style-name="ce16" office:value-type="string">
            <text:p>war points</text:p>
          </table:table-cell>
          <table:table-cell table:style-name="ce25" table:number-matrix-columns-spanned="11" table:number-matrix-rows-spanned="1" table:formula="of:=TECH_WAR_POINTS([.C494:.M496];[Variables.$B$12:.$B$14];[Variables.$B$23])" office:value-type="float" office:value="14702.5119583333">
            <text:p>14702.51</text:p>
          </table:table-cell>
          <table:table-cell office:value-type="float" office:value="6533.8479074074">
            <text:p>653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Ships Damage</text:p>
          </table:table-cell>
          <table:table-cell table:style-name="ce15" office:value-type="string">
            <text:p>time</text:p>
          </table:table-cell>
          <table:table-cell table:style-name="ce25" table:number-matrix-columns-spanned="10" table:number-matrix-rows-spanned="6" table:formula="of:=[.C493:.L498]"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93]" office:value-type="float" office:value="1">
            <text:p>1.0000</text:p>
          </table:table-cell>
          <table:table-cell table:number-columns-repeated="1011"/>
        </table:table-row>
        <table:table-row table:style-name="ro1" table:visibility="filter">
          <table:table-cell table:formula="of:=[.A501]" office:value-type="string" office:string-value="T Ships Damage">
            <text:p>T Ships Damage</text:p>
          </table:table-cell>
          <table:table-cell table:style-name="ce15" office:value-type="string">
            <text:p>metal cost</text:p>
          </table:table-cell>
          <table:table-cell table:style-name="ce25" office:value-type="float" office:value="27738.998">
            <text:p>27739</text:p>
          </table:table-cell>
          <table:table-cell office:value-type="float" office:value="0">
            <text:p>0</text:p>
          </table:table-cell>
          <table:table-cell office:value-type="float" office:value="0">
            <text:p>0</text:p>
          </table:table-cell>
          <table:table-cell office:value-type="float" office:value="5.04515076057675">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94]" office:value-type="float" office:value="1">
            <text:p>1.0000</text:p>
          </table:table-cell>
          <table:table-cell table:number-columns-repeated="1011"/>
        </table:table-row>
        <table:table-row table:style-name="ro1" table:visibility="filter">
          <table:table-cell table:formula="of:=[.A502]" office:value-type="string" office:string-value="T Ships Damage">
            <text:p>T Ships Damage</text:p>
          </table:table-cell>
          <table:table-cell table:style-name="ce15" office:value-type="string">
            <text:p>energy cost</text:p>
          </table:table-cell>
          <table:table-cell table:style-name="ce25" office:value-type="float" office:value="38466.978">
            <text:p>38466.98</text:p>
          </table:table-cell>
          <table:table-cell office:value-type="float" office:value="0">
            <text:p>0</text:p>
          </table:table-cell>
          <table:table-cell office:value-type="float" office:value="0">
            <text:p>0</text:p>
          </table:table-cell>
          <table:table-cell office:value-type="float" office:value="5.18714806041419">
            <text:p>5.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95]" office:value-type="float" office:value="1">
            <text:p>1.0000</text:p>
          </table:table-cell>
          <table:table-cell table:number-columns-repeated="1011"/>
        </table:table-row>
        <table:table-row table:style-name="ro1" table:visibility="filter">
          <table:table-cell table:formula="of:=[.A503]" office:value-type="string" office:string-value="T Ships Damage">
            <text:p>T Ships Damage</text:p>
          </table:table-cell>
          <table:table-cell table:style-name="ce16" office:value-type="string">
            <text:p>zetium cost</text:p>
          </table:table-cell>
          <table:table-cell table:style-name="ce25" office:value-type="float" office:value="2336.9205">
            <text:p>2336.92</text:p>
          </table:table-cell>
          <table:table-cell office:value-type="float" office:value="0">
            <text:p>0</text:p>
          </table:table-cell>
          <table:table-cell office:value-type="float" office:value="0">
            <text:p>0</text:p>
          </table:table-cell>
          <table:table-cell office:value-type="float" office:value="3.97070392965148">
            <text:p>3.9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96]" office:value-type="float" office:value="1">
            <text:p>1.0000</text:p>
          </table:table-cell>
          <table:table-cell table:number-columns-repeated="1011"/>
        </table:table-row>
        <table:table-row table:style-name="ro1" table:visibility="filter">
          <table:table-cell table:formula="of:=[.A504]" office:value-type="string" office:string-value="T Ships Damage">
            <text:p>T Ships Damage</text:p>
          </table:table-cell>
          <table:table-cell table:style-name="ce16" office:value-type="string">
            <office:annotation draw:style-name="gr4" draw:text-style-name="P2" svg:width="1.1413in" svg:height="0.2346in" svg:x="2.6311in" svg:y="2.565in" draw:caption-point-x="-0.2402in" draw:caption-point-y="0.1839in">
              <dc:creator>AŠ</dc:creator>
              <dc:date>2011-03-08T00:00:00</dc:date>
              <text:p text:style-name="P2"><text:span text:style-name="T1">2x armor mod</text:span></text:p>
            </office:annotation>
            <text:p>damage mod</text:p>
          </table:table-cell>
          <table:table-cell table:style-name="ce25"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97]*2" office:value-type="float" office:value="2">
            <text:p>2.0000</text:p>
          </table:table-cell>
          <table:table-cell table:number-columns-repeated="1011"/>
        </table:table-row>
        <table:table-row table:style-name="ro1" table:visibility="filter">
          <table:table-cell table:formula="of:=[.A505]" office:value-type="string" office:string-value="T Ships Damage">
            <text:p>T Ships Damage</text:p>
          </table:table-cell>
          <table:table-cell table:style-name="ce16" office:value-type="string">
            <text:p>scientists min</text:p>
          </table:table-cell>
          <table:table-cell table:style-name="ce25"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98]" office:value-type="float" office:value="0.00333333333333333">
            <text:p>0.0033</text:p>
          </table:table-cell>
          <table:table-cell table:number-columns-repeated="1011"/>
        </table:table-row>
        <table:table-row table:style-name="ro1" table:visibility="filter">
          <table:table-cell table:formula="of:=[.A506]" office:value-type="string" office:string-value="T Ships Damage">
            <text:p>T Ships Damage</text:p>
          </table:table-cell>
          <table:table-cell table:style-name="ce16" office:value-type="string">
            <text:p>war points</text:p>
          </table:table-cell>
          <table:table-cell table:style-name="ce25" table:number-matrix-columns-spanned="11" table:number-matrix-rows-spanned="1" table:formula="of:=TECH_WAR_POINTS([.C502:.M504];[Variables.$B$12:.$B$14];[Variables.$B$23])" office:value-type="float" office:value="14702.5119583333">
            <text:p>14702.51</text:p>
          </table:table-cell>
          <table:table-cell office:value-type="float" office:value="6533.8479074074">
            <text:p>653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Ground Factory</text:p>
          </table:table-cell>
          <table:table-cell table:style-name="ce15" office:value-type="string">
            <office:annotation draw:style-name="gr4" draw:text-style-name="P2" svg:width="1.1413in" svg:height="0.3902in" svg:x="2.6311in" svg:y="2.565in" draw:caption-point-x="-0.2402in" draw:caption-point-y="0.1839in">
              <dc:creator>AŠ</dc:creator>
              <dc:date>2011-01-02T00:00:00</dc:date>
              <text:p text:style-name="P2"><text:span text:style-name="T1">0,8 ground factory atributų.</text:span></text:p>
            </office:annotation>
            <text:p>time</text:p>
          </table:table-cell>
          <table:table-cell table:number-matrix-columns-spanned="8" table:number-matrix-rows-spanned="1" table:formula="of:=[.C116:.J116]" office:value-type="float" office:value="38850">
            <text:p>38850</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office:value-type="float" office:value="0.8">
            <text:p>0.8000</text:p>
          </table:table-cell>
          <table:table-cell table:number-columns-repeated="1011"/>
        </table:table-row>
        <table:table-row table:style-name="ro1" table:visibility="filter">
          <table:table-cell table:formula="of:=[.A509]" office:value-type="string" office:string-value="T Ground Factory">
            <text:p>T Ground Factory</text:p>
          </table:table-cell>
          <table:table-cell table:style-name="ce15" office:value-type="string">
            <text:p>metal cost</text:p>
          </table:table-cell>
          <table:table-cell table:number-matrix-columns-spanned="8" table:number-matrix-rows-spanned="3" table:formula="of:=[.C118:.J120]" office:value-type="float" office:value="24939">
            <text:p>24939</text:p>
          </table:table-cell>
          <table:table-cell office:value-type="float" office:value="29926.8">
            <text:p>2992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509]" office:value-type="float" office:value="1">
            <text:p>1</text:p>
          </table:table-cell>
          <table:table-cell/>
          <table:table-cell table:style-name="ce24" table:formula="of:=[.M509]" office:value-type="float" office:value="0.8">
            <text:p>0.8000</text:p>
          </table:table-cell>
          <table:table-cell table:number-columns-repeated="1011"/>
        </table:table-row>
        <table:table-row table:style-name="ro1" table:visibility="filter">
          <table:table-cell table:formula="of:=[.A510]" office:value-type="string" office:string-value="T Ground Factory">
            <text:p>T Ground Factory</text:p>
          </table:table-cell>
          <table:table-cell table:style-name="ce15" office:value-type="string">
            <text:p>energy cost</text:p>
          </table:table-cell>
          <table:table-cell office:value-type="float" office:value="38655.45">
            <text:p>38655.45</text:p>
          </table:table-cell>
          <table:table-cell office:value-type="float" office:value="46386.54">
            <text:p>46386.5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510]" office:value-type="float" office:value="1">
            <text:p>1</text:p>
          </table:table-cell>
          <table:table-cell/>
          <table:table-cell table:style-name="ce24" table:formula="of:=[.M510]" office:value-type="float" office:value="0.8">
            <text:p>0.8000</text:p>
          </table:table-cell>
          <table:table-cell table:number-columns-repeated="1011"/>
        </table:table-row>
        <table:table-row table:style-name="ro1" table:visibility="filter">
          <table:table-cell table:formula="of:=[.A511]" office:value-type="string" office:string-value="T Ground Factory">
            <text:p>T Ground Factory</text:p>
          </table:table-cell>
          <table:table-cell table:style-name="ce16" office:value-type="string">
            <text:p>zetium cost</text:p>
          </table:table-cell>
          <table:table-cell office:value-type="float" office:value="2493.9">
            <text:p>2493.9</text:p>
          </table:table-cell>
          <table:table-cell office:value-type="float" office:value="2992.68">
            <text:p>2992.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511]" office:value-type="float" office:value="1">
            <text:p>1</text:p>
          </table:table-cell>
          <table:table-cell/>
          <table:table-cell table:style-name="ce24" table:formula="of:=[.M511]" office:value-type="float" office:value="0.8">
            <text:p>0.8000</text:p>
          </table:table-cell>
          <table:table-cell table:number-columns-repeated="1011"/>
        </table:table-row>
        <table:table-row table:style-name="ro1" table:visibility="filter">
          <table:table-cell table:formula="of:=[.A512]" office:value-type="string" office:string-value="T Ground Factory">
            <text:p>T Ground Factory</text:p>
          </table:table-cell>
          <table:table-cell table:style-name="ce16" office:value-type="string">
            <text:p>scientists min</text:p>
          </table:table-cell>
          <table:table-cell table:style-name="ce25" table:number-matrix-columns-spanned="11" table:number-matrix-rows-spanned="1" table:formula="of:=RESEARCHTIME([.C509:.M509])" office:value-type="float" office:value="38850">
            <text:p>38850</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266666666666667">
            <text:p>0.0027</text:p>
          </table:table-cell>
          <table:table-cell table:number-columns-repeated="1011"/>
        </table:table-row>
        <table:table-row table:style-name="ro1" table:visibility="filter">
          <table:table-cell table:formula="of:=[.A513]" office:value-type="string" office:string-value="T Ground Factory">
            <text:p>T Ground Factory</text:p>
          </table:table-cell>
          <table:table-cell table:style-name="ce16" office:value-type="string">
            <text:p>war points</text:p>
          </table:table-cell>
          <table:table-cell table:style-name="ce25" table:number-matrix-columns-spanned="11" table:number-matrix-rows-spanned="1" table:formula="of:=TECH_WAR_POINTS([.C510:.M512];[Variables.$B$12:.$B$14];[Variables.$B$23])" office:value-type="float" office:value="11131.107">
            <text:p>11131.1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T Tanks Armor</text:p>
          </table:table-cell>
          <table:table-cell table:style-name="ce15" office:value-type="string">
            <text:p>time</text:p>
          </table:table-cell>
          <table:table-cell table:number-matrix-columns-spanned="11" table:number-matrix-rows-spanned="5" table:formula="of:=UNITTECHGROUPCOEFS(AVERAGE([Units.J58:.J59]); AVERAGE([Units.R58:.R59]); AVERAGE([Units.S58:.S59]); AVERAGE([Units.T58:.T59]); 10)"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16]" office:value-type="string" office:string-value="T Tanks Armor">
            <text:p>T Tanks Armor</text:p>
          </table:table-cell>
          <table:table-cell table:style-name="ce15" office:value-type="string">
            <text:p>metal cost</text:p>
          </table:table-cell>
          <table:table-cell office:value-type="float" office:value="9150.48">
            <text:p>9150.48</text:p>
          </table:table-cell>
          <table:table-cell office:value-type="float" office:value="0">
            <text:p>0</text:p>
          </table:table-cell>
          <table:table-cell office:value-type="float" office:value="0">
            <text:p>0</text:p>
          </table:table-cell>
          <table:table-cell office:value-type="float" office:value="4.5635038674582">
            <text:p>4.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17]" office:value-type="string" office:string-value="T Tanks Armor">
            <text:p>T Tanks Armor</text:p>
          </table:table-cell>
          <table:table-cell table:style-name="ce15" office:value-type="string">
            <text:p>energy cost</text:p>
          </table:table-cell>
          <table:table-cell office:value-type="float" office:value="14183.244">
            <text:p>14183.24</text:p>
          </table:table-cell>
          <table:table-cell office:value-type="float" office:value="0">
            <text:p>0</text:p>
          </table:table-cell>
          <table:table-cell office:value-type="float" office:value="0">
            <text:p>0</text:p>
          </table:table-cell>
          <table:table-cell office:value-type="float" office:value="4.75383556562849">
            <text:p>4.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18]" office:value-type="string" office:string-value="T Tanks Armor">
            <text:p>T Tanks Armor</text:p>
          </table:table-cell>
          <table:table-cell table:style-name="ce16" office:value-type="string">
            <text:p>zetium cost</text:p>
          </table:table-cell>
          <table:table-cell office:value-type="float" office:value="915.048">
            <text:p>915.05</text:p>
          </table:table-cell>
          <table:table-cell office:value-type="float" office:value="0">
            <text:p>0</text:p>
          </table:table-cell>
          <table:table-cell office:value-type="float" office:value="0">
            <text:p>0</text:p>
          </table:table-cell>
          <table:table-cell office:value-type="float" office:value="3.5635038674582">
            <text:p>3.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19]" office:value-type="string" office:string-value="T Tanks Armor">
            <text:p>T Tanks Armor</text:p>
          </table:table-cell>
          <table:table-cell table:style-name="ce16"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20]" office:value-type="string" office:string-value="T Tanks Armor">
            <text:p>T Tanks Armor</text:p>
          </table:table-cell>
          <table:table-cell table:style-name="ce16" office:value-type="string">
            <text:p>scientists min</text:p>
          </table:table-cell>
          <table:table-cell table:number-matrix-columns-spanned="11" table:number-matrix-rows-spanned="1" table:formula="of:=RESEARCHTIME([.C516:.M516])"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521]" office:value-type="string" office:string-value="T Tanks Armor">
            <text:p>T Tanks Armor</text:p>
          </table:table-cell>
          <table:table-cell table:style-name="ce16" office:value-type="string">
            <text:p>war points</text:p>
          </table:table-cell>
          <table:table-cell table:style-name="ce25" table:number-matrix-columns-spanned="11" table:number-matrix-rows-spanned="1" table:formula="of:=TECH_WAR_POINTS([.C517:.M519];[Variables.$B$12:.$B$14];[Variables.$B$23])" office:value-type="float" office:value="5106.28863333333">
            <text:p>5106.29</text:p>
          </table:table-cell>
          <table:table-cell office:value-type="float" office:value="2268.85976296296">
            <text:p>2268.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9"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T Tanks Damage</text:p>
          </table:table-cell>
          <table:table-cell table:style-name="ce15" office:value-type="string">
            <text:p>time</text:p>
          </table:table-cell>
          <table:table-cell table:number-matrix-columns-spanned="10" table:number-matrix-rows-spanned="6" table:formula="of:=[.C516:.L521]"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516]" office:value-type="float" office:value="1">
            <text:p>1.0000</text:p>
          </table:table-cell>
          <table:table-cell table:number-columns-repeated="1011"/>
        </table:table-row>
        <table:table-row table:style-name="ro1" table:visibility="filter">
          <table:table-cell table:formula="of:=[.A524]" office:value-type="string" office:string-value="T Tanks Damage">
            <text:p>T Tanks Damage</text:p>
          </table:table-cell>
          <table:table-cell table:style-name="ce15" office:value-type="string">
            <text:p>metal cost</text:p>
          </table:table-cell>
          <table:table-cell office:value-type="float" office:value="9150.48">
            <text:p>9150.48</text:p>
          </table:table-cell>
          <table:table-cell office:value-type="float" office:value="0">
            <text:p>0</text:p>
          </table:table-cell>
          <table:table-cell office:value-type="float" office:value="0">
            <text:p>0</text:p>
          </table:table-cell>
          <table:table-cell office:value-type="float" office:value="4.5635038674582">
            <text:p>4.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517]" office:value-type="float" office:value="1">
            <text:p>1.0000</text:p>
          </table:table-cell>
          <table:table-cell table:number-columns-repeated="1011"/>
        </table:table-row>
        <table:table-row table:style-name="ro1" table:visibility="filter">
          <table:table-cell table:formula="of:=[.A525]" office:value-type="string" office:string-value="T Tanks Damage">
            <text:p>T Tanks Damage</text:p>
          </table:table-cell>
          <table:table-cell table:style-name="ce15" office:value-type="string">
            <text:p>energy cost</text:p>
          </table:table-cell>
          <table:table-cell office:value-type="float" office:value="14183.244">
            <text:p>14183.24</text:p>
          </table:table-cell>
          <table:table-cell office:value-type="float" office:value="0">
            <text:p>0</text:p>
          </table:table-cell>
          <table:table-cell office:value-type="float" office:value="0">
            <text:p>0</text:p>
          </table:table-cell>
          <table:table-cell office:value-type="float" office:value="4.75383556562849">
            <text:p>4.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518]" office:value-type="float" office:value="1">
            <text:p>1.0000</text:p>
          </table:table-cell>
          <table:table-cell table:number-columns-repeated="1011"/>
        </table:table-row>
        <table:table-row table:style-name="ro1" table:visibility="filter">
          <table:table-cell table:formula="of:=[.A526]" office:value-type="string" office:string-value="T Tanks Damage">
            <text:p>T Tanks Damage</text:p>
          </table:table-cell>
          <table:table-cell table:style-name="ce16" office:value-type="string">
            <text:p>zetium cost</text:p>
          </table:table-cell>
          <table:table-cell office:value-type="float" office:value="915.048">
            <text:p>915.05</text:p>
          </table:table-cell>
          <table:table-cell office:value-type="float" office:value="0">
            <text:p>0</text:p>
          </table:table-cell>
          <table:table-cell office:value-type="float" office:value="0">
            <text:p>0</text:p>
          </table:table-cell>
          <table:table-cell office:value-type="float" office:value="3.5635038674582">
            <text:p>3.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519]" office:value-type="float" office:value="1">
            <text:p>1.0000</text:p>
          </table:table-cell>
          <table:table-cell table:number-columns-repeated="1011"/>
        </table:table-row>
        <table:table-row table:style-name="ro1" table:visibility="filter">
          <table:table-cell table:formula="of:=[.A527]" office:value-type="string" office:string-value="T Tanks Damage">
            <text:p>T Tanks Damage</text:p>
          </table:table-cell>
          <table:table-cell table:style-name="ce16" office:value-type="string">
            <office:annotation draw:style-name="gr4" draw:text-style-name="P2" svg:width="1.1413in" svg:height="0.2346in" svg:x="2.6311in" svg:y="2.5571in" draw:caption-point-x="-0.2402in" draw:caption-point-y="0.1917in">
              <dc:creator>AŠ</dc:creator>
              <dc:date>2011-03-08T00:00:00</dc:date>
              <text:p text:style-name="P2"><text:span text:style-name="T1">2x armor mod</text:span></text:p>
            </office:annotation>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520]*2" office:value-type="float" office:value="2">
            <text:p>2.0000</text:p>
          </table:table-cell>
          <table:table-cell table:number-columns-repeated="1011"/>
        </table:table-row>
        <table:table-row table:style-name="ro1" table:visibility="filter">
          <table:table-cell table:formula="of:=[.A528]" office:value-type="string" office:string-value="T Tanks Damage">
            <text:p>T Tanks Damage</text:p>
          </table:table-cell>
          <table:table-cell table:style-name="ce16" office:value-type="string">
            <text:p>scientists min</text:p>
          </table:table-cell>
          <table:table-cell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521]" office:value-type="float" office:value="0.00333333333333333">
            <text:p>0.0033</text:p>
          </table:table-cell>
          <table:table-cell table:number-columns-repeated="1011"/>
        </table:table-row>
        <table:table-row table:style-name="ro1" table:visibility="filter">
          <table:table-cell table:formula="of:=[.A529]" office:value-type="string" office:string-value="T Tanks Damage">
            <text:p>T Tanks Damage</text:p>
          </table:table-cell>
          <table:table-cell table:style-name="ce16" office:value-type="string">
            <text:p>war points</text:p>
          </table:table-cell>
          <table:table-cell table:style-name="ce25" table:number-matrix-columns-spanned="11" table:number-matrix-rows-spanned="1" table:formula="of:=TECH_WAR_POINTS([.C525:.M527];[Variables.$B$12:.$B$14];[Variables.$B$23])" office:value-type="float" office:value="5106.28863333333">
            <text:p>5106.29</text:p>
          </table:table-cell>
          <table:table-cell office:value-type="float" office:value="2268.85976296296">
            <text:p>2268.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T Scorpion</text:p>
          </table:table-cell>
          <table:table-cell table:style-name="ce15" office:value-type="string">
            <text:p>time</text:p>
          </table:table-cell>
          <table:table-cell table:number-matrix-columns-spanned="11" table:number-matrix-rows-spanned="6" table:formula="of:=UNITTECHCOEFS([Units.J58];[Units.R58];[Units.S58];[Units.T58];9; 0)" office:value-type="float" office:value="33300">
            <text:p>33300</text:p>
          </table:table-cell>
          <table:table-cell office:value-type="float" office:value="23587.5">
            <text:p>235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5" office:value-type="string">
            <text:p>metal cost</text:p>
          </table:table-cell>
          <table:table-cell office:value-type="float" office:value="7481.7">
            <text:p>7481.7</text:p>
          </table:table-cell>
          <table:table-cell office:value-type="float" office:value="5299.5375">
            <text:p>5299.5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5" office:value-type="string">
            <text:p>energy cost</text:p>
          </table:table-cell>
          <table:table-cell office:value-type="float" office:value="11596.635">
            <text:p>11596.64</text:p>
          </table:table-cell>
          <table:table-cell office:value-type="float" office:value="8214.283125">
            <text:p>8214.2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6" office:value-type="string">
            <text:p>zetium cost</text:p>
          </table:table-cell>
          <table:table-cell office:value-type="float" office:value="748.17">
            <text:p>748.17</text:p>
          </table:table-cell>
          <table:table-cell office:value-type="float" office:value="529.95375">
            <text:p>529.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6"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6"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6" office:value-type="string">
            <text:p>scientists min</text:p>
          </table:table-cell>
          <table:table-cell table:style-name="ce25" table:number-matrix-columns-spanned="11" table:number-matrix-rows-spanned="1" table:formula="of:=RESEARCHTIME([.C532:.M532])" office:value-type="float" office:value="33300">
            <text:p>33300</text:p>
          </table:table-cell>
          <table:table-cell office:value-type="float" office:value="23587.5">
            <text:p>235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538]" office:value-type="string" office:string-value="T Scorpion">
            <text:p>T Scorpion</text:p>
          </table:table-cell>
          <table:table-cell table:style-name="ce16" office:value-type="string">
            <text:p>war points</text:p>
          </table:table-cell>
          <table:table-cell table:style-name="ce25" table:number-matrix-columns-spanned="11" table:number-matrix-rows-spanned="1" table:formula="of:=TECH_WAR_POINTS([.C533:.M535];[Variables.$B$12:.$B$14];[Variables.$B$23])" office:value-type="float" office:value="4174.165125">
            <text:p>4174.17</text:p>
          </table:table-cell>
          <table:table-cell office:value-type="float" office:value="2956.700296875">
            <text:p>295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MDH</text:p>
          </table:table-cell>
          <table:table-cell table:style-name="ce15" office:value-type="string">
            <text:p>time</text:p>
          </table:table-cell>
          <table:table-cell table:number-matrix-columns-spanned="11" table:number-matrix-rows-spanned="6" table:formula="of:=UNITTECHCOEFS([Units.J61]/[.O541];[Units.R61]/[.O541];[Units.S61]/[.O541];[Units.T61]/[.O541];1)"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table-cell office:value-type="float" office:value="3.5">
            <office:annotation draw:style-name="gr4" draw:text-style-name="P2" svg:width="1.1413in" svg:height="0.3902in" svg:x="11.7949in" svg:y="2.1461in" draw:caption-point-x="-0.2402in" draw:caption-point-y="0.6028in">
              <dc:creator>AŠ</dc:creator>
              <dc:date>2011-06-27T00:00:00</dc:date>
              <text:p text:style-name="P2"><text:span text:style-name="T1">Divider for MDH tech coefs</text:span></text:p>
            </office:annotation>
            <text:p>3.5</text:p>
          </table:table-cell>
          <table:table-cell table:number-columns-repeated="1009"/>
        </table:table-row>
        <table:table-row table:style-name="ro1" table:visibility="filter">
          <table:table-cell table:formula="of:=[.A541]" office:value-type="string" office:string-value="T MDH">
            <text:p>T MDH</text:p>
          </table:table-cell>
          <table:table-cell table:style-name="ce15" office:value-type="string">
            <text:p>metal cost</text:p>
          </table:table-cell>
          <table:table-cell office:value-type="float" office:value="28000">
            <text:p>28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42]" office:value-type="string" office:string-value="T MDH">
            <text:p>T MDH</text:p>
          </table:table-cell>
          <table:table-cell table:style-name="ce15" office:value-type="string">
            <text:p>energy cost</text:p>
          </table:table-cell>
          <table:table-cell office:value-type="float" office:value="40000">
            <text:p>40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43]" office:value-type="string" office:string-value="T MDH">
            <text:p>T MDH</text:p>
          </table:table-cell>
          <table:table-cell table:style-name="ce16" office:value-type="string">
            <text:p>zetium cost</text:p>
          </table:table-cell>
          <table:table-cell office:value-type="float" office:value="2400">
            <text:p>24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44]" office:value-type="string" office:string-value="T MDH">
            <text:p>T MDH</text:p>
          </table:table-cell>
          <table:table-cell table:style-name="ce16" office:value-type="string">
            <text:p>armor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
            <text:p>0.0000</text:p>
          </table:table-cell>
          <table:table-cell table:number-columns-repeated="1011"/>
        </table:table-row>
        <table:table-row table:style-name="ro1" table:visibility="filter">
          <table:table-cell table:formula="of:=[.A545]" office:value-type="string" office:string-value="T MDH">
            <text:p>T MDH</text:p>
          </table:table-cell>
          <table:table-cell table:style-name="ce16" office:value-type="string">
            <text:p>damage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
            <text:p>0.0000</text:p>
          </table:table-cell>
          <table:table-cell table:number-columns-repeated="1011"/>
        </table:table-row>
        <table:table-row table:style-name="ro1" table:visibility="filter">
          <table:table-cell table:formula="of:=[.A544]" office:value-type="string" office:string-value="T MDH">
            <text:p>T MDH</text:p>
          </table:table-cell>
          <table:table-cell table:style-name="ce16" office:value-type="string">
            <text:p>scientists min</text:p>
          </table:table-cell>
          <table:table-cell table:style-name="ce25" table:number-matrix-columns-spanned="11" table:number-matrix-rows-spanned="1" table:formula="of:=RESEARCHTIME([.C541:.M541])"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547]" office:value-type="string" office:string-value="T MDH">
            <text:p>T MDH</text:p>
          </table:table-cell>
          <table:table-cell table:style-name="ce16" office:value-type="string">
            <text:p>war points</text:p>
          </table:table-cell>
          <table:table-cell table:style-name="ce25" table:number-matrix-columns-spanned="11" table:number-matrix-rows-spanned="1" table:formula="of:=TECH_WAR_POINTS([.C542:.M544];[Variables.$B$12:.$B$14];[Variables.$B$23])" office:value-type="float" office:value="14993.3333333333">
            <text:p>14993.3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9"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Azure</text:p>
          </table:table-cell>
          <table:table-cell table:style-name="ce15" office:value-type="string">
            <text:p>time</text:p>
          </table:table-cell>
          <table:table-cell table:number-matrix-columns-spanned="11" table:number-matrix-rows-spanned="6" table:formula="of:=UNITTECHCOEFS([Units.J59];[Units.R59];[Units.S59];[Units.T59];10)" office:value-type="float" office:value="18180">
            <text:p>18180</text:p>
          </table:table-cell>
          <table:table-cell office:value-type="float" office:value="11446.6666666667">
            <text:p>1144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50]" office:value-type="string" office:string-value="T Azure">
            <text:p>T Azure</text:p>
          </table:table-cell>
          <table:table-cell table:style-name="ce15" office:value-type="string">
            <text:p>metal cost</text:p>
          </table:table-cell>
          <table:table-cell office:value-type="float" office:value="6244.02">
            <text:p>6244.02</text:p>
          </table:table-cell>
          <table:table-cell office:value-type="float" office:value="3931.42">
            <text:p>3931.4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51]" office:value-type="string" office:string-value="T Azure">
            <text:p>T Azure</text:p>
          </table:table-cell>
          <table:table-cell table:style-name="ce15" office:value-type="string">
            <text:p>energy cost</text:p>
          </table:table-cell>
          <table:table-cell office:value-type="float" office:value="9678.231">
            <text:p>9678.23</text:p>
          </table:table-cell>
          <table:table-cell office:value-type="float" office:value="6093.701">
            <text:p>6093.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52]" office:value-type="string" office:string-value="T Azure">
            <text:p>T Azure</text:p>
          </table:table-cell>
          <table:table-cell table:style-name="ce16" office:value-type="string">
            <text:p>zetium cost</text:p>
          </table:table-cell>
          <table:table-cell office:value-type="float" office:value="624.402">
            <text:p>624.4</text:p>
          </table:table-cell>
          <table:table-cell office:value-type="float" office:value="393.142">
            <text:p>393.1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53]" office:value-type="string" office:string-value="T Azure">
            <text:p>T Azure</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54]" office:value-type="string" office:string-value="T Azure">
            <text:p>T Azure</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53]" office:value-type="string" office:string-value="T Azure">
            <text:p>T Azure</text:p>
          </table:table-cell>
          <table:table-cell table:style-name="ce16" office:value-type="string">
            <text:p>scientists min</text:p>
          </table:table-cell>
          <table:table-cell table:style-name="ce25" table:number-matrix-columns-spanned="11" table:number-matrix-rows-spanned="1" table:formula="of:=RESEARCHTIME([.C550:.M550])" office:value-type="float" office:value="18180">
            <text:p>18180</text:p>
          </table:table-cell>
          <table:table-cell office:value-type="float" office:value="11446.6666666667">
            <text:p>1144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556]" office:value-type="string" office:string-value="T Azure">
            <text:p>T Azure</text:p>
          </table:table-cell>
          <table:table-cell table:style-name="ce16" office:value-type="string">
            <text:p>war points</text:p>
          </table:table-cell>
          <table:table-cell table:style-name="ce25" table:number-matrix-columns-spanned="11" table:number-matrix-rows-spanned="1" table:formula="of:=TECH_WAR_POINTS([.C551:.M553];[Variables.$B$12:.$B$14];[Variables.$B$23])" office:value-type="float" office:value="3483.642825">
            <text:p>3483.64</text:p>
          </table:table-cell>
          <table:table-cell office:value-type="float" office:value="2193.40474166667">
            <text:p>2193.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table:number-matrix-columns-spanned="1" table:number-matrix-rows-spanned="8" table:formula="of:=&quot;T Zeus&quot;" office:value-type="string" office:string-value="T Zeus">
            <text:p>T Zeus</text:p>
          </table:table-cell>
          <table:table-cell table:style-name="ce15" office:value-type="string">
            <text:p>time</text:p>
          </table:table-cell>
          <table:table-cell table:style-name="ce25" table:number-matrix-columns-spanned="11" table:number-matrix-rows-spanned="6" table:formula="of:=UNITTECHCOEFS([Units.J60];[Units.R60];[Units.S60];[Units.T60];10)" office:value-type="float" office:value="24300">
            <text:p>24300</text:p>
          </table:table-cell>
          <table:table-cell office:value-type="float" office:value="15300">
            <text:p>153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5" office:value-type="string">
            <text:p>metal cost</text:p>
          </table:table-cell>
          <table:table-cell table:style-name="ce25" office:value-type="float" office:value="12303.9">
            <text:p>12303.9</text:p>
          </table:table-cell>
          <table:table-cell office:value-type="float" office:value="7746.9">
            <text:p>7746.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5" office:value-type="string">
            <text:p>energy cost</text:p>
          </table:table-cell>
          <table:table-cell table:style-name="ce25" office:value-type="float" office:value="18455.85">
            <text:p>18455.85</text:p>
          </table:table-cell>
          <table:table-cell office:value-type="float" office:value="11620.35">
            <text:p>11620.3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6" office:value-type="string">
            <text:p>zetium cost</text:p>
          </table:table-cell>
          <table:table-cell table:style-name="ce25" office:value-type="float" office:value="2050.65">
            <text:p>2050.65</text:p>
          </table:table-cell>
          <table:table-cell office:value-type="float" office:value="1291.15">
            <text:p>1291.1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6" office:value-type="string">
            <text:p>armor mod</text:p>
          </table:table-cell>
          <table:table-cell table:style-name="ce25"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6" office:value-type="string">
            <text:p>damage mod</text:p>
          </table:table-cell>
          <table:table-cell table:style-name="ce25"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6" office:value-type="string">
            <text:p>scientists min</text:p>
          </table:table-cell>
          <table:table-cell table:style-name="ce25" table:number-matrix-columns-spanned="11" table:number-matrix-rows-spanned="1" table:formula="of:=RESEARCHTIME([.C559:.M559])" office:value-type="float" office:value="24300">
            <text:p>24300</text:p>
          </table:table-cell>
          <table:table-cell office:value-type="float" office:value="15300">
            <text:p>153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3" table:visibility="filter">
          <table:table-cell office:value-type="string" office:string-value="T Zeus">
            <text:p>T Zeus</text:p>
          </table:table-cell>
          <table:table-cell table:style-name="ce16" office:value-type="string">
            <text:p>war points</text:p>
          </table:table-cell>
          <table:table-cell table:number-matrix-columns-spanned="11" table:number-matrix-rows-spanned="1" table:formula="of:=TECH_WAR_POINTS([.C560:.M562];[Variables.B12:.B14];[Variables.B23])" office:value-type="float" office:value="7331.07375">
            <text:p>7331.07</text:p>
          </table:table-cell>
          <table:table-cell office:value-type="float" office:value="4615.86125">
            <text:p>4615.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1" table:visibility="filter">
          <table:table-cell/>
          <table:table-cell table:style-name="ce15"/>
          <table:table-cell table:number-columns-repeated="8"/>
          <table:table-cell table:style-name="ce15"/>
          <table:table-cell/>
          <table:table-cell table:style-name="ce24"/>
          <table:table-cell table:number-columns-repeated="1011"/>
        </table:table-row>
        <table:table-row table:style-name="ro1" table:visibility="filter">
          <table:table-cell/>
          <table:table-cell table:style-name="ce15"/>
          <table:table-cell table:number-columns-repeated="1022"/>
        </table:table-row>
        <table:table-row table:style-name="ro1" table:visibility="filter" table:number-rows-repeated="3">
          <table:table-cell/>
          <table:table-cell table:style-name="ce15"/>
          <table:table-cell table:number-columns-repeated="8"/>
          <table:table-cell table:style-name="ce15"/>
          <table:table-cell/>
          <table:table-cell table:style-name="ce24"/>
          <table:table-cell table:number-columns-repeated="1011"/>
        </table:table-row>
        <table:table-row table:style-name="ro2" table:visibility="filter">
          <table:table-cell table:style-name="ce6"/>
          <table:table-cell table:style-name="ce17" table:number-columns-repeated="11"/>
          <table:table-cell table:style-name="ce52"/>
          <table:table-cell table:number-columns-repeated="1011"/>
        </table:table-row>
        <table:table-row table:style-name="ro12">
          <table:table-cell table:style-name="ce7" office:value-type="string">
            <text:p>table_end</text:p>
          </table:table-cell>
          <table:table-cell table:style-name="ce18" table:number-columns-repeated="10"/>
          <table:table-cell table:style-name="ce51" table:number-columns-repeated="1013"/>
        </table:table-row>
        <table:table-row table:style-name="ro6">
          <table:table-cell table:number-columns-repeated="8"/>
          <table:table-cell table:style-name="ce41" table:number-columns-repeated="5"/>
          <table:table-cell table:number-columns-repeated="1011"/>
        </table:table-row>
        <table:table-row table:style-name="ro3">
          <table:table-cell table:style-name="ce8" office:value-type="string">
            <text:p>table_filter</text:p>
          </table:table-cell>
          <table:table-cell table:style-name="ce19" table:formula="of:=[.A1]" office:value-type="string" office:string-value="Pavadinimas" table:number-columns-spanned="4" table:number-rows-spanned="1">
            <text:p>Pavadinimas</text:p>
          </table:table-cell>
          <table:covered-table-cell table:number-columns-repeated="3" table:style-name="ce27"/>
          <table:table-cell table:style-name="ce34" office:value-type="string" table:number-columns-spanned="4" table:number-rows-spanned="1">
            <text:p>Atributas</text:p>
          </table:table-cell>
          <table:covered-table-cell table:number-columns-repeated="2" table:style-name="ce27"/>
          <table:covered-table-cell table:style-name="ce43"/>
          <table:table-cell table:style-name="ce41">
            <draw:control table:end-cell-address="Main.L577" table:end-x="0.7685in" table:end-y="0.0291in" draw:z-index="1" draw:text-style-name="P3" svg:width="1.7713in" svg:height="0.2433in" svg:x="0.3394in" svg:y="0.1524in" draw:control="control1"/>
          </table:table-cell>
          <table:table-cell table:style-name="ce41" office:value-type="string">
            <text:p><text:s/></text:p>
          </table:table-cell>
          <table:table-cell table:style-name="ce41" table:number-columns-repeated="2"/>
          <table:table-cell table:number-columns-repeated="1011"/>
        </table:table-row>
        <table:table-row table:style-name="ro3">
          <table:table-cell table:style-name="ce9" office:value-type="string">
            <text:p>Filtruoti pagal:</text:p>
          </table:table-cell>
          <table:table-cell table:style-name="ce20" table:content-validation-name="val1" office:value-type="string" table:number-columns-spanned="4" table:number-rows-spanned="1">
            <text:p>T Vulcan</text:p>
          </table:table-cell>
          <table:covered-table-cell table:number-columns-repeated="3" table:style-name="ce28"/>
          <table:table-cell table:style-name="ce35" table:content-validation-name="val2" office:value-type="string" table:number-columns-spanned="4" table:number-rows-spanned="1">
            <text:p>time</text:p>
          </table:table-cell>
          <table:covered-table-cell table:style-name="ce28"/>
          <table:covered-table-cell table:style-name="ce39"/>
          <table:covered-table-cell table:style-name="ce44"/>
          <table:table-cell table:style-name="ce41" table:number-columns-repeated="3"/>
          <table:table-cell table:number-columns-repeated="1012"/>
        </table:table-row>
        <table:table-row table:style-name="ro3">
          <table:table-cell table:style-name="ce10"/>
          <table:table-cell table:style-name="ce21" table:content-validation-name="val1" office:value-type="string" table:number-columns-spanned="4" table:number-rows-spanned="1">
            <text:p>T Turret Damage</text:p>
          </table:table-cell>
          <table:covered-table-cell table:number-columns-repeated="3" table:style-name="ce17"/>
          <table:table-cell table:style-name="ce36" table:content-validation-name="val2" office:value-type="string" table:number-columns-spanned="4" table:number-rows-spanned="1">
            <text:p>war points</text:p>
          </table:table-cell>
          <table:covered-table-cell table:style-name="ce17"/>
          <table:covered-table-cell table:style-name="ce40"/>
          <table:covered-table-cell table:style-name="ce45"/>
          <table:table-cell table:style-name="ce41" table:number-columns-repeated="3"/>
          <table:table-cell table:number-columns-repeated="1012"/>
        </table:table-row>
        <table:table-row table:style-name="ro3">
          <table:table-cell table:style-name="Default"/>
          <table:table-cell table:number-columns-repeated="6"/>
          <table:table-cell table:style-name="ce41" table:number-columns-repeated="2"/>
          <table:table-cell table:style-name="ce41">
            <draw:control table:end-cell-address="Main.L579" table:end-x="0.8551in" table:end-y="0.111in" draw:z-index="2" draw:text-style-name="P3" svg:width="1.8488in" svg:height="0.2748in" svg:x="0.3484in" svg:y="0.0197in" draw:control="control2"/>
          </table:table-cell>
          <table:table-cell table:style-name="ce41" table:number-columns-repeated="2"/>
          <table:table-cell table:number-columns-repeated="1012"/>
        </table:table-row>
        <table:table-row table:style-name="ro13">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able:number-columns-spanned="2" table:number-rows-spanned="1">
            <text:p>pow (c)</text:p>
          </table:table-cell>
          <table:covered-table-cell table:style-name="ce37"/>
          <table:table-cell table:style-name="ce38"/>
          <table:table-cell table:style-name="ce22" office:value-type="string" table:number-columns-spanned="2" table:number-rows-spanned="1">
            <text:p>exp (d)</text:p>
          </table:table-cell>
          <table:covered-table-cell table:style-name="ce46"/>
          <table:table-cell table:style-name="ce46"/>
          <table:table-cell table:style-name="ce47" office:value-type="string">
            <text:p>sec</text:p>
          </table:table-cell>
          <table:table-cell table:style-name="ce22" office:value-type="string">
            <text:p>minutes</text:p>
          </table:table-cell>
          <table:table-cell table:style-name="ce22" office:value-type="string">
            <text:p>hours</text:p>
          </table:table-cell>
          <table:table-cell table:style-name="ce22" office:value-type="string">
            <text:p>days</text:p>
          </table:table-cell>
          <table:table-cell office:value-type="string">
            <text:p>Rel. change</text:p>
          </table:table-cell>
          <table:table-cell table:number-columns-repeated="1009"/>
        </table:table-row>
        <table:table-row table:style-name="ro14">
          <table:table-cell table:style-name="ce11" office:value-type="string">
            <text:p>Coeficients</text:p>
          </table:table-cell>
          <table:table-cell table:style-name="ce22" table:number-matrix-columns-spanned="11" table:number-matrix-rows-spanned="1" table:formula="of:=FILTER_COEFS([.$A$2:.$M$572]; [.B576];[.F576])" office:value-type="float" office:value="33480">
            <text:p>33480</text:p>
          </table:table-cell>
          <table:table-cell table:style-name="ce22" office:value-type="float" office:value="21080">
            <text:p>21080</text:p>
          </table:table-cell>
          <table:table-cell table:style-name="ce22" office:value-type="float" office:value="-1">
            <text:p>-1</text:p>
          </table:table-cell>
          <table:table-cell table:style-name="ce22" office:value-type="float" office:value="0">
            <text:p>0</text:p>
          </table:table-cell>
          <table:table-cell table:style-name="ce22" office:value-type="float" office:value="0">
            <text:p>0</text:p>
          </table:table-cell>
          <table:table-cell table:style-name="ce38" office:value-type="float" office:value="0">
            <text:p>0</text:p>
          </table:table-cell>
          <table:table-cell table:style-name="ce22" office:value-type="float" office:value="0">
            <text:p>0</text:p>
          </table:table-cell>
          <table:table-cell table:style-name="ce38" office:value-type="float" office:value="0">
            <text:p>0</text:p>
          </table:table-cell>
          <table:table-cell table:style-name="ce46" office:value-type="float" office:value="10">
            <text:p>10</text:p>
          </table:table-cell>
          <table:table-cell table:style-name="ce47" office:value-type="float" office:value="0">
            <text:p>0</text:p>
          </table:table-cell>
          <table:table-cell table:style-name="ce22" office:value-type="float" office:value="1">
            <text:p>1</text:p>
          </table:table-cell>
          <table:table-cell table:style-name="ce22" table:number-columns-repeated="2"/>
          <table:table-cell table:number-columns-repeated="1010"/>
        </table:table-row>
        <table:table-row table:style-name="ro1">
          <table:table-cell table:style-name="ce12" office:value-type="string">
            <text:p>1</text:p>
          </table:table-cell>
          <table:table-cell table:formula="of:=[.$B$580]" office:value-type="float" office:value="33480">
            <text:p>33480</text:p>
          </table:table-cell>
          <table:table-cell table:style-name="ce29" table:formula="of:=SFLINEAR([.$A581]; [.$C$580]; [.$D$580])" office:value-type="float" office:value="0">
            <text:p>0.000</text:p>
          </table:table-cell>
          <table:table-cell/>
          <table:table-cell table:formula="of:=SFPOWER([.$A581]; [.$E$580]; [.$F$580]; [.$G$580])" office:value-type="float" office:value="0">
            <text:p>0</text:p>
          </table:table-cell>
          <table:table-cell table:number-columns-repeated="2"/>
          <table:table-cell table:formula="of:=SFEXP([.$A581]; [.$H$580]; [.$I$580])" office:value-type="float" office:value="0">
            <text:p>0</text:p>
          </table:table-cell>
          <table:table-cell table:number-columns-repeated="2"/>
          <table:table-cell table:style-name="ce48" table:formula="of:=SFJOIN([.B581];[.C581];[.E581];[.H581];[.$L$580]) * IF([.$K$580] = &quot;level&quot;; [.A581]; 1)" office:value-type="float" office:value="33480">
            <text:p>33480.0000</text:p>
          </table:table-cell>
          <table:table-cell table:style-name="ce48" table:formula="of:=IF([.$K$580]=1; [.$K581]*60; [.$K581]/60)" office:value-type="float" office:value="558">
            <text:p>558.0000</text:p>
          </table:table-cell>
          <table:table-cell table:style-name="ce53" table:formula="of:=IF([.$K$580]=1; [.$K581]*60*60; [.$K581]/60/60)" office:value-type="float" office:value="9.3">
            <text:p>9.3000</text:p>
          </table:table-cell>
          <table:table-cell table:style-name="ce53" table:formula="of:=IF([.$K$580]=1; [.$K581]*60*60*24; [.$K581]/60/60/24)" office:value-type="float" office:value="0.3875">
            <text:p>0.3875</text:p>
          </table:table-cell>
          <table:table-cell table:number-columns-repeated="1010"/>
        </table:table-row>
        <table:table-row table:style-name="ro1">
          <table:table-cell table:style-name="ce12" office:value-type="string">
            <text:p>2</text:p>
          </table:table-cell>
          <table:table-cell table:formula="of:=[.$B$580]" office:value-type="float" office:value="33480">
            <text:p>33480</text:p>
          </table:table-cell>
          <table:table-cell table:style-name="ce29" table:formula="of:=SFLINEAR([.$A582]; [.$C$580]; [.$D$580])" office:value-type="float" office:value="21080">
            <text:p>21080.000</text:p>
          </table:table-cell>
          <table:table-cell/>
          <table:table-cell table:formula="of:=SFPOWER([.$A582]; [.$E$580]; [.$F$580]; [.$G$580])" office:value-type="float" office:value="0">
            <text:p>0</text:p>
          </table:table-cell>
          <table:table-cell table:number-columns-repeated="2"/>
          <table:table-cell table:formula="of:=SFEXP([.$A582]; [.$H$580]; [.$I$580])" office:value-type="float" office:value="0">
            <text:p>0</text:p>
          </table:table-cell>
          <table:table-cell table:number-columns-repeated="2"/>
          <table:table-cell table:style-name="ce48" table:formula="of:=SFJOIN([.B582];[.C582];[.E582];[.H582];[.$L$580]) * IF([.$K$580] = &quot;level&quot;; [.A582]; 1)" office:value-type="float" office:value="54560">
            <text:p>54560.0000</text:p>
          </table:table-cell>
          <table:table-cell table:style-name="ce48" table:formula="of:=IF([.$K$580]=1; [.$K582]*60; [.$K582]/60)" office:value-type="float" office:value="909.333333333333">
            <text:p>909.3333</text:p>
          </table:table-cell>
          <table:table-cell table:style-name="ce53" table:formula="of:=IF([.$K$580]=1; [.$K582]*60*60; [.$K582]/60/60)" office:value-type="float" office:value="15.1555555555556">
            <text:p>15.1556</text:p>
          </table:table-cell>
          <table:table-cell table:style-name="ce53" table:formula="of:=IF([.$K$580]=1; [.$K582]*60*60*24; [.$K582]/60/60/24)" office:value-type="float" office:value="0.631481481481482">
            <text:p>0.6315</text:p>
          </table:table-cell>
          <table:table-cell table:formula="of:=[.K582]/[.K581]" office:value-type="float" office:value="1.62962962962963">
            <text:p>1.63</text:p>
          </table:table-cell>
          <table:table-cell table:number-columns-repeated="1009"/>
        </table:table-row>
        <table:table-row table:style-name="ro1">
          <table:table-cell table:style-name="ce12" office:value-type="string">
            <text:p>3</text:p>
          </table:table-cell>
          <table:table-cell table:formula="of:=[.$B$580]" office:value-type="float" office:value="33480">
            <text:p>33480</text:p>
          </table:table-cell>
          <table:table-cell table:style-name="ce29" table:formula="of:=SFLINEAR([.$A583]; [.$C$580]; [.$D$580])" office:value-type="float" office:value="42160">
            <text:p>42160.000</text:p>
          </table:table-cell>
          <table:table-cell/>
          <table:table-cell table:formula="of:=SFPOWER([.$A583]; [.$E$580]; [.$F$580]; [.$G$580])" office:value-type="float" office:value="0">
            <text:p>0</text:p>
          </table:table-cell>
          <table:table-cell table:number-columns-repeated="2"/>
          <table:table-cell table:formula="of:=SFEXP([.$A583]; [.$H$580]; [.$I$580])" office:value-type="float" office:value="0">
            <text:p>0</text:p>
          </table:table-cell>
          <table:table-cell table:number-columns-repeated="2"/>
          <table:table-cell table:style-name="ce48" table:formula="of:=SFJOIN([.B583];[.C583];[.E583];[.H583];[.$L$580]) * IF([.$K$580] = &quot;level&quot;; [.A583]; 1)" office:value-type="float" office:value="75640">
            <text:p>75640.0000</text:p>
          </table:table-cell>
          <table:table-cell table:style-name="ce48" table:formula="of:=IF([.$K$580]=1; [.$K583]*60; [.$K583]/60)" office:value-type="float" office:value="1260.66666666667">
            <text:p>1260.6667</text:p>
          </table:table-cell>
          <table:table-cell table:style-name="ce53" table:formula="of:=IF([.$K$580]=1; [.$K583]*60*60; [.$K583]/60/60)" office:value-type="float" office:value="21.0111111111111">
            <text:p>21.0111</text:p>
          </table:table-cell>
          <table:table-cell table:style-name="ce53" table:formula="of:=IF([.$K$580]=1; [.$K583]*60*60*24; [.$K583]/60/60/24)" office:value-type="float" office:value="0.875462962962963">
            <text:p>0.8755</text:p>
          </table:table-cell>
          <table:table-cell table:formula="of:=[.K583]/[.K582]" office:value-type="float" office:value="1.38636363636364">
            <text:p>1.39</text:p>
          </table:table-cell>
          <table:table-cell table:number-columns-repeated="1009"/>
        </table:table-row>
        <table:table-row table:style-name="ro1">
          <table:table-cell table:style-name="ce12" office:value-type="string">
            <text:p>4</text:p>
          </table:table-cell>
          <table:table-cell table:formula="of:=[.$B$580]" office:value-type="float" office:value="33480">
            <text:p>33480</text:p>
          </table:table-cell>
          <table:table-cell table:style-name="ce29" table:formula="of:=SFLINEAR([.$A584]; [.$C$580]; [.$D$580])" office:value-type="float" office:value="63240">
            <text:p>63240.000</text:p>
          </table:table-cell>
          <table:table-cell/>
          <table:table-cell table:formula="of:=SFPOWER([.$A584]; [.$E$580]; [.$F$580]; [.$G$580])" office:value-type="float" office:value="0">
            <text:p>0</text:p>
          </table:table-cell>
          <table:table-cell table:number-columns-repeated="2"/>
          <table:table-cell table:formula="of:=SFEXP([.$A584]; [.$H$580]; [.$I$580])" office:value-type="float" office:value="0">
            <text:p>0</text:p>
          </table:table-cell>
          <table:table-cell table:number-columns-repeated="2"/>
          <table:table-cell table:style-name="ce48" table:formula="of:=SFJOIN([.B584];[.C584];[.E584];[.H584];[.$L$580]) * IF([.$K$580] = &quot;level&quot;; [.A584]; 1)" office:value-type="float" office:value="96720">
            <text:p>96720.0000</text:p>
          </table:table-cell>
          <table:table-cell table:style-name="ce48" table:formula="of:=IF([.$K$580]=1; [.$K584]*60; [.$K584]/60)" office:value-type="float" office:value="1612">
            <text:p>1612.0000</text:p>
          </table:table-cell>
          <table:table-cell table:style-name="ce53" table:formula="of:=IF([.$K$580]=1; [.$K584]*60*60; [.$K584]/60/60)" office:value-type="float" office:value="26.8666666666667">
            <text:p>26.8667</text:p>
          </table:table-cell>
          <table:table-cell table:style-name="ce53" table:formula="of:=IF([.$K$580]=1; [.$K584]*60*60*24; [.$K584]/60/60/24)" office:value-type="float" office:value="1.11944444444444">
            <text:p>1.1194</text:p>
          </table:table-cell>
          <table:table-cell table:formula="of:=[.K584]/[.K583]" office:value-type="float" office:value="1.27868852459016">
            <text:p>1.28</text:p>
          </table:table-cell>
          <table:table-cell table:number-columns-repeated="1009"/>
        </table:table-row>
        <table:table-row table:style-name="ro1">
          <table:table-cell table:style-name="ce12" office:value-type="string">
            <text:p>5</text:p>
          </table:table-cell>
          <table:table-cell table:formula="of:=[.$B$580]" office:value-type="float" office:value="33480">
            <text:p>33480</text:p>
          </table:table-cell>
          <table:table-cell table:style-name="ce29" table:formula="of:=SFLINEAR([.$A585]; [.$C$580]; [.$D$580])" office:value-type="float" office:value="84320">
            <text:p>84320.000</text:p>
          </table:table-cell>
          <table:table-cell/>
          <table:table-cell table:formula="of:=SFPOWER([.$A585]; [.$E$580]; [.$F$580]; [.$G$580])" office:value-type="float" office:value="0">
            <text:p>0</text:p>
          </table:table-cell>
          <table:table-cell table:number-columns-repeated="2"/>
          <table:table-cell table:formula="of:=SFEXP([.$A585]; [.$H$580]; [.$I$580])" office:value-type="float" office:value="0">
            <text:p>0</text:p>
          </table:table-cell>
          <table:table-cell table:number-columns-repeated="2"/>
          <table:table-cell table:style-name="ce48" table:formula="of:=SFJOIN([.B585];[.C585];[.E585];[.H585];[.$L$580]) * IF([.$K$580] = &quot;level&quot;; [.A585]; 1)" office:value-type="float" office:value="117800">
            <text:p>117800.0000</text:p>
          </table:table-cell>
          <table:table-cell table:style-name="ce48" table:formula="of:=IF([.$K$580]=1; [.$K585]*60; [.$K585]/60)" office:value-type="float" office:value="1963.33333333333">
            <text:p>1963.3333</text:p>
          </table:table-cell>
          <table:table-cell table:style-name="ce53" table:formula="of:=IF([.$K$580]=1; [.$K585]*60*60; [.$K585]/60/60)" office:value-type="float" office:value="32.7222222222222">
            <text:p>32.7222</text:p>
          </table:table-cell>
          <table:table-cell table:style-name="ce53" table:formula="of:=IF([.$K$580]=1; [.$K585]*60*60*24; [.$K585]/60/60/24)" office:value-type="float" office:value="1.36342592592593">
            <text:p>1.3634</text:p>
          </table:table-cell>
          <table:table-cell table:formula="of:=[.K585]/[.K584]" office:value-type="float" office:value="1.21794871794872">
            <text:p>1.22</text:p>
          </table:table-cell>
          <table:table-cell table:number-columns-repeated="1009"/>
        </table:table-row>
        <table:table-row table:style-name="ro1">
          <table:table-cell table:style-name="ce12" office:value-type="string">
            <text:p>6</text:p>
          </table:table-cell>
          <table:table-cell table:formula="of:=[.$B$580]" office:value-type="float" office:value="33480">
            <text:p>33480</text:p>
          </table:table-cell>
          <table:table-cell table:style-name="ce29" table:formula="of:=SFLINEAR([.$A586]; [.$C$580]; [.$D$580])" office:value-type="float" office:value="105400">
            <text:p>105400.000</text:p>
          </table:table-cell>
          <table:table-cell/>
          <table:table-cell table:formula="of:=SFPOWER([.$A586]; [.$E$580]; [.$F$580]; [.$G$580])" office:value-type="float" office:value="0">
            <text:p>0</text:p>
          </table:table-cell>
          <table:table-cell table:number-columns-repeated="2"/>
          <table:table-cell table:formula="of:=SFEXP([.$A586]; [.$H$580]; [.$I$580])" office:value-type="float" office:value="0">
            <text:p>0</text:p>
          </table:table-cell>
          <table:table-cell table:number-columns-repeated="2"/>
          <table:table-cell table:style-name="ce48" table:formula="of:=SFJOIN([.B586];[.C586];[.E586];[.H586];[.$L$580]) * IF([.$K$580] = &quot;level&quot;; [.A586]; 1)" office:value-type="float" office:value="138880">
            <text:p>138880.0000</text:p>
          </table:table-cell>
          <table:table-cell table:style-name="ce48" table:formula="of:=IF([.$K$580]=1; [.$K586]*60; [.$K586]/60)" office:value-type="float" office:value="2314.66666666667">
            <text:p>2314.6667</text:p>
          </table:table-cell>
          <table:table-cell table:style-name="ce53" table:formula="of:=IF([.$K$580]=1; [.$K586]*60*60; [.$K586]/60/60)" office:value-type="float" office:value="38.5777777777778">
            <text:p>38.5778</text:p>
          </table:table-cell>
          <table:table-cell table:style-name="ce53" table:formula="of:=IF([.$K$580]=1; [.$K586]*60*60*24; [.$K586]/60/60/24)" office:value-type="float" office:value="1.60740740740741">
            <text:p>1.6074</text:p>
          </table:table-cell>
          <table:table-cell table:formula="of:=[.K586]/[.K585]" office:value-type="float" office:value="1.17894736842105">
            <text:p>1.18</text:p>
          </table:table-cell>
          <table:table-cell table:number-columns-repeated="1009"/>
        </table:table-row>
        <table:table-row table:style-name="ro1">
          <table:table-cell table:style-name="ce12" office:value-type="string">
            <text:p>7</text:p>
          </table:table-cell>
          <table:table-cell table:formula="of:=[.$B$580]" office:value-type="float" office:value="33480">
            <text:p>33480</text:p>
          </table:table-cell>
          <table:table-cell table:style-name="ce29" table:formula="of:=SFLINEAR([.$A587]; [.$C$580]; [.$D$580])" office:value-type="float" office:value="126480">
            <text:p>126480.000</text:p>
          </table:table-cell>
          <table:table-cell/>
          <table:table-cell table:formula="of:=SFPOWER([.$A587]; [.$E$580]; [.$F$580]; [.$G$580])" office:value-type="float" office:value="0">
            <text:p>0</text:p>
          </table:table-cell>
          <table:table-cell table:number-columns-repeated="2"/>
          <table:table-cell table:formula="of:=SFEXP([.$A587]; [.$H$580]; [.$I$580])" office:value-type="float" office:value="0">
            <text:p>0</text:p>
          </table:table-cell>
          <table:table-cell table:number-columns-repeated="2"/>
          <table:table-cell table:style-name="ce48" table:formula="of:=SFJOIN([.B587];[.C587];[.E587];[.H587];[.$L$580]) * IF([.$K$580] = &quot;level&quot;; [.A587]; 1)" office:value-type="float" office:value="159960">
            <text:p>159960.0000</text:p>
          </table:table-cell>
          <table:table-cell table:style-name="ce48" table:formula="of:=IF([.$K$580]=1; [.$K587]*60; [.$K587]/60)" office:value-type="float" office:value="2666">
            <text:p>2666.0000</text:p>
          </table:table-cell>
          <table:table-cell table:style-name="ce53" table:formula="of:=IF([.$K$580]=1; [.$K587]*60*60; [.$K587]/60/60)" office:value-type="float" office:value="44.4333333333333">
            <text:p>44.4333</text:p>
          </table:table-cell>
          <table:table-cell table:style-name="ce53" table:formula="of:=IF([.$K$580]=1; [.$K587]*60*60*24; [.$K587]/60/60/24)" office:value-type="float" office:value="1.85138888888889">
            <text:p>1.8514</text:p>
          </table:table-cell>
          <table:table-cell table:formula="of:=[.K587]/[.K586]" office:value-type="float" office:value="1.15178571428571">
            <text:p>1.15</text:p>
          </table:table-cell>
          <table:table-cell table:number-columns-repeated="1009"/>
        </table:table-row>
        <table:table-row table:style-name="ro1">
          <table:table-cell table:style-name="ce12" office:value-type="string">
            <text:p>8</text:p>
          </table:table-cell>
          <table:table-cell table:formula="of:=[.$B$580]" office:value-type="float" office:value="33480">
            <text:p>33480</text:p>
          </table:table-cell>
          <table:table-cell table:style-name="ce29" table:formula="of:=SFLINEAR([.$A588]; [.$C$580]; [.$D$580])" office:value-type="float" office:value="147560">
            <text:p>147560.000</text:p>
          </table:table-cell>
          <table:table-cell/>
          <table:table-cell table:formula="of:=SFPOWER([.$A588]; [.$E$580]; [.$F$580]; [.$G$580])" office:value-type="float" office:value="0">
            <text:p>0</text:p>
          </table:table-cell>
          <table:table-cell table:number-columns-repeated="2"/>
          <table:table-cell table:formula="of:=SFEXP([.$A588]; [.$H$580]; [.$I$580])" office:value-type="float" office:value="0">
            <text:p>0</text:p>
          </table:table-cell>
          <table:table-cell table:number-columns-repeated="2"/>
          <table:table-cell table:style-name="ce48" table:formula="of:=SFJOIN([.B588];[.C588];[.E588];[.H588];[.$L$580]) * IF([.$K$580] = &quot;level&quot;; [.A588]; 1)" office:value-type="float" office:value="181040">
            <text:p>181040.0000</text:p>
          </table:table-cell>
          <table:table-cell table:style-name="ce48" table:formula="of:=IF([.$K$580]=1; [.$K588]*60; [.$K588]/60)" office:value-type="float" office:value="3017.33333333333">
            <text:p>3017.3333</text:p>
          </table:table-cell>
          <table:table-cell table:style-name="ce53" table:formula="of:=IF([.$K$580]=1; [.$K588]*60*60; [.$K588]/60/60)" office:value-type="float" office:value="50.2888888888889">
            <text:p>50.2889</text:p>
          </table:table-cell>
          <table:table-cell table:style-name="ce53" table:formula="of:=IF([.$K$580]=1; [.$K588]*60*60*24; [.$K588]/60/60/24)" office:value-type="float" office:value="2.09537037037037">
            <text:p>2.0954</text:p>
          </table:table-cell>
          <table:table-cell table:formula="of:=[.K588]/[.K587]" office:value-type="float" office:value="1.13178294573643">
            <text:p>1.13</text:p>
          </table:table-cell>
          <table:table-cell table:number-columns-repeated="1009"/>
        </table:table-row>
        <table:table-row table:style-name="ro1">
          <table:table-cell table:style-name="ce12" office:value-type="string">
            <text:p>9</text:p>
          </table:table-cell>
          <table:table-cell table:formula="of:=[.$B$580]" office:value-type="float" office:value="33480">
            <text:p>33480</text:p>
          </table:table-cell>
          <table:table-cell table:style-name="ce29" table:formula="of:=SFLINEAR([.$A589]; [.$C$580]; [.$D$580])" office:value-type="float" office:value="168640">
            <text:p>168640.000</text:p>
          </table:table-cell>
          <table:table-cell/>
          <table:table-cell table:formula="of:=SFPOWER([.$A589]; [.$E$580]; [.$F$580]; [.$G$580])" office:value-type="float" office:value="0">
            <text:p>0</text:p>
          </table:table-cell>
          <table:table-cell table:number-columns-repeated="2"/>
          <table:table-cell table:formula="of:=SFEXP([.$A589]; [.$H$580]; [.$I$580])" office:value-type="float" office:value="0">
            <text:p>0</text:p>
          </table:table-cell>
          <table:table-cell table:number-columns-repeated="2"/>
          <table:table-cell table:style-name="ce48" table:formula="of:=SFJOIN([.B589];[.C589];[.E589];[.H589];[.$L$580]) * IF([.$K$580] = &quot;level&quot;; [.A589]; 1)" office:value-type="float" office:value="202120">
            <text:p>202120.0000</text:p>
          </table:table-cell>
          <table:table-cell table:style-name="ce48" table:formula="of:=IF([.$K$580]=1; [.$K589]*60; [.$K589]/60)" office:value-type="float" office:value="3368.66666666667">
            <text:p>3368.6667</text:p>
          </table:table-cell>
          <table:table-cell table:style-name="ce53" table:formula="of:=IF([.$K$580]=1; [.$K589]*60*60; [.$K589]/60/60)" office:value-type="float" office:value="56.1444444444444">
            <text:p>56.1444</text:p>
          </table:table-cell>
          <table:table-cell table:style-name="ce53" table:formula="of:=IF([.$K$580]=1; [.$K589]*60*60*24; [.$K589]/60/60/24)" office:value-type="float" office:value="2.33935185185185">
            <text:p>2.3394</text:p>
          </table:table-cell>
          <table:table-cell table:formula="of:=[.K589]/[.K588]" office:value-type="float" office:value="1.11643835616438">
            <text:p>1.12</text:p>
          </table:table-cell>
          <table:table-cell table:number-columns-repeated="1009"/>
        </table:table-row>
        <table:table-row table:style-name="ro1">
          <table:table-cell table:style-name="ce12" office:value-type="string">
            <text:p>10</text:p>
          </table:table-cell>
          <table:table-cell table:formula="of:=[.$B$580]" office:value-type="float" office:value="33480">
            <text:p>33480</text:p>
          </table:table-cell>
          <table:table-cell table:style-name="ce29" table:formula="of:=SFLINEAR([.$A590]; [.$C$580]; [.$D$580])" office:value-type="float" office:value="189720">
            <text:p>189720.000</text:p>
          </table:table-cell>
          <table:table-cell/>
          <table:table-cell table:formula="of:=SFPOWER([.$A590]; [.$E$580]; [.$F$580]; [.$G$580])" office:value-type="float" office:value="0">
            <text:p>0</text:p>
          </table:table-cell>
          <table:table-cell table:number-columns-repeated="2"/>
          <table:table-cell table:formula="of:=SFEXP([.$A590]; [.$H$580]; [.$I$580])" office:value-type="float" office:value="0">
            <text:p>0</text:p>
          </table:table-cell>
          <table:table-cell table:number-columns-repeated="2"/>
          <table:table-cell table:style-name="ce48" table:formula="of:=SFJOIN([.B590];[.C590];[.E590];[.H590];[.$L$580]) * IF([.$K$580] = &quot;level&quot;; [.A590]; 1)" office:value-type="float" office:value="223200">
            <text:p>223200.0000</text:p>
          </table:table-cell>
          <table:table-cell table:style-name="ce48" table:formula="of:=IF([.$K$580]=1; [.$K590]*60; [.$K590]/60)" office:value-type="float" office:value="3720">
            <text:p>3720.0000</text:p>
          </table:table-cell>
          <table:table-cell table:style-name="ce53" table:formula="of:=IF([.$K$580]=1; [.$K590]*60*60; [.$K590]/60/60)" office:value-type="float" office:value="62">
            <text:p>62.0000</text:p>
          </table:table-cell>
          <table:table-cell table:style-name="ce53" table:formula="of:=IF([.$K$580]=1; [.$K590]*60*60*24; [.$K590]/60/60/24)" office:value-type="float" office:value="2.58333333333333">
            <text:p>2.5833</text:p>
          </table:table-cell>
          <table:table-cell table:formula="of:=[.K590]/[.K589]" office:value-type="float" office:value="1.10429447852761">
            <text:p>1.1</text:p>
          </table:table-cell>
          <table:table-cell table:number-columns-repeated="1009"/>
        </table:table-row>
        <table:table-row table:style-name="ro1">
          <table:table-cell table:style-name="Default"/>
          <table:table-cell table:number-columns-repeated="1023"/>
        </table:table-row>
        <table:table-row table:style-name="ro15">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able:number-columns-spanned="2" table:number-rows-spanned="1">
            <text:p>pow (c)</text:p>
          </table:table-cell>
          <table:covered-table-cell table:style-name="ce37"/>
          <table:table-cell table:style-name="ce38"/>
          <table:table-cell table:style-name="ce22" office:value-type="string" table:number-columns-spanned="2" table:number-rows-spanned="1">
            <text:p>exp (d)</text:p>
          </table:table-cell>
          <table:covered-table-cell table:style-name="ce46"/>
          <table:table-cell table:style-name="ce46"/>
          <table:table-cell table:style-name="ce47" office:value-type="string">
            <text:p>seconds</text:p>
          </table:table-cell>
          <table:table-cell table:style-name="ce22" office:value-type="string">
            <text:p>minutes</text:p>
          </table:table-cell>
          <table:table-cell table:style-name="ce22" office:value-type="string">
            <text:p>hours</text:p>
          </table:table-cell>
          <table:table-cell table:style-name="ce22" office:value-type="string">
            <text:p>days</text:p>
          </table:table-cell>
          <table:table-cell office:value-type="string">
            <text:p>Rel. change</text:p>
          </table:table-cell>
          <table:table-cell table:number-columns-repeated="1009"/>
        </table:table-row>
        <table:table-row table:style-name="ro15">
          <table:table-cell table:style-name="ce11" office:value-type="string">
            <text:p>Coeficients</text:p>
          </table:table-cell>
          <table:table-cell table:style-name="ce22" table:number-matrix-columns-spanned="11" table:number-matrix-rows-spanned="1" table:formula="of:=FILTER_COEFS([.$A$2:.$M$572]; [.B577];[.F577])" office:value-type="float" office:value="13928.5033333333">
            <text:p>13928.5</text:p>
          </table:table-cell>
          <table:table-cell table:style-name="ce22" office:value-type="float" office:value="6189.84407407407">
            <text:p>6189.84</text:p>
          </table:table-cell>
          <table:table-cell table:style-name="ce22" office:value-type="float" office:value="-1">
            <text:p>-1</text:p>
          </table:table-cell>
          <table:table-cell table:style-name="ce22" office:value-type="float" office:value="0">
            <text:p>0</text:p>
          </table:table-cell>
          <table:table-cell table:style-name="ce22" office:value-type="float" office:value="0">
            <text:p>0</text:p>
          </table:table-cell>
          <table:table-cell table:style-name="ce38" office:value-type="float" office:value="0">
            <text:p>0</text:p>
          </table:table-cell>
          <table:table-cell table:style-name="ce22" office:value-type="float" office:value="0">
            <text:p>0</text:p>
          </table:table-cell>
          <table:table-cell table:style-name="ce38" office:value-type="float" office:value="0">
            <text:p>0</text:p>
          </table:table-cell>
          <table:table-cell table:style-name="ce46" office:value-type="float" office:value="10">
            <text:p>10</text:p>
          </table:table-cell>
          <table:table-cell table:style-name="ce47" office:value-type="string" office:string-value="level">
            <text:p>level</text:p>
          </table:table-cell>
          <table:table-cell table:style-name="ce22" office:value-type="float" office:value="1">
            <text:p>1</text:p>
          </table:table-cell>
          <table:table-cell table:style-name="ce22" table:number-columns-repeated="2"/>
          <table:table-cell table:number-columns-repeated="1010"/>
        </table:table-row>
        <table:table-row table:style-name="ro1">
          <table:table-cell table:style-name="ce12" office:value-type="string">
            <text:p>1</text:p>
          </table:table-cell>
          <table:table-cell table:formula="of:=[.$B$593]" office:value-type="float" office:value="13928.5033333333">
            <text:p>13928.5</text:p>
          </table:table-cell>
          <table:table-cell table:style-name="ce29" table:formula="of:=SFLINEAR([.$A594]; [.$C$593]; [.$D$593])" office:value-type="float" office:value="0">
            <text:p>0.000</text:p>
          </table:table-cell>
          <table:table-cell/>
          <table:table-cell table:formula="of:=SFPOWER([.$A594]; [.$E$593]; [.$F$593]; [.$G$593])" office:value-type="float" office:value="0">
            <text:p>0</text:p>
          </table:table-cell>
          <table:table-cell table:number-columns-repeated="2"/>
          <table:table-cell table:formula="of:=SFEXP([.$A594]; [.$H$593]; [.$I$593])" office:value-type="float" office:value="0">
            <text:p>0</text:p>
          </table:table-cell>
          <table:table-cell table:number-columns-repeated="2"/>
          <table:table-cell table:style-name="ce48" table:formula="of:=SFJOIN([.B594];[.C594];[.E594];[.H594];[.$L$593]) * IF([.$K$593] = &quot;level&quot;; [.A594]; 1)" office:value-type="float" office:value="13928.5033333333">
            <text:p>13928.5033</text:p>
          </table:table-cell>
          <table:table-cell table:style-name="ce48" table:formula="of:=IF([.$K$593]=1; [.$K594]*60; [.$K594]/60)" office:value-type="float" office:value="232.141722222222">
            <text:p>232.1417</text:p>
          </table:table-cell>
          <table:table-cell table:style-name="ce53" table:formula="of:=IF([.$K$593]=1; [.$K594]*60*60; [.$K594]/60/60)" office:value-type="float" office:value="3.8690287037037">
            <text:p>3.8690</text:p>
          </table:table-cell>
          <table:table-cell table:style-name="ce53" table:formula="of:=IF([.$K$593]=1; [.$K594]*60*60*24; [.$K594]/60/60/24)" office:value-type="float" office:value="0.161209529320988">
            <text:p>0.1612</text:p>
          </table:table-cell>
          <table:table-cell table:number-columns-repeated="1010"/>
        </table:table-row>
        <table:table-row table:style-name="ro1">
          <table:table-cell table:style-name="ce12" office:value-type="string">
            <text:p>2</text:p>
          </table:table-cell>
          <table:table-cell table:formula="of:=[.$B$593]" office:value-type="float" office:value="13928.5033333333">
            <text:p>13928.5</text:p>
          </table:table-cell>
          <table:table-cell table:style-name="ce29" table:formula="of:=SFLINEAR([.$A595]; [.$C$593]; [.$D$593])" office:value-type="float" office:value="6189.84407407407">
            <text:p>6189.844</text:p>
          </table:table-cell>
          <table:table-cell/>
          <table:table-cell table:formula="of:=SFPOWER([.$A595]; [.$E$593]; [.$F$593]; [.$G$593])" office:value-type="float" office:value="0">
            <text:p>0</text:p>
          </table:table-cell>
          <table:table-cell table:number-columns-repeated="2"/>
          <table:table-cell table:formula="of:=SFEXP([.$A595]; [.$H$593]; [.$I$593])" office:value-type="float" office:value="0">
            <text:p>0</text:p>
          </table:table-cell>
          <table:table-cell table:number-columns-repeated="2"/>
          <table:table-cell table:style-name="ce48" table:formula="of:=SFJOIN([.B595];[.C595];[.E595];[.H595];[.$L$593]) * IF([.$K$593] = &quot;level&quot;; [.A595]; 1)" office:value-type="float" office:value="40236.6948148148">
            <text:p>40236.6948</text:p>
          </table:table-cell>
          <table:table-cell table:style-name="ce48" table:formula="of:=IF([.$K$593]=1; [.$K595]*60; [.$K595]/60)" office:value-type="float" office:value="670.611580246913">
            <text:p>670.6116</text:p>
          </table:table-cell>
          <table:table-cell table:style-name="ce53" table:formula="of:=IF([.$K$593]=1; [.$K595]*60*60; [.$K595]/60/60)" office:value-type="float" office:value="11.1768596707819">
            <text:p>11.1769</text:p>
          </table:table-cell>
          <table:table-cell table:style-name="ce53" table:formula="of:=IF([.$K$593]=1; [.$K595]*60*60*24; [.$K595]/60/60/24)" office:value-type="float" office:value="0.465702486282579">
            <text:p>0.4657</text:p>
          </table:table-cell>
          <table:table-cell table:formula="of:=[.K595]/[.K594]" office:value-type="float" office:value="2.8888024687133">
            <text:p>2.89</text:p>
          </table:table-cell>
          <table:table-cell table:number-columns-repeated="1009"/>
        </table:table-row>
        <table:table-row table:style-name="ro1">
          <table:table-cell table:style-name="ce12" office:value-type="string">
            <text:p>3</text:p>
          </table:table-cell>
          <table:table-cell table:formula="of:=[.$B$593]" office:value-type="float" office:value="13928.5033333333">
            <text:p>13928.5</text:p>
          </table:table-cell>
          <table:table-cell table:style-name="ce29" table:formula="of:=SFLINEAR([.$A596]; [.$C$593]; [.$D$593])" office:value-type="float" office:value="12379.6881481481">
            <text:p>12379.688</text:p>
          </table:table-cell>
          <table:table-cell/>
          <table:table-cell table:formula="of:=SFPOWER([.$A596]; [.$E$593]; [.$F$593]; [.$G$593])" office:value-type="float" office:value="0">
            <text:p>0</text:p>
          </table:table-cell>
          <table:table-cell table:number-columns-repeated="2"/>
          <table:table-cell table:formula="of:=SFEXP([.$A596]; [.$H$593]; [.$I$593])" office:value-type="float" office:value="0">
            <text:p>0</text:p>
          </table:table-cell>
          <table:table-cell table:number-columns-repeated="2"/>
          <table:table-cell table:style-name="ce48" table:formula="of:=SFJOIN([.B596];[.C596];[.E596];[.H596];[.$L$593]) * IF([.$K$593] = &quot;level&quot;; [.A596]; 1)" office:value-type="float" office:value="78924.5744444444">
            <text:p>78924.5744</text:p>
          </table:table-cell>
          <table:table-cell table:style-name="ce48" table:formula="of:=IF([.$K$593]=1; [.$K596]*60; [.$K596]/60)" office:value-type="float" office:value="1315.40957407407">
            <text:p>1315.4096</text:p>
          </table:table-cell>
          <table:table-cell table:style-name="ce53" table:formula="of:=IF([.$K$593]=1; [.$K596]*60*60; [.$K596]/60/60)" office:value-type="float" office:value="21.9234929012346">
            <text:p>21.9235</text:p>
          </table:table-cell>
          <table:table-cell table:style-name="ce53" table:formula="of:=IF([.$K$593]=1; [.$K596]*60*60*24; [.$K596]/60/60/24)" office:value-type="float" office:value="0.913478870884773">
            <text:p>0.9135</text:p>
          </table:table-cell>
          <table:table-cell table:formula="of:=[.K596]/[.K595]" office:value-type="float" office:value="1.9615073953685">
            <text:p>1.96</text:p>
          </table:table-cell>
          <table:table-cell table:number-columns-repeated="1009"/>
        </table:table-row>
        <table:table-row table:style-name="ro1">
          <table:table-cell table:style-name="ce12" office:value-type="string">
            <text:p>4</text:p>
          </table:table-cell>
          <table:table-cell table:formula="of:=[.$B$593]" office:value-type="float" office:value="13928.5033333333">
            <text:p>13928.5</text:p>
          </table:table-cell>
          <table:table-cell table:style-name="ce29" table:formula="of:=SFLINEAR([.$A597]; [.$C$593]; [.$D$593])" office:value-type="float" office:value="18569.5322222222">
            <text:p>18569.532</text:p>
          </table:table-cell>
          <table:table-cell/>
          <table:table-cell table:formula="of:=SFPOWER([.$A597]; [.$E$593]; [.$F$593]; [.$G$593])" office:value-type="float" office:value="0">
            <text:p>0</text:p>
          </table:table-cell>
          <table:table-cell table:number-columns-repeated="2"/>
          <table:table-cell table:formula="of:=SFEXP([.$A597]; [.$H$593]; [.$I$593])" office:value-type="float" office:value="0">
            <text:p>0</text:p>
          </table:table-cell>
          <table:table-cell table:number-columns-repeated="2"/>
          <table:table-cell table:style-name="ce48" table:formula="of:=SFJOIN([.B597];[.C597];[.E597];[.H597];[.$L$593]) * IF([.$K$593] = &quot;level&quot;; [.A597]; 1)" office:value-type="float" office:value="129992.142222222">
            <text:p>129992.1422</text:p>
          </table:table-cell>
          <table:table-cell table:style-name="ce48" table:formula="of:=IF([.$K$593]=1; [.$K597]*60; [.$K597]/60)" office:value-type="float" office:value="2166.5357037037">
            <text:p>2166.5357</text:p>
          </table:table-cell>
          <table:table-cell table:style-name="ce53" table:formula="of:=IF([.$K$593]=1; [.$K597]*60*60; [.$K597]/60/60)" office:value-type="float" office:value="36.1089283950617">
            <text:p>36.1089</text:p>
          </table:table-cell>
          <table:table-cell table:style-name="ce53" table:formula="of:=IF([.$K$593]=1; [.$K597]*60*60*24; [.$K597]/60/60/24)" office:value-type="float" office:value="1.50453868312757">
            <text:p>1.5045</text:p>
          </table:table-cell>
          <table:table-cell table:formula="of:=[.K597]/[.K596]" office:value-type="float" office:value="1.64704267507612">
            <text:p>1.65</text:p>
          </table:table-cell>
          <table:table-cell table:number-columns-repeated="1009"/>
        </table:table-row>
        <table:table-row table:style-name="ro1">
          <table:table-cell table:style-name="ce12" office:value-type="string">
            <text:p>5</text:p>
          </table:table-cell>
          <table:table-cell table:formula="of:=[.$B$593]" office:value-type="float" office:value="13928.5033333333">
            <text:p>13928.5</text:p>
          </table:table-cell>
          <table:table-cell table:style-name="ce29" table:formula="of:=SFLINEAR([.$A598]; [.$C$593]; [.$D$593])" office:value-type="float" office:value="24759.3762962963">
            <text:p>24759.376</text:p>
          </table:table-cell>
          <table:table-cell/>
          <table:table-cell table:formula="of:=SFPOWER([.$A598]; [.$E$593]; [.$F$593]; [.$G$593])" office:value-type="float" office:value="0">
            <text:p>0</text:p>
          </table:table-cell>
          <table:table-cell table:number-columns-repeated="2"/>
          <table:table-cell table:formula="of:=SFEXP([.$A598]; [.$H$593]; [.$I$593])" office:value-type="float" office:value="0">
            <text:p>0</text:p>
          </table:table-cell>
          <table:table-cell table:number-columns-repeated="2"/>
          <table:table-cell table:style-name="ce48" table:formula="of:=SFJOIN([.B598];[.C598];[.E598];[.H598];[.$L$593]) * IF([.$K$593] = &quot;level&quot;; [.A598]; 1)" office:value-type="float" office:value="193439.398148148">
            <text:p>193439.3981</text:p>
          </table:table-cell>
          <table:table-cell table:style-name="ce48" table:formula="of:=IF([.$K$593]=1; [.$K598]*60; [.$K598]/60)" office:value-type="float" office:value="3223.9899691358">
            <text:p>3223.9900</text:p>
          </table:table-cell>
          <table:table-cell table:style-name="ce53" table:formula="of:=IF([.$K$593]=1; [.$K598]*60*60; [.$K598]/60/60)" office:value-type="float" office:value="53.7331661522633">
            <text:p>53.7332</text:p>
          </table:table-cell>
          <table:table-cell table:style-name="ce53" table:formula="of:=IF([.$K$593]=1; [.$K598]*60*60*24; [.$K598]/60/60/24)" office:value-type="float" office:value="2.23888192301097">
            <text:p>2.2389</text:p>
          </table:table-cell>
          <table:table-cell table:formula="of:=[.K598]/[.K597]" office:value-type="float" office:value="1.48808531686063">
            <text:p>1.49</text:p>
          </table:table-cell>
          <table:table-cell table:number-columns-repeated="1009"/>
        </table:table-row>
        <table:table-row table:style-name="ro1">
          <table:table-cell table:style-name="ce12" office:value-type="string">
            <text:p>6</text:p>
          </table:table-cell>
          <table:table-cell table:formula="of:=[.$B$593]" office:value-type="float" office:value="13928.5033333333">
            <text:p>13928.5</text:p>
          </table:table-cell>
          <table:table-cell table:style-name="ce29" table:formula="of:=SFLINEAR([.$A599]; [.$C$593]; [.$D$593])" office:value-type="float" office:value="30949.2203703703">
            <text:p>30949.220</text:p>
          </table:table-cell>
          <table:table-cell/>
          <table:table-cell table:formula="of:=SFPOWER([.$A599]; [.$E$593]; [.$F$593]; [.$G$593])" office:value-type="float" office:value="0">
            <text:p>0</text:p>
          </table:table-cell>
          <table:table-cell table:number-columns-repeated="2"/>
          <table:table-cell table:formula="of:=SFEXP([.$A599]; [.$H$593]; [.$I$593])" office:value-type="float" office:value="0">
            <text:p>0</text:p>
          </table:table-cell>
          <table:table-cell table:number-columns-repeated="2"/>
          <table:table-cell table:style-name="ce48" table:formula="of:=SFJOIN([.B599];[.C599];[.E599];[.H599];[.$L$593]) * IF([.$K$593] = &quot;level&quot;; [.A599]; 1)" office:value-type="float" office:value="269266.342222222">
            <text:p>269266.3422</text:p>
          </table:table-cell>
          <table:table-cell table:style-name="ce48" table:formula="of:=IF([.$K$593]=1; [.$K599]*60; [.$K599]/60)" office:value-type="float" office:value="4487.77237037037">
            <text:p>4487.7724</text:p>
          </table:table-cell>
          <table:table-cell table:style-name="ce53" table:formula="of:=IF([.$K$593]=1; [.$K599]*60*60; [.$K599]/60/60)" office:value-type="float" office:value="74.7962061728394">
            <text:p>74.7962</text:p>
          </table:table-cell>
          <table:table-cell table:style-name="ce53" table:formula="of:=IF([.$K$593]=1; [.$K599]*60*60*24; [.$K599]/60/60/24)" office:value-type="float" office:value="3.11650859053498">
            <text:p>3.1165</text:p>
          </table:table-cell>
          <table:table-cell table:formula="of:=[.K599]/[.K598]" office:value-type="float" office:value="1.39199327954898">
            <text:p>1.39</text:p>
          </table:table-cell>
          <table:table-cell table:number-columns-repeated="1009"/>
        </table:table-row>
        <table:table-row table:style-name="ro1">
          <table:table-cell table:style-name="ce12" office:value-type="string">
            <text:p>7</text:p>
          </table:table-cell>
          <table:table-cell table:formula="of:=[.$B$593]" office:value-type="float" office:value="13928.5033333333">
            <text:p>13928.5</text:p>
          </table:table-cell>
          <table:table-cell table:style-name="ce29" table:formula="of:=SFLINEAR([.$A600]; [.$C$593]; [.$D$593])" office:value-type="float" office:value="37139.0644444444">
            <text:p>37139.064</text:p>
          </table:table-cell>
          <table:table-cell/>
          <table:table-cell table:formula="of:=SFPOWER([.$A600]; [.$E$593]; [.$F$593]; [.$G$593])" office:value-type="float" office:value="0">
            <text:p>0</text:p>
          </table:table-cell>
          <table:table-cell table:number-columns-repeated="2"/>
          <table:table-cell table:formula="of:=SFEXP([.$A600]; [.$H$593]; [.$I$593])" office:value-type="float" office:value="0">
            <text:p>0</text:p>
          </table:table-cell>
          <table:table-cell table:number-columns-repeated="2"/>
          <table:table-cell table:style-name="ce48" table:formula="of:=SFJOIN([.B600];[.C600];[.E600];[.H600];[.$L$593]) * IF([.$K$593] = &quot;level&quot;; [.A600]; 1)" office:value-type="float" office:value="357472.974444444">
            <text:p>357472.9744</text:p>
          </table:table-cell>
          <table:table-cell table:style-name="ce48" table:formula="of:=IF([.$K$593]=1; [.$K600]*60; [.$K600]/60)" office:value-type="float" office:value="5957.8829074074">
            <text:p>5957.8829</text:p>
          </table:table-cell>
          <table:table-cell table:style-name="ce53" table:formula="of:=IF([.$K$593]=1; [.$K600]*60*60; [.$K600]/60/60)" office:value-type="float" office:value="99.29804845679">
            <text:p>99.2980</text:p>
          </table:table-cell>
          <table:table-cell table:style-name="ce53" table:formula="of:=IF([.$K$593]=1; [.$K600]*60*60*24; [.$K600]/60/60/24)" office:value-type="float" office:value="4.13741868569958">
            <text:p>4.1374</text:p>
          </table:table-cell>
          <table:table-cell table:formula="of:=[.K600]/[.K599]" office:value-type="float" office:value="1.32758135121629">
            <text:p>1.33</text:p>
          </table:table-cell>
          <table:table-cell table:number-columns-repeated="1009"/>
        </table:table-row>
        <table:table-row table:style-name="ro1">
          <table:table-cell table:style-name="ce12" office:value-type="string">
            <text:p>8</text:p>
          </table:table-cell>
          <table:table-cell table:formula="of:=[.$B$593]" office:value-type="float" office:value="13928.5033333333">
            <text:p>13928.5</text:p>
          </table:table-cell>
          <table:table-cell table:style-name="ce29" table:formula="of:=SFLINEAR([.$A601]; [.$C$593]; [.$D$593])" office:value-type="float" office:value="43328.9085185185">
            <text:p>43328.909</text:p>
          </table:table-cell>
          <table:table-cell/>
          <table:table-cell table:formula="of:=SFPOWER([.$A601]; [.$E$593]; [.$F$593]; [.$G$593])" office:value-type="float" office:value="0">
            <text:p>0</text:p>
          </table:table-cell>
          <table:table-cell table:number-columns-repeated="2"/>
          <table:table-cell table:formula="of:=SFEXP([.$A601]; [.$H$593]; [.$I$593])" office:value-type="float" office:value="0">
            <text:p>0</text:p>
          </table:table-cell>
          <table:table-cell table:number-columns-repeated="2"/>
          <table:table-cell table:style-name="ce48" table:formula="of:=SFJOIN([.B601];[.C601];[.E601];[.H601];[.$L$593]) * IF([.$K$593] = &quot;level&quot;; [.A601]; 1)" office:value-type="float" office:value="458059.294814814">
            <text:p>458059.2948</text:p>
          </table:table-cell>
          <table:table-cell table:style-name="ce48" table:formula="of:=IF([.$K$593]=1; [.$K601]*60; [.$K601]/60)" office:value-type="float" office:value="7634.32158024691">
            <text:p>7634.3216</text:p>
          </table:table-cell>
          <table:table-cell table:style-name="ce53" table:formula="of:=IF([.$K$593]=1; [.$K601]*60*60; [.$K601]/60/60)" office:value-type="float" office:value="127.238693004115">
            <text:p>127.2387</text:p>
          </table:table-cell>
          <table:table-cell table:style-name="ce53" table:formula="of:=IF([.$K$593]=1; [.$K601]*60*60*24; [.$K601]/60/60/24)" office:value-type="float" office:value="5.3016122085048">
            <text:p>5.3016</text:p>
          </table:table-cell>
          <table:table-cell table:formula="of:=[.K601]/[.K600]" office:value-type="float" office:value="1.28138160801301">
            <text:p>1.28</text:p>
          </table:table-cell>
          <table:table-cell table:number-columns-repeated="1009"/>
        </table:table-row>
        <table:table-row table:style-name="ro1">
          <table:table-cell table:style-name="ce12" office:value-type="string">
            <text:p>9</text:p>
          </table:table-cell>
          <table:table-cell table:formula="of:=[.$B$593]" office:value-type="float" office:value="13928.5033333333">
            <text:p>13928.5</text:p>
          </table:table-cell>
          <table:table-cell table:style-name="ce29" table:formula="of:=SFLINEAR([.$A602]; [.$C$593]; [.$D$593])" office:value-type="float" office:value="49518.7525925925">
            <text:p>49518.753</text:p>
          </table:table-cell>
          <table:table-cell/>
          <table:table-cell table:formula="of:=SFPOWER([.$A602]; [.$E$593]; [.$F$593]; [.$G$593])" office:value-type="float" office:value="0">
            <text:p>0</text:p>
          </table:table-cell>
          <table:table-cell table:number-columns-repeated="2"/>
          <table:table-cell table:formula="of:=SFEXP([.$A602]; [.$H$593]; [.$I$593])" office:value-type="float" office:value="0">
            <text:p>0</text:p>
          </table:table-cell>
          <table:table-cell table:number-columns-repeated="2"/>
          <table:table-cell table:style-name="ce48" table:formula="of:=SFJOIN([.B602];[.C602];[.E602];[.H602];[.$L$593]) * IF([.$K$593] = &quot;level&quot;; [.A602]; 1)" office:value-type="float" office:value="571025.303333333">
            <text:p>571025.3033</text:p>
          </table:table-cell>
          <table:table-cell table:style-name="ce48" table:formula="of:=IF([.$K$593]=1; [.$K602]*60; [.$K602]/60)" office:value-type="float" office:value="9517.08838888888">
            <text:p>9517.0884</text:p>
          </table:table-cell>
          <table:table-cell table:style-name="ce53" table:formula="of:=IF([.$K$593]=1; [.$K602]*60*60; [.$K602]/60/60)" office:value-type="float" office:value="158.618139814815">
            <text:p>158.6181</text:p>
          </table:table-cell>
          <table:table-cell table:style-name="ce53" table:formula="of:=IF([.$K$593]=1; [.$K602]*60*60*24; [.$K602]/60/60/24)" office:value-type="float" office:value="6.60908915895061">
            <text:p>6.6091</text:p>
          </table:table-cell>
          <table:table-cell table:formula="of:=[.K602]/[.K601]" office:value-type="float" office:value="1.24661874520893">
            <text:p>1.25</text:p>
          </table:table-cell>
          <table:table-cell table:number-columns-repeated="1009"/>
        </table:table-row>
        <table:table-row table:style-name="ro1">
          <table:table-cell table:style-name="ce12" office:value-type="string">
            <text:p>10</text:p>
          </table:table-cell>
          <table:table-cell table:formula="of:=[.$B$593]" office:value-type="float" office:value="13928.5033333333">
            <text:p>13928.5</text:p>
          </table:table-cell>
          <table:table-cell table:style-name="ce29" table:formula="of:=SFLINEAR([.$A603]; [.$C$593]; [.$D$593])" office:value-type="float" office:value="55708.5966666666">
            <text:p>55708.597</text:p>
          </table:table-cell>
          <table:table-cell/>
          <table:table-cell table:formula="of:=SFPOWER([.$A603]; [.$E$593]; [.$F$593]; [.$G$593])" office:value-type="float" office:value="0">
            <text:p>0</text:p>
          </table:table-cell>
          <table:table-cell table:number-columns-repeated="2"/>
          <table:table-cell table:formula="of:=SFEXP([.$A603]; [.$H$593]; [.$I$593])" office:value-type="float" office:value="0">
            <text:p>0</text:p>
          </table:table-cell>
          <table:table-cell table:number-columns-repeated="2"/>
          <table:table-cell table:style-name="ce48" table:formula="of:=SFJOIN([.B603];[.C603];[.E603];[.H603];[.$L$593]) * IF([.$K$593] = &quot;level&quot;; [.A603]; 1)" office:value-type="float" office:value="696370.999999999">
            <text:p>696371.0000</text:p>
          </table:table-cell>
          <table:table-cell table:style-name="ce48" table:formula="of:=IF([.$K$593]=1; [.$K603]*60; [.$K603]/60)" office:value-type="float" office:value="11606.1833333333">
            <text:p>11606.1833</text:p>
          </table:table-cell>
          <table:table-cell table:style-name="ce53" table:formula="of:=IF([.$K$593]=1; [.$K603]*60*60; [.$K603]/60/60)" office:value-type="float" office:value="193.436388888889">
            <text:p>193.4364</text:p>
          </table:table-cell>
          <table:table-cell table:style-name="ce53" table:formula="of:=IF([.$K$593]=1; [.$K603]*60*60*24; [.$K603]/60/60/24)" office:value-type="float" office:value="8.05984953703703">
            <text:p>8.0598</text:p>
          </table:table-cell>
          <table:table-cell table:formula="of:=[.K603]/[.K602]" office:value-type="float" office:value="1.21950988149731">
            <text:p>1.22</text:p>
          </table:table-cell>
          <table:table-cell table:number-columns-repeated="1009"/>
        </table:table-row>
        <table:table-row table:style-name="ro1" table:number-rows-repeated="3">
          <table:table-cell table:number-columns-repeated="1024"/>
        </table:table-row>
        <table:table-row table:style-name="ro1">
          <table:table-cell table:style-name="ce13"/>
          <table:table-cell table:number-columns-repeated="1023"/>
        </table:table-row>
        <table:table-row table:style-name="ro1">
          <table:table-cell/>
          <table:table-cell table:style-name="ce5"/>
          <table:table-cell table:number-columns-repeated="1022"/>
        </table:table-row>
        <table:table-row table:style-name="ro1" table:number-rows-repeated="1047967">
          <table:table-cell table:number-columns-repeated="1024"/>
        </table:table-row>
        <table:table-row table:style-name="ro1">
          <table:table-cell table:number-columns-repeated="1024"/>
        </table:table-row>
      </table:table>
      <table:table table:name="Variables" table:style-name="ta1" table:print="false">
        <office:forms form:automatic-focus="false" form:apply-design-mode="false"/>
        <table:table-column table:style-name="co15" table:default-cell-style-name="Default"/>
        <table:table-column table:style-name="co14" table:number-columns-repeated="2" table:default-cell-style-name="Default"/>
        <table:table-column table:style-name="co16" table:default-cell-style-name="Default"/>
        <table:table-column table:style-name="co17" table:default-cell-style-name="Default"/>
        <table:table-row table:style-name="ro1">
          <table:table-cell office:value-type="string">
            <text:p>Base Metal</text:p>
          </table:table-cell>
          <table:table-cell table:style-name="ce49" table:formula="of:=0.005*[.D1]" office:value-type="float" office:value="0.0025">
            <text:p>0.00250</text:p>
          </table:table-cell>
          <table:table-cell/>
          <table:table-cell office:value-type="float" office:value="0.5">
            <office:annotation draw:style-name="gr4" draw:text-style-name="P2" svg:width="1.1413in" svg:height="0.3902in" svg:x="4.8831in" svg:y="0in" draw:caption-point-x="-0.2402in" draw:caption-point-y="0.0043in">
              <dc:creator>AŠ</dc:creator>
              <dc:date>2011-06-16T00:00:00</dc:date>
              <text:p text:style-name="P2"><text:span text:style-name="T1">Base resource modifier</text:span></text:p>
            </office:annotation>
            <text:p>0.5</text:p>
          </table:table-cell>
          <table:table-cell/>
        </table:table-row>
        <table:table-row table:style-name="ro1">
          <table:table-cell office:value-type="string">
            <text:p>Base Energy</text:p>
          </table:table-cell>
          <table:table-cell table:style-name="ce49" table:formula="of:=0.02*[.D1]" office:value-type="float" office:value="0.01">
            <text:p>0.01000</text:p>
          </table:table-cell>
          <table:table-cell table:number-columns-repeated="3"/>
        </table:table-row>
        <table:table-row table:style-name="ro1">
          <table:table-cell office:value-type="string">
            <text:p>Base Zetium</text:p>
          </table:table-cell>
          <table:table-cell table:style-name="ce49" table:formula="of:=0.01*[.D1]" office:value-type="float" office:value="0.005">
            <text:p>0.00500</text:p>
          </table:table-cell>
          <table:table-cell table:number-columns-repeated="3"/>
        </table:table-row>
        <table:table-row table:style-name="ro1">
          <table:table-cell table:number-columns-repeated="5"/>
        </table:table-row>
        <table:table-row table:style-name="ro1">
          <table:table-cell office:value-type="string">
            <text:p>Unit Level mod</text:p>
          </table:table-cell>
          <table:table-cell table:formula="of:=1.6*2" office:value-type="float" office:value="3.2">
            <text:p>3.2</text:p>
          </table:table-cell>
          <table:table-cell table:number-columns-repeated="3"/>
        </table:table-row>
        <table:table-row table:style-name="ro1">
          <table:table-cell office:value-type="string">
            <text:p>Unit Level mult</text:p>
          </table:table-cell>
          <table:table-cell office:value-type="float" office:value="8">
            <text:p>8</text:p>
          </table:table-cell>
          <table:table-cell table:number-columns-repeated="3"/>
        </table:table-row>
        <table:table-row table:style-name="ro1">
          <table:table-cell office:value-type="string">
            <text:p>Base Initiative</text:p>
          </table:table-cell>
          <table:table-cell office:value-type="float" office:value="10">
            <text:p>10</text:p>
          </table:table-cell>
          <table:table-cell table:number-columns-repeated="3"/>
        </table:table-row>
        <table:table-row table:style-name="ro1">
          <table:table-cell table:number-columns-repeated="5"/>
        </table:table-row>
        <table:table-row table:style-name="ro1">
          <table:table-cell office:value-type="string">
            <text:p>Armors</text:p>
          </table:table-cell>
          <table:table-cell office:value-type="string">
            <text:p>Light</text:p>
          </table:table-cell>
          <table:table-cell office:value-type="string">
            <text:p>Normal</text:p>
          </table:table-cell>
          <table:table-cell office:value-type="string">
            <text:p>Heavy</text:p>
          </table:table-cell>
          <table:table-cell office:value-type="string">
            <text:p>Fortified</text:p>
          </table:table-cell>
        </table:table-row>
        <table:table-row table:style-name="ro1">
          <table:table-cell office:value-type="string">
            <text:p>Damages</text:p>
          </table:table-cell>
          <table:table-cell office:value-type="string">
            <text:p>Piercing</text:p>
          </table:table-cell>
          <table:table-cell office:value-type="string">
            <text:p>Normal</text:p>
          </table:table-cell>
          <table:table-cell office:value-type="string">
            <text:p>Explosive</text:p>
          </table:table-cell>
          <table:table-cell office:value-type="string">
            <text:p>Siege</text:p>
          </table:table-cell>
        </table:table-row>
        <table:table-row table:style-name="ro1">
          <table:table-cell table:number-columns-repeated="5"/>
        </table:table-row>
        <table:table-row table:style-name="ro1">
          <table:table-cell office:value-type="string">
            <text:p>Metal volume div</text:p>
          </table:table-cell>
          <table:table-cell table:style-name="ce30" office:value-type="float" office:value="20">
            <text:p>20</text:p>
          </table:table-cell>
          <table:table-cell table:number-columns-repeated="3"/>
        </table:table-row>
        <table:table-row table:style-name="ro1">
          <table:table-cell office:value-type="string">
            <text:p>Energy volume div</text:p>
          </table:table-cell>
          <table:table-cell table:formula="of:=[.B12]*3" office:value-type="float" office:value="60">
            <text:p>60</text:p>
          </table:table-cell>
          <table:table-cell table:number-columns-repeated="3"/>
        </table:table-row>
        <table:table-row table:style-name="ro1">
          <table:table-cell office:value-type="string">
            <text:p>Zetium volume div</text:p>
          </table:table-cell>
          <table:table-cell table:formula="of:=[.B12]/2" office:value-type="float" office:value="10">
            <text:p>10</text:p>
          </table:table-cell>
          <table:table-cell table:number-columns-repeated="3"/>
        </table:table-row>
        <table:table-row table:style-name="ro1">
          <table:table-cell office:value-type="string">
            <text:p>Storage mod</text:p>
          </table:table-cell>
          <table:table-cell table:formula="of:=0.8*3" office:value-type="float" office:value="2.4">
            <text:p>2.4</text:p>
          </table:table-cell>
          <table:table-cell table:number-columns-repeated="3"/>
        </table:table-row>
        <table:table-row table:style-name="ro1">
          <table:table-cell table:number-columns-repeated="5"/>
        </table:table-row>
        <table:table-row table:style-name="ro1">
          <table:table-cell office:value-type="string">
            <text:p>Max dmg mod</text:p>
          </table:table-cell>
          <table:table-cell table:formula="of:=15*9" office:value-type="float" office:value="135">
            <text:p>135</text:p>
          </table:table-cell>
          <table:table-cell table:number-columns-repeated="3"/>
        </table:table-row>
        <table:table-row table:style-name="ro1">
          <table:table-cell office:value-type="string">
            <text:p>Max armor mod</text:p>
          </table:table-cell>
          <table:table-cell table:formula="of:=9*7" office:value-type="float" office:value="63">
            <text:p>63</text:p>
          </table:table-cell>
          <table:table-cell table:number-columns-repeated="3"/>
        </table:table-row>
        <table:table-row table:style-name="ro1">
          <table:table-cell table:number-columns-repeated="5"/>
        </table:table-row>
        <table:table-row table:style-name="ro1">
          <table:table-cell office:value-type="string">
            <text:p>Unit galaxy:ss hop</text:p>
          </table:table-cell>
          <table:table-cell office:value-type="float" office:value="3">
            <text:p>3</text:p>
          </table:table-cell>
          <table:table-cell table:number-columns-repeated="3"/>
        </table:table-row>
        <table:table-row table:style-name="ro1">
          <table:table-cell office:value-type="string">
            <text:p>Population mod div</text:p>
          </table:table-cell>
          <table:table-cell office:value-type="float" office:value="29">
            <text:p>29</text:p>
          </table:table-cell>
          <table:table-cell table:number-columns-repeated="3"/>
        </table:table-row>
        <table:table-row table:style-name="ro1">
          <table:table-cell table:number-columns-repeated="5"/>
        </table:table-row>
        <table:table-row table:style-name="ro1">
          <table:table-cell office:value-type="string">
            <text:p>Tech. war points mod</text:p>
          </table:table-cell>
          <table:table-cell office:value-type="float" office:value="6.5">
            <text:p>6.5</text:p>
          </table:table-cell>
          <table:table-cell table:number-columns-repeated="3"/>
        </table:table-row>
        <table:table-row table:style-name="ro1">
          <table:table-cell table:number-columns-repeated="5"/>
        </table:table-row>
        <table:table-row table:style-name="ro1">
          <table:table-cell office:value-type="string">
            <text:p>NPC unit build time divider</text:p>
          </table:table-cell>
          <table:table-cell office:value-type="float" office:value="4">
            <text:p>4</text:p>
          </table:table-cell>
          <table:table-cell table:number-columns-repeated="3"/>
        </table:table-row>
        <table:table-row table:style-name="ro1">
          <table:table-cell table:number-columns-repeated="5"/>
        </table:table-row>
        <table:table-row table:style-name="ro1">
          <table:table-cell office:value-type="string">
            <office:annotation draw:style-name="gr4" draw:text-style-name="P2" svg:width="1.1413in" svg:height="0.7012in" svg:x="2.1146in" svg:y="3.8701in" draw:caption-point-x="-0.2402in" draw:caption-point-y="0.7929in">
              <dc:creator>AŠ</dc:creator>
              <dc:date>2011-09-20T00:00:00</dc:date>
              <text:p text:style-name="P2"><text:span text:style-name="T1">How much hours of resource generation it should store</text:span></text:p>
            </office:annotation>
            <text:p>BG storage modifier</text:p>
          </table:table-cell>
          <table:table-cell table:formula="of:=24*7*4" office:value-type="float" office:value="672">
            <text:p>672</text:p>
          </table:table-cell>
          <table:table-cell table:number-columns-repeated="3"/>
        </table:table-row>
        <table:table-row table:style-name="ro1">
          <table:table-cell office:value-type="string">
            <text:p>Unit storage gained per level</text:p>
          </table:table-cell>
          <table:table-cell office:value-type="float" office:value="0.444445">
            <office:annotation draw:style-name="gr11" draw:text-style-name="P2" svg:width="2.8378in" svg:height="0.435in" svg:x="3.0035in" svg:y="4.0417in" draw:caption-point-x="-0.2402in" draw:caption-point-y="0.8004in">
              <dc:creator>AŠ</dc:creator>
              <dc:date>2011-10-21T00:00:00</dc:date>
              <text:p text:style-name="P2"><text:span text:style-name="T1">Formula is:</text:span></text:p>
              <text:p text:style-name="P2"><text:span text:style-name="T1">storage + storage * (level - 1) * modifier</text:span></text:p>
            </office:annotation>
            <text:p>0.44</text:p>
          </table:table-cell>
          <table:table-cell table:number-columns-repeated="3"/>
        </table:table-row>
      </table:table>
      <table:table table:name="Units" table:style-name="ta1" table:print="false">
        <office:forms form:automatic-focus="false" form:apply-design-mode="false"/>
        <table:table-column table:style-name="co22" table:default-cell-style-name="Default"/>
        <table:table-column table:style-name="co23" table:default-cell-style-name="ce70"/>
        <table:table-column table:style-name="co24" table:default-cell-style-name="Default"/>
        <table:table-column table:style-name="co25" table:default-cell-style-name="Default"/>
        <table:table-column table:style-name="co26" table:default-cell-style-name="Default"/>
        <table:table-column table:style-name="co25" table:default-cell-style-name="Default"/>
        <table:table-column table:style-name="co27" table:default-cell-style-name="Default"/>
        <table:table-column table:style-name="co25" table:default-cell-style-name="Default"/>
        <table:table-column table:style-name="co28" table:default-cell-style-name="Default"/>
        <table:table-column table:style-name="co23" table:default-cell-style-name="Default"/>
        <table:table-column table:style-name="co29" table:default-cell-style-name="Default"/>
        <table:table-column table:style-name="co30" table:default-cell-style-name="ce72"/>
        <table:table-column table:style-name="co31" table:default-cell-style-name="Default"/>
        <table:table-column table:style-name="co32" table:default-cell-style-name="Default"/>
        <table:table-column table:style-name="co33" table:default-cell-style-name="Default"/>
        <table:table-column table:style-name="co34" table:number-columns-repeated="2"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13" table:default-cell-style-name="Default"/>
        <table:table-column table:style-name="co40" table:default-cell-style-name="Default"/>
        <table:table-column table:style-name="co41" table:default-cell-style-name="ce90"/>
        <table:table-column table:style-name="co14" table:number-columns-repeated="999" table:default-cell-style-name="Default"/>
        <table:table-row table:style-name="ro16">
          <table:table-cell table:style-name="ce55" office:value-type="string">
            <text:p>Tier name</text:p>
          </table:table-cell>
          <table:table-cell table:style-name="ce67" office:value-type="string" table:number-columns-spanned="2" table:number-rows-spanned="1">
            <text:p>Metal mod</text:p>
          </table:table-cell>
          <table:covered-table-cell table:style-name="ce67"/>
          <table:table-cell table:style-name="ce67" office:value-type="string" table:number-columns-spanned="2" table:number-rows-spanned="1">
            <text:p>Energy mod</text:p>
          </table:table-cell>
          <table:covered-table-cell table:style-name="ce67"/>
          <table:table-cell table:style-name="ce81" office:value-type="string" table:number-columns-spanned="3" table:number-rows-spanned="1">
            <text:p>Zetium mod</text:p>
          </table:table-cell>
          <table:covered-table-cell table:number-columns-repeated="2" table:style-name="ce83"/>
          <table:table-cell table:style-name="ce81" office:value-type="string">
            <text:p>Time HP mod.</text:p>
          </table:table-cell>
          <table:table-cell table:style-name="ce85" office:value-type="string">
            <text:p>Time dmg mod.</text:p>
          </table:table-cell>
          <table:table-cell table:style-name="ce85" office:value-type="string">
            <text:p>HP mod.</text:p>
          </table:table-cell>
          <table:table-cell table:style-name="ce85" office:value-type="string">
            <text:p>Dmg mod.</text:p>
          </table:table-cell>
          <table:table-cell table:style-name="ce87" office:value-type="string">
            <text:p>Init. diff %</text:p>
          </table:table-cell>
          <table:table-cell table:style-name="ce64" office:value-type="string">
            <text:p>SS hop HP coef</text:p>
          </table:table-cell>
          <table:table-cell table:style-name="ce64" office:value-type="string">
            <text:p>Glx hop HP coef</text:p>
          </table:table-cell>
          <table:table-cell table:style-name="ce64" office:value-type="string">
            <text:p>Pop mod</text:p>
          </table:table-cell>
          <table:table-cell table:style-name="ce90" office:value-type="string">
            <text:p>Vol mod</text:p>
          </table:table-cell>
          <table:table-cell table:style-name="ce90" table:number-columns-repeated="7"/>
          <table:table-cell/>
          <table:table-cell table:style-name="ce90" table:number-columns-repeated="999"/>
        </table:table-row>
        <table:table-row table:style-name="ro17">
          <table:table-cell table:style-name="ce56" office:value-type="string">
            <text:p>T1</text:p>
          </table:table-cell>
          <table:table-cell table:style-name="ce68" table:formula="of:=2*1.5" office:value-type="float" office:value="3" table:number-columns-spanned="2" table:number-rows-spanned="1">
            <text:p>3</text:p>
          </table:table-cell>
          <table:covered-table-cell/>
          <table:table-cell table:style-name="ce76" table:formula="of:=4*1.5" office:value-type="float" office:value="6" table:number-columns-spanned="2" table:number-rows-spanned="1">
            <text:p>6</text:p>
          </table:table-cell>
          <table:covered-table-cell table:style-name="ce79"/>
          <table:table-cell table:style-name="ce82" office:value-type="float" office:value="0" table:number-columns-spanned="3" table:number-rows-spanned="1">
            <text:p>0</text:p>
          </table:table-cell>
          <table:covered-table-cell table:style-name="ce82"/>
          <table:covered-table-cell table:style-name="ce15"/>
          <table:table-cell table:style-name="ce29" office:value-type="float" office:value="0.05">
            <text:p>0.050</text:p>
          </table:table-cell>
          <table:table-cell table:style-name="ce86" office:value-type="float" office:value="0.3">
            <text:p>0.3</text:p>
          </table:table-cell>
          <table:table-cell table:style-name="ce86" office:value-type="float" office:value="0.5">
            <text:p>0.5</text:p>
          </table:table-cell>
          <table:table-cell table:style-name="ce15" office:value-type="float" office:value="1.9">
            <text:p>1.9</text:p>
          </table:table-cell>
          <table:table-cell table:style-name="ce88"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90" table:number-columns-repeated="3"/>
          <table:table-cell/>
          <table:table-cell table:style-name="ce90" table:number-columns-repeated="999"/>
        </table:table-row>
        <table:table-row table:style-name="ro17">
          <table:table-cell table:style-name="ce56" office:value-type="string">
            <text:p>T1,5</text:p>
          </table:table-cell>
          <table:table-cell table:style-name="ce68" table:formula="of:=[.B2]*0.8" office:value-type="float" office:value="2.4" table:number-columns-spanned="2" table:number-rows-spanned="1">
            <text:p>2.4</text:p>
          </table:table-cell>
          <table:covered-table-cell/>
          <table:table-cell table:style-name="ce76" table:formula="of:=[.D2]*0.8" office:value-type="float" office:value="4.8" table:number-columns-spanned="2" table:number-rows-spanned="1">
            <text:p>4.8</text:p>
          </table:table-cell>
          <table:covered-table-cell table:style-name="ce79"/>
          <table:table-cell table:style-name="ce82" table:formula="of:=0.07*1.5" office:value-type="float" office:value="0.105" table:number-columns-spanned="3" table:number-rows-spanned="1">
            <text:p>0.11</text:p>
          </table:table-cell>
          <table:covered-table-cell table:style-name="ce82"/>
          <table:covered-table-cell table:style-name="ce15"/>
          <table:table-cell table:style-name="ce29"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8"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90" table:number-columns-repeated="3"/>
          <table:table-cell/>
          <table:table-cell table:style-name="ce90" table:number-columns-repeated="999"/>
        </table:table-row>
        <table:table-row table:style-name="ro17">
          <table:table-cell table:style-name="ce56" office:value-type="string">
            <text:p>T2</text:p>
          </table:table-cell>
          <table:table-cell table:style-name="ce68" table:formula="of:=2*1.5" office:value-type="float" office:value="3" table:number-columns-spanned="2" table:number-rows-spanned="1">
            <text:p>3</text:p>
          </table:table-cell>
          <table:covered-table-cell/>
          <table:table-cell table:style-name="ce68" table:formula="of:=3.1*1.5" office:value-type="float" office:value="4.65" table:number-columns-spanned="2" table:number-rows-spanned="1">
            <text:p>4.65</text:p>
          </table:table-cell>
          <table:covered-table-cell/>
          <table:table-cell table:style-name="ce82" table:formula="of:=0.2*1.5" office:value-type="float" office:value="0.3" table:number-columns-spanned="3" table:number-rows-spanned="1">
            <text:p>0.3</text:p>
          </table:table-cell>
          <table:covered-table-cell table:style-name="ce82"/>
          <table:covered-table-cell table:style-name="ce15"/>
          <table:table-cell table:style-name="ce29"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8"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90" table:number-columns-repeated="3"/>
          <table:table-cell/>
          <table:table-cell table:style-name="ce90" table:number-columns-repeated="999"/>
        </table:table-row>
        <table:table-row table:style-name="ro17">
          <table:table-cell table:style-name="ce56" office:value-type="string">
            <text:p>T3</text:p>
          </table:table-cell>
          <table:table-cell table:style-name="ce68" office:value-type="float" office:value="3" table:number-columns-spanned="2" table:number-rows-spanned="1">
            <text:p>3</text:p>
          </table:table-cell>
          <table:covered-table-cell/>
          <table:table-cell table:style-name="ce68" office:value-type="float" office:value="4.5" table:number-columns-spanned="2" table:number-rows-spanned="1">
            <text:p>4.5</text:p>
          </table:table-cell>
          <table:covered-table-cell/>
          <table:table-cell table:style-name="ce82" office:value-type="float" office:value="0.5" table:number-columns-spanned="3" table:number-rows-spanned="1">
            <text:p>0.5</text:p>
          </table:table-cell>
          <table:covered-table-cell table:style-name="ce82"/>
          <table:covered-table-cell table:style-name="ce15"/>
          <table:table-cell table:style-name="ce29" office:value-type="float" office:value="0.03">
            <text:p>0.030</text:p>
          </table:table-cell>
          <table:table-cell table:style-name="ce15" office:value-type="float" office:value="0.3">
            <text:p>0.3</text:p>
          </table:table-cell>
          <table:table-cell office:value-type="float" office:value="0.6">
            <text:p>0.6</text:p>
          </table:table-cell>
          <table:table-cell table:style-name="ce15" office:value-type="float" office:value="1.9">
            <text:p>1.9</text:p>
          </table:table-cell>
          <table:table-cell table:style-name="ce88"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90" table:number-columns-repeated="3"/>
          <table:table-cell/>
          <table:table-cell table:style-name="ce90" table:number-columns-repeated="999"/>
        </table:table-row>
        <table:table-row table:style-name="ro17">
          <table:table-cell table:style-name="ce56" office:value-type="string">
            <office:annotation draw:style-name="gr4" draw:text-style-name="P2" svg:width="1.1413in" svg:height="0.2346in" svg:x="1.2012in" svg:y="0.9504in" draw:caption-point-x="-0.2402in" draw:caption-point-y="0.6118in">
              <dc:creator>AŠ</dc:creator>
              <dc:date>2010-12-24T00:00:00</dc:date>
              <text:p text:style-name="P2"><text:span text:style-name="T1">Space Tier 1</text:span></text:p>
            </office:annotation>
            <text:p>ST1</text:p>
          </table:table-cell>
          <table:table-cell table:style-name="ce69" office:value-type="float" office:value="2.5" table:number-columns-spanned="2" table:number-rows-spanned="1">
            <text:p>2.5</text:p>
          </table:table-cell>
          <table:covered-table-cell/>
          <table:table-cell table:style-name="ce68" office:value-type="float" office:value="3.5" table:number-columns-spanned="2" table:number-rows-spanned="1">
            <text:p>3.5</text:p>
          </table:table-cell>
          <table:covered-table-cell/>
          <table:table-cell table:style-name="ce82" table:formula="of:=0.35/2" office:value-type="float" office:value="0.175" table:number-columns-spanned="3" table:number-rows-spanned="1">
            <text:p>0.18</text:p>
          </table:table-cell>
          <table:covered-table-cell table:style-name="ce82"/>
          <table:covered-table-cell table:style-name="ce15"/>
          <table:table-cell table:style-name="ce29" office:value-type="float" office:value="0.025">
            <text:p>0.025</text:p>
          </table:table-cell>
          <table:table-cell table:style-name="ce15" office:value-type="float" office:value="0.3">
            <text:p>0.3</text:p>
          </table:table-cell>
          <table:table-cell office:value-type="float" office:value="0.25">
            <text:p>0.25</text:p>
          </table:table-cell>
          <table:table-cell table:style-name="ce15" office:value-type="float" office:value="3.9">
            <text:p>3.9</text:p>
          </table:table-cell>
          <table:table-cell table:style-name="ce88" office:value-type="float" office:value="7">
            <text:p>7</text:p>
          </table:table-cell>
          <table:table-cell table:style-name="ce24" table:formula="of:=0.008/2.5" office:value-type="float" office:value="0.0032">
            <text:p>0.0032</text:p>
          </table:table-cell>
          <table:table-cell table:style-name="ce24" table:formula="of:=[.N6]*[Variables.$B$20]" office:value-type="float" office:value="0.0096">
            <text:p>0.0096</text:p>
          </table:table-cell>
          <table:table-cell table:number-columns-repeated="2" office:value-type="float" office:value="1">
            <text:p>1</text:p>
          </table:table-cell>
          <table:table-cell table:number-columns-repeated="4"/>
          <table:table-cell table:style-name="ce90" table:number-columns-repeated="3"/>
          <table:table-cell/>
          <table:table-cell table:style-name="ce90" table:number-columns-repeated="999"/>
        </table:table-row>
        <table:table-row table:style-name="ro17">
          <table:table-cell table:style-name="ce56" office:value-type="string">
            <text:p>ST2</text:p>
          </table:table-cell>
          <table:table-cell table:style-name="ce68" table:formula="of:=2.6" office:value-type="float" office:value="2.6" table:number-columns-spanned="2" table:number-rows-spanned="1">
            <text:p>2.6</text:p>
          </table:table-cell>
          <table:covered-table-cell/>
          <table:table-cell table:style-name="ce68" table:formula="of:=7.2/2" office:value-type="float" office:value="3.6" table:number-columns-spanned="2" table:number-rows-spanned="1">
            <text:p>3.6</text:p>
          </table:table-cell>
          <table:covered-table-cell/>
          <table:table-cell table:style-name="ce82" table:formula="of:=0.45/2" office:value-type="float" office:value="0.225" table:number-columns-spanned="3" table:number-rows-spanned="1">
            <text:p>0.23</text:p>
          </table:table-cell>
          <table:covered-table-cell table:style-name="ce82"/>
          <table:covered-table-cell table:style-name="ce15"/>
          <table:table-cell table:style-name="ce29" office:value-type="float" office:value="0.025">
            <text:p>0.025</text:p>
          </table:table-cell>
          <table:table-cell table:style-name="ce15" office:value-type="float" office:value="0.3">
            <text:p>0.3</text:p>
          </table:table-cell>
          <table:table-cell office:value-type="float" office:value="0.25">
            <text:p>0.25</text:p>
          </table:table-cell>
          <table:table-cell table:style-name="ce15" office:value-type="float" office:value="3.9">
            <text:p>3.9</text:p>
          </table:table-cell>
          <table:table-cell table:style-name="ce88" office:value-type="float" office:value="7">
            <text:p>7</text:p>
          </table:table-cell>
          <table:table-cell table:style-name="ce24" table:formula="of:=0.007/2.5" office:value-type="float" office:value="0.0028">
            <text:p>0.0028</text:p>
          </table:table-cell>
          <table:table-cell table:style-name="ce24" table:formula="of:=[.N7]*[Variables.$B$20]" office:value-type="float" office:value="0.0084">
            <text:p>0.0084</text:p>
          </table:table-cell>
          <table:table-cell table:number-columns-repeated="2" office:value-type="float" office:value="1">
            <text:p>1</text:p>
          </table:table-cell>
          <table:table-cell table:number-columns-repeated="4"/>
          <table:table-cell table:style-name="ce90" table:number-columns-repeated="3"/>
          <table:table-cell/>
          <table:table-cell table:style-name="ce90" table:number-columns-repeated="999"/>
        </table:table-row>
        <table:table-row table:style-name="ro17">
          <table:table-cell table:style-name="ce56" office:value-type="string">
            <text:p>ST3</text:p>
          </table:table-cell>
          <table:table-cell table:style-name="ce68" office:value-type="float" office:value="3" table:number-columns-spanned="2" table:number-rows-spanned="1">
            <text:p>3</text:p>
          </table:table-cell>
          <table:covered-table-cell/>
          <table:table-cell table:style-name="ce68" office:value-type="float" office:value="4.5" table:number-columns-spanned="2" table:number-rows-spanned="1">
            <text:p>4.5</text:p>
          </table:table-cell>
          <table:covered-table-cell/>
          <table:table-cell table:style-name="ce82" office:value-type="float" office:value="0.6" table:number-columns-spanned="3" table:number-rows-spanned="1">
            <text:p>0.6</text:p>
          </table:table-cell>
          <table:covered-table-cell table:style-name="ce82"/>
          <table:covered-table-cell table:style-name="ce15"/>
          <table:table-cell table:style-name="ce29" office:value-type="float" office:value="0.035">
            <text:p>0.035</text:p>
          </table:table-cell>
          <table:table-cell table:style-name="ce15" office:value-type="float" office:value="0.4">
            <text:p>0.4</text:p>
          </table:table-cell>
          <table:table-cell office:value-type="float" office:value="0.25">
            <text:p>0.25</text:p>
          </table:table-cell>
          <table:table-cell table:style-name="ce15" office:value-type="float" office:value="3.9">
            <text:p>3.9</text:p>
          </table:table-cell>
          <table:table-cell table:style-name="ce88" office:value-type="float" office:value="7">
            <text:p>7</text:p>
          </table:table-cell>
          <table:table-cell table:style-name="ce24" table:formula="of:=0.002/2.5" office:value-type="float" office:value="0.0008">
            <text:p>0.0008</text:p>
          </table:table-cell>
          <table:table-cell table:style-name="ce24" table:formula="of:=[.N8]*[Variables.$B$20]" office:value-type="float" office:value="0.0024">
            <text:p>0.0024</text:p>
          </table:table-cell>
          <table:table-cell table:number-columns-repeated="2" office:value-type="float" office:value="1">
            <text:p>1</text:p>
          </table:table-cell>
          <table:table-cell table:number-columns-repeated="4"/>
          <table:table-cell table:style-name="ce90" table:number-columns-repeated="3"/>
          <table:table-cell/>
          <table:table-cell table:style-name="ce90" table:number-columns-repeated="999"/>
        </table:table-row>
        <table:table-row table:style-name="ro17">
          <table:table-cell table:style-name="ce56" office:value-type="string">
            <text:p>ST4</text:p>
          </table:table-cell>
          <table:table-cell table:style-name="ce68" table:formula="of:=[.B8]" office:value-type="float" office:value="3" table:number-columns-spanned="2" table:number-rows-spanned="1">
            <text:p>3</text:p>
          </table:table-cell>
          <table:covered-table-cell table:style-name="ce68" table:formula="of:=[.C8]" office:value-type="float" office:value="0">
            <text:p>0</text:p>
          </table:covered-table-cell>
          <table:table-cell table:style-name="ce68" table:formula="of:=[.D8]" office:value-type="float" office:value="4.5" table:number-columns-spanned="2" table:number-rows-spanned="1">
            <text:p>4.5</text:p>
          </table:table-cell>
          <table:covered-table-cell table:style-name="ce68" table:formula="of:=[.E8]" office:value-type="float" office:value="0">
            <text:p>0</text:p>
          </table:covered-table-cell>
          <table:table-cell table:style-name="ce68" table:formula="of:=[.F8]" office:value-type="float" office:value="0.6" table:number-columns-spanned="3" table:number-rows-spanned="1">
            <text:p>0.6</text:p>
          </table:table-cell>
          <table:covered-table-cell table:style-name="ce68" table:formula="of:=[.G8]" office:value-type="float" office:value="0">
            <text:p>0</text:p>
          </table:covered-table-cell>
          <table:covered-table-cell table:style-name="ce68" table:formula="of:=[.H8]" office:value-type="float" office:value="0">
            <text:p>0</text:p>
          </table:covered-table-cell>
          <table:table-cell table:style-name="ce29" table:formula="of:=[.I8]" office:value-type="float" office:value="0.035">
            <text:p>0.035</text:p>
          </table:table-cell>
          <table:table-cell table:style-name="ce29" table:formula="of:=[.J8]" office:value-type="float" office:value="0.4">
            <text:p>0.400</text:p>
          </table:table-cell>
          <table:table-cell table:style-name="ce29" table:formula="of:=[.K8]" office:value-type="float" office:value="0.25">
            <text:p>0.250</text:p>
          </table:table-cell>
          <table:table-cell table:style-name="ce29" table:formula="of:=[.L8]" office:value-type="float" office:value="3.9">
            <text:p>3.900</text:p>
          </table:table-cell>
          <table:table-cell table:style-name="ce29" table:formula="of:=[.M8]" office:value-type="float" office:value="7">
            <text:p>7.000</text:p>
          </table:table-cell>
          <table:table-cell table:style-name="ce29" table:formula="of:=[.N8]" office:value-type="float" office:value="0.0008">
            <text:p>0.001</text:p>
          </table:table-cell>
          <table:table-cell table:style-name="ce29" table:formula="of:=[.O8]" office:value-type="float" office:value="0.0024">
            <text:p>0.002</text:p>
          </table:table-cell>
          <table:table-cell table:style-name="ce29" office:value-type="float" office:value="0.75">
            <text:p>0.750</text:p>
          </table:table-cell>
          <table:table-cell table:style-name="ce29" table:formula="of:=[.Q8]" office:value-type="float" office:value="1">
            <text:p>1.000</text:p>
          </table:table-cell>
          <table:table-cell table:number-columns-repeated="4"/>
          <table:table-cell table:style-name="ce90" table:number-columns-repeated="3"/>
          <table:table-cell/>
          <table:table-cell table:style-name="ce90" table:number-columns-repeated="999"/>
        </table:table-row>
        <table:table-row table:style-name="ro17">
          <table:table-cell table:style-name="ce56" office:value-type="string">
            <text:p>Special</text:p>
          </table:table-cell>
          <table:table-cell table:style-name="ce68" office:value-type="float" office:value="7" table:number-columns-spanned="2" table:number-rows-spanned="1">
            <text:p>7</text:p>
          </table:table-cell>
          <table:covered-table-cell/>
          <table:table-cell table:style-name="ce68" office:value-type="float" office:value="10" table:number-columns-spanned="2" table:number-rows-spanned="1">
            <text:p>10</text:p>
          </table:table-cell>
          <table:covered-table-cell/>
          <table:table-cell table:style-name="ce82" office:value-type="float" office:value="0.6" table:number-columns-spanned="3" table:number-rows-spanned="1">
            <text:p>0.6</text:p>
          </table:table-cell>
          <table:covered-table-cell table:style-name="ce82"/>
          <table:covered-table-cell table:style-name="ce15"/>
          <table:table-cell table:style-name="ce29" office:value-type="float" office:value="0.1">
            <text:p>0.100</text:p>
          </table:table-cell>
          <table:table-cell table:style-name="ce15" office:value-type="float" office:value="0">
            <text:p>0</text:p>
          </table:table-cell>
          <table:table-cell office:value-type="float" office:value="0.3">
            <text:p>0.3</text:p>
          </table:table-cell>
          <table:table-cell table:style-name="ce15" office:value-type="float" office:value="0">
            <text:p>0</text:p>
          </table:table-cell>
          <table:table-cell table:style-name="ce88" office:value-type="float" office:value="0">
            <text:p>0</text:p>
          </table:table-cell>
          <table:table-cell table:style-name="ce24" table:formula="of:=0.011/2.5" office:value-type="float" office:value="0.0044">
            <text:p>0.0044</text:p>
          </table:table-cell>
          <table:table-cell table:style-name="ce24" table:formula="of:=[.N10]*[Variables.$B$20]" office:value-type="float" office:value="0.0132">
            <text:p>0.0132</text:p>
          </table:table-cell>
          <table:table-cell table:number-columns-repeated="2" office:value-type="float" office:value="1">
            <text:p>1</text:p>
          </table:table-cell>
          <table:table-cell table:number-columns-repeated="4"/>
          <table:table-cell table:style-name="ce90" table:number-columns-repeated="3"/>
          <table:table-cell/>
          <table:table-cell table:style-name="ce90" table:number-columns-repeated="999"/>
        </table:table-row>
        <table:table-row table:style-name="ro17">
          <table:table-cell table:style-name="ce56" office:value-type="string">
            <text:p>Towers</text:p>
          </table:table-cell>
          <table:table-cell table:style-name="ce69" office:value-type="float" office:value="1.3" table:number-columns-spanned="2" table:number-rows-spanned="1">
            <text:p>1.3</text:p>
          </table:table-cell>
          <table:covered-table-cell/>
          <table:table-cell table:style-name="ce68" office:value-type="float" office:value="2.7" table:number-columns-spanned="2" table:number-rows-spanned="1">
            <text:p>2.7</text:p>
          </table:table-cell>
          <table:covered-table-cell/>
          <table:table-cell table:style-name="ce82" office:value-type="float" office:value="0.4" table:number-columns-spanned="3" table:number-rows-spanned="1">
            <text:p>0.4</text:p>
          </table:table-cell>
          <table:covered-table-cell table:style-name="ce82"/>
          <table:covered-table-cell table:style-name="ce15"/>
          <table:table-cell table:style-name="ce29" office:value-type="float" office:value="0.03">
            <text:p>0.030</text:p>
          </table:table-cell>
          <table:table-cell table:style-name="ce15" office:value-type="float" office:value="0.2">
            <text:p>0.2</text:p>
          </table:table-cell>
          <table:table-cell office:value-type="float" office:value="0.5">
            <text:p>0.5</text:p>
          </table:table-cell>
          <table:table-cell table:style-name="ce15" office:value-type="float" office:value="2">
            <text:p>2</text:p>
          </table:table-cell>
          <table:table-cell table:style-name="ce88"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90" table:number-columns-repeated="3"/>
          <table:table-cell/>
          <table:table-cell table:style-name="ce90" table:number-columns-repeated="999"/>
        </table:table-row>
        <table:table-row table:style-name="ro17">
          <table:table-cell table:style-name="ce56" office:value-type="string">
            <office:annotation draw:style-name="gr4" draw:text-style-name="P2" svg:width="1.1413in" svg:height="0.2346in" svg:x="1.2012in" svg:y="2.0394in" draw:caption-point-x="-0.2402in" draw:caption-point-y="0.598in">
              <dc:creator>AŠ</dc:creator>
              <dc:date>2011-10-03T00:00:00</dc:date>
              <text:p text:style-name="P2"><text:span text:style-name="T1">Mobile towers</text:span></text:p>
            </office:annotation>
            <text:p>MTow</text:p>
          </table:table-cell>
          <table:table-cell table:style-name="ce69" table:formula="of:=[.B11]*[.$S$12]" office:value-type="float" office:value="3.9" table:number-columns-spanned="2" table:number-rows-spanned="1">
            <text:p>3.9</text:p>
          </table:table-cell>
          <table:covered-table-cell/>
          <table:table-cell table:style-name="ce68" table:formula="of:=[.D11]*[.S12]" office:value-type="float" office:value="8.1" table:number-columns-spanned="2" table:number-rows-spanned="1">
            <text:p>8.1</text:p>
          </table:table-cell>
          <table:covered-table-cell/>
          <table:table-cell table:style-name="ce82" table:formula="of:=[.F11]*[.S12]" office:value-type="float" office:value="1.2" table:number-columns-spanned="3" table:number-rows-spanned="1">
            <text:p>1.2</text:p>
          </table:table-cell>
          <table:covered-table-cell table:style-name="ce82"/>
          <table:covered-table-cell table:style-name="ce15"/>
          <table:table-cell table:style-name="ce29" table:formula="of:=[.I11]*[.$T$12]" office:value-type="float" office:value="0.036">
            <text:p>0.036</text:p>
          </table:table-cell>
          <table:table-cell table:style-name="ce29" table:formula="of:=[.J11]*[.$T$12]" office:value-type="float" office:value="0.24">
            <text:p>0.240</text:p>
          </table:table-cell>
          <table:table-cell table:formula="of:=[.K11]" office:value-type="float" office:value="0.5">
            <text:p>0.5</text:p>
          </table:table-cell>
          <table:table-cell table:style-name="Default" table:formula="of:=[.L11]" office:value-type="float" office:value="2">
            <text:p>2</text:p>
          </table:table-cell>
          <table:table-cell table:formula="of:=[.M11]" office:value-type="float" office:value="7">
            <text:p>7</text:p>
          </table:table-cell>
          <table:table-cell table:number-columns-repeated="2"/>
          <table:table-cell office:value-type="float" office:value="0.36">
            <text:p>0.36</text:p>
          </table:table-cell>
          <table:table-cell office:value-type="float" office:value="0.3">
            <text:p>0.3</text:p>
          </table:table-cell>
          <table:table-cell/>
          <table:table-cell office:value-type="float" office:value="3">
            <office:annotation draw:style-name="gr4" draw:text-style-name="P2" svg:width="1.1413in" svg:height="0.3902in" svg:x="10.2173in" svg:y="2.0394in" draw:caption-point-x="-0.2402in" draw:caption-point-y="0.598in">
              <dc:creator>AŠ</dc:creator>
              <dc:date>2011-10-03T00:00:00</dc:date>
              <text:p text:style-name="P2"><text:span text:style-name="T1">Cost multiplier for mobile towers</text:span></text:p>
            </office:annotation>
            <text:p>3</text:p>
          </table:table-cell>
          <table:table-cell office:value-type="float" office:value="1.2">
            <office:annotation draw:style-name="gr4" draw:text-style-name="P2" svg:width="1.1413in" svg:height="0.5457in" svg:x="10.7087in" svg:y="2.0394in" draw:caption-point-x="-0.2402in" draw:caption-point-y="0.598in">
              <dc:creator>AŠ</dc:creator>
              <dc:date>2011-10-03T00:00:00</dc:date>
              <text:p text:style-name="P2"><text:span text:style-name="T1">Time multiplier for mobile towers</text:span></text:p>
              <text:p text:style-name="P2"><text:span text:style-name="T1"/></text:p>
            </office:annotation>
            <text:p>1.2</text:p>
          </table:table-cell>
          <table:table-cell/>
          <table:table-cell table:style-name="ce90" table:number-columns-repeated="3"/>
          <table:table-cell/>
          <table:table-cell table:style-name="ce90" table:number-columns-repeated="999"/>
        </table:table-row>
        <table:table-row table:style-name="ro17">
          <table:table-cell table:style-name="ce56" office:value-type="string">
            <text:p>MDH</text:p>
          </table:table-cell>
          <table:table-cell table:style-name="ce68" office:value-type="float" office:value="7" table:number-columns-spanned="2" table:number-rows-spanned="1">
            <text:p>7</text:p>
          </table:table-cell>
          <table:covered-table-cell/>
          <table:table-cell table:style-name="ce68" office:value-type="float" office:value="10" table:number-columns-spanned="2" table:number-rows-spanned="1">
            <text:p>10</text:p>
          </table:table-cell>
          <table:covered-table-cell/>
          <table:table-cell table:style-name="ce82" office:value-type="float" office:value="0.6" table:number-columns-spanned="3" table:number-rows-spanned="1">
            <text:p>0.6</text:p>
          </table:table-cell>
          <table:covered-table-cell table:style-name="ce82"/>
          <table:covered-table-cell table:style-name="ce15"/>
          <table:table-cell table:style-name="ce29" office:value-type="float" office:value="0.55">
            <text:p>0.550</text:p>
          </table:table-cell>
          <table:table-cell table:style-name="ce15" office:value-type="float" office:value="0">
            <text:p>0</text:p>
          </table:table-cell>
          <table:table-cell office:value-type="float" office:value="1.4">
            <text:p>1.4</text:p>
          </table:table-cell>
          <table:table-cell table:style-name="ce15" office:value-type="float" office:value="0">
            <text:p>0</text:p>
          </table:table-cell>
          <table:table-cell table:style-name="ce88" office:value-type="float" office:value="0">
            <text:p>0</text:p>
          </table:table-cell>
          <table:table-cell table:number-columns-repeated="2"/>
          <table:table-cell table:number-columns-repeated="2" office:value-type="float" office:value="1">
            <text:p>1</text:p>
          </table:table-cell>
          <table:table-cell table:number-columns-repeated="4"/>
          <table:table-cell table:style-name="ce90" table:number-columns-repeated="3"/>
          <table:table-cell/>
          <table:table-cell table:style-name="ce90" table:number-columns-repeated="999"/>
        </table:table-row>
        <table:table-row table:style-name="ro17" table:number-rows-repeated="14">
          <table:table-cell table:style-name="ce56"/>
          <table:table-cell table:style-name="ce68"/>
          <table:table-cell/>
          <table:table-cell table:style-name="ce68"/>
          <table:table-cell/>
          <table:table-cell table:style-name="ce82" table:number-columns-repeated="2"/>
          <table:table-cell table:style-name="ce15"/>
          <table:table-cell table:style-name="ce29"/>
          <table:table-cell table:style-name="ce15"/>
          <table:table-cell/>
          <table:table-cell table:style-name="ce15"/>
          <table:table-cell table:style-name="ce88"/>
          <table:table-cell table:number-columns-repeated="8"/>
          <table:table-cell table:style-name="ce90" table:number-columns-repeated="3"/>
          <table:table-cell/>
          <table:table-cell table:style-name="ce90" table:number-columns-repeated="999"/>
        </table:table-row>
        <table:table-row table:style-name="ro17">
          <table:table-cell table:style-name="ce56"/>
          <table:table-cell table:style-name="ce68" table:number-columns-spanned="2" table:number-rows-spanned="1"/>
          <table:covered-table-cell/>
          <table:table-cell table:style-name="ce68" table:number-columns-spanned="2" table:number-rows-spanned="1"/>
          <table:covered-table-cell/>
          <table:table-cell table:number-columns-repeated="2"/>
          <table:table-cell table:style-name="ce82" table:number-columns-spanned="3" table:number-rows-spanned="1"/>
          <table:covered-table-cell table:style-name="ce82"/>
          <table:covered-table-cell table:style-name="ce15"/>
          <table:table-cell/>
          <table:table-cell table:style-name="ce15"/>
          <table:table-cell/>
          <table:table-cell table:style-name="ce15"/>
          <table:table-cell table:style-name="ce88" table:number-columns-repeated="2"/>
          <table:table-cell table:number-columns-repeated="5"/>
          <table:table-cell table:style-name="ce90" table:number-columns-repeated="3"/>
          <table:table-cell/>
          <table:table-cell table:style-name="ce90" table:number-columns-repeated="999"/>
        </table:table-row>
        <table:table-row table:style-name="ro17">
          <table:table-cell table:style-name="ce57"/>
          <table:table-cell table:style-name="ce21" table:number-columns-spanned="2" table:number-rows-spanned="1"/>
          <table:covered-table-cell table:style-name="ce17"/>
          <table:table-cell table:style-name="ce21" table:number-columns-spanned="2" table:number-rows-spanned="1"/>
          <table:covered-table-cell table:style-name="ce17"/>
          <table:table-cell table:style-name="ce17" table:number-columns-repeated="2"/>
          <table:table-cell table:style-name="ce21" table:number-columns-spanned="3" table:number-rows-spanned="1"/>
          <table:covered-table-cell table:style-name="ce21"/>
          <table:covered-table-cell table:style-name="ce17"/>
          <table:table-cell table:style-name="ce17" table:number-columns-repeated="4"/>
          <table:table-cell table:style-name="ce89" table:number-columns-repeated="2"/>
          <table:table-cell table:number-columns-repeated="5"/>
          <table:table-cell table:style-name="ce90" table:number-columns-repeated="3"/>
          <table:table-cell/>
          <table:table-cell table:style-name="ce90" table:number-columns-repeated="999"/>
        </table:table-row>
        <table:table-row table:style-name="ro2">
          <table:table-cell table:style-name="ce51" office:value-type="string">
            <text:p>damages_start</text:p>
          </table:table-cell>
          <table:table-cell table:style-name="ce51" table:number-columns-repeated="20"/>
          <table:table-cell table:style-name="ce91" table:number-columns-repeated="1003"/>
        </table:table-row>
        <table:table-row table:style-name="ro13">
          <table:table-cell table:style-name="ce12" office:value-type="string">
            <text:p>Damage</text:p>
          </table:table-cell>
          <table:table-cell table:style-name="ce12" office:value-type="string">
            <text:p>Armor</text:p>
          </table:table-cell>
          <table:table-cell table:style-name="ce12" office:value-type="string">
            <text:p>Coef.</text:p>
          </table:table-cell>
          <table:table-cell table:number-columns-repeated="4"/>
          <table:table-cell table:style-name="ce84" table:number-columns-repeated="4"/>
          <table:table-cell table:style-name="Default"/>
          <table:table-cell table:number-columns-repeated="2"/>
          <table:table-cell table:style-name="ce84" table:number-columns-repeated="7"/>
          <table:table-cell table:style-name="ce90" table:number-columns-repeated="3"/>
          <table:table-cell/>
          <table:table-cell table:style-name="ce90" table:number-columns-repeated="999"/>
        </table:table-row>
        <table:table-row table:style-name="ro17">
          <table:table-cell office:value-type="string">
            <text:p>Piercing</text:p>
          </table:table-cell>
          <table:table-cell table:style-name="Default" office:value-type="string">
            <text:p>Light</text:p>
          </table:table-cell>
          <table:table-cell table:style-name="ce30" office:value-type="float" office:value="1.6">
            <text:p>1.6</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Normal</text:p>
          </table:table-cell>
          <table:table-cell table:style-name="Default" office:value-type="string">
            <text:p>Light</text:p>
          </table:table-cell>
          <table:table-cell office:value-type="float" office:value="0.7">
            <text:p>0.7</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Explosive</text:p>
          </table:table-cell>
          <table:table-cell table:style-name="Default" office:value-type="string">
            <text:p>Light</text:p>
          </table:table-cell>
          <table:table-cell office:value-type="float" office:value="0.4">
            <text:p>0.4</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Siege</text:p>
          </table:table-cell>
          <table:table-cell table:style-name="Default" office:value-type="string">
            <text:p>Light</text:p>
          </table:table-cell>
          <table:table-cell office:value-type="float" office:value="0.2">
            <text:p>0.2</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table:table-cell table:style-name="Default"/>
          <table:table-cell table:number-columns-repeated="9"/>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Piercing</text:p>
          </table:table-cell>
          <table:table-cell table:style-name="Default" office:value-type="string">
            <text:p>Normal</text:p>
          </table:table-cell>
          <table:table-cell office:value-type="float" office:value="0.7">
            <text:p>0.7</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Normal</text:p>
          </table:table-cell>
          <table:table-cell table:style-name="Default" office:value-type="string">
            <text:p>Normal</text:p>
          </table:table-cell>
          <table:table-cell office:value-type="float" office:value="1">
            <text:p>1</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Explosive</text:p>
          </table:table-cell>
          <table:table-cell table:style-name="Default" office:value-type="string">
            <text:p>Normal</text:p>
          </table:table-cell>
          <table:table-cell office:value-type="float" office:value="1.2">
            <text:p>1.2</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Siege</text:p>
          </table:table-cell>
          <table:table-cell table:style-name="Default" office:value-type="string">
            <text:p>Normal</text:p>
          </table:table-cell>
          <table:table-cell office:value-type="float" office:value="0.4">
            <text:p>0.4</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table:table-cell table:style-name="Default"/>
          <table:table-cell table:number-columns-repeated="9"/>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Piercing</text:p>
          </table:table-cell>
          <table:table-cell table:style-name="Default" office:value-type="string">
            <text:p>Heavy</text:p>
          </table:table-cell>
          <table:table-cell office:value-type="float" office:value="0.25">
            <text:p>0.25</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Normal</text:p>
          </table:table-cell>
          <table:table-cell table:style-name="Default" office:value-type="string">
            <text:p>Heavy</text:p>
          </table:table-cell>
          <table:table-cell office:value-type="float" office:value="0.8">
            <text:p>0.8</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Explosive</text:p>
          </table:table-cell>
          <table:table-cell table:style-name="Default" office:value-type="string">
            <text:p>Heavy</text:p>
          </table:table-cell>
          <table:table-cell office:value-type="float" office:value="1.4">
            <text:p>1.4</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Siege</text:p>
          </table:table-cell>
          <table:table-cell table:style-name="Default" office:value-type="string">
            <text:p>Heavy</text:p>
          </table:table-cell>
          <table:table-cell office:value-type="float" office:value="0.8">
            <text:p>0.8</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table:table-cell table:style-name="Default"/>
          <table:table-cell table:number-columns-repeated="9"/>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Piercing</text:p>
          </table:table-cell>
          <table:table-cell table:style-name="Default" office:value-type="string">
            <text:p>Fortified</text:p>
          </table:table-cell>
          <table:table-cell office:value-type="float" office:value="0.2">
            <text:p>0.2</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Normal</text:p>
          </table:table-cell>
          <table:table-cell table:style-name="Default" office:value-type="string">
            <text:p>Fortified</text:p>
          </table:table-cell>
          <table:table-cell office:value-type="float" office:value="0.5">
            <text:p>0.5</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Explosive</text:p>
          </table:table-cell>
          <table:table-cell table:style-name="Default" office:value-type="string">
            <text:p>Fortified</text:p>
          </table:table-cell>
          <table:table-cell office:value-type="float" office:value="0.7">
            <text:p>0.7</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Siege</text:p>
          </table:table-cell>
          <table:table-cell table:style-name="Default" office:value-type="string">
            <text:p>Fortified</text:p>
          </table:table-cell>
          <table:table-cell office:value-type="float" office:value="1.7">
            <text:p>1.7</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table:table-cell table:style-name="Default"/>
          <table:table-cell table:number-columns-repeated="9"/>
          <table:table-cell table:style-name="Default"/>
          <table:table-cell table:number-columns-repeated="9"/>
          <table:table-cell table:style-name="ce90" table:number-columns-repeated="3"/>
          <table:table-cell/>
          <table:table-cell table:style-name="ce90" table:number-columns-repeated="999"/>
        </table:table-row>
        <table:table-row table:style-name="ro2">
          <table:table-cell table:style-name="ce51" office:value-type="string">
            <text:p>units_start</text:p>
          </table:table-cell>
          <table:table-cell table:style-name="ce51" table:number-columns-repeated="20"/>
          <table:table-cell table:style-name="ce91" table:number-columns-repeated="1003"/>
        </table:table-row>
        <table:table-row table:style-name="ro18">
          <table:table-cell table:style-name="ce58" office:value-type="string">
            <text:p>Unit name</text:p>
          </table:table-cell>
          <table:table-cell table:style-name="ce58" office:value-type="string">
            <text:p>Tier</text:p>
          </table:table-cell>
          <table:table-cell table:style-name="ce58" office:value-type="string">
            <text:p>HP</text:p>
          </table:table-cell>
          <table:table-cell table:style-name="ce58" office:value-type="string">
            <text:p>Init.</text:p>
          </table:table-cell>
          <table:table-cell table:style-name="ce58" office:value-type="string">
            <text:p>Dmg / Gun</text:p>
          </table:table-cell>
          <table:table-cell table:style-name="ce58" office:value-type="string">
            <text:p>cldn</text:p>
          </table:table-cell>
          <table:table-cell table:style-name="ce58" office:value-type="string">
            <text:p>Gun reach</text:p>
          </table:table-cell>
          <table:table-cell table:style-name="ce58" office:value-type="string">
            <text:p>Gun cnt</text:p>
          </table:table-cell>
          <table:table-cell table:style-name="ce58" office:value-type="string">
            <text:p>Dmg type</text:p>
          </table:table-cell>
          <table:table-cell table:style-name="ce58" office:value-type="string">
            <text:p>Build Time min</text:p>
          </table:table-cell>
          <table:table-cell table:style-name="ce58" office:value-type="string">
            <text:p>XP mod.</text:p>
          </table:table-cell>
          <table:table-cell table:style-name="ce58" office:value-type="string">
            <text:p>XP <text:s/>for level</text:p>
          </table:table-cell>
          <table:table-cell table:style-name="ce58" office:value-type="string">
            <text:p>Armor type</text:p>
          </table:table-cell>
          <table:table-cell table:style-name="ce58" office:value-type="string">
            <text:p>Dmg mod</text:p>
          </table:table-cell>
          <table:table-cell table:style-name="ce58" office:value-type="string">
            <text:p>Arm mod</text:p>
          </table:table-cell>
          <table:table-cell table:style-name="ce58" office:value-type="string">
            <text:p>Max lvl</text:p>
          </table:table-cell>
          <table:table-cell table:style-name="ce58" office:value-type="string">
            <text:p>Base cost</text:p>
          </table:table-cell>
          <table:table-cell table:style-name="ce58" office:value-type="string">
            <text:p>Metal</text:p>
          </table:table-cell>
          <table:table-cell table:style-name="ce58" office:value-type="string">
            <text:p>Energy</text:p>
          </table:table-cell>
          <table:table-cell table:style-name="ce58" office:value-type="string">
            <text:p>Zetium</text:p>
          </table:table-cell>
          <table:table-cell table:style-name="ce58" office:value-type="string">
            <text:p>Population</text:p>
          </table:table-cell>
          <table:table-cell table:style-name="ce58" office:value-type="string">
            <office:annotation draw:style-name="gr4" draw:text-style-name="P2" svg:width="1.1413in" svg:height="0.8567in" svg:x="11.4937in" svg:y="9.2051in" draw:caption-point-x="-0.2402in" draw:caption-point-y="0.6075in">
              <dc:creator>AŠ</dc:creator>
              <dc:date>2011-01-02T00:00:00</dc:date>
              <text:p text:style-name="P2"><text:span text:style-name="T1">Pagal kainą – unitas užima tiek, kiek užima resursai skirti jį pagaminti.</text:span></text:p>
            </office:annotation>
            <text:p>Volume</text:p>
          </table:table-cell>
          <table:table-cell table:style-name="ce58" office:value-type="string">
            <office:annotation draw:style-name="gr4" draw:text-style-name="P2" svg:width="1.1413in" svg:height="0.5457in" svg:x="11.8638in" svg:y="9.2051in" draw:caption-point-x="-0.2402in" draw:caption-point-y="0.6075in">
              <dc:creator>AŠ</dc:creator>
              <dc:date>2011-01-02T00:00:00</dc:date>
              <text:p text:style-name="P2"><text:span text:style-name="T1">Kaip volume, tik dar padauginta iš storage mod'o.</text:span></text:p>
            </office:annotation>
            <text:p>Storage</text:p>
          </table:table-cell>
          <table:table-cell table:style-name="ce58" office:value-type="string">
            <text:p>SS jump time (min)</text:p>
          </table:table-cell>
          <table:table-cell table:style-name="ce58" office:value-type="string">
            <text:p>Galaxy jump time (min)</text:p>
          </table:table-cell>
          <table:table-cell table:style-name="ce58" table:number-columns-repeated="999"/>
        </table:table-row>
        <table:table-row table:style-name="ro1">
          <table:table-cell table:style-name="ce59" office:value-type="string">
            <text:p>Trooper</text:p>
          </table:table-cell>
          <table:table-cell table:content-validation-name="val5" office:value-type="string">
            <text:p>T1</text:p>
          </table:table-cell>
          <table:table-cell table:style-name="ce72" office:value-type="float" office:value="150">
            <text:p>150</text:p>
          </table:table-cell>
          <table:table-cell office:value-type="float" office:value="10">
            <text:p>10</text:p>
          </table:table-cell>
          <table:table-cell office:value-type="float" office:value="20">
            <text:p>2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4]*VLOOKUP([.$B54];[.$A$2:.$N29];9;0)+[.E54]*[.H54]*VLOOKUP([.$B54];[.$A$2:.$N29];10;0)" office:value-type="float" office:value="13.5">
            <text:p>13.5</text:p>
          </table:table-cell>
          <table:table-cell office:value-type="float" office:value="1">
            <text:p>1</text:p>
          </table:table-cell>
          <table:table-cell table:formula="of:=IF([.P54]=1; 0; ROUND(([.C54]*[Variables.$B$5]*[Variables.$B$6])/([.P54]-1)))" office:value-type="float" office:value="768">
            <text:p>768</text:p>
          </table:table-cell>
          <table:table-cell table:content-validation-name="val10" office:value-type="string">
            <text:p>Light</text:p>
          </table:table-cell>
          <table:table-cell table:formula="of:=[Variables.$B$17]/([.P54]-1)" office:value-type="float" office:value="27">
            <text:p>27</text:p>
          </table:table-cell>
          <table:table-cell table:formula="of:=[Variables.$B$18]/([.P54]-1)" office:value-type="float" office:value="12.6">
            <text:p>12.6</text:p>
          </table:table-cell>
          <table:table-cell office:value-type="float" office:value="6">
            <text:p>6</text:p>
          </table:table-cell>
          <table:table-cell table:style-name="ce72" table:formula="of:=([.C54]*VLOOKUP([.$B54];[.$A$2:.$N29];11;0)+[.E54]*[.H54]*VLOOKUP([.$B54];[.$A$2:.$N29];12;0))*(1 + ([.D54]-[Variables.$B$7])*VLOOKUP([.$B54];[.$A$2:.$O29];13;0)/100)" office:value-type="float" office:value="113">
            <text:p>113</text:p>
          </table:table-cell>
          <table:table-cell table:style-name="ce72" table:formula="of:=VLOOKUP([.$B54];[.$A$2:.$H13];2;0)*[.$Q54]" office:value-type="float" office:value="339">
            <text:p>339</text:p>
          </table:table-cell>
          <table:table-cell table:style-name="ce72" table:formula="of:=VLOOKUP([.$B54];[.$A$2:.$H5];4;0)*[.$Q54]" office:value-type="float" office:value="678">
            <text:p>678</text:p>
          </table:table-cell>
          <table:table-cell table:style-name="ce72" table:formula="of:=VLOOKUP([.$B54];[.$A$2:.$H5];6;0)*[.$Q54]" office:value-type="float" office:value="0">
            <text:p>0</text:p>
          </table:table-cell>
          <table:table-cell table:formula="of:=VLOOKUP([.$B54];[.$A$2:.$Q13]; 16; 0) * (CEILING((CEILING([.$R54]/[Variables.$B$12];1)+CEILING([.$S54]/[Variables.$B$13];1)+CEILING([.$T54]/[Variables.$B$14];1))/[Variables.$B$21]; 1))" office:value-type="float" office:value="1">
            <text:p>1</text:p>
          </table:table-cell>
          <table:table-cell table:formula="of:=VLOOKUP([.$B54];[.$A$2:.$Q13]; 17; 0) * (CEILING([.$R54]/[Variables.$B$12];1)+CEILING([.$S54]/[Variables.$B$13];1)+CEILING([.$T54]/[Variables.$B$14];1))" office:value-type="float" office:value="29">
            <text:p>29</text:p>
          </table:table-cell>
          <table:table-cell table:number-columns-repeated="2"/>
          <table:table-cell table:style-name="Default"/>
          <table:table-cell table:number-columns-repeated="999"/>
        </table:table-row>
        <table:table-row table:style-name="ro1">
          <table:table-cell table:style-name="ce59" office:value-type="string">
            <text:p>Shocker</text:p>
          </table:table-cell>
          <table:table-cell table:content-validation-name="val5" office:value-type="string">
            <text:p>T1,5</text:p>
          </table:table-cell>
          <table:table-cell table:style-name="ce72" office:value-type="float" office:value="370">
            <text:p>370</text:p>
          </table:table-cell>
          <table:table-cell office:value-type="float" office:value="8">
            <office:annotation draw:style-name="gr6" draw:text-style-name="P2" svg:width="3.0752in" svg:height="0.3902in" svg:x="2.6035in" svg:y="9.9795in" draw:caption-point-x="-0.2402in" draw:caption-point-y="0.6126in">
              <dc:creator>AŠ</dc:creator>
              <dc:date>2010-12-18T00:00:00</dc:date>
              <text:p text:style-name="P2"><text:span text:style-name="T1">Lėtesni nei Trooperiai/Seekeriai, bet greitesni nei Scorpionai.</text:span></text:p>
            </office:annotation>
            <text:p>8</text:p>
          </table:table-cell>
          <table:table-cell office:value-type="float" office:value="107">
            <text:p>107</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Explosive</text:p>
          </table:table-cell>
          <table:table-cell table:formula="of:=[.C55]*VLOOKUP([.$B55];[.$A$2:.$N30];9;0)+[.E55]*[.H55]*VLOOKUP([.$B55];[.$A$2:.$N30];10;0)" office:value-type="float" office:value="50.6">
            <text:p>50.6</text:p>
          </table:table-cell>
          <table:table-cell office:value-type="float" office:value="1">
            <text:p>1</text:p>
          </table:table-cell>
          <table:table-cell table:formula="of:=IF([.P55]=1; 0; ROUND(([.C55]*[Variables.$B$5]*[Variables.$B$6])/([.P55]-1)))" office:value-type="float" office:value="1353">
            <text:p>1353</text:p>
          </table:table-cell>
          <table:table-cell table:content-validation-name="val10" office:value-type="string">
            <text:p>Normal</text:p>
          </table:table-cell>
          <table:table-cell table:formula="of:=[Variables.$B$17]/([.P55]-1)" office:value-type="float" office:value="19.2857142857143">
            <text:p>19.29</text:p>
          </table:table-cell>
          <table:table-cell table:formula="of:=[Variables.$B$18]/([.P55]-1)" office:value-type="float" office:value="9">
            <text:p>9</text:p>
          </table:table-cell>
          <table:table-cell office:value-type="float" office:value="8">
            <text:p>8</text:p>
          </table:table-cell>
          <table:table-cell table:style-name="ce72" table:formula="of:=([.C55]*VLOOKUP([.$B55];[.$A$2:.$N30];11;0)+[.E55]*[.H55]*VLOOKUP([.$B55];[.$A$2:.$N30];12;0))*(1 + ([.D55]-[Variables.$B$7])*VLOOKUP([.$B55];[.$A$2:.$O30];13;0)/100)" office:value-type="float" office:value="333.938">
            <text:p>333.94</text:p>
          </table:table-cell>
          <table:table-cell table:style-name="ce72" table:formula="of:=VLOOKUP([.$B55];[.$A$2:.$H28];2;0)*[.$Q55]" office:value-type="float" office:value="801.4512">
            <text:p>801.45</text:p>
          </table:table-cell>
          <table:table-cell table:style-name="ce72" table:formula="of:=VLOOKUP([.$B55];[.$A$2:.$H28];4;0)*[.$Q55]" office:value-type="float" office:value="1602.9024">
            <text:p>1602.9</text:p>
          </table:table-cell>
          <table:table-cell table:style-name="ce72" table:formula="of:=VLOOKUP([.$B55];[.$A$2:.$H28];6;0)*[.$Q55]" office:value-type="float" office:value="35.06349">
            <text:p>35.06</text:p>
          </table:table-cell>
          <table:table-cell table:formula="of:=VLOOKUP([.$B55];[.$A$2:.$Q14]; 16; 0) * (CEILING((CEILING([.$R55]/[Variables.$B$12];1)+CEILING([.$S55]/[Variables.$B$13];1)+CEILING([.$T55]/[Variables.$B$14];1))/[Variables.$B$21]; 1))" office:value-type="float" office:value="3">
            <text:p>3</text:p>
          </table:table-cell>
          <table:table-cell table:formula="of:=VLOOKUP([.$B55];[.$A$2:.$Q14]; 17; 0) * (CEILING([.$R55]/[Variables.$B$12];1)+CEILING([.$S55]/[Variables.$B$13];1)+CEILING([.$T55]/[Variables.$B$14];1))" office:value-type="float" office:value="72">
            <text:p>72</text:p>
          </table:table-cell>
          <table:table-cell table:number-columns-repeated="2"/>
          <table:table-cell table:style-name="Default"/>
          <table:table-cell table:number-columns-repeated="999"/>
        </table:table-row>
        <table:table-row table:style-name="ro1">
          <table:table-cell table:style-name="ce59" office:value-type="string">
            <text:p>Seeker</text:p>
          </table:table-cell>
          <table:table-cell table:content-validation-name="val5" office:value-type="string">
            <text:p>T1</text:p>
          </table:table-cell>
          <table:table-cell table:style-name="ce72" office:value-type="float" office:value="90">
            <text:p>90</text:p>
          </table:table-cell>
          <table:table-cell office:value-type="float" office:value="9">
            <office:annotation draw:style-name="gr9" draw:text-style-name="P2" svg:width="2.6854in" svg:height="0.8567in" svg:x="2.6035in" svg:y="10.1512in" draw:caption-point-x="-0.2402in" draw:caption-point-y="0.6126in">
              <dc:creator>AŠ</dc:creator>
              <dc:date>2011-05-15T00:00:00</dc:date>
              <text:p text:style-name="P2"><text:span text:style-name="T1">Lėtesni nei Trooperiai, nes daro žymiai daugiau damage.</text:span></text:p>
              <text:p text:style-name="P2"><text:span text:style-name="T1"/></text:p>
              <text:p text:style-name="P2"><text:span text:style-name="T1">Tokie pat kaip azure, kad galėtų juos targetint.</text:span></text:p>
            </office:annotation>
            <text:p>9</text:p>
          </table:table-cell>
          <table:table-cell office:value-type="float" office:value="70">
            <text:p>7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Piercing</text:p>
          </table:table-cell>
          <table:table-cell table:formula="of:=[.C56]*VLOOKUP([.$B56];[.$A$2:.$N31];9;0)+[.E56]*[.H56]*VLOOKUP([.$B56];[.$A$2:.$N31];10;0)" office:value-type="float" office:value="25.5">
            <text:p>25.5</text:p>
          </table:table-cell>
          <table:table-cell office:value-type="float" office:value="2">
            <text:p>2</text:p>
          </table:table-cell>
          <table:table-cell table:formula="of:=IF([.P56]=1; 0; ROUND(([.C56]*[Variables.$B$5]*[Variables.$B$6])/([.P56]-1)))" office:value-type="float" office:value="329">
            <text:p>329</text:p>
          </table:table-cell>
          <table:table-cell table:content-validation-name="val10" office:value-type="string">
            <text:p>Light</text:p>
          </table:table-cell>
          <table:table-cell table:formula="of:=[Variables.$B$17]/([.P56]-1)" office:value-type="float" office:value="19.2857142857143">
            <text:p>19.29</text:p>
          </table:table-cell>
          <table:table-cell table:formula="of:=[Variables.$B$18]/([.P56]-1)" office:value-type="float" office:value="9">
            <text:p>9</text:p>
          </table:table-cell>
          <table:table-cell office:value-type="float" office:value="8">
            <text:p>8</text:p>
          </table:table-cell>
          <table:table-cell table:style-name="ce72" table:formula="of:=([.C56]*VLOOKUP([.$B56];[.$A$2:.$N31];11;0)+[.E56]*[.H56]*VLOOKUP([.$B56];[.$A$2:.$N31];12;0))*(1 + ([.D56]-[Variables.$B$7])*VLOOKUP([.$B56];[.$A$2:.$O31];13;0)/100)" office:value-type="float" office:value="165.54">
            <text:p>165.54</text:p>
          </table:table-cell>
          <table:table-cell table:style-name="ce72" table:formula="of:=VLOOKUP([.$B56];[.$A$2:.$H29];2;0)*[.$Q56]" office:value-type="float" office:value="496.62">
            <text:p>496.62</text:p>
          </table:table-cell>
          <table:table-cell table:style-name="ce72" table:formula="of:=VLOOKUP([.$B56];[.$A$2:.$H29];4;0)*[.$Q56]" office:value-type="float" office:value="993.24">
            <text:p>993.24</text:p>
          </table:table-cell>
          <table:table-cell table:style-name="ce72" table:formula="of:=VLOOKUP([.$B56];[.$A$2:.$H29];6;0)*[.$Q56]" office:value-type="float" office:value="0">
            <text:p>0</text:p>
          </table:table-cell>
          <table:table-cell table:formula="of:=VLOOKUP([.$B56];[.$A$2:.$Q15]; 16; 0) * (CEILING((CEILING([.$R56]/[Variables.$B$12];1)+CEILING([.$S56]/[Variables.$B$13];1)+CEILING([.$T56]/[Variables.$B$14];1))/[Variables.$B$21]; 1))" office:value-type="float" office:value="2">
            <text:p>2</text:p>
          </table:table-cell>
          <table:table-cell table:formula="of:=VLOOKUP([.$B56];[.$A$2:.$Q15]; 17; 0) * (CEILING([.$R56]/[Variables.$B$12];1)+CEILING([.$S56]/[Variables.$B$13];1)+CEILING([.$T56]/[Variables.$B$14];1))" office:value-type="float" office:value="42">
            <text:p>42</text:p>
          </table:table-cell>
          <table:table-cell table:number-columns-repeated="2"/>
          <table:table-cell table:style-name="Default"/>
          <table:table-cell table:number-columns-repeated="999"/>
        </table:table-row>
        <table:table-row table:style-name="ro1">
          <table:table-cell table:style-name="ce59"/>
          <table:table-cell table:content-validation-name="val5" office:value-type="string">
            <text:p>T1</text:p>
          </table:table-cell>
          <table:table-cell table:style-name="ce72"/>
          <table:table-cell table:number-columns-repeated="2"/>
          <table:table-cell office:value-type="float" office:value="1">
            <text:p>1</text:p>
          </table:table-cell>
          <table:table-cell office:value-type="string">
            <text:p>ground</text:p>
          </table:table-cell>
          <table:table-cell/>
          <table:table-cell table:content-validation-name="val9" office:value-type="string">
            <text:p>Piercing</text:p>
          </table:table-cell>
          <table:table-cell table:formula="of:=[.C57]*VLOOKUP([.$B57];[.$A$2:.$N32];9;0)+[.E57]*[.H57]*VLOOKUP([.$B57];[.$A$2:.$N32];10;0)" office:value-type="float" office:value="0">
            <text:p>0</text:p>
          </table:table-cell>
          <table:table-cell office:value-type="float" office:value="1">
            <text:p>1</text:p>
          </table:table-cell>
          <table:table-cell/>
          <table:table-cell table:content-validation-name="val10" office:value-type="string">
            <text:p>Light</text:p>
          </table:table-cell>
          <table:table-cell table:formula="of:=[Variables.$B$17]/([.P57]-1)" office:value-type="float" office:value="-135">
            <text:p>-135</text:p>
          </table:table-cell>
          <table:table-cell table:formula="of:=[Variables.$B$18]/([.P57]-1)" office:value-type="float" office:value="-63">
            <text:p>-63</text:p>
          </table:table-cell>
          <table:table-cell/>
          <table:table-cell table:style-name="ce72" table:formula="of:=([.C57]*VLOOKUP([.$B57];[.$A$2:.$N32];11;0)+[.E57]*[.H57]*VLOOKUP([.$B57];[.$A$2:.$N32];12;0))*(1 + ([.D57]-[Variables.$B$7])*VLOOKUP([.$B57];[.$A$2:.$O32];13;0)/100)" office:value-type="float" office:value="0">
            <text:p>0</text:p>
          </table:table-cell>
          <table:table-cell table:style-name="ce72" table:number-columns-repeated="3"/>
          <table:table-cell table:number-columns-repeated="4"/>
          <table:table-cell table:style-name="Default"/>
          <table:table-cell table:number-columns-repeated="999"/>
        </table:table-row>
        <table:table-row table:style-name="ro1">
          <table:table-cell office:value-type="string">
            <text:p>Scorpion</text:p>
          </table:table-cell>
          <table:table-cell table:content-validation-name="val5" office:value-type="string">
            <text:p>T2</text:p>
          </table:table-cell>
          <table:table-cell table:style-name="ce72" office:value-type="float" office:value="2500">
            <text:p>2500</text:p>
          </table:table-cell>
          <table:table-cell office:value-type="float" office:value="3">
            <text:p>3</text:p>
          </table:table-cell>
          <table:table-cell office:value-type="float" office:value="200">
            <text:p>20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8]*VLOOKUP([.$B58];[.$A$2:.$N33];9;0)+[.E58]*[.H58]*VLOOKUP([.$B58];[.$A$2:.$N33];10;0)" office:value-type="float" office:value="185">
            <text:p>185</text:p>
          </table:table-cell>
          <table:table-cell office:value-type="float" office:value="1">
            <text:p>1</text:p>
          </table:table-cell>
          <table:table-cell table:formula="of:=IF([.P58]=1; 0; ROUND(([.C58]*[Variables.$B$5]*[Variables.$B$6])/([.P58]-1)))" office:value-type="float" office:value="12800">
            <text:p>12800</text:p>
          </table:table-cell>
          <table:table-cell table:content-validation-name="val10" office:value-type="string">
            <text:p>Heavy</text:p>
          </table:table-cell>
          <table:table-cell table:formula="of:=[Variables.$B$17]/([.P58]-1)" office:value-type="float" office:value="27">
            <text:p>27</text:p>
          </table:table-cell>
          <table:table-cell table:formula="of:=[Variables.$B$18]/([.P58]-1)" office:value-type="float" office:value="12.6">
            <text:p>12.6</text:p>
          </table:table-cell>
          <table:table-cell office:value-type="float" office:value="6">
            <text:p>6</text:p>
          </table:table-cell>
          <table:table-cell table:style-name="ce72" table:formula="of:=([.C58]*VLOOKUP([.$B58];[.$A$2:.$N33];11;0)+[.E58]*[.H58]*VLOOKUP([.$B58];[.$A$2:.$N33];12;0))*(1 + ([.D58]-[Variables.$B$7])*VLOOKUP([.$B58];[.$A$2:.$O33];13;0)/100)" office:value-type="float" office:value="831.3">
            <text:p>831.3</text:p>
          </table:table-cell>
          <table:table-cell table:style-name="ce72" table:formula="of:=VLOOKUP([.$B58];[.$A$2:.$H30];2;0)*[.$Q58]" office:value-type="float" office:value="2493.9">
            <text:p>2493.9</text:p>
          </table:table-cell>
          <table:table-cell table:style-name="ce72" table:formula="of:=VLOOKUP([.$B58];[.$A$2:.$H30];4;0)*[.$Q58]" office:value-type="float" office:value="3865.545">
            <text:p>3865.55</text:p>
          </table:table-cell>
          <table:table-cell table:style-name="ce72" table:formula="of:=VLOOKUP([.$B58];[.$A$2:.$H30];6;0)*[.$Q58]" office:value-type="float" office:value="249.39">
            <text:p>249.39</text:p>
          </table:table-cell>
          <table:table-cell table:formula="of:=VLOOKUP([.$B58];[.$A$2:.$Q17]; 16; 0) * (CEILING((CEILING([.$R58]/[Variables.$B$12];1)+CEILING([.$S58]/[Variables.$B$13];1)+CEILING([.$T58]/[Variables.$B$14];1))/[Variables.$B$21]; 1))" office:value-type="float" office:value="8">
            <text:p>8</text:p>
          </table:table-cell>
          <table:table-cell table:formula="of:=VLOOKUP([.$B58];[.$A$2:.$Q17]; 17; 0) * (CEILING([.$R58]/[Variables.$B$12];1)+CEILING([.$S58]/[Variables.$B$13];1)+CEILING([.$T58]/[Variables.$B$14];1))" office:value-type="float" office:value="215">
            <text:p>215</text:p>
          </table:table-cell>
          <table:table-cell table:number-columns-repeated="2"/>
          <table:table-cell table:style-name="Default"/>
          <table:table-cell table:number-columns-repeated="999"/>
        </table:table-row>
        <table:table-row table:style-name="ro1">
          <table:table-cell office:value-type="string">
            <text:p>Azure</text:p>
          </table:table-cell>
          <table:table-cell table:content-validation-name="val5" office:value-type="string">
            <text:p>T2</text:p>
          </table:table-cell>
          <table:table-cell table:style-name="ce72" office:value-type="float" office:value="580">
            <text:p>580</text:p>
          </table:table-cell>
          <table:table-cell office:value-type="float" office:value="9">
            <text:p>9</text:p>
          </table:table-cell>
          <table:table-cell office:value-type="float" office:value="60">
            <text:p>60</text:p>
          </table:table-cell>
          <table:table-cell office:value-type="float" office:value="1">
            <text:p>1</text:p>
          </table:table-cell>
          <table:table-cell office:value-type="string">
            <text:p>ground</text:p>
          </table:table-cell>
          <table:table-cell office:value-type="float" office:value="4">
            <text:p>4</text:p>
          </table:table-cell>
          <table:table-cell table:content-validation-name="val9" office:value-type="string">
            <text:p>Normal</text:p>
          </table:table-cell>
          <table:table-cell table:formula="of:=[.C59]*VLOOKUP([.$B59];[.$A$2:.$N34];9;0)+[.E59]*[.H59]*VLOOKUP([.$B59];[.$A$2:.$N34];10;0)" office:value-type="float" office:value="101">
            <text:p>101</text:p>
          </table:table-cell>
          <table:table-cell office:value-type="float" office:value="1">
            <text:p>1</text:p>
          </table:table-cell>
          <table:table-cell table:formula="of:=IF([.P59]=1; 0; ROUND(([.C59]*[Variables.$B$5]*[Variables.$B$6])/([.P59]-1)))" office:value-type="float" office:value="2121">
            <text:p>2121</text:p>
          </table:table-cell>
          <table:table-cell table:content-validation-name="val10" office:value-type="string">
            <text:p>Light</text:p>
          </table:table-cell>
          <table:table-cell table:formula="of:=[Variables.$B$17]/([.P59]-1)" office:value-type="float" office:value="19.2857142857143">
            <text:p>19.29</text:p>
          </table:table-cell>
          <table:table-cell table:formula="of:=[Variables.$B$18]/([.P59]-1)" office:value-type="float" office:value="9">
            <text:p>9</text:p>
          </table:table-cell>
          <table:table-cell office:value-type="float" office:value="8">
            <text:p>8</text:p>
          </table:table-cell>
          <table:table-cell table:style-name="ce72" table:formula="of:=([.C59]*VLOOKUP([.$B59];[.$A$2:.$N34];11;0)+[.E59]*[.H59]*VLOOKUP([.$B59];[.$A$2:.$N34];12;0))*(1 + ([.D59]-[Variables.$B$7])*VLOOKUP([.$B59];[.$A$2:.$O34];13;0)/100)" office:value-type="float" office:value="693.78">
            <text:p>693.78</text:p>
          </table:table-cell>
          <table:table-cell table:style-name="ce72" table:formula="of:=VLOOKUP([.$B59];[.$A$2:.$H31];2;0)*[.$Q59]" office:value-type="float" office:value="2081.34">
            <text:p>2081.34</text:p>
          </table:table-cell>
          <table:table-cell table:style-name="ce72" table:formula="of:=VLOOKUP([.$B59];[.$A$2:.$H31];4;0)*[.$Q59]" office:value-type="float" office:value="3226.077">
            <text:p>3226.08</text:p>
          </table:table-cell>
          <table:table-cell table:style-name="ce72" table:formula="of:=VLOOKUP([.$B59];[.$A$2:.$H31];6;0)*[.$Q59]" office:value-type="float" office:value="208.134">
            <text:p>208.13</text:p>
          </table:table-cell>
          <table:table-cell table:formula="of:=VLOOKUP([.$B59];[.$A$2:.$Q18]; 16; 0) * (CEILING((CEILING([.$R59]/[Variables.$B$12];1)+CEILING([.$S59]/[Variables.$B$13];1)+CEILING([.$T59]/[Variables.$B$14];1))/[Variables.$B$21]; 1))" office:value-type="float" office:value="7">
            <text:p>7</text:p>
          </table:table-cell>
          <table:table-cell table:formula="of:=VLOOKUP([.$B59];[.$A$2:.$Q18]; 17; 0) * (CEILING([.$R59]/[Variables.$B$12];1)+CEILING([.$S59]/[Variables.$B$13];1)+CEILING([.$T59]/[Variables.$B$14];1))" office:value-type="float" office:value="180">
            <text:p>180</text:p>
          </table:table-cell>
          <table:table-cell table:number-columns-repeated="2"/>
          <table:table-cell table:style-name="Default"/>
          <table:table-cell table:number-columns-repeated="999"/>
        </table:table-row>
        <table:table-row table:style-name="ro1">
          <table:table-cell office:value-type="string">
            <text:p>Zeus</text:p>
          </table:table-cell>
          <table:table-cell table:content-validation-name="val5" office:value-type="string">
            <text:p>T3</text:p>
          </table:table-cell>
          <table:table-cell table:style-name="ce72" office:value-type="float" office:value="1500">
            <text:p>1500</text:p>
          </table:table-cell>
          <table:table-cell table:formula="of:=[.D84]" office:value-type="float" office:value="9">
            <office:annotation draw:style-name="gr4" draw:text-style-name="P2" svg:width="1.1413in" svg:height="0.2346in" svg:x="2.6035in" svg:y="10.8508in" draw:caption-point-x="-0.2402in" draw:caption-point-y="0.5992in">
              <dc:creator>AŠ</dc:creator>
              <dc:date>2011-06-16T00:00:00</dc:date>
              <text:p text:style-name="P2"><text:span text:style-name="T1">Kartu su thoru</text:span></text:p>
            </office:annotation>
            <text:p>9</text:p>
          </table:table-cell>
          <table:table-cell office:value-type="float" office:value="300">
            <text:p>30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0]*VLOOKUP([.$B60];[.$A$2:.$N35];9;0)+[.E60]*[.H60]*VLOOKUP([.$B60];[.$A$2:.$N35];10;0)" office:value-type="float" office:value="135">
            <text:p>135</text:p>
          </table:table-cell>
          <table:table-cell office:value-type="float" office:value="1">
            <text:p>1</text:p>
          </table:table-cell>
          <table:table-cell table:formula="of:=IF([.P60]=1; 0; ROUND(([.C60]*[Variables.$B$5]*[Variables.$B$6])/([.P60]-1)))" office:value-type="float" office:value="4267">
            <text:p>4267</text:p>
          </table:table-cell>
          <table:table-cell table:content-validation-name="val10" office:value-type="string">
            <text:p>Heavy</text:p>
          </table:table-cell>
          <table:table-cell table:formula="of:=[Variables.$B$17]/([.P60]-1)" office:value-type="float" office:value="15">
            <text:p>15</text:p>
          </table:table-cell>
          <table:table-cell table:formula="of:=[Variables.$B$18]/([.P60]-1)" office:value-type="float" office:value="7">
            <text:p>7</text:p>
          </table:table-cell>
          <table:table-cell office:value-type="float" office:value="10">
            <text:p>10</text:p>
          </table:table-cell>
          <table:table-cell table:style-name="ce72" table:formula="of:=([.C60]*VLOOKUP([.$B60];[.$A$2:.$N35];11;0)+[.E60]*[.H60]*VLOOKUP([.$B60];[.$A$2:.$N35];12;0))*(1 + ([.D60]-[Variables.$B$7])*VLOOKUP([.$B60];[.$A$2:.$O35];13;0)/100)" office:value-type="float" office:value="1367.1">
            <text:p>1367.1</text:p>
          </table:table-cell>
          <table:table-cell table:style-name="ce72" table:formula="of:=VLOOKUP([.$B60];[.$A$2:.$H32];2;0)*[.$Q60]" office:value-type="float" office:value="4101.3">
            <text:p>4101.3</text:p>
          </table:table-cell>
          <table:table-cell table:style-name="ce72" table:formula="of:=VLOOKUP([.$B60];[.$A$2:.$H32];4;0)*[.$Q60]" office:value-type="float" office:value="6151.95">
            <text:p>6151.95</text:p>
          </table:table-cell>
          <table:table-cell table:style-name="ce72" table:formula="of:=VLOOKUP([.$B60];[.$A$2:.$H32];6;0)*[.$Q60]" office:value-type="float" office:value="683.55">
            <text:p>683.55</text:p>
          </table:table-cell>
          <table:table-cell table:formula="of:=VLOOKUP([.$B60];[.$A$2:.$Q19]; 16; 0) * (CEILING((CEILING([.$R60]/[Variables.$B$12];1)+CEILING([.$S60]/[Variables.$B$13];1)+CEILING([.$T60]/[Variables.$B$14];1))/[Variables.$B$21]; 1))" office:value-type="float" office:value="14">
            <text:p>14</text:p>
          </table:table-cell>
          <table:table-cell table:formula="of:=VLOOKUP([.$B60];[.$A$2:.$Q19]; 17; 0) * (CEILING([.$R60]/[Variables.$B$12];1)+CEILING([.$S60]/[Variables.$B$13];1)+CEILING([.$T60]/[Variables.$B$14];1))" office:value-type="float" office:value="378">
            <text:p>378</text:p>
          </table:table-cell>
          <table:table-cell table:number-columns-repeated="2"/>
          <table:table-cell table:style-name="Default"/>
          <table:table-cell table:number-columns-repeated="999"/>
        </table:table-row>
        <table:table-row table:style-name="ro1">
          <table:table-cell office:value-type="string">
            <text:p>MDH</text:p>
          </table:table-cell>
          <table:table-cell table:content-validation-name="val6" office:value-type="string">
            <text:p>MDH</text:p>
          </table:table-cell>
          <table:table-cell table:style-name="ce72" office:value-type="float" office:value="500">
            <text:p>500</text:p>
          </table:table-cell>
          <table:table-cell office:value-type="float" office:value="1">
            <text:p>1</text:p>
          </table:table-cell>
          <table:table-cell office:value-type="float" office:value="0">
            <text:p>0</text:p>
          </table:table-cell>
          <table:table-cell table:number-columns-repeated="2"/>
          <table:table-cell office:value-type="float" office:value="0">
            <text:p>0</text:p>
          </table:table-cell>
          <table:table-cell table:content-validation-name="val9"/>
          <table:table-cell table:formula="of:=[.C61]*VLOOKUP([.$B61];[.$A$2:.$N35];9;0)+[.E61]*[.H61]*VLOOKUP([.$B61];[.$A$2:.$N35];10;0)" office:value-type="float" office:value="275">
            <text:p>275</text:p>
          </table:table-cell>
          <table:table-cell office:value-type="float" office:value="4">
            <text:p>4</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2" table:formula="of:=([.C61]*VLOOKUP([.$B61];[.$A$2:.$N35];11;0)+[.E61]*[.H61]*VLOOKUP([.$B61];[.$A$2:.$N35];12;0))*(1 + ([.D61]-[Variables.$B$7])*VLOOKUP([.$B61];[.$A$2:.$O35];13;0)/100)" office:value-type="float" office:value="700">
            <text:p>700</text:p>
          </table:table-cell>
          <table:table-cell table:style-name="ce72" table:formula="of:=VLOOKUP([.$B61];[.$A$2:.$H32];2;0)*[.$Q61]" office:value-type="float" office:value="4900">
            <text:p>4900</text:p>
          </table:table-cell>
          <table:table-cell table:style-name="ce72" table:formula="of:=VLOOKUP([.$B61];[.$A$2:.$H32];4;0)*[.$Q61]" office:value-type="float" office:value="7000">
            <text:p>7000</text:p>
          </table:table-cell>
          <table:table-cell table:style-name="ce72" table:formula="of:=VLOOKUP([.$B61];[.$A$2:.$H32];6;0)*[.$Q61]" office:value-type="float" office:value="420">
            <text:p>420</text:p>
          </table:table-cell>
          <table:table-cell table:formula="of:=VLOOKUP([.$B61];[.$A$2:.$Q20]; 16; 0) * (CEILING((CEILING([.$R61]/[Variables.$B$12];1)+CEILING([.$S61]/[Variables.$B$13];1)+CEILING([.$T61]/[Variables.$B$14];1))/[Variables.$B$21]; 1))" office:value-type="float" office:value="14">
            <text:p>14</text:p>
          </table:table-cell>
          <table:table-cell table:formula="of:=VLOOKUP([.$B61];[.$A$2:.$Q20]; 17; 0) * (CEILING([.$R61]/[Variables.$B$12];1)+CEILING([.$S61]/[Variables.$B$13];1)+CEILING([.$T61]/[Variables.$B$14];1))" office:value-type="float" office:value="404">
            <text:p>404</text:p>
          </table:table-cell>
          <table:table-cell table:number-columns-repeated="2"/>
          <table:table-cell table:style-name="Default"/>
          <table:table-cell table:number-columns-repeated="999"/>
        </table:table-row>
        <table:table-row table:style-name="ro1">
          <table:table-cell office:value-type="string">
            <text:p>Mule</text:p>
          </table:table-cell>
          <table:table-cell table:content-validation-name="val6" office:value-type="string">
            <text:p>Special</text:p>
          </table:table-cell>
          <table:table-cell table:style-name="ce72" office:value-type="float" office:value="3000">
            <text:p>3000</text:p>
          </table:table-cell>
          <table:table-cell office:value-type="float" office:value="1">
            <text:p>1</text:p>
          </table:table-cell>
          <table:table-cell office:value-type="float" office:value="80">
            <text:p>8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2]*VLOOKUP([.$B62];[.$A$2:.$N36];9;0)+[.E62]*[.H62]*VLOOKUP([.$B62];[.$A$2:.$N36];10;0)" office:value-type="float" office:value="300">
            <text:p>300</text:p>
          </table:table-cell>
          <table:table-cell office:value-type="float" office:value="2">
            <text:p>2</text:p>
          </table:table-cell>
          <table:table-cell table:formula="of:=IF([.P62]=1; 0; ROUND(([.C62]*[Variables.$B$5]*[Variables.$B$6])/([.P62]-1)))" office:value-type="float" office:value="8533">
            <text:p>8533</text:p>
          </table:table-cell>
          <table:table-cell table:content-validation-name="val10" office:value-type="string">
            <text:p>Heavy</text:p>
          </table:table-cell>
          <table:table-cell table:formula="of:=[Variables.$B$17]/([.P62]-1)" office:value-type="float" office:value="15">
            <text:p>15</text:p>
          </table:table-cell>
          <table:table-cell table:formula="of:=[Variables.$B$18]/([.P62]-1)" office:value-type="float" office:value="7">
            <text:p>7</text:p>
          </table:table-cell>
          <table:table-cell office:value-type="float" office:value="10">
            <text:p>10</text:p>
          </table:table-cell>
          <table:table-cell table:style-name="ce72" table:formula="of:=([.C62]*VLOOKUP([.$B62];[.$A$2:.$N36];11;0)+[.E62]*[.H62]*VLOOKUP([.$B62];[.$A$2:.$N36];12;0))*(1 + ([.D62]-[Variables.$B$7])*VLOOKUP([.$B62];[.$A$2:.$O36];13;0)/100)" office:value-type="float" office:value="900">
            <text:p>900</text:p>
          </table:table-cell>
          <table:table-cell table:style-name="ce72" table:formula="of:=VLOOKUP([.$B62];[.$A$2:.$H33];2;0)*[.$Q62]" office:value-type="float" office:value="6300">
            <text:p>6300</text:p>
          </table:table-cell>
          <table:table-cell table:style-name="ce72" table:formula="of:=VLOOKUP([.$B62];[.$A$2:.$H33];4;0)*[.$Q62]" office:value-type="float" office:value="9000">
            <text:p>9000</text:p>
          </table:table-cell>
          <table:table-cell table:style-name="ce72" table:formula="of:=VLOOKUP([.$B62];[.$A$2:.$H33];6;0)*[.$Q62]" office:value-type="float" office:value="540">
            <text:p>540</text:p>
          </table:table-cell>
          <table:table-cell table:formula="of:=VLOOKUP([.$B62];[.$A$2:.$Q21]; 16; 0) * (CEILING((CEILING([.$R62]/[Variables.$B$12];1)+CEILING([.$S62]/[Variables.$B$13];1)+CEILING([.$T62]/[Variables.$B$14];1))/[Variables.$B$21]; 1))" office:value-type="float" office:value="18">
            <text:p>18</text:p>
          </table:table-cell>
          <table:table-cell/>
          <table:table-cell table:style-name="ce25" table:formula="of:=ROUND((CEILING([.R62]/[Variables.$B$12];1)+CEILING([.S62]/[Variables.$B$13];1)+CEILING([.T62]/[Variables.$B$14];1))*[Variables.$B$15])" office:value-type="float" office:value="1246">
            <text:p>1246</text:p>
          </table:table-cell>
          <table:table-cell table:formula="of:=[.C62]*TBLFIND([.$A$1:.$N$29];[.B62]; [.$N$1])" office:value-type="float" office:value="13.2">
            <text:p>13.2</text:p>
          </table:table-cell>
          <table:table-cell table:style-name="ce25" table:formula="of:=[.C62]*TBLFIND([.$A$1:.$O$29];[.B62]; [.$O$1])" office:value-type="float" office:value="39.6">
            <text:p>39.6</text:p>
          </table:table-cell>
          <table:table-cell table:number-columns-repeated="999"/>
        </table:table-row>
        <table:table-row table:style-name="ro1">
          <table:table-cell office:value-type="string">
            <text:p>Jumper</text:p>
          </table:table-cell>
          <table:table-cell table:content-validation-name="val6" office:value-type="string">
            <text:p>Special</text:p>
          </table:table-cell>
          <table:table-cell table:style-name="ce72" office:value-type="float" office:value="100">
            <text:p>100</text:p>
          </table:table-cell>
          <table:table-cell office:value-type="float" office:value="1">
            <text:p>1</text:p>
          </table:table-cell>
          <table:table-cell table:number-columns-repeated="3"/>
          <table:table-cell office:value-type="float" office:value="0">
            <text:p>0</text:p>
          </table:table-cell>
          <table:table-cell table:content-validation-name="val9"/>
          <table:table-cell table:formula="of:=[.J64]/4" office:value-type="float" office:value="32.8125">
            <text:p>32.81</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2" table:formula="of:=[.Q64]/[.$Z$63]" office:value-type="float" office:value="307.5">
            <text:p>307.5</text:p>
          </table:table-cell>
          <table:table-cell table:style-name="ce72" table:formula="of:=[.R64]/[.$Z$63]" office:value-type="float" office:value="768.75">
            <text:p>768.75</text:p>
          </table:table-cell>
          <table:table-cell table:style-name="ce72" table:formula="of:=[.S64]/[.$Z$63]" office:value-type="float" office:value="1076.25">
            <text:p>1076.25</text:p>
          </table:table-cell>
          <table:table-cell table:style-name="ce72" table:formula="of:=[.T64]/[.$Z$63]*2.5" office:value-type="float" office:value="134.53125">
            <text:p>134.53</text:p>
          </table:table-cell>
          <table:table-cell table:formula="of:=VLOOKUP([.$B63];[.$A$2:.$Q22]; 16; 0) * (CEILING((CEILING([.$R63]/[Variables.$B$12];1)+CEILING([.$S63]/[Variables.$B$13];1)+CEILING([.$T63]/[Variables.$B$14];1))/[Variables.$B$21]; 1))" office:value-type="float" office:value="3">
            <text:p>3</text:p>
          </table:table-cell>
          <table:table-cell/>
          <table:table-cell table:style-name="ce25"/>
          <table:table-cell table:formula="of:=[.X64]/[.$Z$63]" office:value-type="float" office:value="1.44">
            <text:p>1.44</text:p>
          </table:table-cell>
          <table:table-cell table:style-name="Default" table:formula="of:=[.Y64]/[.$Z$63]" office:value-type="float" office:value="4.32">
            <text:p>4.32</text:p>
          </table:table-cell>
          <table:table-cell office:value-type="float" office:value="5">
            <office:annotation draw:style-name="gr4" draw:text-style-name="P2" svg:width="1.1413in" svg:height="0.2346in" svg:x="13.6827in" svg:y="11.3685in" draw:caption-point-x="-0.2402in" draw:caption-point-y="0.5965in">
              <dc:creator>AŠ</dc:creator>
              <dc:date>2011-11-08T00:00:00</dc:date>
              <text:p text:style-name="P2"><text:span text:style-name="T1">Divider</text:span></text:p>
            </office:annotation>
            <text:p>5</text:p>
          </table:table-cell>
          <table:table-cell table:number-columns-repeated="998"/>
        </table:table-row>
        <table:table-row table:style-name="ro1">
          <table:table-cell office:value-type="string">
            <text:p>Crow</text:p>
          </table:table-cell>
          <table:table-cell table:content-validation-name="val5" office:value-type="string">
            <text:p>ST1</text:p>
          </table:table-cell>
          <table:table-cell table:style-name="ce73" office:value-type="float" office:value="2250">
            <text:p>2250</text:p>
          </table:table-cell>
          <table:table-cell office:value-type="float" office:value="10">
            <text:p>10</text:p>
          </table:table-cell>
          <table:table-cell office:value-type="float" office:value="250">
            <text:p>25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4]*VLOOKUP([.$B64];[.$A$2:.$N37];9;0)+[.E64]*[.H64]*VLOOKUP([.$B64];[.$A$2:.$N37];10;0)" office:value-type="float" office:value="131.25">
            <text:p>131.25</text:p>
          </table:table-cell>
          <table:table-cell office:value-type="float" office:value="1">
            <text:p>1</text:p>
          </table:table-cell>
          <table:table-cell table:formula="of:=IF([.P64]=1; 0; ROUND(([.C64]*[Variables.$B$5]*[Variables.$B$6])/([.P64]-1)))" office:value-type="float" office:value="8229">
            <text:p>8229</text:p>
          </table:table-cell>
          <table:table-cell table:content-validation-name="val10" office:value-type="string">
            <text:p>Light</text:p>
          </table:table-cell>
          <table:table-cell table:formula="of:=[Variables.$B$17]/([.P64]-1)" office:value-type="float" office:value="19.2857142857143">
            <text:p>19.29</text:p>
          </table:table-cell>
          <table:table-cell table:formula="of:=[Variables.$B$18]/([.P64]-1)" office:value-type="float" office:value="9">
            <text:p>9</text:p>
          </table:table-cell>
          <table:table-cell office:value-type="float" office:value="8">
            <text:p>8</text:p>
          </table:table-cell>
          <table:table-cell table:style-name="ce72" table:formula="of:=([.C64]*VLOOKUP([.$B64];[.$A$2:.$N37];11;0)+[.E64]*[.H64]*VLOOKUP([.$B64];[.$A$2:.$N37];12;0))*(1 + ([.D64]-[Variables.$B$7])*VLOOKUP([.$B64];[.$A$2:.$O37];13;0)/100)" office:value-type="float" office:value="1537.5">
            <text:p>1537.5</text:p>
          </table:table-cell>
          <table:table-cell table:style-name="ce72" table:formula="of:=VLOOKUP([.$B64];[.$A$2:.$H52];2;0)*[.$Q64]" office:value-type="float" office:value="3843.75">
            <text:p>3843.75</text:p>
          </table:table-cell>
          <table:table-cell table:style-name="ce72" table:formula="of:=VLOOKUP([.$B64];[.$A$2:.$H52];4;0)*[.$Q64]" office:value-type="float" office:value="5381.25">
            <text:p>5381.25</text:p>
          </table:table-cell>
          <table:table-cell table:style-name="ce72" table:formula="of:=VLOOKUP([.$B64];[.$A$2:.$H52];6;0)*[.$Q64]" office:value-type="float" office:value="269.0625">
            <text:p>269.06</text:p>
          </table:table-cell>
          <table:table-cell table:formula="of:=VLOOKUP([.$B64];[.$A$2:.$Q23]; 16; 0) * (CEILING((CEILING([.$R64]/[Variables.$B$12];1)+CEILING([.$S64]/[Variables.$B$13];1)+CEILING([.$T64]/[Variables.$B$14];1))/[Variables.$B$21]; 1))" office:value-type="float" office:value="11">
            <text:p>11</text:p>
          </table:table-cell>
          <table:table-cell/>
          <table:table-cell table:style-name="ce25"/>
          <table:table-cell table:formula="of:=[.C64]*TBLFIND([.$A$1:.$N$29];[.B64]; [.$N$1])" office:value-type="float" office:value="7.2">
            <text:p>7.2</text:p>
          </table:table-cell>
          <table:table-cell table:style-name="ce25" table:formula="of:=[.C64]*TBLFIND([.$A$1:.$O$29];[.B64]; [.$O$1])" office:value-type="float" office:value="21.6">
            <text:p>21.6</text:p>
          </table:table-cell>
          <table:table-cell table:number-columns-repeated="999"/>
        </table:table-row>
        <table:table-row table:style-name="ro1">
          <table:table-cell table:style-name="ce60" office:value-type="string">
            <text:p>Cyrix</text:p>
          </table:table-cell>
          <table:table-cell table:content-validation-name="val5" office:value-type="string">
            <text:p>ST2</text:p>
          </table:table-cell>
          <table:table-cell table:style-name="ce74" office:value-type="float" office:value="3580">
            <text:p>3580</text:p>
          </table:table-cell>
          <table:table-cell office:value-type="float" office:value="8">
            <text:p>8</text:p>
          </table:table-cell>
          <table:table-cell office:value-type="float" office:value="440">
            <text:p>44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5]*VLOOKUP([.$B65];[.$A$2:.$N38];9;0)+[.E65]*[.H65]*VLOOKUP([.$B65];[.$A$2:.$N38];10;0)" office:value-type="float" office:value="221.5">
            <text:p>221.5</text:p>
          </table:table-cell>
          <table:table-cell office:value-type="float" office:value="1">
            <text:p>1</text:p>
          </table:table-cell>
          <table:table-cell table:formula="of:=IF([.P65]=1; 0; ROUND(([.C65]*[Variables.$B$5]*[Variables.$B$6])/([.P65]-1)))" office:value-type="float" office:value="13093">
            <text:p>13093</text:p>
          </table:table-cell>
          <table:table-cell table:content-validation-name="val10" office:value-type="string">
            <text:p>Normal</text:p>
          </table:table-cell>
          <table:table-cell table:formula="of:=[Variables.$B$17]/([.P65]-1)" office:value-type="float" office:value="19.2857142857143">
            <text:p>19.29</text:p>
          </table:table-cell>
          <table:table-cell table:formula="of:=[Variables.$B$18]/([.P65]-1)" office:value-type="float" office:value="9">
            <text:p>9</text:p>
          </table:table-cell>
          <table:table-cell office:value-type="float" office:value="8">
            <text:p>8</text:p>
          </table:table-cell>
          <table:table-cell table:style-name="ce72" table:formula="of:=([.C65]*VLOOKUP([.$B65];[.$A$2:.$N38];11;0)+[.E65]*[.H65]*VLOOKUP([.$B65];[.$A$2:.$N38];12;0))*(1 + ([.D65]-[Variables.$B$7])*VLOOKUP([.$B65];[.$A$2:.$O38];13;0)/100)" office:value-type="float" office:value="2245.46">
            <text:p>2245.46</text:p>
          </table:table-cell>
          <table:table-cell table:style-name="ce72" table:formula="of:=VLOOKUP([.$B65];[.$A$2:.$H53];2;0)*[.$Q65]" office:value-type="float" office:value="5838.196">
            <text:p>5838.2</text:p>
          </table:table-cell>
          <table:table-cell table:style-name="ce72" table:formula="of:=VLOOKUP([.$B65];[.$A$2:.$H53];4;0)*[.$Q65]" office:value-type="float" office:value="8083.656">
            <text:p>8083.66</text:p>
          </table:table-cell>
          <table:table-cell table:style-name="ce72" table:formula="of:=VLOOKUP([.$B65];[.$A$2:.$H53];6;0)*[.$Q65]" office:value-type="float" office:value="505.2285">
            <text:p>505.23</text:p>
          </table:table-cell>
          <table:table-cell table:formula="of:=VLOOKUP([.$B65];[.$A$2:.$Q24]; 16; 0) * (CEILING((CEILING([.$R65]/[Variables.$B$12];1)+CEILING([.$S65]/[Variables.$B$13];1)+CEILING([.$T65]/[Variables.$B$14];1))/[Variables.$B$21]; 1))" office:value-type="float" office:value="17">
            <text:p>17</text:p>
          </table:table-cell>
          <table:table-cell/>
          <table:table-cell table:style-name="ce25"/>
          <table:table-cell table:formula="of:=[.C65]*TBLFIND([.$A$1:.$N$29];[.B65]; [.$N$1])" office:value-type="float" office:value="10.024">
            <text:p>10.02</text:p>
          </table:table-cell>
          <table:table-cell table:style-name="ce25" table:formula="of:=[.C65]*TBLFIND([.$A$1:.$O$29];[.B65]; [.$O$1])" office:value-type="float" office:value="30.072">
            <text:p>30.07</text:p>
          </table:table-cell>
          <table:table-cell table:number-columns-repeated="999"/>
        </table:table-row>
        <table:table-row table:style-name="ro1">
          <table:table-cell table:style-name="ce60" office:value-type="string">
            <text:p>Rhyno</text:p>
          </table:table-cell>
          <table:table-cell table:content-validation-name="val5" office:value-type="string">
            <text:p>ST4</text:p>
          </table:table-cell>
          <table:table-cell table:style-name="ce74" office:value-type="float" office:value="21500">
            <text:p>21500</text:p>
          </table:table-cell>
          <table:table-cell office:value-type="float" office:value="5">
            <office:annotation draw:style-name="gr5" draw:text-style-name="P2" svg:width="1.8717in" svg:height="0.2346in" svg:x="2.6035in" svg:y="11.8673in" draw:caption-point-x="-0.2402in" draw:caption-point-y="0.6122in">
              <dc:creator>AŠ</dc:creator>
              <dc:date>2010-12-22T00:00:00</dc:date>
              <text:p text:style-name="P2"><text:span text:style-name="T1">Lėčiausiai, bet galingiausias.</text:span></text:p>
            </office:annotation>
            <text:p>5</text:p>
          </table:table-cell>
          <table:table-cell table:formula="of:=AVERAGE([.E67:.E69])" office:value-type="float" office:value="450">
            <text:p>450</text:p>
          </table:table-cell>
          <table:table-cell table:number-columns-repeated="2"/>
          <table:table-cell table:formula="of:=SUM([.H67:.H69])" office:value-type="float" office:value="3">
            <text:p>3</text:p>
          </table:table-cell>
          <table:table-cell table:content-validation-name="val9"/>
          <table:table-cell table:formula="of:=[.C66]*VLOOKUP([.$B66];[.$A$2:.$N39];9;0)+[.E66]*[.H66]*VLOOKUP([.$B66];[.$A$2:.$N39];10;0)" office:value-type="float" office:value="1292.5">
            <text:p>1292.5</text:p>
          </table:table-cell>
          <table:table-cell office:value-type="float" office:value="1">
            <text:p>1</text:p>
          </table:table-cell>
          <table:table-cell table:formula="of:=IF([.P66]=1; 0; ROUND(([.C66]*[Variables.$B$5]*[Variables.$B$6])/([.P66]-1)))" office:value-type="float" office:value="61156">
            <text:p>61156</text:p>
          </table:table-cell>
          <table:table-cell table:content-validation-name="val10" office:value-type="string">
            <text:p>Heavy</text:p>
          </table:table-cell>
          <table:table-cell table:formula="of:=[Variables.$B$17]/([.P66]-1)" office:value-type="float" office:value="15">
            <text:p>15</text:p>
          </table:table-cell>
          <table:table-cell table:formula="of:=[Variables.$B$18]/([.P66]-1)" office:value-type="float" office:value="7">
            <text:p>7</text:p>
          </table:table-cell>
          <table:table-cell office:value-type="float" office:value="10">
            <text:p>10</text:p>
          </table:table-cell>
          <table:table-cell table:style-name="ce72" table:formula="of:=([.C66]*VLOOKUP([.$B66];[.$A$2:.$N39];11;0)+[.E66]*[.H66]*VLOOKUP([.$B66];[.$A$2:.$N39];12;0))*(1 + ([.D66]-[Variables.$B$7])*VLOOKUP([.$B66];[.$A$2:.$O39];13;0)/100)" office:value-type="float" office:value="6916">
            <text:p>6916</text:p>
          </table:table-cell>
          <table:table-cell table:style-name="ce72" table:formula="of:=VLOOKUP([.$B66];[.$A$2:.$H54];2;0)*[.$Q66]" office:value-type="float" office:value="20748">
            <text:p>20748</text:p>
          </table:table-cell>
          <table:table-cell table:style-name="ce72" table:formula="of:=VLOOKUP([.$B66];[.$A$2:.$H54];4;0)*[.$Q66]" office:value-type="float" office:value="31122">
            <text:p>31122</text:p>
          </table:table-cell>
          <table:table-cell table:style-name="ce72" table:formula="of:=VLOOKUP([.$B66];[.$A$2:.$H54];6;0)*[.$Q66]" office:value-type="float" office:value="4149.6">
            <text:p>4149.6</text:p>
          </table:table-cell>
          <table:table-cell table:formula="of:=VLOOKUP([.$B66];[.$A$2:.$Q25]; 16; 0) * (CEILING((CEILING([.$R66]/[Variables.$B$12];1)+CEILING([.$S66]/[Variables.$B$13];1)+CEILING([.$T66]/[Variables.$B$14];1))/[Variables.$B$21]; 1))" office:value-type="float" office:value="51">
            <text:p>51</text:p>
          </table:table-cell>
          <table:table-cell/>
          <table:table-cell table:style-name="ce25" table:formula="of:=ROUND([.W62]*0.33)" office:value-type="float" office:value="411">
            <text:p>411</text:p>
          </table:table-cell>
          <table:table-cell table:formula="of:=[.C66]*TBLFIND([.$A$1:.$N$29];[.B66]; [.$N$1])" office:value-type="float" office:value="17.2">
            <text:p>17.2</text:p>
          </table:table-cell>
          <table:table-cell table:style-name="ce25" table:formula="of:=[.C66]*TBLFIND([.$A$1:.$O$29];[.B66]; [.$O$1])" office:value-type="float" office:value="51.6">
            <text:p>51.6</text:p>
          </table:table-cell>
          <table:table-cell table:number-columns-repeated="999"/>
        </table:table-row>
        <table:table-row table:style-name="ro1">
          <table:table-cell table:style-name="ce60" office:value-type="string">
            <text:p>Rhyno Gun1</text:p>
          </table:table-cell>
          <table:table-cell table:content-validation-name="val5" table:formula="of:=[.B$66]" office:value-type="string" office:string-value="ST4">
            <text:p>ST4</text:p>
          </table:table-cell>
          <table:table-cell table:style-name="ce74" table:formula="of:=[.C$66]" office:value-type="float" office:value="21500">
            <text:p>21500</text:p>
          </table:table-cell>
          <table:table-cell table:style-name="ce77" table:formula="of:=[.D$66]" office:value-type="float" office:value="5">
            <text:p>5</text:p>
          </table:table-cell>
          <table:table-cell office:value-type="float" office:value="620">
            <text:p>62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7]*VLOOKUP([.$B67];[.$A$2:.$N40];9;0)+[.E67]*[.H67]*VLOOKUP([.$B67];[.$A$2:.$N40];10;0)" office:value-type="float" office:value="1000.5">
            <text:p>1000.5</text:p>
          </table:table-cell>
          <table:table-cell table:number-columns-repeated="2"/>
          <table:table-cell table:content-validation-name="val10" office:value-type="string">
            <text:p>Heavy</text:p>
          </table:table-cell>
          <table:table-cell table:formula="of:=[.N66]" office:value-type="float" office:value="15">
            <text:p>15</text:p>
          </table:table-cell>
          <table:table-cell table:formula="of:=[.O66]" office:value-type="float" office:value="7">
            <text:p>7</text:p>
          </table:table-cell>
          <table:table-cell/>
          <table:table-cell table:style-name="ce72" table:formula="of:=([.C67]*VLOOKUP([.$B67];[.$A$2:.$N40];11;0)+[.E67]*[.H67]*VLOOKUP([.$B67];[.$A$2:.$N40];12;0))*(1 + ([.D67]-[Variables.$B$7])*VLOOKUP([.$B67];[.$A$2:.$O40];13;0)/100)" office:value-type="float" office:value="5065.45">
            <text:p>5065.45</text:p>
          </table:table-cell>
          <table:table-cell table:style-name="ce72" table:number-columns-repeated="3"/>
          <table:table-cell table:number-columns-repeated="4"/>
          <table:table-cell table:style-name="ce25"/>
          <table:table-cell table:number-columns-repeated="999"/>
        </table:table-row>
        <table:table-row table:style-name="ro1">
          <table:table-cell table:style-name="ce60" office:value-type="string">
            <text:p>Rhyno Gun2</text:p>
          </table:table-cell>
          <table:table-cell table:content-validation-name="val5" table:formula="of:=[.B$66]" office:value-type="string" office:string-value="ST4">
            <text:p>ST4</text:p>
          </table:table-cell>
          <table:table-cell table:style-name="ce74" table:formula="of:=[.C$66]" office:value-type="float" office:value="21500">
            <text:p>21500</text:p>
          </table:table-cell>
          <table:table-cell table:style-name="ce77" table:formula="of:=[.D$66]" office:value-type="float" office:value="5">
            <text:p>5</text:p>
          </table:table-cell>
          <table:table-cell office:value-type="float" office:value="600">
            <text:p>600</text:p>
          </table:table-cell>
          <table:table-cell office:value-type="float" office:value="2">
            <text:p>2</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8]*VLOOKUP([.$B68];[.$A$2:.$N41];9;0)+[.E68]*[.H68]*VLOOKUP([.$B68];[.$A$2:.$N41];10;0)" office:value-type="float" office:value="992.5">
            <text:p>992.5</text:p>
          </table:table-cell>
          <table:table-cell table:number-columns-repeated="2"/>
          <table:table-cell table:content-validation-name="val10" office:value-type="string">
            <text:p>Heavy</text:p>
          </table:table-cell>
          <table:table-cell table:formula="of:=[.N67]" office:value-type="float" office:value="15">
            <text:p>15</text:p>
          </table:table-cell>
          <table:table-cell table:formula="of:=[.O67]" office:value-type="float" office:value="7">
            <text:p>7</text:p>
          </table:table-cell>
          <table:table-cell/>
          <table:table-cell table:style-name="ce72" table:formula="of:=([.C68]*VLOOKUP([.$B68];[.$A$2:.$N41];11;0)+[.E68]*[.H68]*VLOOKUP([.$B68];[.$A$2:.$N41];12;0))*(1 + ([.D68]-[Variables.$B$7])*VLOOKUP([.$B68];[.$A$2:.$O41];13;0)/100)" office:value-type="float" office:value="5014.75">
            <text:p>5014.75</text:p>
          </table:table-cell>
          <table:table-cell table:style-name="ce72" table:number-columns-repeated="3"/>
          <table:table-cell table:number-columns-repeated="4"/>
          <table:table-cell table:style-name="ce25"/>
          <table:table-cell table:number-columns-repeated="999"/>
        </table:table-row>
        <table:table-row table:style-name="ro1">
          <table:table-cell table:style-name="ce60" office:value-type="string">
            <text:p>Rhyno Gun3</text:p>
          </table:table-cell>
          <table:table-cell table:content-validation-name="val5" table:formula="of:=[.B$66]" office:value-type="string" office:string-value="ST4">
            <text:p>ST4</text:p>
          </table:table-cell>
          <table:table-cell table:style-name="ce74" table:formula="of:=[.C$66]" office:value-type="float" office:value="21500">
            <text:p>21500</text:p>
          </table:table-cell>
          <table:table-cell table:style-name="ce77" table:formula="of:=[.D$66]" office:value-type="float" office:value="5">
            <text:p>5</text:p>
          </table:table-cell>
          <table:table-cell office:value-type="float" office:value="130">
            <text:p>13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Siege</text:p>
          </table:table-cell>
          <table:table-cell table:formula="of:=[.C69]*VLOOKUP([.$B69];[.$A$2:.$N42];9;0)+[.E69]*[.H69]*VLOOKUP([.$B69];[.$A$2:.$N42];10;0)" office:value-type="float" office:value="804.5">
            <text:p>804.5</text:p>
          </table:table-cell>
          <table:table-cell table:number-columns-repeated="2"/>
          <table:table-cell table:content-validation-name="val10" office:value-type="string">
            <text:p>Heavy</text:p>
          </table:table-cell>
          <table:table-cell table:formula="of:=[.N68]" office:value-type="float" office:value="15">
            <text:p>15</text:p>
          </table:table-cell>
          <table:table-cell table:formula="of:=[.O68]" office:value-type="float" office:value="7">
            <text:p>7</text:p>
          </table:table-cell>
          <table:table-cell/>
          <table:table-cell table:style-name="ce72" table:formula="of:=([.C69]*VLOOKUP([.$B69];[.$A$2:.$N42];11;0)+[.E69]*[.H69]*VLOOKUP([.$B69];[.$A$2:.$N42];12;0))*(1 + ([.D69]-[Variables.$B$7])*VLOOKUP([.$B69];[.$A$2:.$O42];13;0)/100)" office:value-type="float" office:value="3823.3">
            <text:p>3823.3</text:p>
          </table:table-cell>
          <table:table-cell table:style-name="ce72" table:number-columns-repeated="3"/>
          <table:table-cell table:number-columns-repeated="4"/>
          <table:table-cell table:style-name="ce25"/>
          <table:table-cell table:number-columns-repeated="999"/>
        </table:table-row>
        <table:table-row table:style-name="ro1">
          <table:table-cell table:style-name="ce60" office:value-type="string">
            <office:annotation draw:style-name="gr5" draw:text-style-name="P2" svg:width="1.8772in" svg:height="0.2346in" svg:x="1.2012in" svg:y="12.5535in" draw:caption-point-x="-0.2402in" draw:caption-point-y="0.6122in">
              <dc:creator>AŠ</dc:creator>
              <dc:date>2010-12-22T00:00:00</dc:date>
              <text:p text:style-name="P2"><text:span text:style-name="T1">Counteris Crow ir Avenger.</text:span></text:p>
            </office:annotation>
            <text:p>Dart</text:p>
          </table:table-cell>
          <table:table-cell table:content-validation-name="val5" office:value-type="string">
            <text:p>ST2</text:p>
          </table:table-cell>
          <table:table-cell table:style-name="ce74" office:value-type="float" office:value="2300">
            <text:p>2300</text:p>
          </table:table-cell>
          <table:table-cell office:value-type="float" office:value="14">
            <office:annotation draw:style-name="gr6" draw:text-style-name="P2" svg:width="2.535in" svg:height="0.3902in" svg:x="2.6035in" svg:y="12.5535in" draw:caption-point-x="-0.2402in" draw:caption-point-y="0.6122in">
              <dc:creator>AŠ</dc:creator>
              <dc:date>2010-12-22T00:00:00</dc:date>
              <text:p text:style-name="P2"><text:span text:style-name="T1">Didesnis nei Crow, kad efektyiai counterinų.</text:span></text:p>
            </office:annotation>
            <text:p>14</text:p>
          </table:table-cell>
          <table:table-cell office:value-type="float" office:value="200">
            <text:p>200</text:p>
          </table:table-cell>
          <table:table-cell office:value-type="float" office:value="1">
            <text:p>1</text:p>
          </table:table-cell>
          <table:table-cell office:value-type="string">
            <text:p>space</text:p>
          </table:table-cell>
          <table:table-cell office:value-type="float" office:value="3">
            <text:p>3</text:p>
          </table:table-cell>
          <table:table-cell table:content-validation-name="val9" office:value-type="string">
            <text:p>Piercing</text:p>
          </table:table-cell>
          <table:table-cell table:formula="of:=[.C70]*VLOOKUP([.$B70];[.$A$2:.$N43];9;0)+[.E70]*[.H70]*VLOOKUP([.$B70];[.$A$2:.$N43];10;0)" office:value-type="float" office:value="237.5">
            <text:p>237.5</text:p>
          </table:table-cell>
          <table:table-cell office:value-type="float" office:value="1">
            <text:p>1</text:p>
          </table:table-cell>
          <table:table-cell table:formula="of:=IF([.P70]=1; 0; ROUND(([.C70]*[Variables.$B$5]*[Variables.$B$6])/([.P70]-1)))" office:value-type="float" office:value="8411">
            <text:p>8411</text:p>
          </table:table-cell>
          <table:table-cell table:content-validation-name="val10" office:value-type="string">
            <text:p>Light</text:p>
          </table:table-cell>
          <table:table-cell table:formula="of:=[Variables.$B$17]/([.P70]-1)" office:value-type="float" office:value="19.2857142857143">
            <text:p>19.29</text:p>
          </table:table-cell>
          <table:table-cell table:formula="of:=[Variables.$B$18]/([.P70]-1)" office:value-type="float" office:value="9">
            <text:p>9</text:p>
          </table:table-cell>
          <table:table-cell office:value-type="float" office:value="8">
            <text:p>8</text:p>
          </table:table-cell>
          <table:table-cell table:style-name="ce72" table:formula="of:=([.C70]*VLOOKUP([.$B70];[.$A$2:.$N43];11;0)+[.E70]*[.H70]*VLOOKUP([.$B70];[.$A$2:.$N43];12;0))*(1 + ([.D70]-[Variables.$B$7])*VLOOKUP([.$B70];[.$A$2:.$O43];13;0)/100)" office:value-type="float" office:value="3731.2">
            <text:p>3731.2</text:p>
          </table:table-cell>
          <table:table-cell table:style-name="ce72" table:formula="of:=VLOOKUP([.$B70];[.$A$2:.$H55];2;0)*[.$Q70]" office:value-type="float" office:value="9701.12">
            <text:p>9701.12</text:p>
          </table:table-cell>
          <table:table-cell table:style-name="ce72" table:formula="of:=VLOOKUP([.$B70];[.$A$2:.$H55];4;0)*[.$Q70]" office:value-type="float" office:value="13432.32">
            <text:p>13432.32</text:p>
          </table:table-cell>
          <table:table-cell table:style-name="ce72" table:formula="of:=VLOOKUP([.$B70];[.$A$2:.$H55];6;0)*[.$Q70]" office:value-type="float" office:value="839.52">
            <text:p>839.52</text:p>
          </table:table-cell>
          <table:table-cell table:formula="of:=VLOOKUP([.$B70];[.$A$2:.$Q29]; 16; 0) * (CEILING((CEILING([.$R70]/[Variables.$B$12];1)+CEILING([.$S70]/[Variables.$B$13];1)+CEILING([.$T70]/[Variables.$B$14];1))/[Variables.$B$21]; 1))" office:value-type="float" office:value="28">
            <text:p>28</text:p>
          </table:table-cell>
          <table:table-cell table:number-columns-repeated="2"/>
          <table:table-cell table:formula="of:=[.C70]*TBLFIND([.$A$1:.$N$29];[.B70]; [.$N$1])" office:value-type="float" office:value="6.44">
            <text:p>6.44</text:p>
          </table:table-cell>
          <table:table-cell table:style-name="ce25" table:formula="of:=[.C70]*TBLFIND([.$A$1:.$O$29];[.B70]; [.$O$1])" office:value-type="float" office:value="19.32">
            <text:p>19.32</text:p>
          </table:table-cell>
          <table:table-cell table:number-columns-repeated="999"/>
        </table:table-row>
        <table:table-row table:style-name="ro1">
          <table:table-cell table:style-name="ce61" office:value-type="string">
            <office:annotation draw:style-name="gr5" draw:text-style-name="P2" svg:width="2.235in" svg:height="0.2346in" svg:x="1.2012in" svg:y="12.7252in" draw:caption-point-x="-0.2402in" draw:caption-point-y="0.6122in">
              <dc:creator>AŠ</dc:creator>
              <dc:date>2010-12-22T00:00:00</dc:date>
              <text:p text:style-name="P2"><text:span text:style-name="T1">Counteris Cyrix ir Rhyno.</text:span></text:p>
            </office:annotation>
            <text:p>Avenger</text:p>
          </table:table-cell>
          <table:table-cell table:content-validation-name="val5" office:value-type="string">
            <text:p>ST2</text:p>
          </table:table-cell>
          <table:table-cell table:style-name="ce73" office:value-type="float" office:value="2000">
            <text:p>2000</text:p>
          </table:table-cell>
          <table:table-cell office:value-type="float" office:value="8">
            <office:annotation draw:style-name="gr4" draw:text-style-name="P2" svg:width="1.1413in" svg:height="0.5457in" svg:x="2.6035in" svg:y="12.7252in" draw:caption-point-x="-0.2402in" draw:caption-point-y="0.6122in">
              <dc:creator>AŠ</dc:creator>
              <dc:date>2010-12-22T00:00:00</dc:date>
              <text:p text:style-name="P2"><text:span text:style-name="T1">Jog spėtų iššaut prieš Rhyno, bet kartu su Cyrix.</text:span></text:p>
            </office:annotation>
            <text:p>8</text:p>
          </table:table-cell>
          <table:table-cell office:value-type="float" office:value="415">
            <text:p>415</text:p>
          </table:table-cell>
          <table:table-cell office:value-type="float" office:value="1">
            <text:p>1</text:p>
          </table:table-cell>
          <table:table-cell office:value-type="string">
            <text:p>space</text:p>
          </table:table-cell>
          <table:table-cell office:value-type="float" office:value="2">
            <text:p>2</text:p>
          </table:table-cell>
          <table:table-cell table:content-validation-name="val9" office:value-type="string">
            <text:p>Explosive</text:p>
          </table:table-cell>
          <table:table-cell table:formula="of:=[.C71]*VLOOKUP([.$B71];[.$A$2:.$N44];9;0)+[.E71]*[.H71]*VLOOKUP([.$B71];[.$A$2:.$N44];10;0)" office:value-type="float" office:value="299">
            <text:p>299</text:p>
          </table:table-cell>
          <table:table-cell office:value-type="float" office:value="1">
            <text:p>1</text:p>
          </table:table-cell>
          <table:table-cell table:formula="of:=IF([.P71]=1; 0; ROUND(([.C71]*[Variables.$B$5]*[Variables.$B$6])/([.P71]-1)))" office:value-type="float" office:value="7314">
            <text:p>7314</text:p>
          </table:table-cell>
          <table:table-cell table:content-validation-name="val10" office:value-type="string">
            <text:p>Light</text:p>
          </table:table-cell>
          <table:table-cell table:formula="of:=[Variables.$B$17]/([.P71]-1)" office:value-type="float" office:value="19.2857142857143">
            <text:p>19.29</text:p>
          </table:table-cell>
          <table:table-cell table:formula="of:=[Variables.$B$18]/([.P71]-1)" office:value-type="float" office:value="9">
            <text:p>9</text:p>
          </table:table-cell>
          <table:table-cell office:value-type="float" office:value="8">
            <text:p>8</text:p>
          </table:table-cell>
          <table:table-cell table:style-name="ce72" table:formula="of:=([.C71]*VLOOKUP([.$B71];[.$A$2:.$N44];11;0)+[.E71]*[.H71]*VLOOKUP([.$B71];[.$A$2:.$N44];12;0))*(1 + ([.D71]-[Variables.$B$7])*VLOOKUP([.$B71];[.$A$2:.$O44];13;0)/100)" office:value-type="float" office:value="3213.82">
            <text:p>3213.82</text:p>
          </table:table-cell>
          <table:table-cell table:style-name="ce72" table:formula="of:=VLOOKUP([.$B71];[.$A$2:.$H56];2;0)*[.$Q71]" office:value-type="float" office:value="8355.932">
            <text:p>8355.93</text:p>
          </table:table-cell>
          <table:table-cell table:style-name="ce72" table:formula="of:=VLOOKUP([.$B71];[.$A$2:.$H56];4;0)*[.$Q71]" office:value-type="float" office:value="11569.752">
            <text:p>11569.75</text:p>
          </table:table-cell>
          <table:table-cell table:style-name="ce72" table:formula="of:=VLOOKUP([.$B71];[.$A$2:.$H56];6;0)*[.$Q71]" office:value-type="float" office:value="723.1095">
            <text:p>723.11</text:p>
          </table:table-cell>
          <table:table-cell table:formula="of:=VLOOKUP([.$B71];[.$A$2:.$Q30]; 16; 0) * (CEILING((CEILING([.$R71]/[Variables.$B$12];1)+CEILING([.$S71]/[Variables.$B$13];1)+CEILING([.$T71]/[Variables.$B$14];1))/[Variables.$B$21]; 1))" office:value-type="float" office:value="24">
            <text:p>24</text:p>
          </table:table-cell>
          <table:table-cell table:number-columns-repeated="2"/>
          <table:table-cell table:formula="of:=[.C71]*TBLFIND([.$A$1:.$N$29];[.B71]; [.$N$1])" office:value-type="float" office:value="5.6">
            <text:p>5.6</text:p>
          </table:table-cell>
          <table:table-cell table:style-name="ce25" table:formula="of:=[.C71]*TBLFIND([.$A$1:.$O$29];[.B71]; [.$O$1])" office:value-type="float" office:value="16.8">
            <text:p>16.8</text:p>
          </table:table-cell>
          <table:table-cell table:number-columns-repeated="999"/>
        </table:table-row>
        <table:table-row table:style-name="ro1">
          <table:table-cell office:value-type="string">
            <text:p>Gnat</text:p>
          </table:table-cell>
          <table:table-cell table:content-validation-name="val5" office:value-type="string">
            <text:p>T1</text:p>
          </table:table-cell>
          <table:table-cell table:style-name="ce73" office:value-type="float" office:value="125">
            <text:p>125</text:p>
          </table:table-cell>
          <table:table-cell office:value-type="float" office:value="10">
            <office:annotation draw:style-name="gr5" draw:text-style-name="P2" svg:width="1.4945in" svg:height="0.2346in" svg:x="2.6035in" svg:y="12.8969in" draw:caption-point-x="-0.2402in" draw:caption-point-y="0.6122in">
              <dc:creator>AŠ</dc:creator>
              <dc:date>2010-12-22T00:00:00</dc:date>
              <text:p text:style-name="P2"><text:span text:style-name="T1">Tokia pati kaip Trooper</text:span></text:p>
            </office:annotation>
            <text:p>10</text:p>
          </table:table-cell>
          <table:table-cell table:style-name="ce59" office:value-type="float" office:value="15">
            <text:p>15</text:p>
          </table:table-cell>
          <table:table-cell table:style-name="ce59" office:value-type="float" office:value="1">
            <text:p>1</text:p>
          </table:table-cell>
          <table:table-cell table:style-name="ce59" office:value-type="string">
            <text:p>ground</text:p>
          </table:table-cell>
          <table:table-cell office:value-type="float" office:value="1">
            <text:p>1</text:p>
          </table:table-cell>
          <table:table-cell table:content-validation-name="val9" office:value-type="string">
            <text:p>Normal</text:p>
          </table:table-cell>
          <table:table-cell table:formula="of:=([.C72]*VLOOKUP([.$B72];[.$A$2:.$N45];9;0)+[.E72]*[.H72]*VLOOKUP([.$B72];[.$A$2:.$N45];10;0))/[Variables.$B$25]" office:value-type="float" office:value="2.6875">
            <text:p>2.69</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2" table:formula="of:=([.C72]*VLOOKUP([.$B72];[.$A$2:.$N45];11;0)+[.E72]*[.H72]*VLOOKUP([.$B72];[.$A$2:.$N45];12;0))*(1 + ([.D72]-[Variables.$B$7])*VLOOKUP([.$B72];[.$A$2:.$O45];13;0)/100)" office:value-type="float" office:value="91">
            <text:p>91</text:p>
          </table:table-cell>
          <table:table-cell table:style-name="ce72" table:formula="of:=VLOOKUP([.$B72];[.$A$2:.$H58];2;0)*[.$Q72]" office:value-type="float" office:value="273">
            <text:p>273</text:p>
          </table:table-cell>
          <table:table-cell table:style-name="ce72" table:formula="of:=VLOOKUP([.$B72];[.$A$2:.$H58];4;0)*[.$Q72]" office:value-type="float" office:value="546">
            <text:p>546</text:p>
          </table:table-cell>
          <table:table-cell table:style-name="ce72" table:formula="of:=VLOOKUP([.$B72];[.$A$2:.$H58];6;0)*[.$Q72]" office:value-type="float" office:value="0">
            <text:p>0</text:p>
          </table:table-cell>
          <table:table-cell table:formula="of:=VLOOKUP([.$B72];[.$A$2:.$Q31]; 16; 0) * (CEILING((CEILING([.$R72]/[Variables.$B$12];1)+CEILING([.$S72]/[Variables.$B$13];1)+CEILING([.$T72]/[Variables.$B$14];1))/[Variables.$B$21]; 1))" office:value-type="float" office:value="1">
            <text:p>1</text:p>
          </table:table-cell>
          <table:table-cell table:formula="of:=VLOOKUP([.$B72];[.$A$2:.$Q31]; 17; 0) * (CEILING([.$R72]/[Variables.$B$12];1)+CEILING([.$S72]/[Variables.$B$13];1)+CEILING([.$T72]/[Variables.$B$14];1))" office:value-type="float" office:value="24">
            <text:p>24</text:p>
          </table:table-cell>
          <table:table-cell table:number-columns-repeated="2"/>
          <table:table-cell table:style-name="ce25"/>
          <table:table-cell table:number-columns-repeated="999"/>
        </table:table-row>
        <table:table-row table:style-name="ro1">
          <table:table-cell office:value-type="string">
            <text:p>Glancer</text:p>
          </table:table-cell>
          <table:table-cell table:content-validation-name="val5" office:value-type="string">
            <text:p>T1,5</text:p>
          </table:table-cell>
          <table:table-cell table:style-name="ce74" office:value-type="float" office:value="90">
            <text:p>90</text:p>
          </table:table-cell>
          <table:table-cell office:value-type="float" office:value="8">
            <text:p>8</text:p>
          </table:table-cell>
          <table:table-cell table:style-name="ce77" office:value-type="float" office:value="120">
            <text:p>120</text:p>
          </table:table-cell>
          <table:table-cell table:style-name="ce77" office:value-type="float" office:value="1">
            <text:p>1</text:p>
          </table:table-cell>
          <table:table-cell table:style-name="ce59" office:value-type="string">
            <text:p>ground</text:p>
          </table:table-cell>
          <table:table-cell office:value-type="float" office:value="1">
            <text:p>1</text:p>
          </table:table-cell>
          <table:table-cell table:content-validation-name="val9" office:value-type="string">
            <text:p>Piercing</text:p>
          </table:table-cell>
          <table:table-cell table:formula="of:=([.C73]*VLOOKUP([.$B73];[.$A$2:.$N46];9;0)+[.E73]*[.H73]*VLOOKUP([.$B73];[.$A$2:.$N46];10;0))/[Variables.$B$25]" office:value-type="float" office:value="10.125">
            <text:p>10.13</text:p>
          </table:table-cell>
          <table:table-cell office:value-type="float" office:value="2">
            <text:p>2</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2" table:formula="of:=([.C73]*VLOOKUP([.$B73];[.$A$2:.$N46];11;0)+[.E73]*[.H73]*VLOOKUP([.$B73];[.$A$2:.$N46];12;0))*(1 + ([.D73]-[Variables.$B$7])*VLOOKUP([.$B73];[.$A$2:.$O46];13;0)/100)" office:value-type="float" office:value="234.78">
            <text:p>234.78</text:p>
          </table:table-cell>
          <table:table-cell table:style-name="ce72" table:formula="of:=VLOOKUP([.$B73];[.$A$2:.$H59];2;0)*[.$Q73]" office:value-type="float" office:value="563.472">
            <text:p>563.47</text:p>
          </table:table-cell>
          <table:table-cell table:style-name="ce72" table:formula="of:=VLOOKUP([.$B73];[.$A$2:.$H59];4;0)*[.$Q73]" office:value-type="float" office:value="1126.944">
            <text:p>1126.94</text:p>
          </table:table-cell>
          <table:table-cell table:style-name="ce72" table:formula="of:=VLOOKUP([.$B73];[.$A$2:.$H59];6;0)*[.$Q73]" office:value-type="float" office:value="24.6519">
            <text:p>24.65</text:p>
          </table:table-cell>
          <table:table-cell table:formula="of:=VLOOKUP([.$B73];[.$A$2:.$Q32]; 16; 0) * (CEILING((CEILING([.$R73]/[Variables.$B$12];1)+CEILING([.$S73]/[Variables.$B$13];1)+CEILING([.$T73]/[Variables.$B$14];1))/[Variables.$B$21]; 1))" office:value-type="float" office:value="2">
            <text:p>2</text:p>
          </table:table-cell>
          <table:table-cell table:formula="of:=VLOOKUP([.$B73];[.$A$2:.$Q32]; 17; 0) * (CEILING([.$R73]/[Variables.$B$12];1)+CEILING([.$S73]/[Variables.$B$13];1)+CEILING([.$T73]/[Variables.$B$14];1))" office:value-type="float" office:value="51">
            <text:p>51</text:p>
          </table:table-cell>
          <table:table-cell table:number-columns-repeated="2"/>
          <table:table-cell table:style-name="ce25"/>
          <table:table-cell table:number-columns-repeated="999"/>
        </table:table-row>
        <table:table-row table:style-name="ro1">
          <table:table-cell office:value-type="string">
            <text:p>Spudder</text:p>
          </table:table-cell>
          <table:table-cell table:content-validation-name="val5" office:value-type="string">
            <text:p>T2</text:p>
          </table:table-cell>
          <table:table-cell table:style-name="ce74" office:value-type="float" office:value="500">
            <text:p>500</text:p>
          </table:table-cell>
          <table:table-cell office:value-type="float" office:value="9">
            <text:p>9</text:p>
          </table:table-cell>
          <table:table-cell table:formula="of:=AVERAGE([.E75:.E76])" office:value-type="float" office:value="40.5">
            <text:p>40.5</text:p>
          </table:table-cell>
          <table:table-cell table:style-name="ce77"/>
          <table:table-cell table:style-name="ce59"/>
          <table:table-cell table:formula="of:=SUM([.H75:.H76])" office:value-type="float" office:value="10">
            <text:p>10</text:p>
          </table:table-cell>
          <table:table-cell/>
          <table:table-cell table:formula="of:=([.C74]*VLOOKUP([.$B74];[.$A$2:.$N47];9;0)+[.E75]*[.H75]*VLOOKUP([.$B74];[.$A$2:.$N47];10;0))/[Variables.$B$25]" office:value-type="float" office:value="13">
            <text:p>13</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2" table:formula="of:=([.C74]*VLOOKUP([.$B74];[.$A$2:.$N47];11;0)+[.E75]*[.H75]*VLOOKUP([.$B74];[.$A$2:.$N47];12;0))*(1 + ([.D74]-[Variables.$B$7])*VLOOKUP([.$B74];[.$A$2:.$O47];13;0)/100)" office:value-type="float" office:value="391.53">
            <text:p>391.53</text:p>
          </table:table-cell>
          <table:table-cell table:style-name="ce72" table:formula="of:=VLOOKUP([.$B74];[.$A$2:.$H61];2;0)*[.$Q74]" office:value-type="float" office:value="1174.59">
            <text:p>1174.59</text:p>
          </table:table-cell>
          <table:table-cell table:style-name="ce72" table:formula="of:=VLOOKUP([.$B74];[.$A$2:.$H61];4;0)*[.$Q74]" office:value-type="float" office:value="1820.6145">
            <text:p>1820.61</text:p>
          </table:table-cell>
          <table:table-cell table:style-name="ce72" table:formula="of:=VLOOKUP([.$B74];[.$A$2:.$H61];6;0)*[.$Q74]" office:value-type="float" office:value="117.459">
            <text:p>117.46</text:p>
          </table:table-cell>
          <table:table-cell table:formula="of:=VLOOKUP([.$B74];[.$A$2:.$Q33]; 16; 0) * (CEILING((CEILING([.$R74]/[Variables.$B$12];1)+CEILING([.$S74]/[Variables.$B$13];1)+CEILING([.$T74]/[Variables.$B$14];1))/[Variables.$B$21]; 1))" office:value-type="float" office:value="4">
            <text:p>4</text:p>
          </table:table-cell>
          <table:table-cell table:formula="of:=VLOOKUP([.$B74];[.$A$2:.$Q33]; 17; 0) * (CEILING([.$R74]/[Variables.$B$12];1)+CEILING([.$S74]/[Variables.$B$13];1)+CEILING([.$T74]/[Variables.$B$14];1))" office:value-type="float" office:value="102">
            <text:p>102</text:p>
          </table:table-cell>
          <table:table-cell table:number-columns-repeated="2"/>
          <table:table-cell table:style-name="ce25"/>
          <table:table-cell table:number-columns-repeated="999"/>
        </table:table-row>
        <table:table-row table:style-name="ro1">
          <table:table-cell office:value-type="string">
            <text:p>Spudder Gun1</text:p>
          </table:table-cell>
          <table:table-cell table:content-validation-name="val5" office:value-type="string">
            <text:p>T2</text:p>
          </table:table-cell>
          <table:table-cell table:style-name="ce74"/>
          <table:table-cell/>
          <table:table-cell table:style-name="ce77" office:value-type="float" office:value="18">
            <text:p>18</text:p>
          </table:table-cell>
          <table:table-cell table:style-name="ce77" office:value-type="float" office:value="1">
            <text:p>1</text:p>
          </table:table-cell>
          <table:table-cell table:style-name="ce59" office:value-type="string">
            <text:p>ground</text:p>
          </table:table-cell>
          <table:table-cell office:value-type="float" office:value="5">
            <text:p>5</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2" table:number-columns-repeated="4"/>
          <table:table-cell table:number-columns-repeated="4"/>
          <table:table-cell table:style-name="ce25"/>
          <table:table-cell table:number-columns-repeated="999"/>
        </table:table-row>
        <table:table-row table:style-name="ro1">
          <table:table-cell office:value-type="string">
            <text:p>Spudder Gun2</text:p>
          </table:table-cell>
          <table:table-cell table:content-validation-name="val5" office:value-type="string">
            <text:p>T2</text:p>
          </table:table-cell>
          <table:table-cell table:style-name="ce74"/>
          <table:table-cell/>
          <table:table-cell table:style-name="ce77" table:formula="of:=ROUND([.E83]/3)" office:value-type="float" office:value="63">
            <text:p>63</text:p>
          </table:table-cell>
          <table:table-cell table:style-name="ce77" office:value-type="float" office:value="1">
            <text:p>1</text:p>
          </table:table-cell>
          <table:table-cell table:style-name="ce59" office:value-type="string">
            <text:p>space</text:p>
          </table:table-cell>
          <table:table-cell office:value-type="float" office:value="5">
            <text:p>5</text:p>
          </table:table-cell>
          <table:table-cell table:content-validation-name="val9" office:value-type="string">
            <text:p>Normal</text:p>
          </table:table-cell>
          <table:table-cell table:number-columns-repeated="3"/>
          <table:table-cell table:content-validation-name="val10"/>
          <table:table-cell table:number-columns-repeated="3"/>
          <table:table-cell table:style-name="ce72" table:number-columns-repeated="4"/>
          <table:table-cell table:number-columns-repeated="4"/>
          <table:table-cell table:style-name="ce25"/>
          <table:table-cell table:number-columns-repeated="999"/>
        </table:table-row>
        <table:table-row table:style-name="ro1">
          <table:table-cell office:value-type="string">
            <text:p>Gnawer</text:p>
          </table:table-cell>
          <table:table-cell table:content-validation-name="val5" office:value-type="string">
            <text:p>T3</text:p>
          </table:table-cell>
          <table:table-cell table:style-name="ce74" office:value-type="float" office:value="900">
            <text:p>900</text:p>
          </table:table-cell>
          <table:table-cell office:value-type="float" office:value="7">
            <text:p>7</text:p>
          </table:table-cell>
          <table:table-cell table:style-name="ce77" table:formula="of:=AVERAGE([.E78:.E79])" office:value-type="float" office:value="120">
            <text:p>120</text:p>
          </table:table-cell>
          <table:table-cell table:style-name="ce77"/>
          <table:table-cell table:style-name="ce59" office:value-type="string">
            <text:p>ground</text:p>
          </table:table-cell>
          <table:table-cell table:formula="of:=SUM([.H78:.H79])" office:value-type="float" office:value="2">
            <text:p>2</text:p>
          </table:table-cell>
          <table:table-cell table:content-validation-name="val9"/>
          <table:table-cell table:formula="of:=([.C77]*VLOOKUP([.$B77];[.$A$2:.$N48];9;0)+[.E77]*[.H77]*VLOOKUP([.$B77];[.$A$2:.$N48];10;0))/[Variables.$B$25]" office:value-type="float" office:value="24.75">
            <text:p>24.75</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72" table:formula="of:=([.C77]*VLOOKUP([.$B77];[.$A$2:.$N48];11;0)+[.E77]*[.H77]*VLOOKUP([.$B77];[.$A$2:.$N48];12;0))*(1 + ([.D77]-[Variables.$B$7])*VLOOKUP([.$B77];[.$A$2:.$O48];13;0)/100)" office:value-type="float" office:value="786.84">
            <text:p>786.84</text:p>
          </table:table-cell>
          <table:table-cell table:style-name="ce72" table:formula="of:=VLOOKUP([.$B77];[.$A$2:.$H64];2;0)*[.$Q77]" office:value-type="float" office:value="2360.52">
            <text:p>2360.52</text:p>
          </table:table-cell>
          <table:table-cell table:style-name="ce72" table:formula="of:=VLOOKUP([.$B77];[.$A$2:.$H64];4;0)*[.$Q77]" office:value-type="float" office:value="3540.78">
            <text:p>3540.78</text:p>
          </table:table-cell>
          <table:table-cell table:style-name="ce72" table:formula="of:=VLOOKUP([.$B77];[.$A$2:.$H64];6;0)*[.$Q77]" office:value-type="float" office:value="393.42">
            <text:p>393.42</text:p>
          </table:table-cell>
          <table:table-cell table:formula="of:=VLOOKUP([.$B77];[.$A$2:.$Q36]; 16; 0) * (CEILING((CEILING([.$R77]/[Variables.$B$12];1)+CEILING([.$S77]/[Variables.$B$13];1)+CEILING([.$T77]/[Variables.$B$14];1))/[Variables.$B$21]; 1))" office:value-type="float" office:value="8">
            <text:p>8</text:p>
          </table:table-cell>
          <table:table-cell table:formula="of:=VLOOKUP([.$B77];[.$A$2:.$Q36]; 17; 0) * (CEILING([.$R77]/[Variables.$B$12];1)+CEILING([.$S77]/[Variables.$B$13];1)+CEILING([.$T77]/[Variables.$B$14];1))" office:value-type="float" office:value="219">
            <text:p>219</text:p>
          </table:table-cell>
          <table:table-cell table:number-columns-repeated="2"/>
          <table:table-cell table:style-name="ce25"/>
          <table:table-cell table:number-columns-repeated="999"/>
        </table:table-row>
        <table:table-row table:style-name="ro1">
          <table:table-cell office:value-type="string">
            <text:p>Gnawer Gun1</text:p>
          </table:table-cell>
          <table:table-cell table:content-validation-name="val5" office:value-type="string">
            <text:p>T2</text:p>
          </table:table-cell>
          <table:table-cell table:style-name="ce74" table:formula="of:=[.C77]" office:value-type="float" office:value="900">
            <text:p>900</text:p>
          </table:table-cell>
          <table:table-cell table:formula="of:=[.D77]" office:value-type="float" office:value="7">
            <text:p>7</text:p>
          </table:table-cell>
          <table:table-cell table:style-name="ce77" office:value-type="float" office:value="160">
            <text:p>160</text:p>
          </table:table-cell>
          <table:table-cell table:style-name="ce77" office:value-type="float" office:value="1">
            <text:p>1</text:p>
          </table:table-cell>
          <table:table-cell table:style-name="ce59" office:value-type="string">
            <text:p>ground</text:p>
          </table:table-cell>
          <table:table-cell office:value-type="float" office:value="1">
            <text:p>1</text:p>
          </table:table-cell>
          <table:table-cell table:content-validation-name="val9" office:value-type="string">
            <text:p>Explosive</text:p>
          </table:table-cell>
          <table:table-cell table:number-columns-repeated="3"/>
          <table:table-cell table:content-validation-name="val10" table:formula="of:=[.M77]" office:value-type="string" office:string-value="Heavy">
            <text:p>Heavy</text:p>
          </table:table-cell>
          <table:table-cell table:number-columns-repeated="3"/>
          <table:table-cell table:style-name="ce72" table:number-columns-repeated="4"/>
          <table:table-cell table:number-columns-repeated="4"/>
          <table:table-cell table:style-name="ce25"/>
          <table:table-cell table:number-columns-repeated="999"/>
        </table:table-row>
        <table:table-row table:style-name="ro1">
          <table:table-cell office:value-type="string">
            <text:p>Gnawer Gun2</text:p>
          </table:table-cell>
          <table:table-cell table:content-validation-name="val5" office:value-type="string">
            <text:p>T2</text:p>
          </table:table-cell>
          <table:table-cell table:style-name="ce74" table:formula="of:=[.C78]" office:value-type="float" office:value="900">
            <text:p>900</text:p>
          </table:table-cell>
          <table:table-cell table:formula="of:=[.D78]" office:value-type="float" office:value="7">
            <text:p>7</text:p>
          </table:table-cell>
          <table:table-cell table:style-name="ce77" office:value-type="float" office:value="80">
            <text:p>80</text:p>
          </table:table-cell>
          <table:table-cell table:style-name="ce77" office:value-type="float" office:value="1">
            <text:p>1</text:p>
          </table:table-cell>
          <table:table-cell table:style-name="ce59" office:value-type="string">
            <text:p>ground</text:p>
          </table:table-cell>
          <table:table-cell office:value-type="float" office:value="1">
            <text:p>1</text:p>
          </table:table-cell>
          <table:table-cell table:content-validation-name="val9" office:value-type="string">
            <text:p>Normal</text:p>
          </table:table-cell>
          <table:table-cell table:number-columns-repeated="3"/>
          <table:table-cell table:content-validation-name="val10" table:formula="of:=[.M78]" office:value-type="string" office:string-value="Heavy">
            <text:p>Heavy</text:p>
          </table:table-cell>
          <table:table-cell table:number-columns-repeated="3"/>
          <table:table-cell table:style-name="ce72" table:number-columns-repeated="4"/>
          <table:table-cell table:number-columns-repeated="4"/>
          <table:table-cell table:style-name="ce25"/>
          <table:table-cell table:number-columns-repeated="999"/>
        </table:table-row>
        <table:table-row table:style-name="ro1">
          <table:table-cell office:value-type="string">
            <office:annotation draw:style-name="gr5" draw:text-style-name="P2" svg:width="1.3268in" svg:height="0.2346in" svg:x="1.2012in" svg:y="14.2697in" draw:caption-point-x="-0.2402in" draw:caption-point-y="0.6118in">
              <dc:creator>AŠ</dc:creator>
              <dc:date>2010-12-24T00:00:00</dc:date>
              <text:p text:style-name="P2"><text:span text:style-name="T1">NPC Battlecruiser</text:span></text:p>
            </office:annotation>
            <text:p>Demosis</text:p>
          </table:table-cell>
          <table:table-cell table:content-validation-name="val5" office:value-type="string">
            <text:p>ST3</text:p>
          </table:table-cell>
          <table:table-cell table:style-name="ce74" table:formula="of:=[.C66]*1.25" office:value-type="float" office:value="26875">
            <text:p>26875</text:p>
          </table:table-cell>
          <table:table-cell office:value-type="float" office:value="7">
            <text:p>7</text:p>
          </table:table-cell>
          <table:table-cell table:style-name="ce77" table:formula="of:=AVERAGE([.E81:.E82])" office:value-type="float" office:value="262.5">
            <text:p>262.5</text:p>
          </table:table-cell>
          <table:table-cell table:style-name="ce77"/>
          <table:table-cell table:style-name="ce77" office:value-type="string">
            <text:p>space</text:p>
          </table:table-cell>
          <table:table-cell table:formula="of:=SUM([.H81:.H82])" office:value-type="float" office:value="4">
            <text:p>4</text:p>
          </table:table-cell>
          <table:table-cell table:content-validation-name="val9"/>
          <table:table-cell table:formula="of:=([.C80]*VLOOKUP([.$B80];[.$A$2:.$N49];9;0)+[.E80]*[.H80]*VLOOKUP([.$B80];[.$A$2:.$N49];10;0))/[Variables.$B$25]" office:value-type="float" office:value="340.15625">
            <text:p>340.16</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72" table:formula="of:=([.C80]*VLOOKUP([.$B80];[.$A$2:.$N49];11;0)+[.E80]*[.H80]*VLOOKUP([.$B80];[.$A$2:.$N49];12;0))*(1 + ([.D81]-[Variables.$B$7])*VLOOKUP([.$B80];[.$A$2:.$O49];13;0)/100)" office:value-type="float" office:value="3244.125">
            <text:p>3244.13</text:p>
          </table:table-cell>
          <table:table-cell table:style-name="ce72" table:formula="of:=VLOOKUP([.$B80];[.$A$2:.$H65];2;0)*[.$Q80]" office:value-type="float" office:value="9732.375">
            <text:p>9732.38</text:p>
          </table:table-cell>
          <table:table-cell table:style-name="ce72" table:formula="of:=VLOOKUP([.$B80];[.$A$2:.$H65];4;0)*[.$Q80]" office:value-type="float" office:value="14598.5625">
            <text:p>14598.56</text:p>
          </table:table-cell>
          <table:table-cell table:style-name="ce72" table:formula="of:=VLOOKUP([.$B80];[.$A$2:.$H65];6;0)*[.$Q80]" office:value-type="float" office:value="1946.475">
            <text:p>1946.48</text:p>
          </table:table-cell>
          <table:table-cell table:formula="of:=VLOOKUP([.$B80];[.$A$2:.$Q39]; 16; 0) * (CEILING((CEILING([.$R80]/[Variables.$B$12];1)+CEILING([.$S80]/[Variables.$B$13];1)+CEILING([.$T80]/[Variables.$B$14];1))/[Variables.$B$21]; 1))" office:value-type="float" office:value="32">
            <text:p>32</text:p>
          </table:table-cell>
          <table:table-cell table:number-columns-repeated="2"/>
          <table:table-cell table:formula="of:=[.C80]*TBLFIND([.$A$1:.$N$29];[.B80]; [.$N$1])" office:value-type="float" office:value="21.5">
            <text:p>21.5</text:p>
          </table:table-cell>
          <table:table-cell table:style-name="ce25" table:formula="of:=[.C80]*TBLFIND([.$A$1:.$O$29];[.B80]; [.$O$1])" office:value-type="float" office:value="64.5">
            <text:p>64.5</text:p>
          </table:table-cell>
          <table:table-cell table:number-columns-repeated="999"/>
        </table:table-row>
        <table:table-row table:style-name="ro1">
          <table:table-cell office:value-type="string">
            <text:p>Demosis Gun1</text:p>
          </table:table-cell>
          <table:table-cell table:content-validation-name="val5" office:value-type="string">
            <text:p>ST3</text:p>
          </table:table-cell>
          <table:table-cell table:style-name="ce74" table:formula="of:=[.C80]" office:value-type="float" office:value="26875">
            <text:p>26875</text:p>
          </table:table-cell>
          <table:table-cell/>
          <table:table-cell table:style-name="ce80" table:formula="of:=[.E67]*0.7" office:value-type="float" office:value="434">
            <text:p>434</text:p>
          </table:table-cell>
          <table:table-cell table:style-name="ce77" office:value-type="float" office:value="2">
            <text:p>2</text:p>
          </table:table-cell>
          <table:table-cell table:style-name="ce77" office:value-type="string">
            <text:p>space</text:p>
          </table:table-cell>
          <table:table-cell office:value-type="float" office:value="2">
            <text:p>2</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2" table:number-columns-repeated="4"/>
          <table:table-cell table:number-columns-repeated="4"/>
          <table:table-cell table:style-name="ce25"/>
          <table:table-cell table:number-columns-repeated="999"/>
        </table:table-row>
        <table:table-row table:style-name="ro1">
          <table:table-cell office:value-type="string">
            <office:annotation draw:style-name="gr4" draw:text-style-name="P2" svg:width="1.1413in" svg:height="0.3902in" svg:x="1.2012in" svg:y="14.6217in" draw:caption-point-x="-0.2402in" draw:caption-point-y="0.6031in">
              <dc:creator>AŠ</dc:creator>
              <dc:date>2011-03-07T00:00:00</dc:date>
              <text:p text:style-name="P2"><text:span text:style-name="T1">Bokštelių griovėjas.</text:span></text:p>
            </office:annotation>
            <text:p>Demosis Gun2</text:p>
          </table:table-cell>
          <table:table-cell table:content-validation-name="val5" office:value-type="string">
            <text:p>ST3</text:p>
          </table:table-cell>
          <table:table-cell table:style-name="ce74" table:formula="of:=[.C81]" office:value-type="float" office:value="26875">
            <text:p>26875</text:p>
          </table:table-cell>
          <table:table-cell/>
          <table:table-cell table:style-name="ce77" table:formula="of:=[.E69]*0.7" office:value-type="float" office:value="91">
            <text:p>91</text:p>
          </table:table-cell>
          <table:table-cell table:style-name="ce77" office:value-type="float" office:value="1">
            <text:p>1</text:p>
          </table:table-cell>
          <table:table-cell table:style-name="ce77" office:value-type="string">
            <text:p>ground</text:p>
          </table:table-cell>
          <table:table-cell office:value-type="float" office:value="2">
            <text:p>2</text:p>
          </table:table-cell>
          <table:table-cell table:content-validation-name="val9" office:value-type="string">
            <text:p>Siege</text:p>
          </table:table-cell>
          <table:table-cell table:number-columns-repeated="3"/>
          <table:table-cell table:content-validation-name="val10"/>
          <table:table-cell table:number-columns-repeated="3"/>
          <table:table-cell table:style-name="ce72" table:number-columns-repeated="4"/>
          <table:table-cell table:number-columns-repeated="4"/>
          <table:table-cell table:style-name="ce25"/>
          <table:table-cell table:number-columns-repeated="999"/>
        </table:table-row>
        <table:table-row table:style-name="ro1">
          <table:table-cell office:value-type="string">
            <office:annotation draw:style-name="gr4" draw:text-style-name="P2" svg:width="1.1413in" svg:height="0.2346in" svg:x="1.2012in" svg:y="14.7846in" draw:caption-point-x="-0.2402in" draw:caption-point-y="0.6118in">
              <dc:creator>AŠ</dc:creator>
              <dc:date>2010-12-24T00:00:00</dc:date>
              <text:p text:style-name="P2"><text:span text:style-name="T1">NPC Scoutas</text:span></text:p>
            </office:annotation>
            <text:p>Dirac</text:p>
          </table:table-cell>
          <table:table-cell table:content-validation-name="val5" office:value-type="string">
            <text:p>ST1</text:p>
          </table:table-cell>
          <table:table-cell table:style-name="ce74" table:formula="of:=[.C64]*1.25" office:value-type="float" office:value="2812.5">
            <text:p>2812.5</text:p>
          </table:table-cell>
          <table:table-cell table:formula="of:=[.D64]+1" office:value-type="float" office:value="11">
            <text:p>11</text:p>
          </table:table-cell>
          <table:table-cell table:style-name="ce77" table:formula="of:=[.E64]*0.75" office:value-type="float" office:value="187.5">
            <text:p>187.5</text:p>
          </table:table-cell>
          <table:table-cell table:style-name="ce77" office:value-type="float" office:value="1">
            <text:p>1</text:p>
          </table:table-cell>
          <table:table-cell table:style-name="ce77" office:value-type="string">
            <text:p>space</text:p>
          </table:table-cell>
          <table:table-cell office:value-type="float" office:value="1">
            <text:p>1</text:p>
          </table:table-cell>
          <table:table-cell table:content-validation-name="val9" office:value-type="string">
            <text:p>Normal</text:p>
          </table:table-cell>
          <table:table-cell table:formula="of:=([.C83]*VLOOKUP([.$B83];[.$A$2:.$N50];9;0)+[.E83]*[.H83]*VLOOKUP([.$B83];[.$A$2:.$N50];10;0))/[Variables.$B$25]" office:value-type="float" office:value="31.640625">
            <text:p>31.64</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2" table:formula="of:=([.C83]*VLOOKUP([.$B83];[.$A$2:.$N50];11;0)+[.E83]*[.H83]*VLOOKUP([.$B83];[.$A$2:.$N50];12;0))*(1 + ([.D83]-[Variables.$B$7])*VLOOKUP([.$B83];[.$A$2:.$O50];13;0)/100)" office:value-type="float" office:value="1534.78125">
            <text:p>1534.78</text:p>
          </table:table-cell>
          <table:table-cell table:style-name="ce72" table:formula="of:=VLOOKUP([.$B83];[.$A$2:.$H66];2;0)*[.$Q83]" office:value-type="float" office:value="3836.953125">
            <text:p>3836.95</text:p>
          </table:table-cell>
          <table:table-cell table:style-name="ce72" table:formula="of:=VLOOKUP([.$B83];[.$A$2:.$H66];4;0)*[.$Q83]" office:value-type="float" office:value="5371.734375">
            <text:p>5371.73</text:p>
          </table:table-cell>
          <table:table-cell table:style-name="ce72" table:formula="of:=VLOOKUP([.$B83];[.$A$2:.$H66];6;0)*[.$Q83]" office:value-type="float" office:value="268.58671875">
            <text:p>268.59</text:p>
          </table:table-cell>
          <table:table-cell table:formula="of:=VLOOKUP([.$B83];[.$A$2:.$Q42]; 16; 0) * (CEILING((CEILING([.$R83]/[Variables.$B$12];1)+CEILING([.$S83]/[Variables.$B$13];1)+CEILING([.$T83]/[Variables.$B$14];1))/[Variables.$B$21]; 1))" office:value-type="float" office:value="11">
            <text:p>11</text:p>
          </table:table-cell>
          <table:table-cell table:number-columns-repeated="2"/>
          <table:table-cell table:formula="of:=[.C83]*TBLFIND([.$A$1:.$N$29];[.B83]; [.$N$1])" office:value-type="float" office:value="9">
            <text:p>9</text:p>
          </table:table-cell>
          <table:table-cell table:style-name="ce25" table:formula="of:=[.C83]*TBLFIND([.$A$1:.$O$29];[.B83]; [.$O$1])" office:value-type="float" office:value="27">
            <text:p>27</text:p>
          </table:table-cell>
          <table:table-cell table:number-columns-repeated="999"/>
        </table:table-row>
        <table:table-row table:style-name="ro1">
          <table:table-cell office:value-type="string">
            <office:annotation draw:style-name="gr5" draw:text-style-name="P2" svg:width="1.4138in" svg:height="0.2346in" svg:x="1.2012in" svg:y="14.9563in" draw:caption-point-x="-0.2402in" draw:caption-point-y="0.6118in">
              <dc:creator>AŠ</dc:creator>
              <dc:date>2010-12-24T00:00:00</dc:date>
              <text:p text:style-name="P2"><text:span text:style-name="T1">NPC Middle Class</text:span></text:p>
            </office:annotation>
            <text:p>Thor</text:p>
          </table:table-cell>
          <table:table-cell table:content-validation-name="val5" office:value-type="string">
            <text:p>ST2</text:p>
          </table:table-cell>
          <table:table-cell table:style-name="ce72" table:formula="of:=[.C65]*1.25" office:value-type="float" office:value="4475">
            <text:p>4475</text:p>
          </table:table-cell>
          <table:table-cell table:formula="of:=[.D65]+1" office:value-type="float" office:value="9">
            <text:p>9</text:p>
          </table:table-cell>
          <table:table-cell table:formula="of:=AVERAGE([.E85:.E86])" office:value-type="float" office:value="172">
            <text:p>172</text:p>
          </table:table-cell>
          <table:table-cell table:number-columns-repeated="2"/>
          <table:table-cell table:formula="of:=SUM([.H85:.H86])" office:value-type="float" office:value="7">
            <text:p>7</text:p>
          </table:table-cell>
          <table:table-cell/>
          <table:table-cell table:formula="of:=([.C84]*VLOOKUP([.$B84];[.$A$2:.$N51];9;0)+[.E85]*[.H85]*VLOOKUP([.$B84];[.$A$2:.$N51];10;0))/[Variables.$B$25]" office:value-type="float" office:value="51.06875">
            <text:p>51.07</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2" table:formula="of:=([.C84]*VLOOKUP([.$B84];[.$A$2:.$N51];11;0)+[.E85]*[.H85]*VLOOKUP([.$B84];[.$A$2:.$N51];12;0))*(1 + ([.D84]-[Variables.$B$7])*VLOOKUP([.$B84];[.$A$2:.$O51];13;0)/100)" office:value-type="float" office:value="2157.5535">
            <text:p>2157.55</text:p>
          </table:table-cell>
          <table:table-cell table:style-name="ce72" table:formula="of:=VLOOKUP([.$B84];[.$A$2:.$H70];2;0)*[.$Q84]" office:value-type="float" office:value="5609.6391">
            <text:p>5609.64</text:p>
          </table:table-cell>
          <table:table-cell table:style-name="ce72" table:formula="of:=VLOOKUP([.$B84];[.$A$2:.$H70];4;0)*[.$Q84]" office:value-type="float" office:value="7767.1926">
            <text:p>7767.19</text:p>
          </table:table-cell>
          <table:table-cell table:style-name="ce72" table:formula="of:=VLOOKUP([.$B84];[.$A$2:.$H70];6;0)*[.$Q84]" office:value-type="float" office:value="485.4495375">
            <text:p>485.45</text:p>
          </table:table-cell>
          <table:table-cell table:formula="of:=VLOOKUP([.$B84];[.$A$2:.$Q43]; 16; 0) * (CEILING((CEILING([.$R84]/[Variables.$B$12];1)+CEILING([.$S84]/[Variables.$B$13];1)+CEILING([.$T84]/[Variables.$B$14];1))/[Variables.$B$21]; 1))" office:value-type="float" office:value="16">
            <text:p>16</text:p>
          </table:table-cell>
          <table:table-cell table:number-columns-repeated="2"/>
          <table:table-cell table:formula="of:=[.C84]*TBLFIND([.$A$1:.$N$29];[.B84]; [.$N$1])" office:value-type="float" office:value="12.53">
            <text:p>12.53</text:p>
          </table:table-cell>
          <table:table-cell table:style-name="ce25" table:formula="of:=[.C84]*TBLFIND([.$A$1:.$O$29];[.B84]; [.$O$1])" office:value-type="float" office:value="37.59">
            <text:p>37.59</text:p>
          </table:table-cell>
          <table:table-cell table:number-columns-repeated="999"/>
        </table:table-row>
        <table:table-row table:style-name="ro1">
          <table:table-cell office:value-type="string">
            <text:p>Thor Gun1</text:p>
          </table:table-cell>
          <table:table-cell table:content-validation-name="val5" office:value-type="string">
            <text:p>ST2</text:p>
          </table:table-cell>
          <table:table-cell table:style-name="ce72"/>
          <table:table-cell/>
          <table:table-cell table:style-name="ce59" table:formula="of:=[.E65]*0.7" office:value-type="float" office:value="308">
            <text:p>308</text:p>
          </table:table-cell>
          <table:table-cell table:style-name="ce59" office:value-type="float" office:value="1">
            <text:p>1</text:p>
          </table:table-cell>
          <table:table-cell table:style-name="ce77" office:value-type="string">
            <text:p>space</text:p>
          </table:table-cell>
          <table:table-cell office:value-type="float" office:value="1">
            <text:p>1</text:p>
          </table:table-cell>
          <table:table-cell table:content-validation-name="val9" office:value-type="string">
            <text:p>Piercing</text:p>
          </table:table-cell>
          <table:table-cell table:number-columns-repeated="3"/>
          <table:table-cell table:content-validation-name="val10"/>
          <table:table-cell table:number-columns-repeated="3"/>
          <table:table-cell table:style-name="ce72" table:number-columns-repeated="4"/>
          <table:table-cell table:number-columns-repeated="4"/>
          <table:table-cell table:style-name="ce25"/>
          <table:table-cell table:number-columns-repeated="999"/>
        </table:table-row>
        <table:table-row table:style-name="ro1">
          <table:table-cell office:value-type="string">
            <office:annotation draw:style-name="gr4" draw:text-style-name="P2" svg:width="1.1413in" svg:height="0.3902in" svg:x="1.2012in" svg:y="15.3079in" draw:caption-point-x="-0.2402in" draw:caption-point-y="0.6031in">
              <dc:creator>AŠ</dc:creator>
              <dc:date>2011-03-07T00:00:00</dc:date>
              <text:p text:style-name="P2"><text:span text:style-name="T1">Žemės unitų valytojas.</text:span></text:p>
            </office:annotation>
            <text:p>Thor Gun2</text:p>
          </table:table-cell>
          <table:table-cell table:content-validation-name="val5" office:value-type="string">
            <text:p>ST2</text:p>
          </table:table-cell>
          <table:table-cell table:style-name="ce72"/>
          <table:table-cell/>
          <table:table-cell table:style-name="ce59" table:formula="of:=[.E59]*0.6" office:value-type="float" office:value="36">
            <text:p>36</text:p>
          </table:table-cell>
          <table:table-cell table:style-name="ce59" office:value-type="float" office:value="1">
            <text:p>1</text:p>
          </table:table-cell>
          <table:table-cell table:style-name="ce77" office:value-type="string">
            <text:p>ground</text:p>
          </table:table-cell>
          <table:table-cell office:value-type="float" office:value="6">
            <text:p>6</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2" table:number-columns-repeated="4"/>
          <table:table-cell table:number-columns-repeated="4"/>
          <table:table-cell table:style-name="ce25"/>
          <table:table-cell table:number-columns-repeated="999"/>
        </table:table-row>
        <table:table-row table:style-name="ro1">
          <table:table-cell office:value-type="string">
            <text:p>BossShip</text:p>
          </table:table-cell>
          <table:table-cell table:content-validation-name="val5" office:value-type="string">
            <text:p>ST3</text:p>
          </table:table-cell>
          <table:table-cell table:style-name="ce72" table:formula="of:=2500/[.U66]*[.C66]*4" office:value-type="float" office:value="4215686.2745098">
            <text:p>4215686.27</text:p>
          </table:table-cell>
          <table:table-cell office:value-type="float" office:value="4">
            <office:annotation draw:style-name="gr4" draw:text-style-name="P2" svg:width="1.1413in" svg:height="0.2346in" svg:x="2.6035in" svg:y="15.4858in" draw:caption-point-x="-0.2402in" draw:caption-point-y="0.5969in">
              <dc:creator>AŠ</dc:creator>
              <dc:date>2011-11-08T00:00:00</dc:date>
              <text:p text:style-name="P2"><text:span text:style-name="T1">Lėčiau nei rhyno</text:span></text:p>
            </office:annotation>
            <text:p>4</text:p>
          </table:table-cell>
          <table:table-cell table:style-name="ce59" table:formula="of:=AVERAGE([.E88:.E89])" office:value-type="float" office:value="3626.25">
            <text:p>3626.25</text:p>
          </table:table-cell>
          <table:table-cell table:style-name="ce59"/>
          <table:table-cell table:style-name="ce77"/>
          <table:table-cell table:formula="of:=SUM([.H88:.H89])" office:value-type="float" office:value="33">
            <text:p>33</text:p>
          </table:table-cell>
          <table:table-cell table:content-validation-name="val9"/>
          <table:table-cell/>
          <table:table-cell office:value-type="float" office:value="1">
            <text:p>1</text:p>
          </table:table-cell>
          <table:table-cell table:formula="of:=[.C87]*0.025" office:value-type="float" office:value="105392.156862745">
            <text:p>105392.16</text:p>
          </table:table-cell>
          <table:table-cell table:content-validation-name="val10" office:value-type="string">
            <text:p>Fortified</text:p>
          </table:table-cell>
          <table:table-cell/>
          <table:table-cell table:formula="of:=[Variables.$B$18]/([.P87]-1)" office:value-type="float" office:value="7">
            <text:p>7</text:p>
          </table:table-cell>
          <table:table-cell office:value-type="float" office:value="10">
            <text:p>10</text:p>
          </table:table-cell>
          <table:table-cell table:style-name="ce72" table:formula="of:=([.C87]*VLOOKUP([.$B87];[.$A$2:.$N54];11;0)+[.E88]*[.H88]*VLOOKUP([.$B87];[.$A$2:.$N54];12;0))*(1 + ([.D87]-[Variables.$B$7])*VLOOKUP([.$B87];[.$A$2:.$O54];13;0)/100)" office:value-type="float" office:value="641811.509803922">
            <text:p>641811.51</text:p>
          </table:table-cell>
          <table:table-cell table:style-name="ce72" table:formula="of:=VLOOKUP([.$B87];[.$A$2:.$H73];2;0)*[.$Q87]" office:value-type="float" office:value="1925434.52941177">
            <text:p>1925434.53</text:p>
          </table:table-cell>
          <table:table-cell table:style-name="ce72" table:formula="of:=VLOOKUP([.$B87];[.$A$2:.$H73];4;0)*[.$Q87]" office:value-type="float" office:value="2888151.79411765">
            <text:p>2888151.79</text:p>
          </table:table-cell>
          <table:table-cell table:style-name="ce72" table:formula="of:=VLOOKUP([.$B87];[.$A$2:.$H73];6;0)*[.$Q87]" office:value-type="float" office:value="385086.905882353">
            <text:p>385086.91</text:p>
          </table:table-cell>
          <table:table-cell table:formula="of:=VLOOKUP([.$B87];[.$A$2:.$Q46]; 16; 0) * (CEILING((CEILING([.$R87]/[Variables.$B$12];1)+CEILING([.$S87]/[Variables.$B$13];1)+CEILING([.$T87]/[Variables.$B$14];1))/[Variables.$B$21]; 1))" office:value-type="float" office:value="6308">
            <text:p>6308</text:p>
          </table:table-cell>
          <table:table-cell table:number-columns-repeated="3"/>
          <table:table-cell table:style-name="ce25"/>
          <table:table-cell table:number-columns-repeated="999"/>
        </table:table-row>
        <table:table-row table:style-name="ro1">
          <table:table-cell office:value-type="string">
            <text:p>BossShip Gun1</text:p>
          </table:table-cell>
          <table:table-cell table:content-validation-name="val5" office:value-type="string">
            <text:p>ST3</text:p>
          </table:table-cell>
          <table:table-cell table:style-name="ce72"/>
          <table:table-cell table:formula="of:=[.D87]" office:value-type="float" office:value="4">
            <text:p>4</text:p>
          </table:table-cell>
          <table:table-cell table:style-name="ce59" table:formula="of:=[.C64]/[.H88]*6" office:value-type="float" office:value="540">
            <text:p>540</text:p>
          </table:table-cell>
          <table:table-cell table:style-name="ce59" office:value-type="float" office:value="1">
            <text:p>1</text:p>
          </table:table-cell>
          <table:table-cell table:style-name="ce77" office:value-type="string">
            <text:p>space</text:p>
          </table:table-cell>
          <table:table-cell office:value-type="float" office:value="25">
            <text:p>25</text:p>
          </table:table-cell>
          <table:table-cell table:content-validation-name="val9" office:value-type="string">
            <text:p>Piercing</text:p>
          </table:table-cell>
          <table:table-cell table:number-columns-repeated="3"/>
          <table:table-cell table:content-validation-name="val10"/>
          <table:table-cell office:value-type="float" office:value="25">
            <text:p>25</text:p>
          </table:table-cell>
          <table:table-cell table:number-columns-repeated="2"/>
          <table:table-cell table:style-name="ce72" table:number-columns-repeated="4"/>
          <table:table-cell table:number-columns-repeated="4"/>
          <table:table-cell table:style-name="ce25"/>
          <table:table-cell table:number-columns-repeated="999"/>
        </table:table-row>
        <table:table-row table:style-name="ro1">
          <table:table-cell office:value-type="string">
            <text:p>BossShip Gun2</text:p>
          </table:table-cell>
          <table:table-cell table:content-validation-name="val5" office:value-type="string">
            <text:p>ST3</text:p>
          </table:table-cell>
          <table:table-cell table:style-name="ce72"/>
          <table:table-cell table:formula="of:=[.D88]" office:value-type="float" office:value="4">
            <text:p>4</text:p>
          </table:table-cell>
          <table:table-cell table:style-name="ce59" table:formula="of:=[.C65]/[.H89]*15" office:value-type="float" office:value="6712.5">
            <text:p>6712.5</text:p>
          </table:table-cell>
          <table:table-cell table:style-name="ce59" office:value-type="float" office:value="1">
            <text:p>1</text:p>
          </table:table-cell>
          <table:table-cell table:style-name="ce77" office:value-type="string">
            <text:p>space</text:p>
          </table:table-cell>
          <table:table-cell office:value-type="float" office:value="8">
            <text:p>8</text:p>
          </table:table-cell>
          <table:table-cell table:content-validation-name="val9" office:value-type="string">
            <text:p>Explosive</text:p>
          </table:table-cell>
          <table:table-cell table:number-columns-repeated="3"/>
          <table:table-cell table:content-validation-name="val10"/>
          <table:table-cell office:value-type="float" office:value="25">
            <text:p>25</text:p>
          </table:table-cell>
          <table:table-cell table:number-columns-repeated="2"/>
          <table:table-cell table:style-name="ce72" table:number-columns-repeated="4"/>
          <table:table-cell table:number-columns-repeated="4"/>
          <table:table-cell table:style-name="ce25"/>
          <table:table-cell table:number-columns-repeated="999"/>
        </table:table-row>
        <table:table-row table:style-name="ro1">
          <table:table-cell office:value-type="string">
            <office:annotation draw:style-name="gr4" draw:text-style-name="P2" svg:width="1.1413in" svg:height="0.3902in" svg:x="1.2012in" svg:y="15.987in" draw:caption-point-x="-0.2402in" draw:caption-point-y="0.6106in">
              <dc:creator>AŠ</dc:creator>
              <dc:date>2010-12-25T00:00:00</dc:date>
              <text:p text:style-name="P2"><text:span text:style-name="T1">Anti-infanty (Light) tower</text:span></text:p>
            </office:annotation>
            <text:p>Vulcan</text:p>
          </table:table-cell>
          <table:table-cell table:content-validation-name="val7" office:value-type="string">
            <text:p>Towers</text:p>
          </table:table-cell>
          <table:table-cell table:style-name="ce72" table:formula="of:=2000*1.5" office:value-type="float" office:value="3000">
            <text:p>3000</text:p>
          </table:table-cell>
          <table:table-cell office:value-type="float" office:value="7">
            <text:p>7</text:p>
          </table:table-cell>
          <table:table-cell office:value-type="float" office:value="80">
            <text:p>80</text:p>
          </table:table-cell>
          <table:table-cell office:value-type="float" office:value="1">
            <text:p>1</text:p>
          </table:table-cell>
          <table:table-cell office:value-type="string">
            <text:p>ground</text:p>
          </table:table-cell>
          <table:table-cell office:value-type="float" office:value="6">
            <text:p>6</text:p>
          </table:table-cell>
          <table:table-cell table:content-validation-name="val9" office:value-type="string">
            <text:p>Piercing</text:p>
          </table:table-cell>
          <table:table-cell table:formula="of:=[.C90]*VLOOKUP([.$B90];[.$A$2:.$N51];9;0)+[.E90]*[.H90]*VLOOKUP([.$B90];[.$A$2:.$N51];10;0)" office:value-type="float" office:value="186">
            <text:p>186</text:p>
          </table:table-cell>
          <table:table-cell office:value-type="float" office:value="1">
            <text:p>1</text:p>
          </table:table-cell>
          <table:table-cell/>
          <table:table-cell table:content-validation-name="val10" office:value-type="string">
            <text:p>Fortified</text:p>
          </table:table-cell>
          <table:table-cell table:formula="of:=[Variables.$B$17]/([.P90]-1)" office:value-type="float" office:value="45">
            <text:p>45</text:p>
          </table:table-cell>
          <table:table-cell table:formula="of:=[Variables.$B$18]/([.P90]-1)" office:value-type="float" office:value="21">
            <text:p>21</text:p>
          </table:table-cell>
          <table:table-cell office:value-type="float" office:value="4">
            <text:p>4</text:p>
          </table:table-cell>
          <table:table-cell table:style-name="ce72" table:formula="of:=([.C90]*VLOOKUP([.$B90];[.$A$2:.$N52];11;0)+[.E90]*[.H90]*VLOOKUP([.$B90];[.$A$2:.$N52];12;0))*(1 + ([.D90]-[Variables.$B$7])*VLOOKUP([.$B90];[.$A$2:.$O52];13;0)/100)" office:value-type="float" office:value="1943.4">
            <text:p>1943.4</text:p>
          </table:table-cell>
          <table:table-cell table:style-name="ce72" table:formula="of:=VLOOKUP([.$B90];[.$A$2:.$H71];2;0)*[.$Q90]" office:value-type="float" office:value="2526.42">
            <text:p>2526.42</text:p>
          </table:table-cell>
          <table:table-cell table:style-name="ce72" table:formula="of:=VLOOKUP([.$B90];[.$A$2:.$H71];4;0)*[.$Q90]" office:value-type="float" office:value="5247.18">
            <text:p>5247.18</text:p>
          </table:table-cell>
          <table:table-cell table:style-name="ce72" table:formula="of:=VLOOKUP([.$B90];[.$A$2:.$H71];6;0)*[.$Q90]" office:value-type="float" office:value="777.36">
            <text:p>777.36</text:p>
          </table:table-cell>
          <table:table-cell table:number-columns-repeated="2"/>
          <table:table-cell table:number-columns-repeated="2"/>
          <table:table-cell table:style-name="ce25"/>
          <table:table-cell table:number-columns-repeated="999"/>
        </table:table-row>
        <table:table-row table:style-name="ro1">
          <table:table-cell office:value-type="string">
            <office:annotation draw:style-name="gr4" draw:text-style-name="P2" svg:width="1.1413in" svg:height="0.3902in" svg:x="1.2012in" svg:y="16.1583in" draw:caption-point-x="-0.2402in" draw:caption-point-y="0.6106in">
              <dc:creator>AŠ</dc:creator>
              <dc:date>2010-12-25T00:00:00</dc:date>
              <text:p text:style-name="P2"><text:span text:style-name="T1">Anti-tank (Normal) tower</text:span></text:p>
            </office:annotation>
            <text:p>Screamer</text:p>
          </table:table-cell>
          <table:table-cell table:content-validation-name="val7" office:value-type="string">
            <text:p>Towers</text:p>
          </table:table-cell>
          <table:table-cell table:style-name="ce72" table:formula="of:=2600*1.5" office:value-type="float" office:value="3900">
            <text:p>3900</text:p>
          </table:table-cell>
          <table:table-cell office:value-type="float" office:value="10">
            <text:p>10</text:p>
          </table:table-cell>
          <table:table-cell table:formula="of:=[.C58]/4" office:value-type="float" office:value="625">
            <text:p>625</text:p>
          </table:table-cell>
          <table:table-cell office:value-type="float" office:value="1">
            <text:p>1</text:p>
          </table:table-cell>
          <table:table-cell office:value-type="string">
            <text:p>ground</text:p>
          </table:table-cell>
          <table:table-cell office:value-type="float" office:value="2">
            <text:p>2</text:p>
          </table:table-cell>
          <table:table-cell table:content-validation-name="val9" office:value-type="string">
            <text:p>Explosive</text:p>
          </table:table-cell>
          <table:table-cell table:formula="of:=[.C91]*VLOOKUP([.$B91];[.$A$2:.$N52];9;0)+[.E91]*[.H91]*VLOOKUP([.$B91];[.$A$2:.$N52];10;0)" office:value-type="float" office:value="367">
            <text:p>367</text:p>
          </table:table-cell>
          <table:table-cell office:value-type="float" office:value="1">
            <text:p>1</text:p>
          </table:table-cell>
          <table:table-cell/>
          <table:table-cell table:content-validation-name="val10" office:value-type="string">
            <text:p>Fortified</text:p>
          </table:table-cell>
          <table:table-cell table:formula="of:=[Variables.$B$17]/([.P91]-1)" office:value-type="float" office:value="45">
            <text:p>45</text:p>
          </table:table-cell>
          <table:table-cell table:formula="of:=[Variables.$B$18]/([.P91]-1)" office:value-type="float" office:value="21">
            <text:p>21</text:p>
          </table:table-cell>
          <table:table-cell table:formula="of:=[.P90]" office:value-type="float" office:value="4">
            <text:p>4</text:p>
          </table:table-cell>
          <table:table-cell table:style-name="ce72" table:formula="of:=([.C91]*VLOOKUP([.$B91];[.$A$2:.$N53];11;0)+[.E91]*[.H91]*VLOOKUP([.$B91];[.$A$2:.$N53];12;0))*(1 + ([.D91]-[Variables.$B$7])*VLOOKUP([.$B91];[.$A$2:.$O53];13;0)/100)" office:value-type="float" office:value="4450">
            <text:p>4450</text:p>
          </table:table-cell>
          <table:table-cell table:style-name="ce72" table:formula="of:=VLOOKUP([.$B91];[.$A$2:.$H72];2;0)*[.$Q91]" office:value-type="float" office:value="5785">
            <text:p>5785</text:p>
          </table:table-cell>
          <table:table-cell table:style-name="ce72" table:formula="of:=VLOOKUP([.$B91];[.$A$2:.$H72];4;0)*[.$Q91]" office:value-type="float" office:value="12015">
            <text:p>12015</text:p>
          </table:table-cell>
          <table:table-cell table:style-name="ce72" table:formula="of:=VLOOKUP([.$B91];[.$A$2:.$H72];6;0)*[.$Q91]" office:value-type="float" office:value="1780">
            <text:p>1780</text:p>
          </table:table-cell>
          <table:table-cell table:number-columns-repeated="2"/>
          <table:table-cell table:number-columns-repeated="2"/>
          <table:table-cell table:style-name="ce25"/>
          <table:table-cell table:number-columns-repeated="999"/>
        </table:table-row>
        <table:table-row table:style-name="ro1">
          <table:table-cell office:value-type="string">
            <office:annotation draw:style-name="gr4" draw:text-style-name="P2" svg:width="1.1413in" svg:height="0.5457in" svg:x="1.2012in" svg:y="16.3299in" draw:caption-point-x="-0.2402in" draw:caption-point-y="0.6106in">
              <dc:creator>AŠ</dc:creator>
              <dc:date>2010-12-25T00:00:00</dc:date>
              <text:p text:style-name="P2"><text:span text:style-name="T1">Anti-spaceship (Normal/Heavy) tower</text:span></text:p>
            </office:annotation>
            <text:p>Thunder</text:p>
          </table:table-cell>
          <table:table-cell table:content-validation-name="val7" office:value-type="string">
            <text:p>Towers</text:p>
          </table:table-cell>
          <table:table-cell table:style-name="ce72" table:formula="of:=4000*1.5" office:value-type="float" office:value="6000">
            <text:p>6000</text:p>
          </table:table-cell>
          <table:table-cell office:value-type="float" office:value="6">
            <text:p>6</text:p>
          </table:table-cell>
          <table:table-cell office:value-type="float" office:value="1500">
            <text:p>1500</text:p>
          </table:table-cell>
          <table:table-cell office:value-type="float" office:value="1">
            <text:p>1</text:p>
          </table:table-cell>
          <table:table-cell table:style-name="ce77" office:value-type="string">
            <text:p>space</text:p>
          </table:table-cell>
          <table:table-cell office:value-type="float" office:value="1">
            <text:p>1</text:p>
          </table:table-cell>
          <table:table-cell table:content-validation-name="val9" office:value-type="string">
            <text:p>Explosive</text:p>
          </table:table-cell>
          <table:table-cell table:formula="of:=[.C92]*VLOOKUP([.$B92];[.$A$2:.$N53];9;0)+[.E92]*[.H92]*VLOOKUP([.$B92];[.$A$2:.$N53];10;0)" office:value-type="float" office:value="480">
            <text:p>480</text:p>
          </table:table-cell>
          <table:table-cell office:value-type="float" office:value="1">
            <text:p>1</text:p>
          </table:table-cell>
          <table:table-cell/>
          <table:table-cell table:content-validation-name="val10" office:value-type="string">
            <text:p>Fortified</text:p>
          </table:table-cell>
          <table:table-cell table:formula="of:=[Variables.$B$17]/([.P92]-1)" office:value-type="float" office:value="45">
            <text:p>45</text:p>
          </table:table-cell>
          <table:table-cell table:formula="of:=[Variables.$B$18]/([.P92]-1)" office:value-type="float" office:value="21">
            <text:p>21</text:p>
          </table:table-cell>
          <table:table-cell table:formula="of:=[.P91]" office:value-type="float" office:value="4">
            <text:p>4</text:p>
          </table:table-cell>
          <table:table-cell table:style-name="ce72" table:formula="of:=([.C92]*VLOOKUP([.$B92];[.$A$2:.$N54];11;0)+[.E92]*[.H92]*VLOOKUP([.$B92];[.$A$2:.$N54];12;0))*(1 + ([.D92]-[Variables.$B$7])*VLOOKUP([.$B92];[.$A$2:.$O54];13;0)/100)" office:value-type="float" office:value="4320">
            <text:p>4320</text:p>
          </table:table-cell>
          <table:table-cell table:style-name="ce72" table:formula="of:=VLOOKUP([.$B92];[.$A$2:.$H73];2;0)*[.$Q92]" office:value-type="float" office:value="5616">
            <text:p>5616</text:p>
          </table:table-cell>
          <table:table-cell table:style-name="ce72" table:formula="of:=VLOOKUP([.$B92];[.$A$2:.$H73];4;0)*[.$Q92]" office:value-type="float" office:value="11664">
            <text:p>11664</text:p>
          </table:table-cell>
          <table:table-cell table:style-name="ce72" table:formula="of:=VLOOKUP([.$B92];[.$A$2:.$H73];6;0)*[.$Q92]" office:value-type="float" office:value="1728">
            <text:p>1728</text:p>
          </table:table-cell>
          <table:table-cell table:number-columns-repeated="2"/>
          <table:table-cell table:number-columns-repeated="2"/>
          <table:table-cell table:style-name="ce25"/>
          <table:table-cell table:number-columns-repeated="999"/>
        </table:table-row>
        <table:table-row table:style-name="ro1">
          <table:table-cell office:value-type="string">
            <text:p>MobileVulcan</text:p>
          </table:table-cell>
          <table:table-cell table:content-validation-name="val7" office:value-type="string">
            <text:p>MTow</text:p>
          </table:table-cell>
          <table:table-cell table:style-name="ce72" table:formula="of:=[.C90]" office:value-type="float" office:value="3000">
            <text:p>3000</text:p>
          </table:table-cell>
          <table:table-cell table:formula="of:=[.D90]" office:value-type="float" office:value="7">
            <text:p>7</text:p>
          </table:table-cell>
          <table:table-cell table:formula="of:=[.E90]" office:value-type="float" office:value="80">
            <text:p>80</text:p>
          </table:table-cell>
          <table:table-cell table:formula="of:=[.F90]" office:value-type="float" office:value="1">
            <text:p>1</text:p>
          </table:table-cell>
          <table:table-cell table:formula="of:=[.G90]" office:value-type="string" office:string-value="ground">
            <text:p>ground</text:p>
          </table:table-cell>
          <table:table-cell table:formula="of:=[.H90]" office:value-type="float" office:value="6">
            <text:p>6</text:p>
          </table:table-cell>
          <table:table-cell table:formula="of:=[.I90]" office:value-type="string" office:string-value="Piercing">
            <text:p>Piercing</text:p>
          </table:table-cell>
          <table:table-cell table:formula="of:=[.C93]*VLOOKUP([.$B93];[.$A$2:.$N54];9;0)+[.E93]*[.H93]*VLOOKUP([.$B93];[.$A$2:.$N54];10;0)" office:value-type="float" office:value="223.2">
            <text:p>223.2</text:p>
          </table:table-cell>
          <table:table-cell table:formula="of:=[.K90]" office:value-type="float" office:value="1">
            <text:p>1</text:p>
          </table:table-cell>
          <table:table-cell table:style-name="Default" table:formula="of:=[.L90]" office:value-type="float" office:value="0">
            <text:p>0</text:p>
          </table:table-cell>
          <table:table-cell office:value-type="string">
            <text:p>Heavy</text:p>
          </table:table-cell>
          <table:table-cell table:number-columns-repeated="2"/>
          <table:table-cell office:value-type="float" office:value="1">
            <text:p>1</text:p>
          </table:table-cell>
          <table:table-cell table:style-name="ce72" table:formula="of:=([.C93]*VLOOKUP([.$B93];[.$A$2:.$N55];11;0)+[.E93]*[.H93]*VLOOKUP([.$B93];[.$A$2:.$N55];12;0))*(1 + ([.D93]-[Variables.$B$7])*VLOOKUP([.$B93];[.$A$2:.$O55];13;0)/100)" office:value-type="float" office:value="1943.4">
            <text:p>1943.4</text:p>
          </table:table-cell>
          <table:table-cell table:style-name="ce72" table:formula="of:=VLOOKUP([.$B93];[.$A$2:.$H74];2;0)*[.$Q93]" office:value-type="float" office:value="7579.26">
            <text:p>7579.26</text:p>
          </table:table-cell>
          <table:table-cell table:style-name="ce72" table:formula="of:=VLOOKUP([.$B93];[.$A$2:.$H74];4;0)*[.$Q93]" office:value-type="float" office:value="15741.54">
            <text:p>15741.54</text:p>
          </table:table-cell>
          <table:table-cell table:style-name="ce72" table:formula="of:=VLOOKUP([.$B93];[.$A$2:.$H74];6;0)*[.$Q93]" office:value-type="float" office:value="2332.08">
            <text:p>2332.08</text:p>
          </table:table-cell>
          <table:table-cell table:formula="of:=VLOOKUP([.$B93];[.$A$2:.$Q49]; 16; 0) * (CEILING((CEILING([.$R93]/[Variables.$B$12];1)+CEILING([.$S93]/[Variables.$B$13];1)+CEILING([.$T93]/[Variables.$B$14];1))/[Variables.$B$21]; 1))" office:value-type="float" office:value="11.16">
            <text:p>11.16</text:p>
          </table:table-cell>
          <table:table-cell table:formula="of:=VLOOKUP([.$B93];[.$A$2:.$Q49]; 17; 0) * (CEILING([.$R93]/[Variables.$B$12];1)+CEILING([.$S93]/[Variables.$B$13];1)+CEILING([.$T93]/[Variables.$B$14];1))" office:value-type="float" office:value="262.8">
            <text:p>262.8</text:p>
          </table:table-cell>
          <table:table-cell table:formula="of:=[.W90]" office:value-type="float" office:value="0">
            <text:p>0</text:p>
          </table:table-cell>
          <table:table-cell table:formula="of:=[.X90]" office:value-type="float" office:value="0">
            <text:p>0</text:p>
          </table:table-cell>
          <table:table-cell table:style-name="Default" table:formula="of:=[.Y90]" office:value-type="float" office:value="0">
            <text:p>0</text:p>
          </table:table-cell>
          <table:table-cell table:number-columns-repeated="999"/>
        </table:table-row>
        <table:table-row table:style-name="ro1">
          <table:table-cell office:value-type="string">
            <text:p>MobileScreamer</text:p>
          </table:table-cell>
          <table:table-cell table:content-validation-name="val7" office:value-type="string">
            <text:p>MTow</text:p>
          </table:table-cell>
          <table:table-cell table:style-name="ce72" table:formula="of:=[.C91]" office:value-type="float" office:value="3900">
            <text:p>3900</text:p>
          </table:table-cell>
          <table:table-cell table:formula="of:=[.D91]" office:value-type="float" office:value="10">
            <text:p>10</text:p>
          </table:table-cell>
          <table:table-cell table:formula="of:=[.E91]" office:value-type="float" office:value="625">
            <text:p>625</text:p>
          </table:table-cell>
          <table:table-cell table:formula="of:=[.F91]" office:value-type="float" office:value="1">
            <text:p>1</text:p>
          </table:table-cell>
          <table:table-cell table:formula="of:=[.G91]" office:value-type="string" office:string-value="ground">
            <text:p>ground</text:p>
          </table:table-cell>
          <table:table-cell table:formula="of:=[.H91]" office:value-type="float" office:value="2">
            <text:p>2</text:p>
          </table:table-cell>
          <table:table-cell table:formula="of:=[.I91]" office:value-type="string" office:string-value="Explosive">
            <text:p>Explosive</text:p>
          </table:table-cell>
          <table:table-cell table:formula="of:=[.C94]*VLOOKUP([.$B94];[.$A$2:.$N55];9;0)+[.E94]*[.H94]*VLOOKUP([.$B94];[.$A$2:.$N55];10;0)" office:value-type="float" office:value="440.4">
            <text:p>440.4</text:p>
          </table:table-cell>
          <table:table-cell table:formula="of:=[.K91]" office:value-type="float" office:value="1">
            <text:p>1</text:p>
          </table:table-cell>
          <table:table-cell table:style-name="Default" table:formula="of:=[.L91]" office:value-type="float" office:value="0">
            <text:p>0</text:p>
          </table:table-cell>
          <table:table-cell office:value-type="string">
            <text:p>Heavy</text:p>
          </table:table-cell>
          <table:table-cell table:number-columns-repeated="2"/>
          <table:table-cell office:value-type="float" office:value="1">
            <text:p>1</text:p>
          </table:table-cell>
          <table:table-cell table:style-name="ce72" table:formula="of:=([.C94]*VLOOKUP([.$B94];[.$A$2:.$N56];11;0)+[.E94]*[.H94]*VLOOKUP([.$B94];[.$A$2:.$N56];12;0))*(1 + ([.D94]-[Variables.$B$7])*VLOOKUP([.$B94];[.$A$2:.$O56];13;0)/100)" office:value-type="float" office:value="4450">
            <text:p>4450</text:p>
          </table:table-cell>
          <table:table-cell table:style-name="ce72" table:formula="of:=VLOOKUP([.$B94];[.$A$2:.$H75];2;0)*[.$Q94]" office:value-type="float" office:value="17355">
            <text:p>17355</text:p>
          </table:table-cell>
          <table:table-cell table:style-name="ce72" table:formula="of:=VLOOKUP([.$B94];[.$A$2:.$H75];4;0)*[.$Q94]" office:value-type="float" office:value="36045">
            <text:p>36045</text:p>
          </table:table-cell>
          <table:table-cell table:style-name="ce72" table:formula="of:=VLOOKUP([.$B94];[.$A$2:.$H75];6;0)*[.$Q94]" office:value-type="float" office:value="5340">
            <text:p>5340</text:p>
          </table:table-cell>
          <table:table-cell table:formula="of:=VLOOKUP([.$B94];[.$A$2:.$Q50]; 16; 0) * (CEILING((CEILING([.$R94]/[Variables.$B$12];1)+CEILING([.$S94]/[Variables.$B$13];1)+CEILING([.$T94]/[Variables.$B$14];1))/[Variables.$B$21]; 1))" office:value-type="float" office:value="25.2">
            <text:p>25.2</text:p>
          </table:table-cell>
          <table:table-cell table:formula="of:=VLOOKUP([.$B94];[.$A$2:.$Q50]; 17; 0) * (CEILING([.$R94]/[Variables.$B$12];1)+CEILING([.$S94]/[Variables.$B$13];1)+CEILING([.$T94]/[Variables.$B$14];1))" office:value-type="float" office:value="600.9">
            <text:p>600.9</text:p>
          </table:table-cell>
          <table:table-cell table:formula="of:=[.W91]" office:value-type="float" office:value="0">
            <text:p>0</text:p>
          </table:table-cell>
          <table:table-cell table:formula="of:=[.X91]" office:value-type="float" office:value="0">
            <text:p>0</text:p>
          </table:table-cell>
          <table:table-cell table:style-name="Default" table:formula="of:=[.Y91]" office:value-type="float" office:value="0">
            <text:p>0</text:p>
          </table:table-cell>
          <table:table-cell table:number-columns-repeated="999"/>
        </table:table-row>
        <table:table-row table:style-name="ro1">
          <table:table-cell office:value-type="string">
            <text:p>MobileThunder</text:p>
          </table:table-cell>
          <table:table-cell table:content-validation-name="val7" office:value-type="string">
            <text:p>MTow</text:p>
          </table:table-cell>
          <table:table-cell table:style-name="ce72" table:formula="of:=[.C92]" office:value-type="float" office:value="6000">
            <text:p>6000</text:p>
          </table:table-cell>
          <table:table-cell table:formula="of:=[.D92]" office:value-type="float" office:value="6">
            <text:p>6</text:p>
          </table:table-cell>
          <table:table-cell table:formula="of:=[.E92]" office:value-type="float" office:value="1500">
            <text:p>1500</text:p>
          </table:table-cell>
          <table:table-cell table:formula="of:=[.F92]" office:value-type="float" office:value="1">
            <text:p>1</text:p>
          </table:table-cell>
          <table:table-cell table:formula="of:=[.G92]" office:value-type="string" office:string-value="space">
            <text:p>space</text:p>
          </table:table-cell>
          <table:table-cell table:formula="of:=[.H92]" office:value-type="float" office:value="1">
            <text:p>1</text:p>
          </table:table-cell>
          <table:table-cell table:formula="of:=[.I92]" office:value-type="string" office:string-value="Explosive">
            <text:p>Explosive</text:p>
          </table:table-cell>
          <table:table-cell table:formula="of:=[.C95]*VLOOKUP([.$B95];[.$A$2:.$N56];9;0)+[.E95]*[.H95]*VLOOKUP([.$B95];[.$A$2:.$N56];10;0)" office:value-type="float" office:value="576">
            <text:p>576</text:p>
          </table:table-cell>
          <table:table-cell table:formula="of:=[.K92]" office:value-type="float" office:value="1">
            <text:p>1</text:p>
          </table:table-cell>
          <table:table-cell table:style-name="Default" table:formula="of:=[.L92]" office:value-type="float" office:value="0">
            <text:p>0</text:p>
          </table:table-cell>
          <table:table-cell office:value-type="string">
            <text:p>Heavy</text:p>
          </table:table-cell>
          <table:table-cell table:number-columns-repeated="2"/>
          <table:table-cell office:value-type="float" office:value="1">
            <text:p>1</text:p>
          </table:table-cell>
          <table:table-cell table:style-name="ce72" table:formula="of:=([.C95]*VLOOKUP([.$B95];[.$A$2:.$N57];11;0)+[.E95]*[.H95]*VLOOKUP([.$B95];[.$A$2:.$N57];12;0))*(1 + ([.D95]-[Variables.$B$7])*VLOOKUP([.$B95];[.$A$2:.$O57];13;0)/100)" office:value-type="float" office:value="4320">
            <text:p>4320</text:p>
          </table:table-cell>
          <table:table-cell table:style-name="ce72" table:formula="of:=VLOOKUP([.$B95];[.$A$2:.$H76];2;0)*[.$Q95]" office:value-type="float" office:value="16848">
            <text:p>16848</text:p>
          </table:table-cell>
          <table:table-cell table:style-name="ce72" table:formula="of:=VLOOKUP([.$B95];[.$A$2:.$H76];4;0)*[.$Q95]" office:value-type="float" office:value="34992">
            <text:p>34992</text:p>
          </table:table-cell>
          <table:table-cell table:style-name="ce72" table:formula="of:=VLOOKUP([.$B95];[.$A$2:.$H76];6;0)*[.$Q95]" office:value-type="float" office:value="5184">
            <text:p>5184</text:p>
          </table:table-cell>
          <table:table-cell table:formula="of:=VLOOKUP([.$B95];[.$A$2:.$Q51]; 16; 0) * (CEILING((CEILING([.$R95]/[Variables.$B$12];1)+CEILING([.$S95]/[Variables.$B$13];1)+CEILING([.$T95]/[Variables.$B$14];1))/[Variables.$B$21]; 1))" office:value-type="float" office:value="24.48">
            <text:p>24.48</text:p>
          </table:table-cell>
          <table:table-cell table:formula="of:=VLOOKUP([.$B95];[.$A$2:.$Q51]; 17; 0) * (CEILING([.$R95]/[Variables.$B$12];1)+CEILING([.$S95]/[Variables.$B$13];1)+CEILING([.$T95]/[Variables.$B$14];1))" office:value-type="float" office:value="583.8">
            <text:p>583.8</text:p>
          </table:table-cell>
          <table:table-cell table:formula="of:=[.W92]" office:value-type="float" office:value="0">
            <text:p>0</text:p>
          </table:table-cell>
          <table:table-cell table:formula="of:=[.X92]" office:value-type="float" office:value="0">
            <text:p>0</text:p>
          </table:table-cell>
          <table:table-cell table:style-name="Default" table:formula="of:=[.Y92]" office:value-type="float" office:value="0">
            <text:p>0</text:p>
          </table:table-cell>
          <table:table-cell table:number-columns-repeated="999"/>
        </table:table-row>
        <table:table-row table:style-name="ro1">
          <table:table-cell table:formula="of:=[.A93]" office:value-type="string" office:string-value="MobileVulcan">
            <text:p>MobileVulcan</text:p>
          </table:table-cell>
          <table:table-cell table:style-name="Default" office:value-type="string">
            <text:p>Towers</text:p>
          </table:table-cell>
          <table:table-cell table:style-name="ce72" table:formula="of:=[.C93]" office:value-type="float" office:value="3000">
            <text:p>3000</text:p>
          </table:table-cell>
          <table:table-cell table:formula="of:=[.D93]" office:value-type="float" office:value="7">
            <text:p>7</text:p>
          </table:table-cell>
          <table:table-cell table:formula="of:=[.E93]" office:value-type="float" office:value="80">
            <text:p>80</text:p>
          </table:table-cell>
          <table:table-cell table:formula="of:=[.F93]" office:value-type="float" office:value="1">
            <text:p>1</text:p>
          </table:table-cell>
          <table:table-cell table:formula="of:=[.G93]" office:value-type="string" office:string-value="ground">
            <text:p>ground</text:p>
          </table:table-cell>
          <table:table-cell table:formula="of:=[.H93]" office:value-type="float" office:value="6">
            <text:p>6</text:p>
          </table:table-cell>
          <table:table-cell table:formula="of:=[.I93]" office:value-type="string" office:string-value="Piercing">
            <text:p>Piercing</text:p>
          </table:table-cell>
          <table:table-cell table:formula="of:=[.J90]" office:value-type="float" office:value="186">
            <text:p>186</text:p>
          </table:table-cell>
          <table:table-cell table:formula="of:=[.K93]" office:value-type="float" office:value="1">
            <text:p>1</text:p>
          </table:table-cell>
          <table:table-cell table:style-name="Default" table:formula="of:=[.L93]" office:value-type="float" office:value="0">
            <text:p>0</text:p>
          </table:table-cell>
          <table:table-cell office:value-type="string">
            <text:p>Fortified</text:p>
          </table:table-cell>
          <table:table-cell table:formula="of:=[Variables.$B$17]/([.P96]-1)" office:value-type="float" office:value="45">
            <text:p>45</text:p>
          </table:table-cell>
          <table:table-cell table:formula="of:=[Variables.$B$18]/([.P96]-1)" office:value-type="float" office:value="21">
            <text:p>21</text:p>
          </table:table-cell>
          <table:table-cell table:formula="of:=[.P90]" office:value-type="float" office:value="4">
            <text:p>4</text:p>
          </table:table-cell>
          <table:table-cell table:style-name="ce72" table:formula="of:=[.Q93]" office:value-type="float" office:value="1943.4">
            <text:p>1943.4</text:p>
          </table:table-cell>
          <table:table-cell table:style-name="ce72" table:formula="of:=[.R90]" office:value-type="float" office:value="2526.42">
            <text:p>2526.42</text:p>
          </table:table-cell>
          <table:table-cell table:style-name="ce72" table:formula="of:=[.S90]" office:value-type="float" office:value="5247.18">
            <text:p>5247.18</text:p>
          </table:table-cell>
          <table:table-cell table:style-name="ce72" table:formula="of:=[.T90]" office:value-type="float" office:value="777.36">
            <text:p>777.36</text:p>
          </table:table-cell>
          <table:table-cell table:number-columns-repeated="4"/>
          <table:table-cell table:style-name="Default"/>
          <table:table-cell table:number-columns-repeated="999"/>
        </table:table-row>
        <table:table-row table:style-name="ro1">
          <table:table-cell table:formula="of:=[.A94]" office:value-type="string" office:string-value="MobileScreamer">
            <text:p>MobileScreamer</text:p>
          </table:table-cell>
          <table:table-cell table:style-name="Default" office:value-type="string">
            <text:p>Towers</text:p>
          </table:table-cell>
          <table:table-cell table:style-name="ce72" table:formula="of:=[.C94]" office:value-type="float" office:value="3900">
            <text:p>3900</text:p>
          </table:table-cell>
          <table:table-cell table:formula="of:=[.D94]" office:value-type="float" office:value="10">
            <text:p>10</text:p>
          </table:table-cell>
          <table:table-cell table:formula="of:=[.E94]" office:value-type="float" office:value="625">
            <text:p>625</text:p>
          </table:table-cell>
          <table:table-cell table:formula="of:=[.F94]" office:value-type="float" office:value="1">
            <text:p>1</text:p>
          </table:table-cell>
          <table:table-cell table:formula="of:=[.G94]" office:value-type="string" office:string-value="ground">
            <text:p>ground</text:p>
          </table:table-cell>
          <table:table-cell table:formula="of:=[.H94]" office:value-type="float" office:value="2">
            <text:p>2</text:p>
          </table:table-cell>
          <table:table-cell table:formula="of:=[.I94]" office:value-type="string" office:string-value="Explosive">
            <text:p>Explosive</text:p>
          </table:table-cell>
          <table:table-cell table:formula="of:=[.J91]" office:value-type="float" office:value="367">
            <text:p>367</text:p>
          </table:table-cell>
          <table:table-cell table:formula="of:=[.K94]" office:value-type="float" office:value="1">
            <text:p>1</text:p>
          </table:table-cell>
          <table:table-cell table:style-name="Default" table:formula="of:=[.L94]" office:value-type="float" office:value="0">
            <text:p>0</text:p>
          </table:table-cell>
          <table:table-cell office:value-type="string">
            <text:p>Fortified</text:p>
          </table:table-cell>
          <table:table-cell table:formula="of:=[Variables.$B$17]/([.P97]-1)" office:value-type="float" office:value="45">
            <text:p>45</text:p>
          </table:table-cell>
          <table:table-cell table:formula="of:=[Variables.$B$18]/([.P97]-1)" office:value-type="float" office:value="21">
            <text:p>21</text:p>
          </table:table-cell>
          <table:table-cell table:formula="of:=[.P91]" office:value-type="float" office:value="4">
            <text:p>4</text:p>
          </table:table-cell>
          <table:table-cell table:style-name="ce72" table:formula="of:=[.Q94]" office:value-type="float" office:value="4450">
            <text:p>4450</text:p>
          </table:table-cell>
          <table:table-cell table:style-name="ce72" table:formula="of:=[.R91]" office:value-type="float" office:value="5785">
            <text:p>5785</text:p>
          </table:table-cell>
          <table:table-cell table:style-name="ce72" table:formula="of:=[.S91]" office:value-type="float" office:value="12015">
            <text:p>12015</text:p>
          </table:table-cell>
          <table:table-cell table:style-name="ce72" table:formula="of:=[.T91]" office:value-type="float" office:value="1780">
            <text:p>1780</text:p>
          </table:table-cell>
          <table:table-cell table:number-columns-repeated="4"/>
          <table:table-cell table:style-name="Default"/>
          <table:table-cell table:number-columns-repeated="999"/>
        </table:table-row>
        <table:table-row table:style-name="ro1">
          <table:table-cell table:formula="of:=[.A95]" office:value-type="string" office:string-value="MobileThunder">
            <text:p>MobileThunder</text:p>
          </table:table-cell>
          <table:table-cell table:style-name="Default" office:value-type="string">
            <text:p>Towers</text:p>
          </table:table-cell>
          <table:table-cell table:style-name="ce72" table:formula="of:=[.C95]" office:value-type="float" office:value="6000">
            <text:p>6000</text:p>
          </table:table-cell>
          <table:table-cell table:formula="of:=[.D95]" office:value-type="float" office:value="6">
            <text:p>6</text:p>
          </table:table-cell>
          <table:table-cell table:formula="of:=[.E95]" office:value-type="float" office:value="1500">
            <text:p>1500</text:p>
          </table:table-cell>
          <table:table-cell table:formula="of:=[.F95]" office:value-type="float" office:value="1">
            <text:p>1</text:p>
          </table:table-cell>
          <table:table-cell table:formula="of:=[.G95]" office:value-type="string" office:string-value="space">
            <text:p>space</text:p>
          </table:table-cell>
          <table:table-cell table:formula="of:=[.H95]" office:value-type="float" office:value="1">
            <text:p>1</text:p>
          </table:table-cell>
          <table:table-cell table:formula="of:=[.I95]" office:value-type="string" office:string-value="Explosive">
            <text:p>Explosive</text:p>
          </table:table-cell>
          <table:table-cell table:formula="of:=[.J92]" office:value-type="float" office:value="480">
            <text:p>480</text:p>
          </table:table-cell>
          <table:table-cell table:formula="of:=[.K95]" office:value-type="float" office:value="1">
            <text:p>1</text:p>
          </table:table-cell>
          <table:table-cell table:style-name="Default" table:formula="of:=[.L95]" office:value-type="float" office:value="0">
            <text:p>0</text:p>
          </table:table-cell>
          <table:table-cell office:value-type="string">
            <text:p>Fortified</text:p>
          </table:table-cell>
          <table:table-cell table:formula="of:=[Variables.$B$17]/([.P98]-1)" office:value-type="float" office:value="45">
            <text:p>45</text:p>
          </table:table-cell>
          <table:table-cell table:formula="of:=[Variables.$B$18]/([.P98]-1)" office:value-type="float" office:value="21">
            <text:p>21</text:p>
          </table:table-cell>
          <table:table-cell table:formula="of:=[.P92]" office:value-type="float" office:value="4">
            <text:p>4</text:p>
          </table:table-cell>
          <table:table-cell table:style-name="ce72" table:formula="of:=[.Q95]" office:value-type="float" office:value="4320">
            <text:p>4320</text:p>
          </table:table-cell>
          <table:table-cell table:style-name="ce72" table:formula="of:=[.R92]" office:value-type="float" office:value="5616">
            <text:p>5616</text:p>
          </table:table-cell>
          <table:table-cell table:style-name="ce72" table:formula="of:=[.S92]" office:value-type="float" office:value="11664">
            <text:p>11664</text:p>
          </table:table-cell>
          <table:table-cell table:style-name="ce72" table:formula="of:=[.T92]" office:value-type="float" office:value="1728">
            <text:p>1728</text:p>
          </table:table-cell>
          <table:table-cell table:number-columns-repeated="4"/>
          <table:table-cell table:style-name="Default"/>
          <table:table-cell table:number-columns-repeated="999"/>
        </table:table-row>
        <table:table-row table:style-name="ro1">
          <table:table-cell/>
          <table:table-cell table:content-validation-name="val5" office:value-type="string">
            <text:p>T1</text:p>
          </table:table-cell>
          <table:table-cell table:style-name="ce72"/>
          <table:table-cell table:number-columns-repeated="2"/>
          <table:table-cell table:number-columns-repeated="2"/>
          <table:table-cell/>
          <table:table-cell table:content-validation-name="val9"/>
          <table:table-cell table:formula="of:=[.C99]*VLOOKUP([.$B99];[.$A$2:.$N52];9;0)+[.E99]*[.H99]*VLOOKUP([.$B99];[.$A$2:.$N52];10;0)" office:value-type="float" office:value="0">
            <text:p>0</text:p>
          </table:table-cell>
          <table:table-cell/>
          <table:table-cell table:formula="of:=IF([.P99]=1; 0; ROUND(([.C99]*[Variables.$B$5]*[Variables.$B$6])/([.P99]-1)))" office:value-type="float" office:value="-0">
            <text:p>0</text:p>
          </table:table-cell>
          <table:table-cell table:content-validation-name="val10"/>
          <table:table-cell table:formula="of:=[Variables.$B$17]/([.P99]-1)" office:value-type="float" office:value="-135">
            <text:p>-135</text:p>
          </table:table-cell>
          <table:table-cell table:formula="of:=[Variables.$B$18]/([.P99]-1)" office:value-type="float" office:value="-63">
            <text:p>-63</text:p>
          </table:table-cell>
          <table:table-cell/>
          <table:table-cell table:style-name="ce72" table:formula="of:=([.C99]*VLOOKUP([.$B99];[.$A$2:.$N55];11;0)+[.E99]*[.H99]*VLOOKUP([.$B99];[.$A$2:.$N55];12;0))*(1 + ([.D99]-[Variables.$B$7])*VLOOKUP([.$B99];[.$A$2:.$O55];13;0)/100)" office:value-type="float" office:value="0">
            <text:p>0</text:p>
          </table:table-cell>
          <table:table-cell table:style-name="ce72" table:formula="of:=VLOOKUP([.$B99];[.$A$2:.$H74];2;0)*[.$Q99]" office:value-type="float" office:value="0">
            <text:p>0</text:p>
          </table:table-cell>
          <table:table-cell table:style-name="ce72" table:formula="of:=VLOOKUP([.$B99];[.$A$2:.$H74];4;0)*[.$Q99]" office:value-type="float" office:value="0">
            <text:p>0</text:p>
          </table:table-cell>
          <table:table-cell table:style-name="ce72" table:formula="of:=VLOOKUP([.$B99];[.$A$2:.$H74];6;0)*[.$Q99]" office:value-type="float" office:value="0">
            <text:p>0</text:p>
          </table:table-cell>
          <table:table-cell table:formula="of:=VLOOKUP([.$B99];[.$A$2:.$Q52]; 16; 0) * (CEILING((CEILING([.$R99]/[Variables.$B$12];1)+CEILING([.$S99]/[Variables.$B$13];1)+CEILING([.$T99]/[Variables.$B$14];1))/[Variables.$B$21]; 1))" office:value-type="float" office:value="0">
            <text:p>0</text:p>
          </table:table-cell>
          <table:table-cell table:formula="of:=VLOOKUP([.$B99];[.$A$2:.$Q52]; 17; 0) * (CEILING([.$R99]/[Variables.$B$12];1)+CEILING([.$S99]/[Variables.$B$13];1)+CEILING([.$T99]/[Variables.$B$14];1))" office:value-type="float" office:value="0">
            <text:p>0</text:p>
          </table:table-cell>
          <table:table-cell/>
          <table:table-cell table:formula="of:=[.C99]*TBLFIND([.$A$1:.$N$29];[.B99]; [.$N$1])" office:value-type="float" office:value="0">
            <text:p>0</text:p>
          </table:table-cell>
          <table:table-cell table:style-name="ce25" table:formula="of:=[.C99]*TBLFIND([.$A$1:.$O$29];[.B99]; [.$O$1])" office:value-type="float" office:value="0">
            <text:p>0</text:p>
          </table:table-cell>
          <table:table-cell table:number-columns-repeated="999"/>
        </table:table-row>
        <table:table-row table:style-name="ro1">
          <table:table-cell/>
          <table:table-cell table:style-name="Default"/>
          <table:table-cell table:style-name="ce72"/>
          <table:table-cell table:number-columns-repeated="13"/>
          <table:table-cell table:style-name="ce72" table:number-columns-repeated="5"/>
          <table:table-cell table:number-columns-repeated="3"/>
          <table:table-cell table:style-name="Default"/>
          <table:table-cell table:number-columns-repeated="999"/>
        </table:table-row>
        <table:table-row table:style-name="ro6">
          <table:table-cell/>
          <table:table-cell table:style-name="Default"/>
          <table:table-cell table:style-name="ce72"/>
          <table:table-cell table:number-columns-repeated="13"/>
          <table:table-cell table:style-name="ce72" table:number-columns-repeated="5"/>
          <table:table-cell table:number-columns-repeated="3"/>
          <table:table-cell table:style-name="Default"/>
          <table:table-cell table:number-columns-repeated="999"/>
        </table:table-row>
        <table:table-row table:style-name="ro6">
          <table:table-cell table:style-name="ce51" office:value-type="string">
            <text:p>units_end</text:p>
          </table:table-cell>
          <table:table-cell table:style-name="ce51" table:number-columns-repeated="1023"/>
        </table:table-row>
        <table:table-row table:style-name="ro19">
          <table:table-cell table:style-name="ce62" office:value-type="string">
            <text:p>Source</text:p>
          </table:table-cell>
          <table:table-cell table:style-name="ce62" office:value-type="string" table:number-columns-spanned="2" table:number-rows-spanned="1">
            <text:p>Target</text:p>
          </table:table-cell>
          <table:covered-table-cell table:style-name="ce62"/>
          <table:table-cell table:style-name="ce62" office:value-type="string">
            <text:p>Dmg to Armor</text:p>
          </table:table-cell>
          <table:table-cell table:style-name="ce62" office:value-type="string">
            <text:p>Shots to Kill</text:p>
          </table:table-cell>
          <table:table-cell table:style-name="ce62" office:value-type="string">
            <text:p>S:T <text:s text:c="6"/>M</text:p>
          </table:table-cell>
          <table:table-cell table:style-name="ce62" office:value-type="string">
            <text:p>S:T Energy</text:p>
          </table:table-cell>
          <table:table-cell table:style-name="ce62" office:value-type="string">
            <text:p>S:T <text:s text:c="6"/>Z</text:p>
          </table:table-cell>
          <table:table-cell table:style-name="ce62" office:value-type="string">
            <text:p>S:T DMG</text:p>
          </table:table-cell>
          <table:table-cell table:style-name="ce62" office:value-type="string">
            <text:p>S:T HP</text:p>
          </table:table-cell>
          <table:table-cell table:style-name="ce72"/>
          <table:table-cell/>
          <table:table-cell table:style-name="ce62" table:number-columns-repeated="1012"/>
        </table:table-row>
        <table:table-row table:style-name="ro1">
          <table:table-cell table:content-validation-name="val3" office:value-type="string">
            <text:p>Scorpion</text:p>
          </table:table-cell>
          <table:table-cell table:style-name="ce68" table:content-validation-name="val8" office:value-type="string" table:number-columns-spanned="2" table:number-rows-spanned="1">
            <text:p>Azure</text:p>
          </table:table-cell>
          <table:covered-table-cell/>
          <table:table-cell table:style-name="ce25" table:formula="of:=DAMAGETOARMOR([.$A$32:.$C$50]; TBLFIND([.$A$53:.$T$100]; [.$A104]; [.$I$53]); TBLFIND([.$A$53:.$T$100]; [.$B104]; [.$M$53]); TBLFIND([.$A$53:.$T$100]; [.$A104]; [.$E$53]); TBLFIND([.$A$53:.$T$100]; [.$A104]; [.$H$53]))" office:value-type="float" office:value="140">
            <text:p>140</text:p>
          </table:table-cell>
          <table:table-cell table:style-name="ce25" table:formula="of:=TBLFIND([.$A$53:.$Y$101]; [.$B104]; [.$C$53])/[.$D104]" office:value-type="float" office:value="4.14285714285714">
            <text:p>4.14</text:p>
          </table:table-cell>
          <table:table-cell table:formula="of:=VTBLFIND([.$A104]; [.$A$53:.$T$101]; [.R$53])/VTBLFIND([.$B104]; [.$A$53:.$T$101]; [.R$53])" office:value-type="float" office:value="1.19821845541814">
            <text:p>1.2</text:p>
          </table:table-cell>
          <table:table-cell table:formula="of:=VTBLFIND([.$A104]; [.$A$53:.$T$101]; [.S$53])/VTBLFIND([.$B104]; [.$A$53:.$T$101]; [.S$53])" office:value-type="float" office:value="1.19821845541814">
            <text:p>1.2</text:p>
          </table:table-cell>
          <table:table-cell table:formula="of:=VTBLFIND([.$A104]; [.$A$53:.$T$101]; [.T$53])/VTBLFIND([.$B104]; [.$A$53:.$T$101]; [.T$53])" office:value-type="float" office:value="1.19821845541814">
            <text:p>1.2</text:p>
          </table:table-cell>
          <table:table-cell table:style-name="ce25" table:formula="of:=[.D104]/[.D105]" office:value-type="float" office:value="0.729166666666667">
            <text:p>0.73</text:p>
          </table:table-cell>
          <table:table-cell table:style-name="ce25" table:formula="of:=VTBLFIND([.$A104]; [.$A$53:.$T$101]; [.C$53])/VTBLFIND([.$B104]; [.$A$53:.$T$101]; [.C$53])" office:value-type="float" office:value="4.31034482758621">
            <text:p>4.31</text:p>
          </table:table-cell>
          <table:table-cell/>
          <table:table-cell table:style-name="Default"/>
          <table:table-cell table:style-name="ce25"/>
          <table:table-cell table:number-columns-repeated="3"/>
          <table:table-cell table:style-name="ce64"/>
          <table:table-cell table:number-columns-repeated="7"/>
          <table:table-cell table:style-name="Default"/>
          <table:table-cell table:number-columns-repeated="999"/>
        </table:table-row>
        <table:table-row table:style-name="ro1">
          <table:table-cell table:style-name="ce63" table:formula="of:=[.B104]" office:value-type="string" office:string-value="Azure">
            <text:p>Azure</text:p>
          </table:table-cell>
          <table:table-cell table:style-name="ce71" table:formula="of:=[.A104]" office:value-type="string" office:string-value="Scorpion" table:number-columns-spanned="2" table:number-rows-spanned="1">
            <text:p>Scorpion</text:p>
          </table:table-cell>
          <table:covered-table-cell table:style-name="ce63"/>
          <table:table-cell table:style-name="ce78" table:formula="of:=DAMAGETOARMOR([.$A$32:.$C$50]; TBLFIND([.$A$53:.$T$100]; [.$A105]; [.$I$53]); TBLFIND([.$A$53:.$T$100]; [.$B105]; [.$M$53]); TBLFIND([.$A$53:.$T$100]; [.$A105]; [.$E$53]); TBLFIND([.$A$53:.$T$100]; [.$A105]; [.$H$53]))" office:value-type="float" office:value="192">
            <text:p>192</text:p>
          </table:table-cell>
          <table:table-cell table:style-name="ce78" table:formula="of:=TBLFIND([.$A$53:.$Y$101]; [.$B105]; [.$C$53])/[.$D105]" office:value-type="float" office:value="13.0208333333333">
            <text:p>13.02</text:p>
          </table:table-cell>
          <table:table-cell table:style-name="ce63" table:formula="of:=VTBLFIND([.$A105]; [.$A$53:.$T$101]; [.R$53])/VTBLFIND([.$B105]; [.$A$53:.$T$101]; [.R$53])" office:value-type="float" office:value="0.834572356549982">
            <text:p>0.83</text:p>
          </table:table-cell>
          <table:table-cell table:style-name="ce63" table:formula="of:=VTBLFIND([.$A105]; [.$A$53:.$T$101]; [.S$53])/VTBLFIND([.$B105]; [.$A$53:.$T$101]; [.S$53])" office:value-type="float" office:value="0.834572356549982">
            <text:p>0.83</text:p>
          </table:table-cell>
          <table:table-cell table:style-name="ce63" table:formula="of:=VTBLFIND([.$A105]; [.$A$53:.$T$101]; [.T$53])/VTBLFIND([.$B105]; [.$A$53:.$T$101]; [.T$53])" office:value-type="float" office:value="0.834572356549982">
            <text:p>0.83</text:p>
          </table:table-cell>
          <table:table-cell table:style-name="ce78" table:formula="of:=[.D105]/[.D104]" office:value-type="float" office:value="1.37142857142857">
            <text:p>1.37</text:p>
          </table:table-cell>
          <table:table-cell table:style-name="ce78" table:formula="of:=VTBLFIND([.$A105]; [.$A$53:.$T$101]; [.C$53])/VTBLFIND([.$B105]; [.$A$53:.$T$101]; [.C$53])" office:value-type="float" office:value="0.232">
            <text:p>0.23</text:p>
          </table:table-cell>
          <table:table-cell/>
          <table:table-cell table:style-name="Default"/>
          <table:table-cell table:number-columns-repeated="4"/>
          <table:table-cell table:style-name="ce64"/>
          <table:table-cell table:number-columns-repeated="7"/>
          <table:table-cell table:style-name="Default"/>
          <table:table-cell table:number-columns-repeated="999"/>
        </table:table-row>
        <table:table-row table:style-name="ro1">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20">
          <table:table-cell table:style-name="ce64" office:value-type="string">
            <text:p>Unit name</text:p>
          </table:table-cell>
          <table:table-cell table:style-name="ce64" office:value-type="string">
            <text:p>Metal cost</text:p>
          </table:table-cell>
          <table:table-cell table:style-name="ce64" office:value-type="string">
            <text:p>E. cost</text:p>
          </table:table-cell>
          <table:table-cell table:style-name="ce64" office:value-type="string" table:number-columns-spanned="2" table:number-rows-spanned="1">
            <text:p>Zet. cost</text:p>
          </table:table-cell>
          <table:covered-table-cell table:style-name="ce64"/>
          <table:table-cell table:style-name="ce64" table:number-columns-repeated="6"/>
          <table:table-cell table:style-name="Default"/>
          <table:table-cell table:style-name="ce64" table:number-columns-repeated="2"/>
          <table:table-cell table:number-columns-repeated="2"/>
          <table:table-cell table:style-name="ce64" table:number-columns-repeated="1008"/>
        </table:table-row>
        <table:table-row table:style-name="ro1">
          <table:table-cell table:content-validation-name="val4" office:value-type="string">
            <text:p>Crow</text:p>
          </table:table-cell>
          <table:table-cell table:style-name="ce68" table:formula="of:=TBLFIND([.$A$53:.$W$100]; [.$A$108]; [.R$53])" office:value-type="float" office:value="3843.75">
            <text:p>3843.75</text:p>
          </table:table-cell>
          <table:table-cell table:style-name="ce68" table:formula="of:=TBLFIND([.$A$53:.$W$100]; [.$A$108]; [.S$53])" office:value-type="float" office:value="5381.25">
            <text:p>5381.25</text:p>
          </table:table-cell>
          <table:table-cell table:style-name="ce68" table:formula="of:=TBLFIND([.$A$53:.$W$100]; [.$A$108]; [.T$53])" office:value-type="float" office:value="269.0625" table:number-columns-spanned="2" table:number-rows-spanned="1">
            <text:p>269.06</text:p>
          </table:table-cell>
          <table:covered-table-cell table:style-name="ce68"/>
          <table:table-cell table:style-name="ce68" table:number-columns-repeated="2"/>
          <table:table-cell/>
          <table:table-cell table:style-name="ce68"/>
          <table:table-cell/>
          <table:table-cell table:style-name="ce68"/>
          <table:table-cell table:style-name="Default"/>
          <table:table-cell table:number-columns-repeated="2"/>
          <table:table-cell table:style-name="ce25" table:number-columns-repeated="2"/>
          <table:table-cell table:number-columns-repeated="8"/>
          <table:table-cell table:style-name="Default"/>
          <table:table-cell table:number-columns-repeated="999"/>
        </table:table-row>
        <table:table-row table:style-name="ro6">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table:table-cell table:style-name="ce68" office:value-type="string" table:number-columns-spanned="3" table:number-rows-spanned="1">
            <text:p>In 1 hour</text:p>
          </table:table-cell>
          <table:covered-table-cell table:number-columns-repeated="2"/>
          <table:table-cell/>
          <table:table-cell table:style-name="ce68" office:value-type="string" table:number-columns-spanned="3" table:number-rows-spanned="1">
            <text:p>In 1 day</text:p>
          </table:table-cell>
          <table:covered-table-cell table:style-name="ce68"/>
          <table:covered-table-cell/>
          <table:table-cell/>
          <table:table-cell table:style-name="ce68" office:value-type="string" table:number-columns-spanned="3" table:number-rows-spanned="1">
            <text:p>In 1 week</text:p>
          </table:table-cell>
          <table:covered-table-cell/>
          <table:covered-table-cell table:style-name="Default"/>
          <table:table-cell/>
          <table:table-cell table:style-name="ce68" office:value-type="string" table:number-columns-spanned="4" table:number-rows-spanned="1">
            <text:p>In 1 month</text:p>
          </table:table-cell>
          <table:covered-table-cell table:number-columns-repeated="3"/>
          <table:table-cell table:number-columns-repeated="7"/>
          <table:table-cell table:style-name="Default"/>
          <table:table-cell table:number-columns-repeated="999"/>
        </table:table-row>
        <table:table-row table:style-name="ro21">
          <table:table-cell table:style-name="ce64" office:value-type="string">
            <text:p>Level</text:p>
          </table:table-cell>
          <table:table-cell table:style-name="ce64" office:value-type="string">
            <text:p>MEX</text:p>
          </table:table-cell>
          <table:table-cell table:style-name="ce64" office:value-type="string">
            <text:p>Col.</text:p>
          </table:table-cell>
          <table:table-cell table:style-name="ce64" office:value-type="string">
            <text:p>ZEX</text:p>
          </table:table-cell>
          <table:table-cell/>
          <table:table-cell table:style-name="ce64" office:value-type="string">
            <text:p>MEX</text:p>
          </table:table-cell>
          <table:table-cell table:style-name="ce64" office:value-type="string">
            <text:p>Col.</text:p>
          </table:table-cell>
          <table:table-cell table:style-name="ce64" office:value-type="string">
            <text:p>ZEX</text:p>
          </table:table-cell>
          <table:table-cell/>
          <table:table-cell table:style-name="ce64" office:value-type="string">
            <text:p>MEX</text:p>
          </table:table-cell>
          <table:table-cell table:style-name="ce64" office:value-type="string">
            <text:p>Col.</text:p>
          </table:table-cell>
          <table:table-cell table:style-name="ce64" office:value-type="string">
            <text:p>ZEX</text:p>
          </table:table-cell>
          <table:table-cell table:style-name="ce64"/>
          <table:table-cell table:style-name="ce64" office:value-type="string">
            <text:p>MEX</text:p>
          </table:table-cell>
          <table:table-cell table:style-name="ce64" office:value-type="string">
            <text:p>Col.</text:p>
          </table:table-cell>
          <table:table-cell table:style-name="ce64"/>
          <table:table-cell table:style-name="ce64" office:value-type="string">
            <text:p>ZEX</text:p>
          </table:table-cell>
          <table:table-cell table:number-columns-repeated="2"/>
          <table:table-cell table:style-name="ce64" table:number-columns-repeated="1005"/>
        </table:table-row>
        <table:table-row table:style-name="ro1">
          <table:table-cell table:style-name="ce65" office:value-type="string">
            <text:p>T1</text:p>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table:style-name="ce66" office:value-type="float" office:value="1">
            <text:p>1</text:p>
          </table:table-cell>
          <table:table-cell table:style-name="ce25" table:formula="of:=SUPERFORMULA([.$A113];[Main.$C$3:.$M$3]) * SHOURS(1) / [.$B$108]" office:value-type="float" office:value="0.00257560975609756">
            <text:p>0</text:p>
          </table:table-cell>
          <table:table-cell table:style-name="ce75" table:formula="of:=SUPERFORMULA([.$A113];[Main.$C$16:.$M$16]) * SHOURS(1) / [.$C$108]" office:value-type="float" office:value="0.00401393728222997">
            <text:p>0</text:p>
          </table:table-cell>
          <table:table-cell table:formula="of:=SUPERFORMULA([.$A113];[Main.$C$33:.$M$33]) * SHOURS(1) / [.$D$108]" office:value-type="float" office:value="0.0100348432055749">
            <text:p>0.01</text:p>
          </table:table-cell>
          <table:table-cell/>
          <table:table-cell table:style-name="ce25" table:formula="of:=SUPERFORMULA([.$A113];[Main.$C$3:.$M$3]) * SDAYS(1) / [.$B$108]" office:value-type="float" office:value="0.0618146341463415">
            <text:p>0.06</text:p>
          </table:table-cell>
          <table:table-cell table:style-name="ce75" table:formula="of:=SUPERFORMULA([.$A113];[Main.$C$16:.$M$16]) * SDAYS(1) / [.$C$108]" office:value-type="float" office:value="0.0963344947735192">
            <text:p>0.1</text:p>
          </table:table-cell>
          <table:table-cell table:formula="of:=SUPERFORMULA([.$A113];[Main.$C$33:.$M$33]) * SDAYS(1) / [.$D$108]" office:value-type="float" office:value="0.240836236933798">
            <text:p>0.24</text:p>
          </table:table-cell>
          <table:table-cell/>
          <table:table-cell table:style-name="ce25" table:formula="of:=SUPERFORMULA([.$A113];[Main.$C$3:.$M$3]) * SWEEKS(1) / [.$B$108]" office:value-type="float" office:value="0.43270243902439">
            <text:p>0.43</text:p>
          </table:table-cell>
          <table:table-cell table:style-name="ce68" table:formula="of:=SUPERFORMULA([.$A113];[Main.$C$16:.$M$16]) * SWEEKS(1) / [.$C$108]" office:value-type="float" office:value="0.674341463414634">
            <text:p>0.67</text:p>
          </table:table-cell>
          <table:table-cell table:style-name="ce25" table:formula="of:=SUPERFORMULA([.$A113];[Main.$C$33:.$M$33]) * SWEEKS(1) / [.$D$108]" office:value-type="float" office:value="1.68585365853659">
            <text:p>1.69</text:p>
          </table:table-cell>
          <table:table-cell/>
          <table:table-cell table:style-name="ce25" table:formula="of:=SUPERFORMULA([.$A113];[Main.$C$3:.$M$3]) * SMONTHS(1) / [.$B$108]" office:value-type="float" office:value="1.85443902439024">
            <text:p>1.85</text:p>
          </table:table-cell>
          <table:table-cell table:style-name="ce68" table:formula="of:=SUPERFORMULA([.$A113];[Main.$C$16:.$M$16]) * SMONTHS(1) / [.$C$108]" office:value-type="float" office:value="2.89003484320558">
            <text:p>2.89</text:p>
          </table:table-cell>
          <table:table-cell table:style-name="ce68"/>
          <table:table-cell table:style-name="ce25" table:formula="of:=SUPERFORMULA([.$A113];[Main.$C$33:.$M$33]) * SMONTHS(1) / [.$D$108]" office:value-type="float" office:value="7.22508710801394">
            <text:p>7.23</text:p>
          </table:table-cell>
          <table:table-cell table:number-columns-repeated="7"/>
          <table:table-cell table:style-name="Default"/>
          <table:table-cell table:number-columns-repeated="999"/>
        </table:table-row>
        <table:table-row table:style-name="ro1">
          <table:table-cell office:value-type="float" office:value="2">
            <text:p>2</text:p>
          </table:table-cell>
          <table:table-cell table:style-name="ce25" table:formula="of:=SUPERFORMULA([.$A114];[Main.$C$3:.$M$3]) * SHOURS(1) / [.$B$108]" office:value-type="float" office:value="0.00518483049952919">
            <text:p>0.01</text:p>
          </table:table-cell>
          <table:table-cell table:style-name="ce75" table:formula="of:=SUPERFORMULA([.$A114];[Main.$C$16:.$M$16]) * SHOURS(1) / [.$C$108]" office:value-type="float" office:value="0.00812390595684298">
            <text:p>0.01</text:p>
          </table:table-cell>
          <table:table-cell table:formula="of:=SUPERFORMULA([.$A114];[Main.$C$33:.$M$33]) * SHOURS(1) / [.$D$108]" office:value-type="float" office:value="0.0201657178035329">
            <text:p>0.02</text:p>
          </table:table-cell>
          <table:table-cell/>
          <table:table-cell table:style-name="ce25" table:formula="of:=SUPERFORMULA([.$A114];[Main.$C$3:.$M$3]) * SDAYS(1) / [.$B$108]" office:value-type="float" office:value="0.124435931988701">
            <text:p>0.12</text:p>
          </table:table-cell>
          <table:table-cell table:style-name="ce75" table:formula="of:=SUPERFORMULA([.$A114];[Main.$C$16:.$M$16]) * SDAYS(1) / [.$C$108]" office:value-type="float" office:value="0.194973742964232">
            <text:p>0.19</text:p>
          </table:table-cell>
          <table:table-cell table:formula="of:=SUPERFORMULA([.$A114];[Main.$C$33:.$M$33]) * SDAYS(1) / [.$D$108]" office:value-type="float" office:value="0.483977227284789">
            <text:p>0.48</text:p>
          </table:table-cell>
          <table:table-cell/>
          <table:table-cell table:style-name="ce25" table:formula="of:=SUPERFORMULA([.$A114];[Main.$C$3:.$M$3]) * SWEEKS(1) / [.$B$108]" office:value-type="float" office:value="0.871051523920904">
            <text:p>0.87</text:p>
          </table:table-cell>
          <table:table-cell table:style-name="ce68" table:formula="of:=SUPERFORMULA([.$A114];[Main.$C$16:.$M$16]) * SWEEKS(1) / [.$C$108]" office:value-type="float" office:value="1.36481620074962">
            <text:p>1.36</text:p>
          </table:table-cell>
          <table:table-cell table:style-name="ce25" table:formula="of:=SUPERFORMULA([.$A114];[Main.$C$33:.$M$33]) * SWEEKS(1) / [.$D$108]" office:value-type="float" office:value="3.38784059099352">
            <text:p>3.39</text:p>
          </table:table-cell>
          <table:table-cell/>
          <table:table-cell table:style-name="ce25" table:formula="of:=SUPERFORMULA([.$A114];[Main.$C$3:.$M$3]) * SMONTHS(1) / [.$B$108]" office:value-type="float" office:value="3.73307795966102">
            <text:p>3.73</text:p>
          </table:table-cell>
          <table:table-cell table:style-name="ce68" table:formula="of:=SUPERFORMULA([.$A114];[Main.$C$16:.$M$16]) * SMONTHS(1) / [.$C$108]" office:value-type="float" office:value="5.84921228892695">
            <text:p>5.85</text:p>
          </table:table-cell>
          <table:table-cell table:style-name="ce68"/>
          <table:table-cell table:style-name="ce25" table:formula="of:=SUPERFORMULA([.$A114];[Main.$C$33:.$M$33]) * SMONTHS(1) / [.$D$108]" office:value-type="float" office:value="14.5193168185437">
            <text:p>14.52</text:p>
          </table:table-cell>
          <table:table-cell table:number-columns-repeated="7"/>
          <table:table-cell table:style-name="Default"/>
          <table:table-cell table:number-columns-repeated="999"/>
        </table:table-row>
        <table:table-row table:style-name="ro1">
          <table:table-cell office:value-type="float" office:value="4">
            <text:p>4</text:p>
          </table:table-cell>
          <table:table-cell table:style-name="ce25" table:formula="of:=SUPERFORMULA([.$A115];[Main.$C$3:.$M$3]) * SHOURS(1) / [.$B$108]" office:value-type="float" office:value="0.010441707727607">
            <text:p>0.01</text:p>
          </table:table-cell>
          <table:table-cell table:style-name="ce75" table:formula="of:=SUPERFORMULA([.$A115];[Main.$C$16:.$M$16]) * SHOURS(1) / [.$C$108]" office:value-type="float" office:value="0.0164536597095391">
            <text:p>0.02</text:p>
          </table:table-cell>
          <table:table-cell table:formula="of:=SUPERFORMULA([.$A115];[Main.$C$33:.$M$33]) * SHOURS(1) / [.$D$108]" office:value-type="float" office:value="0.0405372834029189">
            <text:p>0.04</text:p>
          </table:table-cell>
          <table:table-cell/>
          <table:table-cell table:style-name="ce25" table:formula="of:=SUPERFORMULA([.$A115];[Main.$C$3:.$M$3]) * SDAYS(1) / [.$B$108]" office:value-type="float" office:value="0.250600985462567">
            <text:p>0.25</text:p>
          </table:table-cell>
          <table:table-cell table:style-name="ce75" table:formula="of:=SUPERFORMULA([.$A115];[Main.$C$16:.$M$16]) * SDAYS(1) / [.$C$108]" office:value-type="float" office:value="0.394887833028938">
            <text:p>0.39</text:p>
          </table:table-cell>
          <table:table-cell table:formula="of:=SUPERFORMULA([.$A115];[Main.$C$33:.$M$33]) * SDAYS(1) / [.$D$108]" office:value-type="float" office:value="0.972894801670054">
            <text:p>0.97</text:p>
          </table:table-cell>
          <table:table-cell/>
          <table:table-cell table:style-name="ce25" table:formula="of:=SUPERFORMULA([.$A115];[Main.$C$3:.$M$3]) * SWEEKS(1) / [.$B$108]" office:value-type="float" office:value="1.75420689823797">
            <text:p>1.75</text:p>
          </table:table-cell>
          <table:table-cell table:style-name="ce68" table:formula="of:=SUPERFORMULA([.$A115];[Main.$C$16:.$M$16]) * SWEEKS(1) / [.$C$108]" office:value-type="float" office:value="2.76421483120257">
            <text:p>2.76</text:p>
          </table:table-cell>
          <table:table-cell table:style-name="ce25" table:formula="of:=SUPERFORMULA([.$A115];[Main.$C$33:.$M$33]) * SWEEKS(1) / [.$D$108]" office:value-type="float" office:value="6.81026361169038">
            <text:p>6.81</text:p>
          </table:table-cell>
          <table:table-cell/>
          <table:table-cell table:style-name="ce25" table:formula="of:=SUPERFORMULA([.$A115];[Main.$C$3:.$M$3]) * SMONTHS(1) / [.$B$108]" office:value-type="float" office:value="7.51802956387703">
            <text:p>7.52</text:p>
          </table:table-cell>
          <table:table-cell table:style-name="ce68" table:formula="of:=SUPERFORMULA([.$A115];[Main.$C$16:.$M$16]) * SMONTHS(1) / [.$C$108]" office:value-type="float" office:value="11.8466349908682">
            <text:p>11.85</text:p>
          </table:table-cell>
          <table:table-cell table:style-name="ce68"/>
          <table:table-cell table:style-name="ce25" table:formula="of:=SUPERFORMULA([.$A115];[Main.$C$33:.$M$33]) * SMONTHS(1) / [.$D$108]" office:value-type="float" office:value="29.1868440501016">
            <text:p>29.19</text:p>
          </table:table-cell>
          <table:table-cell table:number-columns-repeated="7"/>
          <table:table-cell table:style-name="Default"/>
          <table:table-cell table:number-columns-repeated="999"/>
        </table:table-row>
        <table:table-row table:style-name="ro1">
          <table:table-cell office:value-type="float" office:value="7">
            <text:p>7</text:p>
          </table:table-cell>
          <table:table-cell table:style-name="ce25" table:formula="of:=SUPERFORMULA([.$A116];[Main.$C$3:.$M$3]) * SHOURS(1) / [.$B$108]" office:value-type="float" office:value="0.0183813537502299">
            <text:p>0.02</text:p>
          </table:table-cell>
          <table:table-cell table:style-name="ce75" table:formula="of:=SUPERFORMULA([.$A116];[Main.$C$16:.$M$16]) * SHOURS(1) / [.$C$108]" office:value-type="float" office:value="0.0291035194257439">
            <text:p>0.03</text:p>
          </table:table-cell>
          <table:table-cell table:formula="of:=SUPERFORMULA([.$A116];[Main.$C$33:.$M$33]) * SHOURS(1) / [.$D$108]" office:value-type="float" office:value="0.0712498608891586">
            <text:p>0.07</text:p>
          </table:table-cell>
          <table:table-cell/>
          <table:table-cell table:style-name="ce25" table:formula="of:=SUPERFORMULA([.$A116];[Main.$C$3:.$M$3]) * SDAYS(1) / [.$B$108]" office:value-type="float" office:value="0.441152490005517">
            <text:p>0.44</text:p>
          </table:table-cell>
          <table:table-cell table:style-name="ce75" table:formula="of:=SUPERFORMULA([.$A116];[Main.$C$16:.$M$16]) * SDAYS(1) / [.$C$108]" office:value-type="float" office:value="0.698484466217854">
            <text:p>0.7</text:p>
          </table:table-cell>
          <table:table-cell table:formula="of:=SUPERFORMULA([.$A116];[Main.$C$33:.$M$33]) * SDAYS(1) / [.$D$108]" office:value-type="float" office:value="1.70999666133981">
            <text:p>1.71</text:p>
          </table:table-cell>
          <table:table-cell/>
          <table:table-cell table:style-name="ce25" table:formula="of:=SUPERFORMULA([.$A116];[Main.$C$3:.$M$3]) * SWEEKS(1) / [.$B$108]" office:value-type="float" office:value="3.08806743003862">
            <text:p>3.09</text:p>
          </table:table-cell>
          <table:table-cell table:style-name="ce68" table:formula="of:=SUPERFORMULA([.$A116];[Main.$C$16:.$M$16]) * SWEEKS(1) / [.$C$108]" office:value-type="float" office:value="4.88939126352498">
            <text:p>4.89</text:p>
          </table:table-cell>
          <table:table-cell table:style-name="ce25" table:formula="of:=SUPERFORMULA([.$A116];[Main.$C$33:.$M$33]) * SWEEKS(1) / [.$D$108]" office:value-type="float" office:value="11.9699766293786">
            <text:p>11.97</text:p>
          </table:table-cell>
          <table:table-cell/>
          <table:table-cell table:style-name="ce25" table:formula="of:=SUPERFORMULA([.$A116];[Main.$C$3:.$M$3]) * SMONTHS(1) / [.$B$108]" office:value-type="float" office:value="13.2345747001655">
            <text:p>13.23</text:p>
          </table:table-cell>
          <table:table-cell table:style-name="ce68" table:formula="of:=SUPERFORMULA([.$A116];[Main.$C$16:.$M$16]) * SMONTHS(1) / [.$C$108]" office:value-type="float" office:value="20.9545339865356">
            <text:p>20.95</text:p>
          </table:table-cell>
          <table:table-cell table:style-name="ce68"/>
          <table:table-cell table:style-name="ce25" table:formula="of:=SUPERFORMULA([.$A116];[Main.$C$33:.$M$33]) * SMONTHS(1) / [.$D$108]" office:value-type="float" office:value="51.2998998401942">
            <text:p>51.3</text:p>
          </table:table-cell>
          <table:table-cell table:number-columns-repeated="7"/>
          <table:table-cell table:style-name="Default"/>
          <table:table-cell table:number-columns-repeated="999"/>
        </table:table-row>
        <table:table-row table:style-name="ro1">
          <table:table-cell table:style-name="ce65" office:value-type="string">
            <text:p>T2</text:p>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office:value-type="float" office:value="1">
            <text:p>1</text:p>
          </table:table-cell>
          <table:table-cell table:style-name="Default" table:formula="of:=SUPERFORMULA([.$A113];[Main.$C$9:.$M$9]) * SHOURS(1) / [.$B$108]" office:value-type="float" office:value="0.0189658536585366">
            <text:p>0.02</text:p>
          </table:table-cell>
          <table:table-cell table:style-name="ce68" table:formula="of:=SUPERFORMULA([.$A113];[Main.$C$21:.$M$21]) * SHOURS(1) / [.$C$108]" office:value-type="float" office:value="0.0496194294486667">
            <text:p>0.05</text:p>
          </table:table-cell>
          <table:table-cell table:formula="of:=SUPERFORMULA([.$A113];[Main.$C$39:.$M$39]) * SHOURS(1) / [.$D$108]" office:value-type="float" office:value="0.0695749128919861">
            <text:p>0.07</text:p>
          </table:table-cell>
          <table:table-cell/>
          <table:table-cell table:formula="of:=SUPERFORMULA([.$A113];[Main.$C$9:.$M$9]) * SDAYS(1) / [.$B$108]" office:value-type="float" office:value="0.455180487804878">
            <text:p>0.46</text:p>
          </table:table-cell>
          <table:table-cell table:style-name="ce68" table:formula="of:=SUPERFORMULA([.$A113];[Main.$C$21:.$M$21]) * SDAYS(1) / [.$C$108]" office:value-type="float" office:value="1.190866306768">
            <text:p>1.19</text:p>
          </table:table-cell>
          <table:table-cell table:formula="of:=SUPERFORMULA([.$A113];[Main.$C$39:.$M$39]) * SDAYS(1) / [.$D$108]" office:value-type="float" office:value="1.66979790940767">
            <text:p>1.67</text:p>
          </table:table-cell>
          <table:table-cell/>
          <table:table-cell table:style-name="ce25" table:formula="of:=SUPERFORMULA([.$A118];[Main.$C$9:.$M$9]) * SWEEKS(1) / [.$B$108]" office:value-type="float" office:value="3.18626341463415">
            <text:p>3.19</text:p>
          </table:table-cell>
          <table:table-cell table:style-name="ce68" table:formula="of:=SUPERFORMULA([.$A118];[Main.$C$21:.$M$21]) * SWEEKS(1) / [.$C$108]" office:value-type="float" office:value="8.336064147376">
            <text:p>8.34</text:p>
          </table:table-cell>
          <table:table-cell table:style-name="ce25" table:formula="of:=SUPERFORMULA([.$A118];[Main.$C$39:.$M$39]) * SWEEKS(1) / [.$D$108]" office:value-type="float" office:value="11.6885853658537">
            <text:p>11.69</text:p>
          </table:table-cell>
          <table:table-cell/>
          <table:table-cell table:style-name="ce25" table:formula="of:=SUPERFORMULA([.$A118];[Main.$C$9:.$M$9]) * SMONTHS(1) / [.$B$108]" office:value-type="float" office:value="13.6554146341463">
            <text:p>13.66</text:p>
          </table:table-cell>
          <table:table-cell table:style-name="ce68" table:formula="of:=SUPERFORMULA([.$A118];[Main.$C$21:.$M$21]) * SMONTHS(1) / [.$C$108]" office:value-type="float" office:value="35.72598920304">
            <text:p>35.73</text:p>
          </table:table-cell>
          <table:table-cell table:style-name="ce68"/>
          <table:table-cell table:style-name="ce25" table:formula="of:=SUPERFORMULA([.$A118];[Main.$C$39:.$M$39]) * SMONTHS(1) / [.$D$108]" office:value-type="float" office:value="50.09393728223">
            <text:p>50.09</text:p>
          </table:table-cell>
          <table:table-cell table:number-columns-repeated="7"/>
          <table:table-cell table:style-name="Default"/>
          <table:table-cell table:number-columns-repeated="999"/>
        </table:table-row>
        <table:table-row table:style-name="ro1">
          <table:table-cell office:value-type="float" office:value="2">
            <text:p>2</text:p>
          </table:table-cell>
          <table:table-cell table:style-name="Default" table:formula="of:=SUPERFORMULA([.$A114];[Main.$C$9:.$M$9]) * SHOURS(1) / [.$B$108]" office:value-type="float" office:value="0.0248527927314102">
            <text:p>0.02</text:p>
          </table:table-cell>
          <table:table-cell table:style-name="ce68" table:formula="of:=SUPERFORMULA([.$A114];[Main.$C$21:.$M$21]) * SHOURS(1) / [.$C$108]" office:value-type="float" office:value="0.0609014881804556">
            <text:p>0.06</text:p>
          </table:table-cell>
          <table:table-cell table:formula="of:=SUPERFORMULA([.$A114];[Main.$C$39:.$M$39]) * SHOURS(1) / [.$D$108]" office:value-type="float" office:value="0.108805537184229">
            <text:p>0.11</text:p>
          </table:table-cell>
          <table:table-cell/>
          <table:table-cell table:formula="of:=SUPERFORMULA([.$A114];[Main.$C$9:.$M$9]) * SDAYS(1) / [.$B$108]" office:value-type="float" office:value="0.596467025553844">
            <text:p>0.6</text:p>
          </table:table-cell>
          <table:table-cell table:style-name="ce68" table:formula="of:=SUPERFORMULA([.$A114];[Main.$C$21:.$M$21]) * SDAYS(1) / [.$C$108]" office:value-type="float" office:value="1.46163571633093">
            <text:p>1.46</text:p>
          </table:table-cell>
          <table:table-cell table:formula="of:=SUPERFORMULA([.$A114];[Main.$C$39:.$M$39]) * SDAYS(1) / [.$D$108]" office:value-type="float" office:value="2.6113328924215">
            <text:p>2.61</text:p>
          </table:table-cell>
          <table:table-cell/>
          <table:table-cell table:style-name="ce25" table:formula="of:=SUPERFORMULA([.$A119];[Main.$C$9:.$M$9]) * SWEEKS(1) / [.$B$108]" office:value-type="float" office:value="4.17526917887691">
            <text:p>4.18</text:p>
          </table:table-cell>
          <table:table-cell table:style-name="ce68" table:formula="of:=SUPERFORMULA([.$A119];[Main.$C$21:.$M$21]) * SWEEKS(1) / [.$C$108]" office:value-type="float" office:value="10.2314500143165">
            <text:p>10.23</text:p>
          </table:table-cell>
          <table:table-cell table:style-name="ce25" table:formula="of:=SUPERFORMULA([.$A119];[Main.$C$39:.$M$39]) * SWEEKS(1) / [.$D$108]" office:value-type="float" office:value="18.2793302469505">
            <text:p>18.28</text:p>
          </table:table-cell>
          <table:table-cell/>
          <table:table-cell table:style-name="ce25" table:formula="of:=SUPERFORMULA([.$A119];[Main.$C$9:.$M$9]) * SMONTHS(1) / [.$B$108]" office:value-type="float" office:value="17.8940107666153">
            <text:p>17.89</text:p>
          </table:table-cell>
          <table:table-cell table:style-name="ce68" table:formula="of:=SUPERFORMULA([.$A119];[Main.$C$21:.$M$21]) * SMONTHS(1) / [.$C$108]" office:value-type="float" office:value="43.849071489928">
            <text:p>43.85</text:p>
          </table:table-cell>
          <table:table-cell table:style-name="ce68"/>
          <table:table-cell table:style-name="ce25" table:formula="of:=SUPERFORMULA([.$A119];[Main.$C$39:.$M$39]) * SMONTHS(1) / [.$D$108]" office:value-type="float" office:value="78.339986772645">
            <text:p>78.34</text:p>
          </table:table-cell>
          <table:table-cell table:number-columns-repeated="7"/>
          <table:table-cell table:style-name="Default"/>
          <table:table-cell table:number-columns-repeated="999"/>
        </table:table-row>
        <table:table-row table:style-name="ro1">
          <table:table-cell office:value-type="float" office:value="3">
            <text:p>3</text:p>
          </table:table-cell>
          <table:table-cell table:style-name="Default" table:formula="of:=SUPERFORMULA([.$A115];[Main.$C$9:.$M$9]) * SHOURS(1) / [.$B$108]" office:value-type="float" office:value="0.0384">
            <text:p>0.04</text:p>
          </table:table-cell>
          <table:table-cell table:style-name="ce68" table:formula="of:=SUPERFORMULA([.$A115];[Main.$C$21:.$M$21]) * SHOURS(1) / [.$C$108]" office:value-type="float" office:value="0.086157658043243">
            <text:p>0.09</text:p>
          </table:table-cell>
          <table:table-cell table:formula="of:=SUPERFORMULA([.$A115];[Main.$C$39:.$M$39]) * SHOURS(1) / [.$D$108]" office:value-type="float" office:value="0.204232660278783">
            <text:p>0.2</text:p>
          </table:table-cell>
          <table:table-cell/>
          <table:table-cell table:formula="of:=SUPERFORMULA([.$A115];[Main.$C$9:.$M$9]) * SDAYS(1) / [.$B$108]" office:value-type="float" office:value="0.9216">
            <text:p>0.92</text:p>
          </table:table-cell>
          <table:table-cell table:style-name="ce68" table:formula="of:=SUPERFORMULA([.$A115];[Main.$C$21:.$M$21]) * SDAYS(1) / [.$C$108]" office:value-type="float" office:value="2.06778379303783">
            <text:p>2.07</text:p>
          </table:table-cell>
          <table:table-cell table:formula="of:=SUPERFORMULA([.$A115];[Main.$C$39:.$M$39]) * SDAYS(1) / [.$D$108]" office:value-type="float" office:value="4.90158384669079">
            <text:p>4.9</text:p>
          </table:table-cell>
          <table:table-cell/>
          <table:table-cell table:style-name="ce25" table:formula="of:=SUPERFORMULA([.$A120];[Main.$C$9:.$M$9]) * SWEEKS(1) / [.$B$108]" office:value-type="float" office:value="5.27034568626113">
            <text:p>5.27</text:p>
          </table:table-cell>
          <table:table-cell table:style-name="ce68" table:formula="of:=SUPERFORMULA([.$A120];[Main.$C$21:.$M$21]) * SWEEKS(1) / [.$C$108]" office:value-type="float" office:value="12.2899392783431">
            <text:p>12.29</text:p>
          </table:table-cell>
          <table:table-cell table:style-name="ce25" table:formula="of:=SUPERFORMULA([.$A120];[Main.$C$39:.$M$39]) * SWEEKS(1) / [.$D$108]" office:value-type="float" office:value="25.8911659463779">
            <text:p>25.89</text:p>
          </table:table-cell>
          <table:table-cell/>
          <table:table-cell table:style-name="ce25" table:formula="of:=SUPERFORMULA([.$A120];[Main.$C$9:.$M$9]) * SMONTHS(1) / [.$B$108]" office:value-type="float" office:value="22.587195798262">
            <text:p>22.59</text:p>
          </table:table-cell>
          <table:table-cell table:style-name="ce68" table:formula="of:=SUPERFORMULA([.$A120];[Main.$C$21:.$M$21]) * SMONTHS(1) / [.$C$108]" office:value-type="float" office:value="52.6711683357563">
            <text:p>52.67</text:p>
          </table:table-cell>
          <table:table-cell table:style-name="ce68"/>
          <table:table-cell table:style-name="ce25" table:formula="of:=SUPERFORMULA([.$A120];[Main.$C$39:.$M$39]) * SMONTHS(1) / [.$D$108]" office:value-type="float" office:value="110.962139770191">
            <text:p>110.96</text:p>
          </table:table-cell>
          <table:table-cell table:number-columns-repeated="7"/>
          <table:table-cell table:style-name="Default"/>
          <table:table-cell table:number-columns-repeated="999"/>
        </table:table-row>
        <table:table-row table:style-name="ro1">
          <table:table-cell office:value-type="float" office:value="4">
            <text:p>4</text:p>
          </table:table-cell>
          <table:table-cell table:style-name="Default" table:formula="of:=SUPERFORMULA([.$A116];[Main.$C$9:.$M$9]) * SHOURS(1) / [.$B$108]" office:value-type="float" office:value="0.0619554253784805">
            <text:p>0.06</text:p>
          </table:table-cell>
          <table:table-cell table:style-name="ce68" table:formula="of:=SUPERFORMULA([.$A116];[Main.$C$21:.$M$21]) * SHOURS(1) / [.$C$108]" office:value-type="float" office:value="0.128669915056935">
            <text:p>0.13</text:p>
          </table:table-cell>
          <table:table-cell table:formula="of:=SUPERFORMULA([.$A116];[Main.$C$39:.$M$39]) * SHOURS(1) / [.$D$108]" office:value-type="float" office:value="0.37735300342045">
            <text:p>0.38</text:p>
          </table:table-cell>
          <table:table-cell/>
          <table:table-cell table:formula="of:=SUPERFORMULA([.$A116];[Main.$C$9:.$M$9]) * SDAYS(1) / [.$B$108]" office:value-type="float" office:value="1.48693020908353">
            <text:p>1.49</text:p>
          </table:table-cell>
          <table:table-cell table:style-name="ce68" table:formula="of:=SUPERFORMULA([.$A116];[Main.$C$21:.$M$21]) * SDAYS(1) / [.$C$108]" office:value-type="float" office:value="3.08807796136644">
            <text:p>3.09</text:p>
          </table:table-cell>
          <table:table-cell table:formula="of:=SUPERFORMULA([.$A116];[Main.$C$39:.$M$39]) * SDAYS(1) / [.$D$108]" office:value-type="float" office:value="9.05647208209081">
            <text:p>9.06</text:p>
          </table:table-cell>
          <table:table-cell/>
          <table:table-cell table:style-name="ce25" table:formula="of:=SUPERFORMULA([.$A121];[Main.$C$9:.$M$9]) * SWEEKS(1) / [.$B$108]" office:value-type="float" office:value="6.4512">
            <text:p>6.45</text:p>
          </table:table-cell>
          <table:table-cell table:style-name="ce68" table:formula="of:=SUPERFORMULA([.$A121];[Main.$C$21:.$M$21]) * SWEEKS(1) / [.$C$108]" office:value-type="float" office:value="14.4744865512648">
            <text:p>14.47</text:p>
          </table:table-cell>
          <table:table-cell table:style-name="ce25" table:formula="of:=SUPERFORMULA([.$A121];[Main.$C$39:.$M$39]) * SWEEKS(1) / [.$D$108]" office:value-type="float" office:value="34.3110869268355">
            <text:p>34.31</text:p>
          </table:table-cell>
          <table:table-cell/>
          <table:table-cell table:style-name="ce25" table:formula="of:=SUPERFORMULA([.$A121];[Main.$C$9:.$M$9]) * SMONTHS(1) / [.$B$108]" office:value-type="float" office:value="27.648">
            <text:p>27.65</text:p>
          </table:table-cell>
          <table:table-cell table:style-name="ce68" table:formula="of:=SUPERFORMULA([.$A121];[Main.$C$21:.$M$21]) * SMONTHS(1) / [.$C$108]" office:value-type="float" office:value="62.033513791135">
            <text:p>62.03</text:p>
          </table:table-cell>
          <table:table-cell table:style-name="ce68"/>
          <table:table-cell table:style-name="ce25" table:formula="of:=SUPERFORMULA([.$A121];[Main.$C$39:.$M$39]) * SMONTHS(1) / [.$D$108]" office:value-type="float" office:value="147.047515400724">
            <text:p>147.05</text:p>
          </table:table-cell>
          <table:table-cell table:number-columns-repeated="7"/>
          <table:table-cell table:style-name="Default"/>
          <table:table-cell table:number-columns-repeated="999"/>
        </table:table-row>
      </table:table>
      <table:table table:name="Kreives" table:style-name="ta1" table:print="false">
        <table:table-column table:style-name="co14" table:default-cell-style-name="ce12"/>
        <table:table-column table:style-name="co14" table:default-cell-style-name="Default"/>
        <table:table-column table:style-name="co14" table:default-cell-style-name="ce24"/>
        <table:table-column table:style-name="co14" table:number-columns-repeated="7" table:default-cell-style-name="Default"/>
        <table:table-column table:style-name="co14" table:number-columns-repeated="2" table:default-cell-style-name="ce48"/>
        <table:table-column table:style-name="co14" table:number-columns-repeated="2" table:default-cell-style-name="ce53"/>
        <table:table-row table:style-name="ro22">
          <table:table-cell table:style-name="ce92" office:value-type="string" table:number-columns-spanned="2" table:number-rows-spanned="1">
            <text:p>Pavadinimas:</text:p>
          </table:table-cell>
          <table:covered-table-cell table:style-name="ce93"/>
          <table:table-cell table:style-name="ce94" table:content-validation-name="val11" office:value-type="string" table:number-columns-spanned="3" table:number-rows-spanned="1">
            <text:p>Colector tier1 rate'ai</text:p>
          </table:table-cell>
          <table:covered-table-cell table:style-name="ce95"/>
          <table:covered-table-cell/>
          <table:table-cell table:number-columns-repeated="2"/>
          <table:table-cell table:style-name="ce96" table:number-columns-repeated="5"/>
          <table:table-cell table:style-name="Default" table:number-columns-repeated="2"/>
        </table:table-row>
        <table:table-row table:style-name="ro23">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ext:p>pow (c)</text:p>
          </table:table-cell>
          <table:table-cell table:style-name="ce37"/>
          <table:table-cell table:style-name="ce38"/>
          <table:table-cell table:style-name="ce22" office:value-type="string">
            <text:p>exp (d)</text:p>
          </table:table-cell>
          <table:table-cell table:style-name="ce46" table:number-columns-repeated="2"/>
          <table:table-cell table:style-name="ce47" office:value-type="string">
            <text:p>seconds</text:p>
          </table:table-cell>
          <table:table-cell table:style-name="ce22" office:value-type="string">
            <text:p>minutes</text:p>
          </table:table-cell>
          <table:table-cell table:style-name="ce22" office:value-type="string">
            <text:p>val</text:p>
          </table:table-cell>
          <table:table-cell table:style-name="ce22" office:value-type="string">
            <text:p>paros</text:p>
          </table:table-cell>
        </table:table-row>
        <table:table-row table:style-name="ro22">
          <table:table-cell office:value-type="float" office:value="1">
            <text:p>1</text:p>
          </table:table-cell>
          <table:table-cell table:formula="of:=VLOOKUP([.$C$1];[Main.$B$2:Main.$K$573]; 2; 0)/60" office:value-type="float" office:value="0">
            <text:p>#N/A</text:p>
          </table:table-cell>
          <table:table-cell table:formula="of:=VLOOKUP([.$C$1];[Main.$B$2:Main.$K$573]; 3; 0)*([.$A3]+VLOOKUP([.$C$1];[Main.$B$2:Main.$K$573]; 4; 0))/60" office:value-type="float" office:value="0">
            <text:p>#N/A</text:p>
          </table:table-cell>
          <table:table-cell/>
          <table:table-cell table:formula="of:=POWER([.$A3] + VLOOKUP($#REF!.#REF!2;$#REF!.A2:$J$20; 6; 0); VLOOKUP($#REF!.#REF!2;$#REF!.A2:$J$20; 5; 0))/60*VLOOKUP($#REF!.#REF!2;$#REF!.A2:$J$20; 7; 0)))))))))))))))))))))))))))))))))))))))))))))))))))))))))))))))))))))))))))))))))))))))))))))))))))))))))))))))))))))))))))))))))))))))))))))))))))))))))))))))))))))))))))))))))))))))))))))))))))))))))))))))))))))))))))))))))))))))))))))))))))))))))))))))))" office:value-type="float" office:value="0">
            <text:p>#NAME?</text:p>
          </table:table-cell>
          <table:table-cell table:number-columns-repeated="2"/>
          <table:table-cell table:formula="of:=POWER(VLOOKUP([.$C$22];[.$A$2:.$J$20]; 7; 0);[.$A3] + VLOOKUP([.$C$22];[.$A$2:.$J$20]; 8; 0))/60" office:value-type="float" office:value="0">
            <text:p>#N/A</text:p>
          </table:table-cell>
          <table:table-cell table:number-columns-repeated="2"/>
          <table:table-cell table:formula="of:=([.B3]+[.C3]+[.E3]+[.H3])*60*VLOOKUP([.$C$22];[.$A$2:.$L$20]; 12; 0)" office:value-type="float" office:value="0">
            <text:p>#N/A</text:p>
          </table:table-cell>
          <table:table-cell table:formula="of:=IF(VLOOKUP([.$C$22];[.$A$2:.$K$20]; 11; 0)=1; [.$K3]*60; [.$K3]/60)" office:value-type="float" office:value="0">
            <text:p>#N/A</text:p>
          </table:table-cell>
          <table:table-cell table:formula="of:=IF(VLOOKUP([.$C$22];[.$A$2:.$K$20]; 11; 0)=1; [.$K3]*60*60; [.$K3]/60/60)" office:value-type="float" office:value="0">
            <text:p>#N/A</text:p>
          </table:table-cell>
          <table:table-cell table:formula="of:=IF(VLOOKUP([.$C$22];[.$A$2:.$K$20]; 11; 0)=1; [.$K3]*60*60*24; [.$K3]/60/60/24)" office:value-type="float" office:value="0">
            <text:p>#N/A</text:p>
          </table:table-cell>
        </table:table-row>
        <table:table-row table:style-name="ro22">
          <table:table-cell office:value-type="float" office:value="2">
            <text:p>2</text:p>
          </table:table-cell>
          <table:table-cell table:formula="of:=VLOOKUP([.$C$1];[Main.$B$2:Main.$K$573]; 2; 0)/60" office:value-type="float" office:value="0">
            <text:p>#N/A</text:p>
          </table:table-cell>
          <table:table-cell table:formula="of:=VLOOKUP([.$C$1];[Main.$B$2:Main.$K$573]; 3; 0)*([.$A4]+VLOOKUP([.$C$1];[Main.$B$2:Main.$K$573]; 4; 0))/60" office:value-type="float" office:value="0">
            <text:p>#N/A</text:p>
          </table:table-cell>
          <table:table-cell/>
          <table:table-cell table:formula="of:=POWER([.$A4] + VLOOKUP([.$C$22];[.$A$2:.$J$20]; 6; 0); VLOOKUP([.$C$22];[.$A$2:.$J$20]; 5; 0))/60*VLOOKUP([.$C$22];[.$A$2:.$J$20]; 7; 0)" office:value-type="float" office:value="0">
            <text:p>#N/A</text:p>
          </table:table-cell>
          <table:table-cell table:number-columns-repeated="2"/>
          <table:table-cell table:formula="of:=POWER(VLOOKUP([.$C$22];[.$A$2:.$J$20]; 7; 0);[.$A4] + VLOOKUP([.$C$22];[.$A$2:.$J$20]; 8; 0))/60" office:value-type="float" office:value="0">
            <text:p>#N/A</text:p>
          </table:table-cell>
          <table:table-cell table:number-columns-repeated="2"/>
          <table:table-cell table:formula="of:=([.B4]+[.C4]+[.E4]+[.H4])*60*VLOOKUP([.$C$22];[.$A$2:.$L$20]; 12; 0)" office:value-type="float" office:value="0">
            <text:p>#N/A</text:p>
          </table:table-cell>
          <table:table-cell table:formula="of:=IF(VLOOKUP([.$C$22];[.$A$2:.$K$20]; 11; 0)=1; [.$K4]*60; [.$K4]/60)" office:value-type="float" office:value="0">
            <text:p>#N/A</text:p>
          </table:table-cell>
          <table:table-cell table:formula="of:=IF(VLOOKUP([.$C$22];[.$A$2:.$K$20]; 11; 0)=1; [.$K4]*60*60; [.$K4]/60/60)" office:value-type="float" office:value="0">
            <text:p>#N/A</text:p>
          </table:table-cell>
          <table:table-cell table:formula="of:=IF(VLOOKUP([.$C$22];[.$A$2:.$K$20]; 11; 0)=1; [.$K4]*60*60*24; [.$K4]/60/60/24)" office:value-type="float" office:value="0">
            <text:p>#N/A</text:p>
          </table:table-cell>
        </table:table-row>
        <table:table-row table:style-name="ro22">
          <table:table-cell office:value-type="float" office:value="3">
            <text:p>3</text:p>
          </table:table-cell>
          <table:table-cell table:formula="of:=VLOOKUP([.$C$1];[Main.$B$2:Main.$K$573]; 2; 0)/60" office:value-type="float" office:value="0">
            <text:p>#N/A</text:p>
          </table:table-cell>
          <table:table-cell table:formula="of:=VLOOKUP([.$C$1];[Main.$B$2:Main.$K$573]; 3; 0)*([.$A5]+VLOOKUP([.$C$1];[Main.$B$2:Main.$K$573]; 4; 0))/60" office:value-type="float" office:value="0">
            <text:p>#N/A</text:p>
          </table:table-cell>
          <table:table-cell/>
          <table:table-cell table:formula="of:=POWER([.$A5] + VLOOKUP([.$C$22];[.$A$2:.$J$20]; 6; 0); VLOOKUP([.$C$22];[.$A$2:.$J$20]; 5; 0))/60*VLOOKUP([.$C$22];[.$A$2:.$J$20]; 7; 0)" office:value-type="float" office:value="0">
            <text:p>#N/A</text:p>
          </table:table-cell>
          <table:table-cell table:number-columns-repeated="2"/>
          <table:table-cell table:formula="of:=POWER(VLOOKUP([.$C$22];[.$A$2:.$J$20]; 7; 0);[.$A5] + VLOOKUP([.$C$22];[.$A$2:.$J$20]; 8; 0))/60" office:value-type="float" office:value="0">
            <text:p>#N/A</text:p>
          </table:table-cell>
          <table:table-cell table:number-columns-repeated="2"/>
          <table:table-cell table:formula="of:=([.B5]+[.C5]+[.E5]+[.H5])*60*VLOOKUP([.$C$22];[.$A$2:.$L$20]; 12; 0)" office:value-type="float" office:value="0">
            <text:p>#N/A</text:p>
          </table:table-cell>
          <table:table-cell table:formula="of:=IF(VLOOKUP([.$C$22];[.$A$2:.$K$20]; 11; 0)=1; [.$K5]*60; [.$K5]/60)" office:value-type="float" office:value="0">
            <text:p>#N/A</text:p>
          </table:table-cell>
          <table:table-cell table:formula="of:=IF(VLOOKUP([.$C$22];[.$A$2:.$K$20]; 11; 0)=1; [.$K5]*60*60; [.$K5]/60/60)" office:value-type="float" office:value="0">
            <text:p>#N/A</text:p>
          </table:table-cell>
          <table:table-cell table:formula="of:=IF(VLOOKUP([.$C$22];[.$A$2:.$K$20]; 11; 0)=1; [.$K5]*60*60*24; [.$K5]/60/60/24)" office:value-type="float" office:value="0">
            <text:p>#N/A</text:p>
          </table:table-cell>
        </table:table-row>
        <table:table-row table:style-name="ro22">
          <table:table-cell office:value-type="float" office:value="4">
            <text:p>4</text:p>
          </table:table-cell>
          <table:table-cell table:formula="of:=VLOOKUP([.$C$1];[Main.$B$2:Main.$K$573]; 2; 0)/60" office:value-type="float" office:value="0">
            <text:p>#N/A</text:p>
          </table:table-cell>
          <table:table-cell table:formula="of:=VLOOKUP([.$C$1];[Main.$B$2:Main.$K$573]; 3; 0)*([.$A6]+VLOOKUP([.$C$1];[Main.$B$2:Main.$K$573]; 4; 0))/60" office:value-type="float" office:value="0">
            <text:p>#N/A</text:p>
          </table:table-cell>
          <table:table-cell/>
          <table:table-cell table:formula="of:=POWER([.$A6] + VLOOKUP([.$C$22];[.$A$2:.$J$20]; 6; 0); VLOOKUP([.$C$22];[.$A$2:.$J$20]; 5; 0))/60*VLOOKUP([.$C$22];[.$A$2:.$J$20]; 7; 0)" office:value-type="float" office:value="0">
            <text:p>#N/A</text:p>
          </table:table-cell>
          <table:table-cell table:number-columns-repeated="2"/>
          <table:table-cell table:formula="of:=POWER(VLOOKUP([.$C$22];[.$A$2:.$J$20]; 7; 0);[.$A6] + VLOOKUP([.$C$22];[.$A$2:.$J$20]; 8; 0))/60" office:value-type="float" office:value="0">
            <text:p>#N/A</text:p>
          </table:table-cell>
          <table:table-cell table:number-columns-repeated="2"/>
          <table:table-cell table:formula="of:=([.B6]+[.C6]+[.E6]+[.H6])*60*VLOOKUP([.$C$22];[.$A$2:.$L$20]; 12; 0)" office:value-type="float" office:value="0">
            <text:p>#N/A</text:p>
          </table:table-cell>
          <table:table-cell table:formula="of:=IF(VLOOKUP([.$C$22];[.$A$2:.$K$20]; 11; 0)=1; [.$K6]*60; [.$K6]/60)" office:value-type="float" office:value="0">
            <text:p>#N/A</text:p>
          </table:table-cell>
          <table:table-cell table:formula="of:=IF(VLOOKUP([.$C$22];[.$A$2:.$K$20]; 11; 0)=1; [.$K6]*60*60; [.$K6]/60/60)" office:value-type="float" office:value="0">
            <text:p>#N/A</text:p>
          </table:table-cell>
          <table:table-cell table:formula="of:=IF(VLOOKUP([.$C$22];[.$A$2:.$K$20]; 11; 0)=1; [.$K6]*60*60*24; [.$K6]/60/60/24)" office:value-type="float" office:value="0">
            <text:p>#N/A</text:p>
          </table:table-cell>
        </table:table-row>
        <table:table-row table:style-name="ro22">
          <table:table-cell office:value-type="float" office:value="5">
            <text:p>5</text:p>
          </table:table-cell>
          <table:table-cell table:formula="of:=VLOOKUP([.$C$1];[Main.$B$2:Main.$K$573]; 2; 0)/60" office:value-type="float" office:value="0">
            <text:p>#N/A</text:p>
          </table:table-cell>
          <table:table-cell table:formula="of:=VLOOKUP([.$C$1];[Main.$B$2:Main.$K$573]; 3; 0)*([.$A7]+VLOOKUP([.$C$1];[Main.$B$2:Main.$K$573]; 4; 0))/60" office:value-type="float" office:value="0">
            <text:p>#N/A</text:p>
          </table:table-cell>
          <table:table-cell/>
          <table:table-cell table:formula="of:=POWER([.$A7] + VLOOKUP([.$C$22];[.$A$2:.$J$20]; 6; 0); VLOOKUP([.$C$22];[.$A$2:.$J$20]; 5; 0))/60*VLOOKUP([.$C$22];[.$A$2:.$J$20]; 7; 0)" office:value-type="float" office:value="0">
            <text:p>#N/A</text:p>
          </table:table-cell>
          <table:table-cell table:number-columns-repeated="2"/>
          <table:table-cell table:formula="of:=POWER(VLOOKUP([.$C$22];[.$A$2:.$J$20]; 7; 0);[.$A7] + VLOOKUP([.$C$22];[.$A$2:.$J$20]; 8; 0))/60" office:value-type="float" office:value="0">
            <text:p>#N/A</text:p>
          </table:table-cell>
          <table:table-cell table:number-columns-repeated="2"/>
          <table:table-cell table:formula="of:=([.B7]+[.C7]+[.E7]+[.H7])*60*VLOOKUP([.$C$22];[.$A$2:.$L$20]; 12; 0)" office:value-type="float" office:value="0">
            <text:p>#N/A</text:p>
          </table:table-cell>
          <table:table-cell table:formula="of:=IF(VLOOKUP([.$C$22];[.$A$2:.$K$20]; 11; 0)=1; [.$K7]*60; [.$K7]/60)" office:value-type="float" office:value="0">
            <text:p>#N/A</text:p>
          </table:table-cell>
          <table:table-cell table:formula="of:=IF(VLOOKUP([.$C$22];[.$A$2:.$K$20]; 11; 0)=1; [.$K7]*60*60; [.$K7]/60/60)" office:value-type="float" office:value="0">
            <text:p>#N/A</text:p>
          </table:table-cell>
          <table:table-cell table:formula="of:=IF(VLOOKUP([.$C$22];[.$A$2:.$K$20]; 11; 0)=1; [.$K7]*60*60*24; [.$K7]/60/60/24)" office:value-type="float" office:value="0">
            <text:p>#N/A</text:p>
          </table:table-cell>
        </table:table-row>
        <table:table-row table:style-name="ro22">
          <table:table-cell office:value-type="float" office:value="6">
            <text:p>6</text:p>
          </table:table-cell>
          <table:table-cell table:formula="of:=VLOOKUP([.$C$1];[Main.$B$2:Main.$K$573]; 2; 0)/60" office:value-type="float" office:value="0">
            <text:p>#N/A</text:p>
          </table:table-cell>
          <table:table-cell table:formula="of:=VLOOKUP([.$C$1];[Main.$B$2:Main.$K$573]; 3; 0)*([.$A8]+VLOOKUP([.$C$1];[Main.$B$2:Main.$K$573]; 4; 0))/60" office:value-type="float" office:value="0">
            <text:p>#N/A</text:p>
          </table:table-cell>
          <table:table-cell/>
          <table:table-cell table:formula="of:=POWER([.$A8] + VLOOKUP([.$C$22];[.$A$2:.$J$20]; 6; 0); VLOOKUP([.$C$22];[.$A$2:.$J$20]; 5; 0))/60*VLOOKUP([.$C$22];[.$A$2:.$J$20]; 7; 0)" office:value-type="float" office:value="0">
            <text:p>#N/A</text:p>
          </table:table-cell>
          <table:table-cell table:number-columns-repeated="2"/>
          <table:table-cell table:formula="of:=POWER(VLOOKUP([.$C$22];[.$A$2:.$J$20]; 7; 0);[.$A8] + VLOOKUP([.$C$22];[.$A$2:.$J$20]; 8; 0))/60" office:value-type="float" office:value="0">
            <text:p>#N/A</text:p>
          </table:table-cell>
          <table:table-cell table:number-columns-repeated="2"/>
          <table:table-cell table:formula="of:=([.B8]+[.C8]+[.E8]+[.H8])*60*VLOOKUP([.$C$22];[.$A$2:.$L$20]; 12; 0)" office:value-type="float" office:value="0">
            <text:p>#N/A</text:p>
          </table:table-cell>
          <table:table-cell table:formula="of:=IF(VLOOKUP([.$C$22];[.$A$2:.$K$20]; 11; 0)=1; [.$K8]*60; [.$K8]/60)" office:value-type="float" office:value="0">
            <text:p>#N/A</text:p>
          </table:table-cell>
          <table:table-cell table:formula="of:=IF(VLOOKUP([.$C$22];[.$A$2:.$K$20]; 11; 0)=1; [.$K8]*60*60; [.$K8]/60/60)" office:value-type="float" office:value="0">
            <text:p>#N/A</text:p>
          </table:table-cell>
          <table:table-cell table:formula="of:=IF(VLOOKUP([.$C$22];[.$A$2:.$K$20]; 11; 0)=1; [.$K8]*60*60*24; [.$K8]/60/60/24)" office:value-type="float" office:value="0">
            <text:p>#N/A</text:p>
          </table:table-cell>
        </table:table-row>
        <table:table-row table:style-name="ro22">
          <table:table-cell office:value-type="float" office:value="7">
            <text:p>7</text:p>
          </table:table-cell>
          <table:table-cell table:formula="of:=VLOOKUP([.$C$1];[Main.$B$2:Main.$K$573]; 2; 0)/60" office:value-type="float" office:value="0">
            <text:p>#N/A</text:p>
          </table:table-cell>
          <table:table-cell table:formula="of:=VLOOKUP([.$C$1];[Main.$B$2:Main.$K$573]; 3; 0)*([.$A9]+VLOOKUP([.$C$1];[Main.$B$2:Main.$K$573]; 4; 0))/60" office:value-type="float" office:value="0">
            <text:p>#N/A</text:p>
          </table:table-cell>
          <table:table-cell/>
          <table:table-cell table:formula="of:=POWER([.$A9] + VLOOKUP([.$C$22];[.$A$2:.$J$20]; 6; 0); VLOOKUP([.$C$22];[.$A$2:.$J$20]; 5; 0))/60*VLOOKUP([.$C$22];[.$A$2:.$J$20]; 7; 0)" office:value-type="float" office:value="0">
            <text:p>#N/A</text:p>
          </table:table-cell>
          <table:table-cell table:number-columns-repeated="2"/>
          <table:table-cell table:formula="of:=POWER(VLOOKUP([.$C$22];[.$A$2:.$J$20]; 7; 0);[.$A9] + VLOOKUP([.$C$22];[.$A$2:.$J$20]; 8; 0))/60" office:value-type="float" office:value="0">
            <text:p>#N/A</text:p>
          </table:table-cell>
          <table:table-cell table:number-columns-repeated="2"/>
          <table:table-cell table:formula="of:=([.B9]+[.C9]+[.E9]+[.H9])*60*VLOOKUP([.$C$22];[.$A$2:.$L$20]; 12; 0)" office:value-type="float" office:value="0">
            <text:p>#N/A</text:p>
          </table:table-cell>
          <table:table-cell table:formula="of:=IF(VLOOKUP([.$C$22];[.$A$2:.$K$20]; 11; 0)=1; [.$K9]*60; [.$K9]/60)" office:value-type="float" office:value="0">
            <text:p>#N/A</text:p>
          </table:table-cell>
          <table:table-cell table:formula="of:=IF(VLOOKUP([.$C$22];[.$A$2:.$K$20]; 11; 0)=1; [.$K9]*60*60; [.$K9]/60/60)" office:value-type="float" office:value="0">
            <text:p>#N/A</text:p>
          </table:table-cell>
          <table:table-cell table:formula="of:=IF(VLOOKUP([.$C$22];[.$A$2:.$K$20]; 11; 0)=1; [.$K9]*60*60*24; [.$K9]/60/60/24)" office:value-type="float" office:value="0">
            <text:p>#N/A</text:p>
          </table:table-cell>
        </table:table-row>
        <table:table-row table:style-name="ro22">
          <table:table-cell office:value-type="float" office:value="8">
            <text:p>8</text:p>
          </table:table-cell>
          <table:table-cell table:formula="of:=VLOOKUP([.$C$1];[Main.$B$2:Main.$K$573]; 2; 0)/60" office:value-type="float" office:value="0">
            <text:p>#N/A</text:p>
          </table:table-cell>
          <table:table-cell table:formula="of:=VLOOKUP([.$C$1];[Main.$B$2:Main.$K$573]; 3; 0)*([.$A10]+VLOOKUP([.$C$1];[Main.$B$2:Main.$K$573]; 4; 0))/60" office:value-type="float" office:value="0">
            <text:p>#N/A</text:p>
          </table:table-cell>
          <table:table-cell/>
          <table:table-cell table:formula="of:=POWER([.$A10] + VLOOKUP([.$C$22];[.$A$2:.$J$20]; 6; 0); VLOOKUP([.$C$22];[.$A$2:.$J$20]; 5; 0))/60*VLOOKUP([.$C$22];[.$A$2:.$J$20]; 7; 0)" office:value-type="float" office:value="0">
            <text:p>#N/A</text:p>
          </table:table-cell>
          <table:table-cell table:number-columns-repeated="2"/>
          <table:table-cell table:formula="of:=POWER(VLOOKUP([.$C$22];[.$A$2:.$J$20]; 7; 0);[.$A10] + VLOOKUP([.$C$22];[.$A$2:.$J$20]; 8; 0))/60" office:value-type="float" office:value="0">
            <text:p>#N/A</text:p>
          </table:table-cell>
          <table:table-cell table:number-columns-repeated="2"/>
          <table:table-cell table:formula="of:=([.B10]+[.C10]+[.E10]+[.H10])*60*VLOOKUP([.$C$22];[.$A$2:.$L$20]; 12; 0)" office:value-type="float" office:value="0">
            <text:p>#N/A</text:p>
          </table:table-cell>
          <table:table-cell table:formula="of:=IF(VLOOKUP([.$C$22];[.$A$2:.$K$20]; 11; 0)=1; [.$K10]*60; [.$K10]/60)" office:value-type="float" office:value="0">
            <text:p>#N/A</text:p>
          </table:table-cell>
          <table:table-cell table:formula="of:=IF(VLOOKUP([.$C$22];[.$A$2:.$K$20]; 11; 0)=1; [.$K10]*60*60; [.$K10]/60/60)" office:value-type="float" office:value="0">
            <text:p>#N/A</text:p>
          </table:table-cell>
          <table:table-cell table:formula="of:=IF(VLOOKUP([.$C$22];[.$A$2:.$K$20]; 11; 0)=1; [.$K10]*60*60*24; [.$K10]/60/60/24)" office:value-type="float" office:value="0">
            <text:p>#N/A</text:p>
          </table:table-cell>
        </table:table-row>
        <table:table-row table:style-name="ro22">
          <table:table-cell office:value-type="float" office:value="9">
            <text:p>9</text:p>
          </table:table-cell>
          <table:table-cell table:formula="of:=VLOOKUP([.$C$1];[Main.$B$2:Main.$K$573]; 2; 0)/60" office:value-type="float" office:value="0">
            <text:p>#N/A</text:p>
          </table:table-cell>
          <table:table-cell table:formula="of:=VLOOKUP([.$C$1];[Main.$B$2:Main.$K$573]; 3; 0)*([.$A11]+VLOOKUP([.$C$1];[Main.$B$2:Main.$K$573]; 4; 0))/60" office:value-type="float" office:value="0">
            <text:p>#N/A</text:p>
          </table:table-cell>
          <table:table-cell/>
          <table:table-cell table:formula="of:=POWER([.$A11] + VLOOKUP([.$C$22];[.$A$2:.$J$20]; 6; 0); VLOOKUP([.$C$22];[.$A$2:.$J$20]; 5; 0))/60*VLOOKUP([.$C$22];[.$A$2:.$J$20]; 7; 0)" office:value-type="float" office:value="0">
            <text:p>#N/A</text:p>
          </table:table-cell>
          <table:table-cell table:number-columns-repeated="2"/>
          <table:table-cell table:formula="of:=POWER(VLOOKUP([.$C$22];[.$A$2:.$J$20]; 7; 0);[.$A11] + VLOOKUP([.$C$22];[.$A$2:.$J$20]; 8; 0))/60" office:value-type="float" office:value="0">
            <text:p>#N/A</text:p>
          </table:table-cell>
          <table:table-cell table:number-columns-repeated="2"/>
          <table:table-cell table:formula="of:=([.B11]+[.C11]+[.E11]+[.H11])*60*VLOOKUP([.$C$22];[.$A$2:.$L$20]; 12; 0)" office:value-type="float" office:value="0">
            <text:p>#N/A</text:p>
          </table:table-cell>
          <table:table-cell table:formula="of:=IF(VLOOKUP([.$C$22];[.$A$2:.$K$20]; 11; 0)=1; [.$K11]*60; [.$K11]/60)" office:value-type="float" office:value="0">
            <text:p>#N/A</text:p>
          </table:table-cell>
          <table:table-cell table:formula="of:=IF(VLOOKUP([.$C$22];[.$A$2:.$K$20]; 11; 0)=1; [.$K11]*60*60; [.$K11]/60/60)" office:value-type="float" office:value="0">
            <text:p>#N/A</text:p>
          </table:table-cell>
          <table:table-cell table:formula="of:=IF(VLOOKUP([.$C$22];[.$A$2:.$K$20]; 11; 0)=1; [.$K11]*60*60*24; [.$K11]/60/60/24)" office:value-type="float" office:value="0">
            <text:p>#N/A</text:p>
          </table:table-cell>
        </table:table-row>
        <table:table-row table:style-name="ro22">
          <table:table-cell office:value-type="float" office:value="10">
            <text:p>10</text:p>
          </table:table-cell>
          <table:table-cell table:formula="of:=VLOOKUP([.$C$1];[Main.$B$2:Main.$K$573]; 2; 0)/60" office:value-type="float" office:value="0">
            <text:p>#N/A</text:p>
          </table:table-cell>
          <table:table-cell table:formula="of:=VLOOKUP([.$C$1];[Main.$B$2:Main.$K$573]; 3; 0)*([.$A12]+VLOOKUP([.$C$1];[Main.$B$2:Main.$K$573]; 4; 0))/60" office:value-type="float" office:value="0">
            <text:p>#N/A</text:p>
          </table:table-cell>
          <table:table-cell/>
          <table:table-cell table:formula="of:=POWER([.$A12] + VLOOKUP([.$C$22];[.$A$2:.$J$20]; 6; 0); VLOOKUP([.$C$22];[.$A$2:.$J$20]; 5; 0))/60*VLOOKUP([.$C$22];[.$A$2:.$J$20]; 7; 0)" office:value-type="float" office:value="0">
            <text:p>#N/A</text:p>
          </table:table-cell>
          <table:table-cell table:number-columns-repeated="2"/>
          <table:table-cell table:formula="of:=POWER(VLOOKUP([.$C$22];[.$A$2:.$J$20]; 7; 0);[.$A12] + VLOOKUP([.$C$22];[.$A$2:.$J$20]; 8; 0))/60" office:value-type="float" office:value="0">
            <text:p>#N/A</text:p>
          </table:table-cell>
          <table:table-cell table:number-columns-repeated="2"/>
          <table:table-cell table:formula="of:=([.B12]+[.C12]+[.E12]+[.H12])*60*VLOOKUP([.$C$22];[.$A$2:.$L$20]; 12; 0)" office:value-type="float" office:value="0">
            <text:p>#N/A</text:p>
          </table:table-cell>
          <table:table-cell table:formula="of:=IF(VLOOKUP([.$C$22];[.$A$2:.$K$20]; 11; 0)=1; [.$K12]*60; [.$K12]/60)" office:value-type="float" office:value="0">
            <text:p>#N/A</text:p>
          </table:table-cell>
          <table:table-cell table:formula="of:=IF(VLOOKUP([.$C$22];[.$A$2:.$K$20]; 11; 0)=1; [.$K12]*60*60; [.$K12]/60/60)" office:value-type="float" office:value="0">
            <text:p>#N/A</text:p>
          </table:table-cell>
          <table:table-cell table:formula="of:=IF(VLOOKUP([.$C$22];[.$A$2:.$K$20]; 11; 0)=1; [.$K12]*60*60*24; [.$K12]/60/60/24)" office:value-type="float" office:value="0">
            <text:p>#N/A</text:p>
          </table:table-cell>
        </table:table-row>
      </table:table>
      <table:table table:name="Export" table:style-name="ta1" table:print="fals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exportButton" form:control-implementation="ooo:com.sun.star.form.component.CommandButton" xml:id="control3" form:id="control3" form:label="Expor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Export.exportAll?language=Basic&amp;location=document" xlink:type="simple"/>
              </office:event-listeners>
            </form:button>
          </form:form>
        </office:forms>
        <table:table-column table:style-name="co14" table:default-cell-style-name="Default"/>
        <table:table-row table:style-name="ro1">
          <table:table-cell/>
        </table:table-row>
        <table:table-row table:style-name="ro1">
          <table:table-cell>
            <draw:control table:end-cell-address="Export.D4" table:end-x="0.0173in" table:end-y="0.0075in" draw:z-index="0" draw:text-style-name="P3" svg:width="1.8035in" svg:height="0.3508in" svg:x="0.8807in" svg:y="0in" draw:control="control3"/>
          </table:table-cell>
        </table:table-row>
      </table:table>
      <table:named-expressions>
        <table:named-range table:name="TitleFilter" table:base-cell-address="$Main.$B$269" table:cell-range-address="$Main.$B$575:.$E$577"/>
      </table:named-expressions>
      <table:database-ranges>
        <table:database-range table:target-range-address="Main.A2:Main.P572" table:contains-header="false">
          <table:filter>
            <table:filter-or>
              <table:filter-condition table:field-number="0" table:value="T Vulcan" table:operator="="/>
              <table:filter-condition table:field-number="0" table:value="T Turret Damage" table:operator="="/>
            </table:filter-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lt" fo:country="LT" style:font-name-asian="Lucida Sans Unicode" style:language-asian="zh" style:country-asian="CN" style:font-name-complex="Tahoma" style:language-complex="hi" style:country-complex="IN"/>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lt" fo:country="LT"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lt" number:country="LT">Lt</number:currency-symbol>
    </number:currency-style>
    <number:currency-style style:name="N117">
      <style:text-properties fo:color="#ff0000"/>
      <number:text>-</number:text>
      <number:number number:decimal-places="2" number:min-integer-digits="1" number:grouping="true"/>
      <number:text> </number:text>
      <number:currency-symbol number:language="lt" number:country="LT">Lt</number:currency-symbol>
      <style:map style:condition="value()&gt;=0" style:apply-style-name="N117P0"/>
    </number:currency-style>
    <number:number-style style:name="N119P0" style:volatile="true">
      <number:number number:decimal-places="0" number:min-integer-digits="1" number:grouping="true"/>
      <number:text> Lt</number:text>
    </number:number-style>
    <number:number-style style:name="N119">
      <number:text>-</number:text>
      <number:number number:decimal-places="0" number:min-integer-digits="1" number:grouping="true"/>
      <number:text> Lt</number:text>
      <style:map style:condition="value()&gt;=0" style:apply-style-name="N119P0"/>
    </number:number-style>
    <number:number-style style:name="N120P0" style:volatile="true">
      <number:number number:decimal-places="0" number:min-integer-digits="1" number:grouping="true"/>
      <number:text> Lt</number:text>
    </number:number-style>
    <number:number-style style:name="N120">
      <style:text-properties fo:color="#ff0000"/>
      <number:text>-</number:text>
      <number:number number:decimal-places="0" number:min-integer-digits="1" number:grouping="true"/>
      <number:text> Lt</number:text>
      <style:map style:condition="value()&gt;=0" style:apply-style-name="N120P0"/>
    </number:number-style>
    <number:number-style style:name="N122P0" style:volatile="true">
      <number:number number:decimal-places="2" number:min-integer-digits="1" number:grouping="true"/>
      <number:text> Lt</number:text>
    </number:number-style>
    <number:number-style style:name="N122">
      <number:text>-</number:text>
      <number:number number:decimal-places="2" number:min-integer-digits="1" number:grouping="true"/>
      <number:text> Lt</number:text>
      <style:map style:condition="value()&gt;=0" style:apply-style-name="N122P0"/>
    </number:number-style>
    <number:number-style style:name="N123P0" style:volatile="true">
      <number:number number:decimal-places="2" number:min-integer-digits="1" number:grouping="true"/>
      <number:text> Lt</number:text>
    </number:number-style>
    <number:number-style style:name="N123">
      <style:text-properties fo:color="#ff0000"/>
      <number:text>-</number:text>
      <number:number number:decimal-places="2" number:min-integer-digits="1" number:grouping="true"/>
      <number:text> Lt</number:text>
      <style:map style:condition="value()&gt;=0" style:apply-style-name="N123P0"/>
    </number:number-style>
    <number:number-style style:name="N124P0" style:volatile="true">
      <number:number number:decimal-places="0" number:min-integer-digits="1" number:grouping="true"/>
    </number:number-style>
    <number:number-style style:name="N124">
      <number:text>-</number:text>
      <number:number number:decimal-places="0" number:min-integer-digits="1" number:grouping="true"/>
      <style:map style:condition="value()&gt;=0" style:apply-style-name="N124P0"/>
    </number:number-style>
    <number:number-style style:name="N125P0" style:volatile="true">
      <number:number number:decimal-places="0" number:min-integer-digits="1" number:grouping="true"/>
    </number:number-style>
    <number:number-style style:name="N125">
      <style:text-properties fo:color="#ff0000"/>
      <number:text>-</number:text>
      <number:number number:decimal-places="0" number:min-integer-digits="1" number:grouping="true"/>
      <style:map style:condition="value()&gt;=0" style:apply-style-name="N125P0"/>
    </number:number-style>
    <number:number-style style:name="N126P0" style:volatile="true">
      <number:number number:decimal-places="2" number:min-integer-digits="1" number:grouping="true"/>
    </number:number-style>
    <number:number-style style:name="N126">
      <number:text>-</number:text>
      <number:number number:decimal-places="2" number:min-integer-digits="1" number:grouping="true"/>
      <style:map style:condition="value()&gt;=0" style:apply-style-name="N126P0"/>
    </number:number-style>
    <number:number-style style:name="N127P0" style:volatile="true">
      <number:number number:decimal-places="2" number:min-integer-digits="1" number:grouping="true"/>
    </number:number-style>
    <number:number-style style:name="N127">
      <style:text-properties fo:color="#ff0000"/>
      <number:text>-</number:text>
      <number:number number:decimal-places="2" number:min-integer-digits="1" number:grouping="true"/>
      <style:map style:condition="value()&gt;=0" style:apply-style-name="N127P0"/>
    </number:number-style>
    <number:number-style style:name="N131P0" style:volatile="true">
      <number:number number:decimal-places="0" number:min-integer-digits="1" number:grouping="true"/>
      <number:text>     </number:text>
    </number:number-style>
    <number:number-style style:name="N131P1" style:volatile="true">
      <number:text>-</number:text>
      <number:number number:decimal-places="0" number:min-integer-digits="1" number:grouping="true"/>
      <number:text>     </number:text>
    </number:number-style>
    <number:number-style style:name="N131P2" style:volatile="true">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number number:decimal-places="0" number:min-integer-digits="1" number:grouping="true"/>
      <number:text> Lt </number:text>
    </number:number-style>
    <number:number-style style:name="N135P1" style:volatile="true">
      <number:text>-</number:text>
      <number:number number:decimal-places="0" number:min-integer-digits="1" number:grouping="true"/>
      <number:text> Lt </number:text>
    </number:number-style>
    <number:number-style style:name="N135P2" style:volatile="true">
      <number:text> - L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number number:decimal-places="2" number:min-integer-digits="1" number:grouping="true"/>
      <number:text>     </number:text>
    </number:number-style>
    <number:number-style style:name="N139P1" style:volatile="true">
      <number:text>-</number:text>
      <number:number number:decimal-places="2" number:min-integer-digits="1" number:grouping="true"/>
      <number:text>     </number:text>
    </number:number-style>
    <number:number-style style:name="N139P2" style:volatile="true">
      <number:text> -</number:text>
      <number:number number:decimal-places="0" number:min-integer-digits="0"/>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Lt </number:text>
    </number:number-style>
    <number:number-style style:name="N143P1" style:volatile="true">
      <number:text>-</number:text>
      <number:number number:decimal-places="2" number:min-integer-digits="1" number:grouping="true"/>
      <number:text> Lt </number:text>
    </number:number-style>
    <number:number-style style:name="N143P2" style:volatile="true">
      <number:text> -</number:text>
      <number:number number:decimal-places="0" number:min-integer-digits="0"/>
      <number:text> L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time-style style:name="N144">
      <number:minutes number:style="long"/>
      <number:text>:</number:text>
      <number:seconds number:style="long"/>
    </number:time-style>
    <number:time-style style:name="N145" number:truncate-on-overflow="false">
      <number:hours/>
      <number:text>:</number:text>
      <number:minutes number:style="long"/>
      <number:text>:</number:text>
      <number:seconds number:style="long"/>
    </number:time-style>
    <number:time-style style:name="N146">
      <number:minutes number:style="long"/>
      <number:text>:</number:text>
      <number:seconds number:style="long" number:decimal-places="1"/>
    </number:time-style>
    <number:number-style style:name="N147">
      <number:scientific-number number:decimal-places="1" number:min-integer-digits="3" number:min-exponent-digits="1"/>
    </number:number-style>
    <number:number-style style:name="N149P0" style:volatile="true">
      <number:text>$</number:text>
      <number:number number:decimal-places="0" number:min-integer-digits="1" number:grouping="true"/>
      <number:text> </number:text>
    </number:number-style>
    <number:number-style style:name="N149">
      <number:text>($</number:text>
      <number:number number:decimal-places="0" number:min-integer-digits="1" number:grouping="true"/>
      <number:text>)</number:text>
      <style:map style:condition="value()&gt;=0" style:apply-style-name="N149P0"/>
    </number:number-style>
    <number:number-style style:name="N150P0" style:volatile="true">
      <number:text>$</number:text>
      <number:number number:decimal-places="0" number:min-integer-digits="1" number:grouping="true"/>
      <number:text> </number:text>
    </number:number-style>
    <number:number-style style:name="N150">
      <style:text-properties fo:color="#ff0000"/>
      <number:text>($</number:text>
      <number:number number:decimal-places="0" number:min-integer-digits="1" number:grouping="true"/>
      <number:text>)</number:text>
      <style:map style:condition="value()&gt;=0" style:apply-style-name="N150P0"/>
    </number:number-style>
    <number:number-style style:name="N152P0" style:volatile="true">
      <number:text>$</number:text>
      <number:number number:decimal-places="2" number:min-integer-digits="1" number:grouping="true"/>
      <number:text> </number:text>
    </number:number-style>
    <number:number-style style:name="N152">
      <number:text>($</number:text>
      <number:number number:decimal-places="2" number:min-integer-digits="1" number:grouping="true"/>
      <number:text>)</number:text>
      <style:map style:condition="value()&gt;=0" style:apply-style-name="N152P0"/>
    </number:number-style>
    <number:number-style style:name="N153P0" style:volatile="true">
      <number:text>$</number:text>
      <number:number number:decimal-places="2" number:min-integer-digits="1" number:grouping="true"/>
      <number:text> </number:text>
    </number:number-style>
    <number:number-style style:name="N153">
      <style:text-properties fo:color="#ff0000"/>
      <number:text>($</number:text>
      <number:number number:decimal-places="2" number:min-integer-digits="1" number:grouping="true"/>
      <number:text>)</number:text>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 $(</number:text>
      <number:number number:decimal-places="0" number:min-integer-digits="1" number:grouping="true"/>
      <number:text>)</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number:number number:decimal-places="0" number:min-integer-digits="1" number:grouping="true"/>
      <number:text> </number:text>
    </number:number-style>
    <number:number-style style:name="N161P1" style:volatile="true">
      <number:text> (</number:text>
      <number:number number:decimal-places="0" number:min-integer-digits="1" number:grouping="true"/>
      <number:text>)</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text> $</number:text>
      <number:number number:decimal-places="2" number:min-integer-digits="1" number:grouping="true"/>
      <number:text> </number:text>
    </number:number-style>
    <number:number-style style:name="N165P1" style:volatile="true">
      <number:text> $(</number:text>
      <number:number number:decimal-places="2" number:min-integer-digits="1" number:grouping="true"/>
      <number:text>)</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number number:decimal-places="2" number:min-integer-digits="1" number:grouping="true"/>
      <number:text> </number:text>
    </number:number-style>
    <number:number-style style:name="N169P1" style:volatile="true">
      <number:text> (</number:text>
      <number:number number:decimal-places="2" number:min-integer-digits="1" number:grouping="true"/>
      <number:text>)</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1P0" style:volatile="true">
      <number:text>Yes</number:text>
    </number:number-style>
    <number:number-style style:name="N171P1" style:volatile="true">
      <number:text>Yes</number:text>
    </number:number-style>
    <number:number-style style:name="N171">
      <number:text>No</number:text>
      <style:map style:condition="value()&gt;0" style:apply-style-name="N171P0"/>
      <style:map style:condition="value()&lt;0" style:apply-style-name="N171P1"/>
    </number:number-style>
    <number:number-style style:name="N173P0" style:volatile="true">
      <number:text>True</number:text>
    </number:number-style>
    <number:number-style style:name="N173P1" style:volatile="true">
      <number:text>True</number:text>
    </number:number-style>
    <number:number-style style:name="N173">
      <number:text>False</number:text>
      <style:map style:condition="value()&gt;0" style:apply-style-name="N173P0"/>
      <style:map style:condition="value()&lt;0" style:apply-style-name="N173P1"/>
    </number:number-style>
    <number:number-style style:name="N175P0" style:volatile="true">
      <number:text>On</number:text>
    </number:number-style>
    <number:number-style style:name="N175P1" style:volatile="true">
      <number:text>On</number:text>
    </number:number-style>
    <number:number-style style:name="N175">
      <number:text>Off</number:text>
      <style:map style:condition="value()&gt;0" style:apply-style-name="N175P0"/>
      <style:map style:condition="value()&lt;0" style:apply-style-name="N175P1"/>
    </number:number-style>
    <number:currency-style style:name="N177P0" style:volatile="true">
      <number:currency-symbol>€</number:currency-symbol>
      <number:text> </number:text>
      <number:number number:decimal-places="2" number:min-integer-digits="1" number:grouping="true"/>
      <number:text> </number:text>
    </number:currency-style>
    <number:currency-style style:name="N177">
      <style:text-properties fo:color="#ff0000"/>
      <number:text>(</number:text>
      <number:currency-symbol>€</number:currency-symbol>
      <number:text> </number:text>
      <number:number number:decimal-places="2" number:min-integer-digits="1" number:grouping="true"/>
      <number:text>)</number:text>
      <style:map style:condition="value()&gt;=0" style:apply-style-name="N177P0"/>
    </number:currency-style>
    <number:number-style style:name="N178">
      <number:number number:decimal-places="5" number:min-integer-digits="1"/>
    </number:number-style>
    <number:number-style style:name="N179">
      <number:number number:decimal-places="4" number:min-integer-digits="1"/>
    </number:number-style>
    <number:number-style style:name="N180">
      <number:number number:decimal-places="3" number:min-integer-digits="1"/>
    </number:number-style>
    <number:number-style style:name="N181">
      <number:number number:decimal-places="1" number:min-integer-digits="1"/>
    </number:number-style>
    <number:number-style style:name="N182">
      <number:number number:decimal-places="0" number:min-integer-digits="4"/>
    </number:number-style>
    <number:number-style style:name="N183">
      <number:number number:decimal-places="4" number:min-integer-digits="0"/>
    </number:number-style>
    <number:number-style style:name="N184">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11">11/11/2011</text:date>, <text:time>20:21:5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ho Abro</meta:initial-creator>
    <meta:creation-date>2010-12-07T18:02:34.15</meta:creation-date>
    <dc:date>2011-11-11T20:21:55</dc:date>
    <dc:creator>Artūras Šlajus</dc:creator>
    <meta:editing-duration>P4DT5H22M47S</meta:editing-duration>
    <meta:editing-cycles>424</meta:editing-cycles>
    <meta:generator>LibreOffice/3.3$Linux LibreOffice_project/330m19$Build-401</meta:generator>
    <meta:document-statistic meta:table-count="5" meta:cell-count="7346" meta:object-count="4"/>
  </office:meta>
</office:document-meta>
</file>

<file path=Basic/Standard/Export.xml><?xml version="1.0" encoding="utf-8"?>
<!DOCTYPE module  PUBLIC '-//OpenOffice.org//DTD OfficeDocument 1.0//EN'  'module.dtd'>
<script:module xmlns:script="http://openoffice.org/2000/script" script:name="Export" script:language="StarBasic">Option Explicit

sub exportAll()
	export("main.txt", "Main")
	export("variables.txt", "Variables")
	export("units.txt", "Units")
	setActiveSheet("Export")
end sub

sub setActiveSheet(SheetName as string)
	Dim oDoc, oSheet
	oDoc  = ThisComponent
    oSheet = oDoc.Sheets.getByName(SheetName)
    oDoc.getCurrentController().setActiveSheet(oSheet)
end sub

Sub Export(FileName as string, SheetName as string)
  Dim sURL, sBase, oSheet, sFile, oPV(1) As New com.sun.star.beans.PropertyValue
  Dim sPath, sSep As String
  Dim oDoc as variant
  Dim iLen as integer

  oDoc  = ThisComponent

  On Error Goto ErrorExit

  sSep = "/"

  If ( Not GlobalScope.BasicLibraries.isLibraryLoaded("Tools") ) Then
    GlobalScope.BasicLibraries.Loadlibrary("Tools")
  End If
  If ( oDoc.hasLocation() ) Then
    sURL  = oDoc.getURL()
    sPath = DirectoryNameoutofPath(sURL, sSep) + sSep
  End If
  sFile = sPath + FileName

  oSheet = oDoc.Sheets.getByName(SheetName)
  oDoc.getCurrentController().setActiveSheet(oSheet)

  oPV(0).Name = "FilterName" : oPV(0).Value = "Text - txt - csv (StarCalc)"
  'oPV(1).Name = "FilterOptions" : oPV(1).Value = Asc("\t") &amp; "," &amp; Asc("") &amp; ",0,1"
  ' Tab delimiters, no field quoting
  oPV(1).Name = "FilterOptions" : oPV(1).Value ="9,0,76,1"

  oDoc.storeToURL (sFile, oPV())
  Exit Sub

  ErrorExit:
    Print "Error occurred in Export macro"
    On Error Goto 0

End Sub
</script:module>
</file>

<file path=Basic/Standard/Main.xml><?xml version="1.0" encoding="utf-8"?>
<!DOCTYPE module  PUBLIC '-//OpenOffice.org//DTD OfficeDocument 1.0//EN'  'module.dtd'>
<script:module xmlns:script="http://openoffice.org/2000/script" script:name="Main" script:language="StarBasic">' Convert Minutes to seconds
function SMinutes(count as Integer)
	SMinutes = count * 60
end function

' Convert Hours to seconds
function SHours(count as Integer)
	SHours = SMinutes(count) * 60
end function

' Convert Days to seconds
function SDays(count as Integer)
	SDays = SHours(count) * 24
end function

' Convert Weeks to seconds
function SWeeks(count as Integer)
	SWeeks = SDays(count) * 7
end function

' Convert Months to seconds (month has 30 days)
function SMonths(count as Integer)
	SMonths = SDays(count) * 30
end function

function TBLFindColumnIndex(data, columnNeedle)
	columnCount = ubound(data, 2)

	for index = 1 to columnCount
		cell = data(1, index)
		if cell = columnNeedle then
			TBLFindColumnIndex = index
			exit function
		end if
	next index
	
	TBLFindColumnIndex = -1
end function

' Simple wrapper for TBLFind that has similar syntax to VLookup.
function VTBLFind(rowNeedle, data, columnNeedle)
	VTBLFind = TBLFind(data, rowNeedle, columnNeedle)
end function

' Find cross section for given rowNeedle and columnNeedle in table
' defined by data.
function TBLFind(data, rowNeedle, columnNeedle)
	columnIndex = TBLFindColumnIndex(data, columnNeedle)
	if columnIndex = -1 then
		TBLFind = -1
		exit function
	end if
	
	rowCount = ubound(data, 1)
	for index = 2 to rowCount
		cell = data(index, 1)
		if cell = rowNeedle then
			TBLFind = data(index, columnIndex)
			exit function
		end if
	next index
	
	TBLFind = -1
end function

function array_search(needle, haystack)
	for index = lbound(haystack) to ubound(haystack)
		if haystack(index) = needle then
			array_search = index
			exit function
		end if
	next index
	
	array_search = na()
end function



function find_string_in_col(sheetName, needle, colIndex)
	doc  = ThisComponent
    sheet = doc.Sheets.getByName(sheetName)
    
    index = 1
    gaps = 0
    do until gaps &gt; 1000
    	title = sheet.getCellByPosition(colIndex, index).string
    	if title = needle then
	        find_string_in_col = index
	        exit function
	    elseif title = "" then
	    	gaps = gaps + 1
	    else 
	    	gaps = 0
		end if
	    
	    index = index + 1
    loop
    
    find_string_in_col = -1
end function 
</script:module>
</file>

<file path=Basic/Standard/SuperFormula.xml><?xml version="1.0" encoding="utf-8"?>
<!DOCTYPE module  PUBLIC '-//OpenOffice.org//DTD OfficeDocument 1.0//EN'  'module.dtd'>
<script:module xmlns:script="http://openoffice.org/2000/script" script:name="SuperFormula" script:language="StarBasic">' Linear part of superformula
function SFLinear(level as Integer, b as Double, b1 as Double)
	SFLinear = b * (level + b1)
end function

' Power part of superformula
function SFPower(level as Integer, c as Double, c1 as Double, c2 as Double)
	SFPower = c2 * (level + c1) ^ c
end function

' Exponential part of superformula
function SFExp(level as Integer, d as Double, d1 as Double)
	SFExp = d ^ (level + d1)
end function

' Join function for all parts of superformula
function SFJoin(constant as Double, linear as Double, power as Double, exp as Double, multiplier as Double)
	SFJoin = (constant + linear + power + exp) * multiplier
end function

' Calculate SF value given level and coeficients from Main sheet.
Function SuperFormula(level as Integer, coeficients)
	Dim a as Double
	a = coeficients(1,1)
	Dim b as Double
	b = coeficients(1,2)
	Dim b1 as Double
	b1 = coeficients(1,3)
	Dim c as Double
	c = coeficients(1,4)
	Dim c1 as Double
	c1 = coeficients(1,5)
	Dim c2 as Double
	c2 = coeficients(1,6)
	Dim d as Double
	d = coeficients(1,7)
	Dim d1 as Double
	d1 = coeficients(1,8)
	Dim multiplier as Double
	multiplier = coeficients(1,11)
	SuperFormula = SFJoin(a, SFLinear(level, b, b1), SFPower(level, c, c1, c2), SFExp(level, d, d1), multiplier)
End Function

function extractCoefs(from, index as Integer)
	dim ret(1, 11)
	for i = 1 to 11
		ret(1, i) = from(index, i)
	next i
	extractCoefs = ret
end function

function tech_war_points(costs, volumeCoefs, pointsMult)
	maxLevel = costs(1, 9)

    metalVolume = volumeCoefs(1, 1)
    energyVolume = volumeCoefs(2, 1)
    zetiumVolume = volumeCoefs(3, 1)
    
    metalCosts = extractCoefs(costs, 1)
    energyCosts = extractCoefs(costs, 2)
    zetiumCosts = extractCoefs(costs, 3)

	metalStart = SuperFormula(1, metalCosts) / metalVolume
	energyStart = SuperFormula(1, energyCosts) / energyVolume
	zetiumStart = SuperFormula(1, zetiumCosts) / zetiumVolume
	pointsStart = (metalStart + energyStart + zetiumStart) * pointsMult

	dim ret(10)
	
	if maxLevel = 1 then
		ret(0) = pointsStart
		for i = 1 to 7
			ret(i) = 0
		next i
		ret(8) = maxLevel
	else
		metalEnd = SuperFormula(maxLevel, metalCosts) / metalVolume
		energyEnd = SuperFormula(maxLevel, energyCosts) / energyVolume
		zetiumEnd = SuperFormula(maxLevel, zetiumCosts) / zetiumVolume
		pointsEnd = (metalEnd + energyEnd + zetiumEnd) * pointsMult
		
		dep = linear_dep_raw(pointsStart, pointsEnd, maxLevel)
		for i = 0 to 8
			ret(i) = dep(i)
		next i
	end if
	
	ret(9) = "level"
	ret(10) = 1
	
	tech_war_points = ret
end function

' Used with coeficients got from *_dep functions.
function superformula1(level, coeficients)
	a = coeficients(0)
	b = coeficients(1)
	b1 = coeficients(2)
	c = coeficients(3)
	c1 = coeficients(4)
	c2 = coeficients(5)
	d = coeficients(6)
	d1 = coeficients(7)
	multiplier = 1
	SuperFormula1 = SFJoin(a, SFLinear(level, b, b1), SFPower(level, c, c1, c2), SFExp(level, d, d1), multiplier)
end function

' Given time coefs return array of coefs for min scientists needed.
' 1 hours translates to minimum 12 scientists.
function researchTime(coefs)
	coefs(1,11) = coefs(1,11) / SHOURS(1) * 12
	researchTime = coefs
end function

function sfDiff(level1, coefs1, mult1, level2, coefs2, mult2)
	value1 = superformula(level1, coefs1) * mult1
	value2 = superformula(level2, coefs2) * mult2
	sfDiff = value2 - value1
end function

function linear_dep_raw(value1, value2, num_levels)
	diff = value2 - value1
	dim res(8) as Double
	if num_levels = 1 then
		res(0) = value2  ' const
		res(1) = 0       ' b
	else
		res(0) = value1						  ' const
		res(1) = diff / (num_levels - 1)	  ' b
	end if
	res(2) = -1							  ' b1
	res(3) = 0							  ' c
	res(4) = 0							  ' c1
	res(5) = 0                            ' c2
	res(6) = 0                            ' d
	res(7) = 0                            ' d1
	res(8) = num_levels                   ' max_lvl
	
	linear_dep_raw = res
end function

function linear_dep(level1, coefs1, mult1, level2, coefs2, mult2, num_levels)
	value1 = superformula(level1, coefs1) * mult1
	value2 = superformula(level2, coefs2) * mult2	
	linear_dep = linear_dep_raw(value1, value2, num_levels)
end function

function powDepRaw(value1, value2, num_levels)
	dim res(8) as Double
	res(0) = value1                       ' const
	res(1) = 0	                          ' b
	res(2) = 0							  ' b1
	res(3) = 0							  ' c
	res(4) = 0							  ' c1
	res(5) = 1                            ' c2
	res(6) = 0                            ' d
	res(7) = 0                            ' d1
	res(8) = num_levels                   ' max_lvl
	
	if num_levels &gt; 1 then
		diff = value2 - value1
		if diff &lt;= 0 then
			res(3) = 0
		else	
			res(3) = log(diff) / log(num_levels)
		end if
	elseif num_levels = 1 then
		res(5) = 0
	end if

	powDepRaw = res
end function

' Calculate C for power dependency.
function pow_dep(level1, coefs1, mult1, level2, coefs2, mult2, num_levels)
	value1 = superformula(level1, coefs1) * mult1
	value2 = superformula(level2, coefs2) * mult2
	pow_dep = powDepRaw(value1, value2, num_levels)
end function

' Given min is 0 and max is passed, return power dependency where
' first level also counts.
function powDepWithFirstLevel(max, maxLvl)
	coefs = powDepRaw(0, max, maxLvl + 1)
	firstConst = superformula1(2, coefs) - 1
	coefs = powDepRaw(0, max - firstConst, maxLvl)
	coefs(0) = firstConst
	
	powDepWithFirstLevel = coefs
end function

' Calculate d for exp dependency.
function exp_dep(level1, coefs1, mult1, level2, coefs2, mult2, num_levels)
	diff = sfDiff(level1, coefs1, mult1, level2, coefs2, mult2)
	
	dim res(8) as Double
	res(0) = superformula(level1, coefs1) * mult1 ' const
	res(1) = 0	                          ' b
	res(2) = 0							  ' b1
	res(3) = 0							  ' c
	res(4) = 0							  ' c1
	res(5) = 0                            ' c2
	res(6) = 0                            ' d
	res(7) = 0                            ' d1
	res(8) = num_levels                   ' max_lvl
	
	if num_levels = 0 then
		res(6) = -1
	else	
		res(6) = diff ^ (1 / num_levels)
	end if
	
	exp_dep = res
end function

function filter_titles(column_index)
	doc  = ThisComponent
    sheet = doc.Sheets.getByName("Main")
    
    Dim names(0) as String
    
    index = 1
    table_end = 0
    do until table_end = 1
    	title = sheet.getCellByPosition(column_index, index).string
    	
    	if title = "table_end" then
    		table_end = 1
    	else	    	
    		matchIndex = array_search(title, names)
	    	if isEmpty(matchIndex) then
	    		limit = ubound(names) + 1
	    		redim preserve names(limit) as String
	    		names(limit) = title
	    	end if
	    end if
	    
	    index = index + 1
    loop
    
    filter_titles = names
end function

function find_table_end_index()
	find_table_end_index = find_string_in_col("Main", "table_end", 0)
end function

function filter_props(filterTitle)
	doc  = ThisComponent
    sheet = doc.Sheets.getByName("Main")
    
    Dim names(0) as String
    
    table_end_index = find_table_end_index() - 1
    for index = 1 to table_end_index
    	title = sheet.getCellByPosition(0, index).string
    	if title = filterTitle then
	    	prop = sheet.getCellByPosition(1, index).string
	    		
    		matchIndex = array_search(prop, names)
	    	if isEmpty(matchIndex) then
	    		limit = ubound(names) + 1
	    		redim preserve names(limit) as String
	    		names(limit) = prop
	    	end if
		end if
    next index
    
    filter_props = names
end function

function filter_coefs(data, filterTitle, filterProp)    
    Dim coefs(10)
    
    endIndex = ubound(data)
    for index = 1 to endIndex
    	title = data(index, 1)
    	prop = data(index, 2)
    	if title = filterTitle and prop = filterProp then
    		for colIndex = 0 to 10
    			coefs(colIndex) = data(index, colIndex + 3)
    		next colIndex
		end if
    next index
    
    filter_coefs = coefs
end function

sub onDocumentLoaded
	AddFilterEventListener
end sub

sub ActivateFilteringButtonPressed(event)
	'model = event.source.Model
	'model.enabled = false
	AddFilterEventListener
end sub

function getFilterEventListenerGroup
  oScalcDocument=ThisComponent
  oSheet = oScalcDocument.Sheets.getByName("Main")
  filterRowIndex = find_string_in_col("Main", "table_filter", 0)
  getFilterEventListenerGroup = oSheet.getCellRangeByName("B" &amp; (filterRowIndex + 2) &amp; ":B" &amp; (filterRowIndex + 3))
end function

dim oListener

Sub AddFilterEventListener
	oGroup = getFilterEventListenerGroup()
	'--- installation of an event listener
	oListener = createUnoListener("filter_","com.sun.star.chart.XChartDataChangeEventListener")
	oGroup.addChartDataChangeEventListener(oListener)
End Sub

Sub RemoveFilterEventListener
	oGroup = getFilterEventListenerGroup()
    oGroup.removeChartDataChangeEventListener(oListener)
End Sub  

Sub ClearMainTableFilter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oSheet.filter(oFilterDesc)
end sub

Sub MainTableFilter(title1, prop1, title2, prop2)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REM Setup a field to view cells with content that 
  REM start with the letter b.
  With oFields(0)   
    .Field = 0              ' Filter column A.
    .IsNumeric = False      ' Use a string, not a number.
    .StringValue = title1   
    .Operator = com.sun.star.sheet.FilterOperator.EQUAL
  End With
  REM Setup a field that requires both conditions and
  REM this new condition requires a value greater or 
  REM equal to 70.
  With oFields(1)
    .Connection = com.sun.star.sheet.FilterConnection.OR
    .Field = 0              ' Filter column A.
    .IsNumeric = False      ' Use a string, not a number.
    .StringValue = title2   
    .Operator = com.sun.star.sheet.FilterOperator.EQUAL
  End With
 
  oFilterDesc.setFilterFields(oFields())
  oFilterDesc.ContainsHeader = False
  oRange.filter(oFilterDesc)
End Sub

Sub filter_chartDataChanged
  oScalcDocument=ThisComponent
  oSheet = oScalcDocument.Sheets.getByName("Main")
  filterRowIndex = find_string_in_col("Main", "table_filter", 0)
  title1 = oSheet.getCellRangeByName("B" &amp; (filterRowIndex + 2)).string
  prop1 = oSheet.getCellRangeByName("F" &amp; (filterRowIndex + 2)).string
  title2 = oSheet.getCellRangeByName("B" &amp; (filterRowIndex + 3)).string
  prop2 = oSheet.getCellRangeByName("F" &amp; (filterRowIndex + 3)).string
  MainTableFilter(title1, prop1, title2, prop2)
End Sub 
</script:module>
</file>

<file path=Basic/Standard/Technologies.xml><?xml version="1.0" encoding="utf-8"?>
<!DOCTYPE module  PUBLIC '-//OpenOffice.org//DTD OfficeDocument 1.0//EN'  'module.dtd'>
<script:module xmlns:script="http://openoffice.org/2000/script" script:name="Technologies" script:language="StarBasic">
</script:module>
</file>

<file path=Basic/Standard/Units.xml><?xml version="1.0" encoding="utf-8"?>
<!DOCTYPE module  PUBLIC '-//OpenOffice.org//DTD OfficeDocument 1.0//EN'  'module.dtd'>
<script:module xmlns:script="http://openoffice.org/2000/script" script:name="Units" script:language="StarBasic">function DamageToArmor(data, damageType as String, armorType as String, dmgPerGun as Integer, guns as Integer)
	Dim cellDamageType as String, cellArmorType as String
	Dim row as Integer, endIndex as Integer
	endIndex = ubound(data)
	
	for row = 1 to endIndex
		cellDamageType = data(row, 1)
		cellArmorType = data(row, 2)
		if damageType = cellDamageType AND armorType = cellArmorType then			
			DamageToArmor = data(row, 3) * dmgPerGun * guns
			exit function
		end if
	next row

	DamageToArmor = -1
end function

sub assignDepCoefs(coefs, depCoefs, rowIndex)
	for index = 0 to 8
		coefs(rowIndex, index) = depCoefs(index)
	next index
	coefs(rowIndex, 9) = 0
	coefs(rowIndex, 10) = 1
end sub

sub UnitTechCoefsRow(value, maxLvl, coefs, rowIndex)
	startVal = value * 3
	endVal = value * 20
	if value = 0 then
		for index = 0 to 9
			coefs(rowIndex, index) = 0
		next index
		coefs(rowIndex, 8) = maxLvl
		coefs(rowIndex, 10) = 1
	else
		assignDepCoefs(coefs, linear_dep_raw(startVal, endVal, maxLvl), rowIndex)
	end if
end sub

function UnitTechCoefs(buildTime, metal, energy, zetium, maxLvl, optional skipFirstLevel)
	dim coefs(5, 10) as Double
	
	' Turn into seconds.
	buildTime = buildTime * 60
	
	' Time: pow dep(start: 3xunit, end: 2xmax_levelxunit)
	UnitTechCoefsRow(buildTime, maxLvl, coefs, 0)
	' Metal cost: pow dep(start: 3xunit, end: 2xmax_levelxunit)
	UnitTechCoefsRow(metal, maxLvl, coefs, 1)
	' Energy cost: pow dep(start: 3xunit, end: 2xmax_levelxunit)
	UnitTechCoefsRow(energy, maxLvl, coefs, 2)
	' Zetium cost: pow dep(start: 3xunit, end: 2xmax_levelxunit)
	UnitTechCoefsRow(zetium, maxLvl, coefs, 3)
	if maxLvl &gt; 1 then
		' Armor mod: pow dep(start: 0, end: 60)
		' Damage mod: pow dep(start: 0, end: 140)
		armorMax = 60
		dmgMax = 140
		
		if isMissing(skipFirstLevel) then
			skipFirstLevel = 1
		end if 
			
		if skipFirstLevel = 1 then
			' Skip first level.
			armorCoefs = powDepRaw(0, armorMax + 1, maxLvl)
			dmgCoefs = powDepRaw(0, dmgMax + 1, maxLvl)
			armorCoefs(0) = -1
			dmgCoefs(0) = -1
		else
			' Make first level also count
			armorCoefs = powDepWithFirstLevel(armorMax, maxLvl)
			dmgCoefs = powDepWithFirstLevel(dmgMax, maxLvl)
		end if
		
		assignDepCoefs(coefs, armorCoefs, 4)
		assignDepCoefs(coefs, dmgCoefs, 5)
	else
		' Set maxLvl on empty rows.
		coefs(4, 8) = maxLvl : coefs(5, 8) = maxLvl
	end if
	
	UnitTechCoefs = coefs
end function

sub UnitTechGroupCoefsRow(value, maxLvl, coefs, rowIndex)
	startVal = value * 4
	endVal = value * 20
	assignDepCoefs(coefs, powDepRaw(startVal, endVal, maxLvl), rowIndex)
end sub

function UnitTechGroupCoefs(buildTime, metal, energy, zetium, maxLvl)
	dim coefs(4, 10) as Double
	
	' Turn into seconds.
	buildTime = buildTime * 60
	
	' Time: pow dep(start: 3xunit, end: 2xmax_levelxunit)
	UnitTechGroupCoefsRow(buildTime, maxLvl, coefs, 0)
	UnitTechGroupCoefsRow(metal, maxLvl, coefs, 1)
	UnitTechGroupCoefsRow(energy, maxLvl, coefs, 2)
	UnitTechGroupCoefsRow(zetium, maxLvl, coefs, 3)
	' Armor mod: pow dep(start: 0, end: 60 * 40% = 24%)
	assignDepCoefs(coefs, powDepWithFirstLevel(24, maxLvl), 4)
	
	UnitTechGroupCoefs = coef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Units"/>
  <library:element library:name="Export"/>
  <library:element library:name="Main"/>
  <library:element library:name="SuperFormula"/>
  <library:element library:name="Technologie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3/content.xml><?xml version="1.0" encoding="utf-8"?>
<math xmlns="http://www.w3.org/1998/Math/MathML"/>
</file>